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7c84" officeooo:paragraph-rsid="00197c84"/>
    </style:style>
    <style:style style:name="P2" style:family="paragraph" style:parent-style-name="Standard">
      <style:text-properties officeooo:rsid="001ab6af" officeooo:paragraph-rsid="001ab6af"/>
    </style:style>
    <style:style style:name="P3" style:family="paragraph" style:parent-style-name="Standard">
      <style:text-properties fo:font-weight="bold" officeooo:rsid="001ab6af" officeooo:paragraph-rsid="001ab6af" style:font-weight-asian="bold" style:font-weight-complex="bold"/>
    </style:style>
    <style:style style:name="P4" style:family="paragraph" style:parent-style-name="Standard">
      <style:text-properties fo:font-style="italic" fo:font-weight="bold" officeooo:rsid="001d00a0" officeooo:paragraph-rsid="001d00a0" style:font-style-asian="italic" style:font-weight-asian="bold" style:font-style-complex="italic" style:font-weight-complex="bold"/>
    </style:style>
    <style:style style:name="P5" style:family="paragraph" style:parent-style-name="Standard">
      <style:text-properties fo:font-style="italic" fo:font-weight="bold" officeooo:rsid="001d88c0" officeooo:paragraph-rsid="001d88c0" style:font-style-asian="italic" style:font-weight-asian="bold" style:font-style-complex="italic" style:font-weight-complex="bold"/>
    </style:style>
    <style:style style:name="P6" style:family="paragraph" style:parent-style-name="Standard">
      <style:text-properties fo:font-style="italic" fo:font-weight="bold" officeooo:rsid="001d88c0" officeooo:paragraph-rsid="0023556f" style:font-style-asian="italic" style:font-weight-asian="bold" style:font-style-complex="italic" style:font-weight-complex="bold"/>
    </style:style>
    <style:style style:name="P7" style:family="paragraph" style:parent-style-name="Standard">
      <style:text-properties fo:font-style="italic" fo:font-weight="bold" officeooo:rsid="00249928" officeooo:paragraph-rsid="00249928" style:font-style-asian="italic" style:font-weight-asian="bold" style:font-style-complex="italic" style:font-weight-complex="bold"/>
    </style:style>
    <style:style style:name="P8" style:family="paragraph" style:parent-style-name="Standard">
      <style:text-properties fo:font-style="italic" fo:font-weight="bold" officeooo:rsid="00267451" officeooo:paragraph-rsid="00267451" style:font-style-asian="italic" style:font-weight-asian="bold" style:font-style-complex="italic" style:font-weight-complex="bold"/>
    </style:style>
    <style:style style:name="P9" style:family="paragraph" style:parent-style-name="Standard">
      <style:text-properties style:text-line-through-style="none" style:text-line-through-type="none" fo:font-style="italic" fo:font-weight="bold" officeooo:rsid="0028f2ba" officeooo:paragraph-rsid="0028f2ba" style:font-style-asian="italic" style:font-weight-asian="bold" style:font-style-complex="italic" style:font-weight-complex="bold"/>
    </style:style>
    <style:style style:name="P10" style:family="paragraph" style:parent-style-name="Standard">
      <style:text-properties style:text-line-through-style="none" style:text-line-through-type="none" fo:font-style="italic" fo:font-weight="bold" officeooo:rsid="002aec2f" officeooo:paragraph-rsid="002aec2f" style:font-style-asian="italic" style:font-weight-asian="bold" style:font-style-complex="italic" style:font-weight-complex="bold"/>
    </style:style>
    <style:style style:name="P11" style:family="paragraph" style:parent-style-name="Standard">
      <style:text-properties style:text-line-through-style="none" style:text-line-through-type="none" fo:font-style="italic" fo:font-weight="bold" officeooo:rsid="002ec2bd" officeooo:paragraph-rsid="002ec2bd" style:font-style-asian="italic" style:font-weight-asian="bold" style:font-style-complex="italic" style:font-weight-complex="bold"/>
    </style:style>
    <style:style style:name="P12" style:family="paragraph" style:parent-style-name="Standard">
      <style:text-properties style:text-line-through-style="none" style:text-line-through-type="none" fo:font-style="italic" fo:font-weight="bold" officeooo:rsid="0030ad17" officeooo:paragraph-rsid="0030ad17" style:font-style-asian="italic" style:font-weight-asian="bold" style:font-style-complex="italic" style:font-weight-complex="bold"/>
    </style:style>
    <style:style style:name="P13" style:family="paragraph" style:parent-style-name="Standard">
      <style:text-properties style:text-line-through-style="none" style:text-line-through-type="none" fo:font-style="italic" fo:font-weight="bold" officeooo:rsid="0031a1df" officeooo:paragraph-rsid="0031a1df" style:font-style-asian="italic" style:font-weight-asian="bold" style:font-style-complex="italic" style:font-weight-complex="bold"/>
    </style:style>
    <style:style style:name="P14" style:family="paragraph" style:parent-style-name="Standard">
      <style:text-properties style:text-line-through-style="none" style:text-line-through-type="none" fo:font-style="italic" fo:font-weight="bold" officeooo:rsid="0034c48a" officeooo:paragraph-rsid="0034c48a" style:font-style-asian="italic" style:font-weight-asian="bold" style:font-style-complex="italic" style:font-weight-complex="bold"/>
    </style:style>
    <style:style style:name="P15" style:family="paragraph" style:parent-style-name="Standard">
      <style:text-properties style:text-line-through-style="none" style:text-line-through-type="none" fo:font-style="italic" fo:font-weight="bold" officeooo:rsid="00365bdb" officeooo:paragraph-rsid="00365bdb" style:font-style-asian="italic" style:font-weight-asian="bold" style:font-style-complex="italic" style:font-weight-complex="bold"/>
    </style:style>
    <style:style style:name="P16" style:family="paragraph" style:parent-style-name="Standard">
      <style:text-properties style:text-line-through-style="none" style:text-line-through-type="none" fo:font-style="italic" fo:font-weight="bold" officeooo:rsid="0036ac4c" officeooo:paragraph-rsid="0036ac4c" style:font-style-asian="italic" style:font-weight-asian="bold" style:font-style-complex="italic" style:font-weight-complex="bold"/>
    </style:style>
    <style:style style:name="P17" style:family="paragraph" style:parent-style-name="Standard">
      <style:text-properties style:text-line-through-style="none" style:text-line-through-type="none" fo:font-style="italic" fo:font-weight="bold" officeooo:rsid="0037300d" officeooo:paragraph-rsid="0037300d" style:font-style-asian="italic" style:font-weight-asian="bold" style:font-style-complex="italic" style:font-weight-complex="bold"/>
    </style:style>
    <style:style style:name="P18" style:family="paragraph" style:parent-style-name="Standard">
      <style:text-properties style:text-line-through-style="none" style:text-line-through-type="none" fo:font-style="italic" fo:font-weight="bold" officeooo:rsid="00375342" officeooo:paragraph-rsid="00375342" style:font-style-asian="italic" style:font-weight-asian="bold" style:font-style-complex="italic" style:font-weight-complex="bold"/>
    </style:style>
    <style:style style:name="P19" style:family="paragraph" style:parent-style-name="Standard">
      <style:text-properties style:text-line-through-style="none" style:text-line-through-type="none" fo:font-style="italic" fo:font-weight="bold" officeooo:rsid="0038c434" officeooo:paragraph-rsid="0038c434" style:font-style-asian="italic" style:font-weight-asian="bold" style:font-style-complex="italic" style:font-weight-complex="bold"/>
    </style:style>
    <style:style style:name="P20" style:family="paragraph" style:parent-style-name="Standard">
      <style:text-properties style:text-line-through-style="none" style:text-line-through-type="none" fo:font-style="italic" fo:font-weight="bold" officeooo:rsid="003a61e1" officeooo:paragraph-rsid="003a61e1" style:font-style-asian="italic" style:font-weight-asian="bold" style:font-style-complex="italic" style:font-weight-complex="bold"/>
    </style:style>
    <style:style style:name="P21" style:family="paragraph" style:parent-style-name="Standard">
      <style:text-properties style:text-line-through-style="none" style:text-line-through-type="none" fo:font-style="italic" fo:font-weight="bold" officeooo:rsid="003f3d8c" officeooo:paragraph-rsid="003f3d8c" style:font-style-asian="italic" style:font-weight-asian="bold" style:font-style-complex="italic" style:font-weight-complex="bold"/>
    </style:style>
    <style:style style:name="P22" style:family="paragraph" style:parent-style-name="Standard">
      <style:text-properties style:text-line-through-style="none" style:text-line-through-type="none" fo:font-style="italic" fo:font-weight="bold" officeooo:rsid="004988e6" officeooo:paragraph-rsid="004988e6" style:font-style-asian="italic" style:font-weight-asian="bold" style:font-style-complex="italic" style:font-weight-complex="bold"/>
    </style:style>
    <style:style style:name="P23" style:family="paragraph" style:parent-style-name="Standard">
      <style:text-properties style:text-line-through-style="none" style:text-line-through-type="none" fo:font-style="italic" fo:font-weight="bold" officeooo:rsid="00507b53" officeooo:paragraph-rsid="00507b53" style:font-style-asian="italic" style:font-weight-asian="bold" style:font-style-complex="italic" style:font-weight-complex="bold"/>
    </style:style>
    <style:style style:name="P24" style:family="paragraph" style:parent-style-name="Standard">
      <style:text-properties style:text-line-through-style="none" style:text-line-through-type="none" fo:font-style="italic" fo:font-weight="bold" officeooo:rsid="0052a468" officeooo:paragraph-rsid="0052a468" style:font-style-asian="italic" style:font-weight-asian="bold" style:font-style-complex="italic" style:font-weight-complex="bold"/>
    </style:style>
    <style:style style:name="P25" style:family="paragraph" style:parent-style-name="Standard">
      <style:text-properties style:text-line-through-style="none" style:text-line-through-type="none" fo:font-style="italic" fo:font-weight="bold" officeooo:rsid="00563836" officeooo:paragraph-rsid="00563836" style:font-style-asian="italic" style:font-weight-asian="bold" style:font-style-complex="italic" style:font-weight-complex="bold"/>
    </style:style>
    <style:style style:name="P26" style:family="paragraph" style:parent-style-name="Standard">
      <style:text-properties style:text-line-through-style="none" style:text-line-through-type="none" fo:font-style="italic" fo:font-weight="bold" officeooo:rsid="00563836" officeooo:paragraph-rsid="005a0458" style:font-style-asian="italic" style:font-weight-asian="bold" style:font-style-complex="italic" style:font-weight-complex="bold"/>
    </style:style>
    <style:style style:name="P27" style:family="paragraph" style:parent-style-name="Standard">
      <style:text-properties style:text-line-through-style="none" style:text-line-through-type="none" fo:font-style="italic" fo:font-weight="bold" officeooo:rsid="0056a675" officeooo:paragraph-rsid="0056a675" style:font-style-asian="italic" style:font-weight-asian="bold" style:font-style-complex="italic" style:font-weight-complex="bold"/>
    </style:style>
    <style:style style:name="P28" style:family="paragraph" style:parent-style-name="Standard">
      <style:text-properties style:text-line-through-style="none" style:text-line-through-type="none" fo:font-style="italic" fo:font-weight="bold" officeooo:rsid="005a0458" officeooo:paragraph-rsid="005a0458" style:font-style-asian="italic" style:font-weight-asian="bold" style:font-style-complex="italic" style:font-weight-complex="bold"/>
    </style:style>
    <style:style style:name="P29" style:family="paragraph" style:parent-style-name="Standard">
      <style:text-properties style:text-line-through-style="none" style:text-line-through-type="none" fo:font-style="italic" fo:font-weight="bold" officeooo:rsid="005bf7f1" officeooo:paragraph-rsid="005bf7f1" style:font-style-asian="italic" style:font-weight-asian="bold" style:font-style-complex="italic" style:font-weight-complex="bold"/>
    </style:style>
    <style:style style:name="P30" style:family="paragraph" style:parent-style-name="Standard">
      <style:text-properties style:text-line-through-style="none" style:text-line-through-type="none" fo:font-style="italic" fo:font-weight="bold" officeooo:rsid="005d3ed6" officeooo:paragraph-rsid="005d3ed6" style:font-style-asian="italic" style:font-weight-asian="bold" style:font-style-complex="italic" style:font-weight-complex="bold"/>
    </style:style>
    <style:style style:name="P31" style:family="paragraph" style:parent-style-name="Standard">
      <style:text-properties style:text-line-through-style="none" style:text-line-through-type="none" fo:font-style="italic" fo:font-weight="bold" officeooo:rsid="0060f9b6" officeooo:paragraph-rsid="00614073" style:font-style-asian="italic" style:font-weight-asian="bold" style:font-style-complex="italic" style:font-weight-complex="bold"/>
    </style:style>
    <style:style style:name="P32" style:family="paragraph" style:parent-style-name="Standard">
      <style:text-properties style:text-line-through-style="none" style:text-line-through-type="none" fo:font-style="italic" fo:font-weight="bold" officeooo:rsid="00614073" officeooo:paragraph-rsid="00614073" style:font-style-asian="italic" style:font-weight-asian="bold" style:font-style-complex="italic" style:font-weight-complex="bold"/>
    </style:style>
    <style:style style:name="P33" style:family="paragraph" style:parent-style-name="Standard">
      <style:text-properties style:text-line-through-style="none" style:text-line-through-type="none" fo:font-style="italic" fo:font-weight="bold" officeooo:rsid="00625d7c" officeooo:paragraph-rsid="00625d7c" style:font-style-asian="italic" style:font-weight-asian="bold" style:font-style-complex="italic" style:font-weight-complex="bold"/>
    </style:style>
    <style:style style:name="P34" style:family="paragraph" style:parent-style-name="Standard">
      <style:text-properties style:text-line-through-style="none" style:text-line-through-type="none" fo:font-style="italic" fo:font-weight="bold" officeooo:rsid="006469d4" officeooo:paragraph-rsid="006469d4" style:font-style-asian="italic" style:font-weight-asian="bold" style:font-style-complex="italic" style:font-weight-complex="bold"/>
    </style:style>
    <style:style style:name="P35" style:family="paragraph" style:parent-style-name="Standard">
      <style:text-properties style:text-line-through-style="none" style:text-line-through-type="none" fo:font-style="italic" fo:font-weight="bold" officeooo:rsid="0064a5a6" officeooo:paragraph-rsid="0064a5a6" style:font-style-asian="italic" style:font-weight-asian="bold" style:font-style-complex="italic" style:font-weight-complex="bold"/>
    </style:style>
    <style:style style:name="P36" style:family="paragraph" style:parent-style-name="Standard">
      <style:text-properties style:text-line-through-style="none" style:text-line-through-type="none" fo:font-style="italic" fo:font-weight="bold" officeooo:rsid="0064a5a6" officeooo:paragraph-rsid="0064ed16" style:font-style-asian="italic" style:font-weight-asian="bold" style:font-style-complex="italic" style:font-weight-complex="bold"/>
    </style:style>
    <style:style style:name="P37" style:family="paragraph" style:parent-style-name="Standard">
      <style:text-properties style:text-line-through-style="none" style:text-line-through-type="none" fo:font-style="italic" fo:font-weight="bold" officeooo:rsid="0064ed16" officeooo:paragraph-rsid="0064ed16" style:font-style-asian="italic" style:font-weight-asian="bold" style:font-style-complex="italic" style:font-weight-complex="bold"/>
    </style:style>
    <style:style style:name="P38" style:family="paragraph" style:parent-style-name="Standard">
      <style:text-properties style:text-line-through-style="none" style:text-line-through-type="none" fo:font-style="italic" fo:font-weight="bold" officeooo:rsid="0066d02c" officeooo:paragraph-rsid="0066d02c" style:font-style-asian="italic" style:font-weight-asian="bold" style:font-style-complex="italic" style:font-weight-complex="bold"/>
    </style:style>
    <style:style style:name="P39" style:family="paragraph" style:parent-style-name="Standard">
      <style:text-properties style:text-line-through-style="none" style:text-line-through-type="none" fo:font-style="italic" fo:font-weight="bold" officeooo:rsid="00691a3f" officeooo:paragraph-rsid="00691a3f" style:font-style-asian="italic" style:font-weight-asian="bold" style:font-style-complex="italic" style:font-weight-complex="bold"/>
    </style:style>
    <style:style style:name="P40" style:family="paragraph" style:parent-style-name="Standard">
      <style:text-properties style:text-line-through-style="none" style:text-line-through-type="none" fo:font-style="italic" fo:font-weight="bold" officeooo:rsid="006aa6b9" officeooo:paragraph-rsid="006aa6b9" style:font-style-asian="italic" style:font-weight-asian="bold" style:font-style-complex="italic" style:font-weight-complex="bold"/>
    </style:style>
    <style:style style:name="P41" style:family="paragraph" style:parent-style-name="Standard">
      <style:text-properties style:text-line-through-style="none" style:text-line-through-type="none" fo:font-style="italic" fo:font-weight="bold" officeooo:rsid="0077f17f" officeooo:paragraph-rsid="0077f17f" style:font-style-asian="italic" style:font-weight-asian="bold" style:font-style-complex="italic" style:font-weight-complex="bold"/>
    </style:style>
    <style:style style:name="P42" style:family="paragraph" style:parent-style-name="Standard">
      <style:text-properties style:text-line-through-style="none" style:text-line-through-type="none" fo:font-style="italic" fo:font-weight="bold" officeooo:rsid="007873d1" officeooo:paragraph-rsid="007873d1" style:font-style-asian="italic" style:font-weight-asian="bold" style:font-style-complex="italic" style:font-weight-complex="bold"/>
    </style:style>
    <style:style style:name="P43" style:family="paragraph" style:parent-style-name="Standard">
      <style:text-properties style:text-line-through-style="none" style:text-line-through-type="none" fo:font-style="italic" fo:font-weight="bold" officeooo:rsid="007d2d8e" officeooo:paragraph-rsid="007d2d8e" style:font-style-asian="italic" style:font-weight-asian="bold" style:font-style-complex="italic" style:font-weight-complex="bold"/>
    </style:style>
    <style:style style:name="P44" style:family="paragraph" style:parent-style-name="Standard">
      <style:text-properties style:text-line-through-style="none" style:text-line-through-type="none" fo:font-style="italic" fo:font-weight="bold" officeooo:rsid="007f4bff" officeooo:paragraph-rsid="007f4bff" style:font-style-asian="italic" style:font-weight-asian="bold" style:font-style-complex="italic" style:font-weight-complex="bold"/>
    </style:style>
    <style:style style:name="P45" style:family="paragraph" style:parent-style-name="Standard">
      <style:paragraph-properties style:writing-mode="lr-tb"/>
      <style:text-properties style:text-line-through-style="none" style:text-line-through-type="none" fo:font-style="italic" fo:font-weight="bold" officeooo:rsid="04831bef" officeooo:paragraph-rsid="04831bef" style:font-style-asian="italic" style:font-weight-asian="bold" style:font-style-complex="italic" style:font-weight-complex="bold"/>
    </style:style>
    <style:style style:name="P46" style:family="paragraph" style:parent-style-name="Standard">
      <style:paragraph-properties style:writing-mode="lr-tb"/>
      <style:text-properties style:text-line-through-style="none" style:text-line-through-type="none" fo:font-style="italic" fo:font-weight="bold" officeooo:rsid="0484b30c" officeooo:paragraph-rsid="0484b30c" style:font-style-asian="italic" style:font-weight-asian="bold" style:font-style-complex="italic" style:font-weight-complex="bold"/>
    </style:style>
    <style:style style:name="P47" style:family="paragraph" style:parent-style-name="Standard">
      <style:paragraph-properties style:writing-mode="lr-tb"/>
      <style:text-properties style:text-line-through-style="none" style:text-line-through-type="none" fo:font-style="italic" fo:font-weight="bold" officeooo:rsid="0486ed61" officeooo:paragraph-rsid="0486ed61" style:font-style-asian="italic" style:font-weight-asian="bold" style:font-style-complex="italic" style:font-weight-complex="bold"/>
    </style:style>
    <style:style style:name="P48" style:family="paragraph" style:parent-style-name="Standard">
      <style:paragraph-properties style:writing-mode="lr-tb"/>
      <style:text-properties style:text-line-through-style="none" style:text-line-through-type="none" fo:font-style="italic" fo:font-weight="bold" officeooo:rsid="0462d6b7" officeooo:paragraph-rsid="0462d6b7" style:font-style-asian="italic" style:font-weight-asian="bold" style:font-style-complex="italic" style:font-weight-complex="bold"/>
    </style:style>
    <style:style style:name="P49" style:family="paragraph" style:parent-style-name="Standard">
      <style:text-properties style:text-line-through-style="none" style:text-line-through-type="none" fo:font-style="italic" fo:font-weight="normal" officeooo:rsid="003c7c4f" officeooo:paragraph-rsid="003d9c49" style:font-style-asian="italic" style:font-weight-asian="normal" style:font-style-complex="italic" style:font-weight-complex="normal"/>
    </style:style>
    <style:style style:name="P50" style:family="paragraph" style:parent-style-name="Standard">
      <style:text-properties style:text-line-through-style="none" style:text-line-through-type="none" fo:font-style="italic" fo:font-weight="normal" officeooo:rsid="003cfc42" officeooo:paragraph-rsid="003cfc42" style:font-style-asian="italic" style:font-weight-asian="normal" style:font-style-complex="italic" style:font-weight-complex="normal"/>
    </style:style>
    <style:style style:name="P51" style:family="paragraph" style:parent-style-name="Standard">
      <style:text-properties style:text-line-through-style="none" style:text-line-through-type="none" fo:font-style="italic" fo:font-weight="normal" officeooo:rsid="003d9c49" officeooo:paragraph-rsid="003d9c49" style:font-style-asian="italic" style:font-weight-asian="normal" style:font-style-complex="italic" style:font-weight-complex="normal"/>
    </style:style>
    <style:style style:name="P52" style:family="paragraph" style:parent-style-name="Standard">
      <style:text-properties style:text-line-through-style="none" style:text-line-through-type="none" fo:font-style="italic" fo:font-weight="normal" officeooo:rsid="003e1e88" officeooo:paragraph-rsid="003e1e88" style:font-style-asian="italic" style:font-weight-asian="normal" style:font-style-complex="italic" style:font-weight-complex="normal"/>
    </style:style>
    <style:style style:name="P53" style:family="paragraph" style:parent-style-name="Standard">
      <style:text-properties style:text-line-through-style="none" style:text-line-through-type="none" fo:font-style="italic" fo:font-weight="normal" officeooo:rsid="003fc6cf" officeooo:paragraph-rsid="003fc6cf" style:font-style-asian="italic" style:font-weight-asian="normal" style:font-style-complex="italic" style:font-weight-complex="normal"/>
    </style:style>
    <style:style style:name="P54" style:family="paragraph" style:parent-style-name="Standard">
      <style:text-properties style:text-line-through-style="none" style:text-line-through-type="none" fo:font-style="italic" fo:font-weight="normal" officeooo:rsid="00403f46" officeooo:paragraph-rsid="00403f46" style:font-style-asian="italic" style:font-weight-asian="normal" style:font-style-complex="italic" style:font-weight-complex="normal"/>
    </style:style>
    <style:style style:name="P55" style:family="paragraph" style:parent-style-name="Standard">
      <style:text-properties style:text-line-through-style="none" style:text-line-through-type="none" fo:font-style="italic" fo:font-weight="normal" officeooo:rsid="0040428c" officeooo:paragraph-rsid="0040428c" style:font-style-asian="italic" style:font-weight-asian="normal" style:font-style-complex="italic" style:font-weight-complex="normal"/>
    </style:style>
    <style:style style:name="P56" style:family="paragraph" style:parent-style-name="Standard">
      <style:text-properties style:text-line-through-style="none" style:text-line-through-type="none" fo:font-style="italic" fo:font-weight="normal" officeooo:rsid="0044c1b2" officeooo:paragraph-rsid="0044c1b2" style:font-style-asian="italic" style:font-weight-asian="normal" style:font-style-complex="italic" style:font-weight-complex="normal"/>
    </style:style>
    <style:style style:name="P57" style:family="paragraph" style:parent-style-name="Standard">
      <style:text-properties style:text-line-through-style="none" style:text-line-through-type="none" fo:font-style="italic" fo:font-weight="normal" officeooo:rsid="0045a591" officeooo:paragraph-rsid="0045a591" style:font-style-asian="italic" style:font-weight-asian="normal" style:font-style-complex="italic" style:font-weight-complex="normal"/>
    </style:style>
    <style:style style:name="P58" style:family="paragraph" style:parent-style-name="Standard">
      <style:text-properties style:text-line-through-style="none" style:text-line-through-type="none" fo:font-style="italic" fo:font-weight="normal" officeooo:rsid="0048f776" officeooo:paragraph-rsid="0048f776" style:font-style-asian="italic" style:font-weight-asian="normal" style:font-style-complex="italic" style:font-weight-complex="normal"/>
    </style:style>
    <style:style style:name="P59" style:family="paragraph" style:parent-style-name="Standard">
      <style:text-properties style:text-line-through-style="none" style:text-line-through-type="none" fo:font-style="italic" fo:font-weight="normal" officeooo:rsid="004988e6" officeooo:paragraph-rsid="004988e6" style:font-style-asian="italic" style:font-weight-asian="normal" style:font-style-complex="italic" style:font-weight-complex="normal"/>
    </style:style>
    <style:style style:name="P60" style:family="paragraph" style:parent-style-name="Standard">
      <style:text-properties style:text-line-through-style="none" style:text-line-through-type="none" fo:font-style="italic" fo:font-weight="normal" officeooo:rsid="005f48fc" officeooo:paragraph-rsid="005f48fc" style:font-style-asian="italic" style:font-weight-asian="normal" style:font-style-complex="italic" style:font-weight-complex="normal"/>
    </style:style>
    <style:style style:name="P61" style:family="paragraph" style:parent-style-name="Standard">
      <style:text-properties style:text-line-through-style="none" style:text-line-through-type="none" fo:font-style="italic" fo:font-weight="normal" officeooo:rsid="006adf3b" officeooo:paragraph-rsid="006adf3b" style:font-style-asian="italic" style:font-weight-asian="normal" style:font-style-complex="italic" style:font-weight-complex="normal"/>
    </style:style>
    <style:style style:name="P62" style:family="paragraph" style:parent-style-name="Standard">
      <style:text-properties style:text-line-through-style="none" style:text-line-through-type="none" fo:font-style="italic" fo:font-weight="normal" officeooo:rsid="006c4da1" officeooo:paragraph-rsid="006c4da1" style:font-style-asian="italic" style:font-weight-asian="normal" style:font-style-complex="italic" style:font-weight-complex="normal"/>
    </style:style>
    <style:style style:name="P63" style:family="paragraph" style:parent-style-name="Standard">
      <style:text-properties style:text-line-through-style="none" style:text-line-through-type="none" fo:font-style="italic" fo:font-weight="normal" officeooo:rsid="006e0352" officeooo:paragraph-rsid="006e0352" style:font-style-asian="italic" style:font-weight-asian="normal" style:font-style-complex="italic" style:font-weight-complex="normal"/>
    </style:style>
    <style:style style:name="P64" style:family="paragraph" style:parent-style-name="Standard">
      <style:text-properties style:text-line-through-style="none" style:text-line-through-type="none" fo:font-style="italic" fo:font-weight="normal" officeooo:rsid="006e1978" officeooo:paragraph-rsid="006e1978" style:font-style-asian="italic" style:font-weight-asian="normal" style:font-style-complex="italic" style:font-weight-complex="normal"/>
    </style:style>
    <style:style style:name="P65" style:family="paragraph" style:parent-style-name="Standard">
      <style:text-properties style:text-line-through-style="none" style:text-line-through-type="none" fo:font-style="italic" fo:font-weight="normal" officeooo:rsid="006e5e4e" officeooo:paragraph-rsid="006e5e4e" style:font-style-asian="italic" style:font-weight-asian="normal" style:font-style-complex="italic" style:font-weight-complex="normal"/>
    </style:style>
    <style:style style:name="P66" style:family="paragraph" style:parent-style-name="Standard">
      <style:text-properties style:text-line-through-style="none" style:text-line-through-type="none" fo:font-style="italic" fo:font-weight="normal" officeooo:rsid="00711567" officeooo:paragraph-rsid="00711567" style:font-style-asian="italic" style:font-weight-asian="normal" style:font-style-complex="italic" style:font-weight-complex="normal"/>
    </style:style>
    <style:style style:name="P67" style:family="paragraph" style:parent-style-name="Standard">
      <style:text-properties style:text-line-through-style="none" style:text-line-through-type="none" fo:font-style="italic" fo:font-weight="normal" officeooo:rsid="0072b29c" officeooo:paragraph-rsid="0072b29c" style:font-style-asian="italic" style:font-weight-asian="normal" style:font-style-complex="italic" style:font-weight-complex="normal"/>
    </style:style>
    <style:style style:name="P68" style:family="paragraph" style:parent-style-name="Standard">
      <style:text-properties style:text-line-through-style="none" style:text-line-through-type="none" fo:font-style="italic" fo:font-weight="normal" officeooo:rsid="0073ee03" officeooo:paragraph-rsid="0073ee03" style:font-style-asian="italic" style:font-weight-asian="normal" style:font-style-complex="italic" style:font-weight-complex="normal"/>
    </style:style>
    <style:style style:name="P69" style:family="paragraph" style:parent-style-name="Standard">
      <style:paragraph-properties style:writing-mode="lr-tb"/>
      <style:text-properties style:text-line-through-style="none" style:text-line-through-type="none" fo:font-style="italic" fo:font-weight="normal" officeooo:rsid="0462d6b7" officeooo:paragraph-rsid="0462d6b7" style:font-style-asian="italic" style:font-weight-asian="normal" style:font-style-complex="italic" style:font-weight-complex="normal"/>
    </style:style>
    <style:style style:name="P70" style:family="paragraph" style:parent-style-name="Standard">
      <style:paragraph-properties style:writing-mode="lr-tb"/>
      <style:text-properties style:text-line-through-style="none" style:text-line-through-type="none" fo:font-style="italic" fo:font-weight="normal" officeooo:rsid="04637fd5" officeooo:paragraph-rsid="04637fd5" style:font-style-asian="italic" style:font-weight-asian="normal" style:font-style-complex="italic" style:font-weight-complex="normal"/>
    </style:style>
    <style:style style:name="P71" style:family="paragraph" style:parent-style-name="Standard">
      <style:paragraph-properties style:writing-mode="lr-tb"/>
      <style:text-properties style:text-line-through-style="none" style:text-line-through-type="none" fo:font-style="italic" fo:font-weight="normal" officeooo:rsid="0464dd52" officeooo:paragraph-rsid="0464dd52" style:font-style-asian="italic" style:font-weight-asian="normal" style:font-style-complex="italic" style:font-weight-complex="normal"/>
    </style:style>
    <style:style style:name="P72" style:family="paragraph" style:parent-style-name="Standard">
      <style:paragraph-properties style:writing-mode="lr-tb"/>
      <style:text-properties style:text-line-through-style="none" style:text-line-through-type="none" fo:font-style="italic" fo:font-weight="normal" officeooo:rsid="0465399c" officeooo:paragraph-rsid="0465399c" style:font-style-asian="italic" style:font-weight-asian="normal" style:font-style-complex="italic" style:font-weight-complex="normal"/>
    </style:style>
    <style:style style:name="P73" style:family="paragraph" style:parent-style-name="Standard">
      <style:paragraph-properties style:writing-mode="lr-tb"/>
      <style:text-properties style:text-line-through-style="none" style:text-line-through-type="none" fo:font-style="italic" fo:font-weight="normal" officeooo:rsid="04660127" officeooo:paragraph-rsid="04660127" style:font-style-asian="italic" style:font-weight-asian="normal" style:font-style-complex="italic" style:font-weight-complex="normal"/>
    </style:style>
    <style:style style:name="P74" style:family="paragraph" style:parent-style-name="Standard">
      <style:paragraph-properties style:writing-mode="lr-tb"/>
      <style:text-properties style:text-line-through-style="none" style:text-line-through-type="none" fo:font-style="italic" fo:font-weight="normal" officeooo:rsid="04683256" officeooo:paragraph-rsid="04683256" style:font-style-asian="italic" style:font-weight-asian="normal" style:font-style-complex="italic" style:font-weight-complex="normal"/>
    </style:style>
    <style:style style:name="P75" style:family="paragraph" style:parent-style-name="Standard">
      <style:paragraph-properties style:writing-mode="lr-tb"/>
      <style:text-properties style:text-line-through-style="none" style:text-line-through-type="none" fo:font-style="italic" fo:font-weight="normal" officeooo:rsid="046a11ae" officeooo:paragraph-rsid="046a11ae" style:font-style-asian="italic" style:font-weight-asian="normal" style:font-style-complex="italic" style:font-weight-complex="normal"/>
    </style:style>
    <style:style style:name="P76" style:family="paragraph" style:parent-style-name="Standard">
      <style:paragraph-properties style:writing-mode="lr-tb"/>
      <style:text-properties style:text-line-through-style="none" style:text-line-through-type="none" fo:font-style="italic" fo:font-weight="normal" officeooo:rsid="046e5090" officeooo:paragraph-rsid="046e5090" style:font-style-asian="italic" style:font-weight-asian="normal" style:font-style-complex="italic" style:font-weight-complex="normal"/>
    </style:style>
    <style:style style:name="P77" style:family="paragraph" style:parent-style-name="Standard">
      <style:paragraph-properties style:writing-mode="lr-tb"/>
      <style:text-properties style:text-line-through-style="none" style:text-line-through-type="none" fo:font-style="italic" fo:font-weight="normal" officeooo:rsid="0470c19c" officeooo:paragraph-rsid="0470c19c" style:font-style-asian="italic" style:font-weight-asian="normal" style:font-style-complex="italic" style:font-weight-complex="normal"/>
    </style:style>
    <style:style style:name="P78" style:family="paragraph" style:parent-style-name="Standard">
      <style:paragraph-properties style:writing-mode="lr-tb"/>
      <style:text-properties style:text-line-through-style="none" style:text-line-through-type="none" fo:font-style="italic" fo:font-weight="normal" officeooo:rsid="04729d70" officeooo:paragraph-rsid="04729d70" style:font-style-asian="italic" style:font-weight-asian="normal" style:font-style-complex="italic" style:font-weight-complex="normal"/>
    </style:style>
    <style:style style:name="P79" style:family="paragraph" style:parent-style-name="Standard">
      <style:paragraph-properties style:writing-mode="lr-tb"/>
      <style:text-properties style:text-line-through-style="none" style:text-line-through-type="none" fo:font-style="italic" fo:font-weight="normal" officeooo:rsid="04735f47" officeooo:paragraph-rsid="04735f47" style:font-style-asian="italic" style:font-weight-asian="normal" style:font-style-complex="italic" style:font-weight-complex="normal"/>
    </style:style>
    <style:style style:name="P80" style:family="paragraph" style:parent-style-name="Standard">
      <style:paragraph-properties style:writing-mode="lr-tb"/>
      <style:text-properties style:text-line-through-style="none" style:text-line-through-type="none" fo:font-style="italic" fo:font-weight="normal" officeooo:rsid="0475f345" officeooo:paragraph-rsid="0475f345" style:font-style-asian="italic" style:font-weight-asian="normal" style:font-style-complex="italic" style:font-weight-complex="normal"/>
    </style:style>
    <style:style style:name="P81" style:family="paragraph" style:parent-style-name="Standard">
      <style:paragraph-properties style:writing-mode="lr-tb"/>
      <style:text-properties style:text-line-through-style="none" style:text-line-through-type="none" fo:font-style="italic" fo:font-weight="normal" officeooo:rsid="0477779a" officeooo:paragraph-rsid="0477779a" style:font-style-asian="italic" style:font-weight-asian="normal" style:font-style-complex="italic" style:font-weight-complex="normal"/>
    </style:style>
    <style:style style:name="P82" style:family="paragraph" style:parent-style-name="Standard">
      <style:paragraph-properties style:writing-mode="lr-tb"/>
      <style:text-properties style:text-line-through-style="none" style:text-line-through-type="none" fo:font-style="italic" fo:font-weight="normal" officeooo:rsid="0482b094" officeooo:paragraph-rsid="0482b094" style:font-style-asian="italic" style:font-weight-asian="normal" style:font-style-complex="italic" style:font-weight-complex="normal"/>
    </style:style>
    <style:style style:name="P83" style:family="paragraph" style:parent-style-name="Standard">
      <style:paragraph-properties style:writing-mode="lr-tb"/>
      <style:text-properties style:text-line-through-style="none" style:text-line-through-type="none" fo:font-style="italic" fo:font-weight="normal" officeooo:rsid="04831bef" officeooo:paragraph-rsid="04831bef" style:font-style-asian="italic" style:font-weight-asian="normal" style:font-style-complex="italic" style:font-weight-complex="normal"/>
    </style:style>
    <style:style style:name="P84" style:family="paragraph" style:parent-style-name="Standard">
      <style:text-properties style:text-line-through-style="none" style:text-line-through-type="none" fo:font-style="normal" fo:font-weight="normal" officeooo:rsid="00267451" officeooo:paragraph-rsid="00249928" style:font-style-asian="normal" style:font-weight-asian="normal" style:font-style-complex="normal" style:font-weight-complex="normal"/>
    </style:style>
    <style:style style:name="P85" style:family="paragraph" style:parent-style-name="Standard">
      <style:text-properties style:text-line-through-style="none" style:text-line-through-type="none" fo:font-style="normal" fo:font-weight="normal" officeooo:rsid="001d88c0" officeooo:paragraph-rsid="001d88c0" style:font-style-asian="normal" style:font-weight-asian="normal" style:font-style-complex="normal" style:font-weight-complex="normal"/>
    </style:style>
    <style:style style:name="P86" style:family="paragraph" style:parent-style-name="Standard">
      <style:text-properties style:text-line-through-style="none" style:text-line-through-type="none" fo:font-style="normal" fo:font-weight="normal" officeooo:rsid="0027afd3" officeooo:paragraph-rsid="0027afd3" style:font-style-asian="normal" style:font-weight-asian="normal" style:font-style-complex="normal" style:font-weight-complex="normal"/>
    </style:style>
    <style:style style:name="P87" style:family="paragraph" style:parent-style-name="Standard">
      <style:text-properties style:text-line-through-style="none" style:text-line-through-type="none" fo:font-style="normal" fo:font-weight="normal" officeooo:rsid="002aec2f" officeooo:paragraph-rsid="0028f2ba" style:font-style-asian="normal" style:font-weight-asian="normal" style:font-style-complex="normal" style:font-weight-complex="normal"/>
    </style:style>
    <style:style style:name="P88" style:family="paragraph" style:parent-style-name="Standard">
      <style:text-properties style:text-line-through-style="none" style:text-line-through-type="none" fo:font-style="normal" fo:font-weight="normal" officeooo:rsid="0031a1df" officeooo:paragraph-rsid="0030ad17" style:font-style-asian="normal" style:font-weight-asian="normal" style:font-style-complex="normal" style:font-weight-complex="normal"/>
    </style:style>
    <style:style style:name="P89" style:family="paragraph" style:parent-style-name="Standard">
      <style:text-properties style:text-line-through-style="none" style:text-line-through-type="none" fo:font-style="normal" fo:font-weight="normal" officeooo:rsid="0031a1df" officeooo:paragraph-rsid="0031a1df" style:font-style-asian="normal" style:font-weight-asian="normal" style:font-style-complex="normal" style:font-weight-complex="normal"/>
    </style:style>
    <style:style style:name="P90" style:family="paragraph" style:parent-style-name="Standard">
      <style:text-properties style:text-line-through-style="none" style:text-line-through-type="none" fo:font-style="normal" fo:font-weight="normal" officeooo:rsid="00365bdb" officeooo:paragraph-rsid="0034c48a" style:font-style-asian="normal" style:font-weight-asian="normal" style:font-style-complex="normal" style:font-weight-complex="normal"/>
    </style:style>
    <style:style style:name="P91" style:family="paragraph" style:parent-style-name="Standard">
      <style:text-properties style:text-line-through-style="none" style:text-line-through-type="none" fo:font-style="normal" fo:font-weight="normal" officeooo:rsid="0036ac4c" officeooo:paragraph-rsid="00365bdb" style:font-style-asian="normal" style:font-weight-asian="normal" style:font-style-complex="normal" style:font-weight-complex="normal"/>
    </style:style>
    <style:style style:name="P92" style:family="paragraph" style:parent-style-name="Standard">
      <style:text-properties style:text-line-through-style="none" style:text-line-through-type="none" fo:font-style="normal" fo:font-weight="normal" officeooo:rsid="0037300d" officeooo:paragraph-rsid="0036ac4c" style:font-style-asian="normal" style:font-weight-asian="normal" style:font-style-complex="normal" style:font-weight-complex="normal"/>
    </style:style>
    <style:style style:name="P93" style:family="paragraph" style:parent-style-name="Standard">
      <style:text-properties style:text-line-through-style="none" style:text-line-through-type="none" fo:font-style="normal" fo:font-weight="normal" officeooo:rsid="00375342" officeooo:paragraph-rsid="00375342" style:font-style-asian="normal" style:font-weight-asian="normal" style:font-style-complex="normal" style:font-weight-complex="normal"/>
    </style:style>
    <style:style style:name="P94" style:family="paragraph" style:parent-style-name="Standard">
      <style:text-properties style:text-line-through-style="none" style:text-line-through-type="none" fo:font-style="normal" fo:font-weight="normal" officeooo:rsid="003c7c4f" officeooo:paragraph-rsid="003c7c4f" style:font-style-asian="normal" style:font-weight-asian="normal" style:font-style-complex="normal" style:font-weight-complex="normal"/>
    </style:style>
    <style:style style:name="P95" style:family="paragraph" style:parent-style-name="Standard">
      <style:text-properties style:text-line-through-style="none" style:text-line-through-type="none" fo:font-style="normal" fo:font-weight="normal" officeooo:rsid="003c7c4f" officeooo:paragraph-rsid="003d9c49" style:font-style-asian="normal" style:font-weight-asian="normal" style:font-style-complex="normal" style:font-weight-complex="normal"/>
    </style:style>
    <style:style style:name="P96" style:family="paragraph" style:parent-style-name="Standard">
      <style:text-properties style:text-line-through-style="none" style:text-line-through-type="none" fo:font-style="normal" fo:font-weight="normal" officeooo:rsid="003cfc42" officeooo:paragraph-rsid="003cfc42" style:font-style-asian="normal" style:font-weight-asian="normal" style:font-style-complex="normal" style:font-weight-complex="normal"/>
    </style:style>
    <style:style style:name="P97" style:family="paragraph" style:parent-style-name="Standard">
      <style:text-properties style:text-line-through-style="none" style:text-line-through-type="none" fo:font-style="normal" fo:font-weight="normal" officeooo:rsid="003d9c49" officeooo:paragraph-rsid="003d9c49" style:font-style-asian="normal" style:font-weight-asian="normal" style:font-style-complex="normal" style:font-weight-complex="normal"/>
    </style:style>
    <style:style style:name="P98" style:family="paragraph" style:parent-style-name="Standard">
      <style:text-properties style:text-line-through-style="none" style:text-line-through-type="none" fo:font-style="normal" fo:font-weight="normal" officeooo:rsid="003db0ea" officeooo:paragraph-rsid="003d9c49" style:font-style-asian="normal" style:font-weight-asian="normal" style:font-style-complex="normal" style:font-weight-complex="normal"/>
    </style:style>
    <style:style style:name="P99" style:family="paragraph" style:parent-style-name="Standard">
      <style:text-properties style:text-line-through-style="none" style:text-line-through-type="none" fo:font-style="normal" fo:font-weight="normal" officeooo:rsid="003e1e88" officeooo:paragraph-rsid="003cfc42" style:font-style-asian="normal" style:font-weight-asian="normal" style:font-style-complex="normal" style:font-weight-complex="normal"/>
    </style:style>
    <style:style style:name="P100" style:family="paragraph" style:parent-style-name="Standard">
      <style:text-properties style:text-line-through-style="none" style:text-line-through-type="none" fo:font-style="normal" fo:font-weight="normal" officeooo:rsid="003e1e88" officeooo:paragraph-rsid="003e1e88" style:font-style-asian="normal" style:font-weight-asian="normal" style:font-style-complex="normal" style:font-weight-complex="normal"/>
    </style:style>
    <style:style style:name="P101" style:family="paragraph" style:parent-style-name="Standard">
      <style:text-properties style:text-line-through-style="none" style:text-line-through-type="none" fo:font-style="normal" fo:font-weight="normal" officeooo:rsid="003f3d8c" officeooo:paragraph-rsid="003cfc42" style:font-style-asian="normal" style:font-weight-asian="normal" style:font-style-complex="normal" style:font-weight-complex="normal"/>
    </style:style>
    <style:style style:name="P102" style:family="paragraph" style:parent-style-name="Standard">
      <style:text-properties style:text-line-through-style="none" style:text-line-through-type="none" fo:font-style="normal" fo:font-weight="normal" officeooo:rsid="003fc6cf" officeooo:paragraph-rsid="003cfc42" style:font-style-asian="normal" style:font-weight-asian="normal" style:font-style-complex="normal" style:font-weight-complex="normal"/>
    </style:style>
    <style:style style:name="P103" style:family="paragraph" style:parent-style-name="Standard">
      <style:text-properties style:text-line-through-style="none" style:text-line-through-type="none" fo:font-style="normal" fo:font-weight="normal" officeooo:rsid="003fc6cf" officeooo:paragraph-rsid="003fc6cf" style:font-style-asian="normal" style:font-weight-asian="normal" style:font-style-complex="normal" style:font-weight-complex="normal"/>
    </style:style>
    <style:style style:name="P104" style:family="paragraph" style:parent-style-name="Standard">
      <style:text-properties style:text-line-through-style="none" style:text-line-through-type="none" fo:font-style="normal" fo:font-weight="normal" officeooo:rsid="00403f46" officeooo:paragraph-rsid="003fc6cf" style:font-style-asian="normal" style:font-weight-asian="normal" style:font-style-complex="normal" style:font-weight-complex="normal"/>
    </style:style>
    <style:style style:name="P105" style:family="paragraph" style:parent-style-name="Standard">
      <style:text-properties style:text-line-through-style="none" style:text-line-through-type="none" fo:font-style="normal" fo:font-weight="normal" officeooo:rsid="00403f46" officeooo:paragraph-rsid="00403f46" style:font-style-asian="normal" style:font-weight-asian="normal" style:font-style-complex="normal" style:font-weight-complex="normal"/>
    </style:style>
    <style:style style:name="P106" style:family="paragraph" style:parent-style-name="Standard">
      <style:text-properties style:text-line-through-style="none" style:text-line-through-type="none" fo:font-style="normal" fo:font-weight="normal" officeooo:rsid="0040428c" officeooo:paragraph-rsid="00403f46" style:font-style-asian="normal" style:font-weight-asian="normal" style:font-style-complex="normal" style:font-weight-complex="normal"/>
    </style:style>
    <style:style style:name="P107" style:family="paragraph" style:parent-style-name="Standard">
      <style:text-properties style:text-line-through-style="none" style:text-line-through-type="none" fo:font-style="normal" fo:font-weight="normal" officeooo:rsid="0040428c" officeooo:paragraph-rsid="0040428c" style:font-style-asian="normal" style:font-weight-asian="normal" style:font-style-complex="normal" style:font-weight-complex="normal"/>
    </style:style>
    <style:style style:name="P108" style:family="paragraph" style:parent-style-name="Standard">
      <style:text-properties style:text-line-through-style="none" style:text-line-through-type="none" fo:font-style="normal" fo:font-weight="normal" officeooo:rsid="00410b3f" officeooo:paragraph-rsid="0040428c" style:font-style-asian="normal" style:font-weight-asian="normal" style:font-style-complex="normal" style:font-weight-complex="normal"/>
    </style:style>
    <style:style style:name="P109" style:family="paragraph" style:parent-style-name="Standard">
      <style:text-properties style:text-line-through-style="none" style:text-line-through-type="none" fo:font-style="normal" fo:font-weight="normal" officeooo:rsid="0042fd1e" officeooo:paragraph-rsid="0042fd1e" style:font-style-asian="normal" style:font-weight-asian="normal" style:font-style-complex="normal" style:font-weight-complex="normal"/>
    </style:style>
    <style:style style:name="P110" style:family="paragraph" style:parent-style-name="Standard">
      <style:text-properties style:text-line-through-style="none" style:text-line-through-type="none" fo:font-style="normal" fo:font-weight="normal" officeooo:rsid="0044c1b2" officeooo:paragraph-rsid="0044c1b2" style:font-style-asian="normal" style:font-weight-asian="normal" style:font-style-complex="normal" style:font-weight-complex="normal"/>
    </style:style>
    <style:style style:name="P111" style:family="paragraph" style:parent-style-name="Standard">
      <style:text-properties style:text-line-through-style="none" style:text-line-through-type="none" fo:font-style="normal" fo:font-weight="normal" officeooo:rsid="0045a591" officeooo:paragraph-rsid="0044c1b2" style:font-style-asian="normal" style:font-weight-asian="normal" style:font-style-complex="normal" style:font-weight-complex="normal"/>
    </style:style>
    <style:style style:name="P112" style:family="paragraph" style:parent-style-name="Standard">
      <style:text-properties style:text-line-through-style="none" style:text-line-through-type="none" fo:font-style="normal" fo:font-weight="normal" officeooo:rsid="0045a591" officeooo:paragraph-rsid="0045a591" style:font-style-asian="normal" style:font-weight-asian="normal" style:font-style-complex="normal" style:font-weight-complex="normal"/>
    </style:style>
    <style:style style:name="P113" style:family="paragraph" style:parent-style-name="Standard">
      <style:text-properties style:text-line-through-style="none" style:text-line-through-type="none" fo:font-style="normal" fo:font-weight="normal" officeooo:rsid="0046c2b6" officeooo:paragraph-rsid="0045a591" style:font-style-asian="normal" style:font-weight-asian="normal" style:font-style-complex="normal" style:font-weight-complex="normal"/>
    </style:style>
    <style:style style:name="P114" style:family="paragraph" style:parent-style-name="Standard">
      <style:text-properties style:text-line-through-style="none" style:text-line-through-type="none" fo:font-style="normal" fo:font-weight="normal" officeooo:rsid="0046c2b6" officeooo:paragraph-rsid="0046c2b6" style:font-style-asian="normal" style:font-weight-asian="normal" style:font-style-complex="normal" style:font-weight-complex="normal"/>
    </style:style>
    <style:style style:name="P115" style:family="paragraph" style:parent-style-name="Standard">
      <style:text-properties style:text-line-through-style="none" style:text-line-through-type="none" fo:font-style="normal" fo:font-weight="normal" officeooo:rsid="0047bd0f" officeooo:paragraph-rsid="0047bd0f" style:font-style-asian="normal" style:font-weight-asian="normal" style:font-style-complex="normal" style:font-weight-complex="normal"/>
    </style:style>
    <style:style style:name="P116" style:family="paragraph" style:parent-style-name="Standard">
      <style:text-properties style:text-line-through-style="none" style:text-line-through-type="none" fo:font-style="normal" fo:font-weight="normal" officeooo:rsid="0047bd0f" officeooo:paragraph-rsid="0044c1b2" style:font-style-asian="normal" style:font-weight-asian="normal" style:font-style-complex="normal" style:font-weight-complex="normal"/>
    </style:style>
    <style:style style:name="P117" style:family="paragraph" style:parent-style-name="Standard">
      <style:text-properties style:text-line-through-style="none" style:text-line-through-type="none" fo:font-style="normal" fo:font-weight="normal" officeooo:rsid="0048f776" officeooo:paragraph-rsid="0048f776" style:font-style-asian="normal" style:font-weight-asian="normal" style:font-style-complex="normal" style:font-weight-complex="normal"/>
    </style:style>
    <style:style style:name="P118" style:family="paragraph" style:parent-style-name="Standard">
      <style:text-properties style:text-line-through-style="none" style:text-line-through-type="none" fo:font-style="normal" fo:font-weight="normal" officeooo:rsid="004988e6" officeooo:paragraph-rsid="0048f776" style:font-style-asian="normal" style:font-weight-asian="normal" style:font-style-complex="normal" style:font-weight-complex="normal"/>
    </style:style>
    <style:style style:name="P119" style:family="paragraph" style:parent-style-name="Standard">
      <style:text-properties style:text-line-through-style="none" style:text-line-through-type="none" fo:font-style="normal" fo:font-weight="normal" officeooo:rsid="004aafe9" officeooo:paragraph-rsid="004988e6" style:font-style-asian="normal" style:font-weight-asian="normal" style:font-style-complex="normal" style:font-weight-complex="normal"/>
    </style:style>
    <style:style style:name="P120" style:family="paragraph" style:parent-style-name="Standard">
      <style:text-properties style:text-line-through-style="none" style:text-line-through-type="none" fo:font-style="normal" fo:font-weight="normal" officeooo:rsid="00507b53" officeooo:paragraph-rsid="00507b53" style:font-style-asian="normal" style:font-weight-asian="normal" style:font-style-complex="normal" style:font-weight-complex="normal"/>
    </style:style>
    <style:style style:name="P121" style:family="paragraph" style:parent-style-name="Standard">
      <style:text-properties style:text-line-through-style="none" style:text-line-through-type="none" fo:font-style="normal" fo:font-weight="normal" officeooo:rsid="0052a468" officeooo:paragraph-rsid="0051d574" style:font-style-asian="normal" style:font-weight-asian="normal" style:font-style-complex="normal" style:font-weight-complex="normal"/>
    </style:style>
    <style:style style:name="P122" style:family="paragraph" style:parent-style-name="Standard">
      <style:text-properties style:text-line-through-style="none" style:text-line-through-type="none" fo:font-style="normal" fo:font-weight="normal" officeooo:rsid="0052a468" officeooo:paragraph-rsid="0052a468" style:font-style-asian="normal" style:font-weight-asian="normal" style:font-style-complex="normal" style:font-weight-complex="normal"/>
    </style:style>
    <style:style style:name="P123" style:family="paragraph" style:parent-style-name="Standard">
      <style:text-properties style:text-line-through-style="none" style:text-line-through-type="none" fo:font-style="normal" fo:font-weight="normal" officeooo:rsid="005668e4" officeooo:paragraph-rsid="00563836" style:font-style-asian="normal" style:font-weight-asian="normal" style:font-style-complex="normal" style:font-weight-complex="normal"/>
    </style:style>
    <style:style style:name="P124" style:family="paragraph" style:parent-style-name="Standard">
      <style:text-properties style:text-line-through-style="none" style:text-line-through-type="none" fo:font-style="normal" fo:font-weight="normal" officeooo:rsid="00590355" officeooo:paragraph-rsid="00563836" style:font-style-asian="normal" style:font-weight-asian="normal" style:font-style-complex="normal" style:font-weight-complex="normal"/>
    </style:style>
    <style:style style:name="P125" style:family="paragraph" style:parent-style-name="Standard">
      <style:text-properties style:text-line-through-style="none" style:text-line-through-type="none" fo:font-style="normal" fo:font-weight="normal" officeooo:rsid="005bf7f1" officeooo:paragraph-rsid="005a0458" style:font-style-asian="normal" style:font-weight-asian="normal" style:font-style-complex="normal" style:font-weight-complex="normal"/>
    </style:style>
    <style:style style:name="P126" style:family="paragraph" style:parent-style-name="Standard">
      <style:text-properties style:text-line-through-style="none" style:text-line-through-type="none" fo:font-style="normal" fo:font-weight="normal" officeooo:rsid="005bf7f1" officeooo:paragraph-rsid="005bf7f1" style:font-style-asian="normal" style:font-weight-asian="normal" style:font-style-complex="normal" style:font-weight-complex="normal"/>
    </style:style>
    <style:style style:name="P127" style:family="paragraph" style:parent-style-name="Standard">
      <style:text-properties style:text-line-through-style="none" style:text-line-through-type="none" fo:font-style="normal" fo:font-weight="normal" officeooo:rsid="005d3ed6" officeooo:paragraph-rsid="005bf7f1" style:font-style-asian="normal" style:font-weight-asian="normal" style:font-style-complex="normal" style:font-weight-complex="normal"/>
    </style:style>
    <style:style style:name="P128" style:family="paragraph" style:parent-style-name="Standard">
      <style:text-properties style:text-line-through-style="none" style:text-line-through-type="none" fo:font-style="normal" fo:font-weight="normal" officeooo:rsid="005d3ed6" officeooo:paragraph-rsid="005d3ed6" style:font-style-asian="normal" style:font-weight-asian="normal" style:font-style-complex="normal" style:font-weight-complex="normal"/>
    </style:style>
    <style:style style:name="P129" style:family="paragraph" style:parent-style-name="Standard">
      <style:text-properties style:text-line-through-style="none" style:text-line-through-type="none" fo:font-style="normal" fo:font-weight="normal" officeooo:rsid="005d7921" officeooo:paragraph-rsid="005d7921" style:font-style-asian="normal" style:font-weight-asian="normal" style:font-style-complex="normal" style:font-weight-complex="normal"/>
    </style:style>
    <style:style style:name="P130" style:family="paragraph" style:parent-style-name="Standard">
      <style:text-properties style:text-line-through-style="none" style:text-line-through-type="none" fo:font-style="normal" fo:font-weight="normal" officeooo:rsid="00614073" officeooo:paragraph-rsid="00614073" style:font-style-asian="normal" style:font-weight-asian="normal" style:font-style-complex="normal" style:font-weight-complex="normal"/>
    </style:style>
    <style:style style:name="P131" style:family="paragraph" style:parent-style-name="Standard">
      <style:text-properties style:text-line-through-style="none" style:text-line-through-type="none" fo:font-style="normal" fo:font-weight="normal" officeooo:rsid="00625d7c" officeooo:paragraph-rsid="00614073" style:font-style-asian="normal" style:font-weight-asian="normal" style:font-style-complex="normal" style:font-weight-complex="normal"/>
    </style:style>
    <style:style style:name="P132" style:family="paragraph" style:parent-style-name="Standard">
      <style:text-properties style:text-line-through-style="none" style:text-line-through-type="none" fo:font-style="normal" fo:font-weight="normal" officeooo:rsid="00644647" officeooo:paragraph-rsid="00625d7c" style:font-style-asian="normal" style:font-weight-asian="normal" style:font-style-complex="normal" style:font-weight-complex="normal"/>
    </style:style>
    <style:style style:name="P133" style:family="paragraph" style:parent-style-name="Standard">
      <style:text-properties style:text-line-through-style="none" style:text-line-through-type="none" fo:font-style="normal" fo:font-weight="normal" officeooo:rsid="0064a5a6" officeooo:paragraph-rsid="006469d4" style:font-style-asian="normal" style:font-weight-asian="normal" style:font-style-complex="normal" style:font-weight-complex="normal"/>
    </style:style>
    <style:style style:name="P134" style:family="paragraph" style:parent-style-name="Standard">
      <style:text-properties style:text-line-through-style="none" style:text-line-through-type="none" fo:font-style="normal" fo:font-weight="normal" officeooo:rsid="0064a5a6" officeooo:paragraph-rsid="0064a5a6" style:font-style-asian="normal" style:font-weight-asian="normal" style:font-style-complex="normal" style:font-weight-complex="normal"/>
    </style:style>
    <style:style style:name="P135" style:family="paragraph" style:parent-style-name="Standard">
      <style:text-properties style:text-line-through-style="none" style:text-line-through-type="none" fo:font-style="normal" fo:font-weight="normal" officeooo:rsid="0064ed16" officeooo:paragraph-rsid="0064ed16" style:font-style-asian="normal" style:font-weight-asian="normal" style:font-style-complex="normal" style:font-weight-complex="normal"/>
    </style:style>
    <style:style style:name="P136" style:family="paragraph" style:parent-style-name="Standard">
      <style:text-properties style:text-line-through-style="none" style:text-line-through-type="none" fo:font-style="normal" fo:font-weight="normal" officeooo:rsid="0065302a" officeooo:paragraph-rsid="0064ed16" style:font-style-asian="normal" style:font-weight-asian="normal" style:font-style-complex="normal" style:font-weight-complex="normal"/>
    </style:style>
    <style:style style:name="P137" style:family="paragraph" style:parent-style-name="Standard">
      <style:text-properties style:text-line-through-style="none" style:text-line-through-type="none" fo:font-style="normal" fo:font-weight="normal" officeooo:rsid="00677fed" officeooo:paragraph-rsid="0066d02c" style:font-style-asian="normal" style:font-weight-asian="normal" style:font-style-complex="normal" style:font-weight-complex="normal"/>
    </style:style>
    <style:style style:name="P138" style:family="paragraph" style:parent-style-name="Standard">
      <style:text-properties style:text-line-through-style="none" style:text-line-through-type="none" fo:font-style="normal" fo:font-weight="normal" officeooo:rsid="00677fed" officeooo:paragraph-rsid="00677fed" style:font-style-asian="normal" style:font-weight-asian="normal" style:font-style-complex="normal" style:font-weight-complex="normal"/>
    </style:style>
    <style:style style:name="P139" style:family="paragraph" style:parent-style-name="Standard">
      <style:text-properties style:text-line-through-style="none" style:text-line-through-type="none" fo:font-style="normal" fo:font-weight="normal" officeooo:rsid="0066d02c" officeooo:paragraph-rsid="0066d02c" style:font-style-asian="normal" style:font-weight-asian="normal" style:font-style-complex="normal" style:font-weight-complex="normal"/>
    </style:style>
    <style:style style:name="P140" style:family="paragraph" style:parent-style-name="Standard">
      <style:text-properties style:text-line-through-style="none" style:text-line-through-type="none" fo:font-style="normal" fo:font-weight="normal" officeooo:rsid="006aa6b9" officeooo:paragraph-rsid="006aa6b9" style:font-style-asian="normal" style:font-weight-asian="normal" style:font-style-complex="normal" style:font-weight-complex="normal"/>
    </style:style>
    <style:style style:name="P141" style:family="paragraph" style:parent-style-name="Standard">
      <style:text-properties style:text-line-through-style="none" style:text-line-through-type="none" fo:font-style="normal" fo:font-weight="normal" officeooo:rsid="006ab81d" officeooo:paragraph-rsid="006aa6b9" style:font-style-asian="normal" style:font-weight-asian="normal" style:font-style-complex="normal" style:font-weight-complex="normal"/>
    </style:style>
    <style:style style:name="P142" style:family="paragraph" style:parent-style-name="Standard">
      <style:text-properties style:text-line-through-style="none" style:text-line-through-type="none" fo:font-style="normal" fo:font-weight="normal" officeooo:rsid="006adf3b" officeooo:paragraph-rsid="006aa6b9" style:font-style-asian="normal" style:font-weight-asian="normal" style:font-style-complex="normal" style:font-weight-complex="normal"/>
    </style:style>
    <style:style style:name="P143" style:family="paragraph" style:parent-style-name="Standard">
      <style:text-properties style:text-line-through-style="none" style:text-line-through-type="none" fo:font-style="normal" fo:font-weight="normal" officeooo:rsid="006c4da1" officeooo:paragraph-rsid="006adf3b" style:font-style-asian="normal" style:font-weight-asian="normal" style:font-style-complex="normal" style:font-weight-complex="normal"/>
    </style:style>
    <style:style style:name="P144" style:family="paragraph" style:parent-style-name="Standard">
      <style:text-properties style:text-line-through-style="none" style:text-line-through-type="none" fo:font-style="normal" fo:font-weight="normal" officeooo:rsid="006e0352" officeooo:paragraph-rsid="006c4da1" style:font-style-asian="normal" style:font-weight-asian="normal" style:font-style-complex="normal" style:font-weight-complex="normal"/>
    </style:style>
    <style:style style:name="P145" style:family="paragraph" style:parent-style-name="Standard">
      <style:text-properties style:text-line-through-style="none" style:text-line-through-type="none" fo:font-style="normal" fo:font-weight="normal" officeooo:rsid="006e0352" officeooo:paragraph-rsid="006e0352" style:font-style-asian="normal" style:font-weight-asian="normal" style:font-style-complex="normal" style:font-weight-complex="normal"/>
    </style:style>
    <style:style style:name="P146" style:family="paragraph" style:parent-style-name="Standard">
      <style:text-properties style:text-line-through-style="none" style:text-line-through-type="none" fo:font-style="normal" fo:font-weight="normal" officeooo:rsid="006e1978" officeooo:paragraph-rsid="006e0352" style:font-style-asian="normal" style:font-weight-asian="normal" style:font-style-complex="normal" style:font-weight-complex="normal"/>
    </style:style>
    <style:style style:name="P147" style:family="paragraph" style:parent-style-name="Standard">
      <style:text-properties style:text-line-through-style="none" style:text-line-through-type="none" fo:font-style="normal" fo:font-weight="normal" officeooo:rsid="006e1978" officeooo:paragraph-rsid="006e1978" style:font-style-asian="normal" style:font-weight-asian="normal" style:font-style-complex="normal" style:font-weight-complex="normal"/>
    </style:style>
    <style:style style:name="P148" style:family="paragraph" style:parent-style-name="Standard">
      <style:text-properties style:text-line-through-style="none" style:text-line-through-type="none" fo:font-style="normal" fo:font-weight="normal" officeooo:rsid="006e5e4e" officeooo:paragraph-rsid="006e1978" style:font-style-asian="normal" style:font-weight-asian="normal" style:font-style-complex="normal" style:font-weight-complex="normal"/>
    </style:style>
    <style:style style:name="P149" style:family="paragraph" style:parent-style-name="Standard">
      <style:text-properties style:text-line-through-style="none" style:text-line-through-type="none" fo:font-style="normal" fo:font-weight="normal" officeooo:rsid="006e5e4e" officeooo:paragraph-rsid="006e5e4e" style:font-style-asian="normal" style:font-weight-asian="normal" style:font-style-complex="normal" style:font-weight-complex="normal"/>
    </style:style>
    <style:style style:name="P150" style:family="paragraph" style:parent-style-name="Standard">
      <style:text-properties style:text-line-through-style="none" style:text-line-through-type="none" fo:font-style="normal" fo:font-weight="normal" officeooo:rsid="00711567" officeooo:paragraph-rsid="00711567" style:font-style-asian="normal" style:font-weight-asian="normal" style:font-style-complex="normal" style:font-weight-complex="normal"/>
    </style:style>
    <style:style style:name="P151" style:family="paragraph" style:parent-style-name="Standard">
      <style:text-properties style:text-line-through-style="none" style:text-line-through-type="none" fo:font-style="normal" fo:font-weight="normal" officeooo:rsid="0072b29c" officeooo:paragraph-rsid="00711567" style:font-style-asian="normal" style:font-weight-asian="normal" style:font-style-complex="normal" style:font-weight-complex="normal"/>
    </style:style>
    <style:style style:name="P152" style:family="paragraph" style:parent-style-name="Standard">
      <style:text-properties style:text-line-through-style="none" style:text-line-through-type="none" fo:font-style="normal" fo:font-weight="normal" officeooo:rsid="0072b29c" officeooo:paragraph-rsid="0072b29c" style:font-style-asian="normal" style:font-weight-asian="normal" style:font-style-complex="normal" style:font-weight-complex="normal"/>
    </style:style>
    <style:style style:name="P153" style:family="paragraph" style:parent-style-name="Standard">
      <style:text-properties style:text-line-through-style="none" style:text-line-through-type="none" fo:font-style="normal" fo:font-weight="normal" officeooo:rsid="0073ee03" officeooo:paragraph-rsid="0073ee03" style:font-style-asian="normal" style:font-weight-asian="normal" style:font-style-complex="normal" style:font-weight-complex="normal"/>
    </style:style>
    <style:style style:name="P154" style:family="paragraph" style:parent-style-name="Standard">
      <style:text-properties style:text-line-through-style="none" style:text-line-through-type="none" fo:font-style="normal" fo:font-weight="normal" officeooo:rsid="00776186" officeooo:paragraph-rsid="0073ee03" style:font-style-asian="normal" style:font-weight-asian="normal" style:font-style-complex="normal" style:font-weight-complex="normal"/>
    </style:style>
    <style:style style:name="P155" style:family="paragraph" style:parent-style-name="Standard">
      <style:text-properties style:text-line-through-style="none" style:text-line-through-type="none" fo:font-style="normal" fo:font-weight="normal" officeooo:rsid="0077f17f" officeooo:paragraph-rsid="0077f17f" style:font-style-asian="normal" style:font-weight-asian="normal" style:font-style-complex="normal" style:font-weight-complex="normal"/>
    </style:style>
    <style:style style:name="P156" style:family="paragraph" style:parent-style-name="Standard">
      <style:text-properties style:text-line-through-style="none" style:text-line-through-type="none" fo:font-style="normal" fo:font-weight="normal" officeooo:rsid="007873d1" officeooo:paragraph-rsid="007873d1" style:font-style-asian="normal" style:font-weight-asian="normal" style:font-style-complex="normal" style:font-weight-complex="normal"/>
    </style:style>
    <style:style style:name="P157" style:family="paragraph" style:parent-style-name="Standard">
      <style:text-properties style:text-line-through-style="none" style:text-line-through-type="none" fo:font-style="normal" fo:font-weight="normal" officeooo:rsid="007d2d8e" officeooo:paragraph-rsid="007d2d8e" style:font-style-asian="normal" style:font-weight-asian="normal" style:font-style-complex="normal" style:font-weight-complex="normal"/>
    </style:style>
    <style:style style:name="P158" style:family="paragraph" style:parent-style-name="Standard">
      <style:text-properties style:text-line-through-style="none" style:text-line-through-type="none" fo:font-style="normal" fo:font-weight="normal" officeooo:rsid="007f4bff" officeooo:paragraph-rsid="007d2d8e" style:font-style-asian="normal" style:font-weight-asian="normal" style:font-style-complex="normal" style:font-weight-complex="normal"/>
    </style:style>
    <style:style style:name="P159" style:family="paragraph" style:parent-style-name="Standard">
      <style:text-properties style:text-line-through-style="none" style:text-line-through-type="none" fo:font-style="normal" fo:font-weight="normal" officeooo:rsid="00807d63" officeooo:paragraph-rsid="007f4bff" style:font-style-asian="normal" style:font-weight-asian="normal" style:font-style-complex="normal" style:font-weight-complex="normal"/>
    </style:style>
    <style:style style:name="P160" style:family="paragraph" style:parent-style-name="Standard">
      <style:text-properties style:text-line-through-style="none" style:text-line-through-type="none" fo:font-style="normal" fo:font-weight="normal" officeooo:rsid="0080818d" officeooo:paragraph-rsid="0080818d" style:font-style-asian="normal" style:font-weight-asian="normal" style:font-style-complex="normal" style:font-weight-complex="normal"/>
    </style:style>
    <style:style style:name="P161" style:family="paragraph" style:parent-style-name="Standard">
      <style:text-properties style:text-line-through-style="none" style:text-line-through-type="none" fo:font-style="normal" fo:font-weight="normal" officeooo:rsid="00866e74" officeooo:paragraph-rsid="00866e74" style:font-style-asian="normal" style:font-weight-asian="normal" style:font-style-complex="normal" style:font-weight-complex="normal"/>
    </style:style>
    <style:style style:name="P162" style:family="paragraph" style:parent-style-name="Standard">
      <style:text-properties style:text-line-through-style="none" style:text-line-through-type="none" fo:font-style="normal" fo:font-weight="normal" officeooo:rsid="00884c61" officeooo:paragraph-rsid="00884c61" style:font-style-asian="normal" style:font-weight-asian="normal" style:font-style-complex="normal" style:font-weight-complex="normal"/>
    </style:style>
    <style:style style:name="P163" style:family="paragraph" style:parent-style-name="Standard">
      <style:text-properties style:text-line-through-style="none" style:text-line-through-type="none" fo:font-style="normal" fo:font-weight="normal" officeooo:rsid="008e970d" officeooo:paragraph-rsid="008e970d" style:font-style-asian="normal" style:font-weight-asian="normal" style:font-style-complex="normal" style:font-weight-complex="normal"/>
    </style:style>
    <style:style style:name="P164" style:family="paragraph" style:parent-style-name="Standard">
      <style:text-properties style:text-line-through-style="none" style:text-line-through-type="none" fo:font-style="normal" fo:font-weight="normal" officeooo:rsid="00931186" officeooo:paragraph-rsid="00931186" style:font-style-asian="normal" style:font-weight-asian="normal" style:font-style-complex="normal" style:font-weight-complex="normal"/>
    </style:style>
    <style:style style:name="P165" style:family="paragraph" style:parent-style-name="Standard">
      <style:text-properties style:text-line-through-style="none" style:text-line-through-type="none" fo:font-style="normal" fo:font-weight="normal" officeooo:rsid="00957677" officeooo:paragraph-rsid="00957677" style:font-style-asian="normal" style:font-weight-asian="normal" style:font-style-complex="normal" style:font-weight-complex="normal"/>
    </style:style>
    <style:style style:name="P166" style:family="paragraph" style:parent-style-name="Standard">
      <style:text-properties style:text-line-through-style="none" style:text-line-through-type="none" fo:font-style="normal" fo:font-weight="normal" officeooo:rsid="009ab2c6" officeooo:paragraph-rsid="009ab2c6" style:font-style-asian="normal" style:font-weight-asian="normal" style:font-style-complex="normal" style:font-weight-complex="normal"/>
    </style:style>
    <style:style style:name="P167" style:family="paragraph" style:parent-style-name="Standard">
      <style:text-properties style:text-line-through-style="none" style:text-line-through-type="none" fo:font-style="normal" fo:font-weight="normal" officeooo:rsid="009bcb75" officeooo:paragraph-rsid="009bcb75" style:font-style-asian="normal" style:font-weight-asian="normal" style:font-style-complex="normal" style:font-weight-complex="normal"/>
    </style:style>
    <style:style style:name="P168" style:family="paragraph" style:parent-style-name="Standard">
      <style:text-properties style:text-line-through-style="none" style:text-line-through-type="none" fo:font-style="normal" fo:font-weight="normal" officeooo:rsid="00c29a26" officeooo:paragraph-rsid="00c29a26" style:font-style-asian="normal" style:font-weight-asian="normal" style:font-style-complex="normal" style:font-weight-complex="normal"/>
    </style:style>
    <style:style style:name="P169" style:family="paragraph" style:parent-style-name="Standard">
      <style:text-properties style:text-line-through-style="none" style:text-line-through-type="none" fo:font-style="normal" fo:font-weight="normal" officeooo:rsid="00c5368e" officeooo:paragraph-rsid="00c5368e" style:font-style-asian="normal" style:font-weight-asian="normal" style:font-style-complex="normal" style:font-weight-complex="normal"/>
    </style:style>
    <style:style style:name="P170" style:family="paragraph" style:parent-style-name="Standard">
      <style:text-properties style:text-line-through-style="none" style:text-line-through-type="none" fo:font-style="normal" fo:font-weight="normal" officeooo:rsid="00c55798" officeooo:paragraph-rsid="00c55798" style:font-style-asian="normal" style:font-weight-asian="normal" style:font-style-complex="normal" style:font-weight-complex="normal"/>
    </style:style>
    <style:style style:name="P171" style:family="paragraph" style:parent-style-name="Standard">
      <style:text-properties style:text-line-through-style="none" style:text-line-through-type="none" fo:font-style="normal" fo:font-weight="normal" officeooo:rsid="00deb77b" officeooo:paragraph-rsid="00deb77b" style:font-style-asian="normal" style:font-weight-asian="normal" style:font-style-complex="normal" style:font-weight-complex="normal"/>
    </style:style>
    <style:style style:name="P172" style:family="paragraph" style:parent-style-name="Standard">
      <style:text-properties style:text-line-through-style="none" style:text-line-through-type="none" fo:font-style="normal" fo:font-weight="normal" officeooo:rsid="00dfbead" officeooo:paragraph-rsid="00dfbead" style:font-style-asian="normal" style:font-weight-asian="normal" style:font-style-complex="normal" style:font-weight-complex="normal"/>
    </style:style>
    <style:style style:name="P173" style:family="paragraph" style:parent-style-name="Standard">
      <style:text-properties style:text-line-through-style="none" style:text-line-through-type="none" fo:font-style="normal" fo:font-weight="normal" officeooo:rsid="00e068d8" officeooo:paragraph-rsid="00e068d8" style:font-style-asian="normal" style:font-weight-asian="normal" style:font-style-complex="normal" style:font-weight-complex="normal"/>
    </style:style>
    <style:style style:name="P174" style:family="paragraph" style:parent-style-name="Standard">
      <style:text-properties style:text-line-through-style="none" style:text-line-through-type="none" fo:font-style="normal" fo:font-weight="normal" officeooo:rsid="00e12d1f" officeooo:paragraph-rsid="00e12d1f" style:font-style-asian="normal" style:font-weight-asian="normal" style:font-style-complex="normal" style:font-weight-complex="normal"/>
    </style:style>
    <style:style style:name="P175" style:family="paragraph" style:parent-style-name="Standard">
      <style:text-properties style:text-line-through-style="none" style:text-line-through-type="none" fo:font-style="normal" fo:font-weight="normal" officeooo:rsid="00e12d1f" officeooo:paragraph-rsid="00e068d8" style:font-style-asian="normal" style:font-weight-asian="normal" style:font-style-complex="normal" style:font-weight-complex="normal"/>
    </style:style>
    <style:style style:name="P176" style:family="paragraph" style:parent-style-name="Standard">
      <style:text-properties style:text-line-through-style="none" style:text-line-through-type="none" fo:font-style="normal" fo:font-weight="normal" officeooo:rsid="00e229f0" officeooo:paragraph-rsid="00e229f0" style:font-style-asian="normal" style:font-weight-asian="normal" style:font-style-complex="normal" style:font-weight-complex="normal"/>
    </style:style>
    <style:style style:name="P177" style:family="paragraph" style:parent-style-name="Standard">
      <style:text-properties style:text-line-through-style="none" style:text-line-through-type="none" fo:font-style="normal" fo:font-weight="normal" officeooo:rsid="008998cd" officeooo:paragraph-rsid="008998cd" style:font-style-asian="normal" style:font-weight-asian="normal" style:font-style-complex="normal" style:font-weight-complex="normal"/>
    </style:style>
    <style:style style:name="P178" style:family="paragraph" style:parent-style-name="Standard">
      <style:text-properties style:text-line-through-style="none" style:text-line-through-type="none" fo:font-style="normal" fo:font-weight="normal" officeooo:rsid="008a4762" officeooo:paragraph-rsid="008998cd" style:font-style-asian="normal" style:font-weight-asian="normal" style:font-style-complex="normal" style:font-weight-complex="normal"/>
    </style:style>
    <style:style style:name="P179" style:family="paragraph" style:parent-style-name="Standard">
      <style:text-properties style:text-line-through-style="none" style:text-line-through-type="none" fo:font-style="normal" fo:font-weight="normal" officeooo:rsid="008c33d7" officeooo:paragraph-rsid="008a4762" style:font-style-asian="normal" style:font-weight-asian="normal" style:font-style-complex="normal" style:font-weight-complex="normal"/>
    </style:style>
    <style:style style:name="P180" style:family="paragraph" style:parent-style-name="Standard">
      <style:text-properties style:text-line-through-style="none" style:text-line-through-type="none" fo:font-style="normal" fo:font-weight="normal" officeooo:rsid="008cb412" officeooo:paragraph-rsid="008c33d7" style:font-style-asian="normal" style:font-weight-asian="normal" style:font-style-complex="normal" style:font-weight-complex="normal"/>
    </style:style>
    <style:style style:name="P181" style:family="paragraph" style:parent-style-name="Standard">
      <style:text-properties style:text-line-through-style="none" style:text-line-through-type="none" fo:font-style="normal" fo:font-weight="normal" officeooo:rsid="008d5abd" officeooo:paragraph-rsid="008d5abd" style:font-style-asian="normal" style:font-weight-asian="normal" style:font-style-complex="normal" style:font-weight-complex="normal"/>
    </style:style>
    <style:style style:name="P182" style:family="paragraph" style:parent-style-name="Standard">
      <style:text-properties style:text-line-through-style="none" style:text-line-through-type="none" fo:font-style="normal" fo:font-weight="normal" officeooo:rsid="008da437" officeooo:paragraph-rsid="008da437" style:font-style-asian="normal" style:font-weight-asian="normal" style:font-style-complex="normal" style:font-weight-complex="normal"/>
    </style:style>
    <style:style style:name="P183" style:family="paragraph" style:parent-style-name="Standard">
      <style:text-properties style:text-line-through-style="none" style:text-line-through-type="none" fo:font-style="normal" fo:font-weight="normal" officeooo:rsid="009e5656" officeooo:paragraph-rsid="009e5656" style:font-style-asian="normal" style:font-weight-asian="normal" style:font-style-complex="normal" style:font-weight-complex="normal"/>
    </style:style>
    <style:style style:name="P184" style:family="paragraph" style:parent-style-name="Standard">
      <style:text-properties style:text-line-through-style="none" style:text-line-through-type="none" fo:font-style="normal" fo:font-weight="normal" officeooo:rsid="00a7c1d0" officeooo:paragraph-rsid="00a03f5e" style:font-style-asian="normal" style:font-weight-asian="normal" style:font-style-complex="normal" style:font-weight-complex="normal"/>
    </style:style>
    <style:style style:name="P185" style:family="paragraph" style:parent-style-name="Standard">
      <style:text-properties style:text-line-through-style="none" style:text-line-through-type="none" fo:font-style="normal" fo:font-weight="normal" officeooo:rsid="00a7c1d0" officeooo:paragraph-rsid="00a7c1d0" style:font-style-asian="normal" style:font-weight-asian="normal" style:font-style-complex="normal" style:font-weight-complex="normal"/>
    </style:style>
    <style:style style:name="P186" style:family="paragraph" style:parent-style-name="Standard">
      <style:text-properties style:text-line-through-style="none" style:text-line-through-type="none" fo:font-style="normal" fo:font-weight="normal" officeooo:rsid="00a83b05" officeooo:paragraph-rsid="00a83b05" style:font-style-asian="normal" style:font-weight-asian="normal" style:font-style-complex="normal" style:font-weight-complex="normal"/>
    </style:style>
    <style:style style:name="P187" style:family="paragraph" style:parent-style-name="Standard">
      <style:text-properties style:text-line-through-style="none" style:text-line-through-type="none" fo:font-style="normal" fo:font-weight="normal" officeooo:rsid="00a8f3a1" officeooo:paragraph-rsid="00a83b05" style:font-style-asian="normal" style:font-weight-asian="normal" style:font-style-complex="normal" style:font-weight-complex="normal"/>
    </style:style>
    <style:style style:name="P188" style:family="paragraph" style:parent-style-name="Standard">
      <style:text-properties style:text-line-through-style="none" style:text-line-through-type="none" fo:font-style="normal" fo:font-weight="normal" officeooo:rsid="00a98075" officeooo:paragraph-rsid="00a98075" style:font-style-asian="normal" style:font-weight-asian="normal" style:font-style-complex="normal" style:font-weight-complex="normal"/>
    </style:style>
    <style:style style:name="P189" style:family="paragraph" style:parent-style-name="Standard">
      <style:text-properties style:text-line-through-style="none" style:text-line-through-type="none" fo:font-style="normal" fo:font-weight="normal" officeooo:rsid="00b0583c" officeooo:paragraph-rsid="00ae3356" style:font-style-asian="normal" style:font-weight-asian="normal" style:font-style-complex="normal" style:font-weight-complex="normal"/>
    </style:style>
    <style:style style:name="P190" style:family="paragraph" style:parent-style-name="Standard">
      <style:text-properties style:text-line-through-style="none" style:text-line-through-type="none" fo:font-style="normal" fo:font-weight="normal" officeooo:rsid="00b20eef" officeooo:paragraph-rsid="00b20eef" style:font-style-asian="normal" style:font-weight-asian="normal" style:font-style-complex="normal" style:font-weight-complex="normal"/>
    </style:style>
    <style:style style:name="P191" style:family="paragraph" style:parent-style-name="Standard">
      <style:text-properties style:text-line-through-style="none" style:text-line-through-type="none" fo:font-style="normal" fo:font-weight="normal" officeooo:rsid="00c5547f" officeooo:paragraph-rsid="00c5368e" style:font-style-asian="normal" style:font-weight-asian="normal" style:font-style-complex="normal" style:font-weight-complex="normal"/>
    </style:style>
    <style:style style:name="P192" style:family="paragraph" style:parent-style-name="Standard">
      <style:text-properties style:text-line-through-style="none" style:text-line-through-type="none" fo:font-style="normal" fo:font-weight="normal" officeooo:rsid="00c636b8" officeooo:paragraph-rsid="00c55798" style:font-style-asian="normal" style:font-weight-asian="normal" style:font-style-complex="normal" style:font-weight-complex="normal"/>
    </style:style>
    <style:style style:name="P193" style:family="paragraph" style:parent-style-name="Standard">
      <style:text-properties style:text-line-through-style="none" style:text-line-through-type="none" fo:font-style="normal" fo:font-weight="normal" officeooo:rsid="00c76151" officeooo:paragraph-rsid="00c6c24b" style:font-style-asian="normal" style:font-weight-asian="normal" style:font-style-complex="normal" style:font-weight-complex="normal"/>
    </style:style>
    <style:style style:name="P194" style:family="paragraph" style:parent-style-name="Standard">
      <style:text-properties style:text-line-through-style="none" style:text-line-through-type="none" fo:font-style="normal" fo:font-weight="normal" officeooo:rsid="00c76151" officeooo:paragraph-rsid="00c76151" style:font-style-asian="normal" style:font-weight-asian="normal" style:font-style-complex="normal" style:font-weight-complex="normal"/>
    </style:style>
    <style:style style:name="P195" style:family="paragraph" style:parent-style-name="Standard">
      <style:text-properties style:text-line-through-style="none" style:text-line-through-type="none" fo:font-style="normal" fo:font-weight="normal" officeooo:rsid="00c8e220" officeooo:paragraph-rsid="00c8e220" style:font-style-asian="normal" style:font-weight-asian="normal" style:font-style-complex="normal" style:font-weight-complex="normal"/>
    </style:style>
    <style:style style:name="P196" style:family="paragraph" style:parent-style-name="Standard">
      <style:text-properties style:text-line-through-style="none" style:text-line-through-type="none" fo:font-style="normal" fo:font-weight="normal" officeooo:rsid="00cc316a" officeooo:paragraph-rsid="00cc316a" style:font-style-asian="normal" style:font-weight-asian="normal" style:font-style-complex="normal" style:font-weight-complex="normal"/>
    </style:style>
    <style:style style:name="P197" style:family="paragraph" style:parent-style-name="Standard">
      <style:text-properties style:text-line-through-style="none" style:text-line-through-type="none" fo:font-style="normal" fo:font-weight="normal" officeooo:rsid="00cdfb4a" officeooo:paragraph-rsid="00cc316a" style:font-style-asian="normal" style:font-weight-asian="normal" style:font-style-complex="normal" style:font-weight-complex="normal"/>
    </style:style>
    <style:style style:name="P198" style:family="paragraph" style:parent-style-name="Standard">
      <style:text-properties style:text-line-through-style="none" style:text-line-through-type="none" fo:font-style="normal" fo:font-weight="normal" officeooo:rsid="00cf8759" officeooo:paragraph-rsid="00ceab83" style:font-style-asian="normal" style:font-weight-asian="normal" style:font-style-complex="normal" style:font-weight-complex="normal"/>
    </style:style>
    <style:style style:name="P199" style:family="paragraph" style:parent-style-name="Standard">
      <style:text-properties style:text-line-through-style="none" style:text-line-through-type="none" fo:font-style="normal" fo:font-weight="normal" officeooo:rsid="00d1c9ac" officeooo:paragraph-rsid="00d1c9ac" style:font-style-asian="normal" style:font-weight-asian="normal" style:font-style-complex="normal" style:font-weight-complex="normal"/>
    </style:style>
    <style:style style:name="P200" style:family="paragraph" style:parent-style-name="Standard">
      <style:text-properties style:text-line-through-style="none" style:text-line-through-type="none" fo:font-style="normal" fo:font-weight="normal" officeooo:rsid="00d2f334" officeooo:paragraph-rsid="00d1c9ac" style:font-style-asian="normal" style:font-weight-asian="normal" style:font-style-complex="normal" style:font-weight-complex="normal"/>
    </style:style>
    <style:style style:name="P201" style:family="paragraph" style:parent-style-name="Standard">
      <style:text-properties style:text-line-through-style="none" style:text-line-through-type="none" fo:font-style="normal" fo:font-weight="normal" officeooo:rsid="00d4374c" officeooo:paragraph-rsid="00d4374c" style:font-style-asian="normal" style:font-weight-asian="normal" style:font-style-complex="normal" style:font-weight-complex="normal"/>
    </style:style>
    <style:style style:name="P202" style:family="paragraph" style:parent-style-name="Standard">
      <style:text-properties style:text-line-through-style="none" style:text-line-through-type="none" fo:font-style="normal" fo:font-weight="normal" officeooo:rsid="00d5894c" officeooo:paragraph-rsid="00d4374c" style:font-style-asian="normal" style:font-weight-asian="normal" style:font-style-complex="normal" style:font-weight-complex="normal"/>
    </style:style>
    <style:style style:name="P203" style:family="paragraph" style:parent-style-name="Standard">
      <style:text-properties style:text-line-through-style="none" style:text-line-through-type="none" fo:font-style="normal" fo:font-weight="normal" officeooo:rsid="00d5894c" officeooo:paragraph-rsid="00d5894c" style:font-style-asian="normal" style:font-weight-asian="normal" style:font-style-complex="normal" style:font-weight-complex="normal"/>
    </style:style>
    <style:style style:name="P204" style:family="paragraph" style:parent-style-name="Standard">
      <style:text-properties style:text-line-through-style="none" style:text-line-through-type="none" fo:font-style="normal" fo:font-weight="normal" officeooo:rsid="00d63cf5" officeooo:paragraph-rsid="00d5894c" style:font-style-asian="normal" style:font-weight-asian="normal" style:font-style-complex="normal" style:font-weight-complex="normal"/>
    </style:style>
    <style:style style:name="P205" style:family="paragraph" style:parent-style-name="Standard">
      <style:text-properties style:text-line-through-style="none" style:text-line-through-type="none" fo:font-style="normal" fo:font-weight="normal" officeooo:rsid="00d63cf5" officeooo:paragraph-rsid="00d63cf5" style:font-style-asian="normal" style:font-weight-asian="normal" style:font-style-complex="normal" style:font-weight-complex="normal"/>
    </style:style>
    <style:style style:name="P206" style:family="paragraph" style:parent-style-name="Standard">
      <style:text-properties style:text-line-through-style="none" style:text-line-through-type="none" fo:font-style="normal" fo:font-weight="normal" officeooo:rsid="00d96219" officeooo:paragraph-rsid="00d63cf5" style:font-style-asian="normal" style:font-weight-asian="normal" style:font-style-complex="normal" style:font-weight-complex="normal"/>
    </style:style>
    <style:style style:name="P207" style:family="paragraph" style:parent-style-name="Standard">
      <style:text-properties style:text-line-through-style="none" style:text-line-through-type="none" fo:font-style="normal" fo:font-weight="normal" officeooo:rsid="00d96219" officeooo:paragraph-rsid="00d96219" style:font-style-asian="normal" style:font-weight-asian="normal" style:font-style-complex="normal" style:font-weight-complex="normal"/>
    </style:style>
    <style:style style:name="P208" style:family="paragraph" style:parent-style-name="Standard">
      <style:text-properties style:text-line-through-style="none" style:text-line-through-type="none" fo:font-style="normal" fo:font-weight="normal" officeooo:rsid="00d9e5df" officeooo:paragraph-rsid="00d96219" style:font-style-asian="normal" style:font-weight-asian="normal" style:font-style-complex="normal" style:font-weight-complex="normal"/>
    </style:style>
    <style:style style:name="P209" style:family="paragraph" style:parent-style-name="Standard">
      <style:text-properties style:text-line-through-style="none" style:text-line-through-type="none" fo:font-style="normal" fo:font-weight="normal" officeooo:rsid="00d9e5df" officeooo:paragraph-rsid="00d9e5df" style:font-style-asian="normal" style:font-weight-asian="normal" style:font-style-complex="normal" style:font-weight-complex="normal"/>
    </style:style>
    <style:style style:name="P210" style:family="paragraph" style:parent-style-name="Standard">
      <style:text-properties style:text-line-through-style="none" style:text-line-through-type="none" fo:font-style="normal" fo:font-weight="normal" officeooo:rsid="00dacefe" officeooo:paragraph-rsid="00d9e5df" style:font-style-asian="normal" style:font-weight-asian="normal" style:font-style-complex="normal" style:font-weight-complex="normal"/>
    </style:style>
    <style:style style:name="P211" style:family="paragraph" style:parent-style-name="Standard">
      <style:text-properties style:text-line-through-style="none" style:text-line-through-type="none" fo:font-style="normal" fo:font-weight="normal" officeooo:rsid="00dacefe" officeooo:paragraph-rsid="00dacefe" style:font-style-asian="normal" style:font-weight-asian="normal" style:font-style-complex="normal" style:font-weight-complex="normal"/>
    </style:style>
    <style:style style:name="P212" style:family="paragraph" style:parent-style-name="Standard">
      <style:text-properties style:text-line-through-style="none" style:text-line-through-type="none" fo:font-style="normal" fo:font-weight="normal" officeooo:rsid="00dd1887" officeooo:paragraph-rsid="00db9c5a" style:font-style-asian="normal" style:font-weight-asian="normal" style:font-style-complex="normal" style:font-weight-complex="normal"/>
    </style:style>
    <style:style style:name="P213" style:family="paragraph" style:parent-style-name="Standard">
      <style:text-properties style:text-line-through-style="none" style:text-line-through-type="none" fo:font-style="normal" fo:font-weight="normal" officeooo:rsid="00dd1887" officeooo:paragraph-rsid="00dd1887" style:font-style-asian="normal" style:font-weight-asian="normal" style:font-style-complex="normal" style:font-weight-complex="normal"/>
    </style:style>
    <style:style style:name="P214" style:family="paragraph" style:parent-style-name="Standard">
      <style:text-properties style:text-line-through-style="none" style:text-line-through-type="none" fo:font-style="normal" fo:font-weight="normal" officeooo:rsid="00dd3060" officeooo:paragraph-rsid="00dd1887" style:font-style-asian="normal" style:font-weight-asian="normal" style:font-style-complex="normal" style:font-weight-complex="normal"/>
    </style:style>
    <style:style style:name="P215" style:family="paragraph" style:parent-style-name="Standard">
      <style:text-properties style:text-line-through-style="none" style:text-line-through-type="none" fo:font-style="normal" fo:font-weight="normal" officeooo:rsid="00de5d20" officeooo:paragraph-rsid="00de5d20" style:font-style-asian="normal" style:font-weight-asian="normal" style:font-style-complex="normal" style:font-weight-complex="normal"/>
    </style:style>
    <style:style style:name="P216" style:family="paragraph" style:parent-style-name="Standard">
      <style:text-properties style:text-line-through-style="none" style:text-line-through-type="none" fo:font-style="normal" fo:font-weight="normal" officeooo:rsid="00e3e735" officeooo:paragraph-rsid="00e3e735" style:font-style-asian="normal" style:font-weight-asian="normal" style:font-style-complex="normal" style:font-weight-complex="normal"/>
    </style:style>
    <style:style style:name="P217" style:family="paragraph" style:parent-style-name="Standard">
      <style:text-properties style:text-line-through-style="none" style:text-line-through-type="none" fo:font-style="normal" fo:font-weight="normal" officeooo:rsid="01056cea" officeooo:paragraph-rsid="01056cea" style:font-style-asian="normal" style:font-weight-asian="normal" style:font-style-complex="normal" style:font-weight-complex="normal"/>
    </style:style>
    <style:style style:name="P218" style:family="paragraph" style:parent-style-name="Standard">
      <style:text-properties style:text-line-through-style="none" style:text-line-through-type="none" fo:font-style="normal" fo:font-weight="normal" officeooo:rsid="01056cea" officeooo:paragraph-rsid="0101ec2c" style:font-style-asian="normal" style:font-weight-asian="normal" style:font-style-complex="normal" style:font-weight-complex="normal"/>
    </style:style>
    <style:style style:name="P219" style:family="paragraph" style:parent-style-name="Standard">
      <style:text-properties style:text-line-through-style="none" style:text-line-through-type="none" fo:font-style="normal" fo:font-weight="normal" officeooo:rsid="01086d80" officeooo:paragraph-rsid="01086d80" style:font-style-asian="normal" style:font-weight-asian="normal" style:font-style-complex="normal" style:font-weight-complex="normal"/>
    </style:style>
    <style:style style:name="P220" style:family="paragraph" style:parent-style-name="Standard">
      <style:text-properties style:text-line-through-style="none" style:text-line-through-type="none" fo:font-style="normal" fo:font-weight="normal" officeooo:rsid="01251960" officeooo:paragraph-rsid="01251960" style:font-style-asian="normal" style:font-weight-asian="normal" style:font-style-complex="normal" style:font-weight-complex="normal"/>
    </style:style>
    <style:style style:name="P221" style:family="paragraph" style:parent-style-name="Standard">
      <style:text-properties style:text-line-through-style="none" style:text-line-through-type="none" fo:font-style="normal" fo:font-weight="normal" officeooo:rsid="012757d4" officeooo:paragraph-rsid="012757d4" style:font-style-asian="normal" style:font-weight-asian="normal" style:font-style-complex="normal" style:font-weight-complex="normal"/>
    </style:style>
    <style:style style:name="P222" style:family="paragraph" style:parent-style-name="Standard">
      <style:text-properties style:text-line-through-style="none" style:text-line-through-type="none" fo:font-style="normal" fo:font-weight="normal" officeooo:rsid="0129d33a" officeooo:paragraph-rsid="0129d33a" style:font-style-asian="normal" style:font-weight-asian="normal" style:font-style-complex="normal" style:font-weight-complex="normal"/>
    </style:style>
    <style:style style:name="P223" style:family="paragraph" style:parent-style-name="Standard">
      <style:text-properties style:text-line-through-style="none" style:text-line-through-type="none" fo:font-style="normal" fo:font-weight="normal" officeooo:rsid="012caafe" officeooo:paragraph-rsid="012caafe" style:font-style-asian="normal" style:font-weight-asian="normal" style:font-style-complex="normal" style:font-weight-complex="normal"/>
    </style:style>
    <style:style style:name="P224" style:family="paragraph" style:parent-style-name="Standard">
      <style:text-properties style:text-line-through-style="none" style:text-line-through-type="none" fo:font-style="normal" fo:font-weight="normal" officeooo:rsid="012caafe" officeooo:paragraph-rsid="0133e5d0" style:font-style-asian="normal" style:font-weight-asian="normal" style:font-style-complex="normal" style:font-weight-complex="normal"/>
    </style:style>
    <style:style style:name="P225" style:family="paragraph" style:parent-style-name="Standard">
      <style:text-properties style:text-line-through-style="none" style:text-line-through-type="none" fo:font-style="normal" fo:font-weight="normal" officeooo:rsid="0133e5d0" officeooo:paragraph-rsid="0133e5d0" style:font-style-asian="normal" style:font-weight-asian="normal" style:font-style-complex="normal" style:font-weight-complex="normal"/>
    </style:style>
    <style:style style:name="P226" style:family="paragraph" style:parent-style-name="Standard">
      <style:text-properties style:text-line-through-style="none" style:text-line-through-type="none" fo:font-style="normal" fo:font-weight="normal" officeooo:rsid="01357059" officeooo:paragraph-rsid="01357059" style:font-style-asian="normal" style:font-weight-asian="normal" style:font-style-complex="normal" style:font-weight-complex="normal"/>
    </style:style>
    <style:style style:name="P227" style:family="paragraph" style:parent-style-name="Standard">
      <style:text-properties style:text-line-through-style="none" style:text-line-through-type="none" fo:font-style="normal" fo:font-weight="normal" officeooo:rsid="01377d70" officeooo:paragraph-rsid="01377d70" style:font-style-asian="normal" style:font-weight-asian="normal" style:font-style-complex="normal" style:font-weight-complex="normal"/>
    </style:style>
    <style:style style:name="P228" style:family="paragraph" style:parent-style-name="Standard">
      <style:text-properties style:text-line-through-style="none" style:text-line-through-type="none" fo:font-style="normal" fo:font-weight="normal" officeooo:rsid="013e1923" officeooo:paragraph-rsid="013e1923" style:font-style-asian="normal" style:font-weight-asian="normal" style:font-style-complex="normal" style:font-weight-complex="normal"/>
    </style:style>
    <style:style style:name="P229" style:family="paragraph" style:parent-style-name="Standard">
      <style:text-properties style:text-line-through-style="none" style:text-line-through-type="none" fo:font-style="normal" fo:font-weight="normal" officeooo:rsid="013f3d96" officeooo:paragraph-rsid="013f3d96" style:font-style-asian="normal" style:font-weight-asian="normal" style:font-style-complex="normal" style:font-weight-complex="normal"/>
    </style:style>
    <style:style style:name="P230" style:family="paragraph" style:parent-style-name="Standard">
      <style:text-properties style:text-line-through-style="none" style:text-line-through-type="none" fo:font-style="normal" fo:font-weight="normal" officeooo:rsid="01402d03" officeooo:paragraph-rsid="01402d03" style:font-style-asian="normal" style:font-weight-asian="normal" style:font-style-complex="normal" style:font-weight-complex="normal"/>
    </style:style>
    <style:style style:name="P231" style:family="paragraph" style:parent-style-name="Standard">
      <style:text-properties style:text-line-through-style="none" style:text-line-through-type="none" fo:font-style="normal" fo:font-weight="normal" officeooo:rsid="01426267" officeooo:paragraph-rsid="01426267" style:font-style-asian="normal" style:font-weight-asian="normal" style:font-style-complex="normal" style:font-weight-complex="normal"/>
    </style:style>
    <style:style style:name="P232" style:family="paragraph" style:parent-style-name="Standard">
      <style:text-properties style:text-line-through-style="none" style:text-line-through-type="none" fo:font-style="normal" fo:font-weight="normal" officeooo:rsid="0142976e" officeooo:paragraph-rsid="0142976e" style:font-style-asian="normal" style:font-weight-asian="normal" style:font-style-complex="normal" style:font-weight-complex="normal"/>
    </style:style>
    <style:style style:name="P233" style:family="paragraph" style:parent-style-name="Standard">
      <style:text-properties style:text-line-through-style="none" style:text-line-through-type="none" fo:font-style="normal" fo:font-weight="normal" officeooo:rsid="01442e00" officeooo:paragraph-rsid="01442e00" style:font-style-asian="normal" style:font-weight-asian="normal" style:font-style-complex="normal" style:font-weight-complex="normal"/>
    </style:style>
    <style:style style:name="P234" style:family="paragraph" style:parent-style-name="Standard">
      <style:text-properties style:text-line-through-style="none" style:text-line-through-type="none" fo:font-style="normal" fo:font-weight="normal" officeooo:rsid="014a1b40" officeooo:paragraph-rsid="014a1b40" style:font-style-asian="normal" style:font-weight-asian="normal" style:font-style-complex="normal" style:font-weight-complex="normal"/>
    </style:style>
    <style:style style:name="P235" style:family="paragraph" style:parent-style-name="Standard">
      <style:text-properties style:text-line-through-style="none" style:text-line-through-type="none" fo:font-style="normal" fo:font-weight="normal" officeooo:rsid="014a1b40" officeooo:paragraph-rsid="01469ba2" style:font-style-asian="normal" style:font-weight-asian="normal" style:font-style-complex="normal" style:font-weight-complex="normal"/>
    </style:style>
    <style:style style:name="P236" style:family="paragraph" style:parent-style-name="Standard">
      <style:text-properties style:text-line-through-style="none" style:text-line-through-type="none" fo:font-style="normal" fo:font-weight="normal" officeooo:rsid="014a7854" officeooo:paragraph-rsid="014a7854" style:font-style-asian="normal" style:font-weight-asian="normal" style:font-style-complex="normal" style:font-weight-complex="normal"/>
    </style:style>
    <style:style style:name="P237" style:family="paragraph" style:parent-style-name="Standard">
      <style:text-properties style:text-line-through-style="none" style:text-line-through-type="none" fo:font-style="normal" fo:font-weight="normal" officeooo:rsid="014d9318" officeooo:paragraph-rsid="014d9318" style:font-style-asian="normal" style:font-weight-asian="normal" style:font-style-complex="normal" style:font-weight-complex="normal"/>
    </style:style>
    <style:style style:name="P238" style:family="paragraph" style:parent-style-name="Standard">
      <style:text-properties style:text-line-through-style="none" style:text-line-through-type="none" fo:font-style="normal" fo:font-weight="normal" officeooo:rsid="00eefe88" officeooo:paragraph-rsid="00e6f502" style:font-style-asian="normal" style:font-weight-asian="normal" style:font-style-complex="normal" style:font-weight-complex="normal"/>
    </style:style>
    <style:style style:name="P239" style:family="paragraph" style:parent-style-name="Standard">
      <style:text-properties style:text-line-through-style="none" style:text-line-through-type="none" fo:font-style="normal" fo:font-weight="normal" officeooo:rsid="00f2e2c9" officeooo:paragraph-rsid="00ef6184" style:font-style-asian="normal" style:font-weight-asian="normal" style:font-style-complex="normal" style:font-weight-complex="normal"/>
    </style:style>
    <style:style style:name="P240" style:family="paragraph" style:parent-style-name="Standard">
      <style:text-properties style:text-line-through-style="none" style:text-line-through-type="none" fo:font-style="normal" fo:font-weight="normal" officeooo:rsid="00f801d0" officeooo:paragraph-rsid="00f801d0" style:font-style-asian="normal" style:font-weight-asian="normal" style:font-style-complex="normal" style:font-weight-complex="normal"/>
    </style:style>
    <style:style style:name="P241" style:family="paragraph" style:parent-style-name="Standard">
      <style:text-properties style:text-line-through-style="none" style:text-line-through-type="none" fo:font-style="normal" fo:font-weight="normal" officeooo:rsid="00fbc71a" officeooo:paragraph-rsid="00f8ec48" style:font-style-asian="normal" style:font-weight-asian="normal" style:font-style-complex="normal" style:font-weight-complex="normal"/>
    </style:style>
    <style:style style:name="P242" style:family="paragraph" style:parent-style-name="Standard">
      <style:text-properties style:text-line-through-style="none" style:text-line-through-type="none" fo:font-style="normal" fo:font-weight="normal" officeooo:rsid="00fbc71a" officeooo:paragraph-rsid="00fbc71a" style:font-style-asian="normal" style:font-weight-asian="normal" style:font-style-complex="normal" style:font-weight-complex="normal"/>
    </style:style>
    <style:style style:name="P243" style:family="paragraph" style:parent-style-name="Standard">
      <style:text-properties style:text-line-through-style="none" style:text-line-through-type="none" fo:font-style="normal" fo:font-weight="normal" officeooo:rsid="00ffead3" officeooo:paragraph-rsid="00ffead3" style:font-style-asian="normal" style:font-weight-asian="normal" style:font-style-complex="normal" style:font-weight-complex="normal"/>
    </style:style>
    <style:style style:name="P244" style:family="paragraph" style:parent-style-name="Standard">
      <style:text-properties style:text-line-through-style="none" style:text-line-through-type="none" fo:font-style="normal" fo:font-weight="normal" officeooo:rsid="0108d41d" officeooo:paragraph-rsid="0108d41d" style:font-style-asian="normal" style:font-weight-asian="normal" style:font-style-complex="normal" style:font-weight-complex="normal"/>
    </style:style>
    <style:style style:name="P245" style:family="paragraph" style:parent-style-name="Standard">
      <style:text-properties style:text-line-through-style="none" style:text-line-through-type="none" fo:font-style="normal" fo:font-weight="normal" officeooo:rsid="010c20aa" officeooo:paragraph-rsid="010b6c63" style:font-style-asian="normal" style:font-weight-asian="normal" style:font-style-complex="normal" style:font-weight-complex="normal"/>
    </style:style>
    <style:style style:name="P246" style:family="paragraph" style:parent-style-name="Standard">
      <style:text-properties style:text-line-through-style="none" style:text-line-through-type="none" fo:font-style="normal" fo:font-weight="normal" officeooo:rsid="010b6c63" officeooo:paragraph-rsid="010b6c63" style:font-style-asian="normal" style:font-weight-asian="normal" style:font-style-complex="normal" style:font-weight-complex="normal"/>
    </style:style>
    <style:style style:name="P247" style:family="paragraph" style:parent-style-name="Standard">
      <style:text-properties style:text-line-through-style="none" style:text-line-through-type="none" fo:font-style="normal" fo:font-weight="normal" officeooo:rsid="0111eb95" officeooo:paragraph-rsid="011073ab" style:font-style-asian="normal" style:font-weight-asian="normal" style:font-style-complex="normal" style:font-weight-complex="normal"/>
    </style:style>
    <style:style style:name="P248" style:family="paragraph" style:parent-style-name="Standard">
      <style:text-properties style:text-line-through-style="none" style:text-line-through-type="none" fo:font-style="normal" fo:font-weight="normal" officeooo:rsid="01129ddc" officeooo:paragraph-rsid="01129ddc" style:font-style-asian="normal" style:font-weight-asian="normal" style:font-style-complex="normal" style:font-weight-complex="normal"/>
    </style:style>
    <style:style style:name="P249" style:family="paragraph" style:parent-style-name="Standard">
      <style:text-properties style:text-line-through-style="none" style:text-line-through-type="none" fo:font-style="normal" fo:font-weight="normal" officeooo:rsid="0113f802" officeooo:paragraph-rsid="01129ddc" style:font-style-asian="normal" style:font-weight-asian="normal" style:font-style-complex="normal" style:font-weight-complex="normal"/>
    </style:style>
    <style:style style:name="P250" style:family="paragraph" style:parent-style-name="Standard">
      <style:text-properties style:text-line-through-style="none" style:text-line-through-type="none" fo:font-style="normal" fo:font-weight="normal" officeooo:rsid="0113f802" officeooo:paragraph-rsid="0113f802" style:font-style-asian="normal" style:font-weight-asian="normal" style:font-style-complex="normal" style:font-weight-complex="normal"/>
    </style:style>
    <style:style style:name="P251" style:family="paragraph" style:parent-style-name="Standard">
      <style:text-properties style:text-line-through-style="none" style:text-line-through-type="none" fo:font-style="normal" fo:font-weight="normal" officeooo:rsid="0115a64b" officeooo:paragraph-rsid="0115a64b" style:font-style-asian="normal" style:font-weight-asian="normal" style:font-style-complex="normal" style:font-weight-complex="normal"/>
    </style:style>
    <style:style style:name="P252" style:family="paragraph" style:parent-style-name="Standard">
      <style:text-properties style:text-line-through-style="none" style:text-line-through-type="none" fo:font-style="normal" fo:font-weight="normal" officeooo:rsid="0116ee4d" officeooo:paragraph-rsid="0115a64b" style:font-style-asian="normal" style:font-weight-asian="normal" style:font-style-complex="normal" style:font-weight-complex="normal"/>
    </style:style>
    <style:style style:name="P253" style:family="paragraph" style:parent-style-name="Standard">
      <style:text-properties style:text-line-through-style="none" style:text-line-through-type="none" fo:font-style="normal" fo:font-weight="normal" officeooo:rsid="0116ee4d" officeooo:paragraph-rsid="0116ee4d" style:font-style-asian="normal" style:font-weight-asian="normal" style:font-style-complex="normal" style:font-weight-complex="normal"/>
    </style:style>
    <style:style style:name="P254" style:family="paragraph" style:parent-style-name="Standard">
      <style:text-properties style:text-line-through-style="none" style:text-line-through-type="none" fo:font-style="normal" fo:font-weight="normal" officeooo:rsid="0118d61d" officeooo:paragraph-rsid="0116ee4d" style:font-style-asian="normal" style:font-weight-asian="normal" style:font-style-complex="normal" style:font-weight-complex="normal"/>
    </style:style>
    <style:style style:name="P255" style:family="paragraph" style:parent-style-name="Standard">
      <style:text-properties style:text-line-through-style="none" style:text-line-through-type="none" fo:font-style="normal" fo:font-weight="normal" officeooo:rsid="0118d61d" officeooo:paragraph-rsid="0118d61d" style:font-style-asian="normal" style:font-weight-asian="normal" style:font-style-complex="normal" style:font-weight-complex="normal"/>
    </style:style>
    <style:style style:name="P256" style:family="paragraph" style:parent-style-name="Standard">
      <style:text-properties style:text-line-through-style="none" style:text-line-through-type="none" fo:font-style="normal" fo:font-weight="normal" officeooo:rsid="0119a7ae" officeooo:paragraph-rsid="0118d61d" style:font-style-asian="normal" style:font-weight-asian="normal" style:font-style-complex="normal" style:font-weight-complex="normal"/>
    </style:style>
    <style:style style:name="P257" style:family="paragraph" style:parent-style-name="Standard">
      <style:text-properties style:text-line-through-style="none" style:text-line-through-type="none" fo:font-style="normal" fo:font-weight="normal" officeooo:rsid="0119a7ae" officeooo:paragraph-rsid="0119a7ae" style:font-style-asian="normal" style:font-weight-asian="normal" style:font-style-complex="normal" style:font-weight-complex="normal"/>
    </style:style>
    <style:style style:name="P258" style:family="paragraph" style:parent-style-name="Standard">
      <style:text-properties style:text-line-through-style="none" style:text-line-through-type="none" fo:font-style="normal" fo:font-weight="normal" officeooo:rsid="011b653a" officeooo:paragraph-rsid="0119a7ae" style:font-style-asian="normal" style:font-weight-asian="normal" style:font-style-complex="normal" style:font-weight-complex="normal"/>
    </style:style>
    <style:style style:name="P259" style:family="paragraph" style:parent-style-name="Standard">
      <style:text-properties style:text-line-through-style="none" style:text-line-through-type="none" fo:font-style="normal" fo:font-weight="normal" officeooo:rsid="011b653a" officeooo:paragraph-rsid="011b653a" style:font-style-asian="normal" style:font-weight-asian="normal" style:font-style-complex="normal" style:font-weight-complex="normal"/>
    </style:style>
    <style:style style:name="P260" style:family="paragraph" style:parent-style-name="Standard">
      <style:text-properties style:text-line-through-style="none" style:text-line-through-type="none" fo:font-style="normal" fo:font-weight="normal" officeooo:rsid="011d5578" officeooo:paragraph-rsid="0119a7ae" style:font-style-asian="normal" style:font-weight-asian="normal" style:font-style-complex="normal" style:font-weight-complex="normal"/>
    </style:style>
    <style:style style:name="P261" style:family="paragraph" style:parent-style-name="Standard">
      <style:text-properties style:text-line-through-style="none" style:text-line-through-type="none" fo:font-style="normal" fo:font-weight="normal" officeooo:rsid="011d5578" officeooo:paragraph-rsid="011d5578" style:font-style-asian="normal" style:font-weight-asian="normal" style:font-style-complex="normal" style:font-weight-complex="normal"/>
    </style:style>
    <style:style style:name="P262" style:family="paragraph" style:parent-style-name="Standard">
      <style:text-properties style:text-line-through-style="none" style:text-line-through-type="none" fo:font-style="normal" fo:font-weight="normal" officeooo:rsid="011ee522" officeooo:paragraph-rsid="011d5578" style:font-style-asian="normal" style:font-weight-asian="normal" style:font-style-complex="normal" style:font-weight-complex="normal"/>
    </style:style>
    <style:style style:name="P263" style:family="paragraph" style:parent-style-name="Standard">
      <style:text-properties style:text-line-through-style="none" style:text-line-through-type="none" fo:font-style="normal" fo:font-weight="normal" officeooo:rsid="0121621d" officeooo:paragraph-rsid="011d5578" style:font-style-asian="normal" style:font-weight-asian="normal" style:font-style-complex="normal" style:font-weight-complex="normal"/>
    </style:style>
    <style:style style:name="P264" style:family="paragraph" style:parent-style-name="Standard">
      <style:text-properties style:text-line-through-style="none" style:text-line-through-type="none" fo:font-style="normal" fo:font-weight="normal" officeooo:rsid="01288f0b" officeooo:paragraph-rsid="01288f0b" style:font-style-asian="normal" style:font-weight-asian="normal" style:font-style-complex="normal" style:font-weight-complex="normal"/>
    </style:style>
    <style:style style:name="P265" style:family="paragraph" style:parent-style-name="Standard">
      <style:text-properties style:text-line-through-style="none" style:text-line-through-type="none" fo:font-style="normal" fo:font-weight="normal" officeooo:rsid="01293cfd" officeooo:paragraph-rsid="01293cfd" style:font-style-asian="normal" style:font-weight-asian="normal" style:font-style-complex="normal" style:font-weight-complex="normal"/>
    </style:style>
    <style:style style:name="P266" style:family="paragraph" style:parent-style-name="Standard">
      <style:text-properties style:text-line-through-style="none" style:text-line-through-type="none" fo:font-style="normal" fo:font-weight="normal" officeooo:rsid="01327238" officeooo:paragraph-rsid="012caafe" style:font-style-asian="normal" style:font-weight-asian="normal" style:font-style-complex="normal" style:font-weight-complex="normal"/>
    </style:style>
    <style:style style:name="P267" style:family="paragraph" style:parent-style-name="Standard">
      <style:text-properties style:text-line-through-style="none" style:text-line-through-type="none" fo:font-style="normal" fo:font-weight="normal" officeooo:rsid="013cdf3c" officeooo:paragraph-rsid="013cdf3c" style:font-style-asian="normal" style:font-weight-asian="normal" style:font-style-complex="normal" style:font-weight-complex="normal"/>
    </style:style>
    <style:style style:name="P268" style:family="paragraph" style:parent-style-name="Standard">
      <style:text-properties style:text-line-through-style="none" style:text-line-through-type="none" fo:font-style="normal" fo:font-weight="normal" officeooo:rsid="013d7800" officeooo:paragraph-rsid="013d7800" style:font-style-asian="normal" style:font-weight-asian="normal" style:font-style-complex="normal" style:font-weight-complex="normal"/>
    </style:style>
    <style:style style:name="P269" style:family="paragraph" style:parent-style-name="Standard">
      <style:text-properties style:text-line-through-style="none" style:text-line-through-type="none" fo:font-style="normal" fo:font-weight="normal" officeooo:rsid="013de02d" officeooo:paragraph-rsid="013de02d" style:font-style-asian="normal" style:font-weight-asian="normal" style:font-style-complex="normal" style:font-weight-complex="normal"/>
    </style:style>
    <style:style style:name="P270" style:family="paragraph" style:parent-style-name="Standard">
      <style:text-properties style:text-line-through-style="none" style:text-line-through-type="none" fo:font-style="normal" fo:font-weight="normal" officeooo:rsid="01505373" officeooo:paragraph-rsid="014d9318" style:font-style-asian="normal" style:font-weight-asian="normal" style:font-style-complex="normal" style:font-weight-complex="normal"/>
    </style:style>
    <style:style style:name="P271" style:family="paragraph" style:parent-style-name="Standard">
      <style:text-properties style:text-line-through-style="none" style:text-line-through-type="none" fo:font-style="normal" fo:font-weight="normal" officeooo:rsid="01532fb9" officeooo:paragraph-rsid="014d9318" style:font-style-asian="normal" style:font-weight-asian="normal" style:font-style-complex="normal" style:font-weight-complex="normal"/>
    </style:style>
    <style:style style:name="P272" style:family="paragraph" style:parent-style-name="Standard">
      <style:text-properties style:text-line-through-style="none" style:text-line-through-type="none" fo:font-style="normal" fo:font-weight="normal" officeooo:rsid="01532fb9" officeooo:paragraph-rsid="01532fb9" style:font-style-asian="normal" style:font-weight-asian="normal" style:font-style-complex="normal" style:font-weight-complex="normal"/>
    </style:style>
    <style:style style:name="P273" style:family="paragraph" style:parent-style-name="Standard">
      <style:text-properties style:text-line-through-style="none" style:text-line-through-type="none" fo:font-style="normal" fo:font-weight="normal" officeooo:rsid="01576f01" officeooo:paragraph-rsid="01532fb9" style:font-style-asian="normal" style:font-weight-asian="normal" style:font-style-complex="normal" style:font-weight-complex="normal"/>
    </style:style>
    <style:style style:name="P274" style:family="paragraph" style:parent-style-name="Standard">
      <style:text-properties style:text-line-through-style="none" style:text-line-through-type="none" fo:font-style="normal" fo:font-weight="normal" officeooo:rsid="01576f01" officeooo:paragraph-rsid="01576f01" style:font-style-asian="normal" style:font-weight-asian="normal" style:font-style-complex="normal" style:font-weight-complex="normal"/>
    </style:style>
    <style:style style:name="P275" style:family="paragraph" style:parent-style-name="Standard">
      <style:text-properties style:text-line-through-style="none" style:text-line-through-type="none" fo:font-style="normal" fo:font-weight="normal" officeooo:rsid="01593553" officeooo:paragraph-rsid="01593553" style:font-style-asian="normal" style:font-weight-asian="normal" style:font-style-complex="normal" style:font-weight-complex="normal"/>
    </style:style>
    <style:style style:name="P276" style:family="paragraph" style:parent-style-name="Standard">
      <style:text-properties style:text-line-through-style="none" style:text-line-through-type="none" fo:font-style="normal" fo:font-weight="normal" officeooo:rsid="015cb5cf" officeooo:paragraph-rsid="01593553" style:font-style-asian="normal" style:font-weight-asian="normal" style:font-style-complex="normal" style:font-weight-complex="normal"/>
    </style:style>
    <style:style style:name="P277" style:family="paragraph" style:parent-style-name="Standard">
      <style:text-properties style:text-line-through-style="none" style:text-line-through-type="none" fo:font-style="normal" fo:font-weight="normal" officeooo:rsid="015cb5cf" officeooo:paragraph-rsid="015cb5cf" style:font-style-asian="normal" style:font-weight-asian="normal" style:font-style-complex="normal" style:font-weight-complex="normal"/>
    </style:style>
    <style:style style:name="P278" style:family="paragraph" style:parent-style-name="Standard">
      <style:text-properties style:text-line-through-style="none" style:text-line-through-type="none" fo:font-style="normal" fo:font-weight="normal" officeooo:rsid="0161db41" officeooo:paragraph-rsid="015e54ee" style:font-style-asian="normal" style:font-weight-asian="normal" style:font-style-complex="normal" style:font-weight-complex="normal"/>
    </style:style>
    <style:style style:name="P279" style:family="paragraph" style:parent-style-name="Standard">
      <style:text-properties style:text-line-through-style="none" style:text-line-through-type="none" fo:font-style="normal" fo:font-weight="normal" officeooo:rsid="01635d6a" officeooo:paragraph-rsid="01635d6a" style:font-style-asian="normal" style:font-weight-asian="normal" style:font-style-complex="normal" style:font-weight-complex="normal"/>
    </style:style>
    <style:style style:name="P280" style:family="paragraph" style:parent-style-name="Standard">
      <style:text-properties style:text-line-through-style="none" style:text-line-through-type="none" fo:font-style="normal" fo:font-weight="normal" officeooo:rsid="016649fb" officeooo:paragraph-rsid="016649fb" style:font-style-asian="normal" style:font-weight-asian="normal" style:font-style-complex="normal" style:font-weight-complex="normal"/>
    </style:style>
    <style:style style:name="P281" style:family="paragraph" style:parent-style-name="Standard">
      <style:text-properties style:text-line-through-style="none" style:text-line-through-type="none" fo:font-style="normal" fo:font-weight="normal" officeooo:rsid="016fe46e" officeooo:paragraph-rsid="016fe46e" style:font-style-asian="normal" style:font-weight-asian="normal" style:font-style-complex="normal" style:font-weight-complex="normal"/>
    </style:style>
    <style:style style:name="P282" style:family="paragraph" style:parent-style-name="Standard">
      <style:text-properties style:text-line-through-style="none" style:text-line-through-type="none" fo:font-style="normal" fo:font-weight="normal" officeooo:rsid="0178bde8" officeooo:paragraph-rsid="0178bde8" style:font-style-asian="normal" style:font-weight-asian="normal" style:font-style-complex="normal" style:font-weight-complex="normal"/>
    </style:style>
    <style:style style:name="P283" style:family="paragraph" style:parent-style-name="Standard">
      <style:text-properties style:text-line-through-style="none" style:text-line-through-type="none" fo:font-style="normal" fo:font-weight="normal" officeooo:rsid="0178bde8" officeooo:paragraph-rsid="017702ca" style:font-style-asian="normal" style:font-weight-asian="normal" style:font-style-complex="normal" style:font-weight-complex="normal"/>
    </style:style>
    <style:style style:name="P284" style:family="paragraph" style:parent-style-name="Standard">
      <style:text-properties style:text-line-through-style="none" style:text-line-through-type="none" fo:font-style="normal" fo:font-weight="normal" officeooo:rsid="01878ada" officeooo:paragraph-rsid="01878ada" style:font-style-asian="normal" style:font-weight-asian="normal" style:font-style-complex="normal" style:font-weight-complex="normal"/>
    </style:style>
    <style:style style:name="P285" style:family="paragraph" style:parent-style-name="Standard">
      <style:text-properties style:text-line-through-style="none" style:text-line-through-type="none" fo:font-style="normal" fo:font-weight="normal" officeooo:rsid="018b740d" officeooo:paragraph-rsid="018b740d" style:font-style-asian="normal" style:font-weight-asian="normal" style:font-style-complex="normal" style:font-weight-complex="normal"/>
    </style:style>
    <style:style style:name="P286" style:family="paragraph" style:parent-style-name="Standard">
      <style:text-properties style:text-line-through-style="none" style:text-line-through-type="none" fo:font-style="normal" fo:font-weight="normal" officeooo:rsid="018cd5b4" officeooo:paragraph-rsid="018cd5b4" style:font-style-asian="normal" style:font-weight-asian="normal" style:font-style-complex="normal" style:font-weight-complex="normal"/>
    </style:style>
    <style:style style:name="P287" style:family="paragraph" style:parent-style-name="Standard">
      <style:text-properties style:text-line-through-style="none" style:text-line-through-type="none" fo:font-style="normal" fo:font-weight="normal" officeooo:rsid="018cd5b4" officeooo:paragraph-rsid="018bea6c" style:font-style-asian="normal" style:font-weight-asian="normal" style:font-style-complex="normal" style:font-weight-complex="normal"/>
    </style:style>
    <style:style style:name="P288" style:family="paragraph" style:parent-style-name="Standard">
      <style:text-properties style:text-line-through-style="none" style:text-line-through-type="none" fo:font-style="normal" fo:font-weight="normal" officeooo:rsid="018ef7e6" officeooo:paragraph-rsid="018ef7e6" style:font-style-asian="normal" style:font-weight-asian="normal" style:font-style-complex="normal" style:font-weight-complex="normal"/>
    </style:style>
    <style:style style:name="P289" style:family="paragraph" style:parent-style-name="Standard">
      <style:text-properties style:text-line-through-style="none" style:text-line-through-type="none" fo:font-style="normal" fo:font-weight="normal" officeooo:rsid="01964189" officeooo:paragraph-rsid="01964189" style:font-style-asian="normal" style:font-weight-asian="normal" style:font-style-complex="normal" style:font-weight-complex="normal"/>
    </style:style>
    <style:style style:name="P290" style:family="paragraph" style:parent-style-name="Standard">
      <style:text-properties style:text-line-through-style="none" style:text-line-through-type="none" fo:font-style="normal" fo:font-weight="normal" officeooo:rsid="0196beed" officeooo:paragraph-rsid="0196beed" style:font-style-asian="normal" style:font-weight-asian="normal" style:font-style-complex="normal" style:font-weight-complex="normal"/>
    </style:style>
    <style:style style:name="P291" style:family="paragraph" style:parent-style-name="Standard">
      <style:text-properties style:text-line-through-style="none" style:text-line-through-type="none" fo:font-style="normal" fo:font-weight="normal" officeooo:rsid="0197bc58" officeooo:paragraph-rsid="0197bc58" style:font-style-asian="normal" style:font-weight-asian="normal" style:font-style-complex="normal" style:font-weight-complex="normal"/>
    </style:style>
    <style:style style:name="P292" style:family="paragraph" style:parent-style-name="Standard">
      <style:text-properties style:text-line-through-style="none" style:text-line-through-type="none" fo:font-style="normal" fo:font-weight="normal" officeooo:rsid="019db513" officeooo:paragraph-rsid="019db513" style:font-style-asian="normal" style:font-weight-asian="normal" style:font-style-complex="normal" style:font-weight-complex="normal"/>
    </style:style>
    <style:style style:name="P293" style:family="paragraph" style:parent-style-name="Standard">
      <style:text-properties style:text-line-through-style="none" style:text-line-through-type="none" fo:font-style="normal" fo:font-weight="normal" officeooo:rsid="019db513" officeooo:paragraph-rsid="019d0296" style:font-style-asian="normal" style:font-weight-asian="normal" style:font-style-complex="normal" style:font-weight-complex="normal"/>
    </style:style>
    <style:style style:name="P294" style:family="paragraph" style:parent-style-name="Standard">
      <style:text-properties style:text-line-through-style="none" style:text-line-through-type="none" fo:font-style="normal" fo:font-weight="normal" officeooo:rsid="016f10db" officeooo:paragraph-rsid="016f10db" style:font-style-asian="normal" style:font-weight-asian="normal" style:font-style-complex="normal" style:font-weight-complex="normal"/>
    </style:style>
    <style:style style:name="P295" style:family="paragraph" style:parent-style-name="Standard">
      <style:text-properties style:text-line-through-style="none" style:text-line-through-type="none" fo:font-style="normal" fo:font-weight="normal" officeooo:rsid="017224e9" officeooo:paragraph-rsid="017224e9" style:font-style-asian="normal" style:font-weight-asian="normal" style:font-style-complex="normal" style:font-weight-complex="normal"/>
    </style:style>
    <style:style style:name="P296" style:family="paragraph" style:parent-style-name="Standard">
      <style:text-properties style:text-line-through-style="none" style:text-line-through-type="none" fo:font-style="normal" fo:font-weight="normal" officeooo:rsid="01754133" officeooo:paragraph-rsid="01754133" style:font-style-asian="normal" style:font-weight-asian="normal" style:font-style-complex="normal" style:font-weight-complex="normal"/>
    </style:style>
    <style:style style:name="P297" style:family="paragraph" style:parent-style-name="Standard">
      <style:text-properties style:text-line-through-style="none" style:text-line-through-type="none" fo:font-style="normal" fo:font-weight="normal" officeooo:rsid="017da788" officeooo:paragraph-rsid="017da788" style:font-style-asian="normal" style:font-weight-asian="normal" style:font-style-complex="normal" style:font-weight-complex="normal"/>
    </style:style>
    <style:style style:name="P298" style:family="paragraph" style:parent-style-name="Standard">
      <style:text-properties style:text-line-through-style="none" style:text-line-through-type="none" fo:font-style="normal" fo:font-weight="normal" officeooo:rsid="017ec479" officeooo:paragraph-rsid="017da788" style:font-style-asian="normal" style:font-weight-asian="normal" style:font-style-complex="normal" style:font-weight-complex="normal"/>
    </style:style>
    <style:style style:name="P299" style:family="paragraph" style:parent-style-name="Standard">
      <style:text-properties style:text-line-through-style="none" style:text-line-through-type="none" fo:font-style="normal" fo:font-weight="normal" officeooo:rsid="017ec479" officeooo:paragraph-rsid="017ec479" style:font-style-asian="normal" style:font-weight-asian="normal" style:font-style-complex="normal" style:font-weight-complex="normal"/>
    </style:style>
    <style:style style:name="P300" style:family="paragraph" style:parent-style-name="Standard">
      <style:text-properties style:text-line-through-style="none" style:text-line-through-type="none" fo:font-style="normal" fo:font-weight="normal" officeooo:rsid="0182f085" officeooo:paragraph-rsid="017fe16d" style:font-style-asian="normal" style:font-weight-asian="normal" style:font-style-complex="normal" style:font-weight-complex="normal"/>
    </style:style>
    <style:style style:name="P301" style:family="paragraph" style:parent-style-name="Standard">
      <style:text-properties style:text-line-through-style="none" style:text-line-through-type="none" fo:font-style="normal" fo:font-weight="normal" officeooo:rsid="0182f085" officeooo:paragraph-rsid="0182f085" style:font-style-asian="normal" style:font-weight-asian="normal" style:font-style-complex="normal" style:font-weight-complex="normal"/>
    </style:style>
    <style:style style:name="P302" style:family="paragraph" style:parent-style-name="Standard">
      <style:text-properties style:text-line-through-style="none" style:text-line-through-type="none" fo:font-style="normal" fo:font-weight="normal" officeooo:rsid="018598bb" officeooo:paragraph-rsid="0182f085" style:font-style-asian="normal" style:font-weight-asian="normal" style:font-style-complex="normal" style:font-weight-complex="normal"/>
    </style:style>
    <style:style style:name="P303" style:family="paragraph" style:parent-style-name="Standard">
      <style:text-properties style:text-line-through-style="none" style:text-line-through-type="none" fo:font-style="normal" fo:font-weight="normal" officeooo:rsid="019cd2c1" officeooo:paragraph-rsid="019cd2c1" style:font-style-asian="normal" style:font-weight-asian="normal" style:font-style-complex="normal" style:font-weight-complex="normal"/>
    </style:style>
    <style:style style:name="P304" style:family="paragraph" style:parent-style-name="Standard">
      <style:text-properties style:text-line-through-style="none" style:text-line-through-type="none" fo:font-style="normal" fo:font-weight="normal" officeooo:rsid="019e24e5" officeooo:paragraph-rsid="019db513" style:font-style-asian="normal" style:font-weight-asian="normal" style:font-style-complex="normal" style:font-weight-complex="normal"/>
    </style:style>
    <style:style style:name="P305" style:family="paragraph" style:parent-style-name="Standard">
      <style:text-properties style:text-line-through-style="none" style:text-line-through-type="none" fo:font-style="normal" fo:font-weight="normal" officeooo:rsid="019fb7ff" officeooo:paragraph-rsid="019fb7ff" style:font-style-asian="normal" style:font-weight-asian="normal" style:font-style-complex="normal" style:font-weight-complex="normal"/>
    </style:style>
    <style:style style:name="P306" style:family="paragraph" style:parent-style-name="Standard">
      <style:text-properties style:text-line-through-style="none" style:text-line-through-type="none" fo:font-style="normal" fo:font-weight="normal" officeooo:rsid="01a1d0d9" officeooo:paragraph-rsid="01a0ae99" style:font-style-asian="normal" style:font-weight-asian="normal" style:font-style-complex="normal" style:font-weight-complex="normal"/>
    </style:style>
    <style:style style:name="P307" style:family="paragraph" style:parent-style-name="Standard">
      <style:text-properties style:text-line-through-style="none" style:text-line-through-type="none" fo:font-style="normal" fo:font-weight="normal" officeooo:rsid="01a1d0d9" officeooo:paragraph-rsid="01a1d0d9" style:font-style-asian="normal" style:font-weight-asian="normal" style:font-style-complex="normal" style:font-weight-complex="normal"/>
    </style:style>
    <style:style style:name="P308" style:family="paragraph" style:parent-style-name="Standard">
      <style:text-properties style:text-line-through-style="none" style:text-line-through-type="none" fo:font-style="normal" fo:font-weight="normal" officeooo:rsid="01a24159" officeooo:paragraph-rsid="01a24159" style:font-style-asian="normal" style:font-weight-asian="normal" style:font-style-complex="normal" style:font-weight-complex="normal"/>
    </style:style>
    <style:style style:name="P309" style:family="paragraph" style:parent-style-name="Standard">
      <style:text-properties style:text-line-through-style="none" style:text-line-through-type="none" fo:font-style="normal" fo:font-weight="normal" officeooo:rsid="01a3c794" officeooo:paragraph-rsid="01a3c794" style:font-style-asian="normal" style:font-weight-asian="normal" style:font-style-complex="normal" style:font-weight-complex="normal"/>
    </style:style>
    <style:style style:name="P310" style:family="paragraph" style:parent-style-name="Standard">
      <style:text-properties style:text-line-through-style="none" style:text-line-through-type="none" fo:font-style="normal" fo:font-weight="normal" officeooo:rsid="01a45b49" officeooo:paragraph-rsid="01a3c794" style:font-style-asian="normal" style:font-weight-asian="normal" style:font-style-complex="normal" style:font-weight-complex="normal"/>
    </style:style>
    <style:style style:name="P311" style:family="paragraph" style:parent-style-name="Standard">
      <style:text-properties style:text-line-through-style="none" style:text-line-through-type="none" fo:font-style="normal" fo:font-weight="normal" officeooo:rsid="01a48436" officeooo:paragraph-rsid="01a48436" style:font-style-asian="normal" style:font-weight-asian="normal" style:font-style-complex="normal" style:font-weight-complex="normal"/>
    </style:style>
    <style:style style:name="P312" style:family="paragraph" style:parent-style-name="Standard">
      <style:text-properties style:text-line-through-style="none" style:text-line-through-type="none" fo:font-style="normal" fo:font-weight="normal" officeooo:rsid="01a7f1fe" officeooo:paragraph-rsid="01a9daae" style:font-style-asian="normal" style:font-weight-asian="normal" style:font-style-complex="normal" style:font-weight-complex="normal"/>
    </style:style>
    <style:style style:name="P313" style:family="paragraph" style:parent-style-name="Standard">
      <style:text-properties style:text-line-through-style="none" style:text-line-through-type="none" fo:font-style="normal" fo:font-weight="normal" officeooo:rsid="01ab66d8" officeooo:paragraph-rsid="01a9daae" style:font-style-asian="normal" style:font-weight-asian="normal" style:font-style-complex="normal" style:font-weight-complex="normal"/>
    </style:style>
    <style:style style:name="P314" style:family="paragraph" style:parent-style-name="Standard">
      <style:text-properties style:text-line-through-style="none" style:text-line-through-type="none" fo:font-style="normal" fo:font-weight="normal" officeooo:rsid="01ab7c7b" officeooo:paragraph-rsid="01ab66d8" style:font-style-asian="normal" style:font-weight-asian="normal" style:font-style-complex="normal" style:font-weight-complex="normal"/>
    </style:style>
    <style:style style:name="P315" style:family="paragraph" style:parent-style-name="Standard">
      <style:text-properties style:text-line-through-style="none" style:text-line-through-type="none" fo:font-style="normal" fo:font-weight="normal" officeooo:rsid="01ab7c7b" officeooo:paragraph-rsid="01ab7c7b" style:font-style-asian="normal" style:font-weight-asian="normal" style:font-style-complex="normal" style:font-weight-complex="normal"/>
    </style:style>
    <style:style style:name="P316" style:family="paragraph" style:parent-style-name="Standard">
      <style:text-properties style:text-line-through-style="none" style:text-line-through-type="none" fo:font-style="normal" fo:font-weight="normal" officeooo:rsid="01acd4de" officeooo:paragraph-rsid="01ab7c7b" style:font-style-asian="normal" style:font-weight-asian="normal" style:font-style-complex="normal" style:font-weight-complex="normal"/>
    </style:style>
    <style:style style:name="P317" style:family="paragraph" style:parent-style-name="Standard">
      <style:text-properties style:text-line-through-style="none" style:text-line-through-type="none" fo:font-style="normal" fo:font-weight="normal" officeooo:rsid="01b610df" officeooo:paragraph-rsid="01b610df" style:font-style-asian="normal" style:font-weight-asian="normal" style:font-style-complex="normal" style:font-weight-complex="normal"/>
    </style:style>
    <style:style style:name="P318" style:family="paragraph" style:parent-style-name="Standard">
      <style:text-properties style:text-line-through-style="none" style:text-line-through-type="none" fo:font-style="normal" fo:font-weight="normal" officeooo:rsid="01b93e2c" officeooo:paragraph-rsid="01b93e2c" style:font-style-asian="normal" style:font-weight-asian="normal" style:font-style-complex="normal" style:font-weight-complex="normal"/>
    </style:style>
    <style:style style:name="P319" style:family="paragraph" style:parent-style-name="Standard">
      <style:text-properties style:text-line-through-style="none" style:text-line-through-type="none" fo:font-style="normal" fo:font-weight="normal" officeooo:rsid="01b9dd94" officeooo:paragraph-rsid="01b9dd94" style:font-style-asian="normal" style:font-weight-asian="normal" style:font-style-complex="normal" style:font-weight-complex="normal"/>
    </style:style>
    <style:style style:name="P320" style:family="paragraph" style:parent-style-name="Standard">
      <style:text-properties style:text-line-through-style="none" style:text-line-through-type="none" fo:font-style="normal" fo:font-weight="normal" officeooo:rsid="01b9dd94" officeooo:paragraph-rsid="01b93e2c" style:font-style-asian="normal" style:font-weight-asian="normal" style:font-style-complex="normal" style:font-weight-complex="normal"/>
    </style:style>
    <style:style style:name="P321" style:family="paragraph" style:parent-style-name="Standard">
      <style:text-properties style:text-line-through-style="none" style:text-line-through-type="none" fo:font-style="normal" fo:font-weight="normal" officeooo:rsid="01baf8e2" officeooo:paragraph-rsid="01baf8e2" style:font-style-asian="normal" style:font-weight-asian="normal" style:font-style-complex="normal" style:font-weight-complex="normal"/>
    </style:style>
    <style:style style:name="P322" style:family="paragraph" style:parent-style-name="Standard">
      <style:text-properties style:text-line-through-style="none" style:text-line-through-type="none" fo:font-style="normal" fo:font-weight="normal" officeooo:rsid="01bbc946" officeooo:paragraph-rsid="01bbc946" style:font-style-asian="normal" style:font-weight-asian="normal" style:font-style-complex="normal" style:font-weight-complex="normal"/>
    </style:style>
    <style:style style:name="P323" style:family="paragraph" style:parent-style-name="Standard">
      <style:text-properties style:text-line-through-style="none" style:text-line-through-type="none" fo:font-style="normal" fo:font-weight="normal" officeooo:rsid="01c77987" officeooo:paragraph-rsid="01c77987" style:font-style-asian="normal" style:font-weight-asian="normal" style:font-style-complex="normal" style:font-weight-complex="normal"/>
    </style:style>
    <style:style style:name="P324" style:family="paragraph" style:parent-style-name="Standard">
      <style:text-properties style:text-line-through-style="none" style:text-line-through-type="none" fo:font-style="normal" fo:font-weight="normal" officeooo:rsid="01c92f55" officeooo:paragraph-rsid="01c92f55" style:font-style-asian="normal" style:font-weight-asian="normal" style:font-style-complex="normal" style:font-weight-complex="normal"/>
    </style:style>
    <style:style style:name="P325" style:family="paragraph" style:parent-style-name="Standard">
      <style:text-properties style:text-line-through-style="none" style:text-line-through-type="none" fo:font-style="normal" fo:font-weight="normal" officeooo:rsid="01cbbc64" officeooo:paragraph-rsid="01cbbc64" style:font-style-asian="normal" style:font-weight-asian="normal" style:font-style-complex="normal" style:font-weight-complex="normal"/>
    </style:style>
    <style:style style:name="P326" style:family="paragraph" style:parent-style-name="Standard">
      <style:text-properties style:text-line-through-style="none" style:text-line-through-type="none" fo:font-style="normal" fo:font-weight="normal" officeooo:rsid="01d6c24b" officeooo:paragraph-rsid="01d6c24b" style:font-style-asian="normal" style:font-weight-asian="normal" style:font-style-complex="normal" style:font-weight-complex="normal"/>
    </style:style>
    <style:style style:name="P327" style:family="paragraph" style:parent-style-name="Standard">
      <style:text-properties style:text-line-through-style="none" style:text-line-through-type="none" fo:font-style="normal" fo:font-weight="normal" officeooo:rsid="01d87513" officeooo:paragraph-rsid="01d87513" style:font-style-asian="normal" style:font-weight-asian="normal" style:font-style-complex="normal" style:font-weight-complex="normal"/>
    </style:style>
    <style:style style:name="P328" style:family="paragraph" style:parent-style-name="Standard">
      <style:text-properties style:text-line-through-style="none" style:text-line-through-type="none" fo:font-style="normal" fo:font-weight="normal" officeooo:rsid="01e0240f" officeooo:paragraph-rsid="01e0240f" style:font-style-asian="normal" style:font-weight-asian="normal" style:font-style-complex="normal" style:font-weight-complex="normal"/>
    </style:style>
    <style:style style:name="P329" style:family="paragraph" style:parent-style-name="Standard">
      <style:text-properties style:text-line-through-style="none" style:text-line-through-type="none" fo:font-style="normal" fo:font-weight="normal" officeooo:rsid="01e072a8" officeooo:paragraph-rsid="01e072a8" style:font-style-asian="normal" style:font-weight-asian="normal" style:font-style-complex="normal" style:font-weight-complex="normal"/>
    </style:style>
    <style:style style:name="P330" style:family="paragraph" style:parent-style-name="Standard">
      <style:text-properties style:text-line-through-style="none" style:text-line-through-type="none" fo:font-style="normal" fo:font-weight="normal" officeooo:rsid="01d58b64" officeooo:paragraph-rsid="01cbbc64" style:font-style-asian="normal" style:font-weight-asian="normal" style:font-style-complex="normal" style:font-weight-complex="normal"/>
    </style:style>
    <style:style style:name="P331" style:family="paragraph" style:parent-style-name="Standard">
      <style:text-properties style:text-line-through-style="none" style:text-line-through-type="none" fo:font-style="normal" fo:font-weight="normal" officeooo:rsid="01e0e530" officeooo:paragraph-rsid="01e0e530" style:font-style-asian="normal" style:font-weight-asian="normal" style:font-style-complex="normal" style:font-weight-complex="normal"/>
    </style:style>
    <style:style style:name="P332" style:family="paragraph" style:parent-style-name="Standard">
      <style:text-properties style:text-line-through-style="none" style:text-line-through-type="none" fo:font-style="normal" fo:font-weight="normal" officeooo:rsid="01e76971" officeooo:paragraph-rsid="01e76971" style:font-style-asian="normal" style:font-weight-asian="normal" style:font-style-complex="normal" style:font-weight-complex="normal"/>
    </style:style>
    <style:style style:name="P333" style:family="paragraph" style:parent-style-name="Standard">
      <style:text-properties style:text-line-through-style="none" style:text-line-through-type="none" fo:font-style="normal" fo:font-weight="normal" officeooo:rsid="01f1729a" officeooo:paragraph-rsid="01f1729a" style:font-style-asian="normal" style:font-weight-asian="normal" style:font-style-complex="normal" style:font-weight-complex="normal"/>
    </style:style>
    <style:style style:name="P334" style:family="paragraph" style:parent-style-name="Standard">
      <style:text-properties style:text-line-through-style="none" style:text-line-through-type="none" fo:font-style="normal" fo:font-weight="normal" officeooo:rsid="01f1729a" officeooo:paragraph-rsid="01eeba4e" style:font-style-asian="normal" style:font-weight-asian="normal" style:font-style-complex="normal" style:font-weight-complex="normal"/>
    </style:style>
    <style:style style:name="P335" style:family="paragraph" style:parent-style-name="Standard">
      <style:text-properties style:text-line-through-style="none" style:text-line-through-type="none" fo:font-style="normal" fo:font-weight="normal" officeooo:rsid="01f56a55" officeooo:paragraph-rsid="01f56a55" style:font-style-asian="normal" style:font-weight-asian="normal" style:font-style-complex="normal" style:font-weight-complex="normal"/>
    </style:style>
    <style:style style:name="P336" style:family="paragraph" style:parent-style-name="Standard">
      <style:text-properties style:text-line-through-style="none" style:text-line-through-type="none" fo:font-style="normal" fo:font-weight="normal" officeooo:rsid="01f6182b" officeooo:paragraph-rsid="01f6182b" style:font-style-asian="normal" style:font-weight-asian="normal" style:font-style-complex="normal" style:font-weight-complex="normal"/>
    </style:style>
    <style:style style:name="P337" style:family="paragraph" style:parent-style-name="Standard">
      <style:text-properties style:text-line-through-style="none" style:text-line-through-type="none" fo:font-style="normal" fo:font-weight="normal" officeooo:rsid="01f82488" officeooo:paragraph-rsid="01f82488" style:font-style-asian="normal" style:font-weight-asian="normal" style:font-style-complex="normal" style:font-weight-complex="normal"/>
    </style:style>
    <style:style style:name="P338" style:family="paragraph" style:parent-style-name="Standard">
      <style:text-properties style:text-line-through-style="none" style:text-line-through-type="none" fo:font-style="normal" fo:font-weight="normal" officeooo:rsid="01faf201" officeooo:paragraph-rsid="01faf201" style:font-style-asian="normal" style:font-weight-asian="normal" style:font-style-complex="normal" style:font-weight-complex="normal"/>
    </style:style>
    <style:style style:name="P339" style:family="paragraph" style:parent-style-name="Standard">
      <style:text-properties style:text-line-through-style="none" style:text-line-through-type="none" fo:font-style="normal" fo:font-weight="normal" officeooo:rsid="0201379c" officeooo:paragraph-rsid="0201379c" style:font-style-asian="normal" style:font-weight-asian="normal" style:font-style-complex="normal" style:font-weight-complex="normal"/>
    </style:style>
    <style:style style:name="P340" style:family="paragraph" style:parent-style-name="Standard">
      <style:text-properties style:text-line-through-style="none" style:text-line-through-type="none" fo:font-style="normal" fo:font-weight="normal" officeooo:rsid="0204e38e" officeooo:paragraph-rsid="0204e38e" style:font-style-asian="normal" style:font-weight-asian="normal" style:font-style-complex="normal" style:font-weight-complex="normal"/>
    </style:style>
    <style:style style:name="P341" style:family="paragraph" style:parent-style-name="Standard">
      <style:paragraph-properties style:writing-mode="lr-tb"/>
      <style:text-properties style:text-line-through-style="none" style:text-line-through-type="none" fo:font-style="normal" fo:font-weight="normal" officeooo:rsid="021b6deb" officeooo:paragraph-rsid="021b6deb" style:font-style-asian="normal" style:font-weight-asian="normal" style:font-style-complex="normal" style:font-weight-complex="normal"/>
    </style:style>
    <style:style style:name="P342" style:family="paragraph" style:parent-style-name="Standard">
      <style:paragraph-properties style:writing-mode="lr-tb"/>
      <style:text-properties style:text-line-through-style="none" style:text-line-through-type="none" fo:font-style="normal" fo:font-weight="normal" officeooo:rsid="021d6e9d" officeooo:paragraph-rsid="021d6e9d" style:font-style-asian="normal" style:font-weight-asian="normal" style:font-style-complex="normal" style:font-weight-complex="normal"/>
    </style:style>
    <style:style style:name="P343" style:family="paragraph" style:parent-style-name="Standard">
      <style:paragraph-properties style:writing-mode="lr-tb"/>
      <style:text-properties style:text-line-through-style="none" style:text-line-through-type="none" fo:font-style="normal" fo:font-weight="normal" officeooo:rsid="02222c8b" officeooo:paragraph-rsid="02222c8b" style:font-style-asian="normal" style:font-weight-asian="normal" style:font-style-complex="normal" style:font-weight-complex="normal"/>
    </style:style>
    <style:style style:name="P344" style:family="paragraph" style:parent-style-name="Standard">
      <style:text-properties style:text-line-through-style="none" style:text-line-through-type="none" fo:font-style="normal" fo:font-weight="normal" officeooo:rsid="01e55a20" officeooo:paragraph-rsid="01e55a20" style:font-style-asian="normal" style:font-weight-asian="normal" style:font-style-complex="normal" style:font-weight-complex="normal"/>
    </style:style>
    <style:style style:name="P345" style:family="paragraph" style:parent-style-name="Standard">
      <style:text-properties style:text-line-through-style="none" style:text-line-through-type="none" fo:font-style="normal" fo:font-weight="normal" officeooo:rsid="01e55a20" officeooo:paragraph-rsid="01eb4136" style:font-style-asian="normal" style:font-weight-asian="normal" style:font-style-complex="normal" style:font-weight-complex="normal"/>
    </style:style>
    <style:style style:name="P346" style:family="paragraph" style:parent-style-name="Standard">
      <style:text-properties style:text-line-through-style="none" style:text-line-through-type="none" fo:font-style="normal" fo:font-weight="normal" officeooo:rsid="01ed82da" officeooo:paragraph-rsid="01ec3090" style:font-style-asian="normal" style:font-weight-asian="normal" style:font-style-complex="normal" style:font-weight-complex="normal"/>
    </style:style>
    <style:style style:name="P347" style:family="paragraph" style:parent-style-name="Standard">
      <style:text-properties style:text-line-through-style="none" style:text-line-through-type="none" fo:font-style="normal" fo:font-weight="normal" officeooo:rsid="01eeba4e" officeooo:paragraph-rsid="01ed82da" style:font-style-asian="normal" style:font-weight-asian="normal" style:font-style-complex="normal" style:font-weight-complex="normal"/>
    </style:style>
    <style:style style:name="P348" style:family="paragraph" style:parent-style-name="Standard">
      <style:text-properties style:text-line-through-style="none" style:text-line-through-type="none" fo:font-style="normal" fo:font-weight="normal" officeooo:rsid="020961ed" officeooo:paragraph-rsid="020541f2" style:font-style-asian="normal" style:font-weight-asian="normal" style:font-style-complex="normal" style:font-weight-complex="normal"/>
    </style:style>
    <style:style style:name="P349" style:family="paragraph" style:parent-style-name="Standard">
      <style:text-properties style:text-line-through-style="none" style:text-line-through-type="none" fo:font-style="normal" fo:font-weight="normal" officeooo:rsid="020b1363" officeooo:paragraph-rsid="020961ed" style:font-style-asian="normal" style:font-weight-asian="normal" style:font-style-complex="normal" style:font-weight-complex="normal"/>
    </style:style>
    <style:style style:name="P350" style:family="paragraph" style:parent-style-name="Standard">
      <style:text-properties style:text-line-through-style="none" style:text-line-through-type="none" fo:font-style="normal" fo:font-weight="normal" officeooo:rsid="020df49d" officeooo:paragraph-rsid="020961ed" style:font-style-asian="normal" style:font-weight-asian="normal" style:font-style-complex="normal" style:font-weight-complex="normal"/>
    </style:style>
    <style:style style:name="P351" style:family="paragraph" style:parent-style-name="Standard">
      <style:text-properties style:text-line-through-style="none" style:text-line-through-type="none" fo:font-style="normal" fo:font-weight="normal" officeooo:rsid="02123742" officeooo:paragraph-rsid="02123742" style:font-style-asian="normal" style:font-weight-asian="normal" style:font-style-complex="normal" style:font-weight-complex="normal"/>
    </style:style>
    <style:style style:name="P352" style:family="paragraph" style:parent-style-name="Standard">
      <style:paragraph-properties style:writing-mode="lr-tb"/>
      <style:text-properties style:text-line-through-style="none" style:text-line-through-type="none" fo:font-style="normal" fo:font-weight="normal" officeooo:rsid="02223050" officeooo:paragraph-rsid="02223050" style:font-style-asian="normal" style:font-weight-asian="normal" style:font-style-complex="normal" style:font-weight-complex="normal"/>
    </style:style>
    <style:style style:name="P353" style:family="paragraph" style:parent-style-name="Standard">
      <style:paragraph-properties style:writing-mode="lr-tb"/>
      <style:text-properties style:text-line-through-style="none" style:text-line-through-type="none" fo:font-style="normal" fo:font-weight="normal" officeooo:rsid="0225b0d7" officeooo:paragraph-rsid="0224af1d" style:font-style-asian="normal" style:font-weight-asian="normal" style:font-style-complex="normal" style:font-weight-complex="normal"/>
    </style:style>
    <style:style style:name="P354" style:family="paragraph" style:parent-style-name="Standard">
      <style:paragraph-properties style:writing-mode="lr-tb"/>
      <style:text-properties style:text-line-through-style="none" style:text-line-through-type="none" fo:font-style="normal" fo:font-weight="normal" officeooo:rsid="02368d59" officeooo:paragraph-rsid="02368d59" style:font-style-asian="normal" style:font-weight-asian="normal" style:font-style-complex="normal" style:font-weight-complex="normal"/>
    </style:style>
    <style:style style:name="P355" style:family="paragraph" style:parent-style-name="Standard">
      <style:paragraph-properties style:writing-mode="lr-tb"/>
      <style:text-properties style:text-line-through-style="none" style:text-line-through-type="none" fo:font-style="normal" fo:font-weight="normal" officeooo:rsid="0237e332" officeooo:paragraph-rsid="0237e332" style:font-style-asian="normal" style:font-weight-asian="normal" style:font-style-complex="normal" style:font-weight-complex="normal"/>
    </style:style>
    <style:style style:name="P356" style:family="paragraph" style:parent-style-name="Standard">
      <style:paragraph-properties style:writing-mode="lr-tb"/>
      <style:text-properties style:text-line-through-style="none" style:text-line-through-type="none" fo:font-style="normal" fo:font-weight="normal" officeooo:rsid="023ab819" officeooo:paragraph-rsid="023ab819" style:font-style-asian="normal" style:font-weight-asian="normal" style:font-style-complex="normal" style:font-weight-complex="normal"/>
    </style:style>
    <style:style style:name="P357" style:family="paragraph" style:parent-style-name="Standard">
      <style:paragraph-properties style:writing-mode="lr-tb"/>
      <style:text-properties style:text-line-through-style="none" style:text-line-through-type="none" fo:font-style="normal" fo:font-weight="normal" officeooo:rsid="023ba240" officeooo:paragraph-rsid="023ba240" style:font-style-asian="normal" style:font-weight-asian="normal" style:font-style-complex="normal" style:font-weight-complex="normal"/>
    </style:style>
    <style:style style:name="P358" style:family="paragraph" style:parent-style-name="Standard">
      <style:paragraph-properties style:writing-mode="lr-tb"/>
      <style:text-properties style:text-line-through-style="none" style:text-line-through-type="none" fo:font-style="normal" fo:font-weight="normal" officeooo:rsid="023bd3b1" officeooo:paragraph-rsid="023bd3b1" style:font-style-asian="normal" style:font-weight-asian="normal" style:font-style-complex="normal" style:font-weight-complex="normal"/>
    </style:style>
    <style:style style:name="P359" style:family="paragraph" style:parent-style-name="Standard">
      <style:paragraph-properties style:writing-mode="lr-tb"/>
      <style:text-properties style:text-line-through-style="none" style:text-line-through-type="none" fo:font-style="normal" fo:font-weight="normal" officeooo:rsid="024975f5" officeooo:paragraph-rsid="024975f5" style:font-style-asian="normal" style:font-weight-asian="normal" style:font-style-complex="normal" style:font-weight-complex="normal"/>
    </style:style>
    <style:style style:name="P360" style:family="paragraph" style:parent-style-name="Standard">
      <style:paragraph-properties style:writing-mode="lr-tb"/>
      <style:text-properties style:text-line-through-style="none" style:text-line-through-type="none" fo:font-style="normal" fo:font-weight="normal" officeooo:rsid="024975f5" officeooo:paragraph-rsid="024de3e3" style:font-style-asian="normal" style:font-weight-asian="normal" style:font-style-complex="normal" style:font-weight-complex="normal"/>
    </style:style>
    <style:style style:name="P361" style:family="paragraph" style:parent-style-name="Standard">
      <style:paragraph-properties style:writing-mode="lr-tb"/>
      <style:text-properties style:text-line-through-style="none" style:text-line-through-type="none" fo:font-style="normal" fo:font-weight="normal" officeooo:rsid="025447c0" officeooo:paragraph-rsid="025447c0" style:font-style-asian="normal" style:font-weight-asian="normal" style:font-style-complex="normal" style:font-weight-complex="normal"/>
    </style:style>
    <style:style style:name="P362" style:family="paragraph" style:parent-style-name="Standard">
      <style:paragraph-properties style:writing-mode="lr-tb"/>
      <style:text-properties style:text-line-through-style="none" style:text-line-through-type="none" fo:font-style="normal" fo:font-weight="normal" officeooo:rsid="0255dc85" officeooo:paragraph-rsid="0255dc85" style:font-style-asian="normal" style:font-weight-asian="normal" style:font-style-complex="normal" style:font-weight-complex="normal"/>
    </style:style>
    <style:style style:name="P363" style:family="paragraph" style:parent-style-name="Standard">
      <style:paragraph-properties style:writing-mode="lr-tb"/>
      <style:text-properties style:text-line-through-style="none" style:text-line-through-type="none" fo:font-style="normal" fo:font-weight="normal" officeooo:rsid="0256ef03" officeooo:paragraph-rsid="0256ef03" style:font-style-asian="normal" style:font-weight-asian="normal" style:font-style-complex="normal" style:font-weight-complex="normal"/>
    </style:style>
    <style:style style:name="P364" style:family="paragraph" style:parent-style-name="Standard">
      <style:paragraph-properties style:writing-mode="lr-tb"/>
      <style:text-properties style:text-line-through-style="none" style:text-line-through-type="none" fo:font-style="normal" fo:font-weight="normal" officeooo:rsid="02587cde" officeooo:paragraph-rsid="02587cde" style:font-style-asian="normal" style:font-weight-asian="normal" style:font-style-complex="normal" style:font-weight-complex="normal"/>
    </style:style>
    <style:style style:name="P365" style:family="paragraph" style:parent-style-name="Standard">
      <style:paragraph-properties style:writing-mode="lr-tb"/>
      <style:text-properties style:text-line-through-style="none" style:text-line-through-type="none" fo:font-style="normal" fo:font-weight="normal" officeooo:rsid="022eeb34" officeooo:paragraph-rsid="0225b0d7" style:font-style-asian="normal" style:font-weight-asian="normal" style:font-style-complex="normal" style:font-weight-complex="normal"/>
    </style:style>
    <style:style style:name="P366" style:family="paragraph" style:parent-style-name="Standard">
      <style:paragraph-properties style:writing-mode="lr-tb"/>
      <style:text-properties style:text-line-through-style="none" style:text-line-through-type="none" fo:font-style="normal" fo:font-weight="normal" officeooo:rsid="022eeb34" officeooo:paragraph-rsid="022eeb34" style:font-style-asian="normal" style:font-weight-asian="normal" style:font-style-complex="normal" style:font-weight-complex="normal"/>
    </style:style>
    <style:style style:name="P367" style:family="paragraph" style:parent-style-name="Standard">
      <style:paragraph-properties style:writing-mode="lr-tb"/>
      <style:text-properties style:text-line-through-style="none" style:text-line-through-type="none" fo:font-style="normal" fo:font-weight="normal" officeooo:rsid="02307cfa" officeooo:paragraph-rsid="022eeb34" style:font-style-asian="normal" style:font-weight-asian="normal" style:font-style-complex="normal" style:font-weight-complex="normal"/>
    </style:style>
    <style:style style:name="P368" style:family="paragraph" style:parent-style-name="Standard">
      <style:paragraph-properties style:writing-mode="lr-tb"/>
      <style:text-properties style:text-line-through-style="none" style:text-line-through-type="none" fo:font-style="normal" fo:font-weight="normal" officeooo:rsid="02307cfa" officeooo:paragraph-rsid="02307cfa" style:font-style-asian="normal" style:font-weight-asian="normal" style:font-style-complex="normal" style:font-weight-complex="normal"/>
    </style:style>
    <style:style style:name="P369" style:family="paragraph" style:parent-style-name="Standard">
      <style:paragraph-properties style:writing-mode="lr-tb"/>
      <style:text-properties style:text-line-through-style="none" style:text-line-through-type="none" fo:font-style="normal" fo:font-weight="normal" officeooo:rsid="0230a091" officeooo:paragraph-rsid="02307cfa" style:font-style-asian="normal" style:font-weight-asian="normal" style:font-style-complex="normal" style:font-weight-complex="normal"/>
    </style:style>
    <style:style style:name="P370" style:family="paragraph" style:parent-style-name="Standard">
      <style:paragraph-properties style:writing-mode="lr-tb"/>
      <style:text-properties style:text-line-through-style="none" style:text-line-through-type="none" fo:font-style="normal" fo:font-weight="normal" officeooo:rsid="0230a091" officeooo:paragraph-rsid="0230a091" style:font-style-asian="normal" style:font-weight-asian="normal" style:font-style-complex="normal" style:font-weight-complex="normal"/>
    </style:style>
    <style:style style:name="P371" style:family="paragraph" style:parent-style-name="Standard">
      <style:paragraph-properties style:writing-mode="lr-tb"/>
      <style:text-properties style:text-line-through-style="none" style:text-line-through-type="none" fo:font-style="normal" fo:font-weight="normal" officeooo:rsid="02313935" officeooo:paragraph-rsid="0230a091" style:font-style-asian="normal" style:font-weight-asian="normal" style:font-style-complex="normal" style:font-weight-complex="normal"/>
    </style:style>
    <style:style style:name="P372" style:family="paragraph" style:parent-style-name="Standard">
      <style:paragraph-properties style:writing-mode="lr-tb"/>
      <style:text-properties style:text-line-through-style="none" style:text-line-through-type="none" fo:font-style="normal" fo:font-weight="normal" officeooo:rsid="02313935" officeooo:paragraph-rsid="02313935" style:font-style-asian="normal" style:font-weight-asian="normal" style:font-style-complex="normal" style:font-weight-complex="normal"/>
    </style:style>
    <style:style style:name="P373" style:family="paragraph" style:parent-style-name="Standard">
      <style:paragraph-properties style:writing-mode="lr-tb"/>
      <style:text-properties style:text-line-through-style="none" style:text-line-through-type="none" fo:font-style="normal" fo:font-weight="normal" officeooo:rsid="0232ac09" officeooo:paragraph-rsid="02313935" style:font-style-asian="normal" style:font-weight-asian="normal" style:font-style-complex="normal" style:font-weight-complex="normal"/>
    </style:style>
    <style:style style:name="P374" style:family="paragraph" style:parent-style-name="Standard">
      <style:paragraph-properties style:writing-mode="lr-tb"/>
      <style:text-properties style:text-line-through-style="none" style:text-line-through-type="none" fo:font-style="normal" fo:font-weight="normal" officeooo:rsid="02336b3d" officeooo:paragraph-rsid="02313935" style:font-style-asian="normal" style:font-weight-asian="normal" style:font-style-complex="normal" style:font-weight-complex="normal"/>
    </style:style>
    <style:style style:name="P375" style:family="paragraph" style:parent-style-name="Standard">
      <style:paragraph-properties style:writing-mode="lr-tb"/>
      <style:text-properties style:text-line-through-style="none" style:text-line-through-type="none" fo:font-style="normal" fo:font-weight="normal" officeooo:rsid="023ce85c" officeooo:paragraph-rsid="023ce85c" style:font-style-asian="normal" style:font-weight-asian="normal" style:font-style-complex="normal" style:font-weight-complex="normal"/>
    </style:style>
    <style:style style:name="P376" style:family="paragraph" style:parent-style-name="Standard">
      <style:paragraph-properties style:writing-mode="lr-tb"/>
      <style:text-properties style:text-line-through-style="none" style:text-line-through-type="none" fo:font-style="normal" fo:font-weight="normal" officeooo:rsid="023e4c61" officeooo:paragraph-rsid="023ce85c" style:font-style-asian="normal" style:font-weight-asian="normal" style:font-style-complex="normal" style:font-weight-complex="normal"/>
    </style:style>
    <style:style style:name="P377" style:family="paragraph" style:parent-style-name="Standard">
      <style:paragraph-properties style:writing-mode="lr-tb"/>
      <style:text-properties style:text-line-through-style="none" style:text-line-through-type="none" fo:font-style="normal" fo:font-weight="normal" officeooo:rsid="0240cc8e" officeooo:paragraph-rsid="0240cc8e" style:font-style-asian="normal" style:font-weight-asian="normal" style:font-style-complex="normal" style:font-weight-complex="normal"/>
    </style:style>
    <style:style style:name="P378" style:family="paragraph" style:parent-style-name="Standard">
      <style:paragraph-properties style:writing-mode="lr-tb"/>
      <style:text-properties style:text-line-through-style="none" style:text-line-through-type="none" fo:font-style="normal" fo:font-weight="normal" officeooo:rsid="0243f139" officeooo:paragraph-rsid="0240cc8e" style:font-style-asian="normal" style:font-weight-asian="normal" style:font-style-complex="normal" style:font-weight-complex="normal"/>
    </style:style>
    <style:style style:name="P379" style:family="paragraph" style:parent-style-name="Standard">
      <style:paragraph-properties style:writing-mode="lr-tb"/>
      <style:text-properties style:text-line-through-style="none" style:text-line-through-type="none" fo:font-style="normal" fo:font-weight="normal" officeooo:rsid="0245cc71" officeooo:paragraph-rsid="0240cc8e" style:font-style-asian="normal" style:font-weight-asian="normal" style:font-style-complex="normal" style:font-weight-complex="normal"/>
    </style:style>
    <style:style style:name="P380" style:family="paragraph" style:parent-style-name="Standard">
      <style:paragraph-properties style:writing-mode="lr-tb"/>
      <style:text-properties style:text-line-through-style="none" style:text-line-through-type="none" fo:font-style="normal" fo:font-weight="normal" officeooo:rsid="0252fa26" officeooo:paragraph-rsid="0252fa26" style:font-style-asian="normal" style:font-weight-asian="normal" style:font-style-complex="normal" style:font-weight-complex="normal"/>
    </style:style>
    <style:style style:name="P381" style:family="paragraph" style:parent-style-name="Standard">
      <style:paragraph-properties style:writing-mode="lr-tb"/>
      <style:text-properties style:text-line-through-style="none" style:text-line-through-type="none" fo:font-style="normal" fo:font-weight="normal" officeooo:rsid="0263a10f" officeooo:paragraph-rsid="0263a10f" style:font-style-asian="normal" style:font-weight-asian="normal" style:font-style-complex="normal" style:font-weight-complex="normal"/>
    </style:style>
    <style:style style:name="P382" style:family="paragraph" style:parent-style-name="Standard">
      <style:paragraph-properties style:writing-mode="lr-tb"/>
      <style:text-properties style:text-line-through-style="none" style:text-line-through-type="none" fo:font-style="normal" fo:font-weight="normal" officeooo:rsid="0266a14b" officeooo:paragraph-rsid="0266a14b" style:font-style-asian="normal" style:font-weight-asian="normal" style:font-style-complex="normal" style:font-weight-complex="normal"/>
    </style:style>
    <style:style style:name="P383" style:family="paragraph" style:parent-style-name="Standard">
      <style:paragraph-properties style:writing-mode="lr-tb"/>
      <style:text-properties style:text-line-through-style="none" style:text-line-through-type="none" fo:font-style="normal" fo:font-weight="normal" officeooo:rsid="0268281e" officeooo:paragraph-rsid="0268281e" style:font-style-asian="normal" style:font-weight-asian="normal" style:font-style-complex="normal" style:font-weight-complex="normal"/>
    </style:style>
    <style:style style:name="P384" style:family="paragraph" style:parent-style-name="Standard">
      <style:paragraph-properties style:writing-mode="lr-tb"/>
      <style:text-properties style:text-line-through-style="none" style:text-line-through-type="none" fo:font-style="normal" fo:font-weight="normal" officeooo:rsid="02689062" officeooo:paragraph-rsid="02689062" style:font-style-asian="normal" style:font-weight-asian="normal" style:font-style-complex="normal" style:font-weight-complex="normal"/>
    </style:style>
    <style:style style:name="P385" style:family="paragraph" style:parent-style-name="Standard">
      <style:paragraph-properties style:writing-mode="lr-tb"/>
      <style:text-properties style:text-line-through-style="none" style:text-line-through-type="none" fo:font-style="normal" fo:font-weight="normal" officeooo:rsid="02694a7e" officeooo:paragraph-rsid="02694a7e" style:font-style-asian="normal" style:font-weight-asian="normal" style:font-style-complex="normal" style:font-weight-complex="normal"/>
    </style:style>
    <style:style style:name="P386" style:family="paragraph" style:parent-style-name="Standard">
      <style:paragraph-properties style:writing-mode="lr-tb"/>
      <style:text-properties style:text-line-through-style="none" style:text-line-through-type="none" fo:font-style="normal" fo:font-weight="normal" officeooo:rsid="027cf54f" officeooo:paragraph-rsid="027cf54f" style:font-style-asian="normal" style:font-weight-asian="normal" style:font-style-complex="normal" style:font-weight-complex="normal"/>
    </style:style>
    <style:style style:name="P387" style:family="paragraph" style:parent-style-name="Standard">
      <style:paragraph-properties style:writing-mode="lr-tb"/>
      <style:text-properties style:text-line-through-style="none" style:text-line-through-type="none" fo:font-style="normal" fo:font-weight="normal" officeooo:rsid="027de577" officeooo:paragraph-rsid="027de577" style:font-style-asian="normal" style:font-weight-asian="normal" style:font-style-complex="normal" style:font-weight-complex="normal"/>
    </style:style>
    <style:style style:name="P388" style:family="paragraph" style:parent-style-name="Standard">
      <style:paragraph-properties style:writing-mode="lr-tb"/>
      <style:text-properties style:text-line-through-style="none" style:text-line-through-type="none" fo:font-style="normal" fo:font-weight="normal" officeooo:rsid="0287483b" officeooo:paragraph-rsid="0287483b" style:font-style-asian="normal" style:font-weight-asian="normal" style:font-style-complex="normal" style:font-weight-complex="normal"/>
    </style:style>
    <style:style style:name="P389" style:family="paragraph" style:parent-style-name="Standard">
      <style:paragraph-properties style:writing-mode="lr-tb"/>
      <style:text-properties style:text-line-through-style="none" style:text-line-through-type="none" fo:font-style="normal" fo:font-weight="normal" officeooo:rsid="0287483b" officeooo:paragraph-rsid="0285479f" style:font-style-asian="normal" style:font-weight-asian="normal" style:font-style-complex="normal" style:font-weight-complex="normal"/>
    </style:style>
    <style:style style:name="P390" style:family="paragraph" style:parent-style-name="Standard">
      <style:paragraph-properties style:writing-mode="lr-tb"/>
      <style:text-properties style:text-line-through-style="none" style:text-line-through-type="none" fo:font-style="normal" fo:font-weight="normal" officeooo:rsid="0287ba88" officeooo:paragraph-rsid="0287ba88" style:font-style-asian="normal" style:font-weight-asian="normal" style:font-style-complex="normal" style:font-weight-complex="normal"/>
    </style:style>
    <style:style style:name="P391" style:family="paragraph" style:parent-style-name="Standard">
      <style:paragraph-properties style:writing-mode="lr-tb"/>
      <style:text-properties style:text-line-through-style="none" style:text-line-through-type="none" fo:font-style="normal" fo:font-weight="normal" officeooo:rsid="0288f796" officeooo:paragraph-rsid="0288f796" style:font-style-asian="normal" style:font-weight-asian="normal" style:font-style-complex="normal" style:font-weight-complex="normal"/>
    </style:style>
    <style:style style:name="P392" style:family="paragraph" style:parent-style-name="Standard">
      <style:paragraph-properties style:writing-mode="lr-tb"/>
      <style:text-properties style:text-line-through-style="none" style:text-line-through-type="none" fo:font-style="normal" fo:font-weight="normal" officeooo:rsid="028e1083" officeooo:paragraph-rsid="028e1083" style:font-style-asian="normal" style:font-weight-asian="normal" style:font-style-complex="normal" style:font-weight-complex="normal"/>
    </style:style>
    <style:style style:name="P393" style:family="paragraph" style:parent-style-name="Standard">
      <style:paragraph-properties style:writing-mode="lr-tb"/>
      <style:text-properties style:text-line-through-style="none" style:text-line-through-type="none" fo:font-style="normal" fo:font-weight="normal" officeooo:rsid="029742d2" officeooo:paragraph-rsid="029742d2" style:font-style-asian="normal" style:font-weight-asian="normal" style:font-style-complex="normal" style:font-weight-complex="normal"/>
    </style:style>
    <style:style style:name="P394" style:family="paragraph" style:parent-style-name="Standard">
      <style:paragraph-properties style:writing-mode="lr-tb"/>
      <style:text-properties style:text-line-through-style="none" style:text-line-through-type="none" fo:font-style="normal" fo:font-weight="normal" officeooo:rsid="029852ab" officeooo:paragraph-rsid="029852ab" style:font-style-asian="normal" style:font-weight-asian="normal" style:font-style-complex="normal" style:font-weight-complex="normal"/>
    </style:style>
    <style:style style:name="P395" style:family="paragraph" style:parent-style-name="Standard">
      <style:paragraph-properties style:writing-mode="lr-tb"/>
      <style:text-properties style:text-line-through-style="none" style:text-line-through-type="none" fo:font-style="normal" fo:font-weight="normal" officeooo:rsid="029b4a2b" officeooo:paragraph-rsid="029b4a2b" style:font-style-asian="normal" style:font-weight-asian="normal" style:font-style-complex="normal" style:font-weight-complex="normal"/>
    </style:style>
    <style:style style:name="P396" style:family="paragraph" style:parent-style-name="Standard">
      <style:paragraph-properties style:writing-mode="lr-tb"/>
      <style:text-properties style:text-line-through-style="none" style:text-line-through-type="none" fo:font-style="normal" fo:font-weight="normal" officeooo:rsid="029bf445" officeooo:paragraph-rsid="029bf445" style:font-style-asian="normal" style:font-weight-asian="normal" style:font-style-complex="normal" style:font-weight-complex="normal"/>
    </style:style>
    <style:style style:name="P397" style:family="paragraph" style:parent-style-name="Standard">
      <style:paragraph-properties style:writing-mode="lr-tb"/>
      <style:text-properties style:text-line-through-style="none" style:text-line-through-type="none" fo:font-style="normal" fo:font-weight="normal" officeooo:rsid="029e59a7" officeooo:paragraph-rsid="029e59a7" style:font-style-asian="normal" style:font-weight-asian="normal" style:font-style-complex="normal" style:font-weight-complex="normal"/>
    </style:style>
    <style:style style:name="P398" style:family="paragraph" style:parent-style-name="Standard">
      <style:paragraph-properties style:writing-mode="lr-tb"/>
      <style:text-properties style:text-line-through-style="none" style:text-line-through-type="none" fo:font-style="normal" fo:font-weight="normal" officeooo:rsid="02a02416" officeooo:paragraph-rsid="02a02416" style:font-style-asian="normal" style:font-weight-asian="normal" style:font-style-complex="normal" style:font-weight-complex="normal"/>
    </style:style>
    <style:style style:name="P399" style:family="paragraph" style:parent-style-name="Standard">
      <style:paragraph-properties style:writing-mode="lr-tb"/>
      <style:text-properties style:text-line-through-style="none" style:text-line-through-type="none" fo:font-style="normal" fo:font-weight="normal" officeooo:rsid="02a39da1" officeooo:paragraph-rsid="02a39da1" style:font-style-asian="normal" style:font-weight-asian="normal" style:font-style-complex="normal" style:font-weight-complex="normal"/>
    </style:style>
    <style:style style:name="P400" style:family="paragraph" style:parent-style-name="Standard">
      <style:paragraph-properties style:writing-mode="lr-tb"/>
      <style:text-properties style:text-line-through-style="none" style:text-line-through-type="none" fo:font-style="normal" fo:font-weight="normal" officeooo:rsid="02a72249" officeooo:paragraph-rsid="02a72249" style:font-style-asian="normal" style:font-weight-asian="normal" style:font-style-complex="normal" style:font-weight-complex="normal"/>
    </style:style>
    <style:style style:name="P401" style:family="paragraph" style:parent-style-name="Standard">
      <style:paragraph-properties style:writing-mode="lr-tb"/>
      <style:text-properties style:text-line-through-style="none" style:text-line-through-type="none" fo:font-style="normal" fo:font-weight="normal" officeooo:rsid="02a9ae9f" officeooo:paragraph-rsid="02a9ae9f" style:font-style-asian="normal" style:font-weight-asian="normal" style:font-style-complex="normal" style:font-weight-complex="normal"/>
    </style:style>
    <style:style style:name="P402" style:family="paragraph" style:parent-style-name="Standard">
      <style:paragraph-properties style:writing-mode="lr-tb"/>
      <style:text-properties style:text-line-through-style="none" style:text-line-through-type="none" fo:font-style="normal" fo:font-weight="normal" officeooo:rsid="025d4047" officeooo:paragraph-rsid="02587cde" style:font-style-asian="normal" style:font-weight-asian="normal" style:font-style-complex="normal" style:font-weight-complex="normal"/>
    </style:style>
    <style:style style:name="P403" style:family="paragraph" style:parent-style-name="Standard">
      <style:paragraph-properties style:writing-mode="lr-tb"/>
      <style:text-properties style:text-line-through-style="none" style:text-line-through-type="none" fo:font-style="normal" fo:font-weight="normal" officeooo:rsid="02672e71" officeooo:paragraph-rsid="0266a14b" style:font-style-asian="normal" style:font-weight-asian="normal" style:font-style-complex="normal" style:font-weight-complex="normal"/>
    </style:style>
    <style:style style:name="P404" style:family="paragraph" style:parent-style-name="Standard">
      <style:paragraph-properties style:writing-mode="lr-tb"/>
      <style:text-properties style:text-line-through-style="none" style:text-line-through-type="none" fo:font-style="normal" fo:font-weight="normal" officeooo:rsid="02672e71" officeooo:paragraph-rsid="02672e71" style:font-style-asian="normal" style:font-weight-asian="normal" style:font-style-complex="normal" style:font-weight-complex="normal"/>
    </style:style>
    <style:style style:name="P405" style:family="paragraph" style:parent-style-name="Standard">
      <style:paragraph-properties style:writing-mode="lr-tb"/>
      <style:text-properties style:text-line-through-style="none" style:text-line-through-type="none" fo:font-style="normal" fo:font-weight="normal" officeooo:rsid="0267c736" officeooo:paragraph-rsid="0267c736" style:font-style-asian="normal" style:font-weight-asian="normal" style:font-style-complex="normal" style:font-weight-complex="normal"/>
    </style:style>
    <style:style style:name="P406" style:family="paragraph" style:parent-style-name="Standard">
      <style:paragraph-properties style:writing-mode="lr-tb"/>
      <style:text-properties style:text-line-through-style="none" style:text-line-through-type="none" fo:font-style="normal" fo:font-weight="normal" officeooo:rsid="0269f8c8" officeooo:paragraph-rsid="0269f8c8" style:font-style-asian="normal" style:font-weight-asian="normal" style:font-style-complex="normal" style:font-weight-complex="normal"/>
    </style:style>
    <style:style style:name="P407" style:family="paragraph" style:parent-style-name="Standard">
      <style:paragraph-properties style:writing-mode="lr-tb"/>
      <style:text-properties style:text-line-through-style="none" style:text-line-through-type="none" fo:font-style="normal" fo:font-weight="normal" officeooo:rsid="026a559e" officeooo:paragraph-rsid="026a559e" style:font-style-asian="normal" style:font-weight-asian="normal" style:font-style-complex="normal" style:font-weight-complex="normal"/>
    </style:style>
    <style:style style:name="P408" style:family="paragraph" style:parent-style-name="Standard">
      <style:paragraph-properties style:writing-mode="lr-tb"/>
      <style:text-properties style:text-line-through-style="none" style:text-line-through-type="none" fo:font-style="normal" fo:font-weight="normal" officeooo:rsid="026b61fc" officeooo:paragraph-rsid="026b61fc" style:font-style-asian="normal" style:font-weight-asian="normal" style:font-style-complex="normal" style:font-weight-complex="normal"/>
    </style:style>
    <style:style style:name="P409" style:family="paragraph" style:parent-style-name="Standard">
      <style:paragraph-properties style:writing-mode="lr-tb"/>
      <style:text-properties style:text-line-through-style="none" style:text-line-through-type="none" fo:font-style="normal" fo:font-weight="normal" officeooo:rsid="026b61fc" officeooo:paragraph-rsid="0270a255" style:font-style-asian="normal" style:font-weight-asian="normal" style:font-style-complex="normal" style:font-weight-complex="normal"/>
    </style:style>
    <style:style style:name="P410" style:family="paragraph" style:parent-style-name="Standard">
      <style:paragraph-properties style:writing-mode="lr-tb"/>
      <style:text-properties style:text-line-through-style="none" style:text-line-through-type="none" fo:font-style="normal" fo:font-weight="normal" officeooo:rsid="026c9270" officeooo:paragraph-rsid="026c9270" style:font-style-asian="normal" style:font-weight-asian="normal" style:font-style-complex="normal" style:font-weight-complex="normal"/>
    </style:style>
    <style:style style:name="P411" style:family="paragraph" style:parent-style-name="Standard">
      <style:paragraph-properties style:writing-mode="lr-tb"/>
      <style:text-properties style:text-line-through-style="none" style:text-line-through-type="none" fo:font-style="normal" fo:font-weight="normal" officeooo:rsid="0272809d" officeooo:paragraph-rsid="0272809d" style:font-style-asian="normal" style:font-weight-asian="normal" style:font-style-complex="normal" style:font-weight-complex="normal"/>
    </style:style>
    <style:style style:name="P412" style:family="paragraph" style:parent-style-name="Standard">
      <style:paragraph-properties style:writing-mode="lr-tb"/>
      <style:text-properties style:text-line-through-style="none" style:text-line-through-type="none" fo:font-style="normal" fo:font-weight="normal" officeooo:rsid="02778881" officeooo:paragraph-rsid="0273e178" style:font-style-asian="normal" style:font-weight-asian="normal" style:font-style-complex="normal" style:font-weight-complex="normal"/>
    </style:style>
    <style:style style:name="P413" style:family="paragraph" style:parent-style-name="Standard">
      <style:paragraph-properties style:writing-mode="lr-tb"/>
      <style:text-properties style:text-line-through-style="none" style:text-line-through-type="none" fo:font-style="normal" fo:font-weight="normal" officeooo:rsid="028188f7" officeooo:paragraph-rsid="027e8331" style:font-style-asian="normal" style:font-weight-asian="normal" style:font-style-complex="normal" style:font-weight-complex="normal"/>
    </style:style>
    <style:style style:name="P414" style:family="paragraph" style:parent-style-name="Standard">
      <style:paragraph-properties style:writing-mode="lr-tb"/>
      <style:text-properties style:text-line-through-style="none" style:text-line-through-type="none" fo:font-style="normal" fo:font-weight="normal" officeooo:rsid="0282e4a3" officeooo:paragraph-rsid="028188f7" style:font-style-asian="normal" style:font-weight-asian="normal" style:font-style-complex="normal" style:font-weight-complex="normal"/>
    </style:style>
    <style:style style:name="P415" style:family="paragraph" style:parent-style-name="Standard">
      <style:paragraph-properties style:writing-mode="lr-tb"/>
      <style:text-properties style:text-line-through-style="none" style:text-line-through-type="none" fo:font-style="normal" fo:font-weight="normal" officeooo:rsid="0282e4a3" officeooo:paragraph-rsid="0282e4a3" style:font-style-asian="normal" style:font-weight-asian="normal" style:font-style-complex="normal" style:font-weight-complex="normal"/>
    </style:style>
    <style:style style:name="P416" style:family="paragraph" style:parent-style-name="Standard">
      <style:paragraph-properties style:writing-mode="lr-tb"/>
      <style:text-properties style:text-line-through-style="none" style:text-line-through-type="none" fo:font-style="normal" fo:font-weight="normal" officeooo:rsid="02836668" officeooo:paragraph-rsid="0282e4a3" style:font-style-asian="normal" style:font-weight-asian="normal" style:font-style-complex="normal" style:font-weight-complex="normal"/>
    </style:style>
    <style:style style:name="P417" style:family="paragraph" style:parent-style-name="Standard">
      <style:paragraph-properties style:writing-mode="lr-tb"/>
      <style:text-properties style:text-line-through-style="none" style:text-line-through-type="none" fo:font-style="normal" fo:font-weight="normal" officeooo:rsid="02836668" officeooo:paragraph-rsid="02836668" style:font-style-asian="normal" style:font-weight-asian="normal" style:font-style-complex="normal" style:font-weight-complex="normal"/>
    </style:style>
    <style:style style:name="P418" style:family="paragraph" style:parent-style-name="Standard">
      <style:paragraph-properties style:writing-mode="lr-tb"/>
      <style:text-properties style:text-line-through-style="none" style:text-line-through-type="none" fo:font-style="normal" fo:font-weight="normal" officeooo:rsid="02846288" officeooo:paragraph-rsid="02836668" style:font-style-asian="normal" style:font-weight-asian="normal" style:font-style-complex="normal" style:font-weight-complex="normal"/>
    </style:style>
    <style:style style:name="P419" style:family="paragraph" style:parent-style-name="Standard">
      <style:paragraph-properties style:writing-mode="lr-tb"/>
      <style:text-properties style:text-line-through-style="none" style:text-line-through-type="none" fo:font-style="normal" fo:font-weight="normal" officeooo:rsid="02846288" officeooo:paragraph-rsid="02846288" style:font-style-asian="normal" style:font-weight-asian="normal" style:font-style-complex="normal" style:font-weight-complex="normal"/>
    </style:style>
    <style:style style:name="P420" style:family="paragraph" style:parent-style-name="Standard">
      <style:paragraph-properties style:writing-mode="lr-tb"/>
      <style:text-properties style:text-line-through-style="none" style:text-line-through-type="none" fo:font-style="normal" fo:font-weight="normal" officeooo:rsid="0284d4a2" officeooo:paragraph-rsid="0284d4a2" style:font-style-asian="normal" style:font-weight-asian="normal" style:font-style-complex="normal" style:font-weight-complex="normal"/>
    </style:style>
    <style:style style:name="P421" style:family="paragraph" style:parent-style-name="Standard">
      <style:paragraph-properties style:writing-mode="lr-tb"/>
      <style:text-properties style:text-line-through-style="none" style:text-line-through-type="none" fo:font-style="normal" fo:font-weight="normal" officeooo:rsid="0285479f" officeooo:paragraph-rsid="0285479f" style:font-style-asian="normal" style:font-weight-asian="normal" style:font-style-complex="normal" style:font-weight-complex="normal"/>
    </style:style>
    <style:style style:name="P422" style:family="paragraph" style:parent-style-name="Standard">
      <style:paragraph-properties style:writing-mode="lr-tb"/>
      <style:text-properties style:text-line-through-style="none" style:text-line-through-type="none" fo:font-style="normal" fo:font-weight="normal" officeooo:rsid="0289a169" officeooo:paragraph-rsid="0289a169" style:font-style-asian="normal" style:font-weight-asian="normal" style:font-style-complex="normal" style:font-weight-complex="normal"/>
    </style:style>
    <style:style style:name="P423" style:family="paragraph" style:parent-style-name="Standard">
      <style:paragraph-properties style:writing-mode="lr-tb"/>
      <style:text-properties style:text-line-through-style="none" style:text-line-through-type="none" fo:font-style="normal" fo:font-weight="normal" officeooo:rsid="028aba00" officeooo:paragraph-rsid="0289a169" style:font-style-asian="normal" style:font-weight-asian="normal" style:font-style-complex="normal" style:font-weight-complex="normal"/>
    </style:style>
    <style:style style:name="P424" style:family="paragraph" style:parent-style-name="Standard">
      <style:paragraph-properties style:writing-mode="lr-tb"/>
      <style:text-properties style:text-line-through-style="none" style:text-line-through-type="none" fo:font-style="normal" fo:font-weight="normal" officeooo:rsid="028affb0" officeooo:paragraph-rsid="028bb5c3" style:font-style-asian="normal" style:font-weight-asian="normal" style:font-style-complex="normal" style:font-weight-complex="normal"/>
    </style:style>
    <style:style style:name="P425" style:family="paragraph" style:parent-style-name="Standard">
      <style:paragraph-properties style:writing-mode="lr-tb"/>
      <style:text-properties style:text-line-through-style="none" style:text-line-through-type="none" fo:font-style="normal" fo:font-weight="normal" officeooo:rsid="028dc1b9" officeooo:paragraph-rsid="028bc5f4" style:font-style-asian="normal" style:font-weight-asian="normal" style:font-style-complex="normal" style:font-weight-complex="normal"/>
    </style:style>
    <style:style style:name="P426" style:family="paragraph" style:parent-style-name="Standard">
      <style:paragraph-properties style:writing-mode="lr-tb"/>
      <style:text-properties style:text-line-through-style="none" style:text-line-through-type="none" fo:font-style="normal" fo:font-weight="normal" officeooo:rsid="028ffae1" officeooo:paragraph-rsid="028ffae1" style:font-style-asian="normal" style:font-weight-asian="normal" style:font-style-complex="normal" style:font-weight-complex="normal"/>
    </style:style>
    <style:style style:name="P427" style:family="paragraph" style:parent-style-name="Standard">
      <style:paragraph-properties style:writing-mode="lr-tb"/>
      <style:text-properties style:text-line-through-style="none" style:text-line-through-type="none" fo:font-style="normal" fo:font-weight="normal" officeooo:rsid="02ab0be7" officeooo:paragraph-rsid="02ab0be7" style:font-style-asian="normal" style:font-weight-asian="normal" style:font-style-complex="normal" style:font-weight-complex="normal"/>
    </style:style>
    <style:style style:name="P428" style:family="paragraph" style:parent-style-name="Standard">
      <style:paragraph-properties style:writing-mode="lr-tb"/>
      <style:text-properties style:text-line-through-style="none" style:text-line-through-type="none" fo:font-style="normal" fo:font-weight="normal" officeooo:rsid="02ae425f" officeooo:paragraph-rsid="02ae425f" style:font-style-asian="normal" style:font-weight-asian="normal" style:font-style-complex="normal" style:font-weight-complex="normal"/>
    </style:style>
    <style:style style:name="P429" style:family="paragraph" style:parent-style-name="Standard">
      <style:paragraph-properties style:writing-mode="lr-tb"/>
      <style:text-properties style:text-line-through-style="none" style:text-line-through-type="none" fo:font-style="normal" fo:font-weight="normal" officeooo:rsid="02b04ed9" officeooo:paragraph-rsid="02b04ed9" style:font-style-asian="normal" style:font-weight-asian="normal" style:font-style-complex="normal" style:font-weight-complex="normal"/>
    </style:style>
    <style:style style:name="P430" style:family="paragraph" style:parent-style-name="Standard">
      <style:paragraph-properties style:writing-mode="lr-tb"/>
      <style:text-properties style:text-line-through-style="none" style:text-line-through-type="none" fo:font-style="normal" fo:font-weight="normal" officeooo:rsid="02b09cdb" officeooo:paragraph-rsid="02b09cdb" style:font-style-asian="normal" style:font-weight-asian="normal" style:font-style-complex="normal" style:font-weight-complex="normal"/>
    </style:style>
    <style:style style:name="P431" style:family="paragraph" style:parent-style-name="Standard">
      <style:paragraph-properties style:writing-mode="lr-tb"/>
      <style:text-properties style:text-line-through-style="none" style:text-line-through-type="none" fo:font-style="normal" fo:font-weight="normal" officeooo:rsid="02b0c68f" officeooo:paragraph-rsid="02b0c68f" style:font-style-asian="normal" style:font-weight-asian="normal" style:font-style-complex="normal" style:font-weight-complex="normal"/>
    </style:style>
    <style:style style:name="P432" style:family="paragraph" style:parent-style-name="Standard">
      <style:paragraph-properties style:writing-mode="lr-tb"/>
      <style:text-properties style:text-line-through-style="none" style:text-line-through-type="none" fo:font-style="normal" fo:font-weight="normal" officeooo:rsid="02b1bc94" officeooo:paragraph-rsid="02b1bc94" style:font-style-asian="normal" style:font-weight-asian="normal" style:font-style-complex="normal" style:font-weight-complex="normal"/>
    </style:style>
    <style:style style:name="P433" style:family="paragraph" style:parent-style-name="Standard">
      <style:paragraph-properties style:writing-mode="lr-tb"/>
      <style:text-properties style:text-line-through-style="none" style:text-line-through-type="none" fo:font-style="normal" fo:font-weight="normal" officeooo:rsid="02b1fd92" officeooo:paragraph-rsid="02b1fd92" style:font-style-asian="normal" style:font-weight-asian="normal" style:font-style-complex="normal" style:font-weight-complex="normal"/>
    </style:style>
    <style:style style:name="P434" style:family="paragraph" style:parent-style-name="Standard">
      <style:paragraph-properties style:writing-mode="lr-tb"/>
      <style:text-properties style:text-line-through-style="none" style:text-line-through-type="none" fo:font-style="normal" fo:font-weight="normal" officeooo:rsid="02b2bf14" officeooo:paragraph-rsid="02b2bf14" style:font-style-asian="normal" style:font-weight-asian="normal" style:font-style-complex="normal" style:font-weight-complex="normal"/>
    </style:style>
    <style:style style:name="P435" style:family="paragraph" style:parent-style-name="Standard">
      <style:paragraph-properties style:writing-mode="lr-tb"/>
      <style:text-properties style:text-line-through-style="none" style:text-line-through-type="none" fo:font-style="normal" fo:font-weight="normal" officeooo:rsid="02b3e0ca" officeooo:paragraph-rsid="02b3e0ca" style:font-style-asian="normal" style:font-weight-asian="normal" style:font-style-complex="normal" style:font-weight-complex="normal"/>
    </style:style>
    <style:style style:name="P436" style:family="paragraph" style:parent-style-name="Standard">
      <style:paragraph-properties style:writing-mode="lr-tb"/>
      <style:text-properties style:text-line-through-style="none" style:text-line-through-type="none" fo:font-style="normal" fo:font-weight="normal" officeooo:rsid="02cdd8bc" officeooo:paragraph-rsid="02cdd8bc" style:font-style-asian="normal" style:font-weight-asian="normal" style:font-style-complex="normal" style:font-weight-complex="normal"/>
    </style:style>
    <style:style style:name="P437" style:family="paragraph" style:parent-style-name="Standard">
      <style:paragraph-properties style:writing-mode="lr-tb"/>
      <style:text-properties style:text-line-through-style="none" style:text-line-through-type="none" fo:font-style="normal" fo:font-weight="normal" officeooo:rsid="02cfdccc" officeooo:paragraph-rsid="02cfdccc" style:font-style-asian="normal" style:font-weight-asian="normal" style:font-style-complex="normal" style:font-weight-complex="normal"/>
    </style:style>
    <style:style style:name="P438" style:family="paragraph" style:parent-style-name="Standard">
      <style:paragraph-properties style:writing-mode="lr-tb"/>
      <style:text-properties style:text-line-through-style="none" style:text-line-through-type="none" fo:font-style="normal" fo:font-weight="normal" officeooo:rsid="02d09c5e" officeooo:paragraph-rsid="02d09c5e" style:font-style-asian="normal" style:font-weight-asian="normal" style:font-style-complex="normal" style:font-weight-complex="normal"/>
    </style:style>
    <style:style style:name="P439" style:family="paragraph" style:parent-style-name="Standard">
      <style:paragraph-properties style:writing-mode="lr-tb"/>
      <style:text-properties style:text-line-through-style="none" style:text-line-through-type="none" fo:font-style="normal" fo:font-weight="normal" officeooo:rsid="02d0fa2c" officeooo:paragraph-rsid="02d0fa2c" style:font-style-asian="normal" style:font-weight-asian="normal" style:font-style-complex="normal" style:font-weight-complex="normal"/>
    </style:style>
    <style:style style:name="P440" style:family="paragraph" style:parent-style-name="Standard">
      <style:paragraph-properties style:writing-mode="lr-tb"/>
      <style:text-properties style:text-line-through-style="none" style:text-line-through-type="none" fo:font-style="normal" fo:font-weight="normal" officeooo:rsid="02d1a2d2" officeooo:paragraph-rsid="02d1a2d2" style:font-style-asian="normal" style:font-weight-asian="normal" style:font-style-complex="normal" style:font-weight-complex="normal"/>
    </style:style>
    <style:style style:name="P441" style:family="paragraph" style:parent-style-name="Standard">
      <style:paragraph-properties style:writing-mode="lr-tb"/>
      <style:text-properties style:text-line-through-style="none" style:text-line-through-type="none" fo:font-style="normal" fo:font-weight="normal" officeooo:rsid="02d2eae2" officeooo:paragraph-rsid="02d2eae2" style:font-style-asian="normal" style:font-weight-asian="normal" style:font-style-complex="normal" style:font-weight-complex="normal"/>
    </style:style>
    <style:style style:name="P442" style:family="paragraph" style:parent-style-name="Standard">
      <style:paragraph-properties style:writing-mode="lr-tb"/>
      <style:text-properties style:text-line-through-style="none" style:text-line-through-type="none" fo:font-style="normal" fo:font-weight="normal" officeooo:rsid="02d4b3d0" officeooo:paragraph-rsid="02d4b3d0" style:font-style-asian="normal" style:font-weight-asian="normal" style:font-style-complex="normal" style:font-weight-complex="normal"/>
    </style:style>
    <style:style style:name="P443" style:family="paragraph" style:parent-style-name="Standard">
      <style:paragraph-properties style:writing-mode="lr-tb"/>
      <style:text-properties style:text-line-through-style="none" style:text-line-through-type="none" fo:font-style="normal" fo:font-weight="normal" officeooo:rsid="02d589f6" officeooo:paragraph-rsid="02d589f6" style:font-style-asian="normal" style:font-weight-asian="normal" style:font-style-complex="normal" style:font-weight-complex="normal"/>
    </style:style>
    <style:style style:name="P444" style:family="paragraph" style:parent-style-name="Standard">
      <style:paragraph-properties style:writing-mode="lr-tb"/>
      <style:text-properties style:text-line-through-style="none" style:text-line-through-type="none" fo:font-style="normal" fo:font-weight="normal" officeooo:rsid="02e04edd" officeooo:paragraph-rsid="02e04edd" style:font-style-asian="normal" style:font-weight-asian="normal" style:font-style-complex="normal" style:font-weight-complex="normal"/>
    </style:style>
    <style:style style:name="P445" style:family="paragraph" style:parent-style-name="Standard">
      <style:paragraph-properties style:writing-mode="lr-tb"/>
      <style:text-properties style:text-line-through-style="none" style:text-line-through-type="none" fo:font-style="normal" fo:font-weight="normal" officeooo:rsid="02e04edd" officeooo:paragraph-rsid="02dff866" style:font-style-asian="normal" style:font-weight-asian="normal" style:font-style-complex="normal" style:font-weight-complex="normal"/>
    </style:style>
    <style:style style:name="P446" style:family="paragraph" style:parent-style-name="Standard">
      <style:paragraph-properties style:writing-mode="lr-tb"/>
      <style:text-properties style:text-line-through-style="none" style:text-line-through-type="none" fo:font-style="normal" fo:font-weight="normal" officeooo:rsid="02ea307d" officeooo:paragraph-rsid="02ea307d" style:font-style-asian="normal" style:font-weight-asian="normal" style:font-style-complex="normal" style:font-weight-complex="normal"/>
    </style:style>
    <style:style style:name="P447" style:family="paragraph" style:parent-style-name="Standard">
      <style:paragraph-properties style:writing-mode="lr-tb"/>
      <style:text-properties style:text-line-through-style="none" style:text-line-through-type="none" fo:font-style="normal" fo:font-weight="normal" officeooo:rsid="02ebf24b" officeooo:paragraph-rsid="02ebf24b" style:font-style-asian="normal" style:font-weight-asian="normal" style:font-style-complex="normal" style:font-weight-complex="normal"/>
    </style:style>
    <style:style style:name="P448" style:family="paragraph" style:parent-style-name="Standard">
      <style:paragraph-properties style:writing-mode="lr-tb"/>
      <style:text-properties style:text-line-through-style="none" style:text-line-through-type="none" fo:font-style="normal" fo:font-weight="normal" officeooo:rsid="02ef6cef" officeooo:paragraph-rsid="02ef6cef" style:font-style-asian="normal" style:font-weight-asian="normal" style:font-style-complex="normal" style:font-weight-complex="normal"/>
    </style:style>
    <style:style style:name="P449" style:family="paragraph" style:parent-style-name="Standard">
      <style:paragraph-properties style:writing-mode="lr-tb"/>
      <style:text-properties style:text-line-through-style="none" style:text-line-through-type="none" fo:font-style="normal" fo:font-weight="normal" officeooo:rsid="02f0336f" officeooo:paragraph-rsid="02f0336f" style:font-style-asian="normal" style:font-weight-asian="normal" style:font-style-complex="normal" style:font-weight-complex="normal"/>
    </style:style>
    <style:style style:name="P450" style:family="paragraph" style:parent-style-name="Standard">
      <style:paragraph-properties style:writing-mode="lr-tb"/>
      <style:text-properties style:text-line-through-style="none" style:text-line-through-type="none" fo:font-style="normal" fo:font-weight="normal" officeooo:rsid="02f0e1cf" officeooo:paragraph-rsid="02f0e1cf" style:font-style-asian="normal" style:font-weight-asian="normal" style:font-style-complex="normal" style:font-weight-complex="normal"/>
    </style:style>
    <style:style style:name="P451" style:family="paragraph" style:parent-style-name="Standard">
      <style:paragraph-properties style:writing-mode="lr-tb"/>
      <style:text-properties style:text-line-through-style="none" style:text-line-through-type="none" fo:font-style="normal" fo:font-weight="normal" officeooo:rsid="02bc802c" officeooo:paragraph-rsid="02b3e0ca" style:font-style-asian="normal" style:font-weight-asian="normal" style:font-style-complex="normal" style:font-weight-complex="normal"/>
    </style:style>
    <style:style style:name="P452" style:family="paragraph" style:parent-style-name="Standard">
      <style:paragraph-properties style:writing-mode="lr-tb"/>
      <style:text-properties style:text-line-through-style="none" style:text-line-through-type="none" fo:font-style="normal" fo:font-weight="normal" officeooo:rsid="02c267e7" officeooo:paragraph-rsid="02c267e7" style:font-style-asian="normal" style:font-weight-asian="normal" style:font-style-complex="normal" style:font-weight-complex="normal"/>
    </style:style>
    <style:style style:name="P453" style:family="paragraph" style:parent-style-name="Standard">
      <style:paragraph-properties style:writing-mode="lr-tb"/>
      <style:text-properties style:text-line-through-style="none" style:text-line-through-type="none" fo:font-style="normal" fo:font-weight="normal" officeooo:rsid="02c3db7a" officeooo:paragraph-rsid="02c267e7" style:font-style-asian="normal" style:font-weight-asian="normal" style:font-style-complex="normal" style:font-weight-complex="normal"/>
    </style:style>
    <style:style style:name="P454" style:family="paragraph" style:parent-style-name="Standard">
      <style:paragraph-properties style:writing-mode="lr-tb"/>
      <style:text-properties style:text-line-through-style="none" style:text-line-through-type="none" fo:font-style="normal" fo:font-weight="normal" officeooo:rsid="02c50a32" officeooo:paragraph-rsid="02c50a32" style:font-style-asian="normal" style:font-weight-asian="normal" style:font-style-complex="normal" style:font-weight-complex="normal"/>
    </style:style>
    <style:style style:name="P455" style:family="paragraph" style:parent-style-name="Standard">
      <style:paragraph-properties style:writing-mode="lr-tb"/>
      <style:text-properties style:text-line-through-style="none" style:text-line-through-type="none" fo:font-style="normal" fo:font-weight="normal" officeooo:rsid="02c618fe" officeooo:paragraph-rsid="02c618fe" style:font-style-asian="normal" style:font-weight-asian="normal" style:font-style-complex="normal" style:font-weight-complex="normal"/>
    </style:style>
    <style:style style:name="P456" style:family="paragraph" style:parent-style-name="Standard">
      <style:paragraph-properties style:writing-mode="lr-tb"/>
      <style:text-properties style:text-line-through-style="none" style:text-line-through-type="none" fo:font-style="normal" fo:font-weight="normal" officeooo:rsid="02c7b95a" officeooo:paragraph-rsid="02c618fe" style:font-style-asian="normal" style:font-weight-asian="normal" style:font-style-complex="normal" style:font-weight-complex="normal"/>
    </style:style>
    <style:style style:name="P457" style:family="paragraph" style:parent-style-name="Standard">
      <style:paragraph-properties style:writing-mode="lr-tb"/>
      <style:text-properties style:text-line-through-style="none" style:text-line-through-type="none" fo:font-style="normal" fo:font-weight="normal" officeooo:rsid="02c81b72" officeooo:paragraph-rsid="02c618fe" style:font-style-asian="normal" style:font-weight-asian="normal" style:font-style-complex="normal" style:font-weight-complex="normal"/>
    </style:style>
    <style:style style:name="P458" style:family="paragraph" style:parent-style-name="Standard">
      <style:paragraph-properties style:writing-mode="lr-tb"/>
      <style:text-properties style:text-line-through-style="none" style:text-line-through-type="none" fo:font-style="normal" fo:font-weight="normal" officeooo:rsid="02c81b72" officeooo:paragraph-rsid="02c81b72" style:font-style-asian="normal" style:font-weight-asian="normal" style:font-style-complex="normal" style:font-weight-complex="normal"/>
    </style:style>
    <style:style style:name="P459" style:family="paragraph" style:parent-style-name="Standard">
      <style:paragraph-properties style:writing-mode="lr-tb"/>
      <style:text-properties style:text-line-through-style="none" style:text-line-through-type="none" fo:font-style="normal" fo:font-weight="normal" officeooo:rsid="02cacdd0" officeooo:paragraph-rsid="02cacdd0" style:font-style-asian="normal" style:font-weight-asian="normal" style:font-style-complex="normal" style:font-weight-complex="normal"/>
    </style:style>
    <style:style style:name="P460" style:family="paragraph" style:parent-style-name="Standard">
      <style:paragraph-properties style:writing-mode="lr-tb"/>
      <style:text-properties style:text-line-through-style="none" style:text-line-through-type="none" fo:font-style="normal" fo:font-weight="normal" officeooo:rsid="02d78359" officeooo:paragraph-rsid="02d5dc98" style:font-style-asian="normal" style:font-weight-asian="normal" style:font-style-complex="normal" style:font-weight-complex="normal"/>
    </style:style>
    <style:style style:name="P461" style:family="paragraph" style:parent-style-name="Standard">
      <style:paragraph-properties style:writing-mode="lr-tb"/>
      <style:text-properties style:text-line-through-style="none" style:text-line-through-type="none" fo:font-style="normal" fo:font-weight="normal" officeooo:rsid="02daa487" officeooo:paragraph-rsid="02da57c4" style:font-style-asian="normal" style:font-weight-asian="normal" style:font-style-complex="normal" style:font-weight-complex="normal"/>
    </style:style>
    <style:style style:name="P462" style:family="paragraph" style:parent-style-name="Standard">
      <style:paragraph-properties style:writing-mode="lr-tb"/>
      <style:text-properties style:text-line-through-style="none" style:text-line-through-type="none" fo:font-style="normal" fo:font-weight="normal" officeooo:rsid="02de5a1c" officeooo:paragraph-rsid="02daee73" style:font-style-asian="normal" style:font-weight-asian="normal" style:font-style-complex="normal" style:font-weight-complex="normal"/>
    </style:style>
    <style:style style:name="P463" style:family="paragraph" style:parent-style-name="Standard">
      <style:paragraph-properties style:writing-mode="lr-tb"/>
      <style:text-properties style:text-line-through-style="none" style:text-line-through-type="none" fo:font-style="normal" fo:font-weight="normal" officeooo:rsid="02dff866" officeooo:paragraph-rsid="02de5a1c" style:font-style-asian="normal" style:font-weight-asian="normal" style:font-style-complex="normal" style:font-weight-complex="normal"/>
    </style:style>
    <style:style style:name="P464" style:family="paragraph" style:parent-style-name="Standard">
      <style:paragraph-properties style:writing-mode="lr-tb"/>
      <style:text-properties style:text-line-through-style="none" style:text-line-through-type="none" fo:font-style="normal" fo:font-weight="normal" officeooo:rsid="02f179f7" officeooo:paragraph-rsid="02f179f7" style:font-style-asian="normal" style:font-weight-asian="normal" style:font-style-complex="normal" style:font-weight-complex="normal"/>
    </style:style>
    <style:style style:name="P465" style:family="paragraph" style:parent-style-name="Standard">
      <style:paragraph-properties style:writing-mode="lr-tb"/>
      <style:text-properties style:text-line-through-style="none" style:text-line-through-type="none" fo:font-style="normal" fo:font-weight="normal" officeooo:rsid="02f61d76" officeooo:paragraph-rsid="02f61d76" style:font-style-asian="normal" style:font-weight-asian="normal" style:font-style-complex="normal" style:font-weight-complex="normal"/>
    </style:style>
    <style:style style:name="P466" style:family="paragraph" style:parent-style-name="Standard">
      <style:paragraph-properties style:writing-mode="lr-tb"/>
      <style:text-properties style:text-line-through-style="none" style:text-line-through-type="none" fo:font-style="normal" fo:font-weight="normal" officeooo:rsid="02fa6e6d" officeooo:paragraph-rsid="02fa6e6d" style:font-style-asian="normal" style:font-weight-asian="normal" style:font-style-complex="normal" style:font-weight-complex="normal"/>
    </style:style>
    <style:style style:name="P467" style:family="paragraph" style:parent-style-name="Standard">
      <style:paragraph-properties style:writing-mode="lr-tb"/>
      <style:text-properties style:text-line-through-style="none" style:text-line-through-type="none" fo:font-style="normal" fo:font-weight="normal" officeooo:rsid="02ffd6a6" officeooo:paragraph-rsid="02ffd6a6" style:font-style-asian="normal" style:font-weight-asian="normal" style:font-style-complex="normal" style:font-weight-complex="normal"/>
    </style:style>
    <style:style style:name="P468" style:family="paragraph" style:parent-style-name="Standard">
      <style:paragraph-properties style:writing-mode="lr-tb"/>
      <style:text-properties style:text-line-through-style="none" style:text-line-through-type="none" fo:font-style="normal" fo:font-weight="normal" officeooo:rsid="03025986" officeooo:paragraph-rsid="03025986" style:font-style-asian="normal" style:font-weight-asian="normal" style:font-style-complex="normal" style:font-weight-complex="normal"/>
    </style:style>
    <style:style style:name="P469" style:family="paragraph" style:parent-style-name="Standard">
      <style:paragraph-properties style:writing-mode="lr-tb"/>
      <style:text-properties style:text-line-through-style="none" style:text-line-through-type="none" fo:font-style="normal" fo:font-weight="normal" officeooo:rsid="030de6f6" officeooo:paragraph-rsid="030de6f6" style:font-style-asian="normal" style:font-weight-asian="normal" style:font-style-complex="normal" style:font-weight-complex="normal"/>
    </style:style>
    <style:style style:name="P470" style:family="paragraph" style:parent-style-name="Standard">
      <style:paragraph-properties style:writing-mode="lr-tb"/>
      <style:text-properties style:text-line-through-style="none" style:text-line-through-type="none" fo:font-style="normal" fo:font-weight="normal" officeooo:rsid="030fbc40" officeooo:paragraph-rsid="030fbc40" style:font-style-asian="normal" style:font-weight-asian="normal" style:font-style-complex="normal" style:font-weight-complex="normal"/>
    </style:style>
    <style:style style:name="P471" style:family="paragraph" style:parent-style-name="Standard">
      <style:paragraph-properties style:writing-mode="lr-tb"/>
      <style:text-properties style:text-line-through-style="none" style:text-line-through-type="none" fo:font-style="normal" fo:font-weight="normal" officeooo:rsid="03138db3" officeooo:paragraph-rsid="03138db3" style:font-style-asian="normal" style:font-weight-asian="normal" style:font-style-complex="normal" style:font-weight-complex="normal"/>
    </style:style>
    <style:style style:name="P472" style:family="paragraph" style:parent-style-name="Standard">
      <style:paragraph-properties style:writing-mode="lr-tb"/>
      <style:text-properties style:text-line-through-style="none" style:text-line-through-type="none" fo:font-style="normal" fo:font-weight="normal" officeooo:rsid="031932c0" officeooo:paragraph-rsid="031932c0" style:font-style-asian="normal" style:font-weight-asian="normal" style:font-style-complex="normal" style:font-weight-complex="normal"/>
    </style:style>
    <style:style style:name="P473" style:family="paragraph" style:parent-style-name="Standard">
      <style:paragraph-properties style:writing-mode="lr-tb"/>
      <style:text-properties style:text-line-through-style="none" style:text-line-through-type="none" fo:font-style="normal" fo:font-weight="normal" officeooo:rsid="031d4a8f" officeooo:paragraph-rsid="031d4a8f" style:font-style-asian="normal" style:font-weight-asian="normal" style:font-style-complex="normal" style:font-weight-complex="normal"/>
    </style:style>
    <style:style style:name="P474" style:family="paragraph" style:parent-style-name="Standard">
      <style:paragraph-properties style:writing-mode="lr-tb"/>
      <style:text-properties style:text-line-through-style="none" style:text-line-through-type="none" fo:font-style="normal" fo:font-weight="normal" officeooo:rsid="031dfe56" officeooo:paragraph-rsid="031dfe56" style:font-style-asian="normal" style:font-weight-asian="normal" style:font-style-complex="normal" style:font-weight-complex="normal"/>
    </style:style>
    <style:style style:name="P475" style:family="paragraph" style:parent-style-name="Standard">
      <style:paragraph-properties style:writing-mode="lr-tb"/>
      <style:text-properties style:text-line-through-style="none" style:text-line-through-type="none" fo:font-style="normal" fo:font-weight="normal" officeooo:rsid="031f81f4" officeooo:paragraph-rsid="031f81f4" style:font-style-asian="normal" style:font-weight-asian="normal" style:font-style-complex="normal" style:font-weight-complex="normal"/>
    </style:style>
    <style:style style:name="P476" style:family="paragraph" style:parent-style-name="Standard">
      <style:paragraph-properties style:writing-mode="lr-tb"/>
      <style:text-properties style:text-line-through-style="none" style:text-line-through-type="none" fo:font-style="normal" fo:font-weight="normal" officeooo:rsid="031ff1e7" officeooo:paragraph-rsid="031f81f4" style:font-style-asian="normal" style:font-weight-asian="normal" style:font-style-complex="normal" style:font-weight-complex="normal"/>
    </style:style>
    <style:style style:name="P477" style:family="paragraph" style:parent-style-name="Standard">
      <style:paragraph-properties style:writing-mode="lr-tb"/>
      <style:text-properties style:text-line-through-style="none" style:text-line-through-type="none" fo:font-style="normal" fo:font-weight="normal" officeooo:rsid="031ff1e7" officeooo:paragraph-rsid="031ff1e7" style:font-style-asian="normal" style:font-weight-asian="normal" style:font-style-complex="normal" style:font-weight-complex="normal"/>
    </style:style>
    <style:style style:name="P478" style:family="paragraph" style:parent-style-name="Standard">
      <style:paragraph-properties style:writing-mode="lr-tb"/>
      <style:text-properties style:text-line-through-style="none" style:text-line-through-type="none" fo:font-style="normal" fo:font-weight="normal" officeooo:rsid="0322937a" officeooo:paragraph-rsid="0322937a" style:font-style-asian="normal" style:font-weight-asian="normal" style:font-style-complex="normal" style:font-weight-complex="normal"/>
    </style:style>
    <style:style style:name="P479" style:family="paragraph" style:parent-style-name="Standard">
      <style:paragraph-properties style:writing-mode="lr-tb"/>
      <style:text-properties style:text-line-through-style="none" style:text-line-through-type="none" fo:font-style="normal" fo:font-weight="normal" officeooo:rsid="03241a0b" officeooo:paragraph-rsid="03241a0b" style:font-style-asian="normal" style:font-weight-asian="normal" style:font-style-complex="normal" style:font-weight-complex="normal"/>
    </style:style>
    <style:style style:name="P480" style:family="paragraph" style:parent-style-name="Standard">
      <style:paragraph-properties style:writing-mode="lr-tb"/>
      <style:text-properties style:text-line-through-style="none" style:text-line-through-type="none" fo:font-style="normal" fo:font-weight="normal" officeooo:rsid="03247675" officeooo:paragraph-rsid="03247675" style:font-style-asian="normal" style:font-weight-asian="normal" style:font-style-complex="normal" style:font-weight-complex="normal"/>
    </style:style>
    <style:style style:name="P481" style:family="paragraph" style:parent-style-name="Standard">
      <style:paragraph-properties style:writing-mode="lr-tb"/>
      <style:text-properties style:text-line-through-style="none" style:text-line-through-type="none" fo:font-style="normal" fo:font-weight="normal" officeooo:rsid="0325d725" officeooo:paragraph-rsid="0325d725" style:font-style-asian="normal" style:font-weight-asian="normal" style:font-style-complex="normal" style:font-weight-complex="normal"/>
    </style:style>
    <style:style style:name="P482" style:family="paragraph" style:parent-style-name="Standard">
      <style:paragraph-properties style:writing-mode="lr-tb"/>
      <style:text-properties style:text-line-through-style="none" style:text-line-through-type="none" fo:font-style="normal" fo:font-weight="normal" officeooo:rsid="0325d725" officeooo:paragraph-rsid="033cedb7" style:font-style-asian="normal" style:font-weight-asian="normal" style:font-style-complex="normal" style:font-weight-complex="normal"/>
    </style:style>
    <style:style style:name="P483" style:family="paragraph" style:parent-style-name="Standard">
      <style:paragraph-properties style:writing-mode="lr-tb"/>
      <style:text-properties style:text-line-through-style="none" style:text-line-through-type="none" fo:font-style="normal" fo:font-weight="normal" officeooo:rsid="03279b61" officeooo:paragraph-rsid="03279b61" style:font-style-asian="normal" style:font-weight-asian="normal" style:font-style-complex="normal" style:font-weight-complex="normal"/>
    </style:style>
    <style:style style:name="P484" style:family="paragraph" style:parent-style-name="Standard">
      <style:paragraph-properties style:writing-mode="lr-tb"/>
      <style:text-properties style:text-line-through-style="none" style:text-line-through-type="none" fo:font-style="normal" fo:font-weight="normal" officeooo:rsid="0328d130" officeooo:paragraph-rsid="0328d130" style:font-style-asian="normal" style:font-weight-asian="normal" style:font-style-complex="normal" style:font-weight-complex="normal"/>
    </style:style>
    <style:style style:name="P485" style:family="paragraph" style:parent-style-name="Standard">
      <style:paragraph-properties style:writing-mode="lr-tb"/>
      <style:text-properties style:text-line-through-style="none" style:text-line-through-type="none" fo:font-style="normal" fo:font-weight="normal" officeooo:rsid="0329dcb0" officeooo:paragraph-rsid="0329dcb0" style:font-style-asian="normal" style:font-weight-asian="normal" style:font-style-complex="normal" style:font-weight-complex="normal"/>
    </style:style>
    <style:style style:name="P486" style:family="paragraph" style:parent-style-name="Standard">
      <style:paragraph-properties style:writing-mode="lr-tb"/>
      <style:text-properties style:text-line-through-style="none" style:text-line-through-type="none" fo:font-style="normal" fo:font-weight="normal" officeooo:rsid="032bf5e6" officeooo:paragraph-rsid="032bf5e6" style:font-style-asian="normal" style:font-weight-asian="normal" style:font-style-complex="normal" style:font-weight-complex="normal"/>
    </style:style>
    <style:style style:name="P487" style:family="paragraph" style:parent-style-name="Standard">
      <style:paragraph-properties style:writing-mode="lr-tb"/>
      <style:text-properties style:text-line-through-style="none" style:text-line-through-type="none" fo:font-style="normal" fo:font-weight="normal" officeooo:rsid="032deccb" officeooo:paragraph-rsid="032deccb" style:font-style-asian="normal" style:font-weight-asian="normal" style:font-style-complex="normal" style:font-weight-complex="normal"/>
    </style:style>
    <style:style style:name="P488" style:family="paragraph" style:parent-style-name="Standard">
      <style:paragraph-properties style:writing-mode="lr-tb"/>
      <style:text-properties style:text-line-through-style="none" style:text-line-through-type="none" fo:font-style="normal" fo:font-weight="normal" officeooo:rsid="032f8207" officeooo:paragraph-rsid="032f8207" style:font-style-asian="normal" style:font-weight-asian="normal" style:font-style-complex="normal" style:font-weight-complex="normal"/>
    </style:style>
    <style:style style:name="P489" style:family="paragraph" style:parent-style-name="Standard">
      <style:paragraph-properties style:writing-mode="lr-tb"/>
      <style:text-properties style:text-line-through-style="none" style:text-line-through-type="none" fo:font-style="normal" fo:font-weight="normal" officeooo:rsid="0331024c" officeooo:paragraph-rsid="0331024c" style:font-style-asian="normal" style:font-weight-asian="normal" style:font-style-complex="normal" style:font-weight-complex="normal"/>
    </style:style>
    <style:style style:name="P490" style:family="paragraph" style:parent-style-name="Standard">
      <style:paragraph-properties style:writing-mode="lr-tb"/>
      <style:text-properties style:text-line-through-style="none" style:text-line-through-type="none" fo:font-style="normal" fo:font-weight="normal" officeooo:rsid="033375c2" officeooo:paragraph-rsid="033375c2" style:font-style-asian="normal" style:font-weight-asian="normal" style:font-style-complex="normal" style:font-weight-complex="normal"/>
    </style:style>
    <style:style style:name="P491" style:family="paragraph" style:parent-style-name="Standard">
      <style:paragraph-properties style:writing-mode="lr-tb"/>
      <style:text-properties style:text-line-through-style="none" style:text-line-through-type="none" fo:font-style="normal" fo:font-weight="normal" officeooo:rsid="03346be9" officeooo:paragraph-rsid="03346be9" style:font-style-asian="normal" style:font-weight-asian="normal" style:font-style-complex="normal" style:font-weight-complex="normal"/>
    </style:style>
    <style:style style:name="P492" style:family="paragraph" style:parent-style-name="Standard">
      <style:paragraph-properties style:writing-mode="lr-tb"/>
      <style:text-properties style:text-line-through-style="none" style:text-line-through-type="none" fo:font-style="normal" fo:font-weight="normal" officeooo:rsid="033cedb7" officeooo:paragraph-rsid="033cedb7" style:font-style-asian="normal" style:font-weight-asian="normal" style:font-style-complex="normal" style:font-weight-complex="normal"/>
    </style:style>
    <style:style style:name="P493" style:family="paragraph" style:parent-style-name="Standard">
      <style:paragraph-properties style:writing-mode="lr-tb"/>
      <style:text-properties style:text-line-through-style="none" style:text-line-through-type="none" fo:font-style="normal" fo:font-weight="normal" officeooo:rsid="03405e84" officeooo:paragraph-rsid="03405e84" style:font-style-asian="normal" style:font-weight-asian="normal" style:font-style-complex="normal" style:font-weight-complex="normal"/>
    </style:style>
    <style:style style:name="P494" style:family="paragraph" style:parent-style-name="Standard">
      <style:paragraph-properties style:writing-mode="lr-tb"/>
      <style:text-properties style:text-line-through-style="none" style:text-line-through-type="none" fo:font-style="normal" fo:font-weight="normal" officeooo:rsid="03433b87" officeooo:paragraph-rsid="03433b87" style:font-style-asian="normal" style:font-weight-asian="normal" style:font-style-complex="normal" style:font-weight-complex="normal"/>
    </style:style>
    <style:style style:name="P495" style:family="paragraph" style:parent-style-name="Standard">
      <style:paragraph-properties style:writing-mode="lr-tb"/>
      <style:text-properties style:text-line-through-style="none" style:text-line-through-type="none" fo:font-style="normal" fo:font-weight="normal" officeooo:rsid="03443b9f" officeooo:paragraph-rsid="03443b9f" style:font-style-asian="normal" style:font-weight-asian="normal" style:font-style-complex="normal" style:font-weight-complex="normal"/>
    </style:style>
    <style:style style:name="P496" style:family="paragraph" style:parent-style-name="Standard">
      <style:paragraph-properties style:writing-mode="lr-tb"/>
      <style:text-properties style:text-line-through-style="none" style:text-line-through-type="none" fo:font-style="normal" fo:font-weight="normal" officeooo:rsid="034915e4" officeooo:paragraph-rsid="034915e4" style:font-style-asian="normal" style:font-weight-asian="normal" style:font-style-complex="normal" style:font-weight-complex="normal"/>
    </style:style>
    <style:style style:name="P497" style:family="paragraph" style:parent-style-name="Standard">
      <style:paragraph-properties style:writing-mode="lr-tb"/>
      <style:text-properties style:text-line-through-style="none" style:text-line-through-type="none" fo:font-style="normal" fo:font-weight="normal" officeooo:rsid="0349ffc0" officeooo:paragraph-rsid="0349ffc0" style:font-style-asian="normal" style:font-weight-asian="normal" style:font-style-complex="normal" style:font-weight-complex="normal"/>
    </style:style>
    <style:style style:name="P498" style:family="paragraph" style:parent-style-name="Standard">
      <style:paragraph-properties style:writing-mode="lr-tb"/>
      <style:text-properties style:text-line-through-style="none" style:text-line-through-type="none" fo:font-style="normal" fo:font-weight="normal" officeooo:rsid="034b006c" officeooo:paragraph-rsid="034b006c" style:font-style-asian="normal" style:font-weight-asian="normal" style:font-style-complex="normal" style:font-weight-complex="normal"/>
    </style:style>
    <style:style style:name="P499" style:family="paragraph" style:parent-style-name="Standard">
      <style:paragraph-properties style:writing-mode="lr-tb"/>
      <style:text-properties style:text-line-through-style="none" style:text-line-through-type="none" fo:font-style="normal" fo:font-weight="normal" officeooo:rsid="03505d07" officeooo:paragraph-rsid="03505d07" style:font-style-asian="normal" style:font-weight-asian="normal" style:font-style-complex="normal" style:font-weight-complex="normal"/>
    </style:style>
    <style:style style:name="P500" style:family="paragraph" style:parent-style-name="Standard">
      <style:paragraph-properties style:writing-mode="lr-tb"/>
      <style:text-properties style:text-line-through-style="none" style:text-line-through-type="none" fo:font-style="normal" fo:font-weight="normal" officeooo:rsid="0358ba22" officeooo:paragraph-rsid="0358ba22" style:font-style-asian="normal" style:font-weight-asian="normal" style:font-style-complex="normal" style:font-weight-complex="normal"/>
    </style:style>
    <style:style style:name="P501" style:family="paragraph" style:parent-style-name="Standard">
      <style:paragraph-properties style:writing-mode="lr-tb"/>
      <style:text-properties style:text-line-through-style="none" style:text-line-through-type="none" fo:font-style="normal" fo:font-weight="normal" officeooo:rsid="034fb290" officeooo:paragraph-rsid="0358ba22" style:font-style-asian="normal" style:font-weight-asian="normal" style:font-style-complex="normal" style:font-weight-complex="normal"/>
    </style:style>
    <style:style style:name="P502" style:family="paragraph" style:parent-style-name="Standard">
      <style:paragraph-properties style:writing-mode="lr-tb"/>
      <style:text-properties style:text-line-through-style="none" style:text-line-through-type="none" fo:font-style="normal" fo:font-weight="normal" officeooo:rsid="0375ad86" officeooo:paragraph-rsid="0375ad86" style:font-style-asian="normal" style:font-weight-asian="normal" style:font-style-complex="normal" style:font-weight-complex="normal"/>
    </style:style>
    <style:style style:name="P503" style:family="paragraph" style:parent-style-name="Standard">
      <style:paragraph-properties style:writing-mode="lr-tb"/>
      <style:text-properties style:text-line-through-style="none" style:text-line-through-type="none" fo:font-style="normal" fo:font-weight="normal" officeooo:rsid="0375ad86" officeooo:paragraph-rsid="0373dc79" style:font-style-asian="normal" style:font-weight-asian="normal" style:font-style-complex="normal" style:font-weight-complex="normal"/>
    </style:style>
    <style:style style:name="P504" style:family="paragraph" style:parent-style-name="Standard">
      <style:paragraph-properties style:writing-mode="lr-tb"/>
      <style:text-properties style:text-line-through-style="none" style:text-line-through-type="none" fo:font-style="normal" fo:font-weight="normal" officeooo:rsid="037872c9" officeooo:paragraph-rsid="037872c9" style:font-style-asian="normal" style:font-weight-asian="normal" style:font-style-complex="normal" style:font-weight-complex="normal"/>
    </style:style>
    <style:style style:name="P505" style:family="paragraph" style:parent-style-name="Standard">
      <style:paragraph-properties style:writing-mode="lr-tb"/>
      <style:text-properties style:text-line-through-style="none" style:text-line-through-type="none" fo:font-style="normal" fo:font-weight="normal" officeooo:rsid="037a59e8" officeooo:paragraph-rsid="037a59e8" style:font-style-asian="normal" style:font-weight-asian="normal" style:font-style-complex="normal" style:font-weight-complex="normal"/>
    </style:style>
    <style:style style:name="P506" style:family="paragraph" style:parent-style-name="Standard">
      <style:paragraph-properties style:writing-mode="lr-tb"/>
      <style:text-properties style:text-line-through-style="none" style:text-line-through-type="none" fo:font-style="normal" fo:font-weight="normal" officeooo:rsid="037b3510" officeooo:paragraph-rsid="037b3510" style:font-style-asian="normal" style:font-weight-asian="normal" style:font-style-complex="normal" style:font-weight-complex="normal"/>
    </style:style>
    <style:style style:name="P507" style:family="paragraph" style:parent-style-name="Standard">
      <style:paragraph-properties style:writing-mode="lr-tb"/>
      <style:text-properties style:text-line-through-style="none" style:text-line-through-type="none" fo:font-style="normal" fo:font-weight="normal" officeooo:rsid="037bb3f0" officeooo:paragraph-rsid="037bb3f0" style:font-style-asian="normal" style:font-weight-asian="normal" style:font-style-complex="normal" style:font-weight-complex="normal"/>
    </style:style>
    <style:style style:name="P508" style:family="paragraph" style:parent-style-name="Standard">
      <style:paragraph-properties style:writing-mode="lr-tb"/>
      <style:text-properties style:text-line-through-style="none" style:text-line-through-type="none" fo:font-style="normal" fo:font-weight="normal" officeooo:rsid="037d316e" officeooo:paragraph-rsid="037d316e" style:font-style-asian="normal" style:font-weight-asian="normal" style:font-style-complex="normal" style:font-weight-complex="normal"/>
    </style:style>
    <style:style style:name="P509" style:family="paragraph" style:parent-style-name="Standard">
      <style:paragraph-properties style:writing-mode="lr-tb"/>
      <style:text-properties style:text-line-through-style="none" style:text-line-through-type="none" fo:font-style="normal" fo:font-weight="normal" officeooo:rsid="0382fc6d" officeooo:paragraph-rsid="0382fc6d" style:font-style-asian="normal" style:font-weight-asian="normal" style:font-style-complex="normal" style:font-weight-complex="normal"/>
    </style:style>
    <style:style style:name="P510" style:family="paragraph" style:parent-style-name="Standard">
      <style:paragraph-properties style:writing-mode="lr-tb"/>
      <style:text-properties style:text-line-through-style="none" style:text-line-through-type="none" fo:font-style="normal" fo:font-weight="normal" officeooo:rsid="03831b8c" officeooo:paragraph-rsid="03831b8c" style:font-style-asian="normal" style:font-weight-asian="normal" style:font-style-complex="normal" style:font-weight-complex="normal"/>
    </style:style>
    <style:style style:name="P511" style:family="paragraph" style:parent-style-name="Standard">
      <style:paragraph-properties style:writing-mode="lr-tb"/>
      <style:text-properties style:text-line-through-style="none" style:text-line-through-type="none" fo:font-style="normal" fo:font-weight="normal" officeooo:rsid="038515a9" officeooo:paragraph-rsid="038515a9" style:font-style-asian="normal" style:font-weight-asian="normal" style:font-style-complex="normal" style:font-weight-complex="normal"/>
    </style:style>
    <style:style style:name="P512" style:family="paragraph" style:parent-style-name="Standard">
      <style:paragraph-properties style:writing-mode="lr-tb"/>
      <style:text-properties style:text-line-through-style="none" style:text-line-through-type="none" fo:font-style="normal" fo:font-weight="normal" officeooo:rsid="03866e37" officeooo:paragraph-rsid="03866e37" style:font-style-asian="normal" style:font-weight-asian="normal" style:font-style-complex="normal" style:font-weight-complex="normal"/>
    </style:style>
    <style:style style:name="P513" style:family="paragraph" style:parent-style-name="Standard">
      <style:paragraph-properties style:writing-mode="lr-tb"/>
      <style:text-properties style:text-line-through-style="none" style:text-line-through-type="none" fo:font-style="normal" fo:font-weight="normal" officeooo:rsid="0387c27c" officeooo:paragraph-rsid="0387c27c" style:font-style-asian="normal" style:font-weight-asian="normal" style:font-style-complex="normal" style:font-weight-complex="normal"/>
    </style:style>
    <style:style style:name="P514" style:family="paragraph" style:parent-style-name="Standard">
      <style:paragraph-properties style:writing-mode="lr-tb"/>
      <style:text-properties style:text-line-through-style="none" style:text-line-through-type="none" fo:font-style="normal" fo:font-weight="normal" officeooo:rsid="03888553" officeooo:paragraph-rsid="03888553" style:font-style-asian="normal" style:font-weight-asian="normal" style:font-style-complex="normal" style:font-weight-complex="normal"/>
    </style:style>
    <style:style style:name="P515" style:family="paragraph" style:parent-style-name="Standard">
      <style:paragraph-properties style:writing-mode="lr-tb"/>
      <style:text-properties style:text-line-through-style="none" style:text-line-through-type="none" fo:font-style="normal" fo:font-weight="normal" officeooo:rsid="038970c8" officeooo:paragraph-rsid="038970c8" style:font-style-asian="normal" style:font-weight-asian="normal" style:font-style-complex="normal" style:font-weight-complex="normal"/>
    </style:style>
    <style:style style:name="P516" style:family="paragraph" style:parent-style-name="Standard">
      <style:paragraph-properties style:writing-mode="lr-tb"/>
      <style:text-properties style:text-line-through-style="none" style:text-line-through-type="none" fo:font-style="normal" fo:font-weight="normal" officeooo:rsid="038a2061" officeooo:paragraph-rsid="038a2061" style:font-style-asian="normal" style:font-weight-asian="normal" style:font-style-complex="normal" style:font-weight-complex="normal"/>
    </style:style>
    <style:style style:name="P517" style:family="paragraph" style:parent-style-name="Standard">
      <style:paragraph-properties style:writing-mode="lr-tb"/>
      <style:text-properties style:text-line-through-style="none" style:text-line-through-type="none" fo:font-style="normal" fo:font-weight="normal" officeooo:rsid="038bdac1" officeooo:paragraph-rsid="038bdac1" style:font-style-asian="normal" style:font-weight-asian="normal" style:font-style-complex="normal" style:font-weight-complex="normal"/>
    </style:style>
    <style:style style:name="P518" style:family="paragraph" style:parent-style-name="Standard">
      <style:paragraph-properties style:writing-mode="lr-tb"/>
      <style:text-properties style:text-line-through-style="none" style:text-line-through-type="none" fo:font-style="normal" fo:font-weight="normal" officeooo:rsid="038da1d9" officeooo:paragraph-rsid="038da1d9" style:font-style-asian="normal" style:font-weight-asian="normal" style:font-style-complex="normal" style:font-weight-complex="normal"/>
    </style:style>
    <style:style style:name="P519" style:family="paragraph" style:parent-style-name="Standard">
      <style:paragraph-properties style:writing-mode="lr-tb"/>
      <style:text-properties style:text-line-through-style="none" style:text-line-through-type="none" fo:font-style="normal" fo:font-weight="normal" officeooo:rsid="038dfec9" officeooo:paragraph-rsid="038dfec9" style:font-style-asian="normal" style:font-weight-asian="normal" style:font-style-complex="normal" style:font-weight-complex="normal"/>
    </style:style>
    <style:style style:name="P520" style:family="paragraph" style:parent-style-name="Standard">
      <style:paragraph-properties style:writing-mode="lr-tb"/>
      <style:text-properties style:text-line-through-style="none" style:text-line-through-type="none" fo:font-style="normal" fo:font-weight="normal" officeooo:rsid="0306fa27" officeooo:paragraph-rsid="0303f1f3" style:font-style-asian="normal" style:font-weight-asian="normal" style:font-style-complex="normal" style:font-weight-complex="normal"/>
    </style:style>
    <style:style style:name="P521" style:family="paragraph" style:parent-style-name="Standard">
      <style:paragraph-properties style:writing-mode="lr-tb"/>
      <style:text-properties style:text-line-through-style="none" style:text-line-through-type="none" fo:font-style="normal" fo:font-weight="normal" officeooo:rsid="03204fcc" officeooo:paragraph-rsid="031ff1e7" style:font-style-asian="normal" style:font-weight-asian="normal" style:font-style-complex="normal" style:font-weight-complex="normal"/>
    </style:style>
    <style:style style:name="P522" style:family="paragraph" style:parent-style-name="Standard">
      <style:paragraph-properties style:writing-mode="lr-tb"/>
      <style:text-properties style:text-line-through-style="none" style:text-line-through-type="none" fo:font-style="normal" fo:font-weight="normal" officeooo:rsid="03394c22" officeooo:paragraph-rsid="03394c22" style:font-style-asian="normal" style:font-weight-asian="normal" style:font-style-complex="normal" style:font-weight-complex="normal"/>
    </style:style>
    <style:style style:name="P523" style:family="paragraph" style:parent-style-name="Standard">
      <style:paragraph-properties style:writing-mode="lr-tb"/>
      <style:text-properties style:text-line-through-style="none" style:text-line-through-type="none" fo:font-style="normal" fo:font-weight="normal" officeooo:rsid="034db5e7" officeooo:paragraph-rsid="034db5e7" style:font-style-asian="normal" style:font-weight-asian="normal" style:font-style-complex="normal" style:font-weight-complex="normal"/>
    </style:style>
    <style:style style:name="P524" style:family="paragraph" style:parent-style-name="Standard">
      <style:paragraph-properties style:writing-mode="lr-tb"/>
      <style:text-properties style:text-line-through-style="none" style:text-line-through-type="none" fo:font-style="normal" fo:font-weight="normal" officeooo:rsid="036c3bf3" officeooo:paragraph-rsid="035eead1" style:font-style-asian="normal" style:font-weight-asian="normal" style:font-style-complex="normal" style:font-weight-complex="normal"/>
    </style:style>
    <style:style style:name="P525" style:family="paragraph" style:parent-style-name="Standard">
      <style:paragraph-properties style:writing-mode="lr-tb"/>
      <style:text-properties style:text-line-through-style="none" style:text-line-through-type="none" fo:font-style="normal" fo:font-weight="normal" officeooo:rsid="0373dc79" officeooo:paragraph-rsid="036dc8bd" style:font-style-asian="normal" style:font-weight-asian="normal" style:font-style-complex="normal" style:font-weight-complex="normal"/>
    </style:style>
    <style:style style:name="P526" style:family="paragraph" style:parent-style-name="Standard">
      <style:paragraph-properties style:writing-mode="lr-tb"/>
      <style:text-properties style:text-line-through-style="none" style:text-line-through-type="none" fo:font-style="normal" fo:font-weight="normal" officeooo:rsid="0373dc79" officeooo:paragraph-rsid="0373dc79" style:font-style-asian="normal" style:font-weight-asian="normal" style:font-style-complex="normal" style:font-weight-complex="normal"/>
    </style:style>
    <style:style style:name="P527" style:family="paragraph" style:parent-style-name="Standard">
      <style:paragraph-properties style:writing-mode="lr-tb"/>
      <style:text-properties style:text-line-through-style="none" style:text-line-through-type="none" fo:font-style="normal" fo:font-weight="normal" officeooo:rsid="0378fa39" officeooo:paragraph-rsid="0378fa39" style:font-style-asian="normal" style:font-weight-asian="normal" style:font-style-complex="normal" style:font-weight-complex="normal"/>
    </style:style>
    <style:style style:name="P528" style:family="paragraph" style:parent-style-name="Standard">
      <style:paragraph-properties style:writing-mode="lr-tb"/>
      <style:text-properties style:text-line-through-style="none" style:text-line-through-type="none" fo:font-style="normal" fo:font-weight="normal" officeooo:rsid="038226ef" officeooo:paragraph-rsid="037d316e" style:font-style-asian="normal" style:font-weight-asian="normal" style:font-style-complex="normal" style:font-weight-complex="normal"/>
    </style:style>
    <style:style style:name="P529" style:family="paragraph" style:parent-style-name="Standard">
      <style:paragraph-properties style:writing-mode="lr-tb"/>
      <style:text-properties style:text-line-through-style="none" style:text-line-through-type="none" fo:font-style="normal" fo:font-weight="normal" officeooo:rsid="038fa735" officeooo:paragraph-rsid="038fa735" style:font-style-asian="normal" style:font-weight-asian="normal" style:font-style-complex="normal" style:font-weight-complex="normal"/>
    </style:style>
    <style:style style:name="P530" style:family="paragraph" style:parent-style-name="Standard">
      <style:paragraph-properties style:writing-mode="lr-tb"/>
      <style:text-properties style:text-line-through-style="none" style:text-line-through-type="none" fo:font-style="normal" fo:font-weight="normal" officeooo:rsid="03937067" officeooo:paragraph-rsid="03913a18" style:font-style-asian="normal" style:font-weight-asian="normal" style:font-style-complex="normal" style:font-weight-complex="normal"/>
    </style:style>
    <style:style style:name="P531" style:family="paragraph" style:parent-style-name="Standard">
      <style:paragraph-properties style:writing-mode="lr-tb"/>
      <style:text-properties style:text-line-through-style="none" style:text-line-through-type="none" fo:font-style="normal" fo:font-weight="normal" officeooo:rsid="0396079f" officeooo:paragraph-rsid="03937067" style:font-style-asian="normal" style:font-weight-asian="normal" style:font-style-complex="normal" style:font-weight-complex="normal"/>
    </style:style>
    <style:style style:name="P532" style:family="paragraph" style:parent-style-name="Standard">
      <style:paragraph-properties style:writing-mode="lr-tb"/>
      <style:text-properties style:text-line-through-style="none" style:text-line-through-type="none" fo:font-style="normal" fo:font-weight="normal" officeooo:rsid="03962392" officeooo:paragraph-rsid="03937067" style:font-style-asian="normal" style:font-weight-asian="normal" style:font-style-complex="normal" style:font-weight-complex="normal"/>
    </style:style>
    <style:style style:name="P533" style:family="paragraph" style:parent-style-name="Standard">
      <style:paragraph-properties style:writing-mode="lr-tb"/>
      <style:text-properties style:text-line-through-style="none" style:text-line-through-type="none" fo:font-style="normal" fo:font-weight="normal" officeooo:rsid="03962392" officeooo:paragraph-rsid="03962392" style:font-style-asian="normal" style:font-weight-asian="normal" style:font-style-complex="normal" style:font-weight-complex="normal"/>
    </style:style>
    <style:style style:name="P534" style:family="paragraph" style:parent-style-name="Standard">
      <style:paragraph-properties style:writing-mode="lr-tb"/>
      <style:text-properties style:text-line-through-style="none" style:text-line-through-type="none" fo:font-style="normal" fo:font-weight="normal" officeooo:rsid="03975fbd" officeooo:paragraph-rsid="03962392" style:font-style-asian="normal" style:font-weight-asian="normal" style:font-style-complex="normal" style:font-weight-complex="normal"/>
    </style:style>
    <style:style style:name="P535" style:family="paragraph" style:parent-style-name="Standard">
      <style:paragraph-properties style:writing-mode="lr-tb"/>
      <style:text-properties style:text-line-through-style="none" style:text-line-through-type="none" fo:font-style="normal" fo:font-weight="normal" officeooo:rsid="03a408a3" officeooo:paragraph-rsid="03abf665" style:font-style-asian="normal" style:font-weight-asian="normal" style:font-style-complex="normal" style:font-weight-complex="normal"/>
    </style:style>
    <style:style style:name="P536" style:family="paragraph" style:parent-style-name="Standard">
      <style:paragraph-properties style:writing-mode="lr-tb"/>
      <style:text-properties style:text-line-through-style="none" style:text-line-through-type="none" fo:font-style="normal" fo:font-weight="normal" officeooo:rsid="03a408a3" officeooo:paragraph-rsid="03a1e34c" style:font-style-asian="normal" style:font-weight-asian="normal" style:font-style-complex="normal" style:font-weight-complex="normal"/>
    </style:style>
    <style:style style:name="P537" style:family="paragraph" style:parent-style-name="Standard">
      <style:paragraph-properties style:writing-mode="lr-tb"/>
      <style:text-properties style:text-line-through-style="none" style:text-line-through-type="none" fo:font-style="normal" fo:font-weight="normal" officeooo:rsid="03a408a3" officeooo:paragraph-rsid="03a408a3" style:font-style-asian="normal" style:font-weight-asian="normal" style:font-style-complex="normal" style:font-weight-complex="normal"/>
    </style:style>
    <style:style style:name="P538" style:family="paragraph" style:parent-style-name="Standard">
      <style:paragraph-properties style:writing-mode="lr-tb"/>
      <style:text-properties style:text-line-through-style="none" style:text-line-through-type="none" fo:font-style="normal" fo:font-weight="normal" officeooo:rsid="03abf665" officeooo:paragraph-rsid="03abf665" style:font-style-asian="normal" style:font-weight-asian="normal" style:font-style-complex="normal" style:font-weight-complex="normal"/>
    </style:style>
    <style:style style:name="P539" style:family="paragraph" style:parent-style-name="Standard">
      <style:paragraph-properties style:writing-mode="lr-tb"/>
      <style:text-properties style:text-line-through-style="none" style:text-line-through-type="none" fo:font-style="normal" fo:font-weight="normal" officeooo:rsid="03b0cc97" officeooo:paragraph-rsid="03b0cc97" style:font-style-asian="normal" style:font-weight-asian="normal" style:font-style-complex="normal" style:font-weight-complex="normal"/>
    </style:style>
    <style:style style:name="P540" style:family="paragraph" style:parent-style-name="Standard">
      <style:paragraph-properties style:writing-mode="lr-tb"/>
      <style:text-properties style:text-line-through-style="none" style:text-line-through-type="none" fo:font-style="normal" fo:font-weight="normal" officeooo:rsid="03b27131" officeooo:paragraph-rsid="03b27131" style:font-style-asian="normal" style:font-weight-asian="normal" style:font-style-complex="normal" style:font-weight-complex="normal"/>
    </style:style>
    <style:style style:name="P541" style:family="paragraph" style:parent-style-name="Standard">
      <style:paragraph-properties style:writing-mode="lr-tb"/>
      <style:text-properties style:text-line-through-style="none" style:text-line-through-type="none" fo:font-style="normal" fo:font-weight="normal" officeooo:rsid="03b4a5b5" officeooo:paragraph-rsid="03b4a5b5" style:font-style-asian="normal" style:font-weight-asian="normal" style:font-style-complex="normal" style:font-weight-complex="normal"/>
    </style:style>
    <style:style style:name="P542" style:family="paragraph" style:parent-style-name="Standard">
      <style:paragraph-properties style:writing-mode="lr-tb"/>
      <style:text-properties style:text-line-through-style="none" style:text-line-through-type="none" fo:font-style="normal" fo:font-weight="normal" officeooo:rsid="03b644c8" officeooo:paragraph-rsid="03b644c8" style:font-style-asian="normal" style:font-weight-asian="normal" style:font-style-complex="normal" style:font-weight-complex="normal"/>
    </style:style>
    <style:style style:name="P543" style:family="paragraph" style:parent-style-name="Standard">
      <style:paragraph-properties style:writing-mode="lr-tb"/>
      <style:text-properties style:text-line-through-style="none" style:text-line-through-type="none" fo:font-style="normal" fo:font-weight="normal" officeooo:rsid="03c1b222" officeooo:paragraph-rsid="03c1b222" style:font-style-asian="normal" style:font-weight-asian="normal" style:font-style-complex="normal" style:font-weight-complex="normal"/>
    </style:style>
    <style:style style:name="P544" style:family="paragraph" style:parent-style-name="Standard">
      <style:paragraph-properties style:writing-mode="lr-tb"/>
      <style:text-properties style:text-line-through-style="none" style:text-line-through-type="none" fo:font-style="normal" fo:font-weight="normal" officeooo:rsid="03c4c9fb" officeooo:paragraph-rsid="03c4c9fb" style:font-style-asian="normal" style:font-weight-asian="normal" style:font-style-complex="normal" style:font-weight-complex="normal"/>
    </style:style>
    <style:style style:name="P545" style:family="paragraph" style:parent-style-name="Standard">
      <style:paragraph-properties style:writing-mode="lr-tb"/>
      <style:text-properties style:text-line-through-style="none" style:text-line-through-type="none" fo:font-style="normal" fo:font-weight="normal" officeooo:rsid="03c4c9fb" officeooo:paragraph-rsid="03ca03dc" style:font-style-asian="normal" style:font-weight-asian="normal" style:font-style-complex="normal" style:font-weight-complex="normal"/>
    </style:style>
    <style:style style:name="P546" style:family="paragraph" style:parent-style-name="Standard">
      <style:paragraph-properties style:writing-mode="lr-tb"/>
      <style:text-properties style:text-line-through-style="none" style:text-line-through-type="none" fo:font-style="normal" fo:font-weight="normal" officeooo:rsid="03c85d0a" officeooo:paragraph-rsid="03c85d0a" style:font-style-asian="normal" style:font-weight-asian="normal" style:font-style-complex="normal" style:font-weight-complex="normal"/>
    </style:style>
    <style:style style:name="P547" style:family="paragraph" style:parent-style-name="Standard">
      <style:paragraph-properties style:writing-mode="lr-tb"/>
      <style:text-properties style:text-line-through-style="none" style:text-line-through-type="none" fo:font-style="normal" fo:font-weight="normal" officeooo:rsid="03ca8f1f" officeooo:paragraph-rsid="03ca8f1f" style:font-style-asian="normal" style:font-weight-asian="normal" style:font-style-complex="normal" style:font-weight-complex="normal"/>
    </style:style>
    <style:style style:name="P548" style:family="paragraph" style:parent-style-name="Standard">
      <style:paragraph-properties style:writing-mode="lr-tb"/>
      <style:text-properties style:text-line-through-style="none" style:text-line-through-type="none" fo:font-style="normal" fo:font-weight="normal" officeooo:rsid="03cf33ae" officeooo:paragraph-rsid="03cf33ae" style:font-style-asian="normal" style:font-weight-asian="normal" style:font-style-complex="normal" style:font-weight-complex="normal"/>
    </style:style>
    <style:style style:name="P549" style:family="paragraph" style:parent-style-name="Standard">
      <style:paragraph-properties style:writing-mode="lr-tb"/>
      <style:text-properties style:text-line-through-style="none" style:text-line-through-type="none" fo:font-style="normal" fo:font-weight="normal" officeooo:rsid="03d1bf95" officeooo:paragraph-rsid="03d1bf95" style:font-style-asian="normal" style:font-weight-asian="normal" style:font-style-complex="normal" style:font-weight-complex="normal"/>
    </style:style>
    <style:style style:name="P550" style:family="paragraph" style:parent-style-name="Standard">
      <style:paragraph-properties style:writing-mode="lr-tb"/>
      <style:text-properties style:text-line-through-style="none" style:text-line-through-type="none" fo:font-style="normal" fo:font-weight="normal" officeooo:rsid="039b3f34" officeooo:paragraph-rsid="0397fe79" style:font-style-asian="normal" style:font-weight-asian="normal" style:font-style-complex="normal" style:font-weight-complex="normal"/>
    </style:style>
    <style:style style:name="P551" style:family="paragraph" style:parent-style-name="Standard">
      <style:paragraph-properties style:writing-mode="lr-tb"/>
      <style:text-properties style:text-line-through-style="none" style:text-line-through-type="none" fo:font-style="normal" fo:font-weight="normal" officeooo:rsid="039c5d12" officeooo:paragraph-rsid="039c5d12" style:font-style-asian="normal" style:font-weight-asian="normal" style:font-style-complex="normal" style:font-weight-complex="normal"/>
    </style:style>
    <style:style style:name="P552" style:family="paragraph" style:parent-style-name="Standard">
      <style:paragraph-properties style:writing-mode="lr-tb"/>
      <style:text-properties style:text-line-through-style="none" style:text-line-through-type="none" fo:font-style="normal" fo:font-weight="normal" officeooo:rsid="039e1d32" officeooo:paragraph-rsid="039c5d12" style:font-style-asian="normal" style:font-weight-asian="normal" style:font-style-complex="normal" style:font-weight-complex="normal"/>
    </style:style>
    <style:style style:name="P553" style:family="paragraph" style:parent-style-name="Standard">
      <style:paragraph-properties style:writing-mode="lr-tb"/>
      <style:text-properties style:text-line-through-style="none" style:text-line-through-type="none" fo:font-style="normal" fo:font-weight="normal" officeooo:rsid="039e1d32" officeooo:paragraph-rsid="039e1d32" style:font-style-asian="normal" style:font-weight-asian="normal" style:font-style-complex="normal" style:font-weight-complex="normal"/>
    </style:style>
    <style:style style:name="P554" style:family="paragraph" style:parent-style-name="Standard">
      <style:paragraph-properties style:writing-mode="lr-tb"/>
      <style:text-properties style:text-line-through-style="none" style:text-line-through-type="none" fo:font-style="normal" fo:font-weight="normal" officeooo:rsid="039fe97c" officeooo:paragraph-rsid="039fe97c" style:font-style-asian="normal" style:font-weight-asian="normal" style:font-style-complex="normal" style:font-weight-complex="normal"/>
    </style:style>
    <style:style style:name="P555" style:family="paragraph" style:parent-style-name="Standard">
      <style:paragraph-properties style:writing-mode="lr-tb"/>
      <style:text-properties style:text-line-through-style="none" style:text-line-through-type="none" fo:font-style="normal" fo:font-weight="normal" officeooo:rsid="03a19cbb" officeooo:paragraph-rsid="03a19cbb" style:font-style-asian="normal" style:font-weight-asian="normal" style:font-style-complex="normal" style:font-weight-complex="normal"/>
    </style:style>
    <style:style style:name="P556" style:family="paragraph" style:parent-style-name="Standard">
      <style:paragraph-properties style:writing-mode="lr-tb"/>
      <style:text-properties style:text-line-through-style="none" style:text-line-through-type="none" fo:font-style="normal" fo:font-weight="normal" officeooo:rsid="03a1e34c" officeooo:paragraph-rsid="03a1e34c" style:font-style-asian="normal" style:font-weight-asian="normal" style:font-style-complex="normal" style:font-weight-complex="normal"/>
    </style:style>
    <style:style style:name="P557" style:family="paragraph" style:parent-style-name="Standard">
      <style:paragraph-properties style:writing-mode="lr-tb"/>
      <style:text-properties style:text-line-through-style="none" style:text-line-through-type="none" fo:font-style="normal" fo:font-weight="normal" officeooo:rsid="03a3be1d" officeooo:paragraph-rsid="03a1e34c" style:font-style-asian="normal" style:font-weight-asian="normal" style:font-style-complex="normal" style:font-weight-complex="normal"/>
    </style:style>
    <style:style style:name="P558" style:family="paragraph" style:parent-style-name="Standard">
      <style:paragraph-properties style:writing-mode="lr-tb"/>
      <style:text-properties style:text-line-through-style="none" style:text-line-through-type="none" fo:font-style="normal" fo:font-weight="normal" officeooo:rsid="03a53cf6" officeooo:paragraph-rsid="03a53cf6" style:font-style-asian="normal" style:font-weight-asian="normal" style:font-style-complex="normal" style:font-weight-complex="normal"/>
    </style:style>
    <style:style style:name="P559" style:family="paragraph" style:parent-style-name="Standard">
      <style:paragraph-properties style:writing-mode="lr-tb"/>
      <style:text-properties style:text-line-through-style="none" style:text-line-through-type="none" fo:font-style="normal" fo:font-weight="normal" officeooo:rsid="03ab1d8e" officeooo:paragraph-rsid="03a53cf6" style:font-style-asian="normal" style:font-weight-asian="normal" style:font-style-complex="normal" style:font-weight-complex="normal"/>
    </style:style>
    <style:style style:name="P560" style:family="paragraph" style:parent-style-name="Standard">
      <style:paragraph-properties style:writing-mode="lr-tb"/>
      <style:text-properties style:text-line-through-style="none" style:text-line-through-type="none" fo:font-style="normal" fo:font-weight="normal" officeooo:rsid="03bb548d" officeooo:paragraph-rsid="03ba50bb" style:font-style-asian="normal" style:font-weight-asian="normal" style:font-style-complex="normal" style:font-weight-complex="normal"/>
    </style:style>
    <style:style style:name="P561" style:family="paragraph" style:parent-style-name="Standard">
      <style:paragraph-properties style:writing-mode="lr-tb"/>
      <style:text-properties style:text-line-through-style="none" style:text-line-through-type="none" fo:font-style="normal" fo:font-weight="normal" officeooo:rsid="03d2b719" officeooo:paragraph-rsid="03d2b719" style:font-style-asian="normal" style:font-weight-asian="normal" style:font-style-complex="normal" style:font-weight-complex="normal"/>
    </style:style>
    <style:style style:name="P562" style:family="paragraph" style:parent-style-name="Standard">
      <style:paragraph-properties style:writing-mode="lr-tb"/>
      <style:text-properties style:text-line-through-style="none" style:text-line-through-type="none" fo:font-style="normal" fo:font-weight="normal" officeooo:rsid="03d52606" officeooo:paragraph-rsid="03d2b719" style:font-style-asian="normal" style:font-weight-asian="normal" style:font-style-complex="normal" style:font-weight-complex="normal"/>
    </style:style>
    <style:style style:name="P563" style:family="paragraph" style:parent-style-name="Standard">
      <style:paragraph-properties style:writing-mode="lr-tb"/>
      <style:text-properties style:text-line-through-style="none" style:text-line-through-type="none" fo:font-style="normal" fo:font-weight="normal" officeooo:rsid="03d819b9" officeooo:paragraph-rsid="03d52606" style:font-style-asian="normal" style:font-weight-asian="normal" style:font-style-complex="normal" style:font-weight-complex="normal"/>
    </style:style>
    <style:style style:name="P564" style:family="paragraph" style:parent-style-name="Standard">
      <style:paragraph-properties style:writing-mode="lr-tb"/>
      <style:text-properties style:text-line-through-style="none" style:text-line-through-type="none" fo:font-style="normal" fo:font-weight="normal" officeooo:rsid="03da8dbf" officeooo:paragraph-rsid="03d819b9" style:font-style-asian="normal" style:font-weight-asian="normal" style:font-style-complex="normal" style:font-weight-complex="normal"/>
    </style:style>
    <style:style style:name="P565" style:family="paragraph" style:parent-style-name="Standard">
      <style:paragraph-properties style:writing-mode="lr-tb"/>
      <style:text-properties style:text-line-through-style="none" style:text-line-through-type="none" fo:font-style="normal" fo:font-weight="normal" officeooo:rsid="03dadf92" officeooo:paragraph-rsid="03da8dbf" style:font-style-asian="normal" style:font-weight-asian="normal" style:font-style-complex="normal" style:font-weight-complex="normal"/>
    </style:style>
    <style:style style:name="P566" style:family="paragraph" style:parent-style-name="Standard">
      <style:paragraph-properties style:writing-mode="lr-tb"/>
      <style:text-properties style:text-line-through-style="none" style:text-line-through-type="none" fo:font-style="normal" fo:font-weight="normal" officeooo:rsid="03dadf92" officeooo:paragraph-rsid="03dadf92" style:font-style-asian="normal" style:font-weight-asian="normal" style:font-style-complex="normal" style:font-weight-complex="normal"/>
    </style:style>
    <style:style style:name="P567" style:family="paragraph" style:parent-style-name="Standard">
      <style:paragraph-properties style:writing-mode="lr-tb"/>
      <style:text-properties style:text-line-through-style="none" style:text-line-through-type="none" fo:font-style="normal" fo:font-weight="normal" officeooo:rsid="03dba482" officeooo:paragraph-rsid="03dba482" style:font-style-asian="normal" style:font-weight-asian="normal" style:font-style-complex="normal" style:font-weight-complex="normal"/>
    </style:style>
    <style:style style:name="P568" style:family="paragraph" style:parent-style-name="Standard">
      <style:paragraph-properties style:writing-mode="lr-tb"/>
      <style:text-properties style:text-line-through-style="none" style:text-line-through-type="none" fo:font-style="normal" fo:font-weight="normal" officeooo:rsid="03dd7817" officeooo:paragraph-rsid="03dd7817" style:font-style-asian="normal" style:font-weight-asian="normal" style:font-style-complex="normal" style:font-weight-complex="normal"/>
    </style:style>
    <style:style style:name="P569" style:family="paragraph" style:parent-style-name="Standard">
      <style:paragraph-properties style:writing-mode="lr-tb"/>
      <style:text-properties style:text-line-through-style="none" style:text-line-through-type="none" fo:font-style="normal" fo:font-weight="normal" officeooo:rsid="03df039c" officeooo:paragraph-rsid="03dd7817" style:font-style-asian="normal" style:font-weight-asian="normal" style:font-style-complex="normal" style:font-weight-complex="normal"/>
    </style:style>
    <style:style style:name="P570" style:family="paragraph" style:parent-style-name="Standard">
      <style:paragraph-properties style:writing-mode="lr-tb"/>
      <style:text-properties style:text-line-through-style="none" style:text-line-through-type="none" fo:font-style="normal" fo:font-weight="normal" officeooo:rsid="03df039c" officeooo:paragraph-rsid="03df039c" style:font-style-asian="normal" style:font-weight-asian="normal" style:font-style-complex="normal" style:font-weight-complex="normal"/>
    </style:style>
    <style:style style:name="P571" style:family="paragraph" style:parent-style-name="Standard">
      <style:paragraph-properties style:writing-mode="lr-tb"/>
      <style:text-properties style:text-line-through-style="none" style:text-line-through-type="none" fo:font-style="normal" fo:font-weight="normal" officeooo:rsid="03e1b852" officeooo:paragraph-rsid="03e1b852" style:font-style-asian="normal" style:font-weight-asian="normal" style:font-style-complex="normal" style:font-weight-complex="normal"/>
    </style:style>
    <style:style style:name="P572" style:family="paragraph" style:parent-style-name="Standard">
      <style:paragraph-properties style:writing-mode="lr-tb"/>
      <style:text-properties style:text-line-through-style="none" style:text-line-through-type="none" fo:font-style="normal" fo:font-weight="normal" officeooo:rsid="03e51362" officeooo:paragraph-rsid="03e1b852" style:font-style-asian="normal" style:font-weight-asian="normal" style:font-style-complex="normal" style:font-weight-complex="normal"/>
    </style:style>
    <style:style style:name="P573" style:family="paragraph" style:parent-style-name="Standard">
      <style:paragraph-properties style:writing-mode="lr-tb"/>
      <style:text-properties style:text-line-through-style="none" style:text-line-through-type="none" fo:font-style="normal" fo:font-weight="normal" officeooo:rsid="03ed7c57" officeooo:paragraph-rsid="03ed7c57" style:font-style-asian="normal" style:font-weight-asian="normal" style:font-style-complex="normal" style:font-weight-complex="normal"/>
    </style:style>
    <style:style style:name="P574" style:family="paragraph" style:parent-style-name="Standard">
      <style:paragraph-properties style:writing-mode="lr-tb"/>
      <style:text-properties style:text-line-through-style="none" style:text-line-through-type="none" fo:font-style="normal" fo:font-weight="normal" officeooo:rsid="03eb8745" officeooo:paragraph-rsid="03f76d0e" style:font-style-asian="normal" style:font-weight-asian="normal" style:font-style-complex="normal" style:font-weight-complex="normal"/>
    </style:style>
    <style:style style:name="P575" style:family="paragraph" style:parent-style-name="Standard">
      <style:paragraph-properties style:writing-mode="lr-tb"/>
      <style:text-properties style:text-line-through-style="none" style:text-line-through-type="none" fo:font-style="normal" fo:font-weight="normal" officeooo:rsid="03eb8745" officeooo:paragraph-rsid="040d527c" style:font-style-asian="normal" style:font-weight-asian="normal" style:font-style-complex="normal" style:font-weight-complex="normal"/>
    </style:style>
    <style:style style:name="P576" style:family="paragraph" style:parent-style-name="Standard">
      <style:paragraph-properties style:writing-mode="lr-tb"/>
      <style:text-properties style:text-line-through-style="none" style:text-line-through-type="none" fo:font-style="normal" fo:font-weight="normal" officeooo:rsid="03eb8745" officeooo:paragraph-rsid="04113e6c" style:font-style-asian="normal" style:font-weight-asian="normal" style:font-style-complex="normal" style:font-weight-complex="normal"/>
    </style:style>
    <style:style style:name="P577" style:family="paragraph" style:parent-style-name="Standard">
      <style:paragraph-properties style:writing-mode="lr-tb"/>
      <style:text-properties style:text-line-through-style="none" style:text-line-through-type="none" fo:font-style="normal" fo:font-weight="normal" officeooo:rsid="03eb8745" officeooo:paragraph-rsid="04078bf0" style:font-style-asian="normal" style:font-weight-asian="normal" style:font-style-complex="normal" style:font-weight-complex="normal"/>
    </style:style>
    <style:style style:name="P578" style:family="paragraph" style:parent-style-name="Standard">
      <style:paragraph-properties style:writing-mode="lr-tb"/>
      <style:text-properties style:text-line-through-style="none" style:text-line-through-type="none" fo:font-style="normal" fo:font-weight="normal" officeooo:rsid="03f76d0e" officeooo:paragraph-rsid="03f76d0e" style:font-style-asian="normal" style:font-weight-asian="normal" style:font-style-complex="normal" style:font-weight-complex="normal"/>
    </style:style>
    <style:style style:name="P579" style:family="paragraph" style:parent-style-name="Standard">
      <style:paragraph-properties style:writing-mode="lr-tb"/>
      <style:text-properties style:text-line-through-style="none" style:text-line-through-type="none" fo:font-style="normal" fo:font-weight="normal" officeooo:rsid="040d527c" officeooo:paragraph-rsid="040d527c" style:font-style-asian="normal" style:font-weight-asian="normal" style:font-style-complex="normal" style:font-weight-complex="normal"/>
    </style:style>
    <style:style style:name="P580" style:family="paragraph" style:parent-style-name="Standard">
      <style:paragraph-properties style:writing-mode="lr-tb"/>
      <style:text-properties style:text-line-through-style="none" style:text-line-through-type="none" fo:font-style="normal" fo:font-weight="normal" officeooo:rsid="040d527c" officeooo:paragraph-rsid="0408c968" style:font-style-asian="normal" style:font-weight-asian="normal" style:font-style-complex="normal" style:font-weight-complex="normal"/>
    </style:style>
    <style:style style:name="P581" style:family="paragraph" style:parent-style-name="Standard">
      <style:paragraph-properties style:writing-mode="lr-tb"/>
      <style:text-properties style:text-line-through-style="none" style:text-line-through-type="none" fo:font-style="normal" fo:font-weight="normal" officeooo:rsid="04113e6c" officeooo:paragraph-rsid="04113e6c" style:font-style-asian="normal" style:font-weight-asian="normal" style:font-style-complex="normal" style:font-weight-complex="normal"/>
    </style:style>
    <style:style style:name="P582" style:family="paragraph" style:parent-style-name="Standard">
      <style:paragraph-properties style:writing-mode="lr-tb"/>
      <style:text-properties style:text-line-through-style="none" style:text-line-through-type="none" fo:font-style="normal" fo:font-weight="normal" officeooo:rsid="0416c679" officeooo:paragraph-rsid="0416c679" style:font-style-asian="normal" style:font-weight-asian="normal" style:font-style-complex="normal" style:font-weight-complex="normal"/>
    </style:style>
    <style:style style:name="P583" style:family="paragraph" style:parent-style-name="Standard">
      <style:paragraph-properties style:writing-mode="lr-tb"/>
      <style:text-properties style:text-line-through-style="none" style:text-line-through-type="none" fo:font-style="normal" fo:font-weight="normal" officeooo:rsid="041a9808" officeooo:paragraph-rsid="041a9808" style:font-style-asian="normal" style:font-weight-asian="normal" style:font-style-complex="normal" style:font-weight-complex="normal"/>
    </style:style>
    <style:style style:name="P584" style:family="paragraph" style:parent-style-name="Standard">
      <style:paragraph-properties style:writing-mode="lr-tb"/>
      <style:text-properties style:text-line-through-style="none" style:text-line-through-type="none" fo:font-style="normal" fo:font-weight="normal" officeooo:rsid="041df03c" officeooo:paragraph-rsid="041df03c" style:font-style-asian="normal" style:font-weight-asian="normal" style:font-style-complex="normal" style:font-weight-complex="normal"/>
    </style:style>
    <style:style style:name="P585" style:family="paragraph" style:parent-style-name="Standard">
      <style:paragraph-properties style:writing-mode="lr-tb"/>
      <style:text-properties style:text-line-through-style="none" style:text-line-through-type="none" fo:font-style="normal" fo:font-weight="normal" officeooo:rsid="04201393" officeooo:paragraph-rsid="04201393" style:font-style-asian="normal" style:font-weight-asian="normal" style:font-style-complex="normal" style:font-weight-complex="normal"/>
    </style:style>
    <style:style style:name="P586" style:family="paragraph" style:parent-style-name="Standard">
      <style:paragraph-properties style:writing-mode="lr-tb"/>
      <style:text-properties style:text-line-through-style="none" style:text-line-through-type="none" fo:font-style="normal" fo:font-weight="normal" officeooo:rsid="03eb74ba" officeooo:paragraph-rsid="03e51362" style:font-style-asian="normal" style:font-weight-asian="normal" style:font-style-complex="normal" style:font-weight-complex="normal"/>
    </style:style>
    <style:style style:name="P587" style:family="paragraph" style:parent-style-name="Standard">
      <style:paragraph-properties style:writing-mode="lr-tb"/>
      <style:text-properties style:text-line-through-style="none" style:text-line-through-type="none" fo:font-style="normal" fo:font-weight="normal" officeooo:rsid="03eb74ba" officeooo:paragraph-rsid="03eb74ba" style:font-style-asian="normal" style:font-weight-asian="normal" style:font-style-complex="normal" style:font-weight-complex="normal"/>
    </style:style>
    <style:style style:name="P588" style:family="paragraph" style:parent-style-name="Standard">
      <style:paragraph-properties style:writing-mode="lr-tb"/>
      <style:text-properties style:text-line-through-style="none" style:text-line-through-type="none" fo:font-style="normal" fo:font-weight="normal" officeooo:rsid="03eb8fd9" officeooo:paragraph-rsid="03fcf21c" style:font-style-asian="normal" style:font-weight-asian="normal" style:font-style-complex="normal" style:font-weight-complex="normal"/>
    </style:style>
    <style:style style:name="P589" style:family="paragraph" style:parent-style-name="Standard">
      <style:paragraph-properties style:writing-mode="lr-tb"/>
      <style:text-properties style:text-line-through-style="none" style:text-line-through-type="none" fo:font-style="normal" fo:font-weight="normal" officeooo:rsid="03eb8fd9" officeooo:paragraph-rsid="0402f7d8" style:font-style-asian="normal" style:font-weight-asian="normal" style:font-style-complex="normal" style:font-weight-complex="normal"/>
    </style:style>
    <style:style style:name="P590" style:family="paragraph" style:parent-style-name="Standard">
      <style:paragraph-properties style:writing-mode="lr-tb"/>
      <style:text-properties style:text-line-through-style="none" style:text-line-through-type="none" fo:font-style="normal" fo:font-weight="normal" officeooo:rsid="03eb8fd9" officeooo:paragraph-rsid="04133d04" style:font-style-asian="normal" style:font-weight-asian="normal" style:font-style-complex="normal" style:font-weight-complex="normal"/>
    </style:style>
    <style:style style:name="P591" style:family="paragraph" style:parent-style-name="Standard">
      <style:paragraph-properties style:writing-mode="lr-tb"/>
      <style:text-properties style:text-line-through-style="none" style:text-line-through-type="none" fo:font-style="normal" fo:font-weight="normal" officeooo:rsid="03eb8fd9" officeooo:paragraph-rsid="0419d3ee" style:font-style-asian="normal" style:font-weight-asian="normal" style:font-style-complex="normal" style:font-weight-complex="normal"/>
    </style:style>
    <style:style style:name="P592" style:family="paragraph" style:parent-style-name="Standard">
      <style:paragraph-properties style:writing-mode="lr-tb"/>
      <style:text-properties style:text-line-through-style="none" style:text-line-through-type="none" fo:font-style="normal" fo:font-weight="normal" officeooo:rsid="0402f7d8" officeooo:paragraph-rsid="04022450" style:font-style-asian="normal" style:font-weight-asian="normal" style:font-style-complex="normal" style:font-weight-complex="normal"/>
    </style:style>
    <style:style style:name="P593" style:family="paragraph" style:parent-style-name="Standard">
      <style:paragraph-properties style:writing-mode="lr-tb"/>
      <style:text-properties style:text-line-through-style="none" style:text-line-through-type="none" fo:font-style="normal" fo:font-weight="normal" officeooo:rsid="04069f79" officeooo:paragraph-rsid="04069f79" style:font-style-asian="normal" style:font-weight-asian="normal" style:font-style-complex="normal" style:font-weight-complex="normal"/>
    </style:style>
    <style:style style:name="P594" style:family="paragraph" style:parent-style-name="Standard">
      <style:paragraph-properties style:writing-mode="lr-tb"/>
      <style:text-properties style:text-line-through-style="none" style:text-line-through-type="none" fo:font-style="normal" fo:font-weight="normal" officeooo:rsid="04078bf0" officeooo:paragraph-rsid="04069f79" style:font-style-asian="normal" style:font-weight-asian="normal" style:font-style-complex="normal" style:font-weight-complex="normal"/>
    </style:style>
    <style:style style:name="P595" style:family="paragraph" style:parent-style-name="Standard">
      <style:paragraph-properties style:writing-mode="lr-tb"/>
      <style:text-properties style:text-line-through-style="none" style:text-line-through-type="none" fo:font-style="normal" fo:font-weight="normal" officeooo:rsid="0415740e" officeooo:paragraph-rsid="04141f59" style:font-style-asian="normal" style:font-weight-asian="normal" style:font-style-complex="normal" style:font-weight-complex="normal"/>
    </style:style>
    <style:style style:name="P596" style:family="paragraph" style:parent-style-name="Standard">
      <style:paragraph-properties style:writing-mode="lr-tb"/>
      <style:text-properties style:text-line-through-style="none" style:text-line-through-type="none" fo:font-style="normal" fo:font-weight="normal" officeooo:rsid="0419d3ee" officeooo:paragraph-rsid="0419d3ee" style:font-style-asian="normal" style:font-weight-asian="normal" style:font-style-complex="normal" style:font-weight-complex="normal"/>
    </style:style>
    <style:style style:name="P597" style:family="paragraph" style:parent-style-name="Standard">
      <style:paragraph-properties style:writing-mode="lr-tb"/>
      <style:text-properties style:text-line-through-style="none" style:text-line-through-type="none" fo:font-style="normal" fo:font-weight="normal" officeooo:rsid="042161d4" officeooo:paragraph-rsid="042161d4" style:font-style-asian="normal" style:font-weight-asian="normal" style:font-style-complex="normal" style:font-weight-complex="normal"/>
    </style:style>
    <style:style style:name="P598" style:family="paragraph" style:parent-style-name="Standard">
      <style:paragraph-properties style:writing-mode="lr-tb"/>
      <style:text-properties style:text-line-through-style="none" style:text-line-through-type="none" fo:font-style="normal" fo:font-weight="normal" officeooo:rsid="04228d2a" officeooo:paragraph-rsid="04228d2a" style:font-style-asian="normal" style:font-weight-asian="normal" style:font-style-complex="normal" style:font-weight-complex="normal"/>
    </style:style>
    <style:style style:name="P599" style:family="paragraph" style:parent-style-name="Standard">
      <style:paragraph-properties style:writing-mode="lr-tb"/>
      <style:text-properties style:text-line-through-style="none" style:text-line-through-type="none" fo:font-style="normal" fo:font-weight="normal" officeooo:rsid="04273066" officeooo:paragraph-rsid="04273066" style:font-style-asian="normal" style:font-weight-asian="normal" style:font-style-complex="normal" style:font-weight-complex="normal"/>
    </style:style>
    <style:style style:name="P600" style:family="paragraph" style:parent-style-name="Standard">
      <style:paragraph-properties style:writing-mode="lr-tb"/>
      <style:text-properties style:text-line-through-style="none" style:text-line-through-type="none" fo:font-style="normal" fo:font-weight="normal" officeooo:rsid="0428746f" officeooo:paragraph-rsid="0428746f" style:font-style-asian="normal" style:font-weight-asian="normal" style:font-style-complex="normal" style:font-weight-complex="normal"/>
    </style:style>
    <style:style style:name="P601" style:family="paragraph" style:parent-style-name="Standard">
      <style:paragraph-properties style:writing-mode="lr-tb"/>
      <style:text-properties style:text-line-through-style="none" style:text-line-through-type="none" fo:font-style="normal" fo:font-weight="normal" officeooo:rsid="042a0772" officeooo:paragraph-rsid="042a0772" style:font-style-asian="normal" style:font-weight-asian="normal" style:font-style-complex="normal" style:font-weight-complex="normal"/>
    </style:style>
    <style:style style:name="P602" style:family="paragraph" style:parent-style-name="Standard">
      <style:paragraph-properties style:writing-mode="lr-tb"/>
      <style:text-properties style:text-line-through-style="none" style:text-line-through-type="none" fo:font-style="normal" fo:font-weight="normal" officeooo:rsid="04327cad" officeooo:paragraph-rsid="04327cad" style:font-style-asian="normal" style:font-weight-asian="normal" style:font-style-complex="normal" style:font-weight-complex="normal"/>
    </style:style>
    <style:style style:name="P603" style:family="paragraph" style:parent-style-name="Standard">
      <style:paragraph-properties style:writing-mode="lr-tb"/>
      <style:text-properties style:text-line-through-style="none" style:text-line-through-type="none" fo:font-style="normal" fo:font-weight="normal" officeooo:rsid="0435a0c3" officeooo:paragraph-rsid="0435a0c3" style:font-style-asian="normal" style:font-weight-asian="normal" style:font-style-complex="normal" style:font-weight-complex="normal"/>
    </style:style>
    <style:style style:name="P604" style:family="paragraph" style:parent-style-name="Standard">
      <style:paragraph-properties style:writing-mode="lr-tb"/>
      <style:text-properties style:text-line-through-style="none" style:text-line-through-type="none" fo:font-style="normal" fo:font-weight="normal" officeooo:rsid="0435a0c3" officeooo:paragraph-rsid="043ab687" style:font-style-asian="normal" style:font-weight-asian="normal" style:font-style-complex="normal" style:font-weight-complex="normal"/>
    </style:style>
    <style:style style:name="P605" style:family="paragraph" style:parent-style-name="Standard">
      <style:paragraph-properties style:writing-mode="lr-tb"/>
      <style:text-properties style:text-line-through-style="none" style:text-line-through-type="none" fo:font-style="normal" fo:font-weight="normal" officeooo:rsid="0438c93e" officeooo:paragraph-rsid="0438c93e" style:font-style-asian="normal" style:font-weight-asian="normal" style:font-style-complex="normal" style:font-weight-complex="normal"/>
    </style:style>
    <style:style style:name="P606" style:family="paragraph" style:parent-style-name="Standard">
      <style:paragraph-properties style:writing-mode="lr-tb"/>
      <style:text-properties style:text-line-through-style="none" style:text-line-through-type="none" fo:font-style="normal" fo:font-weight="normal" officeooo:rsid="045fa8d6" officeooo:paragraph-rsid="045fa8d6" style:font-style-asian="normal" style:font-weight-asian="normal" style:font-style-complex="normal" style:font-weight-complex="normal"/>
    </style:style>
    <style:style style:name="P607" style:family="paragraph" style:parent-style-name="Standard">
      <style:paragraph-properties style:writing-mode="lr-tb"/>
      <style:text-properties style:text-line-through-style="none" style:text-line-through-type="none" fo:font-style="normal" fo:font-weight="normal" officeooo:rsid="042c9d3d" officeooo:paragraph-rsid="042c9d3d" style:font-style-asian="normal" style:font-weight-asian="normal" style:font-style-complex="normal" style:font-weight-complex="normal"/>
    </style:style>
    <style:style style:name="P608" style:family="paragraph" style:parent-style-name="Standard">
      <style:paragraph-properties style:writing-mode="lr-tb"/>
      <style:text-properties style:text-line-through-style="none" style:text-line-through-type="none" fo:font-style="normal" fo:font-weight="normal" officeooo:rsid="042e0bac" officeooo:paragraph-rsid="042e0bac" style:font-style-asian="normal" style:font-weight-asian="normal" style:font-style-complex="normal" style:font-weight-complex="normal"/>
    </style:style>
    <style:style style:name="P609" style:family="paragraph" style:parent-style-name="Standard">
      <style:paragraph-properties style:writing-mode="lr-tb"/>
      <style:text-properties style:text-line-through-style="none" style:text-line-through-type="none" fo:font-style="normal" fo:font-weight="normal" officeooo:rsid="043c4438" officeooo:paragraph-rsid="04396348" style:font-style-asian="normal" style:font-weight-asian="normal" style:font-style-complex="normal" style:font-weight-complex="normal"/>
    </style:style>
    <style:style style:name="P610" style:family="paragraph" style:parent-style-name="Standard">
      <style:paragraph-properties style:writing-mode="lr-tb"/>
      <style:text-properties style:text-line-through-style="none" style:text-line-through-type="none" fo:font-style="normal" fo:font-weight="normal" officeooo:rsid="0446454e" officeooo:paragraph-rsid="043f8a2b" style:font-style-asian="normal" style:font-weight-asian="normal" style:font-style-complex="normal" style:font-weight-complex="normal"/>
    </style:style>
    <style:style style:name="P611" style:family="paragraph" style:parent-style-name="Standard">
      <style:paragraph-properties style:writing-mode="lr-tb"/>
      <style:text-properties style:text-line-through-style="none" style:text-line-through-type="none" fo:font-style="normal" fo:font-weight="normal" officeooo:rsid="04483067" officeooo:paragraph-rsid="04483067" style:font-style-asian="normal" style:font-weight-asian="normal" style:font-style-complex="normal" style:font-weight-complex="normal"/>
    </style:style>
    <style:style style:name="P612" style:family="paragraph" style:parent-style-name="Standard">
      <style:paragraph-properties style:writing-mode="lr-tb"/>
      <style:text-properties style:text-line-through-style="none" style:text-line-through-type="none" fo:font-style="normal" fo:font-weight="normal" officeooo:rsid="044958fe" officeooo:paragraph-rsid="044945ab" style:font-style-asian="normal" style:font-weight-asian="normal" style:font-style-complex="normal" style:font-weight-complex="normal"/>
    </style:style>
    <style:style style:name="P613" style:family="paragraph" style:parent-style-name="Standard">
      <style:paragraph-properties style:writing-mode="lr-tb"/>
      <style:text-properties style:text-line-through-style="none" style:text-line-through-type="none" fo:font-style="normal" fo:font-weight="normal" officeooo:rsid="0462d6b7" officeooo:paragraph-rsid="0462d6b7" style:font-style-asian="normal" style:font-weight-asian="normal" style:font-style-complex="normal" style:font-weight-complex="normal"/>
    </style:style>
    <style:style style:name="P614" style:family="paragraph" style:parent-style-name="Standard">
      <style:paragraph-properties style:writing-mode="lr-tb"/>
      <style:text-properties style:text-line-through-style="none" style:text-line-through-type="none" fo:font-style="normal" fo:font-weight="normal" officeooo:rsid="0464dd52" officeooo:paragraph-rsid="04637fd5" style:font-style-asian="normal" style:font-weight-asian="normal" style:font-style-complex="normal" style:font-weight-complex="normal"/>
    </style:style>
    <style:style style:name="P615" style:family="paragraph" style:parent-style-name="Standard">
      <style:paragraph-properties style:writing-mode="lr-tb"/>
      <style:text-properties style:text-line-through-style="none" style:text-line-through-type="none" fo:font-style="normal" fo:font-weight="normal" officeooo:rsid="0465399c" officeooo:paragraph-rsid="0464dd52" style:font-style-asian="normal" style:font-weight-asian="normal" style:font-style-complex="normal" style:font-weight-complex="normal"/>
    </style:style>
    <style:style style:name="P616" style:family="paragraph" style:parent-style-name="Standard">
      <style:paragraph-properties style:writing-mode="lr-tb"/>
      <style:text-properties style:text-line-through-style="none" style:text-line-through-type="none" fo:font-style="normal" fo:font-weight="normal" officeooo:rsid="0465399c" officeooo:paragraph-rsid="0465399c" style:font-style-asian="normal" style:font-weight-asian="normal" style:font-style-complex="normal" style:font-weight-complex="normal"/>
    </style:style>
    <style:style style:name="P617" style:family="paragraph" style:parent-style-name="Standard">
      <style:paragraph-properties style:writing-mode="lr-tb"/>
      <style:text-properties style:text-line-through-style="none" style:text-line-through-type="none" fo:font-style="normal" fo:font-weight="normal" officeooo:rsid="04660127" officeooo:paragraph-rsid="0465399c" style:font-style-asian="normal" style:font-weight-asian="normal" style:font-style-complex="normal" style:font-weight-complex="normal"/>
    </style:style>
    <style:style style:name="P618" style:family="paragraph" style:parent-style-name="Standard">
      <style:paragraph-properties style:writing-mode="lr-tb"/>
      <style:text-properties style:text-line-through-style="none" style:text-line-through-type="none" fo:font-style="normal" fo:font-weight="normal" officeooo:rsid="04660127" officeooo:paragraph-rsid="04660127" style:font-style-asian="normal" style:font-weight-asian="normal" style:font-style-complex="normal" style:font-weight-complex="normal"/>
    </style:style>
    <style:style style:name="P619" style:family="paragraph" style:parent-style-name="Standard">
      <style:paragraph-properties style:writing-mode="lr-tb"/>
      <style:text-properties style:text-line-through-style="none" style:text-line-through-type="none" fo:font-style="normal" fo:font-weight="normal" officeooo:rsid="04683256" officeooo:paragraph-rsid="04660127" style:font-style-asian="normal" style:font-weight-asian="normal" style:font-style-complex="normal" style:font-weight-complex="normal"/>
    </style:style>
    <style:style style:name="P620" style:family="paragraph" style:parent-style-name="Standard">
      <style:paragraph-properties style:writing-mode="lr-tb"/>
      <style:text-properties style:text-line-through-style="none" style:text-line-through-type="none" fo:font-style="normal" fo:font-weight="normal" officeooo:rsid="04683256" officeooo:paragraph-rsid="04683256" style:font-style-asian="normal" style:font-weight-asian="normal" style:font-style-complex="normal" style:font-weight-complex="normal"/>
    </style:style>
    <style:style style:name="P621" style:family="paragraph" style:parent-style-name="Standard">
      <style:paragraph-properties style:writing-mode="lr-tb"/>
      <style:text-properties style:text-line-through-style="none" style:text-line-through-type="none" fo:font-style="normal" fo:font-weight="normal" officeooo:rsid="046a0d36" officeooo:paragraph-rsid="04683256" style:font-style-asian="normal" style:font-weight-asian="normal" style:font-style-complex="normal" style:font-weight-complex="normal"/>
    </style:style>
    <style:style style:name="P622" style:family="paragraph" style:parent-style-name="Standard">
      <style:paragraph-properties style:writing-mode="lr-tb"/>
      <style:text-properties style:text-line-through-style="none" style:text-line-through-type="none" fo:font-style="normal" fo:font-weight="normal" officeooo:rsid="046a11ae" officeooo:paragraph-rsid="04683256" style:font-style-asian="normal" style:font-weight-asian="normal" style:font-style-complex="normal" style:font-weight-complex="normal"/>
    </style:style>
    <style:style style:name="P623" style:family="paragraph" style:parent-style-name="Standard">
      <style:paragraph-properties style:writing-mode="lr-tb"/>
      <style:text-properties style:text-line-through-style="none" style:text-line-through-type="none" fo:font-style="normal" fo:font-weight="normal" officeooo:rsid="046b6cae" officeooo:paragraph-rsid="046a11ae" style:font-style-asian="normal" style:font-weight-asian="normal" style:font-style-complex="normal" style:font-weight-complex="normal"/>
    </style:style>
    <style:style style:name="P624" style:family="paragraph" style:parent-style-name="Standard">
      <style:paragraph-properties style:writing-mode="lr-tb"/>
      <style:text-properties style:text-line-through-style="none" style:text-line-through-type="none" fo:font-style="normal" fo:font-weight="normal" officeooo:rsid="046e5090" officeooo:paragraph-rsid="046e5090" style:font-style-asian="normal" style:font-weight-asian="normal" style:font-style-complex="normal" style:font-weight-complex="normal"/>
    </style:style>
    <style:style style:name="P625" style:family="paragraph" style:parent-style-name="Standard">
      <style:paragraph-properties style:writing-mode="lr-tb"/>
      <style:text-properties style:text-line-through-style="none" style:text-line-through-type="none" fo:font-style="normal" fo:font-weight="normal" officeooo:rsid="04701279" officeooo:paragraph-rsid="046e5090" style:font-style-asian="normal" style:font-weight-asian="normal" style:font-style-complex="normal" style:font-weight-complex="normal"/>
    </style:style>
    <style:style style:name="P626" style:family="paragraph" style:parent-style-name="Standard">
      <style:paragraph-properties style:writing-mode="lr-tb"/>
      <style:text-properties style:text-line-through-style="none" style:text-line-through-type="none" fo:font-style="normal" fo:font-weight="normal" officeooo:rsid="0470c19c" officeooo:paragraph-rsid="0470c19c" style:font-style-asian="normal" style:font-weight-asian="normal" style:font-style-complex="normal" style:font-weight-complex="normal"/>
    </style:style>
    <style:style style:name="P627" style:family="paragraph" style:parent-style-name="Standard">
      <style:paragraph-properties style:writing-mode="lr-tb"/>
      <style:text-properties style:text-line-through-style="none" style:text-line-through-type="none" fo:font-style="normal" fo:font-weight="normal" officeooo:rsid="04729d70" officeooo:paragraph-rsid="0470c19c" style:font-style-asian="normal" style:font-weight-asian="normal" style:font-style-complex="normal" style:font-weight-complex="normal"/>
    </style:style>
    <style:style style:name="P628" style:family="paragraph" style:parent-style-name="Standard">
      <style:paragraph-properties style:writing-mode="lr-tb"/>
      <style:text-properties style:text-line-through-style="none" style:text-line-through-type="none" fo:font-style="normal" fo:font-weight="normal" officeooo:rsid="04729d70" officeooo:paragraph-rsid="04729d70" style:font-style-asian="normal" style:font-weight-asian="normal" style:font-style-complex="normal" style:font-weight-complex="normal"/>
    </style:style>
    <style:style style:name="P629" style:family="paragraph" style:parent-style-name="Standard">
      <style:paragraph-properties style:writing-mode="lr-tb"/>
      <style:text-properties style:text-line-through-style="none" style:text-line-through-type="none" fo:font-style="normal" fo:font-weight="normal" officeooo:rsid="0474fd42" officeooo:paragraph-rsid="04735f47" style:font-style-asian="normal" style:font-weight-asian="normal" style:font-style-complex="normal" style:font-weight-complex="normal"/>
    </style:style>
    <style:style style:name="P630" style:family="paragraph" style:parent-style-name="Standard">
      <style:paragraph-properties style:writing-mode="lr-tb"/>
      <style:text-properties style:text-line-through-style="none" style:text-line-through-type="none" fo:font-style="normal" fo:font-weight="normal" officeooo:rsid="0475f345" officeooo:paragraph-rsid="0475f345" style:font-style-asian="normal" style:font-weight-asian="normal" style:font-style-complex="normal" style:font-weight-complex="normal"/>
    </style:style>
    <style:style style:name="P631" style:family="paragraph" style:parent-style-name="Standard">
      <style:paragraph-properties style:writing-mode="lr-tb"/>
      <style:text-properties style:text-line-through-style="none" style:text-line-through-type="none" fo:font-style="normal" fo:font-weight="normal" officeooo:rsid="0477779a" officeooo:paragraph-rsid="0477779a" style:font-style-asian="normal" style:font-weight-asian="normal" style:font-style-complex="normal" style:font-weight-complex="normal"/>
    </style:style>
    <style:style style:name="P632" style:family="paragraph" style:parent-style-name="Standard">
      <style:paragraph-properties style:writing-mode="lr-tb"/>
      <style:text-properties style:text-line-through-style="none" style:text-line-through-type="none" fo:font-style="normal" fo:font-weight="normal" officeooo:rsid="0482b094" officeooo:paragraph-rsid="0482b094" style:font-style-asian="normal" style:font-weight-asian="normal" style:font-style-complex="normal" style:font-weight-complex="normal"/>
    </style:style>
    <style:style style:name="P633" style:family="paragraph" style:parent-style-name="Standard">
      <style:paragraph-properties style:writing-mode="lr-tb"/>
      <style:text-properties style:text-line-through-style="none" style:text-line-through-type="none" fo:font-style="normal" fo:font-weight="normal" officeooo:rsid="04831bef" officeooo:paragraph-rsid="04831bef" style:font-style-asian="normal" style:font-weight-asian="normal" style:font-style-complex="normal" style:font-weight-complex="normal"/>
    </style:style>
    <style:style style:name="P634" style:family="paragraph" style:parent-style-name="Standard">
      <style:paragraph-properties style:writing-mode="lr-tb"/>
      <style:text-properties style:text-line-through-style="none" style:text-line-through-type="none" fo:font-style="normal" fo:font-weight="normal" officeooo:rsid="0486ed61" officeooo:paragraph-rsid="0486ed61" style:font-style-asian="normal" style:font-weight-asian="normal" style:font-style-complex="normal" style:font-weight-complex="normal"/>
    </style:style>
    <style:style style:name="P635" style:family="paragraph" style:parent-style-name="Standard">
      <style:paragraph-properties style:writing-mode="lr-tb"/>
      <style:text-properties style:text-line-through-style="none" style:text-line-through-type="none" fo:font-style="normal" fo:font-weight="normal" officeooo:rsid="048793ef" officeooo:paragraph-rsid="048793ef" style:font-style-asian="normal" style:font-weight-asian="normal" style:font-style-complex="normal" style:font-weight-complex="normal"/>
    </style:style>
    <style:style style:name="P636" style:family="paragraph" style:parent-style-name="Standard">
      <style:paragraph-properties style:writing-mode="lr-tb"/>
      <style:text-properties style:text-line-through-style="none" style:text-line-through-type="none" fo:font-style="normal" fo:font-weight="normal" officeooo:rsid="048a8a9f" officeooo:paragraph-rsid="048a8a9f" style:font-style-asian="normal" style:font-weight-asian="normal" style:font-style-complex="normal" style:font-weight-complex="normal"/>
    </style:style>
    <style:style style:name="P637" style:family="paragraph" style:parent-style-name="Standard">
      <style:text-properties style:text-line-through-style="none" style:text-line-through-type="none" fo:font-style="normal" fo:font-weight="bold" officeooo:rsid="002aec2f" officeooo:paragraph-rsid="002aec2f" style:font-style-asian="normal" style:font-weight-asian="bold" style:font-style-complex="normal" style:font-weight-complex="bold"/>
    </style:style>
    <style:style style:name="P638" style:family="paragraph" style:parent-style-name="Standard">
      <style:text-properties style:text-line-through-style="none" style:text-line-through-type="none" fo:font-style="normal" fo:font-weight="bold" officeooo:rsid="0031a1df" officeooo:paragraph-rsid="0031a1df" style:font-style-asian="normal" style:font-weight-asian="bold" style:font-style-complex="normal" style:font-weight-complex="bold"/>
    </style:style>
    <style:style style:name="P639" style:family="paragraph" style:parent-style-name="Standard">
      <style:text-properties style:text-line-through-style="none" style:text-line-through-type="none" fo:font-style="normal" fo:font-weight="bold" officeooo:rsid="0036ac4c" officeooo:paragraph-rsid="0036ac4c" style:font-style-asian="normal" style:font-weight-asian="bold" style:font-style-complex="normal" style:font-weight-complex="bold"/>
    </style:style>
    <style:style style:name="P640" style:family="paragraph" style:parent-style-name="Standard">
      <style:text-properties style:text-line-through-style="none" style:text-line-through-type="none" fo:font-style="normal" fo:font-weight="bold" officeooo:rsid="003a61e1" officeooo:paragraph-rsid="0038c434" style:font-style-asian="normal" style:font-weight-asian="bold" style:font-style-complex="normal" style:font-weight-complex="bold"/>
    </style:style>
    <style:style style:name="P641" style:family="paragraph" style:parent-style-name="Standard">
      <style:text-properties style:text-line-through-style="none" style:text-line-through-type="none" fo:font-style="normal" fo:font-weight="bold" officeooo:rsid="003b9245" officeooo:paragraph-rsid="003b9245" style:font-style-asian="normal" style:font-weight-asian="bold" style:font-style-complex="normal" style:font-weight-complex="bold"/>
    </style:style>
    <style:style style:name="P642" style:family="paragraph" style:parent-style-name="Standard">
      <style:text-properties style:text-line-through-style="none" style:text-line-through-type="none" fo:font-style="normal" fo:font-weight="bold" officeooo:rsid="003f3d8c" officeooo:paragraph-rsid="003f3d8c" style:font-style-asian="normal" style:font-weight-asian="bold" style:font-style-complex="normal" style:font-weight-complex="bold"/>
    </style:style>
    <style:style style:name="P643" style:family="paragraph" style:parent-style-name="Standard">
      <style:text-properties style:text-line-through-style="none" style:text-line-through-type="none" fo:font-style="normal" fo:font-weight="bold" officeooo:rsid="004988e6" officeooo:paragraph-rsid="004988e6" style:font-style-asian="normal" style:font-weight-asian="bold" style:font-style-complex="normal" style:font-weight-complex="bold"/>
    </style:style>
    <style:style style:name="P644" style:family="paragraph" style:parent-style-name="Standard">
      <style:text-properties style:text-line-through-style="none" style:text-line-through-type="none" fo:font-style="normal" fo:font-weight="bold" officeooo:rsid="004f09b9" officeooo:paragraph-rsid="004988e6" style:font-style-asian="normal" style:font-weight-asian="bold" style:font-style-complex="normal" style:font-weight-complex="bold"/>
    </style:style>
    <style:style style:name="P645" style:family="paragraph" style:parent-style-name="Standard">
      <style:text-properties style:text-line-through-style="none" style:text-line-through-type="none" fo:font-style="normal" fo:font-weight="bold" officeooo:rsid="0051d574" officeooo:paragraph-rsid="0051d574" style:font-style-asian="normal" style:font-weight-asian="bold" style:font-style-complex="normal" style:font-weight-complex="bold"/>
    </style:style>
    <style:style style:name="P646" style:family="paragraph" style:parent-style-name="Standard">
      <style:text-properties style:text-line-through-style="none" style:text-line-through-type="none" fo:font-style="normal" fo:font-weight="bold" officeooo:rsid="00563836" officeooo:paragraph-rsid="0052a468" style:font-style-asian="normal" style:font-weight-asian="bold" style:font-style-complex="normal" style:font-weight-complex="bold"/>
    </style:style>
    <style:style style:name="P647" style:family="paragraph" style:parent-style-name="Standard">
      <style:text-properties style:text-line-through-style="none" style:text-line-through-type="none" fo:font-style="normal" fo:font-weight="bold" officeooo:rsid="005bf7f1" officeooo:paragraph-rsid="005a0458" style:font-style-asian="normal" style:font-weight-asian="bold" style:font-style-complex="normal" style:font-weight-complex="bold"/>
    </style:style>
    <style:style style:name="P648" style:family="paragraph" style:parent-style-name="Standard">
      <style:text-properties style:text-line-through-style="none" style:text-line-through-type="none" fo:font-style="normal" fo:font-weight="bold" officeooo:rsid="005bf7f1" officeooo:paragraph-rsid="005bf7f1" style:font-style-asian="normal" style:font-weight-asian="bold" style:font-style-complex="normal" style:font-weight-complex="bold"/>
    </style:style>
    <style:style style:name="P649" style:family="paragraph" style:parent-style-name="Standard">
      <style:text-properties style:text-line-through-style="none" style:text-line-through-type="none" fo:font-style="normal" fo:font-weight="bold" officeooo:rsid="005d7921" officeooo:paragraph-rsid="005d7921" style:font-style-asian="normal" style:font-weight-asian="bold" style:font-style-complex="normal" style:font-weight-complex="bold"/>
    </style:style>
    <style:style style:name="P650" style:family="paragraph" style:parent-style-name="Standard">
      <style:text-properties style:text-line-through-style="none" style:text-line-through-type="none" fo:font-style="normal" fo:font-weight="bold" officeooo:rsid="0060f9b6" officeooo:paragraph-rsid="005f48fc" style:font-style-asian="normal" style:font-weight-asian="bold" style:font-style-complex="normal" style:font-weight-complex="bold"/>
    </style:style>
    <style:style style:name="P651" style:family="paragraph" style:parent-style-name="Standard">
      <style:text-properties style:text-line-through-style="none" style:text-line-through-type="none" fo:font-style="normal" fo:font-weight="bold" officeooo:rsid="0060f9b6" officeooo:paragraph-rsid="0060f9b6" style:font-style-asian="normal" style:font-weight-asian="bold" style:font-style-complex="normal" style:font-weight-complex="bold"/>
    </style:style>
    <style:style style:name="P652" style:family="paragraph" style:parent-style-name="Standard">
      <style:text-properties style:text-line-through-style="none" style:text-line-through-type="none" fo:font-style="normal" fo:font-weight="bold" officeooo:rsid="00614073" officeooo:paragraph-rsid="00614073" style:font-style-asian="normal" style:font-weight-asian="bold" style:font-style-complex="normal" style:font-weight-complex="bold"/>
    </style:style>
    <style:style style:name="P653" style:family="paragraph" style:parent-style-name="Standard">
      <style:text-properties style:text-line-through-style="none" style:text-line-through-type="none" fo:font-style="normal" fo:font-weight="bold" officeooo:rsid="0064a5a6" officeooo:paragraph-rsid="0064ed16" style:font-style-asian="normal" style:font-weight-asian="bold" style:font-style-complex="normal" style:font-weight-complex="bold"/>
    </style:style>
    <style:style style:name="P654" style:family="paragraph" style:parent-style-name="Standard">
      <style:text-properties style:text-line-through-style="none" style:text-line-through-type="none" fo:font-style="normal" fo:font-weight="bold" officeooo:rsid="0064ed16" officeooo:paragraph-rsid="0064ed16" style:font-style-asian="normal" style:font-weight-asian="bold" style:font-style-complex="normal" style:font-weight-complex="bold"/>
    </style:style>
    <style:style style:name="P655" style:family="paragraph" style:parent-style-name="Standard">
      <style:text-properties style:text-line-through-style="none" style:text-line-through-type="none" fo:font-style="normal" fo:font-weight="bold" officeooo:rsid="00677fed" officeooo:paragraph-rsid="00677fed" style:font-style-asian="normal" style:font-weight-asian="bold" style:font-style-complex="normal" style:font-weight-complex="bold"/>
    </style:style>
    <style:style style:name="P656" style:family="paragraph" style:parent-style-name="Standard">
      <style:text-properties style:text-line-through-style="none" style:text-line-through-type="none" fo:font-style="normal" fo:font-weight="bold" officeooo:rsid="00711567" officeooo:paragraph-rsid="006e5e4e" style:font-style-asian="normal" style:font-weight-asian="bold" style:font-style-complex="normal" style:font-weight-complex="bold"/>
    </style:style>
    <style:style style:name="P657" style:family="paragraph" style:parent-style-name="Standard">
      <style:text-properties style:text-line-through-style="none" style:text-line-through-type="none" fo:font-style="normal" fo:font-weight="bold" officeooo:rsid="0077f17f" officeooo:paragraph-rsid="0077f17f" style:font-style-asian="normal" style:font-weight-asian="bold" style:font-style-complex="normal" style:font-weight-complex="bold"/>
    </style:style>
    <style:style style:name="P658" style:family="paragraph" style:parent-style-name="Standard">
      <style:text-properties style:text-line-through-style="none" style:text-line-through-type="none" fo:font-style="normal" fo:font-weight="bold" officeooo:rsid="00793c22" officeooo:paragraph-rsid="007873d1" style:font-style-asian="normal" style:font-weight-asian="bold" style:font-style-complex="normal" style:font-weight-complex="bold"/>
    </style:style>
    <style:style style:name="P659" style:family="paragraph" style:parent-style-name="Standard">
      <style:text-properties style:text-line-through-style="none" style:text-line-through-type="none" fo:font-style="normal" fo:font-weight="bold" officeooo:rsid="007f4bff" officeooo:paragraph-rsid="007f4bff" style:font-style-asian="normal" style:font-weight-asian="bold" style:font-style-complex="normal" style:font-weight-complex="bold"/>
    </style:style>
    <style:style style:name="P660" style:family="paragraph" style:parent-style-name="Standard">
      <style:text-properties style:text-line-through-style="none" style:text-line-through-type="none" fo:font-style="normal" fo:font-weight="bold" officeooo:rsid="00807d63" officeooo:paragraph-rsid="00807d63" style:font-style-asian="normal" style:font-weight-asian="bold" style:font-style-complex="normal" style:font-weight-complex="bold"/>
    </style:style>
    <style:style style:name="P661" style:family="paragraph" style:parent-style-name="Standard">
      <style:text-properties style:text-line-through-style="none" style:text-line-through-type="none" fo:font-style="normal" fo:font-weight="bold" officeooo:rsid="00884c61" officeooo:paragraph-rsid="00884c61" style:font-style-asian="normal" style:font-weight-asian="bold" style:font-style-complex="normal" style:font-weight-complex="bold"/>
    </style:style>
    <style:style style:name="P662" style:family="paragraph" style:parent-style-name="Standard">
      <style:text-properties style:text-line-through-style="none" style:text-line-through-type="none" fo:font-style="normal" fo:font-weight="bold" officeooo:rsid="008998cd" officeooo:paragraph-rsid="008998cd" style:font-style-asian="normal" style:font-weight-asian="bold" style:font-style-complex="normal" style:font-weight-complex="bold"/>
    </style:style>
    <style:style style:name="P663" style:family="paragraph" style:parent-style-name="Standard">
      <style:text-properties style:text-line-through-style="none" style:text-line-through-type="none" fo:font-style="normal" fo:font-weight="bold" officeooo:rsid="008a4762" officeooo:paragraph-rsid="008a4762" style:font-style-asian="normal" style:font-weight-asian="bold" style:font-style-complex="normal" style:font-weight-complex="bold"/>
    </style:style>
    <style:style style:name="P664" style:family="paragraph" style:parent-style-name="Standard">
      <style:text-properties style:text-line-through-style="none" style:text-line-through-type="none" fo:font-style="normal" fo:font-weight="bold" officeooo:rsid="008c33d7" officeooo:paragraph-rsid="008c33d7" style:font-style-asian="normal" style:font-weight-asian="bold" style:font-style-complex="normal" style:font-weight-complex="bold"/>
    </style:style>
    <style:style style:name="P665" style:family="paragraph" style:parent-style-name="Standard">
      <style:text-properties style:text-line-through-style="none" style:text-line-through-type="none" fo:font-style="normal" fo:font-weight="bold" officeooo:rsid="008d5abd" officeooo:paragraph-rsid="008d5abd" style:font-style-asian="normal" style:font-weight-asian="bold" style:font-style-complex="normal" style:font-weight-complex="bold"/>
    </style:style>
    <style:style style:name="P666" style:family="paragraph" style:parent-style-name="Standard">
      <style:text-properties style:text-line-through-style="none" style:text-line-through-type="none" fo:font-style="normal" fo:font-weight="bold" officeooo:rsid="008da437" officeooo:paragraph-rsid="008da437" style:font-style-asian="normal" style:font-weight-asian="bold" style:font-style-complex="normal" style:font-weight-complex="bold"/>
    </style:style>
    <style:style style:name="P667" style:family="paragraph" style:parent-style-name="Standard">
      <style:text-properties style:text-line-through-style="none" style:text-line-through-type="none" fo:font-style="normal" fo:font-weight="bold" officeooo:rsid="009288c0" officeooo:paragraph-rsid="009288c0" style:font-style-asian="normal" style:font-weight-asian="bold" style:font-style-complex="normal" style:font-weight-complex="bold"/>
    </style:style>
    <style:style style:name="P668" style:family="paragraph" style:parent-style-name="Standard">
      <style:text-properties style:text-line-through-style="none" style:text-line-through-type="none" fo:font-style="normal" fo:font-weight="bold" officeooo:rsid="00957677" officeooo:paragraph-rsid="00957677" style:font-style-asian="normal" style:font-weight-asian="bold" style:font-style-complex="normal" style:font-weight-complex="bold"/>
    </style:style>
    <style:style style:name="P669" style:family="paragraph" style:parent-style-name="Standard">
      <style:text-properties style:text-line-through-style="none" style:text-line-through-type="none" fo:font-style="normal" fo:font-weight="bold" officeooo:rsid="009d48d6" officeooo:paragraph-rsid="009d48d6" style:font-style-asian="normal" style:font-weight-asian="bold" style:font-style-complex="normal" style:font-weight-complex="bold"/>
    </style:style>
    <style:style style:name="P670" style:family="paragraph" style:parent-style-name="Standard">
      <style:text-properties style:text-line-through-style="none" style:text-line-through-type="none" fo:font-style="normal" fo:font-weight="bold" officeooo:rsid="009e5656" officeooo:paragraph-rsid="009e5656" style:font-style-asian="normal" style:font-weight-asian="bold" style:font-style-complex="normal" style:font-weight-complex="bold"/>
    </style:style>
    <style:style style:name="P671" style:family="paragraph" style:parent-style-name="Standard">
      <style:text-properties style:text-line-through-style="none" style:text-line-through-type="none" fo:font-style="normal" fo:font-weight="bold" officeooo:rsid="00a03f5e" officeooo:paragraph-rsid="00a03f5e" style:font-style-asian="normal" style:font-weight-asian="bold" style:font-style-complex="normal" style:font-weight-complex="bold"/>
    </style:style>
    <style:style style:name="P672" style:family="paragraph" style:parent-style-name="Standard">
      <style:text-properties style:text-line-through-style="none" style:text-line-through-type="none" fo:font-style="normal" fo:font-weight="bold" officeooo:rsid="00a7c1d0" officeooo:paragraph-rsid="00a7c1d0" style:font-style-asian="normal" style:font-weight-asian="bold" style:font-style-complex="normal" style:font-weight-complex="bold"/>
    </style:style>
    <style:style style:name="P673" style:family="paragraph" style:parent-style-name="Standard">
      <style:text-properties style:text-line-through-style="none" style:text-line-through-type="none" fo:font-style="normal" fo:font-weight="bold" officeooo:rsid="00a83b05" officeooo:paragraph-rsid="00a83b05" style:font-style-asian="normal" style:font-weight-asian="bold" style:font-style-complex="normal" style:font-weight-complex="bold"/>
    </style:style>
    <style:style style:name="P674" style:family="paragraph" style:parent-style-name="Standard">
      <style:text-properties style:text-line-through-style="none" style:text-line-through-type="none" fo:font-style="normal" fo:font-weight="bold" officeooo:rsid="00a8f3a1" officeooo:paragraph-rsid="00a8f3a1" style:font-style-asian="normal" style:font-weight-asian="bold" style:font-style-complex="normal" style:font-weight-complex="bold"/>
    </style:style>
    <style:style style:name="P675" style:family="paragraph" style:parent-style-name="Standard">
      <style:text-properties style:text-line-through-style="none" style:text-line-through-type="none" fo:font-style="normal" fo:font-weight="bold" officeooo:rsid="00a98075" officeooo:paragraph-rsid="00a98075" style:font-style-asian="normal" style:font-weight-asian="bold" style:font-style-complex="normal" style:font-weight-complex="bold"/>
    </style:style>
    <style:style style:name="P676" style:family="paragraph" style:parent-style-name="Standard">
      <style:text-properties style:text-line-through-style="none" style:text-line-through-type="none" fo:font-style="normal" fo:font-weight="bold" officeooo:rsid="00ae3356" officeooo:paragraph-rsid="00ae3356" style:font-style-asian="normal" style:font-weight-asian="bold" style:font-style-complex="normal" style:font-weight-complex="bold"/>
    </style:style>
    <style:style style:name="P677" style:family="paragraph" style:parent-style-name="Standard">
      <style:text-properties style:text-line-through-style="none" style:text-line-through-type="none" fo:font-style="normal" fo:font-weight="bold" officeooo:rsid="00b0583c" officeooo:paragraph-rsid="00b0583c" style:font-style-asian="normal" style:font-weight-asian="bold" style:font-style-complex="normal" style:font-weight-complex="bold"/>
    </style:style>
    <style:style style:name="P678" style:family="paragraph" style:parent-style-name="Standard">
      <style:text-properties style:text-line-through-style="none" style:text-line-through-type="none" fo:font-style="normal" fo:font-weight="bold" officeooo:rsid="00b20eef" officeooo:paragraph-rsid="00b20eef" style:font-style-asian="normal" style:font-weight-asian="bold" style:font-style-complex="normal" style:font-weight-complex="bold"/>
    </style:style>
    <style:style style:name="P679" style:family="paragraph" style:parent-style-name="Standard">
      <style:text-properties style:text-line-through-style="none" style:text-line-through-type="none" fo:font-style="normal" fo:font-weight="bold" officeooo:rsid="00b276ca" officeooo:paragraph-rsid="00b276ca" style:font-style-asian="normal" style:font-weight-asian="bold" style:font-style-complex="normal" style:font-weight-complex="bold"/>
    </style:style>
    <style:style style:name="P680" style:family="paragraph" style:parent-style-name="Standard">
      <style:text-properties style:text-line-through-style="none" style:text-line-through-type="none" fo:font-style="normal" fo:font-weight="bold" officeooo:rsid="00b4325b" officeooo:paragraph-rsid="00b4325b" style:font-style-asian="normal" style:font-weight-asian="bold" style:font-style-complex="normal" style:font-weight-complex="bold"/>
    </style:style>
    <style:style style:name="P681" style:family="paragraph" style:parent-style-name="Standard">
      <style:text-properties style:text-line-through-style="none" style:text-line-through-type="none" fo:font-style="normal" fo:font-weight="bold" officeooo:rsid="00b6e479" officeooo:paragraph-rsid="00b6e479" style:font-style-asian="normal" style:font-weight-asian="bold" style:font-style-complex="normal" style:font-weight-complex="bold"/>
    </style:style>
    <style:style style:name="P682" style:family="paragraph" style:parent-style-name="Standard">
      <style:text-properties style:text-line-through-style="none" style:text-line-through-type="none" fo:font-style="normal" fo:font-weight="bold" officeooo:rsid="00ba628d" officeooo:paragraph-rsid="00ba628d" style:font-style-asian="normal" style:font-weight-asian="bold" style:font-style-complex="normal" style:font-weight-complex="bold"/>
    </style:style>
    <style:style style:name="P683" style:family="paragraph" style:parent-style-name="Standard">
      <style:text-properties style:text-line-through-style="none" style:text-line-through-type="none" fo:font-style="normal" fo:font-weight="bold" officeooo:rsid="00bced6c" officeooo:paragraph-rsid="00bced6c" style:font-style-asian="normal" style:font-weight-asian="bold" style:font-style-complex="normal" style:font-weight-complex="bold"/>
    </style:style>
    <style:style style:name="P684" style:family="paragraph" style:parent-style-name="Standard">
      <style:text-properties style:text-line-through-style="none" style:text-line-through-type="none" fo:font-style="normal" fo:font-weight="bold" officeooo:rsid="00be86f5" officeooo:paragraph-rsid="00be86f5" style:font-style-asian="normal" style:font-weight-asian="bold" style:font-style-complex="normal" style:font-weight-complex="bold"/>
    </style:style>
    <style:style style:name="P685" style:family="paragraph" style:parent-style-name="Standard">
      <style:text-properties style:text-line-through-style="none" style:text-line-through-type="none" fo:font-style="normal" fo:font-weight="bold" officeooo:rsid="00c55798" officeooo:paragraph-rsid="00c55798" style:font-style-asian="normal" style:font-weight-asian="bold" style:font-style-complex="normal" style:font-weight-complex="bold"/>
    </style:style>
    <style:style style:name="P686" style:family="paragraph" style:parent-style-name="Standard">
      <style:text-properties style:text-line-through-style="none" style:text-line-through-type="none" fo:font-style="normal" fo:font-weight="bold" officeooo:rsid="00c6c24b" officeooo:paragraph-rsid="00c6c24b" style:font-style-asian="normal" style:font-weight-asian="bold" style:font-style-complex="normal" style:font-weight-complex="bold"/>
    </style:style>
    <style:style style:name="P687" style:family="paragraph" style:parent-style-name="Standard">
      <style:text-properties style:text-line-through-style="none" style:text-line-through-type="none" fo:font-style="normal" fo:font-weight="bold" officeooo:rsid="00c8e220" officeooo:paragraph-rsid="00c8e220" style:font-style-asian="normal" style:font-weight-asian="bold" style:font-style-complex="normal" style:font-weight-complex="bold"/>
    </style:style>
    <style:style style:name="P688" style:family="paragraph" style:parent-style-name="Standard">
      <style:text-properties style:text-line-through-style="none" style:text-line-through-type="none" fo:font-style="normal" fo:font-weight="bold" officeooo:rsid="00cc316a" officeooo:paragraph-rsid="00cc316a" style:font-style-asian="normal" style:font-weight-asian="bold" style:font-style-complex="normal" style:font-weight-complex="bold"/>
    </style:style>
    <style:style style:name="P689" style:family="paragraph" style:parent-style-name="Standard">
      <style:text-properties style:text-line-through-style="none" style:text-line-through-type="none" fo:font-style="normal" fo:font-weight="bold" officeooo:rsid="00ceab83" officeooo:paragraph-rsid="00ceab83" style:font-style-asian="normal" style:font-weight-asian="bold" style:font-style-complex="normal" style:font-weight-complex="bold"/>
    </style:style>
    <style:style style:name="P690" style:family="paragraph" style:parent-style-name="Standard">
      <style:text-properties style:text-line-through-style="none" style:text-line-through-type="none" fo:font-style="normal" fo:font-weight="bold" officeooo:rsid="00cf8759" officeooo:paragraph-rsid="00cf8759" style:font-style-asian="normal" style:font-weight-asian="bold" style:font-style-complex="normal" style:font-weight-complex="bold"/>
    </style:style>
    <style:style style:name="P691" style:family="paragraph" style:parent-style-name="Standard">
      <style:text-properties style:text-line-through-style="none" style:text-line-through-type="none" fo:font-style="normal" fo:font-weight="bold" officeooo:rsid="00d1c9ac" officeooo:paragraph-rsid="00d1c9ac" style:font-style-asian="normal" style:font-weight-asian="bold" style:font-style-complex="normal" style:font-weight-complex="bold"/>
    </style:style>
    <style:style style:name="P692" style:family="paragraph" style:parent-style-name="Standard">
      <style:text-properties style:text-line-through-style="none" style:text-line-through-type="none" fo:font-style="normal" fo:font-weight="bold" officeooo:rsid="00d4374c" officeooo:paragraph-rsid="00d4374c" style:font-style-asian="normal" style:font-weight-asian="bold" style:font-style-complex="normal" style:font-weight-complex="bold"/>
    </style:style>
    <style:style style:name="P693" style:family="paragraph" style:parent-style-name="Standard">
      <style:text-properties style:text-line-through-style="none" style:text-line-through-type="none" fo:font-style="normal" fo:font-weight="bold" officeooo:rsid="00d5894c" officeooo:paragraph-rsid="00d5894c" style:font-style-asian="normal" style:font-weight-asian="bold" style:font-style-complex="normal" style:font-weight-complex="bold"/>
    </style:style>
    <style:style style:name="P694" style:family="paragraph" style:parent-style-name="Standard">
      <style:text-properties style:text-line-through-style="none" style:text-line-through-type="none" fo:font-style="normal" fo:font-weight="bold" officeooo:rsid="00d63cf5" officeooo:paragraph-rsid="00d63cf5" style:font-style-asian="normal" style:font-weight-asian="bold" style:font-style-complex="normal" style:font-weight-complex="bold"/>
    </style:style>
    <style:style style:name="P695" style:family="paragraph" style:parent-style-name="Standard">
      <style:text-properties style:text-line-through-style="none" style:text-line-through-type="none" fo:font-style="normal" fo:font-weight="bold" officeooo:rsid="00d96219" officeooo:paragraph-rsid="00d96219" style:font-style-asian="normal" style:font-weight-asian="bold" style:font-style-complex="normal" style:font-weight-complex="bold"/>
    </style:style>
    <style:style style:name="P696" style:family="paragraph" style:parent-style-name="Standard">
      <style:text-properties style:text-line-through-style="none" style:text-line-through-type="none" fo:font-style="normal" fo:font-weight="bold" officeooo:rsid="00d9e5df" officeooo:paragraph-rsid="00d9e5df" style:font-style-asian="normal" style:font-weight-asian="bold" style:font-style-complex="normal" style:font-weight-complex="bold"/>
    </style:style>
    <style:style style:name="P697" style:family="paragraph" style:parent-style-name="Standard">
      <style:text-properties style:text-line-through-style="none" style:text-line-through-type="none" fo:font-style="normal" fo:font-weight="bold" officeooo:rsid="00dacefe" officeooo:paragraph-rsid="00dacefe" style:font-style-asian="normal" style:font-weight-asian="bold" style:font-style-complex="normal" style:font-weight-complex="bold"/>
    </style:style>
    <style:style style:name="P698" style:family="paragraph" style:parent-style-name="Standard">
      <style:text-properties style:text-line-through-style="none" style:text-line-through-type="none" fo:font-style="normal" fo:font-weight="bold" officeooo:rsid="00db9c5a" officeooo:paragraph-rsid="00db9c5a" style:font-style-asian="normal" style:font-weight-asian="bold" style:font-style-complex="normal" style:font-weight-complex="bold"/>
    </style:style>
    <style:style style:name="P699" style:family="paragraph" style:parent-style-name="Standard">
      <style:text-properties style:text-line-through-style="none" style:text-line-through-type="none" fo:font-style="normal" fo:font-weight="bold" officeooo:rsid="00dd1887" officeooo:paragraph-rsid="00dd1887" style:font-style-asian="normal" style:font-weight-asian="bold" style:font-style-complex="normal" style:font-weight-complex="bold"/>
    </style:style>
    <style:style style:name="P700" style:family="paragraph" style:parent-style-name="Standard">
      <style:text-properties style:text-line-through-style="none" style:text-line-through-type="none" fo:font-style="normal" fo:font-weight="bold" officeooo:rsid="00dd3060" officeooo:paragraph-rsid="00dd3060" style:font-style-asian="normal" style:font-weight-asian="bold" style:font-style-complex="normal" style:font-weight-complex="bold"/>
    </style:style>
    <style:style style:name="P701" style:family="paragraph" style:parent-style-name="Standard">
      <style:text-properties style:text-line-through-style="none" style:text-line-through-type="none" fo:font-style="normal" fo:font-weight="bold" officeooo:rsid="00de5d20" officeooo:paragraph-rsid="00de5d20" style:font-style-asian="normal" style:font-weight-asian="bold" style:font-style-complex="normal" style:font-weight-complex="bold"/>
    </style:style>
    <style:style style:name="P702" style:family="paragraph" style:parent-style-name="Standard">
      <style:text-properties style:text-line-through-style="none" style:text-line-through-type="none" fo:font-style="normal" fo:font-weight="bold" officeooo:rsid="006c4da1" officeooo:paragraph-rsid="006c4da1" style:font-style-asian="normal" style:font-weight-asian="bold" style:font-style-complex="normal" style:font-weight-complex="bold"/>
    </style:style>
    <style:style style:name="P703" style:family="paragraph" style:parent-style-name="Standard">
      <style:text-properties style:text-line-through-style="none" style:text-line-through-type="none" fo:font-style="normal" fo:font-weight="bold" officeooo:rsid="008e970d" officeooo:paragraph-rsid="008da437" style:font-style-asian="normal" style:font-weight-asian="bold" style:font-style-complex="normal" style:font-weight-complex="bold"/>
    </style:style>
    <style:style style:name="P704" style:family="paragraph" style:parent-style-name="Standard">
      <style:text-properties style:text-line-through-style="none" style:text-line-through-type="none" fo:font-style="normal" fo:font-weight="bold" officeooo:rsid="009baf11" officeooo:paragraph-rsid="009ab2c6" style:font-style-asian="normal" style:font-weight-asian="bold" style:font-style-complex="normal" style:font-weight-complex="bold"/>
    </style:style>
    <style:style style:name="P705" style:family="paragraph" style:parent-style-name="Standard">
      <style:text-properties style:text-line-through-style="none" style:text-line-through-type="none" fo:font-style="normal" fo:font-weight="bold" officeooo:rsid="00c3f0ea" officeooo:paragraph-rsid="00c29a26" style:font-style-asian="normal" style:font-weight-asian="bold" style:font-style-complex="normal" style:font-weight-complex="bold"/>
    </style:style>
    <style:style style:name="P706" style:family="paragraph" style:parent-style-name="Standard">
      <style:text-properties style:text-line-through-style="none" style:text-line-through-type="none" fo:font-style="normal" fo:font-weight="bold" officeooo:rsid="00e45daa" officeooo:paragraph-rsid="00e45daa" style:font-style-asian="normal" style:font-weight-asian="bold" style:font-style-complex="normal" style:font-weight-complex="bold"/>
    </style:style>
    <style:style style:name="P707" style:family="paragraph" style:parent-style-name="Standard">
      <style:text-properties style:text-line-through-style="none" style:text-line-through-type="none" fo:font-style="normal" fo:font-weight="bold" officeooo:rsid="00e4e982" officeooo:paragraph-rsid="00e4e982" style:font-style-asian="normal" style:font-weight-asian="bold" style:font-style-complex="normal" style:font-weight-complex="bold"/>
    </style:style>
    <style:style style:name="P708" style:family="paragraph" style:parent-style-name="Standard">
      <style:text-properties style:text-line-through-style="none" style:text-line-through-type="none" fo:font-style="normal" fo:font-weight="bold" officeooo:rsid="00e6936d" officeooo:paragraph-rsid="00e6936d" style:font-style-asian="normal" style:font-weight-asian="bold" style:font-style-complex="normal" style:font-weight-complex="bold"/>
    </style:style>
    <style:style style:name="P709" style:family="paragraph" style:parent-style-name="Standard">
      <style:text-properties style:text-line-through-style="none" style:text-line-through-type="none" fo:font-style="normal" fo:font-weight="bold" officeooo:rsid="00e6f502" officeooo:paragraph-rsid="00e6f502" style:font-style-asian="normal" style:font-weight-asian="bold" style:font-style-complex="normal" style:font-weight-complex="bold"/>
    </style:style>
    <style:style style:name="P710" style:family="paragraph" style:parent-style-name="Standard">
      <style:text-properties style:text-line-through-style="none" style:text-line-through-type="none" fo:font-style="normal" fo:font-weight="bold" officeooo:rsid="00ef6184" officeooo:paragraph-rsid="00ef6184" style:font-style-asian="normal" style:font-weight-asian="bold" style:font-style-complex="normal" style:font-weight-complex="bold"/>
    </style:style>
    <style:style style:name="P711" style:family="paragraph" style:parent-style-name="Standard">
      <style:text-properties style:text-line-through-style="none" style:text-line-through-type="none" fo:font-style="normal" fo:font-weight="bold" officeooo:rsid="00f2e2c9" officeooo:paragraph-rsid="00f2e2c9" style:font-style-asian="normal" style:font-weight-asian="bold" style:font-style-complex="normal" style:font-weight-complex="bold"/>
    </style:style>
    <style:style style:name="P712" style:family="paragraph" style:parent-style-name="Standard">
      <style:text-properties style:text-line-through-style="none" style:text-line-through-type="none" fo:font-style="normal" fo:font-weight="bold" officeooo:rsid="00f75d08" officeooo:paragraph-rsid="00f75d08" style:font-style-asian="normal" style:font-weight-asian="bold" style:font-style-complex="normal" style:font-weight-complex="bold"/>
    </style:style>
    <style:style style:name="P713" style:family="paragraph" style:parent-style-name="Standard">
      <style:text-properties style:text-line-through-style="none" style:text-line-through-type="none" fo:font-style="normal" fo:font-weight="bold" officeooo:rsid="00f801d0" officeooo:paragraph-rsid="00f801d0" style:font-style-asian="normal" style:font-weight-asian="bold" style:font-style-complex="normal" style:font-weight-complex="bold"/>
    </style:style>
    <style:style style:name="P714" style:family="paragraph" style:parent-style-name="Standard">
      <style:text-properties style:text-line-through-style="none" style:text-line-through-type="none" fo:font-style="normal" fo:font-weight="bold" officeooo:rsid="00f801d0" officeooo:paragraph-rsid="00fbc71a" style:font-style-asian="normal" style:font-weight-asian="bold" style:font-style-complex="normal" style:font-weight-complex="bold"/>
    </style:style>
    <style:style style:name="P715" style:family="paragraph" style:parent-style-name="Standard">
      <style:text-properties style:text-line-through-style="none" style:text-line-through-type="none" fo:font-style="normal" fo:font-weight="bold" officeooo:rsid="00f801d0" officeooo:paragraph-rsid="00ffead3" style:font-style-asian="normal" style:font-weight-asian="bold" style:font-style-complex="normal" style:font-weight-complex="bold"/>
    </style:style>
    <style:style style:name="P716" style:family="paragraph" style:parent-style-name="Standard">
      <style:text-properties style:text-line-through-style="none" style:text-line-through-type="none" fo:font-style="normal" fo:font-weight="bold" officeooo:rsid="00f8ec48" officeooo:paragraph-rsid="00f8ec48" style:font-style-asian="normal" style:font-weight-asian="bold" style:font-style-complex="normal" style:font-weight-complex="bold"/>
    </style:style>
    <style:style style:name="P717" style:family="paragraph" style:parent-style-name="Standard">
      <style:text-properties style:text-line-through-style="none" style:text-line-through-type="none" fo:font-style="normal" fo:font-weight="bold" officeooo:rsid="00fbc71a" officeooo:paragraph-rsid="00fbc71a" style:font-style-asian="normal" style:font-weight-asian="bold" style:font-style-complex="normal" style:font-weight-complex="bold"/>
    </style:style>
    <style:style style:name="P718" style:family="paragraph" style:parent-style-name="Standard">
      <style:text-properties style:text-line-through-style="none" style:text-line-through-type="none" fo:font-style="normal" fo:font-weight="bold" officeooo:rsid="00ff672d" officeooo:paragraph-rsid="00ff672d" style:font-style-asian="normal" style:font-weight-asian="bold" style:font-style-complex="normal" style:font-weight-complex="bold"/>
    </style:style>
    <style:style style:name="P719" style:family="paragraph" style:parent-style-name="Standard">
      <style:text-properties style:text-line-through-style="none" style:text-line-through-type="none" fo:font-style="normal" fo:font-weight="bold" officeooo:rsid="00ffead3" officeooo:paragraph-rsid="00ffead3" style:font-style-asian="normal" style:font-weight-asian="bold" style:font-style-complex="normal" style:font-weight-complex="bold"/>
    </style:style>
    <style:style style:name="P720" style:family="paragraph" style:parent-style-name="Standard">
      <style:text-properties style:text-line-through-style="none" style:text-line-through-type="none" fo:font-style="normal" fo:font-weight="bold" officeooo:rsid="0101ec2c" officeooo:paragraph-rsid="0101ec2c" style:font-style-asian="normal" style:font-weight-asian="bold" style:font-style-complex="normal" style:font-weight-complex="bold"/>
    </style:style>
    <style:style style:name="P721" style:family="paragraph" style:parent-style-name="Standard">
      <style:text-properties style:text-line-through-style="none" style:text-line-through-type="none" fo:font-style="normal" fo:font-weight="bold" officeooo:rsid="01056cea" officeooo:paragraph-rsid="01056cea" style:font-style-asian="normal" style:font-weight-asian="bold" style:font-style-complex="normal" style:font-weight-complex="bold"/>
    </style:style>
    <style:style style:name="P722" style:family="paragraph" style:parent-style-name="Standard">
      <style:text-properties style:text-line-through-style="none" style:text-line-through-type="none" fo:font-style="normal" fo:font-weight="bold" officeooo:rsid="0108d41d" officeooo:paragraph-rsid="0108d41d" style:font-style-asian="normal" style:font-weight-asian="bold" style:font-style-complex="normal" style:font-weight-complex="bold"/>
    </style:style>
    <style:style style:name="P723" style:family="paragraph" style:parent-style-name="Standard">
      <style:text-properties style:text-line-through-style="none" style:text-line-through-type="none" fo:font-style="normal" fo:font-weight="bold" officeooo:rsid="010b6c63" officeooo:paragraph-rsid="010b6c63" style:font-style-asian="normal" style:font-weight-asian="bold" style:font-style-complex="normal" style:font-weight-complex="bold"/>
    </style:style>
    <style:style style:name="P724" style:family="paragraph" style:parent-style-name="Standard">
      <style:text-properties style:text-line-through-style="none" style:text-line-through-type="none" fo:font-style="normal" fo:font-weight="bold" officeooo:rsid="010d6b75" officeooo:paragraph-rsid="010d6b75" style:font-style-asian="normal" style:font-weight-asian="bold" style:font-style-complex="normal" style:font-weight-complex="bold"/>
    </style:style>
    <style:style style:name="P725" style:family="paragraph" style:parent-style-name="Standard">
      <style:text-properties style:text-line-through-style="none" style:text-line-through-type="none" fo:font-style="normal" fo:font-weight="bold" officeooo:rsid="010f5d86" officeooo:paragraph-rsid="010f5d86" style:font-style-asian="normal" style:font-weight-asian="bold" style:font-style-complex="normal" style:font-weight-complex="bold"/>
    </style:style>
    <style:style style:name="P726" style:family="paragraph" style:parent-style-name="Standard">
      <style:text-properties style:text-line-through-style="none" style:text-line-through-type="none" fo:font-style="normal" fo:font-weight="bold" officeooo:rsid="011073ab" officeooo:paragraph-rsid="011073ab" style:font-style-asian="normal" style:font-weight-asian="bold" style:font-style-complex="normal" style:font-weight-complex="bold"/>
    </style:style>
    <style:style style:name="P727" style:family="paragraph" style:parent-style-name="Standard">
      <style:text-properties style:text-line-through-style="none" style:text-line-through-type="none" fo:font-style="normal" fo:font-weight="bold" officeooo:rsid="011073ab" officeooo:paragraph-rsid="0111eb95" style:font-style-asian="normal" style:font-weight-asian="bold" style:font-style-complex="normal" style:font-weight-complex="bold"/>
    </style:style>
    <style:style style:name="P728" style:family="paragraph" style:parent-style-name="Standard">
      <style:text-properties style:text-line-through-style="none" style:text-line-through-type="none" fo:font-style="normal" fo:font-weight="bold" officeooo:rsid="01129ddc" officeooo:paragraph-rsid="01129ddc" style:font-style-asian="normal" style:font-weight-asian="bold" style:font-style-complex="normal" style:font-weight-complex="bold"/>
    </style:style>
    <style:style style:name="P729" style:family="paragraph" style:parent-style-name="Standard">
      <style:text-properties style:text-line-through-style="none" style:text-line-through-type="none" fo:font-style="normal" fo:font-weight="bold" officeooo:rsid="0113f802" officeooo:paragraph-rsid="0113f802" style:font-style-asian="normal" style:font-weight-asian="bold" style:font-style-complex="normal" style:font-weight-complex="bold"/>
    </style:style>
    <style:style style:name="P730" style:family="paragraph" style:parent-style-name="Standard">
      <style:text-properties style:text-line-through-style="none" style:text-line-through-type="none" fo:font-style="normal" fo:font-weight="bold" officeooo:rsid="0115a64b" officeooo:paragraph-rsid="0115a64b" style:font-style-asian="normal" style:font-weight-asian="bold" style:font-style-complex="normal" style:font-weight-complex="bold"/>
    </style:style>
    <style:style style:name="P731" style:family="paragraph" style:parent-style-name="Standard">
      <style:text-properties style:text-line-through-style="none" style:text-line-through-type="none" fo:font-style="normal" fo:font-weight="bold" officeooo:rsid="0116ee4d" officeooo:paragraph-rsid="0116ee4d" style:font-style-asian="normal" style:font-weight-asian="bold" style:font-style-complex="normal" style:font-weight-complex="bold"/>
    </style:style>
    <style:style style:name="P732" style:family="paragraph" style:parent-style-name="Standard">
      <style:text-properties style:text-line-through-style="none" style:text-line-through-type="none" fo:font-style="normal" fo:font-weight="bold" officeooo:rsid="0118d61d" officeooo:paragraph-rsid="0118d61d" style:font-style-asian="normal" style:font-weight-asian="bold" style:font-style-complex="normal" style:font-weight-complex="bold"/>
    </style:style>
    <style:style style:name="P733" style:family="paragraph" style:parent-style-name="Standard">
      <style:text-properties style:text-line-through-style="none" style:text-line-through-type="none" fo:font-style="normal" fo:font-weight="bold" officeooo:rsid="0119a7ae" officeooo:paragraph-rsid="0119a7ae" style:font-style-asian="normal" style:font-weight-asian="bold" style:font-style-complex="normal" style:font-weight-complex="bold"/>
    </style:style>
    <style:style style:name="P734" style:family="paragraph" style:parent-style-name="Standard">
      <style:text-properties style:text-line-through-style="none" style:text-line-through-type="none" fo:font-style="normal" fo:font-weight="bold" officeooo:rsid="011d5578" officeooo:paragraph-rsid="011d5578" style:font-style-asian="normal" style:font-weight-asian="bold" style:font-style-complex="normal" style:font-weight-complex="bold"/>
    </style:style>
    <style:style style:name="P735" style:family="paragraph" style:parent-style-name="Standard">
      <style:text-properties style:text-line-through-style="none" style:text-line-through-type="none" fo:font-style="normal" fo:font-weight="bold" officeooo:rsid="0121621d" officeooo:paragraph-rsid="0121621d" style:font-style-asian="normal" style:font-weight-asian="bold" style:font-style-complex="normal" style:font-weight-complex="bold"/>
    </style:style>
    <style:style style:name="P736" style:family="paragraph" style:parent-style-name="Standard">
      <style:text-properties style:text-line-through-style="none" style:text-line-through-type="none" fo:font-style="normal" fo:font-weight="bold" officeooo:rsid="0122b4b0" officeooo:paragraph-rsid="0122b4b0" style:font-style-asian="normal" style:font-weight-asian="bold" style:font-style-complex="normal" style:font-weight-complex="bold"/>
    </style:style>
    <style:style style:name="P737" style:family="paragraph" style:parent-style-name="Standard">
      <style:text-properties style:text-line-through-style="none" style:text-line-through-type="none" fo:font-style="normal" fo:font-weight="bold" officeooo:rsid="0122f9c8" officeooo:paragraph-rsid="0122f9c8" style:font-style-asian="normal" style:font-weight-asian="bold" style:font-style-complex="normal" style:font-weight-complex="bold"/>
    </style:style>
    <style:style style:name="P738" style:family="paragraph" style:parent-style-name="Standard">
      <style:text-properties style:text-line-through-style="none" style:text-line-through-type="none" fo:font-style="normal" fo:font-weight="bold" officeooo:rsid="0124d178" officeooo:paragraph-rsid="0124d178" style:font-style-asian="normal" style:font-weight-asian="bold" style:font-style-complex="normal" style:font-weight-complex="bold"/>
    </style:style>
    <style:style style:name="P739" style:family="paragraph" style:parent-style-name="Standard">
      <style:text-properties style:text-line-through-style="none" style:text-line-through-type="none" fo:font-style="normal" fo:font-weight="bold" officeooo:rsid="01262c3c" officeooo:paragraph-rsid="01262c3c" style:font-style-asian="normal" style:font-weight-asian="bold" style:font-style-complex="normal" style:font-weight-complex="bold"/>
    </style:style>
    <style:style style:name="P740" style:family="paragraph" style:parent-style-name="Standard">
      <style:text-properties style:text-line-through-style="none" style:text-line-through-type="none" fo:font-style="normal" fo:font-weight="bold" officeooo:rsid="012757d4" officeooo:paragraph-rsid="012757d4" style:font-style-asian="normal" style:font-weight-asian="bold" style:font-style-complex="normal" style:font-weight-complex="bold"/>
    </style:style>
    <style:style style:name="P741" style:family="paragraph" style:parent-style-name="Standard">
      <style:text-properties style:text-line-through-style="none" style:text-line-through-type="none" fo:font-style="normal" fo:font-weight="bold" officeooo:rsid="01288f0b" officeooo:paragraph-rsid="01288f0b" style:font-style-asian="normal" style:font-weight-asian="bold" style:font-style-complex="normal" style:font-weight-complex="bold"/>
    </style:style>
    <style:style style:name="P742" style:family="paragraph" style:parent-style-name="Standard">
      <style:text-properties style:text-line-through-style="none" style:text-line-through-type="none" fo:font-style="normal" fo:font-weight="bold" officeooo:rsid="01293cfd" officeooo:paragraph-rsid="01293cfd" style:font-style-asian="normal" style:font-weight-asian="bold" style:font-style-complex="normal" style:font-weight-complex="bold"/>
    </style:style>
    <style:style style:name="P743" style:family="paragraph" style:parent-style-name="Standard">
      <style:text-properties style:text-line-through-style="none" style:text-line-through-type="none" fo:font-style="normal" fo:font-weight="bold" officeooo:rsid="0129d33a" officeooo:paragraph-rsid="0129d33a" style:font-style-asian="normal" style:font-weight-asian="bold" style:font-style-complex="normal" style:font-weight-complex="bold"/>
    </style:style>
    <style:style style:name="P744" style:family="paragraph" style:parent-style-name="Standard">
      <style:text-properties style:text-line-through-style="none" style:text-line-through-type="none" fo:font-style="normal" fo:font-weight="bold" officeooo:rsid="01377d70" officeooo:paragraph-rsid="01377d70" style:font-style-asian="normal" style:font-weight-asian="bold" style:font-style-complex="normal" style:font-weight-complex="bold"/>
    </style:style>
    <style:style style:name="P745" style:family="paragraph" style:parent-style-name="Standard">
      <style:text-properties style:text-line-through-style="none" style:text-line-through-type="none" fo:font-style="normal" fo:font-weight="bold" officeooo:rsid="013cdf3c" officeooo:paragraph-rsid="013cdf3c" style:font-style-asian="normal" style:font-weight-asian="bold" style:font-style-complex="normal" style:font-weight-complex="bold"/>
    </style:style>
    <style:style style:name="P746" style:family="paragraph" style:parent-style-name="Standard">
      <style:text-properties style:text-line-through-style="none" style:text-line-through-type="none" fo:font-style="normal" fo:font-weight="bold" officeooo:rsid="013d7800" officeooo:paragraph-rsid="013d7800" style:font-style-asian="normal" style:font-weight-asian="bold" style:font-style-complex="normal" style:font-weight-complex="bold"/>
    </style:style>
    <style:style style:name="P747" style:family="paragraph" style:parent-style-name="Standard">
      <style:text-properties style:text-line-through-style="none" style:text-line-through-type="none" fo:font-style="normal" fo:font-weight="bold" officeooo:rsid="013de02d" officeooo:paragraph-rsid="013de02d" style:font-style-asian="normal" style:font-weight-asian="bold" style:font-style-complex="normal" style:font-weight-complex="bold"/>
    </style:style>
    <style:style style:name="P748" style:family="paragraph" style:parent-style-name="Standard">
      <style:text-properties style:text-line-through-style="none" style:text-line-through-type="none" fo:font-style="normal" fo:font-weight="bold" officeooo:rsid="013e1923" officeooo:paragraph-rsid="013e1923" style:font-style-asian="normal" style:font-weight-asian="bold" style:font-style-complex="normal" style:font-weight-complex="bold"/>
    </style:style>
    <style:style style:name="P749" style:family="paragraph" style:parent-style-name="Standard">
      <style:text-properties style:text-line-through-style="none" style:text-line-through-type="none" fo:font-style="normal" fo:font-weight="bold" officeooo:rsid="0144ff93" officeooo:paragraph-rsid="0144ff93" style:font-style-asian="normal" style:font-weight-asian="bold" style:font-style-complex="normal" style:font-weight-complex="bold"/>
    </style:style>
    <style:style style:name="P750" style:family="paragraph" style:parent-style-name="Standard">
      <style:text-properties style:text-line-through-style="none" style:text-line-through-type="none" fo:font-style="normal" fo:font-weight="bold" officeooo:rsid="01469ba2" officeooo:paragraph-rsid="01469ba2" style:font-style-asian="normal" style:font-weight-asian="bold" style:font-style-complex="normal" style:font-weight-complex="bold"/>
    </style:style>
    <style:style style:name="P751" style:family="paragraph" style:parent-style-name="Standard">
      <style:text-properties style:text-line-through-style="none" style:text-line-through-type="none" fo:font-style="normal" fo:font-weight="bold" officeooo:rsid="014a1b40" officeooo:paragraph-rsid="014a1b40" style:font-style-asian="normal" style:font-weight-asian="bold" style:font-style-complex="normal" style:font-weight-complex="bold"/>
    </style:style>
    <style:style style:name="P752" style:family="paragraph" style:parent-style-name="Standard">
      <style:text-properties style:text-line-through-style="none" style:text-line-through-type="none" fo:font-style="normal" fo:font-weight="bold" officeooo:rsid="014d9318" officeooo:paragraph-rsid="014d9318" style:font-style-asian="normal" style:font-weight-asian="bold" style:font-style-complex="normal" style:font-weight-complex="bold"/>
    </style:style>
    <style:style style:name="P753" style:family="paragraph" style:parent-style-name="Standard">
      <style:text-properties style:text-line-through-style="none" style:text-line-through-type="none" fo:font-style="normal" fo:font-weight="bold" officeooo:rsid="01532fb9" officeooo:paragraph-rsid="01532fb9" style:font-style-asian="normal" style:font-weight-asian="bold" style:font-style-complex="normal" style:font-weight-complex="bold"/>
    </style:style>
    <style:style style:name="P754" style:family="paragraph" style:parent-style-name="Standard">
      <style:text-properties style:text-line-through-style="none" style:text-line-through-type="none" fo:font-style="normal" fo:font-weight="bold" officeooo:rsid="01576f01" officeooo:paragraph-rsid="01593553" style:font-style-asian="normal" style:font-weight-asian="bold" style:font-style-complex="normal" style:font-weight-complex="bold"/>
    </style:style>
    <style:style style:name="P755" style:family="paragraph" style:parent-style-name="Standard">
      <style:text-properties style:text-line-through-style="none" style:text-line-through-type="none" fo:font-style="normal" fo:font-weight="bold" officeooo:rsid="01593553" officeooo:paragraph-rsid="01593553" style:font-style-asian="normal" style:font-weight-asian="bold" style:font-style-complex="normal" style:font-weight-complex="bold"/>
    </style:style>
    <style:style style:name="P756" style:family="paragraph" style:parent-style-name="Standard">
      <style:text-properties style:text-line-through-style="none" style:text-line-through-type="none" fo:font-style="normal" fo:font-weight="bold" officeooo:rsid="015cb5cf" officeooo:paragraph-rsid="015cb5cf" style:font-style-asian="normal" style:font-weight-asian="bold" style:font-style-complex="normal" style:font-weight-complex="bold"/>
    </style:style>
    <style:style style:name="P757" style:family="paragraph" style:parent-style-name="Standard">
      <style:text-properties style:text-line-through-style="none" style:text-line-through-type="none" fo:font-style="normal" fo:font-weight="bold" officeooo:rsid="015e54ee" officeooo:paragraph-rsid="015e54ee" style:font-style-asian="normal" style:font-weight-asian="bold" style:font-style-complex="normal" style:font-weight-complex="bold"/>
    </style:style>
    <style:style style:name="P758" style:family="paragraph" style:parent-style-name="Standard">
      <style:text-properties style:text-line-through-style="none" style:text-line-through-type="none" fo:font-style="normal" fo:font-weight="bold" officeooo:rsid="0161db41" officeooo:paragraph-rsid="0161db41" style:font-style-asian="normal" style:font-weight-asian="bold" style:font-style-complex="normal" style:font-weight-complex="bold"/>
    </style:style>
    <style:style style:name="P759" style:family="paragraph" style:parent-style-name="Standard">
      <style:text-properties style:text-line-through-style="none" style:text-line-through-type="none" fo:font-style="normal" fo:font-weight="bold" officeooo:rsid="0133e5d0" officeooo:paragraph-rsid="0133e5d0" style:font-style-asian="normal" style:font-weight-asian="bold" style:font-style-complex="normal" style:font-weight-complex="bold"/>
    </style:style>
    <style:style style:name="P760" style:family="paragraph" style:parent-style-name="Standard">
      <style:text-properties style:text-line-through-style="none" style:text-line-through-type="none" fo:font-style="normal" fo:font-weight="bold" officeooo:rsid="016bfbc2" officeooo:paragraph-rsid="016bfbc2" style:font-style-asian="normal" style:font-weight-asian="bold" style:font-style-complex="normal" style:font-weight-complex="bold"/>
    </style:style>
    <style:style style:name="P761" style:family="paragraph" style:parent-style-name="Standard">
      <style:text-properties style:text-line-through-style="none" style:text-line-through-type="none" fo:font-style="normal" fo:font-weight="bold" officeooo:rsid="016ca7bc" officeooo:paragraph-rsid="016ca7bc" style:font-style-asian="normal" style:font-weight-asian="bold" style:font-style-complex="normal" style:font-weight-complex="bold"/>
    </style:style>
    <style:style style:name="P762" style:family="paragraph" style:parent-style-name="Standard">
      <style:text-properties style:text-line-through-style="none" style:text-line-through-type="none" fo:font-style="normal" fo:font-weight="bold" officeooo:rsid="016e9f4c" officeooo:paragraph-rsid="016e9f4c" style:font-style-asian="normal" style:font-weight-asian="bold" style:font-style-complex="normal" style:font-weight-complex="bold"/>
    </style:style>
    <style:style style:name="P763" style:family="paragraph" style:parent-style-name="Standard">
      <style:text-properties style:text-line-through-style="none" style:text-line-through-type="none" fo:font-style="normal" fo:font-weight="bold" officeooo:rsid="016f10db" officeooo:paragraph-rsid="016f10db" style:font-style-asian="normal" style:font-weight-asian="bold" style:font-style-complex="normal" style:font-weight-complex="bold"/>
    </style:style>
    <style:style style:name="P764" style:family="paragraph" style:parent-style-name="Standard">
      <style:text-properties style:text-line-through-style="none" style:text-line-through-type="none" fo:font-style="normal" fo:font-weight="bold" officeooo:rsid="016fe46e" officeooo:paragraph-rsid="016fe46e" style:font-style-asian="normal" style:font-weight-asian="bold" style:font-style-complex="normal" style:font-weight-complex="bold"/>
    </style:style>
    <style:style style:name="P765" style:family="paragraph" style:parent-style-name="Standard">
      <style:text-properties style:text-line-through-style="none" style:text-line-through-type="none" fo:font-style="normal" fo:font-weight="bold" officeooo:rsid="017224e9" officeooo:paragraph-rsid="017224e9" style:font-style-asian="normal" style:font-weight-asian="bold" style:font-style-complex="normal" style:font-weight-complex="bold"/>
    </style:style>
    <style:style style:name="P766" style:family="paragraph" style:parent-style-name="Standard">
      <style:text-properties style:text-line-through-style="none" style:text-line-through-type="none" fo:font-style="normal" fo:font-weight="bold" officeooo:rsid="01754133" officeooo:paragraph-rsid="01754133" style:font-style-asian="normal" style:font-weight-asian="bold" style:font-style-complex="normal" style:font-weight-complex="bold"/>
    </style:style>
    <style:style style:name="P767" style:family="paragraph" style:parent-style-name="Standard">
      <style:text-properties style:text-line-through-style="none" style:text-line-through-type="none" fo:font-style="normal" fo:font-weight="bold" officeooo:rsid="017702ca" officeooo:paragraph-rsid="017702ca" style:font-style-asian="normal" style:font-weight-asian="bold" style:font-style-complex="normal" style:font-weight-complex="bold"/>
    </style:style>
    <style:style style:name="P768" style:family="paragraph" style:parent-style-name="Standard">
      <style:text-properties style:text-line-through-style="none" style:text-line-through-type="none" fo:font-style="normal" fo:font-weight="bold" officeooo:rsid="0178bde8" officeooo:paragraph-rsid="0178bde8" style:font-style-asian="normal" style:font-weight-asian="bold" style:font-style-complex="normal" style:font-weight-complex="bold"/>
    </style:style>
    <style:style style:name="P769" style:family="paragraph" style:parent-style-name="Standard">
      <style:text-properties style:text-line-through-style="none" style:text-line-through-type="none" fo:font-style="normal" fo:font-weight="bold" officeooo:rsid="017bcead" officeooo:paragraph-rsid="017bcead" style:font-style-asian="normal" style:font-weight-asian="bold" style:font-style-complex="normal" style:font-weight-complex="bold"/>
    </style:style>
    <style:style style:name="P770" style:family="paragraph" style:parent-style-name="Standard">
      <style:text-properties style:text-line-through-style="none" style:text-line-through-type="none" fo:font-style="normal" fo:font-weight="bold" officeooo:rsid="017da788" officeooo:paragraph-rsid="017da788" style:font-style-asian="normal" style:font-weight-asian="bold" style:font-style-complex="normal" style:font-weight-complex="bold"/>
    </style:style>
    <style:style style:name="P771" style:family="paragraph" style:parent-style-name="Standard">
      <style:text-properties style:text-line-through-style="none" style:text-line-through-type="none" fo:font-style="normal" fo:font-weight="bold" officeooo:rsid="017ec479" officeooo:paragraph-rsid="017ec479" style:font-style-asian="normal" style:font-weight-asian="bold" style:font-style-complex="normal" style:font-weight-complex="bold"/>
    </style:style>
    <style:style style:name="P772" style:family="paragraph" style:parent-style-name="Standard">
      <style:text-properties style:text-line-through-style="none" style:text-line-through-type="none" fo:font-style="normal" fo:font-weight="bold" officeooo:rsid="017fe16d" officeooo:paragraph-rsid="017fe16d" style:font-style-asian="normal" style:font-weight-asian="bold" style:font-style-complex="normal" style:font-weight-complex="bold"/>
    </style:style>
    <style:style style:name="P773" style:family="paragraph" style:parent-style-name="Standard">
      <style:text-properties style:text-line-through-style="none" style:text-line-through-type="none" fo:font-style="normal" fo:font-weight="bold" officeooo:rsid="0182f085" officeooo:paragraph-rsid="0182f085" style:font-style-asian="normal" style:font-weight-asian="bold" style:font-style-complex="normal" style:font-weight-complex="bold"/>
    </style:style>
    <style:style style:name="P774" style:family="paragraph" style:parent-style-name="Standard">
      <style:text-properties style:text-line-through-style="none" style:text-line-through-type="none" fo:font-style="normal" fo:font-weight="bold" officeooo:rsid="01878ada" officeooo:paragraph-rsid="01878ada" style:font-style-asian="normal" style:font-weight-asian="bold" style:font-style-complex="normal" style:font-weight-complex="bold"/>
    </style:style>
    <style:style style:name="P775" style:family="paragraph" style:parent-style-name="Standard">
      <style:text-properties style:text-line-through-style="none" style:text-line-through-type="none" fo:font-style="normal" fo:font-weight="bold" officeooo:rsid="018a3a9d" officeooo:paragraph-rsid="018a3a9d" style:font-style-asian="normal" style:font-weight-asian="bold" style:font-style-complex="normal" style:font-weight-complex="bold"/>
    </style:style>
    <style:style style:name="P776" style:family="paragraph" style:parent-style-name="Standard">
      <style:text-properties style:text-line-through-style="none" style:text-line-through-type="none" fo:font-style="normal" fo:font-weight="bold" officeooo:rsid="018bea6c" officeooo:paragraph-rsid="018bea6c" style:font-style-asian="normal" style:font-weight-asian="bold" style:font-style-complex="normal" style:font-weight-complex="bold"/>
    </style:style>
    <style:style style:name="P777" style:family="paragraph" style:parent-style-name="Standard">
      <style:text-properties style:text-line-through-style="none" style:text-line-through-type="none" fo:font-style="normal" fo:font-weight="bold" officeooo:rsid="018cd5b4" officeooo:paragraph-rsid="018cd5b4" style:font-style-asian="normal" style:font-weight-asian="bold" style:font-style-complex="normal" style:font-weight-complex="bold"/>
    </style:style>
    <style:style style:name="P778" style:family="paragraph" style:parent-style-name="Standard">
      <style:text-properties style:text-line-through-style="none" style:text-line-through-type="none" fo:font-style="normal" fo:font-weight="bold" officeooo:rsid="0197dd63" officeooo:paragraph-rsid="0197dd63" style:font-style-asian="normal" style:font-weight-asian="bold" style:font-style-complex="normal" style:font-weight-complex="bold"/>
    </style:style>
    <style:style style:name="P779" style:family="paragraph" style:parent-style-name="Standard">
      <style:text-properties style:text-line-through-style="none" style:text-line-through-type="none" fo:font-style="normal" fo:font-weight="bold" officeooo:rsid="0197dd63" officeooo:paragraph-rsid="019cd2c1" style:font-style-asian="normal" style:font-weight-asian="bold" style:font-style-complex="normal" style:font-weight-complex="bold"/>
    </style:style>
    <style:style style:name="P780" style:family="paragraph" style:parent-style-name="Standard">
      <style:text-properties style:text-line-through-style="none" style:text-line-through-type="none" fo:font-style="normal" fo:font-weight="bold" officeooo:rsid="019cd2c1" officeooo:paragraph-rsid="019cd2c1" style:font-style-asian="normal" style:font-weight-asian="bold" style:font-style-complex="normal" style:font-weight-complex="bold"/>
    </style:style>
    <style:style style:name="P781" style:family="paragraph" style:parent-style-name="Standard">
      <style:text-properties style:text-line-through-style="none" style:text-line-through-type="none" fo:font-style="normal" fo:font-weight="bold" officeooo:rsid="019d0296" officeooo:paragraph-rsid="019d0296" style:font-style-asian="normal" style:font-weight-asian="bold" style:font-style-complex="normal" style:font-weight-complex="bold"/>
    </style:style>
    <style:style style:name="P782" style:family="paragraph" style:parent-style-name="Standard">
      <style:text-properties style:text-line-through-style="none" style:text-line-through-type="none" fo:font-style="normal" fo:font-weight="bold" officeooo:rsid="019db513" officeooo:paragraph-rsid="019db513" style:font-style-asian="normal" style:font-weight-asian="bold" style:font-style-complex="normal" style:font-weight-complex="bold"/>
    </style:style>
    <style:style style:name="P783" style:family="paragraph" style:parent-style-name="Standard">
      <style:text-properties style:text-line-through-style="none" style:text-line-through-type="none" fo:font-style="normal" fo:font-weight="bold" officeooo:rsid="019fb7ff" officeooo:paragraph-rsid="019fb7ff" style:font-style-asian="normal" style:font-weight-asian="bold" style:font-style-complex="normal" style:font-weight-complex="bold"/>
    </style:style>
    <style:style style:name="P784" style:family="paragraph" style:parent-style-name="Standard">
      <style:text-properties style:text-line-through-style="none" style:text-line-through-type="none" fo:font-style="normal" fo:font-weight="bold" officeooo:rsid="01a0ae99" officeooo:paragraph-rsid="01a0ae99" style:font-style-asian="normal" style:font-weight-asian="bold" style:font-style-complex="normal" style:font-weight-complex="bold"/>
    </style:style>
    <style:style style:name="P785" style:family="paragraph" style:parent-style-name="Standard">
      <style:text-properties style:text-line-through-style="none" style:text-line-through-type="none" fo:font-style="normal" fo:font-weight="bold" officeooo:rsid="01a1d0d9" officeooo:paragraph-rsid="01a1d0d9" style:font-style-asian="normal" style:font-weight-asian="bold" style:font-style-complex="normal" style:font-weight-complex="bold"/>
    </style:style>
    <style:style style:name="P786" style:family="paragraph" style:parent-style-name="Standard">
      <style:text-properties style:text-line-through-style="none" style:text-line-through-type="none" fo:font-style="normal" fo:font-weight="bold" officeooo:rsid="01a24159" officeooo:paragraph-rsid="01a24159" style:font-style-asian="normal" style:font-weight-asian="bold" style:font-style-complex="normal" style:font-weight-complex="bold"/>
    </style:style>
    <style:style style:name="P787" style:family="paragraph" style:parent-style-name="Standard">
      <style:text-properties style:text-line-through-style="none" style:text-line-through-type="none" fo:font-style="normal" fo:font-weight="bold" officeooo:rsid="01a3c794" officeooo:paragraph-rsid="01a3c794" style:font-style-asian="normal" style:font-weight-asian="bold" style:font-style-complex="normal" style:font-weight-complex="bold"/>
    </style:style>
    <style:style style:name="P788" style:family="paragraph" style:parent-style-name="Standard">
      <style:text-properties style:text-line-through-style="none" style:text-line-through-type="none" fo:font-style="normal" fo:font-weight="bold" officeooo:rsid="01a48436" officeooo:paragraph-rsid="01a48436" style:font-style-asian="normal" style:font-weight-asian="bold" style:font-style-complex="normal" style:font-weight-complex="bold"/>
    </style:style>
    <style:style style:name="P789" style:family="paragraph" style:parent-style-name="Standard">
      <style:text-properties style:text-line-through-style="none" style:text-line-through-type="none" fo:font-style="normal" fo:font-weight="bold" officeooo:rsid="01a48436" officeooo:paragraph-rsid="01a5ba9d" style:font-style-asian="normal" style:font-weight-asian="bold" style:font-style-complex="normal" style:font-weight-complex="bold"/>
    </style:style>
    <style:style style:name="P790" style:family="paragraph" style:parent-style-name="Standard">
      <style:text-properties style:text-line-through-style="none" style:text-line-through-type="none" fo:font-style="normal" fo:font-weight="bold" officeooo:rsid="01a48436" officeooo:paragraph-rsid="01a9daae" style:font-style-asian="normal" style:font-weight-asian="bold" style:font-style-complex="normal" style:font-weight-complex="bold"/>
    </style:style>
    <style:style style:name="P791" style:family="paragraph" style:parent-style-name="Standard">
      <style:text-properties style:text-line-through-style="none" style:text-line-through-type="none" fo:font-style="normal" fo:font-weight="bold" officeooo:rsid="01ab66d8" officeooo:paragraph-rsid="01ab66d8" style:font-style-asian="normal" style:font-weight-asian="bold" style:font-style-complex="normal" style:font-weight-complex="bold"/>
    </style:style>
    <style:style style:name="P792" style:family="paragraph" style:parent-style-name="Standard">
      <style:text-properties style:text-line-through-style="none" style:text-line-through-type="none" fo:font-style="normal" fo:font-weight="bold" officeooo:rsid="01ab7c7b" officeooo:paragraph-rsid="01ab7c7b" style:font-style-asian="normal" style:font-weight-asian="bold" style:font-style-complex="normal" style:font-weight-complex="bold"/>
    </style:style>
    <style:style style:name="P793" style:family="paragraph" style:parent-style-name="Standard">
      <style:text-properties style:text-line-through-style="none" style:text-line-through-type="none" fo:font-style="normal" fo:font-weight="bold" officeooo:rsid="0196beed" officeooo:paragraph-rsid="0196beed" style:font-style-asian="normal" style:font-weight-asian="bold" style:font-style-complex="normal" style:font-weight-complex="bold"/>
    </style:style>
    <style:style style:name="P794" style:family="paragraph" style:parent-style-name="Standard">
      <style:text-properties style:text-line-through-style="none" style:text-line-through-type="none" fo:font-style="normal" fo:font-weight="bold" officeooo:rsid="0197bc58" officeooo:paragraph-rsid="0197bc58" style:font-style-asian="normal" style:font-weight-asian="bold" style:font-style-complex="normal" style:font-weight-complex="bold"/>
    </style:style>
    <style:style style:name="P795" style:family="paragraph" style:parent-style-name="Standard">
      <style:text-properties style:text-line-through-style="none" style:text-line-through-type="none" fo:font-style="normal" fo:font-weight="bold" officeooo:rsid="01b4d668" officeooo:paragraph-rsid="01ab7c7b" style:font-style-asian="normal" style:font-weight-asian="bold" style:font-style-complex="normal" style:font-weight-complex="bold"/>
    </style:style>
    <style:style style:name="P796" style:family="paragraph" style:parent-style-name="Standard">
      <style:text-properties style:text-line-through-style="none" style:text-line-through-type="none" fo:font-style="normal" fo:font-weight="bold" officeooo:rsid="01e2f856" officeooo:paragraph-rsid="01e2f856" style:font-style-asian="normal" style:font-weight-asian="bold" style:font-style-complex="normal" style:font-weight-complex="bold"/>
    </style:style>
    <style:style style:name="P797" style:family="paragraph" style:parent-style-name="Standard">
      <style:text-properties style:text-line-through-style="none" style:text-line-through-type="none" fo:font-style="normal" fo:font-weight="bold" officeooo:rsid="01e31563" officeooo:paragraph-rsid="01e31563" style:font-style-asian="normal" style:font-weight-asian="bold" style:font-style-complex="normal" style:font-weight-complex="bold"/>
    </style:style>
    <style:style style:name="P798" style:family="paragraph" style:parent-style-name="Standard">
      <style:text-properties style:text-line-through-style="none" style:text-line-through-type="none" fo:font-style="normal" fo:font-weight="bold" officeooo:rsid="01e31563" officeooo:paragraph-rsid="01e55a20" style:font-style-asian="normal" style:font-weight-asian="bold" style:font-style-complex="normal" style:font-weight-complex="bold"/>
    </style:style>
    <style:style style:name="P799" style:family="paragraph" style:parent-style-name="Standard">
      <style:text-properties style:text-line-through-style="none" style:text-line-through-type="none" fo:font-style="normal" fo:font-weight="bold" officeooo:rsid="01e31563" officeooo:paragraph-rsid="01e76971" style:font-style-asian="normal" style:font-weight-asian="bold" style:font-style-complex="normal" style:font-weight-complex="bold"/>
    </style:style>
    <style:style style:name="P800" style:family="paragraph" style:parent-style-name="Standard">
      <style:text-properties style:text-line-through-style="none" style:text-line-through-type="none" fo:font-style="normal" fo:font-weight="bold" officeooo:rsid="01e31563" officeooo:paragraph-rsid="01eb4136" style:font-style-asian="normal" style:font-weight-asian="bold" style:font-style-complex="normal" style:font-weight-complex="bold"/>
    </style:style>
    <style:style style:name="P801" style:family="paragraph" style:parent-style-name="Standard">
      <style:text-properties style:text-line-through-style="none" style:text-line-through-type="none" fo:font-style="normal" fo:font-weight="bold" officeooo:rsid="01e31563" officeooo:paragraph-rsid="01eeba4e" style:font-style-asian="normal" style:font-weight-asian="bold" style:font-style-complex="normal" style:font-weight-complex="bold"/>
    </style:style>
    <style:style style:name="P802" style:family="paragraph" style:parent-style-name="Standard">
      <style:text-properties style:text-line-through-style="none" style:text-line-through-type="none" fo:font-style="normal" fo:font-weight="bold" officeooo:rsid="01e31563" officeooo:paragraph-rsid="01f1729a" style:font-style-asian="normal" style:font-weight-asian="bold" style:font-style-complex="normal" style:font-weight-complex="bold"/>
    </style:style>
    <style:style style:name="P803" style:family="paragraph" style:parent-style-name="Standard">
      <style:text-properties style:text-line-through-style="none" style:text-line-through-type="none" fo:font-style="normal" fo:font-weight="bold" officeooo:rsid="01e55a20" officeooo:paragraph-rsid="01e55a20" style:font-style-asian="normal" style:font-weight-asian="bold" style:font-style-complex="normal" style:font-weight-complex="bold"/>
    </style:style>
    <style:style style:name="P804" style:family="paragraph" style:parent-style-name="Standard">
      <style:text-properties style:text-line-through-style="none" style:text-line-through-type="none" fo:font-style="normal" fo:font-weight="bold" officeooo:rsid="01e55a20" officeooo:paragraph-rsid="01e76971" style:font-style-asian="normal" style:font-weight-asian="bold" style:font-style-complex="normal" style:font-weight-complex="bold"/>
    </style:style>
    <style:style style:name="P805" style:family="paragraph" style:parent-style-name="Standard">
      <style:text-properties style:text-line-through-style="none" style:text-line-through-type="none" fo:font-style="normal" fo:font-weight="bold" officeooo:rsid="01e55a20" officeooo:paragraph-rsid="01eb4136" style:font-style-asian="normal" style:font-weight-asian="bold" style:font-style-complex="normal" style:font-weight-complex="bold"/>
    </style:style>
    <style:style style:name="P806" style:family="paragraph" style:parent-style-name="Standard">
      <style:text-properties style:text-line-through-style="none" style:text-line-through-type="none" fo:font-style="normal" fo:font-weight="bold" officeooo:rsid="01e55a20" officeooo:paragraph-rsid="01eeba4e" style:font-style-asian="normal" style:font-weight-asian="bold" style:font-style-complex="normal" style:font-weight-complex="bold"/>
    </style:style>
    <style:style style:name="P807" style:family="paragraph" style:parent-style-name="Standard">
      <style:text-properties style:text-line-through-style="none" style:text-line-through-type="none" fo:font-style="normal" fo:font-weight="bold" officeooo:rsid="01e76971" officeooo:paragraph-rsid="01e76971" style:font-style-asian="normal" style:font-weight-asian="bold" style:font-style-complex="normal" style:font-weight-complex="bold"/>
    </style:style>
    <style:style style:name="P808" style:family="paragraph" style:parent-style-name="Standard">
      <style:text-properties style:text-line-through-style="none" style:text-line-through-type="none" fo:font-style="normal" fo:font-weight="bold" officeooo:rsid="01eb4136" officeooo:paragraph-rsid="01eb4136" style:font-style-asian="normal" style:font-weight-asian="bold" style:font-style-complex="normal" style:font-weight-complex="bold"/>
    </style:style>
    <style:style style:name="P809" style:family="paragraph" style:parent-style-name="Standard">
      <style:text-properties style:text-line-through-style="none" style:text-line-through-type="none" fo:font-style="normal" fo:font-weight="bold" officeooo:rsid="01ec3090" officeooo:paragraph-rsid="01ec3090" style:font-style-asian="normal" style:font-weight-asian="bold" style:font-style-complex="normal" style:font-weight-complex="bold"/>
    </style:style>
    <style:style style:name="P810" style:family="paragraph" style:parent-style-name="Standard">
      <style:text-properties style:text-line-through-style="none" style:text-line-through-type="none" fo:font-style="normal" fo:font-weight="bold" officeooo:rsid="01ed82da" officeooo:paragraph-rsid="01ed82da" style:font-style-asian="normal" style:font-weight-asian="bold" style:font-style-complex="normal" style:font-weight-complex="bold"/>
    </style:style>
    <style:style style:name="P811" style:family="paragraph" style:parent-style-name="Standard">
      <style:text-properties style:text-line-through-style="none" style:text-line-through-type="none" fo:font-style="normal" fo:font-weight="bold" officeooo:rsid="01eeba4e" officeooo:paragraph-rsid="01eeba4e" style:font-style-asian="normal" style:font-weight-asian="bold" style:font-style-complex="normal" style:font-weight-complex="bold"/>
    </style:style>
    <style:style style:name="P812" style:family="paragraph" style:parent-style-name="Standard">
      <style:text-properties style:text-line-through-style="none" style:text-line-through-type="none" fo:font-style="normal" fo:font-weight="bold" officeooo:rsid="01f1729a" officeooo:paragraph-rsid="01f1729a" style:font-style-asian="normal" style:font-weight-asian="bold" style:font-style-complex="normal" style:font-weight-complex="bold"/>
    </style:style>
    <style:style style:name="P813" style:family="paragraph" style:parent-style-name="Standard">
      <style:text-properties style:text-line-through-style="none" style:text-line-through-type="none" fo:font-style="normal" fo:font-weight="bold" officeooo:rsid="01f2cc53" officeooo:paragraph-rsid="01f2cc53" style:font-style-asian="normal" style:font-weight-asian="bold" style:font-style-complex="normal" style:font-weight-complex="bold"/>
    </style:style>
    <style:style style:name="P814" style:family="paragraph" style:parent-style-name="Standard">
      <style:text-properties style:text-line-through-style="none" style:text-line-through-type="none" fo:font-style="normal" fo:font-weight="bold" officeooo:rsid="020541f2" officeooo:paragraph-rsid="020541f2" style:font-style-asian="normal" style:font-weight-asian="bold" style:font-style-complex="normal" style:font-weight-complex="bold"/>
    </style:style>
    <style:style style:name="P815" style:family="paragraph" style:parent-style-name="Standard">
      <style:text-properties style:text-line-through-style="none" style:text-line-through-type="none" fo:font-style="normal" fo:font-weight="bold" officeooo:rsid="020961ed" officeooo:paragraph-rsid="020961ed" style:font-style-asian="normal" style:font-weight-asian="bold" style:font-style-complex="normal" style:font-weight-complex="bold"/>
    </style:style>
    <style:style style:name="P816" style:family="paragraph" style:parent-style-name="Standard">
      <style:text-properties style:text-line-through-style="none" style:text-line-through-type="none" fo:font-style="normal" fo:font-weight="bold" officeooo:rsid="020ecde2" officeooo:paragraph-rsid="020ecde2" style:font-style-asian="normal" style:font-weight-asian="bold" style:font-style-complex="normal" style:font-weight-complex="bold"/>
    </style:style>
    <style:style style:name="P817" style:family="paragraph" style:parent-style-name="Standard">
      <style:text-properties style:text-line-through-style="none" style:text-line-through-type="none" fo:font-style="normal" fo:font-weight="bold" officeooo:rsid="020fedb6" officeooo:paragraph-rsid="020fedb6" style:font-style-asian="normal" style:font-weight-asian="bold" style:font-style-complex="normal" style:font-weight-complex="bold"/>
    </style:style>
    <style:style style:name="P818" style:family="paragraph" style:parent-style-name="Standard">
      <style:text-properties style:text-line-through-style="none" style:text-line-through-type="none" fo:font-style="normal" fo:font-weight="bold" officeooo:rsid="0210b431" officeooo:paragraph-rsid="0210b431" style:font-style-asian="normal" style:font-weight-asian="bold" style:font-style-complex="normal" style:font-weight-complex="bold"/>
    </style:style>
    <style:style style:name="P819" style:family="paragraph" style:parent-style-name="Standard">
      <style:text-properties style:text-line-through-style="none" style:text-line-through-type="none" fo:font-style="normal" fo:font-weight="bold" officeooo:rsid="0210d01f" officeooo:paragraph-rsid="0210d01f" style:font-style-asian="normal" style:font-weight-asian="bold" style:font-style-complex="normal" style:font-weight-complex="bold"/>
    </style:style>
    <style:style style:name="P820" style:family="paragraph" style:parent-style-name="Standard">
      <style:text-properties style:text-line-through-style="none" style:text-line-through-type="none" fo:font-style="normal" fo:font-weight="bold" officeooo:rsid="02123742" officeooo:paragraph-rsid="02123742" style:font-style-asian="normal" style:font-weight-asian="bold" style:font-style-complex="normal" style:font-weight-complex="bold"/>
    </style:style>
    <style:style style:name="P821" style:family="paragraph" style:parent-style-name="Standard">
      <style:text-properties style:text-line-through-style="none" style:text-line-through-type="none" fo:font-style="normal" fo:font-weight="bold" officeooo:rsid="0213c86d" officeooo:paragraph-rsid="0213c86d" style:font-style-asian="normal" style:font-weight-asian="bold" style:font-style-complex="normal" style:font-weight-complex="bold"/>
    </style:style>
    <style:style style:name="P822" style:family="paragraph" style:parent-style-name="Standard">
      <style:paragraph-properties style:writing-mode="lr-tb"/>
      <style:text-properties style:text-line-through-style="none" style:text-line-through-type="none" fo:font-style="normal" fo:font-weight="bold" officeooo:rsid="0213c86d" officeooo:paragraph-rsid="0213c86d" style:font-style-asian="normal" style:font-weight-asian="bold" style:font-style-complex="normal" style:font-weight-complex="bold"/>
    </style:style>
    <style:style style:name="P823" style:family="paragraph" style:parent-style-name="Standard">
      <style:paragraph-properties style:writing-mode="lr-tb"/>
      <style:text-properties style:text-line-through-style="none" style:text-line-through-type="none" fo:font-style="normal" fo:font-weight="bold" officeooo:rsid="02143f55" officeooo:paragraph-rsid="02143f55" style:font-style-asian="normal" style:font-weight-asian="bold" style:font-style-complex="normal" style:font-weight-complex="bold"/>
    </style:style>
    <style:style style:name="P824" style:family="paragraph" style:parent-style-name="Standard">
      <style:paragraph-properties style:writing-mode="lr-tb"/>
      <style:text-properties style:text-line-through-style="none" style:text-line-through-type="none" fo:font-style="normal" fo:font-weight="bold" officeooo:rsid="0218251f" officeooo:paragraph-rsid="0218251f" style:font-style-asian="normal" style:font-weight-asian="bold" style:font-style-complex="normal" style:font-weight-complex="bold"/>
    </style:style>
    <style:style style:name="P825" style:family="paragraph" style:parent-style-name="Standard">
      <style:paragraph-properties style:writing-mode="lr-tb"/>
      <style:text-properties style:text-line-through-style="none" style:text-line-through-type="none" fo:font-style="normal" fo:font-weight="bold" officeooo:rsid="021a9819" officeooo:paragraph-rsid="021a9819" style:font-style-asian="normal" style:font-weight-asian="bold" style:font-style-complex="normal" style:font-weight-complex="bold"/>
    </style:style>
    <style:style style:name="P826" style:family="paragraph" style:parent-style-name="Standard">
      <style:paragraph-properties style:writing-mode="lr-tb"/>
      <style:text-properties style:text-line-through-style="none" style:text-line-through-type="none" fo:font-style="normal" fo:font-weight="bold" officeooo:rsid="021b6deb" officeooo:paragraph-rsid="021b6deb" style:font-style-asian="normal" style:font-weight-asian="bold" style:font-style-complex="normal" style:font-weight-complex="bold"/>
    </style:style>
    <style:style style:name="P827" style:family="paragraph" style:parent-style-name="Standard">
      <style:paragraph-properties style:writing-mode="lr-tb"/>
      <style:text-properties style:text-line-through-style="none" style:text-line-through-type="none" fo:font-style="normal" fo:font-weight="bold" officeooo:rsid="021c4bf0" officeooo:paragraph-rsid="021c4bf0" style:font-style-asian="normal" style:font-weight-asian="bold" style:font-style-complex="normal" style:font-weight-complex="bold"/>
    </style:style>
    <style:style style:name="P828" style:family="paragraph" style:parent-style-name="Standard">
      <style:paragraph-properties style:writing-mode="lr-tb"/>
      <style:text-properties style:text-line-through-style="none" style:text-line-through-type="none" fo:font-style="normal" fo:font-weight="bold" officeooo:rsid="021c4bf0" officeooo:paragraph-rsid="0220c770" style:font-style-asian="normal" style:font-weight-asian="bold" style:font-style-complex="normal" style:font-weight-complex="bold"/>
    </style:style>
    <style:style style:name="P829" style:family="paragraph" style:parent-style-name="Standard">
      <style:paragraph-properties style:writing-mode="lr-tb"/>
      <style:text-properties style:text-line-through-style="none" style:text-line-through-type="none" fo:font-style="normal" fo:font-weight="bold" officeooo:rsid="0220c770" officeooo:paragraph-rsid="0220c770" style:font-style-asian="normal" style:font-weight-asian="bold" style:font-style-complex="normal" style:font-weight-complex="bold"/>
    </style:style>
    <style:style style:name="P830" style:family="paragraph" style:parent-style-name="Standard">
      <style:paragraph-properties style:writing-mode="lr-tb"/>
      <style:text-properties style:text-line-through-style="none" style:text-line-through-type="none" fo:font-style="normal" fo:font-weight="bold" officeooo:rsid="02222c8b" officeooo:paragraph-rsid="02222c8b" style:font-style-asian="normal" style:font-weight-asian="bold" style:font-style-complex="normal" style:font-weight-complex="bold"/>
    </style:style>
    <style:style style:name="P831" style:family="paragraph" style:parent-style-name="Standard">
      <style:paragraph-properties style:writing-mode="lr-tb"/>
      <style:text-properties style:text-line-through-style="none" style:text-line-through-type="none" fo:font-style="normal" fo:font-weight="bold" officeooo:rsid="02223050" officeooo:paragraph-rsid="02223050" style:font-style-asian="normal" style:font-weight-asian="bold" style:font-style-complex="normal" style:font-weight-complex="bold"/>
    </style:style>
    <style:style style:name="P832" style:family="paragraph" style:parent-style-name="Standard">
      <style:paragraph-properties style:writing-mode="lr-tb"/>
      <style:text-properties style:text-line-through-style="none" style:text-line-through-type="none" fo:font-style="normal" fo:font-weight="bold" officeooo:rsid="0223709b" officeooo:paragraph-rsid="0223709b" style:font-style-asian="normal" style:font-weight-asian="bold" style:font-style-complex="normal" style:font-weight-complex="bold"/>
    </style:style>
    <style:style style:name="P833" style:family="paragraph" style:parent-style-name="Standard">
      <style:paragraph-properties style:writing-mode="lr-tb"/>
      <style:text-properties style:text-line-through-style="none" style:text-line-through-type="none" fo:font-style="normal" fo:font-weight="bold" officeooo:rsid="0224af1d" officeooo:paragraph-rsid="0224af1d" style:font-style-asian="normal" style:font-weight-asian="bold" style:font-style-complex="normal" style:font-weight-complex="bold"/>
    </style:style>
    <style:style style:name="P834" style:family="paragraph" style:parent-style-name="Standard">
      <style:paragraph-properties style:writing-mode="lr-tb"/>
      <style:text-properties style:text-line-through-style="none" style:text-line-through-type="none" fo:font-style="normal" fo:font-weight="bold" officeooo:rsid="0225b0d7" officeooo:paragraph-rsid="0225b0d7" style:font-style-asian="normal" style:font-weight-asian="bold" style:font-style-complex="normal" style:font-weight-complex="bold"/>
    </style:style>
    <style:style style:name="P835" style:family="paragraph" style:parent-style-name="Standard">
      <style:paragraph-properties style:writing-mode="lr-tb"/>
      <style:text-properties style:text-line-through-style="none" style:text-line-through-type="none" fo:font-style="normal" fo:font-weight="bold" officeooo:rsid="022eeb34" officeooo:paragraph-rsid="022eeb34" style:font-style-asian="normal" style:font-weight-asian="bold" style:font-style-complex="normal" style:font-weight-complex="bold"/>
    </style:style>
    <style:style style:name="P836" style:family="paragraph" style:parent-style-name="Standard">
      <style:paragraph-properties style:writing-mode="lr-tb"/>
      <style:text-properties style:text-line-through-style="none" style:text-line-through-type="none" fo:font-style="normal" fo:font-weight="bold" officeooo:rsid="02307cfa" officeooo:paragraph-rsid="02307cfa" style:font-style-asian="normal" style:font-weight-asian="bold" style:font-style-complex="normal" style:font-weight-complex="bold"/>
    </style:style>
    <style:style style:name="P837" style:family="paragraph" style:parent-style-name="Standard">
      <style:paragraph-properties style:writing-mode="lr-tb"/>
      <style:text-properties style:text-line-through-style="none" style:text-line-through-type="none" fo:font-style="normal" fo:font-weight="bold" officeooo:rsid="0230a091" officeooo:paragraph-rsid="0230a091" style:font-style-asian="normal" style:font-weight-asian="bold" style:font-style-complex="normal" style:font-weight-complex="bold"/>
    </style:style>
    <style:style style:name="P838" style:family="paragraph" style:parent-style-name="Standard">
      <style:paragraph-properties style:writing-mode="lr-tb"/>
      <style:text-properties style:text-line-through-style="none" style:text-line-through-type="none" fo:font-style="normal" fo:font-weight="bold" officeooo:rsid="02313935" officeooo:paragraph-rsid="02313935" style:font-style-asian="normal" style:font-weight-asian="bold" style:font-style-complex="normal" style:font-weight-complex="bold"/>
    </style:style>
    <style:style style:name="P839" style:family="paragraph" style:parent-style-name="Standard">
      <style:paragraph-properties style:writing-mode="lr-tb"/>
      <style:text-properties style:text-line-through-style="none" style:text-line-through-type="none" fo:font-style="normal" fo:font-weight="bold" officeooo:rsid="02336b3d" officeooo:paragraph-rsid="02336b3d" style:font-style-asian="normal" style:font-weight-asian="bold" style:font-style-complex="normal" style:font-weight-complex="bold"/>
    </style:style>
    <style:style style:name="P840" style:family="paragraph" style:parent-style-name="Standard">
      <style:paragraph-properties style:writing-mode="lr-tb"/>
      <style:text-properties style:text-line-through-style="none" style:text-line-through-type="none" fo:font-style="normal" fo:font-weight="bold" officeooo:rsid="0233c5cd" officeooo:paragraph-rsid="0233c5cd" style:font-style-asian="normal" style:font-weight-asian="bold" style:font-style-complex="normal" style:font-weight-complex="bold"/>
    </style:style>
    <style:style style:name="P841" style:family="paragraph" style:parent-style-name="Standard">
      <style:paragraph-properties style:writing-mode="lr-tb"/>
      <style:text-properties style:text-line-through-style="none" style:text-line-through-type="none" fo:font-style="normal" fo:font-weight="bold" officeooo:rsid="0234f3a2" officeooo:paragraph-rsid="0234f3a2" style:font-style-asian="normal" style:font-weight-asian="bold" style:font-style-complex="normal" style:font-weight-complex="bold"/>
    </style:style>
    <style:style style:name="P842" style:family="paragraph" style:parent-style-name="Standard">
      <style:paragraph-properties style:writing-mode="lr-tb"/>
      <style:text-properties style:text-line-through-style="none" style:text-line-through-type="none" fo:font-style="normal" fo:font-weight="bold" officeooo:rsid="02368d59" officeooo:paragraph-rsid="02368d59" style:font-style-asian="normal" style:font-weight-asian="bold" style:font-style-complex="normal" style:font-weight-complex="bold"/>
    </style:style>
    <style:style style:name="P843" style:family="paragraph" style:parent-style-name="Standard">
      <style:paragraph-properties style:writing-mode="lr-tb"/>
      <style:text-properties style:text-line-through-style="none" style:text-line-through-type="none" fo:font-style="normal" fo:font-weight="bold" officeooo:rsid="0237e332" officeooo:paragraph-rsid="0237e332" style:font-style-asian="normal" style:font-weight-asian="bold" style:font-style-complex="normal" style:font-weight-complex="bold"/>
    </style:style>
    <style:style style:name="P844" style:family="paragraph" style:parent-style-name="Standard">
      <style:paragraph-properties style:writing-mode="lr-tb"/>
      <style:text-properties style:text-line-through-style="none" style:text-line-through-type="none" fo:font-style="normal" fo:font-weight="bold" officeooo:rsid="023cb63a" officeooo:paragraph-rsid="023cb63a" style:font-style-asian="normal" style:font-weight-asian="bold" style:font-style-complex="normal" style:font-weight-complex="bold"/>
    </style:style>
    <style:style style:name="P845" style:family="paragraph" style:parent-style-name="Standard">
      <style:paragraph-properties style:writing-mode="lr-tb"/>
      <style:text-properties style:text-line-through-style="none" style:text-line-through-type="none" fo:font-style="normal" fo:font-weight="bold" officeooo:rsid="023ce85c" officeooo:paragraph-rsid="023ce85c" style:font-style-asian="normal" style:font-weight-asian="bold" style:font-style-complex="normal" style:font-weight-complex="bold"/>
    </style:style>
    <style:style style:name="P846" style:family="paragraph" style:parent-style-name="Standard">
      <style:paragraph-properties style:writing-mode="lr-tb"/>
      <style:text-properties style:text-line-through-style="none" style:text-line-through-type="none" fo:font-style="normal" fo:font-weight="bold" officeooo:rsid="023e4c61" officeooo:paragraph-rsid="023e4c61" style:font-style-asian="normal" style:font-weight-asian="bold" style:font-style-complex="normal" style:font-weight-complex="bold"/>
    </style:style>
    <style:style style:name="P847" style:family="paragraph" style:parent-style-name="Standard">
      <style:paragraph-properties style:writing-mode="lr-tb"/>
      <style:text-properties style:text-line-through-style="none" style:text-line-through-type="none" fo:font-style="normal" fo:font-weight="bold" officeooo:rsid="023feb34" officeooo:paragraph-rsid="023feb34" style:font-style-asian="normal" style:font-weight-asian="bold" style:font-style-complex="normal" style:font-weight-complex="bold"/>
    </style:style>
    <style:style style:name="P848" style:family="paragraph" style:parent-style-name="Standard">
      <style:paragraph-properties style:writing-mode="lr-tb"/>
      <style:text-properties style:text-line-through-style="none" style:text-line-through-type="none" fo:font-style="normal" fo:font-weight="bold" officeooo:rsid="0240cc8e" officeooo:paragraph-rsid="0240cc8e" style:font-style-asian="normal" style:font-weight-asian="bold" style:font-style-complex="normal" style:font-weight-complex="bold"/>
    </style:style>
    <style:style style:name="P849" style:family="paragraph" style:parent-style-name="Standard">
      <style:paragraph-properties style:writing-mode="lr-tb"/>
      <style:text-properties style:text-line-through-style="none" style:text-line-through-type="none" fo:font-style="normal" fo:font-weight="bold" officeooo:rsid="0245cc71" officeooo:paragraph-rsid="0245cc71" style:font-style-asian="normal" style:font-weight-asian="bold" style:font-style-complex="normal" style:font-weight-complex="bold"/>
    </style:style>
    <style:style style:name="P850" style:family="paragraph" style:parent-style-name="Standard">
      <style:paragraph-properties style:writing-mode="lr-tb"/>
      <style:text-properties style:text-line-through-style="none" style:text-line-through-type="none" fo:font-style="normal" fo:font-weight="bold" officeooo:rsid="024807b5" officeooo:paragraph-rsid="024807b5" style:font-style-asian="normal" style:font-weight-asian="bold" style:font-style-complex="normal" style:font-weight-complex="bold"/>
    </style:style>
    <style:style style:name="P851" style:family="paragraph" style:parent-style-name="Standard">
      <style:paragraph-properties style:writing-mode="lr-tb"/>
      <style:text-properties style:text-line-through-style="none" style:text-line-through-type="none" fo:font-style="normal" fo:font-weight="bold" officeooo:rsid="02490fa2" officeooo:paragraph-rsid="02490fa2" style:font-style-asian="normal" style:font-weight-asian="bold" style:font-style-complex="normal" style:font-weight-complex="bold"/>
    </style:style>
    <style:style style:name="P852" style:family="paragraph" style:parent-style-name="Standard">
      <style:paragraph-properties style:writing-mode="lr-tb"/>
      <style:text-properties style:text-line-through-style="none" style:text-line-through-type="none" fo:font-style="normal" fo:font-weight="bold" officeooo:rsid="0251fa00" officeooo:paragraph-rsid="0251fa00" style:font-style-asian="normal" style:font-weight-asian="bold" style:font-style-complex="normal" style:font-weight-complex="bold"/>
    </style:style>
    <style:style style:name="P853" style:family="paragraph" style:parent-style-name="Standard">
      <style:paragraph-properties style:writing-mode="lr-tb"/>
      <style:text-properties style:text-line-through-style="none" style:text-line-through-type="none" fo:font-style="normal" fo:font-weight="bold" officeooo:rsid="0252fa26" officeooo:paragraph-rsid="0252fa26" style:font-style-asian="normal" style:font-weight-asian="bold" style:font-style-complex="normal" style:font-weight-complex="bold"/>
    </style:style>
    <style:style style:name="P854" style:family="paragraph" style:parent-style-name="Standard">
      <style:paragraph-properties style:writing-mode="lr-tb"/>
      <style:text-properties style:text-line-through-style="none" style:text-line-through-type="none" fo:font-style="normal" fo:font-weight="bold" officeooo:rsid="0256ef03" officeooo:paragraph-rsid="0256ef03" style:font-style-asian="normal" style:font-weight-asian="bold" style:font-style-complex="normal" style:font-weight-complex="bold"/>
    </style:style>
    <style:style style:name="P855" style:family="paragraph" style:parent-style-name="Standard">
      <style:paragraph-properties style:writing-mode="lr-tb"/>
      <style:text-properties style:text-line-through-style="none" style:text-line-through-type="none" fo:font-style="normal" fo:font-weight="bold" officeooo:rsid="023ab819" officeooo:paragraph-rsid="023ab819" style:font-style-asian="normal" style:font-weight-asian="bold" style:font-style-complex="normal" style:font-weight-complex="bold"/>
    </style:style>
    <style:style style:name="P856" style:family="paragraph" style:parent-style-name="Standard">
      <style:paragraph-properties style:writing-mode="lr-tb"/>
      <style:text-properties style:text-line-through-style="none" style:text-line-through-type="none" fo:font-style="normal" fo:font-weight="bold" officeooo:rsid="023ba240" officeooo:paragraph-rsid="023ba240" style:font-style-asian="normal" style:font-weight-asian="bold" style:font-style-complex="normal" style:font-weight-complex="bold"/>
    </style:style>
    <style:style style:name="P857" style:family="paragraph" style:parent-style-name="Standard">
      <style:paragraph-properties style:writing-mode="lr-tb"/>
      <style:text-properties style:text-line-through-style="none" style:text-line-through-type="none" fo:font-style="normal" fo:font-weight="bold" officeooo:rsid="024de3e3" officeooo:paragraph-rsid="024de3e3" style:font-style-asian="normal" style:font-weight-asian="bold" style:font-style-complex="normal" style:font-weight-complex="bold"/>
    </style:style>
    <style:style style:name="P858" style:family="paragraph" style:parent-style-name="Standard">
      <style:paragraph-properties style:writing-mode="lr-tb"/>
      <style:text-properties style:text-line-through-style="none" style:text-line-through-type="none" fo:font-style="normal" fo:font-weight="bold" officeooo:rsid="025d4047" officeooo:paragraph-rsid="025d4047" style:font-style-asian="normal" style:font-weight-asian="bold" style:font-style-complex="normal" style:font-weight-complex="bold"/>
    </style:style>
    <style:style style:name="P859" style:family="paragraph" style:parent-style-name="Standard">
      <style:paragraph-properties style:writing-mode="lr-tb"/>
      <style:text-properties style:text-line-through-style="none" style:text-line-through-type="none" fo:font-style="normal" fo:font-weight="bold" officeooo:rsid="026037b0" officeooo:paragraph-rsid="026037b0" style:font-style-asian="normal" style:font-weight-asian="bold" style:font-style-complex="normal" style:font-weight-complex="bold"/>
    </style:style>
    <style:style style:name="P860" style:family="paragraph" style:parent-style-name="Standard">
      <style:paragraph-properties style:writing-mode="lr-tb"/>
      <style:text-properties style:text-line-through-style="none" style:text-line-through-type="none" fo:font-style="normal" fo:font-weight="bold" officeooo:rsid="0266a14b" officeooo:paragraph-rsid="0266a14b" style:font-style-asian="normal" style:font-weight-asian="bold" style:font-style-complex="normal" style:font-weight-complex="bold"/>
    </style:style>
    <style:style style:name="P861" style:family="paragraph" style:parent-style-name="Standard">
      <style:paragraph-properties style:writing-mode="lr-tb"/>
      <style:text-properties style:text-line-through-style="none" style:text-line-through-type="none" fo:font-style="normal" fo:font-weight="bold" officeooo:rsid="0267c736" officeooo:paragraph-rsid="0267c736" style:font-style-asian="normal" style:font-weight-asian="bold" style:font-style-complex="normal" style:font-weight-complex="bold"/>
    </style:style>
    <style:style style:name="P862" style:family="paragraph" style:parent-style-name="Standard">
      <style:paragraph-properties style:writing-mode="lr-tb"/>
      <style:text-properties style:text-line-through-style="none" style:text-line-through-type="none" fo:font-style="normal" fo:font-weight="bold" officeooo:rsid="0268281e" officeooo:paragraph-rsid="0268281e" style:font-style-asian="normal" style:font-weight-asian="bold" style:font-style-complex="normal" style:font-weight-complex="bold"/>
    </style:style>
    <style:style style:name="P863" style:family="paragraph" style:parent-style-name="Standard">
      <style:paragraph-properties style:writing-mode="lr-tb"/>
      <style:text-properties style:text-line-through-style="none" style:text-line-through-type="none" fo:font-style="normal" fo:font-weight="bold" officeooo:rsid="02694a7e" officeooo:paragraph-rsid="02694a7e" style:font-style-asian="normal" style:font-weight-asian="bold" style:font-style-complex="normal" style:font-weight-complex="bold"/>
    </style:style>
    <style:style style:name="P864" style:family="paragraph" style:parent-style-name="Standard">
      <style:paragraph-properties style:writing-mode="lr-tb"/>
      <style:text-properties style:text-line-through-style="none" style:text-line-through-type="none" fo:font-style="normal" fo:font-weight="bold" officeooo:rsid="0269f8c8" officeooo:paragraph-rsid="0269f8c8" style:font-style-asian="normal" style:font-weight-asian="bold" style:font-style-complex="normal" style:font-weight-complex="bold"/>
    </style:style>
    <style:style style:name="P865" style:family="paragraph" style:parent-style-name="Standard">
      <style:paragraph-properties style:writing-mode="lr-tb"/>
      <style:text-properties style:text-line-through-style="none" style:text-line-through-type="none" fo:font-style="normal" fo:font-weight="bold" officeooo:rsid="026a559e" officeooo:paragraph-rsid="026a559e" style:font-style-asian="normal" style:font-weight-asian="bold" style:font-style-complex="normal" style:font-weight-complex="bold"/>
    </style:style>
    <style:style style:name="P866" style:family="paragraph" style:parent-style-name="Standard">
      <style:paragraph-properties style:writing-mode="lr-tb"/>
      <style:text-properties style:text-line-through-style="none" style:text-line-through-type="none" fo:font-style="normal" fo:font-weight="bold" officeooo:rsid="026b61fc" officeooo:paragraph-rsid="026b61fc" style:font-style-asian="normal" style:font-weight-asian="bold" style:font-style-complex="normal" style:font-weight-complex="bold"/>
    </style:style>
    <style:style style:name="P867" style:family="paragraph" style:parent-style-name="Standard">
      <style:paragraph-properties style:writing-mode="lr-tb"/>
      <style:text-properties style:text-line-through-style="none" style:text-line-through-type="none" fo:font-style="normal" fo:font-weight="bold" officeooo:rsid="026b61fc" officeooo:paragraph-rsid="0270a255" style:font-style-asian="normal" style:font-weight-asian="bold" style:font-style-complex="normal" style:font-weight-complex="bold"/>
    </style:style>
    <style:style style:name="P868" style:family="paragraph" style:parent-style-name="Standard">
      <style:paragraph-properties style:writing-mode="lr-tb"/>
      <style:text-properties style:text-line-through-style="none" style:text-line-through-type="none" fo:font-style="normal" fo:font-weight="bold" officeooo:rsid="026c9270" officeooo:paragraph-rsid="026c9270" style:font-style-asian="normal" style:font-weight-asian="bold" style:font-style-complex="normal" style:font-weight-complex="bold"/>
    </style:style>
    <style:style style:name="P869" style:family="paragraph" style:parent-style-name="Standard">
      <style:paragraph-properties style:writing-mode="lr-tb"/>
      <style:text-properties style:text-line-through-style="none" style:text-line-through-type="none" fo:font-style="normal" fo:font-weight="bold" officeooo:rsid="0272804f" officeooo:paragraph-rsid="0272804f" style:font-style-asian="normal" style:font-weight-asian="bold" style:font-style-complex="normal" style:font-weight-complex="bold"/>
    </style:style>
    <style:style style:name="P870" style:family="paragraph" style:parent-style-name="Standard">
      <style:paragraph-properties style:writing-mode="lr-tb"/>
      <style:text-properties style:text-line-through-style="none" style:text-line-through-type="none" fo:font-style="normal" fo:font-weight="bold" officeooo:rsid="0273e178" officeooo:paragraph-rsid="0273e178" style:font-style-asian="normal" style:font-weight-asian="bold" style:font-style-complex="normal" style:font-weight-complex="bold"/>
    </style:style>
    <style:style style:name="P871" style:family="paragraph" style:parent-style-name="Standard">
      <style:paragraph-properties style:writing-mode="lr-tb"/>
      <style:text-properties style:text-line-through-style="none" style:text-line-through-type="none" fo:font-style="normal" fo:font-weight="bold" officeooo:rsid="02796aaf" officeooo:paragraph-rsid="02796aaf" style:font-style-asian="normal" style:font-weight-asian="bold" style:font-style-complex="normal" style:font-weight-complex="bold"/>
    </style:style>
    <style:style style:name="P872" style:family="paragraph" style:parent-style-name="Standard">
      <style:paragraph-properties style:writing-mode="lr-tb"/>
      <style:text-properties style:text-line-through-style="none" style:text-line-through-type="none" fo:font-style="normal" fo:font-weight="bold" officeooo:rsid="027b3665" officeooo:paragraph-rsid="027b3665" style:font-style-asian="normal" style:font-weight-asian="bold" style:font-style-complex="normal" style:font-weight-complex="bold"/>
    </style:style>
    <style:style style:name="P873" style:family="paragraph" style:parent-style-name="Standard">
      <style:paragraph-properties style:writing-mode="lr-tb"/>
      <style:text-properties style:text-line-through-style="none" style:text-line-through-type="none" fo:font-style="normal" fo:font-weight="bold" officeooo:rsid="027c5cec" officeooo:paragraph-rsid="027c5cec" style:font-style-asian="normal" style:font-weight-asian="bold" style:font-style-complex="normal" style:font-weight-complex="bold"/>
    </style:style>
    <style:style style:name="P874" style:family="paragraph" style:parent-style-name="Standard">
      <style:paragraph-properties style:writing-mode="lr-tb"/>
      <style:text-properties style:text-line-through-style="none" style:text-line-through-type="none" fo:font-style="normal" fo:font-weight="bold" officeooo:rsid="027de577" officeooo:paragraph-rsid="027de577" style:font-style-asian="normal" style:font-weight-asian="bold" style:font-style-complex="normal" style:font-weight-complex="bold"/>
    </style:style>
    <style:style style:name="P875" style:family="paragraph" style:parent-style-name="Standard">
      <style:paragraph-properties style:writing-mode="lr-tb"/>
      <style:text-properties style:text-line-through-style="none" style:text-line-through-type="none" fo:font-style="normal" fo:font-weight="bold" officeooo:rsid="027e8331" officeooo:paragraph-rsid="027e8331" style:font-style-asian="normal" style:font-weight-asian="bold" style:font-style-complex="normal" style:font-weight-complex="bold"/>
    </style:style>
    <style:style style:name="P876" style:family="paragraph" style:parent-style-name="Standard">
      <style:paragraph-properties style:writing-mode="lr-tb"/>
      <style:text-properties style:text-line-through-style="none" style:text-line-through-type="none" fo:font-style="normal" fo:font-weight="bold" officeooo:rsid="028188f7" officeooo:paragraph-rsid="028188f7" style:font-style-asian="normal" style:font-weight-asian="bold" style:font-style-complex="normal" style:font-weight-complex="bold"/>
    </style:style>
    <style:style style:name="P877" style:family="paragraph" style:parent-style-name="Standard">
      <style:paragraph-properties style:writing-mode="lr-tb"/>
      <style:text-properties style:text-line-through-style="none" style:text-line-through-type="none" fo:font-style="normal" fo:font-weight="bold" officeooo:rsid="0282e4a3" officeooo:paragraph-rsid="0282e4a3" style:font-style-asian="normal" style:font-weight-asian="bold" style:font-style-complex="normal" style:font-weight-complex="bold"/>
    </style:style>
    <style:style style:name="P878" style:family="paragraph" style:parent-style-name="Standard">
      <style:paragraph-properties style:writing-mode="lr-tb"/>
      <style:text-properties style:text-line-through-style="none" style:text-line-through-type="none" fo:font-style="normal" fo:font-weight="bold" officeooo:rsid="02836668" officeooo:paragraph-rsid="02836668" style:font-style-asian="normal" style:font-weight-asian="bold" style:font-style-complex="normal" style:font-weight-complex="bold"/>
    </style:style>
    <style:style style:name="P879" style:family="paragraph" style:parent-style-name="Standard">
      <style:paragraph-properties style:writing-mode="lr-tb"/>
      <style:text-properties style:text-line-through-style="none" style:text-line-through-type="none" fo:font-style="normal" fo:font-weight="bold" officeooo:rsid="02846288" officeooo:paragraph-rsid="02846288" style:font-style-asian="normal" style:font-weight-asian="bold" style:font-style-complex="normal" style:font-weight-complex="bold"/>
    </style:style>
    <style:style style:name="P880" style:family="paragraph" style:parent-style-name="Standard">
      <style:paragraph-properties style:writing-mode="lr-tb"/>
      <style:text-properties style:text-line-through-style="none" style:text-line-through-type="none" fo:font-style="normal" fo:font-weight="bold" officeooo:rsid="0284d4a2" officeooo:paragraph-rsid="0284d4a2" style:font-style-asian="normal" style:font-weight-asian="bold" style:font-style-complex="normal" style:font-weight-complex="bold"/>
    </style:style>
    <style:style style:name="P881" style:family="paragraph" style:parent-style-name="Standard">
      <style:paragraph-properties style:writing-mode="lr-tb"/>
      <style:text-properties style:text-line-through-style="none" style:text-line-through-type="none" fo:font-style="normal" fo:font-weight="bold" officeooo:rsid="0285479f" officeooo:paragraph-rsid="0285479f" style:font-style-asian="normal" style:font-weight-asian="bold" style:font-style-complex="normal" style:font-weight-complex="bold"/>
    </style:style>
    <style:style style:name="P882" style:family="paragraph" style:parent-style-name="Standard">
      <style:paragraph-properties style:writing-mode="lr-tb"/>
      <style:text-properties style:text-line-through-style="none" style:text-line-through-type="none" fo:font-style="normal" fo:font-weight="bold" officeooo:rsid="0287483b" officeooo:paragraph-rsid="0287483b" style:font-style-asian="normal" style:font-weight-asian="bold" style:font-style-complex="normal" style:font-weight-complex="bold"/>
    </style:style>
    <style:style style:name="P883" style:family="paragraph" style:parent-style-name="Standard">
      <style:paragraph-properties style:writing-mode="lr-tb"/>
      <style:text-properties style:text-line-through-style="none" style:text-line-through-type="none" fo:font-style="normal" fo:font-weight="bold" officeooo:rsid="0287ba88" officeooo:paragraph-rsid="0287ba88" style:font-style-asian="normal" style:font-weight-asian="bold" style:font-style-complex="normal" style:font-weight-complex="bold"/>
    </style:style>
    <style:style style:name="P884" style:family="paragraph" style:parent-style-name="Standard">
      <style:paragraph-properties style:writing-mode="lr-tb"/>
      <style:text-properties style:text-line-through-style="none" style:text-line-through-type="none" fo:font-style="normal" fo:font-weight="bold" officeooo:rsid="0288f796" officeooo:paragraph-rsid="0288f796" style:font-style-asian="normal" style:font-weight-asian="bold" style:font-style-complex="normal" style:font-weight-complex="bold"/>
    </style:style>
    <style:style style:name="P885" style:family="paragraph" style:parent-style-name="Standard">
      <style:paragraph-properties style:writing-mode="lr-tb"/>
      <style:text-properties style:text-line-through-style="none" style:text-line-through-type="none" fo:font-style="normal" fo:font-weight="bold" officeooo:rsid="0289a169" officeooo:paragraph-rsid="0289a169" style:font-style-asian="normal" style:font-weight-asian="bold" style:font-style-complex="normal" style:font-weight-complex="bold"/>
    </style:style>
    <style:style style:name="P886" style:family="paragraph" style:parent-style-name="Standard">
      <style:paragraph-properties style:writing-mode="lr-tb"/>
      <style:text-properties style:text-line-through-style="none" style:text-line-through-type="none" fo:font-style="normal" fo:font-weight="bold" officeooo:rsid="028affb0" officeooo:paragraph-rsid="028affb0" style:font-style-asian="normal" style:font-weight-asian="bold" style:font-style-complex="normal" style:font-weight-complex="bold"/>
    </style:style>
    <style:style style:name="P887" style:family="paragraph" style:parent-style-name="Standard">
      <style:paragraph-properties style:writing-mode="lr-tb"/>
      <style:text-properties style:text-line-through-style="none" style:text-line-through-type="none" fo:font-style="normal" fo:font-weight="bold" officeooo:rsid="028affb0" officeooo:paragraph-rsid="028bb5c3" style:font-style-asian="normal" style:font-weight-asian="bold" style:font-style-complex="normal" style:font-weight-complex="bold"/>
    </style:style>
    <style:style style:name="P888" style:family="paragraph" style:parent-style-name="Standard">
      <style:paragraph-properties style:writing-mode="lr-tb"/>
      <style:text-properties style:text-line-through-style="none" style:text-line-through-type="none" fo:font-style="normal" fo:font-weight="bold" officeooo:rsid="028bb5c3" officeooo:paragraph-rsid="028bb5c3" style:font-style-asian="normal" style:font-weight-asian="bold" style:font-style-complex="normal" style:font-weight-complex="bold"/>
    </style:style>
    <style:style style:name="P889" style:family="paragraph" style:parent-style-name="Standard">
      <style:paragraph-properties style:writing-mode="lr-tb"/>
      <style:text-properties style:text-line-through-style="none" style:text-line-through-type="none" fo:font-style="normal" fo:font-weight="bold" officeooo:rsid="028bc5f4" officeooo:paragraph-rsid="028bc5f4" style:font-style-asian="normal" style:font-weight-asian="bold" style:font-style-complex="normal" style:font-weight-complex="bold"/>
    </style:style>
    <style:style style:name="P890" style:family="paragraph" style:parent-style-name="Standard">
      <style:paragraph-properties style:writing-mode="lr-tb"/>
      <style:text-properties style:text-line-through-style="none" style:text-line-through-type="none" fo:font-style="normal" fo:font-weight="bold" officeooo:rsid="028dc1b9" officeooo:paragraph-rsid="028dc1b9" style:font-style-asian="normal" style:font-weight-asian="bold" style:font-style-complex="normal" style:font-weight-complex="bold"/>
    </style:style>
    <style:style style:name="P891" style:family="paragraph" style:parent-style-name="Standard">
      <style:paragraph-properties style:writing-mode="lr-tb"/>
      <style:text-properties style:text-line-through-style="none" style:text-line-through-type="none" fo:font-style="normal" fo:font-weight="bold" officeooo:rsid="028ffae1" officeooo:paragraph-rsid="028ffae1" style:font-style-asian="normal" style:font-weight-asian="bold" style:font-style-complex="normal" style:font-weight-complex="bold"/>
    </style:style>
    <style:style style:name="P892" style:family="paragraph" style:parent-style-name="Standard">
      <style:paragraph-properties style:writing-mode="lr-tb"/>
      <style:text-properties style:text-line-through-style="none" style:text-line-through-type="none" fo:font-style="normal" fo:font-weight="bold" officeooo:rsid="029034c6" officeooo:paragraph-rsid="029034c6" style:font-style-asian="normal" style:font-weight-asian="bold" style:font-style-complex="normal" style:font-weight-complex="bold"/>
    </style:style>
    <style:style style:name="P893" style:family="paragraph" style:parent-style-name="Standard">
      <style:paragraph-properties style:writing-mode="lr-tb"/>
      <style:text-properties style:text-line-through-style="none" style:text-line-through-type="none" fo:font-style="normal" fo:font-weight="bold" officeooo:rsid="0293ad2a" officeooo:paragraph-rsid="0293ad2a" style:font-style-asian="normal" style:font-weight-asian="bold" style:font-style-complex="normal" style:font-weight-complex="bold"/>
    </style:style>
    <style:style style:name="P894" style:family="paragraph" style:parent-style-name="Standard">
      <style:paragraph-properties style:writing-mode="lr-tb"/>
      <style:text-properties style:text-line-through-style="none" style:text-line-through-type="none" fo:font-style="normal" fo:font-weight="bold" officeooo:rsid="02955e2f" officeooo:paragraph-rsid="02955e2f" style:font-style-asian="normal" style:font-weight-asian="bold" style:font-style-complex="normal" style:font-weight-complex="bold"/>
    </style:style>
    <style:style style:name="P895" style:family="paragraph" style:parent-style-name="Standard">
      <style:paragraph-properties style:writing-mode="lr-tb"/>
      <style:text-properties style:text-line-through-style="none" style:text-line-through-type="none" fo:font-style="normal" fo:font-weight="bold" officeooo:rsid="029852ab" officeooo:paragraph-rsid="029852ab" style:font-style-asian="normal" style:font-weight-asian="bold" style:font-style-complex="normal" style:font-weight-complex="bold"/>
    </style:style>
    <style:style style:name="P896" style:family="paragraph" style:parent-style-name="Standard">
      <style:paragraph-properties style:writing-mode="lr-tb"/>
      <style:text-properties style:text-line-through-style="none" style:text-line-through-type="none" fo:font-style="normal" fo:font-weight="bold" officeooo:rsid="02996cc4" officeooo:paragraph-rsid="02996cc4" style:font-style-asian="normal" style:font-weight-asian="bold" style:font-style-complex="normal" style:font-weight-complex="bold"/>
    </style:style>
    <style:style style:name="P897" style:family="paragraph" style:parent-style-name="Standard">
      <style:paragraph-properties style:writing-mode="lr-tb"/>
      <style:text-properties style:text-line-through-style="none" style:text-line-through-type="none" fo:font-style="normal" fo:font-weight="bold" officeooo:rsid="029b4a2b" officeooo:paragraph-rsid="029b4a2b" style:font-style-asian="normal" style:font-weight-asian="bold" style:font-style-complex="normal" style:font-weight-complex="bold"/>
    </style:style>
    <style:style style:name="P898" style:family="paragraph" style:parent-style-name="Standard">
      <style:paragraph-properties style:writing-mode="lr-tb"/>
      <style:text-properties style:text-line-through-style="none" style:text-line-through-type="none" fo:font-style="normal" fo:font-weight="bold" officeooo:rsid="02a02416" officeooo:paragraph-rsid="02a02416" style:font-style-asian="normal" style:font-weight-asian="bold" style:font-style-complex="normal" style:font-weight-complex="bold"/>
    </style:style>
    <style:style style:name="P899" style:family="paragraph" style:parent-style-name="Standard">
      <style:paragraph-properties style:writing-mode="lr-tb"/>
      <style:text-properties style:text-line-through-style="none" style:text-line-through-type="none" fo:font-style="normal" fo:font-weight="bold" officeooo:rsid="02a4c23c" officeooo:paragraph-rsid="02a4c23c" style:font-style-asian="normal" style:font-weight-asian="bold" style:font-style-complex="normal" style:font-weight-complex="bold"/>
    </style:style>
    <style:style style:name="P900" style:family="paragraph" style:parent-style-name="Standard">
      <style:paragraph-properties style:writing-mode="lr-tb"/>
      <style:text-properties style:text-line-through-style="none" style:text-line-through-type="none" fo:font-style="normal" fo:font-weight="bold" officeooo:rsid="02a9ae9f" officeooo:paragraph-rsid="02a9ae9f" style:font-style-asian="normal" style:font-weight-asian="bold" style:font-style-complex="normal" style:font-weight-complex="bold"/>
    </style:style>
    <style:style style:name="P901" style:family="paragraph" style:parent-style-name="Standard">
      <style:paragraph-properties style:writing-mode="lr-tb"/>
      <style:text-properties style:text-line-through-style="none" style:text-line-through-type="none" fo:font-style="normal" fo:font-weight="bold" officeooo:rsid="02a8d6b2" officeooo:paragraph-rsid="02a72249" style:font-style-asian="normal" style:font-weight-asian="bold" style:font-style-complex="normal" style:font-weight-complex="bold"/>
    </style:style>
    <style:style style:name="P902" style:family="paragraph" style:parent-style-name="Standard">
      <style:paragraph-properties style:writing-mode="lr-tb"/>
      <style:text-properties style:text-line-through-style="none" style:text-line-through-type="none" fo:font-style="normal" fo:font-weight="bold" officeooo:rsid="02b1bc94" officeooo:paragraph-rsid="02b1bc94" style:font-style-asian="normal" style:font-weight-asian="bold" style:font-style-complex="normal" style:font-weight-complex="bold"/>
    </style:style>
    <style:style style:name="P903" style:family="paragraph" style:parent-style-name="Standard">
      <style:paragraph-properties style:writing-mode="lr-tb"/>
      <style:text-properties style:text-line-through-style="none" style:text-line-through-type="none" fo:font-style="normal" fo:font-weight="bold" officeooo:rsid="02b1fd92" officeooo:paragraph-rsid="02b1fd92" style:font-style-asian="normal" style:font-weight-asian="bold" style:font-style-complex="normal" style:font-weight-complex="bold"/>
    </style:style>
    <style:style style:name="P904" style:family="paragraph" style:parent-style-name="Standard">
      <style:paragraph-properties style:writing-mode="lr-tb"/>
      <style:text-properties style:text-line-through-style="none" style:text-line-through-type="none" fo:font-style="normal" fo:font-weight="bold" officeooo:rsid="02b2bf14" officeooo:paragraph-rsid="02b2bf14" style:font-style-asian="normal" style:font-weight-asian="bold" style:font-style-complex="normal" style:font-weight-complex="bold"/>
    </style:style>
    <style:style style:name="P905" style:family="paragraph" style:parent-style-name="Standard">
      <style:paragraph-properties style:writing-mode="lr-tb"/>
      <style:text-properties style:text-line-through-style="none" style:text-line-through-type="none" fo:font-style="normal" fo:font-weight="bold" officeooo:rsid="02b3e0ca" officeooo:paragraph-rsid="02b3e0ca" style:font-style-asian="normal" style:font-weight-asian="bold" style:font-style-complex="normal" style:font-weight-complex="bold"/>
    </style:style>
    <style:style style:name="P906" style:family="paragraph" style:parent-style-name="Standard">
      <style:paragraph-properties style:writing-mode="lr-tb"/>
      <style:text-properties style:text-line-through-style="none" style:text-line-through-type="none" fo:font-style="normal" fo:font-weight="bold" officeooo:rsid="02c121a7" officeooo:paragraph-rsid="02c121a7" style:font-style-asian="normal" style:font-weight-asian="bold" style:font-style-complex="normal" style:font-weight-complex="bold"/>
    </style:style>
    <style:style style:name="P907" style:family="paragraph" style:parent-style-name="Standard">
      <style:paragraph-properties style:writing-mode="lr-tb"/>
      <style:text-properties style:text-line-through-style="none" style:text-line-through-type="none" fo:font-style="normal" fo:font-weight="bold" officeooo:rsid="02c267e7" officeooo:paragraph-rsid="02c267e7" style:font-style-asian="normal" style:font-weight-asian="bold" style:font-style-complex="normal" style:font-weight-complex="bold"/>
    </style:style>
    <style:style style:name="P908" style:family="paragraph" style:parent-style-name="Standard">
      <style:paragraph-properties style:writing-mode="lr-tb"/>
      <style:text-properties style:text-line-through-style="none" style:text-line-through-type="none" fo:font-style="normal" fo:font-weight="bold" officeooo:rsid="02c3db7a" officeooo:paragraph-rsid="02c3db7a" style:font-style-asian="normal" style:font-weight-asian="bold" style:font-style-complex="normal" style:font-weight-complex="bold"/>
    </style:style>
    <style:style style:name="P909" style:family="paragraph" style:parent-style-name="Standard">
      <style:paragraph-properties style:writing-mode="lr-tb"/>
      <style:text-properties style:text-line-through-style="none" style:text-line-through-type="none" fo:font-style="normal" fo:font-weight="bold" officeooo:rsid="02c50a32" officeooo:paragraph-rsid="02c50a32" style:font-style-asian="normal" style:font-weight-asian="bold" style:font-style-complex="normal" style:font-weight-complex="bold"/>
    </style:style>
    <style:style style:name="P910" style:family="paragraph" style:parent-style-name="Standard">
      <style:paragraph-properties style:writing-mode="lr-tb"/>
      <style:text-properties style:text-line-through-style="none" style:text-line-through-type="none" fo:font-style="normal" fo:font-weight="bold" officeooo:rsid="02c618fe" officeooo:paragraph-rsid="02c618fe" style:font-style-asian="normal" style:font-weight-asian="bold" style:font-style-complex="normal" style:font-weight-complex="bold"/>
    </style:style>
    <style:style style:name="P911" style:family="paragraph" style:parent-style-name="Standard">
      <style:paragraph-properties style:writing-mode="lr-tb"/>
      <style:text-properties style:text-line-through-style="none" style:text-line-through-type="none" fo:font-style="normal" fo:font-weight="bold" officeooo:rsid="02c81b72" officeooo:paragraph-rsid="02c81b72" style:font-style-asian="normal" style:font-weight-asian="bold" style:font-style-complex="normal" style:font-weight-complex="bold"/>
    </style:style>
    <style:style style:name="P912" style:family="paragraph" style:parent-style-name="Standard">
      <style:paragraph-properties style:writing-mode="lr-tb"/>
      <style:text-properties style:text-line-through-style="none" style:text-line-through-type="none" fo:font-style="normal" fo:font-weight="bold" officeooo:rsid="02cacdd0" officeooo:paragraph-rsid="02cacdd0" style:font-style-asian="normal" style:font-weight-asian="bold" style:font-style-complex="normal" style:font-weight-complex="bold"/>
    </style:style>
    <style:style style:name="P913" style:family="paragraph" style:parent-style-name="Standard">
      <style:paragraph-properties style:writing-mode="lr-tb"/>
      <style:text-properties style:text-line-through-style="none" style:text-line-through-type="none" fo:font-style="normal" fo:font-weight="bold" officeooo:rsid="02cc10ca" officeooo:paragraph-rsid="02cc10ca" style:font-style-asian="normal" style:font-weight-asian="bold" style:font-style-complex="normal" style:font-weight-complex="bold"/>
    </style:style>
    <style:style style:name="P914" style:family="paragraph" style:parent-style-name="Standard">
      <style:paragraph-properties style:writing-mode="lr-tb"/>
      <style:text-properties style:text-line-through-style="none" style:text-line-through-type="none" fo:font-style="normal" fo:font-weight="bold" officeooo:rsid="02cdd8bc" officeooo:paragraph-rsid="02cdd8bc" style:font-style-asian="normal" style:font-weight-asian="bold" style:font-style-complex="normal" style:font-weight-complex="bold"/>
    </style:style>
    <style:style style:name="P915" style:family="paragraph" style:parent-style-name="Standard">
      <style:paragraph-properties style:writing-mode="lr-tb"/>
      <style:text-properties style:text-line-through-style="none" style:text-line-through-type="none" fo:font-style="normal" fo:font-weight="bold" officeooo:rsid="02d09c5e" officeooo:paragraph-rsid="02d09c5e" style:font-style-asian="normal" style:font-weight-asian="bold" style:font-style-complex="normal" style:font-weight-complex="bold"/>
    </style:style>
    <style:style style:name="P916" style:family="paragraph" style:parent-style-name="Standard">
      <style:paragraph-properties style:writing-mode="lr-tb"/>
      <style:text-properties style:text-line-through-style="none" style:text-line-through-type="none" fo:font-style="normal" fo:font-weight="bold" officeooo:rsid="02d5dc98" officeooo:paragraph-rsid="02d5dc98" style:font-style-asian="normal" style:font-weight-asian="bold" style:font-style-complex="normal" style:font-weight-complex="bold"/>
    </style:style>
    <style:style style:name="P917" style:family="paragraph" style:parent-style-name="Standard">
      <style:paragraph-properties style:writing-mode="lr-tb"/>
      <style:text-properties style:text-line-through-style="none" style:text-line-through-type="none" fo:font-style="normal" fo:font-weight="bold" officeooo:rsid="02d78359" officeooo:paragraph-rsid="02d78359" style:font-style-asian="normal" style:font-weight-asian="bold" style:font-style-complex="normal" style:font-weight-complex="bold"/>
    </style:style>
    <style:style style:name="P918" style:family="paragraph" style:parent-style-name="Standard">
      <style:paragraph-properties style:writing-mode="lr-tb"/>
      <style:text-properties style:text-line-through-style="none" style:text-line-through-type="none" fo:font-style="normal" fo:font-weight="bold" officeooo:rsid="02da57c4" officeooo:paragraph-rsid="02da57c4" style:font-style-asian="normal" style:font-weight-asian="bold" style:font-style-complex="normal" style:font-weight-complex="bold"/>
    </style:style>
    <style:style style:name="P919" style:family="paragraph" style:parent-style-name="Standard">
      <style:paragraph-properties style:writing-mode="lr-tb"/>
      <style:text-properties style:text-line-through-style="none" style:text-line-through-type="none" fo:font-style="normal" fo:font-weight="bold" officeooo:rsid="02daee73" officeooo:paragraph-rsid="02daee73" style:font-style-asian="normal" style:font-weight-asian="bold" style:font-style-complex="normal" style:font-weight-complex="bold"/>
    </style:style>
    <style:style style:name="P920" style:family="paragraph" style:parent-style-name="Standard">
      <style:paragraph-properties style:writing-mode="lr-tb"/>
      <style:text-properties style:text-line-through-style="none" style:text-line-through-type="none" fo:font-style="normal" fo:font-weight="bold" officeooo:rsid="02de5a1c" officeooo:paragraph-rsid="02de5a1c" style:font-style-asian="normal" style:font-weight-asian="bold" style:font-style-complex="normal" style:font-weight-complex="bold"/>
    </style:style>
    <style:style style:name="P921" style:family="paragraph" style:parent-style-name="Standard">
      <style:paragraph-properties style:writing-mode="lr-tb"/>
      <style:text-properties style:text-line-through-style="none" style:text-line-through-type="none" fo:font-style="normal" fo:font-weight="bold" officeooo:rsid="02dff866" officeooo:paragraph-rsid="02dff866" style:font-style-asian="normal" style:font-weight-asian="bold" style:font-style-complex="normal" style:font-weight-complex="bold"/>
    </style:style>
    <style:style style:name="P922" style:family="paragraph" style:parent-style-name="Standard">
      <style:paragraph-properties style:writing-mode="lr-tb"/>
      <style:text-properties style:text-line-through-style="none" style:text-line-through-type="none" fo:font-style="normal" fo:font-weight="bold" officeooo:rsid="02e04edd" officeooo:paragraph-rsid="02e04edd" style:font-style-asian="normal" style:font-weight-asian="bold" style:font-style-complex="normal" style:font-weight-complex="bold"/>
    </style:style>
    <style:style style:name="P923" style:family="paragraph" style:parent-style-name="Standard">
      <style:paragraph-properties style:writing-mode="lr-tb"/>
      <style:text-properties style:text-line-through-style="none" style:text-line-through-type="none" fo:font-style="normal" fo:font-weight="bold" officeooo:rsid="02ed978c" officeooo:paragraph-rsid="02ed978c" style:font-style-asian="normal" style:font-weight-asian="bold" style:font-style-complex="normal" style:font-weight-complex="bold"/>
    </style:style>
    <style:style style:name="P924" style:family="paragraph" style:parent-style-name="Standard">
      <style:paragraph-properties style:writing-mode="lr-tb"/>
      <style:text-properties style:text-line-through-style="none" style:text-line-through-type="none" fo:font-style="normal" fo:font-weight="bold" officeooo:rsid="02f179f7" officeooo:paragraph-rsid="02f179f7" style:font-style-asian="normal" style:font-weight-asian="bold" style:font-style-complex="normal" style:font-weight-complex="bold"/>
    </style:style>
    <style:style style:name="P925" style:family="paragraph" style:parent-style-name="Standard">
      <style:paragraph-properties style:writing-mode="lr-tb"/>
      <style:text-properties style:text-line-through-style="none" style:text-line-through-type="none" fo:font-style="normal" fo:font-weight="bold" officeooo:rsid="02ef6cef" officeooo:paragraph-rsid="02ef6cef" style:font-style-asian="normal" style:font-weight-asian="bold" style:font-style-complex="normal" style:font-weight-complex="bold"/>
    </style:style>
    <style:style style:name="P926" style:family="paragraph" style:parent-style-name="Standard">
      <style:paragraph-properties style:writing-mode="lr-tb"/>
      <style:text-properties style:text-line-through-style="none" style:text-line-through-type="none" fo:font-style="normal" fo:font-weight="bold" officeooo:rsid="02f0336f" officeooo:paragraph-rsid="02ef6cef" style:font-style-asian="normal" style:font-weight-asian="bold" style:font-style-complex="normal" style:font-weight-complex="bold"/>
    </style:style>
    <style:style style:name="P927" style:family="paragraph" style:parent-style-name="Standard">
      <style:paragraph-properties style:writing-mode="lr-tb"/>
      <style:text-properties style:text-line-through-style="none" style:text-line-through-type="none" fo:font-style="normal" fo:font-weight="bold" officeooo:rsid="02f0336f" officeooo:paragraph-rsid="02f0336f" style:font-style-asian="normal" style:font-weight-asian="bold" style:font-style-complex="normal" style:font-weight-complex="bold"/>
    </style:style>
    <style:style style:name="P928" style:family="paragraph" style:parent-style-name="Standard">
      <style:paragraph-properties style:writing-mode="lr-tb"/>
      <style:text-properties style:text-line-through-style="none" style:text-line-through-type="none" fo:font-style="normal" fo:font-weight="bold" officeooo:rsid="02f8d50f" officeooo:paragraph-rsid="02f8d50f" style:font-style-asian="normal" style:font-weight-asian="bold" style:font-style-complex="normal" style:font-weight-complex="bold"/>
    </style:style>
    <style:style style:name="P929" style:family="paragraph" style:parent-style-name="Standard">
      <style:paragraph-properties style:writing-mode="lr-tb"/>
      <style:text-properties style:text-line-through-style="none" style:text-line-through-type="none" fo:font-style="normal" fo:font-weight="bold" officeooo:rsid="02f8d50f" officeooo:paragraph-rsid="02fa6e6d" style:font-style-asian="normal" style:font-weight-asian="bold" style:font-style-complex="normal" style:font-weight-complex="bold"/>
    </style:style>
    <style:style style:name="P930" style:family="paragraph" style:parent-style-name="Standard">
      <style:paragraph-properties style:writing-mode="lr-tb"/>
      <style:text-properties style:text-line-through-style="none" style:text-line-through-type="none" fo:font-style="normal" fo:font-weight="bold" officeooo:rsid="02ffd6a6" officeooo:paragraph-rsid="02ffd6a6" style:font-style-asian="normal" style:font-weight-asian="bold" style:font-style-complex="normal" style:font-weight-complex="bold"/>
    </style:style>
    <style:style style:name="P931" style:family="paragraph" style:parent-style-name="Standard">
      <style:paragraph-properties style:writing-mode="lr-tb"/>
      <style:text-properties style:text-line-through-style="none" style:text-line-through-type="none" fo:font-style="normal" fo:font-weight="bold" officeooo:rsid="03025986" officeooo:paragraph-rsid="03025986" style:font-style-asian="normal" style:font-weight-asian="bold" style:font-style-complex="normal" style:font-weight-complex="bold"/>
    </style:style>
    <style:style style:name="P932" style:family="paragraph" style:parent-style-name="Standard">
      <style:paragraph-properties style:writing-mode="lr-tb"/>
      <style:text-properties style:text-line-through-style="none" style:text-line-through-type="none" fo:font-style="normal" fo:font-weight="bold" officeooo:rsid="0303f1f3" officeooo:paragraph-rsid="0303f1f3" style:font-style-asian="normal" style:font-weight-asian="bold" style:font-style-complex="normal" style:font-weight-complex="bold"/>
    </style:style>
    <style:style style:name="P933" style:family="paragraph" style:parent-style-name="Standard">
      <style:paragraph-properties style:writing-mode="lr-tb"/>
      <style:text-properties style:text-line-through-style="none" style:text-line-through-type="none" fo:font-style="normal" fo:font-weight="bold" officeooo:rsid="0309afd0" officeooo:paragraph-rsid="0309afd0" style:font-style-asian="normal" style:font-weight-asian="bold" style:font-style-complex="normal" style:font-weight-complex="bold"/>
    </style:style>
    <style:style style:name="P934" style:family="paragraph" style:parent-style-name="Standard">
      <style:paragraph-properties style:writing-mode="lr-tb"/>
      <style:text-properties style:text-line-through-style="none" style:text-line-through-type="none" fo:font-style="normal" fo:font-weight="bold" officeooo:rsid="030c47cb" officeooo:paragraph-rsid="030c47cb" style:font-style-asian="normal" style:font-weight-asian="bold" style:font-style-complex="normal" style:font-weight-complex="bold"/>
    </style:style>
    <style:style style:name="P935" style:family="paragraph" style:parent-style-name="Standard">
      <style:paragraph-properties style:writing-mode="lr-tb"/>
      <style:text-properties style:text-line-through-style="none" style:text-line-through-type="none" fo:font-style="normal" fo:font-weight="bold" officeooo:rsid="030cf351" officeooo:paragraph-rsid="030cf351" style:font-style-asian="normal" style:font-weight-asian="bold" style:font-style-complex="normal" style:font-weight-complex="bold"/>
    </style:style>
    <style:style style:name="P936" style:family="paragraph" style:parent-style-name="Standard">
      <style:paragraph-properties style:writing-mode="lr-tb"/>
      <style:text-properties style:text-line-through-style="none" style:text-line-through-type="none" fo:font-style="normal" fo:font-weight="bold" officeooo:rsid="030de290" officeooo:paragraph-rsid="030de290" style:font-style-asian="normal" style:font-weight-asian="bold" style:font-style-complex="normal" style:font-weight-complex="bold"/>
    </style:style>
    <style:style style:name="P937" style:family="paragraph" style:parent-style-name="Standard">
      <style:paragraph-properties style:writing-mode="lr-tb"/>
      <style:text-properties style:text-line-through-style="none" style:text-line-through-type="none" fo:font-style="normal" fo:font-weight="bold" officeooo:rsid="030de6f6" officeooo:paragraph-rsid="030de6f6" style:font-style-asian="normal" style:font-weight-asian="bold" style:font-style-complex="normal" style:font-weight-complex="bold"/>
    </style:style>
    <style:style style:name="P938" style:family="paragraph" style:parent-style-name="Standard">
      <style:paragraph-properties style:writing-mode="lr-tb"/>
      <style:text-properties style:text-line-through-style="none" style:text-line-through-type="none" fo:font-style="normal" fo:font-weight="bold" officeooo:rsid="031ff1e7" officeooo:paragraph-rsid="031ff1e7" style:font-style-asian="normal" style:font-weight-asian="bold" style:font-style-complex="normal" style:font-weight-complex="bold"/>
    </style:style>
    <style:style style:name="P939" style:family="paragraph" style:parent-style-name="Standard">
      <style:paragraph-properties style:writing-mode="lr-tb"/>
      <style:text-properties style:text-line-through-style="none" style:text-line-through-type="none" fo:font-style="normal" fo:font-weight="bold" officeooo:rsid="03204fcc" officeooo:paragraph-rsid="03204fcc" style:font-style-asian="normal" style:font-weight-asian="bold" style:font-style-complex="normal" style:font-weight-complex="bold"/>
    </style:style>
    <style:style style:name="P940" style:family="paragraph" style:parent-style-name="Standard">
      <style:paragraph-properties style:writing-mode="lr-tb"/>
      <style:text-properties style:text-line-through-style="none" style:text-line-through-type="none" fo:font-style="normal" fo:font-weight="bold" officeooo:rsid="03226a56" officeooo:paragraph-rsid="03226a56" style:font-style-asian="normal" style:font-weight-asian="bold" style:font-style-complex="normal" style:font-weight-complex="bold"/>
    </style:style>
    <style:style style:name="P941" style:family="paragraph" style:parent-style-name="Standard">
      <style:paragraph-properties style:writing-mode="lr-tb"/>
      <style:text-properties style:text-line-through-style="none" style:text-line-through-type="none" fo:font-style="normal" fo:font-weight="bold" officeooo:rsid="0322937a" officeooo:paragraph-rsid="0322937a" style:font-style-asian="normal" style:font-weight-asian="bold" style:font-style-complex="normal" style:font-weight-complex="bold"/>
    </style:style>
    <style:style style:name="P942" style:family="paragraph" style:parent-style-name="Standard">
      <style:paragraph-properties style:writing-mode="lr-tb"/>
      <style:text-properties style:text-line-through-style="none" style:text-line-through-type="none" fo:font-style="normal" fo:font-weight="bold" officeooo:rsid="0331024c" officeooo:paragraph-rsid="0331024c" style:font-style-asian="normal" style:font-weight-asian="bold" style:font-style-complex="normal" style:font-weight-complex="bold"/>
    </style:style>
    <style:style style:name="P943" style:family="paragraph" style:parent-style-name="Standard">
      <style:paragraph-properties style:writing-mode="lr-tb"/>
      <style:text-properties style:text-line-through-style="none" style:text-line-through-type="none" fo:font-style="normal" fo:font-weight="bold" officeooo:rsid="03394c22" officeooo:paragraph-rsid="03394c22" style:font-style-asian="normal" style:font-weight-asian="bold" style:font-style-complex="normal" style:font-weight-complex="bold"/>
    </style:style>
    <style:style style:name="P944" style:family="paragraph" style:parent-style-name="Standard">
      <style:paragraph-properties style:writing-mode="lr-tb"/>
      <style:text-properties style:text-line-through-style="none" style:text-line-through-type="none" fo:font-style="normal" fo:font-weight="bold" officeooo:rsid="033cedb7" officeooo:paragraph-rsid="033cedb7" style:font-style-asian="normal" style:font-weight-asian="bold" style:font-style-complex="normal" style:font-weight-complex="bold"/>
    </style:style>
    <style:style style:name="P945" style:family="paragraph" style:parent-style-name="Standard">
      <style:paragraph-properties style:writing-mode="lr-tb"/>
      <style:text-properties style:text-line-through-style="none" style:text-line-through-type="none" fo:font-style="normal" fo:font-weight="bold" officeooo:rsid="034b006c" officeooo:paragraph-rsid="034b006c" style:font-style-asian="normal" style:font-weight-asian="bold" style:font-style-complex="normal" style:font-weight-complex="bold"/>
    </style:style>
    <style:style style:name="P946" style:family="paragraph" style:parent-style-name="Standard">
      <style:paragraph-properties style:writing-mode="lr-tb"/>
      <style:text-properties style:text-line-through-style="none" style:text-line-through-type="none" fo:font-style="normal" fo:font-weight="bold" officeooo:rsid="034b7d27" officeooo:paragraph-rsid="034b7d27" style:font-style-asian="normal" style:font-weight-asian="bold" style:font-style-complex="normal" style:font-weight-complex="bold"/>
    </style:style>
    <style:style style:name="P947" style:family="paragraph" style:parent-style-name="Standard">
      <style:paragraph-properties style:writing-mode="lr-tb"/>
      <style:text-properties style:text-line-through-style="none" style:text-line-through-type="none" fo:font-style="normal" fo:font-weight="bold" officeooo:rsid="034b7d27" officeooo:paragraph-rsid="034cd3e5" style:font-style-asian="normal" style:font-weight-asian="bold" style:font-style-complex="normal" style:font-weight-complex="bold"/>
    </style:style>
    <style:style style:name="P948" style:family="paragraph" style:parent-style-name="Standard">
      <style:paragraph-properties style:writing-mode="lr-tb"/>
      <style:text-properties style:text-line-through-style="none" style:text-line-through-type="none" fo:font-style="normal" fo:font-weight="bold" officeooo:rsid="034b7d27" officeooo:paragraph-rsid="034db5e7" style:font-style-asian="normal" style:font-weight-asian="bold" style:font-style-complex="normal" style:font-weight-complex="bold"/>
    </style:style>
    <style:style style:name="P949" style:family="paragraph" style:parent-style-name="Standard">
      <style:paragraph-properties style:writing-mode="lr-tb"/>
      <style:text-properties style:text-line-through-style="none" style:text-line-through-type="none" fo:font-style="normal" fo:font-weight="bold" officeooo:rsid="034b7d27" officeooo:paragraph-rsid="034e27e9" style:font-style-asian="normal" style:font-weight-asian="bold" style:font-style-complex="normal" style:font-weight-complex="bold"/>
    </style:style>
    <style:style style:name="P950" style:family="paragraph" style:parent-style-name="Standard">
      <style:paragraph-properties style:writing-mode="lr-tb"/>
      <style:text-properties style:text-line-through-style="none" style:text-line-through-type="none" fo:font-style="normal" fo:font-weight="bold" officeooo:rsid="034db5e7" officeooo:paragraph-rsid="034db5e7" style:font-style-asian="normal" style:font-weight-asian="bold" style:font-style-complex="normal" style:font-weight-complex="bold"/>
    </style:style>
    <style:style style:name="P951" style:family="paragraph" style:parent-style-name="Standard">
      <style:paragraph-properties style:writing-mode="lr-tb"/>
      <style:text-properties style:text-line-through-style="none" style:text-line-through-type="none" fo:font-style="normal" fo:font-weight="bold" officeooo:rsid="034e27e9" officeooo:paragraph-rsid="034e27e9" style:font-style-asian="normal" style:font-weight-asian="bold" style:font-style-complex="normal" style:font-weight-complex="bold"/>
    </style:style>
    <style:style style:name="P952" style:family="paragraph" style:parent-style-name="Standard">
      <style:paragraph-properties style:writing-mode="lr-tb"/>
      <style:text-properties style:text-line-through-style="none" style:text-line-through-type="none" fo:font-style="normal" fo:font-weight="bold" officeooo:rsid="034fb290" officeooo:paragraph-rsid="034fb290" style:font-style-asian="normal" style:font-weight-asian="bold" style:font-style-complex="normal" style:font-weight-complex="bold"/>
    </style:style>
    <style:style style:name="P953" style:family="paragraph" style:parent-style-name="Standard">
      <style:paragraph-properties style:writing-mode="lr-tb"/>
      <style:text-properties style:text-line-through-style="none" style:text-line-through-type="none" fo:font-style="normal" fo:font-weight="bold" officeooo:rsid="034fb290" officeooo:paragraph-rsid="035eead1" style:font-style-asian="normal" style:font-weight-asian="bold" style:font-style-complex="normal" style:font-weight-complex="bold"/>
    </style:style>
    <style:style style:name="P954" style:family="paragraph" style:parent-style-name="Standard">
      <style:paragraph-properties style:writing-mode="lr-tb"/>
      <style:text-properties style:text-line-through-style="none" style:text-line-through-type="none" fo:font-style="normal" fo:font-weight="bold" officeooo:rsid="0358ba22" officeooo:paragraph-rsid="0358ba22" style:font-style-asian="normal" style:font-weight-asian="bold" style:font-style-complex="normal" style:font-weight-complex="bold"/>
    </style:style>
    <style:style style:name="P955" style:family="paragraph" style:parent-style-name="Standard">
      <style:paragraph-properties style:writing-mode="lr-tb"/>
      <style:text-properties style:text-line-through-style="none" style:text-line-through-type="none" fo:font-style="normal" fo:font-weight="bold" officeooo:rsid="0358ba22" officeooo:paragraph-rsid="035eead1" style:font-style-asian="normal" style:font-weight-asian="bold" style:font-style-complex="normal" style:font-weight-complex="bold"/>
    </style:style>
    <style:style style:name="P956" style:family="paragraph" style:parent-style-name="Standard">
      <style:paragraph-properties style:writing-mode="lr-tb"/>
      <style:text-properties style:text-line-through-style="none" style:text-line-through-type="none" fo:font-style="normal" fo:font-weight="bold" officeooo:rsid="0358ba22" officeooo:paragraph-rsid="036c3bf3" style:font-style-asian="normal" style:font-weight-asian="bold" style:font-style-complex="normal" style:font-weight-complex="bold"/>
    </style:style>
    <style:style style:name="P957" style:family="paragraph" style:parent-style-name="Standard">
      <style:paragraph-properties style:writing-mode="lr-tb"/>
      <style:text-properties style:text-line-through-style="none" style:text-line-through-type="none" fo:font-style="normal" fo:font-weight="bold" officeooo:rsid="035eead1" officeooo:paragraph-rsid="035eead1" style:font-style-asian="normal" style:font-weight-asian="bold" style:font-style-complex="normal" style:font-weight-complex="bold"/>
    </style:style>
    <style:style style:name="P958" style:family="paragraph" style:parent-style-name="Standard">
      <style:paragraph-properties style:writing-mode="lr-tb"/>
      <style:text-properties style:text-line-through-style="none" style:text-line-through-type="none" fo:font-style="normal" fo:font-weight="bold" officeooo:rsid="036c3bf3" officeooo:paragraph-rsid="036c3bf3" style:font-style-asian="normal" style:font-weight-asian="bold" style:font-style-complex="normal" style:font-weight-complex="bold"/>
    </style:style>
    <style:style style:name="P959" style:family="paragraph" style:parent-style-name="Standard">
      <style:paragraph-properties style:writing-mode="lr-tb"/>
      <style:text-properties style:text-line-through-style="none" style:text-line-through-type="none" fo:font-style="normal" fo:font-weight="bold" officeooo:rsid="036dc8bd" officeooo:paragraph-rsid="036dc8bd" style:font-style-asian="normal" style:font-weight-asian="bold" style:font-style-complex="normal" style:font-weight-complex="bold"/>
    </style:style>
    <style:style style:name="P960" style:family="paragraph" style:parent-style-name="Standard">
      <style:paragraph-properties style:writing-mode="lr-tb"/>
      <style:text-properties style:text-line-through-style="none" style:text-line-through-type="none" fo:font-style="normal" fo:font-weight="bold" officeooo:rsid="0373dc79" officeooo:paragraph-rsid="0373dc79" style:font-style-asian="normal" style:font-weight-asian="bold" style:font-style-complex="normal" style:font-weight-complex="bold"/>
    </style:style>
    <style:style style:name="P961" style:family="paragraph" style:parent-style-name="Standard">
      <style:paragraph-properties style:writing-mode="lr-tb"/>
      <style:text-properties style:text-line-through-style="none" style:text-line-through-type="none" fo:font-style="normal" fo:font-weight="bold" officeooo:rsid="0375ad86" officeooo:paragraph-rsid="0375ad86" style:font-style-asian="normal" style:font-weight-asian="bold" style:font-style-complex="normal" style:font-weight-complex="bold"/>
    </style:style>
    <style:style style:name="P962" style:family="paragraph" style:parent-style-name="Standard">
      <style:paragraph-properties style:writing-mode="lr-tb"/>
      <style:text-properties style:text-line-through-style="none" style:text-line-through-type="none" fo:font-style="normal" fo:font-weight="bold" officeooo:rsid="037872c9" officeooo:paragraph-rsid="037872c9" style:font-style-asian="normal" style:font-weight-asian="bold" style:font-style-complex="normal" style:font-weight-complex="bold"/>
    </style:style>
    <style:style style:name="P963" style:family="paragraph" style:parent-style-name="Standard">
      <style:paragraph-properties style:writing-mode="lr-tb"/>
      <style:text-properties style:text-line-through-style="none" style:text-line-through-type="none" fo:font-style="normal" fo:font-weight="bold" officeooo:rsid="0378fa39" officeooo:paragraph-rsid="0378fa39" style:font-style-asian="normal" style:font-weight-asian="bold" style:font-style-complex="normal" style:font-weight-complex="bold"/>
    </style:style>
    <style:style style:name="P964" style:family="paragraph" style:parent-style-name="Standard">
      <style:paragraph-properties style:writing-mode="lr-tb"/>
      <style:text-properties style:text-line-through-style="none" style:text-line-through-type="none" fo:font-style="normal" fo:font-weight="bold" officeooo:rsid="038dfec9" officeooo:paragraph-rsid="038dfec9" style:font-style-asian="normal" style:font-weight-asian="bold" style:font-style-complex="normal" style:font-weight-complex="bold"/>
    </style:style>
    <style:style style:name="P965" style:family="paragraph" style:parent-style-name="Standard">
      <style:paragraph-properties style:writing-mode="lr-tb"/>
      <style:text-properties style:text-line-through-style="none" style:text-line-through-type="none" fo:font-style="normal" fo:font-weight="bold" officeooo:rsid="038fa735" officeooo:paragraph-rsid="038fa735" style:font-style-asian="normal" style:font-weight-asian="bold" style:font-style-complex="normal" style:font-weight-complex="bold"/>
    </style:style>
    <style:style style:name="P966" style:family="paragraph" style:parent-style-name="Standard">
      <style:paragraph-properties style:writing-mode="lr-tb"/>
      <style:text-properties style:text-line-through-style="none" style:text-line-through-type="none" fo:font-style="normal" fo:font-weight="bold" officeooo:rsid="03913a18" officeooo:paragraph-rsid="03913a18" style:font-style-asian="normal" style:font-weight-asian="bold" style:font-style-complex="normal" style:font-weight-complex="bold"/>
    </style:style>
    <style:style style:name="P967" style:family="paragraph" style:parent-style-name="Standard">
      <style:paragraph-properties style:writing-mode="lr-tb"/>
      <style:text-properties style:text-line-through-style="none" style:text-line-through-type="none" fo:font-style="normal" fo:font-weight="bold" officeooo:rsid="03937067" officeooo:paragraph-rsid="03937067" style:font-style-asian="normal" style:font-weight-asian="bold" style:font-style-complex="normal" style:font-weight-complex="bold"/>
    </style:style>
    <style:style style:name="P968" style:family="paragraph" style:parent-style-name="Standard">
      <style:paragraph-properties style:writing-mode="lr-tb"/>
      <style:text-properties style:text-line-through-style="none" style:text-line-through-type="none" fo:font-style="normal" fo:font-weight="bold" officeooo:rsid="03962392" officeooo:paragraph-rsid="03962392" style:font-style-asian="normal" style:font-weight-asian="bold" style:font-style-complex="normal" style:font-weight-complex="bold"/>
    </style:style>
    <style:style style:name="P969" style:family="paragraph" style:parent-style-name="Standard">
      <style:paragraph-properties style:writing-mode="lr-tb"/>
      <style:text-properties style:text-line-through-style="none" style:text-line-through-type="none" fo:font-style="normal" fo:font-weight="bold" officeooo:rsid="0325d725" officeooo:paragraph-rsid="03247675" style:font-style-asian="normal" style:font-weight-asian="bold" style:font-style-complex="normal" style:font-weight-complex="bold"/>
    </style:style>
    <style:style style:name="P970" style:family="paragraph" style:parent-style-name="Standard">
      <style:paragraph-properties style:writing-mode="lr-tb"/>
      <style:text-properties style:text-line-through-style="none" style:text-line-through-type="none" fo:font-style="normal" fo:font-weight="bold" officeooo:rsid="0325d725" officeooo:paragraph-rsid="0325d725" style:font-style-asian="normal" style:font-weight-asian="bold" style:font-style-complex="normal" style:font-weight-complex="bold"/>
    </style:style>
    <style:style style:name="P971" style:family="paragraph" style:parent-style-name="Standard">
      <style:paragraph-properties style:writing-mode="lr-tb"/>
      <style:text-properties style:text-line-through-style="none" style:text-line-through-type="none" fo:font-style="normal" fo:font-weight="bold" officeooo:rsid="032f8207" officeooo:paragraph-rsid="032f8207" style:font-style-asian="normal" style:font-weight-asian="bold" style:font-style-complex="normal" style:font-weight-complex="bold"/>
    </style:style>
    <style:style style:name="P972" style:family="paragraph" style:parent-style-name="Standard">
      <style:paragraph-properties style:writing-mode="lr-tb"/>
      <style:text-properties style:text-line-through-style="none" style:text-line-through-type="none" fo:font-style="normal" fo:font-weight="bold" officeooo:rsid="03405e84" officeooo:paragraph-rsid="03405e84" style:font-style-asian="normal" style:font-weight-asian="bold" style:font-style-complex="normal" style:font-weight-complex="bold"/>
    </style:style>
    <style:style style:name="P973" style:family="paragraph" style:parent-style-name="Standard">
      <style:paragraph-properties style:writing-mode="lr-tb"/>
      <style:text-properties style:text-line-through-style="none" style:text-line-through-type="none" fo:font-style="normal" fo:font-weight="bold" officeooo:rsid="0358413c" officeooo:paragraph-rsid="03505d07" style:font-style-asian="normal" style:font-weight-asian="bold" style:font-style-complex="normal" style:font-weight-complex="bold"/>
    </style:style>
    <style:style style:name="P974" style:family="paragraph" style:parent-style-name="Standard">
      <style:paragraph-properties style:writing-mode="lr-tb"/>
      <style:text-properties style:text-line-through-style="none" style:text-line-through-type="none" fo:font-style="normal" fo:font-weight="bold" officeooo:rsid="0397fe79" officeooo:paragraph-rsid="0397fe79" style:font-style-asian="normal" style:font-weight-asian="bold" style:font-style-complex="normal" style:font-weight-complex="bold"/>
    </style:style>
    <style:style style:name="P975" style:family="paragraph" style:parent-style-name="Standard">
      <style:paragraph-properties style:writing-mode="lr-tb"/>
      <style:text-properties style:text-line-through-style="none" style:text-line-through-type="none" fo:font-style="normal" fo:font-weight="bold" officeooo:rsid="039c5d12" officeooo:paragraph-rsid="039c5d12" style:font-style-asian="normal" style:font-weight-asian="bold" style:font-style-complex="normal" style:font-weight-complex="bold"/>
    </style:style>
    <style:style style:name="P976" style:family="paragraph" style:parent-style-name="Standard">
      <style:paragraph-properties style:writing-mode="lr-tb"/>
      <style:text-properties style:text-line-through-style="none" style:text-line-through-type="none" fo:font-style="normal" fo:font-weight="bold" officeooo:rsid="039fe97c" officeooo:paragraph-rsid="039fe97c" style:font-style-asian="normal" style:font-weight-asian="bold" style:font-style-complex="normal" style:font-weight-complex="bold"/>
    </style:style>
    <style:style style:name="P977" style:family="paragraph" style:parent-style-name="Standard">
      <style:paragraph-properties style:writing-mode="lr-tb"/>
      <style:text-properties style:text-line-through-style="none" style:text-line-through-type="none" fo:font-style="normal" fo:font-weight="bold" officeooo:rsid="03a19cbb" officeooo:paragraph-rsid="03a19cbb" style:font-style-asian="normal" style:font-weight-asian="bold" style:font-style-complex="normal" style:font-weight-complex="bold"/>
    </style:style>
    <style:style style:name="P978" style:family="paragraph" style:parent-style-name="Standard">
      <style:paragraph-properties style:writing-mode="lr-tb"/>
      <style:text-properties style:text-line-through-style="none" style:text-line-through-type="none" fo:font-style="normal" fo:font-weight="bold" officeooo:rsid="03a1e34c" officeooo:paragraph-rsid="03a1e34c" style:font-style-asian="normal" style:font-weight-asian="bold" style:font-style-complex="normal" style:font-weight-complex="bold"/>
    </style:style>
    <style:style style:name="P979" style:family="paragraph" style:parent-style-name="Standard">
      <style:paragraph-properties style:writing-mode="lr-tb"/>
      <style:text-properties style:text-line-through-style="none" style:text-line-through-type="none" fo:font-style="normal" fo:font-weight="bold" officeooo:rsid="03a408a3" officeooo:paragraph-rsid="03a408a3" style:font-style-asian="normal" style:font-weight-asian="bold" style:font-style-complex="normal" style:font-weight-complex="bold"/>
    </style:style>
    <style:style style:name="P980" style:family="paragraph" style:parent-style-name="Standard">
      <style:paragraph-properties style:writing-mode="lr-tb"/>
      <style:text-properties style:text-line-through-style="none" style:text-line-through-type="none" fo:font-style="normal" fo:font-weight="bold" officeooo:rsid="03a408a3" officeooo:paragraph-rsid="03abf665" style:font-style-asian="normal" style:font-weight-asian="bold" style:font-style-complex="normal" style:font-weight-complex="bold"/>
    </style:style>
    <style:style style:name="P981" style:family="paragraph" style:parent-style-name="Standard">
      <style:paragraph-properties style:writing-mode="lr-tb"/>
      <style:text-properties style:text-line-through-style="none" style:text-line-through-type="none" fo:font-style="normal" fo:font-weight="bold" officeooo:rsid="03a408a3" officeooo:paragraph-rsid="03b644c8" style:font-style-asian="normal" style:font-weight-asian="bold" style:font-style-complex="normal" style:font-weight-complex="bold"/>
    </style:style>
    <style:style style:name="P982" style:family="paragraph" style:parent-style-name="Standard">
      <style:paragraph-properties style:writing-mode="lr-tb"/>
      <style:text-properties style:text-line-through-style="none" style:text-line-through-type="none" fo:font-style="normal" fo:font-weight="bold" officeooo:rsid="03a53cf6" officeooo:paragraph-rsid="03a53cf6" style:font-style-asian="normal" style:font-weight-asian="bold" style:font-style-complex="normal" style:font-weight-complex="bold"/>
    </style:style>
    <style:style style:name="P983" style:family="paragraph" style:parent-style-name="Standard">
      <style:paragraph-properties style:writing-mode="lr-tb"/>
      <style:text-properties style:text-line-through-style="none" style:text-line-through-type="none" fo:font-style="normal" fo:font-weight="bold" officeooo:rsid="03abf665" officeooo:paragraph-rsid="03abf665" style:font-style-asian="normal" style:font-weight-asian="bold" style:font-style-complex="normal" style:font-weight-complex="bold"/>
    </style:style>
    <style:style style:name="P984" style:family="paragraph" style:parent-style-name="Standard">
      <style:paragraph-properties style:writing-mode="lr-tb"/>
      <style:text-properties style:text-line-through-style="none" style:text-line-through-type="none" fo:font-style="normal" fo:font-weight="bold" officeooo:rsid="03b644c8" officeooo:paragraph-rsid="03b644c8" style:font-style-asian="normal" style:font-weight-asian="bold" style:font-style-complex="normal" style:font-weight-complex="bold"/>
    </style:style>
    <style:style style:name="P985" style:family="paragraph" style:parent-style-name="Standard">
      <style:paragraph-properties style:writing-mode="lr-tb"/>
      <style:text-properties style:text-line-through-style="none" style:text-line-through-type="none" fo:font-style="normal" fo:font-weight="bold" officeooo:rsid="03b8c75f" officeooo:paragraph-rsid="03b8c75f" style:font-style-asian="normal" style:font-weight-asian="bold" style:font-style-complex="normal" style:font-weight-complex="bold"/>
    </style:style>
    <style:style style:name="P986" style:family="paragraph" style:parent-style-name="Standard">
      <style:paragraph-properties style:writing-mode="lr-tb"/>
      <style:text-properties style:text-line-through-style="none" style:text-line-through-type="none" fo:font-style="normal" fo:font-weight="bold" officeooo:rsid="03ba50bb" officeooo:paragraph-rsid="03ba50bb" style:font-style-asian="normal" style:font-weight-asian="bold" style:font-style-complex="normal" style:font-weight-complex="bold"/>
    </style:style>
    <style:style style:name="P987" style:family="paragraph" style:parent-style-name="Standard">
      <style:paragraph-properties style:writing-mode="lr-tb"/>
      <style:text-properties style:text-line-through-style="none" style:text-line-through-type="none" fo:font-style="normal" fo:font-weight="bold" officeooo:rsid="03bb548d" officeooo:paragraph-rsid="03bb548d" style:font-style-asian="normal" style:font-weight-asian="bold" style:font-style-complex="normal" style:font-weight-complex="bold"/>
    </style:style>
    <style:style style:name="P988" style:family="paragraph" style:parent-style-name="Standard">
      <style:paragraph-properties style:writing-mode="lr-tb"/>
      <style:text-properties style:text-line-through-style="none" style:text-line-through-type="none" fo:font-style="normal" fo:font-weight="bold" officeooo:rsid="03bc4310" officeooo:paragraph-rsid="03bc4310" style:font-style-asian="normal" style:font-weight-asian="bold" style:font-style-complex="normal" style:font-weight-complex="bold"/>
    </style:style>
    <style:style style:name="P989" style:family="paragraph" style:parent-style-name="Standard">
      <style:paragraph-properties style:writing-mode="lr-tb"/>
      <style:text-properties style:text-line-through-style="none" style:text-line-through-type="none" fo:font-style="normal" fo:font-weight="bold" officeooo:rsid="03bfb627" officeooo:paragraph-rsid="03bfb627" style:font-style-asian="normal" style:font-weight-asian="bold" style:font-style-complex="normal" style:font-weight-complex="bold"/>
    </style:style>
    <style:style style:name="P990" style:family="paragraph" style:parent-style-name="Standard">
      <style:paragraph-properties style:writing-mode="lr-tb"/>
      <style:text-properties style:text-line-through-style="none" style:text-line-through-type="none" fo:font-style="normal" fo:font-weight="bold" officeooo:rsid="03bfb627" officeooo:paragraph-rsid="03ca8f1f" style:font-style-asian="normal" style:font-weight-asian="bold" style:font-style-complex="normal" style:font-weight-complex="bold"/>
    </style:style>
    <style:style style:name="P991" style:family="paragraph" style:parent-style-name="Standard">
      <style:paragraph-properties style:writing-mode="lr-tb"/>
      <style:text-properties style:text-line-through-style="none" style:text-line-through-type="none" fo:font-style="normal" fo:font-weight="bold" officeooo:rsid="03ca8f1f" officeooo:paragraph-rsid="03ca8f1f" style:font-style-asian="normal" style:font-weight-asian="bold" style:font-style-complex="normal" style:font-weight-complex="bold"/>
    </style:style>
    <style:style style:name="P992" style:family="paragraph" style:parent-style-name="Standard">
      <style:paragraph-properties style:writing-mode="lr-tb"/>
      <style:text-properties style:text-line-through-style="none" style:text-line-through-type="none" fo:font-style="normal" fo:font-weight="bold" officeooo:rsid="03cf33ae" officeooo:paragraph-rsid="03cf33ae" style:font-style-asian="normal" style:font-weight-asian="bold" style:font-style-complex="normal" style:font-weight-complex="bold"/>
    </style:style>
    <style:style style:name="P993" style:family="paragraph" style:parent-style-name="Standard">
      <style:paragraph-properties style:writing-mode="lr-tb"/>
      <style:text-properties style:text-line-through-style="none" style:text-line-through-type="none" fo:font-style="normal" fo:font-weight="bold" officeooo:rsid="03d1bf95" officeooo:paragraph-rsid="03d1bf95" style:font-style-asian="normal" style:font-weight-asian="bold" style:font-style-complex="normal" style:font-weight-complex="bold"/>
    </style:style>
    <style:style style:name="P994" style:family="paragraph" style:parent-style-name="Standard">
      <style:paragraph-properties style:writing-mode="lr-tb"/>
      <style:text-properties style:text-line-through-style="none" style:text-line-through-type="none" fo:font-style="normal" fo:font-weight="bold" officeooo:rsid="03d2b719" officeooo:paragraph-rsid="03d2b719" style:font-style-asian="normal" style:font-weight-asian="bold" style:font-style-complex="normal" style:font-weight-complex="bold"/>
    </style:style>
    <style:style style:name="P995" style:family="paragraph" style:parent-style-name="Standard">
      <style:paragraph-properties style:writing-mode="lr-tb"/>
      <style:text-properties style:text-line-through-style="none" style:text-line-through-type="none" fo:font-style="normal" fo:font-weight="bold" officeooo:rsid="03d52606" officeooo:paragraph-rsid="03d52606" style:font-style-asian="normal" style:font-weight-asian="bold" style:font-style-complex="normal" style:font-weight-complex="bold"/>
    </style:style>
    <style:style style:name="P996" style:family="paragraph" style:parent-style-name="Standard">
      <style:paragraph-properties style:writing-mode="lr-tb"/>
      <style:text-properties style:text-line-through-style="none" style:text-line-through-type="none" fo:font-style="normal" fo:font-weight="bold" officeooo:rsid="03d819b9" officeooo:paragraph-rsid="03d819b9" style:font-style-asian="normal" style:font-weight-asian="bold" style:font-style-complex="normal" style:font-weight-complex="bold"/>
    </style:style>
    <style:style style:name="P997" style:family="paragraph" style:parent-style-name="Standard">
      <style:paragraph-properties style:writing-mode="lr-tb"/>
      <style:text-properties style:text-line-through-style="none" style:text-line-through-type="none" fo:font-style="normal" fo:font-weight="bold" officeooo:rsid="03da8dbf" officeooo:paragraph-rsid="03da8dbf" style:font-style-asian="normal" style:font-weight-asian="bold" style:font-style-complex="normal" style:font-weight-complex="bold"/>
    </style:style>
    <style:style style:name="P998" style:family="paragraph" style:parent-style-name="Standard">
      <style:paragraph-properties style:writing-mode="lr-tb"/>
      <style:text-properties style:text-line-through-style="none" style:text-line-through-type="none" fo:font-style="normal" fo:font-weight="bold" officeooo:rsid="03dadf92" officeooo:paragraph-rsid="03dadf92" style:font-style-asian="normal" style:font-weight-asian="bold" style:font-style-complex="normal" style:font-weight-complex="bold"/>
    </style:style>
    <style:style style:name="P999" style:family="paragraph" style:parent-style-name="Standard">
      <style:paragraph-properties style:writing-mode="lr-tb"/>
      <style:text-properties style:text-line-through-style="none" style:text-line-through-type="none" fo:font-style="normal" fo:font-weight="bold" officeooo:rsid="03daf0f0" officeooo:paragraph-rsid="03daf0f0" style:font-style-asian="normal" style:font-weight-asian="bold" style:font-style-complex="normal" style:font-weight-complex="bold"/>
    </style:style>
    <style:style style:name="P1000" style:family="paragraph" style:parent-style-name="Standard">
      <style:paragraph-properties style:writing-mode="lr-tb"/>
      <style:text-properties style:text-line-through-style="none" style:text-line-through-type="none" fo:font-style="normal" fo:font-weight="bold" officeooo:rsid="03dba482" officeooo:paragraph-rsid="03dba482" style:font-style-asian="normal" style:font-weight-asian="bold" style:font-style-complex="normal" style:font-weight-complex="bold"/>
    </style:style>
    <style:style style:name="P1001" style:family="paragraph" style:parent-style-name="Standard">
      <style:paragraph-properties style:writing-mode="lr-tb"/>
      <style:text-properties style:text-line-through-style="none" style:text-line-through-type="none" fo:font-style="normal" fo:font-weight="bold" officeooo:rsid="03dd7817" officeooo:paragraph-rsid="03dd7817" style:font-style-asian="normal" style:font-weight-asian="bold" style:font-style-complex="normal" style:font-weight-complex="bold"/>
    </style:style>
    <style:style style:name="P1002" style:family="paragraph" style:parent-style-name="Standard">
      <style:paragraph-properties style:writing-mode="lr-tb"/>
      <style:text-properties style:text-line-through-style="none" style:text-line-through-type="none" fo:font-style="normal" fo:font-weight="bold" officeooo:rsid="03df039c" officeooo:paragraph-rsid="03df039c" style:font-style-asian="normal" style:font-weight-asian="bold" style:font-style-complex="normal" style:font-weight-complex="bold"/>
    </style:style>
    <style:style style:name="P1003" style:family="paragraph" style:parent-style-name="Standard">
      <style:paragraph-properties style:writing-mode="lr-tb"/>
      <style:text-properties style:text-line-through-style="none" style:text-line-through-type="none" fo:font-style="normal" fo:font-weight="bold" officeooo:rsid="03e1b852" officeooo:paragraph-rsid="03e1b852" style:font-style-asian="normal" style:font-weight-asian="bold" style:font-style-complex="normal" style:font-weight-complex="bold"/>
    </style:style>
    <style:style style:name="P1004" style:family="paragraph" style:parent-style-name="Standard">
      <style:paragraph-properties style:writing-mode="lr-tb"/>
      <style:text-properties style:text-line-through-style="none" style:text-line-through-type="none" fo:font-style="normal" fo:font-weight="bold" officeooo:rsid="03b0cc97" officeooo:paragraph-rsid="03b0cc97" style:font-style-asian="normal" style:font-weight-asian="bold" style:font-style-complex="normal" style:font-weight-complex="bold"/>
    </style:style>
    <style:style style:name="P1005" style:family="paragraph" style:parent-style-name="Standard">
      <style:paragraph-properties style:writing-mode="lr-tb"/>
      <style:text-properties style:text-line-through-style="none" style:text-line-through-type="none" fo:font-style="normal" fo:font-weight="bold" officeooo:rsid="03b27131" officeooo:paragraph-rsid="03b27131" style:font-style-asian="normal" style:font-weight-asian="bold" style:font-style-complex="normal" style:font-weight-complex="bold"/>
    </style:style>
    <style:style style:name="P1006" style:family="paragraph" style:parent-style-name="Standard">
      <style:paragraph-properties style:writing-mode="lr-tb"/>
      <style:text-properties style:text-line-through-style="none" style:text-line-through-type="none" fo:font-style="normal" fo:font-weight="bold" officeooo:rsid="03b2af3c" officeooo:paragraph-rsid="03b2af3c" style:font-style-asian="normal" style:font-weight-asian="bold" style:font-style-complex="normal" style:font-weight-complex="bold"/>
    </style:style>
    <style:style style:name="P1007" style:family="paragraph" style:parent-style-name="Standard">
      <style:paragraph-properties style:writing-mode="lr-tb"/>
      <style:text-properties style:text-line-through-style="none" style:text-line-through-type="none" fo:font-style="normal" fo:font-weight="bold" officeooo:rsid="03b4a5b5" officeooo:paragraph-rsid="03b4a5b5" style:font-style-asian="normal" style:font-weight-asian="bold" style:font-style-complex="normal" style:font-weight-complex="bold"/>
    </style:style>
    <style:style style:name="P1008" style:family="paragraph" style:parent-style-name="Standard">
      <style:paragraph-properties style:writing-mode="lr-tb"/>
      <style:text-properties style:text-line-through-style="none" style:text-line-through-type="none" fo:font-style="normal" fo:font-weight="bold" officeooo:rsid="03c4c9fb" officeooo:paragraph-rsid="03c4c9fb" style:font-style-asian="normal" style:font-weight-asian="bold" style:font-style-complex="normal" style:font-weight-complex="bold"/>
    </style:style>
    <style:style style:name="P1009" style:family="paragraph" style:parent-style-name="Standard">
      <style:paragraph-properties style:writing-mode="lr-tb"/>
      <style:text-properties style:text-line-through-style="none" style:text-line-through-type="none" fo:font-style="normal" fo:font-weight="bold" officeooo:rsid="03c67439" officeooo:paragraph-rsid="03c67439" style:font-style-asian="normal" style:font-weight-asian="bold" style:font-style-complex="normal" style:font-weight-complex="bold"/>
    </style:style>
    <style:style style:name="P1010" style:family="paragraph" style:parent-style-name="Standard">
      <style:paragraph-properties style:writing-mode="lr-tb"/>
      <style:text-properties style:text-line-through-style="none" style:text-line-through-type="none" fo:font-style="normal" fo:font-weight="bold" officeooo:rsid="03ca03dc" officeooo:paragraph-rsid="03ca03dc" style:font-style-asian="normal" style:font-weight-asian="bold" style:font-style-complex="normal" style:font-weight-complex="bold"/>
    </style:style>
    <style:style style:name="P1011" style:family="paragraph" style:parent-style-name="Standard">
      <style:paragraph-properties style:writing-mode="lr-tb"/>
      <style:text-properties style:text-line-through-style="none" style:text-line-through-type="none" fo:font-style="normal" fo:font-weight="bold" officeooo:rsid="03e51362" officeooo:paragraph-rsid="03e51362" style:font-style-asian="normal" style:font-weight-asian="bold" style:font-style-complex="normal" style:font-weight-complex="bold"/>
    </style:style>
    <style:style style:name="P1012" style:family="paragraph" style:parent-style-name="Standard">
      <style:paragraph-properties style:writing-mode="lr-tb"/>
      <style:text-properties style:text-line-through-style="none" style:text-line-through-type="none" fo:font-style="normal" fo:font-weight="bold" officeooo:rsid="03eb8745" officeooo:paragraph-rsid="03eb8745" style:font-style-asian="normal" style:font-weight-asian="bold" style:font-style-complex="normal" style:font-weight-complex="bold"/>
    </style:style>
    <style:style style:name="P1013" style:family="paragraph" style:parent-style-name="Standard">
      <style:paragraph-properties style:writing-mode="lr-tb"/>
      <style:text-properties style:text-line-through-style="none" style:text-line-through-type="none" fo:font-style="normal" fo:font-weight="bold" officeooo:rsid="03eb8745" officeooo:paragraph-rsid="03f76d0e" style:font-style-asian="normal" style:font-weight-asian="bold" style:font-style-complex="normal" style:font-weight-complex="bold"/>
    </style:style>
    <style:style style:name="P1014" style:family="paragraph" style:parent-style-name="Standard">
      <style:paragraph-properties style:writing-mode="lr-tb"/>
      <style:text-properties style:text-line-through-style="none" style:text-line-through-type="none" fo:font-style="normal" fo:font-weight="bold" officeooo:rsid="03eb8745" officeooo:paragraph-rsid="03fcf21c" style:font-style-asian="normal" style:font-weight-asian="bold" style:font-style-complex="normal" style:font-weight-complex="bold"/>
    </style:style>
    <style:style style:name="P1015" style:family="paragraph" style:parent-style-name="Standard">
      <style:paragraph-properties style:writing-mode="lr-tb"/>
      <style:text-properties style:text-line-through-style="none" style:text-line-through-type="none" fo:font-style="normal" fo:font-weight="bold" officeooo:rsid="03eb8745" officeooo:paragraph-rsid="0402f7d8" style:font-style-asian="normal" style:font-weight-asian="bold" style:font-style-complex="normal" style:font-weight-complex="bold"/>
    </style:style>
    <style:style style:name="P1016" style:family="paragraph" style:parent-style-name="Standard">
      <style:paragraph-properties style:writing-mode="lr-tb"/>
      <style:text-properties style:text-line-through-style="none" style:text-line-through-type="none" fo:font-style="normal" fo:font-weight="bold" officeooo:rsid="03eb8745" officeooo:paragraph-rsid="04078bf0" style:font-style-asian="normal" style:font-weight-asian="bold" style:font-style-complex="normal" style:font-weight-complex="bold"/>
    </style:style>
    <style:style style:name="P1017" style:family="paragraph" style:parent-style-name="Standard">
      <style:paragraph-properties style:writing-mode="lr-tb"/>
      <style:text-properties style:text-line-through-style="none" style:text-line-through-type="none" fo:font-style="normal" fo:font-weight="bold" officeooo:rsid="03eb8745" officeooo:paragraph-rsid="040d527c" style:font-style-asian="normal" style:font-weight-asian="bold" style:font-style-complex="normal" style:font-weight-complex="bold"/>
    </style:style>
    <style:style style:name="P1018" style:family="paragraph" style:parent-style-name="Standard">
      <style:paragraph-properties style:writing-mode="lr-tb"/>
      <style:text-properties style:text-line-through-style="none" style:text-line-through-type="none" fo:font-style="normal" fo:font-weight="bold" officeooo:rsid="03eb8745" officeooo:paragraph-rsid="04113e6c" style:font-style-asian="normal" style:font-weight-asian="bold" style:font-style-complex="normal" style:font-weight-complex="bold"/>
    </style:style>
    <style:style style:name="P1019" style:family="paragraph" style:parent-style-name="Standard">
      <style:paragraph-properties style:writing-mode="lr-tb"/>
      <style:text-properties style:text-line-through-style="none" style:text-line-through-type="none" fo:font-style="normal" fo:font-weight="bold" officeooo:rsid="03eb8745" officeooo:paragraph-rsid="04133d04" style:font-style-asian="normal" style:font-weight-asian="bold" style:font-style-complex="normal" style:font-weight-complex="bold"/>
    </style:style>
    <style:style style:name="P1020" style:family="paragraph" style:parent-style-name="Standard">
      <style:paragraph-properties style:writing-mode="lr-tb"/>
      <style:text-properties style:text-line-through-style="none" style:text-line-through-type="none" fo:font-style="normal" fo:font-weight="bold" officeooo:rsid="03eb8745" officeooo:paragraph-rsid="0415740e" style:font-style-asian="normal" style:font-weight-asian="bold" style:font-style-complex="normal" style:font-weight-complex="bold"/>
    </style:style>
    <style:style style:name="P1021" style:family="paragraph" style:parent-style-name="Standard">
      <style:paragraph-properties style:writing-mode="lr-tb"/>
      <style:text-properties style:text-line-through-style="none" style:text-line-through-type="none" fo:font-style="normal" fo:font-weight="bold" officeooo:rsid="03eb8745" officeooo:paragraph-rsid="0419d3ee" style:font-style-asian="normal" style:font-weight-asian="bold" style:font-style-complex="normal" style:font-weight-complex="bold"/>
    </style:style>
    <style:style style:name="P1022" style:family="paragraph" style:parent-style-name="Standard">
      <style:paragraph-properties style:writing-mode="lr-tb"/>
      <style:text-properties style:text-line-through-style="none" style:text-line-through-type="none" fo:font-style="normal" fo:font-weight="bold" officeooo:rsid="03eb8745" officeooo:paragraph-rsid="041a9808" style:font-style-asian="normal" style:font-weight-asian="bold" style:font-style-complex="normal" style:font-weight-complex="bold"/>
    </style:style>
    <style:style style:name="P1023" style:family="paragraph" style:parent-style-name="Standard">
      <style:paragraph-properties style:writing-mode="lr-tb"/>
      <style:text-properties style:text-line-through-style="none" style:text-line-through-type="none" fo:font-style="normal" fo:font-weight="bold" officeooo:rsid="03eb8745" officeooo:paragraph-rsid="041df03c" style:font-style-asian="normal" style:font-weight-asian="bold" style:font-style-complex="normal" style:font-weight-complex="bold"/>
    </style:style>
    <style:style style:name="P1024" style:family="paragraph" style:parent-style-name="Standard">
      <style:paragraph-properties style:writing-mode="lr-tb"/>
      <style:text-properties style:text-line-through-style="none" style:text-line-through-type="none" fo:font-style="normal" fo:font-weight="bold" officeooo:rsid="03ed7c57" officeooo:paragraph-rsid="03ed7c57" style:font-style-asian="normal" style:font-weight-asian="bold" style:font-style-complex="normal" style:font-weight-complex="bold"/>
    </style:style>
    <style:style style:name="P1025" style:family="paragraph" style:parent-style-name="Standard">
      <style:paragraph-properties style:writing-mode="lr-tb"/>
      <style:text-properties style:text-line-through-style="none" style:text-line-through-type="none" fo:font-style="normal" fo:font-weight="bold" officeooo:rsid="03f5754b" officeooo:paragraph-rsid="03f5754b" style:font-style-asian="normal" style:font-weight-asian="bold" style:font-style-complex="normal" style:font-weight-complex="bold"/>
    </style:style>
    <style:style style:name="P1026" style:family="paragraph" style:parent-style-name="Standard">
      <style:paragraph-properties style:writing-mode="lr-tb"/>
      <style:text-properties style:text-line-through-style="none" style:text-line-through-type="none" fo:font-style="normal" fo:font-weight="bold" officeooo:rsid="03fbb052" officeooo:paragraph-rsid="03fbb052" style:font-style-asian="normal" style:font-weight-asian="bold" style:font-style-complex="normal" style:font-weight-complex="bold"/>
    </style:style>
    <style:style style:name="P1027" style:family="paragraph" style:parent-style-name="Standard">
      <style:paragraph-properties style:writing-mode="lr-tb"/>
      <style:text-properties style:text-line-through-style="none" style:text-line-through-type="none" fo:font-style="normal" fo:font-weight="bold" officeooo:rsid="03fcf21c" officeooo:paragraph-rsid="03fcf21c" style:font-style-asian="normal" style:font-weight-asian="bold" style:font-style-complex="normal" style:font-weight-complex="bold"/>
    </style:style>
    <style:style style:name="P1028" style:family="paragraph" style:parent-style-name="Standard">
      <style:paragraph-properties style:writing-mode="lr-tb"/>
      <style:text-properties style:text-line-through-style="none" style:text-line-through-type="none" fo:font-style="normal" fo:font-weight="bold" officeooo:rsid="04022450" officeooo:paragraph-rsid="04022450" style:font-style-asian="normal" style:font-weight-asian="bold" style:font-style-complex="normal" style:font-weight-complex="bold"/>
    </style:style>
    <style:style style:name="P1029" style:family="paragraph" style:parent-style-name="Standard">
      <style:paragraph-properties style:writing-mode="lr-tb"/>
      <style:text-properties style:text-line-through-style="none" style:text-line-through-type="none" fo:font-style="normal" fo:font-weight="bold" officeooo:rsid="0402f7d8" officeooo:paragraph-rsid="0402f7d8" style:font-style-asian="normal" style:font-weight-asian="bold" style:font-style-complex="normal" style:font-weight-complex="bold"/>
    </style:style>
    <style:style style:name="P1030" style:family="paragraph" style:parent-style-name="Standard">
      <style:paragraph-properties style:writing-mode="lr-tb"/>
      <style:text-properties style:text-line-through-style="none" style:text-line-through-type="none" fo:font-style="normal" fo:font-weight="bold" officeooo:rsid="0403bf0e" officeooo:paragraph-rsid="0403bf0e" style:font-style-asian="normal" style:font-weight-asian="bold" style:font-style-complex="normal" style:font-weight-complex="bold"/>
    </style:style>
    <style:style style:name="P1031" style:family="paragraph" style:parent-style-name="Standard">
      <style:paragraph-properties style:writing-mode="lr-tb"/>
      <style:text-properties style:text-line-through-style="none" style:text-line-through-type="none" fo:font-style="normal" fo:font-weight="bold" officeooo:rsid="040539a6" officeooo:paragraph-rsid="040539a6" style:font-style-asian="normal" style:font-weight-asian="bold" style:font-style-complex="normal" style:font-weight-complex="bold"/>
    </style:style>
    <style:style style:name="P1032" style:family="paragraph" style:parent-style-name="Standard">
      <style:paragraph-properties style:writing-mode="lr-tb"/>
      <style:text-properties style:text-line-through-style="none" style:text-line-through-type="none" fo:font-style="normal" fo:font-weight="bold" officeooo:rsid="04069f79" officeooo:paragraph-rsid="04069f79" style:font-style-asian="normal" style:font-weight-asian="bold" style:font-style-complex="normal" style:font-weight-complex="bold"/>
    </style:style>
    <style:style style:name="P1033" style:family="paragraph" style:parent-style-name="Standard">
      <style:paragraph-properties style:writing-mode="lr-tb"/>
      <style:text-properties style:text-line-through-style="none" style:text-line-through-type="none" fo:font-style="normal" fo:font-weight="bold" officeooo:rsid="04078bf0" officeooo:paragraph-rsid="04078bf0" style:font-style-asian="normal" style:font-weight-asian="bold" style:font-style-complex="normal" style:font-weight-complex="bold"/>
    </style:style>
    <style:style style:name="P1034" style:family="paragraph" style:parent-style-name="Standard">
      <style:paragraph-properties style:writing-mode="lr-tb"/>
      <style:text-properties style:text-line-through-style="none" style:text-line-through-type="none" fo:font-style="normal" fo:font-weight="bold" officeooo:rsid="0408c968" officeooo:paragraph-rsid="0408c968" style:font-style-asian="normal" style:font-weight-asian="bold" style:font-style-complex="normal" style:font-weight-complex="bold"/>
    </style:style>
    <style:style style:name="P1035" style:family="paragraph" style:parent-style-name="Standard">
      <style:paragraph-properties style:writing-mode="lr-tb"/>
      <style:text-properties style:text-line-through-style="none" style:text-line-through-type="none" fo:font-style="normal" fo:font-weight="bold" officeooo:rsid="040d527c" officeooo:paragraph-rsid="040d527c" style:font-style-asian="normal" style:font-weight-asian="bold" style:font-style-complex="normal" style:font-weight-complex="bold"/>
    </style:style>
    <style:style style:name="P1036" style:family="paragraph" style:parent-style-name="Standard">
      <style:paragraph-properties style:writing-mode="lr-tb"/>
      <style:text-properties style:text-line-through-style="none" style:text-line-through-type="none" fo:font-style="normal" fo:font-weight="bold" officeooo:rsid="04113e6c" officeooo:paragraph-rsid="04113e6c" style:font-style-asian="normal" style:font-weight-asian="bold" style:font-style-complex="normal" style:font-weight-complex="bold"/>
    </style:style>
    <style:style style:name="P1037" style:family="paragraph" style:parent-style-name="Standard">
      <style:paragraph-properties style:writing-mode="lr-tb"/>
      <style:text-properties style:text-line-through-style="none" style:text-line-through-type="none" fo:font-style="normal" fo:font-weight="bold" officeooo:rsid="04133d04" officeooo:paragraph-rsid="04133d04" style:font-style-asian="normal" style:font-weight-asian="bold" style:font-style-complex="normal" style:font-weight-complex="bold"/>
    </style:style>
    <style:style style:name="P1038" style:family="paragraph" style:parent-style-name="Standard">
      <style:paragraph-properties style:writing-mode="lr-tb"/>
      <style:text-properties style:text-line-through-style="none" style:text-line-through-type="none" fo:font-style="normal" fo:font-weight="bold" officeooo:rsid="04141f59" officeooo:paragraph-rsid="04141f59" style:font-style-asian="normal" style:font-weight-asian="bold" style:font-style-complex="normal" style:font-weight-complex="bold"/>
    </style:style>
    <style:style style:name="P1039" style:family="paragraph" style:parent-style-name="Standard">
      <style:paragraph-properties style:writing-mode="lr-tb"/>
      <style:text-properties style:text-line-through-style="none" style:text-line-through-type="none" fo:font-style="normal" fo:font-weight="bold" officeooo:rsid="0415740e" officeooo:paragraph-rsid="0415740e" style:font-style-asian="normal" style:font-weight-asian="bold" style:font-style-complex="normal" style:font-weight-complex="bold"/>
    </style:style>
    <style:style style:name="P1040" style:family="paragraph" style:parent-style-name="Standard">
      <style:paragraph-properties style:writing-mode="lr-tb"/>
      <style:text-properties style:text-line-through-style="none" style:text-line-through-type="none" fo:font-style="normal" fo:font-weight="bold" officeooo:rsid="0417e93c" officeooo:paragraph-rsid="0417e93c" style:font-style-asian="normal" style:font-weight-asian="bold" style:font-style-complex="normal" style:font-weight-complex="bold"/>
    </style:style>
    <style:style style:name="P1041" style:family="paragraph" style:parent-style-name="Standard">
      <style:paragraph-properties style:writing-mode="lr-tb"/>
      <style:text-properties style:text-line-through-style="none" style:text-line-through-type="none" fo:font-style="normal" fo:font-weight="bold" officeooo:rsid="0419d3ee" officeooo:paragraph-rsid="0419d3ee" style:font-style-asian="normal" style:font-weight-asian="bold" style:font-style-complex="normal" style:font-weight-complex="bold"/>
    </style:style>
    <style:style style:name="P1042" style:family="paragraph" style:parent-style-name="Standard">
      <style:paragraph-properties style:writing-mode="lr-tb"/>
      <style:text-properties style:text-line-through-style="none" style:text-line-through-type="none" fo:font-style="normal" fo:font-weight="bold" officeooo:rsid="041a9808" officeooo:paragraph-rsid="041a9808" style:font-style-asian="normal" style:font-weight-asian="bold" style:font-style-complex="normal" style:font-weight-complex="bold"/>
    </style:style>
    <style:style style:name="P1043" style:family="paragraph" style:parent-style-name="Standard">
      <style:paragraph-properties style:writing-mode="lr-tb"/>
      <style:text-properties style:text-line-through-style="none" style:text-line-through-type="none" fo:font-style="normal" fo:font-weight="bold" officeooo:rsid="041df03c" officeooo:paragraph-rsid="041df03c" style:font-style-asian="normal" style:font-weight-asian="bold" style:font-style-complex="normal" style:font-weight-complex="bold"/>
    </style:style>
    <style:style style:name="P1044" style:family="paragraph" style:parent-style-name="Standard">
      <style:paragraph-properties style:writing-mode="lr-tb"/>
      <style:text-properties style:text-line-through-style="none" style:text-line-through-type="none" fo:font-style="normal" fo:font-weight="bold" officeooo:rsid="04209b81" officeooo:paragraph-rsid="04209b81" style:font-style-asian="normal" style:font-weight-asian="bold" style:font-style-complex="normal" style:font-weight-complex="bold"/>
    </style:style>
    <style:style style:name="P1045" style:family="paragraph" style:parent-style-name="Standard">
      <style:paragraph-properties style:writing-mode="lr-tb"/>
      <style:text-properties style:text-line-through-style="none" style:text-line-through-type="none" fo:font-style="normal" fo:font-weight="bold" officeooo:rsid="042161d4" officeooo:paragraph-rsid="042161d4" style:font-style-asian="normal" style:font-weight-asian="bold" style:font-style-complex="normal" style:font-weight-complex="bold"/>
    </style:style>
    <style:style style:name="P1046" style:family="paragraph" style:parent-style-name="Standard">
      <style:paragraph-properties style:writing-mode="lr-tb"/>
      <style:text-properties style:text-line-through-style="none" style:text-line-through-type="none" fo:font-style="normal" fo:font-weight="bold" officeooo:rsid="03f4f3df" officeooo:paragraph-rsid="03ed7c57" style:font-style-asian="normal" style:font-weight-asian="bold" style:font-style-complex="normal" style:font-weight-complex="bold"/>
    </style:style>
    <style:style style:name="P1047" style:family="paragraph" style:parent-style-name="Standard">
      <style:paragraph-properties style:writing-mode="lr-tb"/>
      <style:text-properties style:text-line-through-style="none" style:text-line-through-type="none" fo:font-style="normal" fo:font-weight="bold" officeooo:rsid="04228d2a" officeooo:paragraph-rsid="04228d2a" style:font-style-asian="normal" style:font-weight-asian="bold" style:font-style-complex="normal" style:font-weight-complex="bold"/>
    </style:style>
    <style:style style:name="P1048" style:family="paragraph" style:parent-style-name="Standard">
      <style:paragraph-properties style:writing-mode="lr-tb"/>
      <style:text-properties style:text-line-through-style="none" style:text-line-through-type="none" fo:font-style="normal" fo:font-weight="bold" officeooo:rsid="042c9d3d" officeooo:paragraph-rsid="042c9d3d" style:font-style-asian="normal" style:font-weight-asian="bold" style:font-style-complex="normal" style:font-weight-complex="bold"/>
    </style:style>
    <style:style style:name="P1049" style:family="paragraph" style:parent-style-name="Standard">
      <style:paragraph-properties style:writing-mode="lr-tb"/>
      <style:text-properties style:text-line-through-style="none" style:text-line-through-type="none" fo:font-style="normal" fo:font-weight="bold" officeooo:rsid="042e0bac" officeooo:paragraph-rsid="042e0bac" style:font-style-asian="normal" style:font-weight-asian="bold" style:font-style-complex="normal" style:font-weight-complex="bold"/>
    </style:style>
    <style:style style:name="P1050" style:family="paragraph" style:parent-style-name="Standard">
      <style:paragraph-properties style:writing-mode="lr-tb"/>
      <style:text-properties style:text-line-through-style="none" style:text-line-through-type="none" fo:font-style="normal" fo:font-weight="bold" officeooo:rsid="042eba06" officeooo:paragraph-rsid="042eba06" style:font-style-asian="normal" style:font-weight-asian="bold" style:font-style-complex="normal" style:font-weight-complex="bold"/>
    </style:style>
    <style:style style:name="P1051" style:family="paragraph" style:parent-style-name="Standard">
      <style:paragraph-properties style:writing-mode="lr-tb"/>
      <style:text-properties style:text-line-through-style="none" style:text-line-through-type="none" fo:font-style="normal" fo:font-weight="bold" officeooo:rsid="04317080" officeooo:paragraph-rsid="04317080" style:font-style-asian="normal" style:font-weight-asian="bold" style:font-style-complex="normal" style:font-weight-complex="bold"/>
    </style:style>
    <style:style style:name="P1052" style:family="paragraph" style:parent-style-name="Standard">
      <style:paragraph-properties style:writing-mode="lr-tb"/>
      <style:text-properties style:text-line-through-style="none" style:text-line-through-type="none" fo:font-style="normal" fo:font-weight="bold" officeooo:rsid="04327cad" officeooo:paragraph-rsid="04327cad" style:font-style-asian="normal" style:font-weight-asian="bold" style:font-style-complex="normal" style:font-weight-complex="bold"/>
    </style:style>
    <style:style style:name="P1053" style:family="paragraph" style:parent-style-name="Standard">
      <style:paragraph-properties style:writing-mode="lr-tb"/>
      <style:text-properties style:text-line-through-style="none" style:text-line-through-type="none" fo:font-style="normal" fo:font-weight="bold" officeooo:rsid="04327cad" officeooo:paragraph-rsid="04396348" style:font-style-asian="normal" style:font-weight-asian="bold" style:font-style-complex="normal" style:font-weight-complex="bold"/>
    </style:style>
    <style:style style:name="P1054" style:family="paragraph" style:parent-style-name="Standard">
      <style:paragraph-properties style:writing-mode="lr-tb"/>
      <style:text-properties style:text-line-through-style="none" style:text-line-through-type="none" fo:font-style="normal" fo:font-weight="bold" officeooo:rsid="04396348" officeooo:paragraph-rsid="04396348" style:font-style-asian="normal" style:font-weight-asian="bold" style:font-style-complex="normal" style:font-weight-complex="bold"/>
    </style:style>
    <style:style style:name="P1055" style:family="paragraph" style:parent-style-name="Standard">
      <style:paragraph-properties style:writing-mode="lr-tb"/>
      <style:text-properties style:text-line-through-style="none" style:text-line-through-type="none" fo:font-style="normal" fo:font-weight="bold" officeooo:rsid="043d0808" officeooo:paragraph-rsid="043d0808" style:font-style-asian="normal" style:font-weight-asian="bold" style:font-style-complex="normal" style:font-weight-complex="bold"/>
    </style:style>
    <style:style style:name="P1056" style:family="paragraph" style:parent-style-name="Standard">
      <style:paragraph-properties style:writing-mode="lr-tb"/>
      <style:text-properties style:text-line-through-style="none" style:text-line-through-type="none" fo:font-style="normal" fo:font-weight="bold" officeooo:rsid="043f8a2b" officeooo:paragraph-rsid="043f8a2b" style:font-style-asian="normal" style:font-weight-asian="bold" style:font-style-complex="normal" style:font-weight-complex="bold"/>
    </style:style>
    <style:style style:name="P1057" style:family="paragraph" style:parent-style-name="Standard">
      <style:paragraph-properties style:writing-mode="lr-tb"/>
      <style:text-properties style:text-line-through-style="none" style:text-line-through-type="none" fo:font-style="normal" fo:font-weight="bold" officeooo:rsid="04483067" officeooo:paragraph-rsid="04483067" style:font-style-asian="normal" style:font-weight-asian="bold" style:font-style-complex="normal" style:font-weight-complex="bold"/>
    </style:style>
    <style:style style:name="P1058" style:family="paragraph" style:parent-style-name="Standard">
      <style:paragraph-properties style:writing-mode="lr-tb"/>
      <style:text-properties style:text-line-through-style="none" style:text-line-through-type="none" fo:font-style="normal" fo:font-weight="bold" officeooo:rsid="044945ab" officeooo:paragraph-rsid="044945ab" style:font-style-asian="normal" style:font-weight-asian="bold" style:font-style-complex="normal" style:font-weight-complex="bold"/>
    </style:style>
    <style:style style:name="P1059" style:family="paragraph" style:parent-style-name="Standard">
      <style:paragraph-properties style:writing-mode="lr-tb"/>
      <style:text-properties style:text-line-through-style="none" style:text-line-through-type="none" fo:font-style="normal" fo:font-weight="bold" officeooo:rsid="044958fe" officeooo:paragraph-rsid="044958fe" style:font-style-asian="normal" style:font-weight-asian="bold" style:font-style-complex="normal" style:font-weight-complex="bold"/>
    </style:style>
    <style:style style:name="P1060" style:family="paragraph" style:parent-style-name="Standard">
      <style:paragraph-properties style:writing-mode="lr-tb"/>
      <style:text-properties style:text-line-through-style="none" style:text-line-through-type="none" fo:font-style="normal" fo:font-weight="bold" officeooo:rsid="0449bb76" officeooo:paragraph-rsid="0449bb76" style:font-style-asian="normal" style:font-weight-asian="bold" style:font-style-complex="normal" style:font-weight-complex="bold"/>
    </style:style>
    <style:style style:name="P1061" style:family="paragraph" style:parent-style-name="Standard">
      <style:paragraph-properties style:writing-mode="lr-tb"/>
      <style:text-properties style:text-line-through-style="none" style:text-line-through-type="none" fo:font-style="normal" fo:font-weight="bold" officeooo:rsid="044d5b0f" officeooo:paragraph-rsid="044d5b0f" style:font-style-asian="normal" style:font-weight-asian="bold" style:font-style-complex="normal" style:font-weight-complex="bold"/>
    </style:style>
    <style:style style:name="P1062" style:family="paragraph" style:parent-style-name="Standard">
      <style:paragraph-properties style:writing-mode="lr-tb"/>
      <style:text-properties style:text-line-through-style="none" style:text-line-through-type="none" fo:font-style="normal" fo:font-weight="bold" officeooo:rsid="044ffa87" officeooo:paragraph-rsid="044ffa87" style:font-style-asian="normal" style:font-weight-asian="bold" style:font-style-complex="normal" style:font-weight-complex="bold"/>
    </style:style>
    <style:style style:name="P1063" style:family="paragraph" style:parent-style-name="Standard">
      <style:paragraph-properties style:writing-mode="lr-tb"/>
      <style:text-properties style:text-line-through-style="none" style:text-line-through-type="none" fo:font-style="normal" fo:font-weight="bold" officeooo:rsid="044ffa87" officeooo:paragraph-rsid="04549fe3" style:font-style-asian="normal" style:font-weight-asian="bold" style:font-style-complex="normal" style:font-weight-complex="bold"/>
    </style:style>
    <style:style style:name="P1064" style:family="paragraph" style:parent-style-name="Standard">
      <style:paragraph-properties style:writing-mode="lr-tb"/>
      <style:text-properties style:text-line-through-style="none" style:text-line-through-type="none" fo:font-style="normal" fo:font-weight="bold" officeooo:rsid="04553897" officeooo:paragraph-rsid="04553897" style:font-style-asian="normal" style:font-weight-asian="bold" style:font-style-complex="normal" style:font-weight-complex="bold"/>
    </style:style>
    <style:style style:name="P1065" style:family="paragraph" style:parent-style-name="Standard">
      <style:paragraph-properties style:writing-mode="lr-tb"/>
      <style:text-properties style:text-line-through-style="none" style:text-line-through-type="none" fo:font-style="normal" fo:font-weight="bold" officeooo:rsid="045614f1" officeooo:paragraph-rsid="045614f1" style:font-style-asian="normal" style:font-weight-asian="bold" style:font-style-complex="normal" style:font-weight-complex="bold"/>
    </style:style>
    <style:style style:name="P1066" style:family="paragraph" style:parent-style-name="Standard">
      <style:paragraph-properties style:writing-mode="lr-tb"/>
      <style:text-properties style:text-line-through-style="none" style:text-line-through-type="none" fo:font-style="normal" fo:font-weight="bold" officeooo:rsid="0457bcf6" officeooo:paragraph-rsid="0457bcf6" style:font-style-asian="normal" style:font-weight-asian="bold" style:font-style-complex="normal" style:font-weight-complex="bold"/>
    </style:style>
    <style:style style:name="P1067" style:family="paragraph" style:parent-style-name="Standard">
      <style:paragraph-properties style:writing-mode="lr-tb"/>
      <style:text-properties style:text-line-through-style="none" style:text-line-through-type="none" fo:font-style="normal" fo:font-weight="bold" officeooo:rsid="045a7685" officeooo:paragraph-rsid="045a7685" style:font-style-asian="normal" style:font-weight-asian="bold" style:font-style-complex="normal" style:font-weight-complex="bold"/>
    </style:style>
    <style:style style:name="P1068" style:family="paragraph" style:parent-style-name="Standard">
      <style:paragraph-properties style:writing-mode="lr-tb"/>
      <style:text-properties style:text-line-through-style="none" style:text-line-through-type="none" fo:font-style="normal" fo:font-weight="bold" officeooo:rsid="045ad680" officeooo:paragraph-rsid="045ad680" style:font-style-asian="normal" style:font-weight-asian="bold" style:font-style-complex="normal" style:font-weight-complex="bold"/>
    </style:style>
    <style:style style:name="P1069" style:family="paragraph" style:parent-style-name="Standard">
      <style:paragraph-properties style:writing-mode="lr-tb"/>
      <style:text-properties style:text-line-through-style="none" style:text-line-through-type="none" fo:font-style="normal" fo:font-weight="bold" officeooo:rsid="045ae897" officeooo:paragraph-rsid="045d83c2" style:font-style-asian="normal" style:font-weight-asian="bold" style:font-style-complex="normal" style:font-weight-complex="bold"/>
    </style:style>
    <style:style style:name="P1070" style:family="paragraph" style:parent-style-name="Standard">
      <style:paragraph-properties style:writing-mode="lr-tb"/>
      <style:text-properties style:text-line-through-style="none" style:text-line-through-type="none" fo:font-style="normal" fo:font-weight="bold" officeooo:rsid="045fa8d6" officeooo:paragraph-rsid="045fa8d6" style:font-style-asian="normal" style:font-weight-asian="bold" style:font-style-complex="normal" style:font-weight-complex="bold"/>
    </style:style>
    <style:style style:name="P1071" style:family="paragraph" style:parent-style-name="Standard">
      <style:paragraph-properties style:writing-mode="lr-tb"/>
      <style:text-properties style:text-line-through-style="none" style:text-line-through-type="none" fo:font-style="normal" fo:font-weight="bold" officeooo:rsid="0479f1e9" officeooo:paragraph-rsid="0479f1e9" style:font-style-asian="normal" style:font-weight-asian="bold" style:font-style-complex="normal" style:font-weight-complex="bold"/>
    </style:style>
    <style:style style:name="P1072" style:family="paragraph" style:parent-style-name="Standard">
      <style:paragraph-properties style:writing-mode="lr-tb"/>
      <style:text-properties style:text-line-through-style="none" style:text-line-through-type="none" fo:font-style="normal" fo:font-weight="bold" officeooo:rsid="047b0f2b" officeooo:paragraph-rsid="047b0f2b" style:font-style-asian="normal" style:font-weight-asian="bold" style:font-style-complex="normal" style:font-weight-complex="bold"/>
    </style:style>
    <style:style style:name="P1073" style:family="paragraph" style:parent-style-name="Standard">
      <style:paragraph-properties style:writing-mode="lr-tb"/>
      <style:text-properties style:text-line-through-style="none" style:text-line-through-type="none" fo:font-style="normal" fo:font-weight="bold" officeooo:rsid="047bec85" officeooo:paragraph-rsid="047bec85" style:font-style-asian="normal" style:font-weight-asian="bold" style:font-style-complex="normal" style:font-weight-complex="bold"/>
    </style:style>
    <style:style style:name="P1074" style:family="paragraph" style:parent-style-name="Standard">
      <style:paragraph-properties style:writing-mode="lr-tb"/>
      <style:text-properties style:text-line-through-style="none" style:text-line-through-type="none" fo:font-style="normal" fo:font-weight="bold" officeooo:rsid="0480bc5d" officeooo:paragraph-rsid="0480bc5d" style:font-style-asian="normal" style:font-weight-asian="bold" style:font-style-complex="normal" style:font-weight-complex="bold"/>
    </style:style>
    <style:style style:name="P1075" style:family="paragraph" style:parent-style-name="Standard">
      <style:paragraph-properties style:writing-mode="lr-tb"/>
      <style:text-properties style:text-line-through-style="none" style:text-line-through-type="none" fo:font-style="normal" fo:font-weight="bold" officeooo:rsid="04831bef" officeooo:paragraph-rsid="04831bef" style:font-style-asian="normal" style:font-weight-asian="bold" style:font-style-complex="normal" style:font-weight-complex="bold"/>
    </style:style>
    <style:style style:name="P1076" style:family="paragraph" style:parent-style-name="Standard">
      <style:paragraph-properties style:writing-mode="lr-tb"/>
      <style:text-properties style:text-line-through-style="none" style:text-line-through-type="none" fo:font-style="normal" fo:font-weight="bold" officeooo:rsid="04832e3c" officeooo:paragraph-rsid="04832e3c" style:font-style-asian="normal" style:font-weight-asian="bold" style:font-style-complex="normal" style:font-weight-complex="bold"/>
    </style:style>
    <style:style style:name="P1077" style:family="paragraph" style:parent-style-name="Standard">
      <style:paragraph-properties style:writing-mode="lr-tb"/>
      <style:text-properties style:text-line-through-style="none" style:text-line-through-type="none" fo:font-style="normal" fo:font-weight="bold" officeooo:rsid="04839b66" officeooo:paragraph-rsid="04839b66" style:font-style-asian="normal" style:font-weight-asian="bold" style:font-style-complex="normal" style:font-weight-complex="bold"/>
    </style:style>
    <style:style style:name="P1078" style:family="paragraph" style:parent-style-name="Standard">
      <style:paragraph-properties style:writing-mode="lr-tb"/>
      <style:text-properties style:text-line-through-style="none" style:text-line-through-type="none" fo:font-style="normal" fo:font-weight="bold" officeooo:rsid="0483d518" officeooo:paragraph-rsid="0483d518" style:font-style-asian="normal" style:font-weight-asian="bold" style:font-style-complex="normal" style:font-weight-complex="bold"/>
    </style:style>
    <style:style style:name="P1079" style:family="paragraph" style:parent-style-name="Standard">
      <style:paragraph-properties style:writing-mode="lr-tb"/>
      <style:text-properties style:text-line-through-style="none" style:text-line-through-type="none" fo:font-style="normal" fo:font-weight="bold" officeooo:rsid="0484b30c" officeooo:paragraph-rsid="0484b30c" style:font-style-asian="normal" style:font-weight-asian="bold" style:font-style-complex="normal" style:font-weight-complex="bold"/>
    </style:style>
    <style:style style:name="P1080" style:family="paragraph" style:parent-style-name="Standard">
      <style:paragraph-properties style:writing-mode="lr-tb"/>
      <style:text-properties style:text-line-through-style="none" style:text-line-through-type="none" fo:font-style="normal" fo:font-weight="bold" officeooo:rsid="0486ed61" officeooo:paragraph-rsid="0486ed61" style:font-style-asian="normal" style:font-weight-asian="bold" style:font-style-complex="normal" style:font-weight-complex="bold"/>
    </style:style>
    <style:style style:name="P1081" style:family="paragraph" style:parent-style-name="Standard">
      <style:text-properties fo:font-weight="normal" officeooo:rsid="001d00a0" officeooo:paragraph-rsid="001ab6af" style:font-weight-asian="normal" style:font-weight-complex="normal"/>
    </style:style>
    <style:style style:name="P1082" style:family="paragraph" style:parent-style-name="Standard">
      <style:text-properties fo:font-style="normal" fo:font-weight="normal" officeooo:rsid="001d00a0" officeooo:paragraph-rsid="001d00a0" style:font-style-asian="normal" style:font-weight-asian="normal" style:font-style-complex="normal" style:font-weight-complex="normal"/>
    </style:style>
    <style:style style:name="P1083" style:family="paragraph" style:parent-style-name="Standard">
      <style:text-properties fo:font-style="normal" fo:font-weight="normal" officeooo:rsid="001e7da5" officeooo:paragraph-rsid="001d88c0" style:font-style-asian="normal" style:font-weight-asian="normal" style:font-style-complex="normal" style:font-weight-complex="normal"/>
    </style:style>
    <style:style style:name="P1084" style:family="paragraph" style:parent-style-name="Standard">
      <style:text-properties fo:font-style="normal" fo:font-weight="normal" officeooo:rsid="0022114e" officeooo:paragraph-rsid="0023556f" style:font-style-asian="normal" style:font-weight-asian="normal" style:font-style-complex="normal" style:font-weight-complex="normal"/>
    </style:style>
    <style:style style:name="P1085" style:family="paragraph" style:parent-style-name="Standard">
      <style:text-properties fo:font-style="normal" fo:font-weight="normal" officeooo:rsid="00249928" officeooo:paragraph-rsid="0023556f" style:font-style-asian="normal" style:font-weight-asian="normal" style:font-style-complex="normal" style:font-weight-complex="normal"/>
    </style:style>
    <style:style style:name="P1086" style:family="paragraph" style:parent-style-name="Standard">
      <style:paragraph-properties style:writing-mode="lr-tb"/>
      <style:text-properties style:text-line-through-style="none" style:text-line-through-type="none" fo:font-style="normal" fo:font-weight="normal" officeooo:rsid="048c1fe7" officeooo:paragraph-rsid="048c1fe7" style:font-style-asian="normal" style:font-weight-asian="normal" style:font-style-complex="normal" style:font-weight-complex="normal"/>
    </style:style>
    <style:style style:name="P1087" style:family="paragraph" style:parent-style-name="Standard">
      <style:paragraph-properties style:writing-mode="lr-tb"/>
      <style:text-properties style:text-line-through-style="none" style:text-line-through-type="none" fo:font-style="normal" fo:font-weight="normal" officeooo:rsid="04c38522" officeooo:paragraph-rsid="04c38522" style:font-style-asian="normal" style:font-weight-asian="normal" style:font-style-complex="normal" style:font-weight-complex="normal"/>
    </style:style>
    <style:style style:name="P1088" style:family="paragraph" style:parent-style-name="Standard">
      <style:paragraph-properties style:writing-mode="lr-tb"/>
      <style:text-properties style:text-line-through-style="none" style:text-line-through-type="none" fo:font-style="normal" fo:font-weight="normal" officeooo:rsid="04c419b1" officeooo:paragraph-rsid="04c419b1" style:font-style-asian="normal" style:font-weight-asian="normal" style:font-style-complex="normal" style:font-weight-complex="normal"/>
    </style:style>
    <style:style style:name="P1089" style:family="paragraph" style:parent-style-name="Standard">
      <style:paragraph-properties style:writing-mode="lr-tb"/>
      <style:text-properties style:text-line-through-style="none" style:text-line-through-type="none" fo:font-style="normal" fo:font-weight="normal" officeooo:rsid="04c99504" officeooo:paragraph-rsid="04c99504" style:font-style-asian="normal" style:font-weight-asian="normal" style:font-style-complex="normal" style:font-weight-complex="normal"/>
    </style:style>
    <style:style style:name="P1090" style:family="paragraph" style:parent-style-name="Standard">
      <style:paragraph-properties style:writing-mode="lr-tb"/>
      <style:text-properties style:text-line-through-style="none" style:text-line-through-type="none" fo:font-style="normal" fo:font-weight="normal" officeooo:rsid="04cba7ca" officeooo:paragraph-rsid="04cba7ca" style:font-style-asian="normal" style:font-weight-asian="normal" style:font-style-complex="normal" style:font-weight-complex="normal"/>
    </style:style>
    <style:style style:name="P1091" style:family="paragraph" style:parent-style-name="Standard">
      <style:paragraph-properties style:writing-mode="lr-tb"/>
      <style:text-properties style:text-line-through-style="none" style:text-line-through-type="none" fo:font-style="normal" fo:font-weight="normal" officeooo:rsid="04ce1b68" officeooo:paragraph-rsid="04ce1b68" style:font-style-asian="normal" style:font-weight-asian="normal" style:font-style-complex="normal" style:font-weight-complex="normal"/>
    </style:style>
    <style:style style:name="P1092" style:family="paragraph" style:parent-style-name="Standard">
      <style:paragraph-properties style:writing-mode="lr-tb"/>
      <style:text-properties style:text-line-through-style="none" style:text-line-through-type="none" fo:font-style="normal" fo:font-weight="bold" officeooo:rsid="0491ccba" officeooo:paragraph-rsid="0491ccba" style:font-style-asian="normal" style:font-weight-asian="bold" style:font-style-complex="normal" style:font-weight-complex="bold"/>
    </style:style>
    <style:style style:name="P1093" style:family="paragraph" style:parent-style-name="Standard">
      <style:paragraph-properties style:writing-mode="lr-tb"/>
      <style:text-properties style:text-line-through-style="none" style:text-line-through-type="none" fo:font-style="normal" fo:font-weight="bold" officeooo:rsid="0492da0a" officeooo:paragraph-rsid="0492da0a" style:font-style-asian="normal" style:font-weight-asian="bold" style:font-style-complex="normal" style:font-weight-complex="bold"/>
    </style:style>
    <style:style style:name="P1094" style:family="paragraph" style:parent-style-name="Standard">
      <style:paragraph-properties style:writing-mode="lr-tb"/>
      <style:text-properties style:text-line-through-style="none" style:text-line-through-type="none" fo:font-style="normal" fo:font-weight="bold" officeooo:rsid="0493eef5" officeooo:paragraph-rsid="0493eef5" style:font-style-asian="normal" style:font-weight-asian="bold" style:font-style-complex="normal" style:font-weight-complex="bold"/>
    </style:style>
    <style:style style:name="P1095" style:family="paragraph" style:parent-style-name="Standard">
      <style:paragraph-properties style:writing-mode="lr-tb"/>
      <style:text-properties style:text-line-through-style="none" style:text-line-through-type="none" fo:font-style="normal" fo:font-weight="bold" officeooo:rsid="0495d292" officeooo:paragraph-rsid="0495d292" style:font-style-asian="normal" style:font-weight-asian="bold" style:font-style-complex="normal" style:font-weight-complex="bold"/>
    </style:style>
    <style:style style:name="P1096" style:family="paragraph" style:parent-style-name="Standard">
      <style:paragraph-properties style:writing-mode="lr-tb"/>
      <style:text-properties style:text-line-through-style="none" style:text-line-through-type="none" fo:font-style="normal" fo:font-weight="bold" officeooo:rsid="04981f24" officeooo:paragraph-rsid="04981f24" style:font-style-asian="normal" style:font-weight-asian="bold" style:font-style-complex="normal" style:font-weight-complex="bold"/>
    </style:style>
    <style:style style:name="P1097" style:family="paragraph" style:parent-style-name="Standard">
      <style:paragraph-properties style:writing-mode="lr-tb"/>
      <style:text-properties style:text-line-through-style="none" style:text-line-through-type="none" fo:font-style="normal" fo:font-weight="bold" officeooo:rsid="0498cde9" officeooo:paragraph-rsid="0498cde9" style:font-style-asian="normal" style:font-weight-asian="bold" style:font-style-complex="normal" style:font-weight-complex="bold"/>
    </style:style>
    <style:style style:name="P1098" style:family="paragraph" style:parent-style-name="Standard">
      <style:paragraph-properties style:writing-mode="lr-tb"/>
      <style:text-properties style:text-line-through-style="none" style:text-line-through-type="none" fo:font-style="normal" fo:font-weight="bold" officeooo:rsid="0498cde9" officeooo:paragraph-rsid="04a04770" style:font-style-asian="normal" style:font-weight-asian="bold" style:font-style-complex="normal" style:font-weight-complex="bold"/>
    </style:style>
    <style:style style:name="P1099" style:family="paragraph" style:parent-style-name="Standard">
      <style:paragraph-properties style:writing-mode="lr-tb"/>
      <style:text-properties style:text-line-through-style="none" style:text-line-through-type="none" fo:font-style="normal" fo:font-weight="bold" officeooo:rsid="049eb896" officeooo:paragraph-rsid="049eb896" style:font-style-asian="normal" style:font-weight-asian="bold" style:font-style-complex="normal" style:font-weight-complex="bold"/>
    </style:style>
    <style:style style:name="P1100" style:family="paragraph" style:parent-style-name="Standard">
      <style:paragraph-properties style:writing-mode="lr-tb"/>
      <style:text-properties style:text-line-through-style="none" style:text-line-through-type="none" fo:font-style="normal" fo:font-weight="bold" officeooo:rsid="04a04770" officeooo:paragraph-rsid="04a04770" style:font-style-asian="normal" style:font-weight-asian="bold" style:font-style-complex="normal" style:font-weight-complex="bold"/>
    </style:style>
    <style:style style:name="P1101" style:family="paragraph" style:parent-style-name="Standard">
      <style:paragraph-properties style:writing-mode="lr-tb"/>
      <style:text-properties style:text-line-through-style="none" style:text-line-through-type="none" fo:font-style="normal" fo:font-weight="bold" officeooo:rsid="04a0b250" officeooo:paragraph-rsid="04a0b250" style:font-style-asian="normal" style:font-weight-asian="bold" style:font-style-complex="normal" style:font-weight-complex="bold"/>
    </style:style>
    <style:style style:name="P1102" style:family="paragraph" style:parent-style-name="Standard">
      <style:paragraph-properties style:writing-mode="lr-tb"/>
      <style:text-properties style:text-line-through-style="none" style:text-line-through-type="none" fo:font-style="normal" fo:font-weight="bold" officeooo:rsid="04a590fa" officeooo:paragraph-rsid="04a590fa" style:font-style-asian="normal" style:font-weight-asian="bold" style:font-style-complex="normal" style:font-weight-complex="bold"/>
    </style:style>
    <style:style style:name="P1103" style:family="paragraph" style:parent-style-name="Standard">
      <style:paragraph-properties style:writing-mode="lr-tb"/>
      <style:text-properties style:text-line-through-style="none" style:text-line-through-type="none" fo:font-style="normal" fo:font-weight="bold" officeooo:rsid="04a6281a" officeooo:paragraph-rsid="04a6281a" style:font-style-asian="normal" style:font-weight-asian="bold" style:font-style-complex="normal" style:font-weight-complex="bold"/>
    </style:style>
    <style:style style:name="P1104" style:family="paragraph" style:parent-style-name="Standard">
      <style:paragraph-properties style:writing-mode="lr-tb"/>
      <style:text-properties style:text-line-through-style="none" style:text-line-through-type="none" fo:font-style="normal" fo:font-weight="bold" officeooo:rsid="04a8d9e0" officeooo:paragraph-rsid="04a8d9e0" style:font-style-asian="normal" style:font-weight-asian="bold" style:font-style-complex="normal" style:font-weight-complex="bold"/>
    </style:style>
    <style:style style:name="P1105" style:family="paragraph" style:parent-style-name="Standard">
      <style:paragraph-properties style:writing-mode="lr-tb"/>
      <style:text-properties style:text-line-through-style="none" style:text-line-through-type="none" fo:font-style="normal" fo:font-weight="bold" officeooo:rsid="04ac559b" officeooo:paragraph-rsid="04ac559b" style:font-style-asian="normal" style:font-weight-asian="bold" style:font-style-complex="normal" style:font-weight-complex="bold"/>
    </style:style>
    <style:style style:name="P1106" style:family="paragraph" style:parent-style-name="Standard">
      <style:paragraph-properties style:writing-mode="lr-tb"/>
      <style:text-properties style:text-line-through-style="none" style:text-line-through-type="none" fo:font-style="normal" fo:font-weight="bold" officeooo:rsid="04af8948" officeooo:paragraph-rsid="04af8948" style:font-style-asian="normal" style:font-weight-asian="bold" style:font-style-complex="normal" style:font-weight-complex="bold"/>
    </style:style>
    <style:style style:name="P1107" style:family="paragraph" style:parent-style-name="Standard">
      <style:paragraph-properties style:writing-mode="lr-tb"/>
      <style:text-properties style:text-line-through-style="none" style:text-line-through-type="none" fo:font-style="normal" fo:font-weight="bold" officeooo:rsid="04b1c00f" officeooo:paragraph-rsid="04b1c00f" style:font-style-asian="normal" style:font-weight-asian="bold" style:font-style-complex="normal" style:font-weight-complex="bold"/>
    </style:style>
    <style:style style:name="P1108" style:family="paragraph" style:parent-style-name="Standard">
      <style:paragraph-properties style:writing-mode="lr-tb"/>
      <style:text-properties style:text-line-through-style="none" style:text-line-through-type="none" fo:font-style="normal" fo:font-weight="bold" officeooo:rsid="04b59aed" officeooo:paragraph-rsid="04b59aed" style:font-style-asian="normal" style:font-weight-asian="bold" style:font-style-complex="normal" style:font-weight-complex="bold"/>
    </style:style>
    <style:style style:name="P1109" style:family="paragraph" style:parent-style-name="Standard">
      <style:paragraph-properties style:writing-mode="lr-tb"/>
      <style:text-properties style:text-line-through-style="none" style:text-line-through-type="none" fo:font-style="normal" fo:font-weight="bold" officeooo:rsid="04b6bcfc" officeooo:paragraph-rsid="04b6bcfc" style:font-style-asian="normal" style:font-weight-asian="bold" style:font-style-complex="normal" style:font-weight-complex="bold"/>
    </style:style>
    <style:style style:name="P1110" style:family="paragraph" style:parent-style-name="Standard">
      <style:paragraph-properties style:writing-mode="lr-tb"/>
      <style:text-properties style:text-line-through-style="none" style:text-line-through-type="none" fo:font-style="normal" fo:font-weight="bold" officeooo:rsid="04bfea1a" officeooo:paragraph-rsid="04bfea1a" style:font-style-asian="normal" style:font-weight-asian="bold" style:font-style-complex="normal" style:font-weight-complex="bold"/>
    </style:style>
    <style:style style:name="P1111" style:family="paragraph" style:parent-style-name="Standard">
      <style:paragraph-properties style:writing-mode="lr-tb"/>
      <style:text-properties style:text-line-through-style="none" style:text-line-through-type="none" fo:font-style="normal" fo:font-weight="bold" officeooo:rsid="04bfea1a" officeooo:paragraph-rsid="04c38522" style:font-style-asian="normal" style:font-weight-asian="bold" style:font-style-complex="normal" style:font-weight-complex="bold"/>
    </style:style>
    <style:style style:name="P1112" style:family="paragraph" style:parent-style-name="Standard">
      <style:paragraph-properties style:writing-mode="lr-tb"/>
      <style:text-properties style:text-line-through-style="none" style:text-line-through-type="none" fo:font-style="normal" fo:font-weight="bold" officeooo:rsid="04c38522" officeooo:paragraph-rsid="04c38522" style:font-style-asian="normal" style:font-weight-asian="bold" style:font-style-complex="normal" style:font-weight-complex="bold"/>
    </style:style>
    <style:style style:name="P1113" style:family="paragraph" style:parent-style-name="Standard">
      <style:paragraph-properties style:writing-mode="lr-tb"/>
      <style:text-properties style:text-line-through-style="none" style:text-line-through-type="none" fo:font-style="normal" fo:font-weight="bold" officeooo:rsid="04c419b1" officeooo:paragraph-rsid="04c419b1" style:font-style-asian="normal" style:font-weight-asian="bold" style:font-style-complex="normal" style:font-weight-complex="bold"/>
    </style:style>
    <style:style style:name="P1114" style:family="paragraph" style:parent-style-name="Standard">
      <style:paragraph-properties style:writing-mode="lr-tb"/>
      <style:text-properties style:text-line-through-style="none" style:text-line-through-type="none" fo:font-style="normal" fo:font-weight="bold" officeooo:rsid="04c419b1" officeooo:paragraph-rsid="04c74083" style:font-style-asian="normal" style:font-weight-asian="bold" style:font-style-complex="normal" style:font-weight-complex="bold"/>
    </style:style>
    <style:style style:name="P1115" style:family="paragraph" style:parent-style-name="Standard">
      <style:paragraph-properties style:writing-mode="lr-tb"/>
      <style:text-properties style:text-line-through-style="none" style:text-line-through-type="none" fo:font-style="normal" fo:font-weight="bold" officeooo:rsid="04c419b1" officeooo:paragraph-rsid="04c99504" style:font-style-asian="normal" style:font-weight-asian="bold" style:font-style-complex="normal" style:font-weight-complex="bold"/>
    </style:style>
    <style:style style:name="P1116" style:family="paragraph" style:parent-style-name="Standard">
      <style:paragraph-properties style:writing-mode="lr-tb"/>
      <style:text-properties style:text-line-through-style="none" style:text-line-through-type="none" fo:font-style="normal" fo:font-weight="bold" officeooo:rsid="04c419b1" officeooo:paragraph-rsid="04ce1b68" style:font-style-asian="normal" style:font-weight-asian="bold" style:font-style-complex="normal" style:font-weight-complex="bold"/>
    </style:style>
    <style:style style:name="P1117" style:family="paragraph" style:parent-style-name="Standard">
      <style:paragraph-properties style:writing-mode="lr-tb"/>
      <style:text-properties style:text-line-through-style="none" style:text-line-through-type="none" fo:font-style="normal" fo:font-weight="bold" officeooo:rsid="04c419b1" officeooo:paragraph-rsid="04d0acc4" style:font-style-asian="normal" style:font-weight-asian="bold" style:font-style-complex="normal" style:font-weight-complex="bold"/>
    </style:style>
    <style:style style:name="P1118" style:family="paragraph" style:parent-style-name="Standard">
      <style:paragraph-properties style:writing-mode="lr-tb"/>
      <style:text-properties style:text-line-through-style="none" style:text-line-through-type="none" fo:font-style="normal" fo:font-weight="bold" officeooo:rsid="04c74083" officeooo:paragraph-rsid="04c74083" style:font-style-asian="normal" style:font-weight-asian="bold" style:font-style-complex="normal" style:font-weight-complex="bold"/>
    </style:style>
    <style:style style:name="P1119" style:family="paragraph" style:parent-style-name="Standard">
      <style:paragraph-properties style:writing-mode="lr-tb"/>
      <style:text-properties style:text-line-through-style="none" style:text-line-through-type="none" fo:font-style="normal" fo:font-weight="bold" officeooo:rsid="04c99504" officeooo:paragraph-rsid="04c99504" style:font-style-asian="normal" style:font-weight-asian="bold" style:font-style-complex="normal" style:font-weight-complex="bold"/>
    </style:style>
    <style:style style:name="P1120" style:family="paragraph" style:parent-style-name="Standard">
      <style:paragraph-properties style:writing-mode="lr-tb"/>
      <style:text-properties style:text-line-through-style="none" style:text-line-through-type="none" fo:font-style="normal" fo:font-weight="bold" officeooo:rsid="04ce1b68" officeooo:paragraph-rsid="04ce1b68" style:font-style-asian="normal" style:font-weight-asian="bold" style:font-style-complex="normal" style:font-weight-complex="bold"/>
    </style:style>
    <style:style style:name="P1121" style:family="paragraph" style:parent-style-name="Standard">
      <style:paragraph-properties style:writing-mode="lr-tb"/>
      <style:text-properties style:text-line-through-style="none" style:text-line-through-type="none" fo:font-style="normal" fo:font-weight="bold" officeooo:rsid="04d0acc4" officeooo:paragraph-rsid="04d0acc4" style:font-style-asian="normal" style:font-weight-asian="bold" style:font-style-complex="normal" style:font-weight-complex="bold"/>
    </style:style>
    <style:style style:name="P1122" style:family="paragraph" style:parent-style-name="Standard">
      <style:paragraph-properties style:writing-mode="lr-tb"/>
      <style:text-properties style:text-line-through-style="none" style:text-line-through-type="none" fo:font-style="normal" fo:font-weight="bold" officeooo:rsid="04d37808" officeooo:paragraph-rsid="04d37808" style:font-style-asian="normal" style:font-weight-asian="bold" style:font-style-complex="normal" style:font-weight-complex="bold"/>
    </style:style>
    <style:style style:name="T1" style:family="text">
      <style:text-properties officeooo:rsid="001a1713"/>
    </style:style>
    <style:style style:name="T2" style:family="text">
      <style:text-properties fo:font-weight="normal" style:font-weight-asian="normal" style:font-weight-complex="normal"/>
    </style:style>
    <style:style style:name="T3" style:family="text">
      <style:text-properties fo:font-weight="normal" officeooo:rsid="001c8649" style:font-weight-asian="normal" style:font-weight-complex="normal"/>
    </style:style>
    <style:style style:name="T4" style:family="text">
      <style:text-properties fo:font-weight="normal" officeooo:rsid="001d00a0" style:font-weight-asian="normal" style:font-weight-complex="normal"/>
    </style:style>
    <style:style style:name="T5" style:family="text">
      <style:text-properties fo:font-weight="normal" officeooo:rsid="008a4762" style:font-weight-asian="normal" style:font-weight-complex="normal"/>
    </style:style>
    <style:style style:name="T6" style:family="text">
      <style:text-properties fo:font-weight="normal" officeooo:rsid="008c33d7" style:font-weight-asian="normal" style:font-weight-complex="normal"/>
    </style:style>
    <style:style style:name="T7" style:family="text">
      <style:text-properties fo:font-weight="normal" officeooo:rsid="008cb412" style:font-weight-asian="normal" style:font-weight-complex="normal"/>
    </style:style>
    <style:style style:name="T8" style:family="text">
      <style:text-properties fo:font-weight="normal" officeooo:rsid="008e970d" style:font-weight-asian="normal" style:font-weight-complex="normal"/>
    </style:style>
    <style:style style:name="T9" style:family="text">
      <style:text-properties fo:font-weight="normal" officeooo:rsid="00a1c406" style:font-weight-asian="normal" style:font-weight-complex="normal"/>
    </style:style>
    <style:style style:name="T10" style:family="text">
      <style:text-properties fo:font-weight="normal" officeooo:rsid="00a2639f" style:font-weight-asian="normal" style:font-weight-complex="normal"/>
    </style:style>
    <style:style style:name="T11" style:family="text">
      <style:text-properties fo:font-weight="normal" officeooo:rsid="00a3ae91" style:font-weight-asian="normal" style:font-weight-complex="normal"/>
    </style:style>
    <style:style style:name="T12" style:family="text">
      <style:text-properties fo:font-weight="normal" officeooo:rsid="00a4ea01" style:font-weight-asian="normal" style:font-weight-complex="normal"/>
    </style:style>
    <style:style style:name="T13" style:family="text">
      <style:text-properties fo:font-weight="normal" officeooo:rsid="00a75b75" style:font-weight-asian="normal" style:font-weight-complex="normal"/>
    </style:style>
    <style:style style:name="T14" style:family="text">
      <style:text-properties fo:font-weight="normal" officeooo:rsid="00a7c1d0" style:font-weight-asian="normal" style:font-weight-complex="normal"/>
    </style:style>
    <style:style style:name="T15" style:family="text">
      <style:text-properties fo:font-weight="normal" officeooo:rsid="00a8f3a1" style:font-weight-asian="normal" style:font-weight-complex="normal"/>
    </style:style>
    <style:style style:name="T16" style:family="text">
      <style:text-properties fo:font-weight="normal" officeooo:rsid="00a98075" style:font-weight-asian="normal" style:font-weight-complex="normal"/>
    </style:style>
    <style:style style:name="T17" style:family="text">
      <style:text-properties fo:font-weight="normal" officeooo:rsid="00b0583c" style:font-weight-asian="normal" style:font-weight-complex="normal"/>
    </style:style>
    <style:style style:name="T18" style:family="text">
      <style:text-properties fo:font-weight="normal" officeooo:rsid="00b20eef" style:font-weight-asian="normal" style:font-weight-complex="normal"/>
    </style:style>
    <style:style style:name="T19" style:family="text">
      <style:text-properties fo:font-weight="normal" officeooo:rsid="00b276ca" style:font-weight-asian="normal" style:font-weight-complex="normal"/>
    </style:style>
    <style:style style:name="T20" style:family="text">
      <style:text-properties fo:font-weight="normal" officeooo:rsid="00c636b8" style:font-weight-asian="normal" style:font-weight-complex="normal"/>
    </style:style>
    <style:style style:name="T21" style:family="text">
      <style:text-properties fo:font-weight="normal" officeooo:rsid="00c76151" style:font-weight-asian="normal" style:font-weight-complex="normal"/>
    </style:style>
    <style:style style:name="T22" style:family="text">
      <style:text-properties fo:font-weight="normal" officeooo:rsid="00cdfb4a" style:font-weight-asian="normal" style:font-weight-complex="normal"/>
    </style:style>
    <style:style style:name="T23" style:family="text">
      <style:text-properties fo:font-weight="normal" officeooo:rsid="00cf8759" style:font-weight-asian="normal" style:font-weight-complex="normal"/>
    </style:style>
    <style:style style:name="T24" style:family="text">
      <style:text-properties fo:font-weight="normal" officeooo:rsid="00d05a03" style:font-weight-asian="normal" style:font-weight-complex="normal"/>
    </style:style>
    <style:style style:name="T25" style:family="text">
      <style:text-properties fo:font-weight="normal" officeooo:rsid="00d1c9ac" style:font-weight-asian="normal" style:font-weight-complex="normal"/>
    </style:style>
    <style:style style:name="T26" style:family="text">
      <style:text-properties fo:font-weight="normal" officeooo:rsid="00d1ebfd" style:font-weight-asian="normal" style:font-weight-complex="normal"/>
    </style:style>
    <style:style style:name="T27" style:family="text">
      <style:text-properties fo:font-weight="normal" officeooo:rsid="00d2f334" style:font-weight-asian="normal" style:font-weight-complex="normal"/>
    </style:style>
    <style:style style:name="T28" style:family="text">
      <style:text-properties fo:font-weight="normal" officeooo:rsid="00d5894c" style:font-weight-asian="normal" style:font-weight-complex="normal"/>
    </style:style>
    <style:style style:name="T29" style:family="text">
      <style:text-properties fo:font-weight="normal" officeooo:rsid="00d63cf5" style:font-weight-asian="normal" style:font-weight-complex="normal"/>
    </style:style>
    <style:style style:name="T30" style:family="text">
      <style:text-properties fo:font-weight="normal" officeooo:rsid="00d66d0e" style:font-weight-asian="normal" style:font-weight-complex="normal"/>
    </style:style>
    <style:style style:name="T31" style:family="text">
      <style:text-properties fo:font-weight="normal" officeooo:rsid="00d96219" style:font-weight-asian="normal" style:font-weight-complex="normal"/>
    </style:style>
    <style:style style:name="T32" style:family="text">
      <style:text-properties fo:font-weight="normal" officeooo:rsid="00d9e5df" style:font-weight-asian="normal" style:font-weight-complex="normal"/>
    </style:style>
    <style:style style:name="T33" style:family="text">
      <style:text-properties fo:font-weight="normal" officeooo:rsid="00dacefe" style:font-weight-asian="normal" style:font-weight-complex="normal"/>
    </style:style>
    <style:style style:name="T34" style:family="text">
      <style:text-properties fo:font-weight="normal" officeooo:rsid="00dd1887" style:font-weight-asian="normal" style:font-weight-complex="normal"/>
    </style:style>
    <style:style style:name="T35" style:family="text">
      <style:text-properties fo:font-weight="normal" officeooo:rsid="00dd3060" style:font-weight-asian="normal" style:font-weight-complex="normal"/>
    </style:style>
    <style:style style:name="T36" style:family="text">
      <style:text-properties fo:font-weight="normal" officeooo:rsid="00de5d20" style:font-weight-asian="normal" style:font-weight-complex="normal"/>
    </style:style>
    <style:style style:name="T37" style:family="text">
      <style:text-properties fo:font-weight="normal" officeooo:rsid="00deb77b" style:font-weight-asian="normal" style:font-weight-complex="normal"/>
    </style:style>
    <style:style style:name="T38" style:family="text">
      <style:text-properties fo:font-weight="normal" officeooo:rsid="00ec104d" style:font-weight-asian="normal" style:font-weight-complex="normal"/>
    </style:style>
    <style:style style:name="T39" style:family="text">
      <style:text-properties fo:font-weight="normal" officeooo:rsid="00eefe88" style:font-weight-asian="normal" style:font-weight-complex="normal"/>
    </style:style>
    <style:style style:name="T40" style:family="text">
      <style:text-properties fo:font-weight="normal" officeooo:rsid="00ef6184" style:font-weight-asian="normal" style:font-weight-complex="normal"/>
    </style:style>
    <style:style style:name="T41" style:family="text">
      <style:text-properties fo:font-weight="normal" officeooo:rsid="00ef8d51" style:font-weight-asian="normal" style:font-weight-complex="normal"/>
    </style:style>
    <style:style style:name="T42" style:family="text">
      <style:text-properties fo:font-weight="normal" officeooo:rsid="00efcca5" style:font-weight-asian="normal" style:font-weight-complex="normal"/>
    </style:style>
    <style:style style:name="T43" style:family="text">
      <style:text-properties fo:font-weight="normal" officeooo:rsid="00f1802d" style:font-weight-asian="normal" style:font-weight-complex="normal"/>
    </style:style>
    <style:style style:name="T44" style:family="text">
      <style:text-properties fo:font-weight="normal" officeooo:rsid="00f2e2c9" style:font-weight-asian="normal" style:font-weight-complex="normal"/>
    </style:style>
    <style:style style:name="T45" style:family="text">
      <style:text-properties fo:font-weight="normal" officeooo:rsid="00f494dd" style:font-weight-asian="normal" style:font-weight-complex="normal"/>
    </style:style>
    <style:style style:name="T46" style:family="text">
      <style:text-properties fo:font-weight="normal" officeooo:rsid="00f5bf11" style:font-weight-asian="normal" style:font-weight-complex="normal"/>
    </style:style>
    <style:style style:name="T47" style:family="text">
      <style:text-properties fo:font-weight="normal" officeooo:rsid="00f75d08" style:font-weight-asian="normal" style:font-weight-complex="normal"/>
    </style:style>
    <style:style style:name="T48" style:family="text">
      <style:text-properties fo:font-weight="normal" officeooo:rsid="00fa691a" style:font-weight-asian="normal" style:font-weight-complex="normal"/>
    </style:style>
    <style:style style:name="T49" style:family="text">
      <style:text-properties fo:font-weight="normal" officeooo:rsid="00fbc71a" style:font-weight-asian="normal" style:font-weight-complex="normal"/>
    </style:style>
    <style:style style:name="T50" style:family="text">
      <style:text-properties fo:font-weight="normal" officeooo:rsid="00fd05a1" style:font-weight-asian="normal" style:font-weight-complex="normal"/>
    </style:style>
    <style:style style:name="T51" style:family="text">
      <style:text-properties fo:font-weight="normal" officeooo:rsid="00fe7ba4" style:font-weight-asian="normal" style:font-weight-complex="normal"/>
    </style:style>
    <style:style style:name="T52" style:family="text">
      <style:text-properties fo:font-weight="normal" officeooo:rsid="01024207" style:font-weight-asian="normal" style:font-weight-complex="normal"/>
    </style:style>
    <style:style style:name="T53" style:family="text">
      <style:text-properties fo:font-weight="normal" officeooo:rsid="01037967" style:font-weight-asian="normal" style:font-weight-complex="normal"/>
    </style:style>
    <style:style style:name="T54" style:family="text">
      <style:text-properties fo:font-weight="normal" officeooo:rsid="01056cea" style:font-weight-asian="normal" style:font-weight-complex="normal"/>
    </style:style>
    <style:style style:name="T55" style:family="text">
      <style:text-properties fo:font-weight="normal" officeooo:rsid="010b82aa" style:font-weight-asian="normal" style:font-weight-complex="normal"/>
    </style:style>
    <style:style style:name="T56" style:family="text">
      <style:text-properties fo:font-weight="normal" officeooo:rsid="010c20aa" style:font-weight-asian="normal" style:font-weight-complex="normal"/>
    </style:style>
    <style:style style:name="T57" style:family="text">
      <style:text-properties fo:font-weight="normal" officeooo:rsid="011073ab" style:font-weight-asian="normal" style:font-weight-complex="normal"/>
    </style:style>
    <style:style style:name="T58" style:family="text">
      <style:text-properties fo:font-weight="normal" officeooo:rsid="0111eb95" style:font-weight-asian="normal" style:font-weight-complex="normal"/>
    </style:style>
    <style:style style:name="T59" style:family="text">
      <style:text-properties fo:font-weight="normal" officeooo:rsid="01129ddc" style:font-weight-asian="normal" style:font-weight-complex="normal"/>
    </style:style>
    <style:style style:name="T60" style:family="text">
      <style:text-properties fo:font-weight="normal" officeooo:rsid="0113f802" style:font-weight-asian="normal" style:font-weight-complex="normal"/>
    </style:style>
    <style:style style:name="T61" style:family="text">
      <style:text-properties fo:font-weight="normal" officeooo:rsid="0115a64b" style:font-weight-asian="normal" style:font-weight-complex="normal"/>
    </style:style>
    <style:style style:name="T62" style:family="text">
      <style:text-properties fo:font-weight="normal" officeooo:rsid="0116ee4d" style:font-weight-asian="normal" style:font-weight-complex="normal"/>
    </style:style>
    <style:style style:name="T63" style:family="text">
      <style:text-properties fo:font-weight="normal" officeooo:rsid="0118b11a" style:font-weight-asian="normal" style:font-weight-complex="normal"/>
    </style:style>
    <style:style style:name="T64" style:family="text">
      <style:text-properties fo:font-weight="normal" officeooo:rsid="0118d61d" style:font-weight-asian="normal" style:font-weight-complex="normal"/>
    </style:style>
    <style:style style:name="T65" style:family="text">
      <style:text-properties fo:font-weight="normal" officeooo:rsid="0119a7ae" style:font-weight-asian="normal" style:font-weight-complex="normal"/>
    </style:style>
    <style:style style:name="T66" style:family="text">
      <style:text-properties fo:font-weight="normal" officeooo:rsid="011b653a" style:font-weight-asian="normal" style:font-weight-complex="normal"/>
    </style:style>
    <style:style style:name="T67" style:family="text">
      <style:text-properties fo:font-weight="normal" officeooo:rsid="011d5578" style:font-weight-asian="normal" style:font-weight-complex="normal"/>
    </style:style>
    <style:style style:name="T68" style:family="text">
      <style:text-properties fo:font-weight="normal" officeooo:rsid="011ee522" style:font-weight-asian="normal" style:font-weight-complex="normal"/>
    </style:style>
    <style:style style:name="T69" style:family="text">
      <style:text-properties fo:font-weight="normal" officeooo:rsid="0120d5d9" style:font-weight-asian="normal" style:font-weight-complex="normal"/>
    </style:style>
    <style:style style:name="T70" style:family="text">
      <style:text-properties fo:font-weight="normal" officeooo:rsid="0121621d" style:font-weight-asian="normal" style:font-weight-complex="normal"/>
    </style:style>
    <style:style style:name="T71" style:family="text">
      <style:text-properties fo:font-weight="normal" officeooo:rsid="0122f9c8" style:font-weight-asian="normal" style:font-weight-complex="normal"/>
    </style:style>
    <style:style style:name="T72" style:family="text">
      <style:text-properties fo:font-weight="normal" officeooo:rsid="01293cfd" style:font-weight-asian="normal" style:font-weight-complex="normal"/>
    </style:style>
    <style:style style:name="T73" style:family="text">
      <style:text-properties fo:font-weight="normal" officeooo:rsid="013d7800" style:font-weight-asian="normal" style:font-weight-complex="normal"/>
    </style:style>
    <style:style style:name="T74" style:family="text">
      <style:text-properties fo:font-weight="normal" officeooo:rsid="014768dc" style:font-weight-asian="normal" style:font-weight-complex="normal"/>
    </style:style>
    <style:style style:name="T75" style:family="text">
      <style:text-properties fo:font-weight="normal" officeooo:rsid="01485654" style:font-weight-asian="normal" style:font-weight-complex="normal"/>
    </style:style>
    <style:style style:name="T76" style:family="text">
      <style:text-properties fo:font-weight="normal" officeooo:rsid="014a1b40" style:font-weight-asian="normal" style:font-weight-complex="normal"/>
    </style:style>
    <style:style style:name="T77" style:family="text">
      <style:text-properties fo:font-weight="normal" officeooo:rsid="014f2b78" style:font-weight-asian="normal" style:font-weight-complex="normal"/>
    </style:style>
    <style:style style:name="T78" style:family="text">
      <style:text-properties fo:font-weight="normal" officeooo:rsid="01505373" style:font-weight-asian="normal" style:font-weight-complex="normal"/>
    </style:style>
    <style:style style:name="T79" style:family="text">
      <style:text-properties fo:font-weight="normal" officeooo:rsid="01514ee1" style:font-weight-asian="normal" style:font-weight-complex="normal"/>
    </style:style>
    <style:style style:name="T80" style:family="text">
      <style:text-properties fo:font-weight="normal" officeooo:rsid="01532fb9" style:font-weight-asian="normal" style:font-weight-complex="normal"/>
    </style:style>
    <style:style style:name="T81" style:family="text">
      <style:text-properties fo:font-weight="normal" officeooo:rsid="015446a0" style:font-weight-asian="normal" style:font-weight-complex="normal"/>
    </style:style>
    <style:style style:name="T82" style:family="text">
      <style:text-properties fo:font-weight="normal" officeooo:rsid="0155e512" style:font-weight-asian="normal" style:font-weight-complex="normal"/>
    </style:style>
    <style:style style:name="T83" style:family="text">
      <style:text-properties fo:font-weight="normal" officeooo:rsid="0155f03f" style:font-weight-asian="normal" style:font-weight-complex="normal"/>
    </style:style>
    <style:style style:name="T84" style:family="text">
      <style:text-properties fo:font-weight="normal" officeooo:rsid="01562ae3" style:font-weight-asian="normal" style:font-weight-complex="normal"/>
    </style:style>
    <style:style style:name="T85" style:family="text">
      <style:text-properties fo:font-weight="normal" officeooo:rsid="01576f01" style:font-weight-asian="normal" style:font-weight-complex="normal"/>
    </style:style>
    <style:style style:name="T86" style:family="text">
      <style:text-properties fo:font-weight="normal" officeooo:rsid="0159eed6" style:font-weight-asian="normal" style:font-weight-complex="normal"/>
    </style:style>
    <style:style style:name="T87" style:family="text">
      <style:text-properties fo:font-weight="normal" officeooo:rsid="015a6a2f" style:font-weight-asian="normal" style:font-weight-complex="normal"/>
    </style:style>
    <style:style style:name="T88" style:family="text">
      <style:text-properties fo:font-weight="normal" officeooo:rsid="015ac81b" style:font-weight-asian="normal" style:font-weight-complex="normal"/>
    </style:style>
    <style:style style:name="T89" style:family="text">
      <style:text-properties fo:font-weight="normal" officeooo:rsid="015cb5cf" style:font-weight-asian="normal" style:font-weight-complex="normal"/>
    </style:style>
    <style:style style:name="T90" style:family="text">
      <style:text-properties fo:font-weight="normal" officeooo:rsid="01604187" style:font-weight-asian="normal" style:font-weight-complex="normal"/>
    </style:style>
    <style:style style:name="T91" style:family="text">
      <style:text-properties fo:font-weight="normal" officeooo:rsid="0161db41" style:font-weight-asian="normal" style:font-weight-complex="normal"/>
    </style:style>
    <style:style style:name="T92" style:family="text">
      <style:text-properties fo:font-weight="normal" officeooo:rsid="01741bc8" style:font-weight-asian="normal" style:font-weight-complex="normal"/>
    </style:style>
    <style:style style:name="T93" style:family="text">
      <style:text-properties fo:font-weight="normal" officeooo:rsid="01746fd8" style:font-weight-asian="normal" style:font-weight-complex="normal"/>
    </style:style>
    <style:style style:name="T94" style:family="text">
      <style:text-properties fo:font-weight="normal" officeooo:rsid="01754133" style:font-weight-asian="normal" style:font-weight-complex="normal"/>
    </style:style>
    <style:style style:name="T95" style:family="text">
      <style:text-properties fo:font-weight="normal" officeooo:rsid="0178bde8" style:font-weight-asian="normal" style:font-weight-complex="normal"/>
    </style:style>
    <style:style style:name="T96" style:family="text">
      <style:text-properties fo:font-weight="normal" officeooo:rsid="017ec479" style:font-weight-asian="normal" style:font-weight-complex="normal"/>
    </style:style>
    <style:style style:name="T97" style:family="text">
      <style:text-properties fo:font-weight="normal" officeooo:rsid="01801bc6" style:font-weight-asian="normal" style:font-weight-complex="normal"/>
    </style:style>
    <style:style style:name="T98" style:family="text">
      <style:text-properties fo:font-weight="normal" officeooo:rsid="0182aaae" style:font-weight-asian="normal" style:font-weight-complex="normal"/>
    </style:style>
    <style:style style:name="T99" style:family="text">
      <style:text-properties fo:font-weight="normal" officeooo:rsid="0182f085" style:font-weight-asian="normal" style:font-weight-complex="normal"/>
    </style:style>
    <style:style style:name="T100" style:family="text">
      <style:text-properties fo:font-weight="normal" officeooo:rsid="018330cc" style:font-weight-asian="normal" style:font-weight-complex="normal"/>
    </style:style>
    <style:style style:name="T101" style:family="text">
      <style:text-properties fo:font-weight="normal" officeooo:rsid="018598bb" style:font-weight-asian="normal" style:font-weight-complex="normal"/>
    </style:style>
    <style:style style:name="T102" style:family="text">
      <style:text-properties fo:font-weight="normal" officeooo:rsid="01878ada" style:font-weight-asian="normal" style:font-weight-complex="normal"/>
    </style:style>
    <style:style style:name="T103" style:family="text">
      <style:text-properties fo:font-weight="normal" officeooo:rsid="018cd5b4" style:font-weight-asian="normal" style:font-weight-complex="normal"/>
    </style:style>
    <style:style style:name="T104" style:family="text">
      <style:text-properties fo:font-weight="normal" officeooo:rsid="0198d99f" style:font-weight-asian="normal" style:font-weight-complex="normal"/>
    </style:style>
    <style:style style:name="T105" style:family="text">
      <style:text-properties fo:font-weight="normal" officeooo:rsid="0199116f" style:font-weight-asian="normal" style:font-weight-complex="normal"/>
    </style:style>
    <style:style style:name="T106" style:family="text">
      <style:text-properties fo:font-weight="normal" officeooo:rsid="019af871" style:font-weight-asian="normal" style:font-weight-complex="normal"/>
    </style:style>
    <style:style style:name="T107" style:family="text">
      <style:text-properties fo:font-weight="normal" officeooo:rsid="019db513" style:font-weight-asian="normal" style:font-weight-complex="normal"/>
    </style:style>
    <style:style style:name="T108" style:family="text">
      <style:text-properties fo:font-weight="normal" officeooo:rsid="019e24e5" style:font-weight-asian="normal" style:font-weight-complex="normal"/>
    </style:style>
    <style:style style:name="T109" style:family="text">
      <style:text-properties fo:font-weight="normal" officeooo:rsid="01a122c0" style:font-weight-asian="normal" style:font-weight-complex="normal"/>
    </style:style>
    <style:style style:name="T110" style:family="text">
      <style:text-properties fo:font-weight="normal" officeooo:rsid="01a1d0d9" style:font-weight-asian="normal" style:font-weight-complex="normal"/>
    </style:style>
    <style:style style:name="T111" style:family="text">
      <style:text-properties fo:font-weight="normal" officeooo:rsid="01a45b49" style:font-weight-asian="normal" style:font-weight-complex="normal"/>
    </style:style>
    <style:style style:name="T112" style:family="text">
      <style:text-properties fo:font-weight="normal" officeooo:rsid="01a5ba9d" style:font-weight-asian="normal" style:font-weight-complex="normal"/>
    </style:style>
    <style:style style:name="T113" style:family="text">
      <style:text-properties fo:font-weight="normal" officeooo:rsid="01a7f1fe" style:font-weight-asian="normal" style:font-weight-complex="normal"/>
    </style:style>
    <style:style style:name="T114" style:family="text">
      <style:text-properties fo:font-weight="normal" officeooo:rsid="01a9daae" style:font-weight-asian="normal" style:font-weight-complex="normal"/>
    </style:style>
    <style:style style:name="T115" style:family="text">
      <style:text-properties fo:font-weight="normal" officeooo:rsid="01ab66d8" style:font-weight-asian="normal" style:font-weight-complex="normal"/>
    </style:style>
    <style:style style:name="T116" style:family="text">
      <style:text-properties fo:font-weight="normal" officeooo:rsid="01ab7c7b" style:font-weight-asian="normal" style:font-weight-complex="normal"/>
    </style:style>
    <style:style style:name="T117" style:family="text">
      <style:text-properties fo:font-weight="normal" officeooo:rsid="01acd4de" style:font-weight-asian="normal" style:font-weight-complex="normal"/>
    </style:style>
    <style:style style:name="T118" style:family="text">
      <style:text-properties fo:font-weight="normal" officeooo:rsid="01e4989d" style:font-weight-asian="normal" style:font-weight-complex="normal"/>
    </style:style>
    <style:style style:name="T119" style:family="text">
      <style:text-properties fo:font-weight="normal" officeooo:rsid="01e54ac9" style:font-weight-asian="normal" style:font-weight-complex="normal"/>
    </style:style>
    <style:style style:name="T120" style:family="text">
      <style:text-properties fo:font-weight="normal" officeooo:rsid="01e55a20" style:font-weight-asian="normal" style:font-weight-complex="normal"/>
    </style:style>
    <style:style style:name="T121" style:family="text">
      <style:text-properties fo:font-weight="normal" officeooo:rsid="01e56019" style:font-weight-asian="normal" style:font-weight-complex="normal"/>
    </style:style>
    <style:style style:name="T122" style:family="text">
      <style:text-properties fo:font-weight="normal" officeooo:rsid="01e5a8cf" style:font-weight-asian="normal" style:font-weight-complex="normal"/>
    </style:style>
    <style:style style:name="T123" style:family="text">
      <style:text-properties fo:font-weight="normal" officeooo:rsid="01e6b115" style:font-weight-asian="normal" style:font-weight-complex="normal"/>
    </style:style>
    <style:style style:name="T124" style:family="text">
      <style:text-properties fo:font-weight="normal" officeooo:rsid="01e76971" style:font-weight-asian="normal" style:font-weight-complex="normal"/>
    </style:style>
    <style:style style:name="T125" style:family="text">
      <style:text-properties fo:font-weight="normal" officeooo:rsid="01ed7a81" style:font-weight-asian="normal" style:font-weight-complex="normal"/>
    </style:style>
    <style:style style:name="T126" style:family="text">
      <style:text-properties fo:font-weight="normal" officeooo:rsid="01ed82da" style:font-weight-asian="normal" style:font-weight-complex="normal"/>
    </style:style>
    <style:style style:name="T127" style:family="text">
      <style:text-properties fo:font-weight="normal" officeooo:rsid="01eeba4e" style:font-weight-asian="normal" style:font-weight-complex="normal"/>
    </style:style>
    <style:style style:name="T128" style:family="text">
      <style:text-properties fo:font-weight="normal" officeooo:rsid="01eb4136" style:font-weight-asian="normal" style:font-weight-complex="normal"/>
    </style:style>
    <style:style style:name="T129" style:family="text">
      <style:text-properties fo:font-weight="normal" officeooo:rsid="01eebf60" style:font-weight-asian="normal" style:font-weight-complex="normal"/>
    </style:style>
    <style:style style:name="T130" style:family="text">
      <style:text-properties fo:font-weight="normal" officeooo:rsid="01f1729a" style:font-weight-asian="normal" style:font-weight-complex="normal"/>
    </style:style>
    <style:style style:name="T131" style:family="text">
      <style:text-properties fo:font-weight="normal" officeooo:rsid="02087fe1" style:font-weight-asian="normal" style:font-weight-complex="normal"/>
    </style:style>
    <style:style style:name="T132" style:family="text">
      <style:text-properties fo:font-weight="normal" officeooo:rsid="020961ed" style:font-weight-asian="normal" style:font-weight-complex="normal"/>
    </style:style>
    <style:style style:name="T133" style:family="text">
      <style:text-properties fo:font-weight="normal" officeooo:rsid="020b1363" style:font-weight-asian="normal" style:font-weight-complex="normal"/>
    </style:style>
    <style:style style:name="T134" style:family="text">
      <style:text-properties fo:font-weight="normal" officeooo:rsid="020c5e85" style:font-weight-asian="normal" style:font-weight-complex="normal"/>
    </style:style>
    <style:style style:name="T135" style:family="text">
      <style:text-properties fo:font-weight="normal" officeooo:rsid="020d2b52" style:font-weight-asian="normal" style:font-weight-complex="normal"/>
    </style:style>
    <style:style style:name="T136" style:family="text">
      <style:text-properties fo:font-weight="normal" officeooo:rsid="020df49d" style:font-weight-asian="normal" style:font-weight-complex="normal"/>
    </style:style>
    <style:style style:name="T137" style:family="text">
      <style:text-properties fo:font-weight="normal" officeooo:rsid="020eff06" style:font-weight-asian="normal" style:font-weight-complex="normal"/>
    </style:style>
    <style:style style:name="T138" style:family="text">
      <style:text-properties fo:font-weight="normal" officeooo:rsid="020fbe95" style:font-weight-asian="normal" style:font-weight-complex="normal"/>
    </style:style>
    <style:style style:name="T139" style:family="text">
      <style:text-properties fo:font-weight="normal" officeooo:rsid="020fedb6" style:font-weight-asian="normal" style:font-weight-complex="normal"/>
    </style:style>
    <style:style style:name="T140" style:family="text">
      <style:text-properties fo:font-weight="normal" officeooo:rsid="0210b431" style:font-weight-asian="normal" style:font-weight-complex="normal"/>
    </style:style>
    <style:style style:name="T141" style:family="text">
      <style:text-properties fo:font-weight="normal" officeooo:rsid="0210d01f" style:font-weight-asian="normal" style:font-weight-complex="normal"/>
    </style:style>
    <style:style style:name="T142" style:family="text">
      <style:text-properties fo:font-weight="normal" officeooo:rsid="02136384" style:font-weight-asian="normal" style:font-weight-complex="normal"/>
    </style:style>
    <style:style style:name="T143" style:family="text">
      <style:text-properties fo:font-weight="normal" officeooo:rsid="0213668b" style:font-weight-asian="normal" style:font-weight-complex="normal"/>
    </style:style>
    <style:style style:name="T144" style:family="text">
      <style:text-properties fo:font-weight="normal" officeooo:rsid="021491bb" style:font-weight-asian="normal" style:font-weight-complex="normal"/>
    </style:style>
    <style:style style:name="T145" style:family="text">
      <style:text-properties fo:font-weight="normal" officeooo:rsid="02168fe3" style:font-weight-asian="normal" style:font-weight-complex="normal"/>
    </style:style>
    <style:style style:name="T146" style:family="text">
      <style:text-properties fo:font-weight="normal" officeooo:rsid="0218251f" style:font-weight-asian="normal" style:font-weight-complex="normal"/>
    </style:style>
    <style:style style:name="T147" style:family="text">
      <style:text-properties fo:font-weight="normal" officeooo:rsid="021962bb" style:font-weight-asian="normal" style:font-weight-complex="normal"/>
    </style:style>
    <style:style style:name="T148" style:family="text">
      <style:text-properties fo:font-weight="normal" officeooo:rsid="021a9819" style:font-weight-asian="normal" style:font-weight-complex="normal"/>
    </style:style>
    <style:style style:name="T149" style:family="text">
      <style:text-properties fo:font-weight="normal" officeooo:rsid="021b08ad" style:font-weight-asian="normal" style:font-weight-complex="normal"/>
    </style:style>
    <style:style style:name="T150" style:family="text">
      <style:text-properties fo:font-weight="normal" officeooo:rsid="021b6deb" style:font-weight-asian="normal" style:font-weight-complex="normal"/>
    </style:style>
    <style:style style:name="T151" style:family="text">
      <style:text-properties fo:font-weight="normal" officeooo:rsid="021c1cb2" style:font-weight-asian="normal" style:font-weight-complex="normal"/>
    </style:style>
    <style:style style:name="T152" style:family="text">
      <style:text-properties fo:font-weight="normal" officeooo:rsid="021c4e7d" style:font-weight-asian="normal" style:font-weight-complex="normal"/>
    </style:style>
    <style:style style:name="T153" style:family="text">
      <style:text-properties fo:font-weight="normal" officeooo:rsid="021e4f43" style:font-weight-asian="normal" style:font-weight-complex="normal"/>
    </style:style>
    <style:style style:name="T154" style:family="text">
      <style:text-properties fo:font-weight="normal" officeooo:rsid="0224af1d" style:font-weight-asian="normal" style:font-weight-complex="normal"/>
    </style:style>
    <style:style style:name="T155" style:family="text">
      <style:text-properties fo:font-weight="normal" officeooo:rsid="0225b0d7" style:font-weight-asian="normal" style:font-weight-complex="normal"/>
    </style:style>
    <style:style style:name="T156" style:family="text">
      <style:text-properties fo:font-weight="normal" officeooo:rsid="022751a8" style:font-weight-asian="normal" style:font-weight-complex="normal"/>
    </style:style>
    <style:style style:name="T157" style:family="text">
      <style:text-properties fo:font-weight="normal" officeooo:rsid="0228836b" style:font-weight-asian="normal" style:font-weight-complex="normal"/>
    </style:style>
    <style:style style:name="T158" style:family="text">
      <style:text-properties fo:font-weight="normal" officeooo:rsid="022a5081" style:font-weight-asian="normal" style:font-weight-complex="normal"/>
    </style:style>
    <style:style style:name="T159" style:family="text">
      <style:text-properties fo:font-weight="normal" officeooo:rsid="022aca9e" style:font-weight-asian="normal" style:font-weight-complex="normal"/>
    </style:style>
    <style:style style:name="T160" style:family="text">
      <style:text-properties fo:font-weight="normal" officeooo:rsid="022b88e3" style:font-weight-asian="normal" style:font-weight-complex="normal"/>
    </style:style>
    <style:style style:name="T161" style:family="text">
      <style:text-properties fo:font-weight="normal" officeooo:rsid="022bf3ee" style:font-weight-asian="normal" style:font-weight-complex="normal"/>
    </style:style>
    <style:style style:name="T162" style:family="text">
      <style:text-properties fo:font-weight="normal" officeooo:rsid="022e7a95" style:font-weight-asian="normal" style:font-weight-complex="normal"/>
    </style:style>
    <style:style style:name="T163" style:family="text">
      <style:text-properties fo:font-weight="normal" officeooo:rsid="022ed913" style:font-weight-asian="normal" style:font-weight-complex="normal"/>
    </style:style>
    <style:style style:name="T164" style:family="text">
      <style:text-properties fo:font-weight="normal" officeooo:rsid="022eeb34" style:font-weight-asian="normal" style:font-weight-complex="normal"/>
    </style:style>
    <style:style style:name="T165" style:family="text">
      <style:text-properties fo:font-weight="normal" officeooo:rsid="02307cfa" style:font-weight-asian="normal" style:font-weight-complex="normal"/>
    </style:style>
    <style:style style:name="T166" style:family="text">
      <style:text-properties fo:font-weight="normal" officeooo:rsid="0230a091" style:font-weight-asian="normal" style:font-weight-complex="normal"/>
    </style:style>
    <style:style style:name="T167" style:family="text">
      <style:text-properties fo:font-weight="normal" officeooo:rsid="0232ac09" style:font-weight-asian="normal" style:font-weight-complex="normal"/>
    </style:style>
    <style:style style:name="T168" style:family="text">
      <style:text-properties fo:font-weight="normal" officeooo:rsid="02336b3d" style:font-weight-asian="normal" style:font-weight-complex="normal"/>
    </style:style>
    <style:style style:name="T169" style:family="text">
      <style:text-properties fo:font-weight="normal" officeooo:rsid="0234f3a2" style:font-weight-asian="normal" style:font-weight-complex="normal"/>
    </style:style>
    <style:style style:name="T170" style:family="text">
      <style:text-properties fo:font-weight="normal" officeooo:rsid="02363174" style:font-weight-asian="normal" style:font-weight-complex="normal"/>
    </style:style>
    <style:style style:name="T171" style:family="text">
      <style:text-properties fo:font-weight="normal" officeooo:rsid="02368d59" style:font-weight-asian="normal" style:font-weight-complex="normal"/>
    </style:style>
    <style:style style:name="T172" style:family="text">
      <style:text-properties fo:font-weight="normal" officeooo:rsid="023e4c61" style:font-weight-asian="normal" style:font-weight-complex="normal"/>
    </style:style>
    <style:style style:name="T173" style:family="text">
      <style:text-properties fo:font-weight="normal" officeooo:rsid="023f4e0e" style:font-weight-asian="normal" style:font-weight-complex="normal"/>
    </style:style>
    <style:style style:name="T174" style:family="text">
      <style:text-properties fo:font-weight="normal" officeooo:rsid="023feb34" style:font-weight-asian="normal" style:font-weight-complex="normal"/>
    </style:style>
    <style:style style:name="T175" style:family="text">
      <style:text-properties fo:font-weight="normal" officeooo:rsid="0240cc8e" style:font-weight-asian="normal" style:font-weight-complex="normal"/>
    </style:style>
    <style:style style:name="T176" style:family="text">
      <style:text-properties fo:font-weight="normal" officeooo:rsid="024259c2" style:font-weight-asian="normal" style:font-weight-complex="normal"/>
    </style:style>
    <style:style style:name="T177" style:family="text">
      <style:text-properties fo:font-weight="normal" officeooo:rsid="02438be8" style:font-weight-asian="normal" style:font-weight-complex="normal"/>
    </style:style>
    <style:style style:name="T178" style:family="text">
      <style:text-properties fo:font-weight="normal" officeooo:rsid="0243f139" style:font-weight-asian="normal" style:font-weight-complex="normal"/>
    </style:style>
    <style:style style:name="T179" style:family="text">
      <style:text-properties fo:font-weight="normal" officeooo:rsid="0245cc71" style:font-weight-asian="normal" style:font-weight-complex="normal"/>
    </style:style>
    <style:style style:name="T180" style:family="text">
      <style:text-properties fo:font-weight="normal" officeooo:rsid="0246d2f2" style:font-weight-asian="normal" style:font-weight-complex="normal"/>
    </style:style>
    <style:style style:name="T181" style:family="text">
      <style:text-properties fo:font-weight="normal" officeooo:rsid="02490fa2" style:font-weight-asian="normal" style:font-weight-complex="normal"/>
    </style:style>
    <style:style style:name="T182" style:family="text">
      <style:text-properties fo:font-weight="normal" officeooo:rsid="024c39bc" style:font-weight-asian="normal" style:font-weight-complex="normal"/>
    </style:style>
    <style:style style:name="T183" style:family="text">
      <style:text-properties fo:font-weight="normal" officeooo:rsid="0269f8c8" style:font-weight-asian="normal" style:font-weight-complex="normal"/>
    </style:style>
    <style:style style:name="T184" style:family="text">
      <style:text-properties fo:font-weight="normal" officeooo:rsid="0270a255" style:font-weight-asian="normal" style:font-weight-complex="normal"/>
    </style:style>
    <style:style style:name="T185" style:family="text">
      <style:text-properties fo:font-weight="normal" officeooo:rsid="0272804f" style:font-weight-asian="normal" style:font-weight-complex="normal"/>
    </style:style>
    <style:style style:name="T186" style:family="text">
      <style:text-properties fo:font-weight="normal" officeooo:rsid="0272809d" style:font-weight-asian="normal" style:font-weight-complex="normal"/>
    </style:style>
    <style:style style:name="T187" style:family="text">
      <style:text-properties fo:font-weight="normal" officeooo:rsid="02757da5" style:font-weight-asian="normal" style:font-weight-complex="normal"/>
    </style:style>
    <style:style style:name="T188" style:family="text">
      <style:text-properties fo:font-weight="normal" officeooo:rsid="0275d7dd" style:font-weight-asian="normal" style:font-weight-complex="normal"/>
    </style:style>
    <style:style style:name="T189" style:family="text">
      <style:text-properties fo:font-weight="normal" officeooo:rsid="02778881" style:font-weight-asian="normal" style:font-weight-complex="normal"/>
    </style:style>
    <style:style style:name="T190" style:family="text">
      <style:text-properties fo:font-weight="normal" officeooo:rsid="0280328d" style:font-weight-asian="normal" style:font-weight-complex="normal"/>
    </style:style>
    <style:style style:name="T191" style:family="text">
      <style:text-properties fo:font-weight="normal" officeooo:rsid="02817e7d" style:font-weight-asian="normal" style:font-weight-complex="normal"/>
    </style:style>
    <style:style style:name="T192" style:family="text">
      <style:text-properties fo:font-weight="normal" officeooo:rsid="028188f7" style:font-weight-asian="normal" style:font-weight-complex="normal"/>
    </style:style>
    <style:style style:name="T193" style:family="text">
      <style:text-properties fo:font-weight="normal" officeooo:rsid="0282e4a3" style:font-weight-asian="normal" style:font-weight-complex="normal"/>
    </style:style>
    <style:style style:name="T194" style:family="text">
      <style:text-properties fo:font-weight="normal" officeooo:rsid="02836668" style:font-weight-asian="normal" style:font-weight-complex="normal"/>
    </style:style>
    <style:style style:name="T195" style:family="text">
      <style:text-properties fo:font-weight="normal" officeooo:rsid="0283b4fc" style:font-weight-asian="normal" style:font-weight-complex="normal"/>
    </style:style>
    <style:style style:name="T196" style:family="text">
      <style:text-properties fo:font-weight="normal" officeooo:rsid="02845189" style:font-weight-asian="normal" style:font-weight-complex="normal"/>
    </style:style>
    <style:style style:name="T197" style:family="text">
      <style:text-properties fo:font-weight="normal" officeooo:rsid="02846288" style:font-weight-asian="normal" style:font-weight-complex="normal"/>
    </style:style>
    <style:style style:name="T198" style:family="text">
      <style:text-properties fo:font-weight="normal" officeooo:rsid="0285479f" style:font-weight-asian="normal" style:font-weight-complex="normal"/>
    </style:style>
    <style:style style:name="T199" style:family="text">
      <style:text-properties fo:font-weight="normal" officeooo:rsid="02860567" style:font-weight-asian="normal" style:font-weight-complex="normal"/>
    </style:style>
    <style:style style:name="T200" style:family="text">
      <style:text-properties fo:font-weight="normal" officeooo:rsid="0287483b" style:font-weight-asian="normal" style:font-weight-complex="normal"/>
    </style:style>
    <style:style style:name="T201" style:family="text">
      <style:text-properties fo:font-weight="normal" officeooo:rsid="0289bf7b" style:font-weight-asian="normal" style:font-weight-complex="normal"/>
    </style:style>
    <style:style style:name="T202" style:family="text">
      <style:text-properties fo:font-weight="normal" officeooo:rsid="028aba00" style:font-weight-asian="normal" style:font-weight-complex="normal"/>
    </style:style>
    <style:style style:name="T203" style:family="text">
      <style:text-properties fo:font-weight="normal" officeooo:rsid="028bb5c3" style:font-weight-asian="normal" style:font-weight-complex="normal"/>
    </style:style>
    <style:style style:name="T204" style:family="text">
      <style:text-properties fo:font-weight="normal" officeooo:rsid="028da603" style:font-weight-asian="normal" style:font-weight-complex="normal"/>
    </style:style>
    <style:style style:name="T205" style:family="text">
      <style:text-properties fo:font-weight="normal" officeooo:rsid="028dc1b9" style:font-weight-asian="normal" style:font-weight-complex="normal"/>
    </style:style>
    <style:style style:name="T206" style:family="text">
      <style:text-properties fo:font-weight="normal" officeooo:rsid="02b3e0ca" style:font-weight-asian="normal" style:font-weight-complex="normal"/>
    </style:style>
    <style:style style:name="T207" style:family="text">
      <style:text-properties fo:font-weight="normal" officeooo:rsid="02b43610" style:font-weight-asian="normal" style:font-weight-complex="normal"/>
    </style:style>
    <style:style style:name="T208" style:family="text">
      <style:text-properties fo:font-weight="normal" officeooo:rsid="02b81211" style:font-weight-asian="normal" style:font-weight-complex="normal"/>
    </style:style>
    <style:style style:name="T209" style:family="text">
      <style:text-properties fo:font-weight="normal" officeooo:rsid="02ba8f02" style:font-weight-asian="normal" style:font-weight-complex="normal"/>
    </style:style>
    <style:style style:name="T210" style:family="text">
      <style:text-properties fo:font-weight="normal" officeooo:rsid="02bc802c" style:font-weight-asian="normal" style:font-weight-complex="normal"/>
    </style:style>
    <style:style style:name="T211" style:family="text">
      <style:text-properties fo:font-weight="normal" officeooo:rsid="02c121a7" style:font-weight-asian="normal" style:font-weight-complex="normal"/>
    </style:style>
    <style:style style:name="T212" style:family="text">
      <style:text-properties fo:font-weight="normal" officeooo:rsid="02c3db7a" style:font-weight-asian="normal" style:font-weight-complex="normal"/>
    </style:style>
    <style:style style:name="T213" style:family="text">
      <style:text-properties fo:font-weight="normal" officeooo:rsid="02c618fe" style:font-weight-asian="normal" style:font-weight-complex="normal"/>
    </style:style>
    <style:style style:name="T214" style:family="text">
      <style:text-properties fo:font-weight="normal" officeooo:rsid="02c7b95a" style:font-weight-asian="normal" style:font-weight-complex="normal"/>
    </style:style>
    <style:style style:name="T215" style:family="text">
      <style:text-properties fo:font-weight="normal" officeooo:rsid="02c81b72" style:font-weight-asian="normal" style:font-weight-complex="normal"/>
    </style:style>
    <style:style style:name="T216" style:family="text">
      <style:text-properties fo:font-weight="normal" officeooo:rsid="02c9458c" style:font-weight-asian="normal" style:font-weight-complex="normal"/>
    </style:style>
    <style:style style:name="T217" style:family="text">
      <style:text-properties fo:font-weight="normal" officeooo:rsid="02c9f66b" style:font-weight-asian="normal" style:font-weight-complex="normal"/>
    </style:style>
    <style:style style:name="T218" style:family="text">
      <style:text-properties fo:font-weight="normal" officeooo:rsid="02d78359" style:font-weight-asian="normal" style:font-weight-complex="normal"/>
    </style:style>
    <style:style style:name="T219" style:family="text">
      <style:text-properties fo:font-weight="normal" officeooo:rsid="02d8dbdc" style:font-weight-asian="normal" style:font-weight-complex="normal"/>
    </style:style>
    <style:style style:name="T220" style:family="text">
      <style:text-properties fo:font-weight="normal" officeooo:rsid="02d938cc" style:font-weight-asian="normal" style:font-weight-complex="normal"/>
    </style:style>
    <style:style style:name="T221" style:family="text">
      <style:text-properties fo:font-weight="normal" officeooo:rsid="02da57c4" style:font-weight-asian="normal" style:font-weight-complex="normal"/>
    </style:style>
    <style:style style:name="T222" style:family="text">
      <style:text-properties fo:font-weight="normal" officeooo:rsid="02daa487" style:font-weight-asian="normal" style:font-weight-complex="normal"/>
    </style:style>
    <style:style style:name="T223" style:family="text">
      <style:text-properties fo:font-weight="normal" officeooo:rsid="02dd25e5" style:font-weight-asian="normal" style:font-weight-complex="normal"/>
    </style:style>
    <style:style style:name="T224" style:family="text">
      <style:text-properties fo:font-weight="normal" officeooo:rsid="02de5a1c" style:font-weight-asian="normal" style:font-weight-complex="normal"/>
    </style:style>
    <style:style style:name="T225" style:family="text">
      <style:text-properties fo:font-weight="normal" officeooo:rsid="02dff866" style:font-weight-asian="normal" style:font-weight-complex="normal"/>
    </style:style>
    <style:style style:name="T226" style:family="text">
      <style:text-properties fo:font-weight="normal" officeooo:rsid="02e04edd" style:font-weight-asian="normal" style:font-weight-complex="normal"/>
    </style:style>
    <style:style style:name="T227" style:family="text">
      <style:text-properties fo:font-weight="normal" officeooo:rsid="03006b79" style:font-weight-asian="normal" style:font-weight-complex="normal"/>
    </style:style>
    <style:style style:name="T228" style:family="text">
      <style:text-properties fo:font-weight="normal" officeooo:rsid="03025986" style:font-weight-asian="normal" style:font-weight-complex="normal"/>
    </style:style>
    <style:style style:name="T229" style:family="text">
      <style:text-properties fo:font-weight="normal" officeooo:rsid="03049f38" style:font-weight-asian="normal" style:font-weight-complex="normal"/>
    </style:style>
    <style:style style:name="T230" style:family="text">
      <style:text-properties fo:font-weight="normal" officeooo:rsid="03056012" style:font-weight-asian="normal" style:font-weight-complex="normal"/>
    </style:style>
    <style:style style:name="T231" style:family="text">
      <style:text-properties fo:font-weight="normal" officeooo:rsid="03067623" style:font-weight-asian="normal" style:font-weight-complex="normal"/>
    </style:style>
    <style:style style:name="T232" style:family="text">
      <style:text-properties fo:font-weight="normal" officeooo:rsid="0306fa27" style:font-weight-asian="normal" style:font-weight-complex="normal"/>
    </style:style>
    <style:style style:name="T233" style:family="text">
      <style:text-properties fo:font-weight="normal" officeooo:rsid="03204fcc" style:font-weight-asian="normal" style:font-weight-complex="normal"/>
    </style:style>
    <style:style style:name="T234" style:family="text">
      <style:text-properties fo:font-weight="normal" officeooo:rsid="032070a1" style:font-weight-asian="normal" style:font-weight-complex="normal"/>
    </style:style>
    <style:style style:name="T235" style:family="text">
      <style:text-properties fo:font-weight="normal" officeooo:rsid="03226a56" style:font-weight-asian="normal" style:font-weight-complex="normal"/>
    </style:style>
    <style:style style:name="T236" style:family="text">
      <style:text-properties fo:font-weight="normal" officeooo:rsid="0360712d" style:font-weight-asian="normal" style:font-weight-complex="normal"/>
    </style:style>
    <style:style style:name="T237" style:family="text">
      <style:text-properties fo:font-weight="normal" officeooo:rsid="0360fc8e" style:font-weight-asian="normal" style:font-weight-complex="normal"/>
    </style:style>
    <style:style style:name="T238" style:family="text">
      <style:text-properties fo:font-weight="normal" officeooo:rsid="0361e7cb" style:font-weight-asian="normal" style:font-weight-complex="normal"/>
    </style:style>
    <style:style style:name="T239" style:family="text">
      <style:text-properties fo:font-weight="normal" officeooo:rsid="03647a98" style:font-weight-asian="normal" style:font-weight-complex="normal"/>
    </style:style>
    <style:style style:name="T240" style:family="text">
      <style:text-properties fo:font-weight="normal" officeooo:rsid="036664a3" style:font-weight-asian="normal" style:font-weight-complex="normal"/>
    </style:style>
    <style:style style:name="T241" style:family="text">
      <style:text-properties fo:font-weight="normal" officeooo:rsid="0368614a" style:font-weight-asian="normal" style:font-weight-complex="normal"/>
    </style:style>
    <style:style style:name="T242" style:family="text">
      <style:text-properties fo:font-weight="normal" officeooo:rsid="0368f687" style:font-weight-asian="normal" style:font-weight-complex="normal"/>
    </style:style>
    <style:style style:name="T243" style:family="text">
      <style:text-properties fo:font-weight="normal" officeooo:rsid="036a804b" style:font-weight-asian="normal" style:font-weight-complex="normal"/>
    </style:style>
    <style:style style:name="T244" style:family="text">
      <style:text-properties fo:font-weight="normal" officeooo:rsid="036c3bf3" style:font-weight-asian="normal" style:font-weight-complex="normal"/>
    </style:style>
    <style:style style:name="T245" style:family="text">
      <style:text-properties fo:font-weight="normal" officeooo:rsid="036f0832" style:font-weight-asian="normal" style:font-weight-complex="normal"/>
    </style:style>
    <style:style style:name="T246" style:family="text">
      <style:text-properties fo:font-weight="normal" officeooo:rsid="037013b7" style:font-weight-asian="normal" style:font-weight-complex="normal"/>
    </style:style>
    <style:style style:name="T247" style:family="text">
      <style:text-properties fo:font-weight="normal" officeooo:rsid="0371b526" style:font-weight-asian="normal" style:font-weight-complex="normal"/>
    </style:style>
    <style:style style:name="T248" style:family="text">
      <style:text-properties fo:font-weight="normal" officeooo:rsid="0372ac83" style:font-weight-asian="normal" style:font-weight-complex="normal"/>
    </style:style>
    <style:style style:name="T249" style:family="text">
      <style:text-properties fo:font-weight="normal" officeooo:rsid="0373dc79" style:font-weight-asian="normal" style:font-weight-complex="normal"/>
    </style:style>
    <style:style style:name="T250" style:family="text">
      <style:text-properties fo:font-weight="normal" officeooo:rsid="037533f9" style:font-weight-asian="normal" style:font-weight-complex="normal"/>
    </style:style>
    <style:style style:name="T251" style:family="text">
      <style:text-properties fo:font-weight="normal" officeooo:rsid="0375859f" style:font-weight-asian="normal" style:font-weight-complex="normal"/>
    </style:style>
    <style:style style:name="T252" style:family="text">
      <style:text-properties fo:font-weight="normal" officeooo:rsid="0375ad86" style:font-weight-asian="normal" style:font-weight-complex="normal"/>
    </style:style>
    <style:style style:name="T253" style:family="text">
      <style:text-properties fo:font-weight="normal" officeooo:rsid="0378d813" style:font-weight-asian="normal" style:font-weight-complex="normal"/>
    </style:style>
    <style:style style:name="T254" style:family="text">
      <style:text-properties fo:font-weight="normal" officeooo:rsid="03913a18" style:font-weight-asian="normal" style:font-weight-complex="normal"/>
    </style:style>
    <style:style style:name="T255" style:family="text">
      <style:text-properties fo:font-weight="normal" officeooo:rsid="0392c1a9" style:font-weight-asian="normal" style:font-weight-complex="normal"/>
    </style:style>
    <style:style style:name="T256" style:family="text">
      <style:text-properties fo:font-weight="normal" officeooo:rsid="03937067" style:font-weight-asian="normal" style:font-weight-complex="normal"/>
    </style:style>
    <style:style style:name="T257" style:family="text">
      <style:text-properties fo:font-weight="normal" officeooo:rsid="03948968" style:font-weight-asian="normal" style:font-weight-complex="normal"/>
    </style:style>
    <style:style style:name="T258" style:family="text">
      <style:text-properties fo:font-weight="normal" officeooo:rsid="0396079f" style:font-weight-asian="normal" style:font-weight-complex="normal"/>
    </style:style>
    <style:style style:name="T259" style:family="text">
      <style:text-properties fo:font-weight="normal" officeooo:rsid="03962392" style:font-weight-asian="normal" style:font-weight-complex="normal"/>
    </style:style>
    <style:style style:name="T260" style:family="text">
      <style:text-properties fo:font-weight="normal" officeooo:rsid="03964fb3" style:font-weight-asian="normal" style:font-weight-complex="normal"/>
    </style:style>
    <style:style style:name="T261" style:family="text">
      <style:text-properties fo:font-weight="normal" officeooo:rsid="03975fbd" style:font-weight-asian="normal" style:font-weight-complex="normal"/>
    </style:style>
    <style:style style:name="T262" style:family="text">
      <style:text-properties fo:font-weight="normal" officeooo:rsid="0397fe79" style:font-weight-asian="normal" style:font-weight-complex="normal"/>
    </style:style>
    <style:style style:name="T263" style:family="text">
      <style:text-properties fo:font-weight="normal" officeooo:rsid="0398cf03" style:font-weight-asian="normal" style:font-weight-complex="normal"/>
    </style:style>
    <style:style style:name="T264" style:family="text">
      <style:text-properties fo:font-weight="normal" officeooo:rsid="039987eb" style:font-weight-asian="normal" style:font-weight-complex="normal"/>
    </style:style>
    <style:style style:name="T265" style:family="text">
      <style:text-properties fo:font-weight="normal" officeooo:rsid="039b3f34" style:font-weight-asian="normal" style:font-weight-complex="normal"/>
    </style:style>
    <style:style style:name="T266" style:family="text">
      <style:text-properties fo:font-weight="normal" officeooo:rsid="039e1d32" style:font-weight-asian="normal" style:font-weight-complex="normal"/>
    </style:style>
    <style:style style:name="T267" style:family="text">
      <style:text-properties fo:font-weight="normal" officeooo:rsid="03a19cbb" style:font-weight-asian="normal" style:font-weight-complex="normal"/>
    </style:style>
    <style:style style:name="T268" style:family="text">
      <style:text-properties fo:font-weight="normal" officeooo:rsid="03a31018" style:font-weight-asian="normal" style:font-weight-complex="normal"/>
    </style:style>
    <style:style style:name="T269" style:family="text">
      <style:text-properties fo:font-weight="normal" officeooo:rsid="03a3be1d" style:font-weight-asian="normal" style:font-weight-complex="normal"/>
    </style:style>
    <style:style style:name="T270" style:family="text">
      <style:text-properties fo:font-weight="normal" officeooo:rsid="03a408a3" style:font-weight-asian="normal" style:font-weight-complex="normal"/>
    </style:style>
    <style:style style:name="T271" style:family="text">
      <style:text-properties fo:font-weight="normal" officeooo:rsid="03a42d65" style:font-weight-asian="normal" style:font-weight-complex="normal"/>
    </style:style>
    <style:style style:name="T272" style:family="text">
      <style:text-properties fo:font-weight="normal" officeooo:rsid="03a53cf6" style:font-weight-asian="normal" style:font-weight-complex="normal"/>
    </style:style>
    <style:style style:name="T273" style:family="text">
      <style:text-properties fo:font-weight="normal" officeooo:rsid="03a63dca" style:font-weight-asian="normal" style:font-weight-complex="normal"/>
    </style:style>
    <style:style style:name="T274" style:family="text">
      <style:text-properties fo:font-weight="normal" officeooo:rsid="03a7d9b1" style:font-weight-asian="normal" style:font-weight-complex="normal"/>
    </style:style>
    <style:style style:name="T275" style:family="text">
      <style:text-properties fo:font-weight="normal" officeooo:rsid="03a97343" style:font-weight-asian="normal" style:font-weight-complex="normal"/>
    </style:style>
    <style:style style:name="T276" style:family="text">
      <style:text-properties fo:font-weight="normal" officeooo:rsid="03ab1d8e" style:font-weight-asian="normal" style:font-weight-complex="normal"/>
    </style:style>
    <style:style style:name="T277" style:family="text">
      <style:text-properties fo:font-weight="normal" officeooo:rsid="03ba50bb" style:font-weight-asian="normal" style:font-weight-complex="normal"/>
    </style:style>
    <style:style style:name="T278" style:family="text">
      <style:text-properties fo:font-weight="normal" officeooo:rsid="03bb548d" style:font-weight-asian="normal" style:font-weight-complex="normal"/>
    </style:style>
    <style:style style:name="T279" style:family="text">
      <style:text-properties fo:font-weight="normal" officeooo:rsid="03bdd658" style:font-weight-asian="normal" style:font-weight-complex="normal"/>
    </style:style>
    <style:style style:name="T280" style:family="text">
      <style:text-properties fo:font-weight="normal" officeooo:rsid="03bfb627" style:font-weight-asian="normal" style:font-weight-complex="normal"/>
    </style:style>
    <style:style style:name="T281" style:family="text">
      <style:text-properties fo:font-weight="normal" officeooo:rsid="03d397fc" style:font-weight-asian="normal" style:font-weight-complex="normal"/>
    </style:style>
    <style:style style:name="T282" style:family="text">
      <style:text-properties fo:font-weight="normal" officeooo:rsid="03d52606" style:font-weight-asian="normal" style:font-weight-complex="normal"/>
    </style:style>
    <style:style style:name="T283" style:family="text">
      <style:text-properties fo:font-weight="normal" officeooo:rsid="03d6e9d5" style:font-weight-asian="normal" style:font-weight-complex="normal"/>
    </style:style>
    <style:style style:name="T284" style:family="text">
      <style:text-properties fo:font-weight="normal" officeooo:rsid="03d819b9" style:font-weight-asian="normal" style:font-weight-complex="normal"/>
    </style:style>
    <style:style style:name="T285" style:family="text">
      <style:text-properties fo:font-weight="normal" officeooo:rsid="03d89043" style:font-weight-asian="normal" style:font-weight-complex="normal"/>
    </style:style>
    <style:style style:name="T286" style:family="text">
      <style:text-properties fo:font-weight="normal" officeooo:rsid="03d982ad" style:font-weight-asian="normal" style:font-weight-complex="normal"/>
    </style:style>
    <style:style style:name="T287" style:family="text">
      <style:text-properties fo:font-weight="normal" officeooo:rsid="03da8dbf" style:font-weight-asian="normal" style:font-weight-complex="normal"/>
    </style:style>
    <style:style style:name="T288" style:family="text">
      <style:text-properties fo:font-weight="normal" officeooo:rsid="03dadf92" style:font-weight-asian="normal" style:font-weight-complex="normal"/>
    </style:style>
    <style:style style:name="T289" style:family="text">
      <style:text-properties fo:font-weight="normal" officeooo:rsid="03dba482" style:font-weight-asian="normal" style:font-weight-complex="normal"/>
    </style:style>
    <style:style style:name="T290" style:family="text">
      <style:text-properties fo:font-weight="normal" officeooo:rsid="03dd7817" style:font-weight-asian="normal" style:font-weight-complex="normal"/>
    </style:style>
    <style:style style:name="T291" style:family="text">
      <style:text-properties fo:font-weight="normal" officeooo:rsid="03df039c" style:font-weight-asian="normal" style:font-weight-complex="normal"/>
    </style:style>
    <style:style style:name="T292" style:family="text">
      <style:text-properties fo:font-weight="normal" officeooo:rsid="03e1b852" style:font-weight-asian="normal" style:font-weight-complex="normal"/>
    </style:style>
    <style:style style:name="T293" style:family="text">
      <style:text-properties fo:font-weight="normal" officeooo:rsid="03e2e499" style:font-weight-asian="normal" style:font-weight-complex="normal"/>
    </style:style>
    <style:style style:name="T294" style:family="text">
      <style:text-properties fo:font-weight="normal" officeooo:rsid="03e34b4c" style:font-weight-asian="normal" style:font-weight-complex="normal"/>
    </style:style>
    <style:style style:name="T295" style:family="text">
      <style:text-properties fo:font-weight="normal" officeooo:rsid="03e51362" style:font-weight-asian="normal" style:font-weight-complex="normal"/>
    </style:style>
    <style:style style:name="T296" style:family="text">
      <style:text-properties fo:font-weight="normal" officeooo:rsid="03e5838f" style:font-weight-asian="normal" style:font-weight-complex="normal"/>
    </style:style>
    <style:style style:name="T297" style:family="text">
      <style:text-properties fo:font-weight="normal" officeooo:rsid="03e6a41c" style:font-weight-asian="normal" style:font-weight-complex="normal"/>
    </style:style>
    <style:style style:name="T298" style:family="text">
      <style:text-properties fo:font-weight="normal" officeooo:rsid="03e90e3c" style:font-weight-asian="normal" style:font-weight-complex="normal"/>
    </style:style>
    <style:style style:name="T299" style:family="text">
      <style:text-properties fo:font-weight="normal" officeooo:rsid="03eb74ba" style:font-weight-asian="normal" style:font-weight-complex="normal"/>
    </style:style>
    <style:style style:name="T300" style:family="text">
      <style:text-properties fo:font-weight="normal" officeooo:rsid="03eb8fd9" style:font-weight-asian="normal" style:font-weight-complex="normal"/>
    </style:style>
    <style:style style:name="T301" style:family="text">
      <style:text-properties fo:font-weight="normal" officeooo:rsid="03ed7c57" style:font-weight-asian="normal" style:font-weight-complex="normal"/>
    </style:style>
    <style:style style:name="T302" style:family="text">
      <style:text-properties fo:font-weight="normal" officeooo:rsid="03fcf613" style:font-weight-asian="normal" style:font-weight-complex="normal"/>
    </style:style>
    <style:style style:name="T303" style:family="text">
      <style:text-properties fo:font-weight="normal" officeooo:rsid="03fd06ff" style:font-weight-asian="normal" style:font-weight-complex="normal"/>
    </style:style>
    <style:style style:name="T304" style:family="text">
      <style:text-properties fo:font-weight="normal" officeooo:rsid="03feba76" style:font-weight-asian="normal" style:font-weight-complex="normal"/>
    </style:style>
    <style:style style:name="T305" style:family="text">
      <style:text-properties fo:font-weight="normal" officeooo:rsid="04005f91" style:font-weight-asian="normal" style:font-weight-complex="normal"/>
    </style:style>
    <style:style style:name="T306" style:family="text">
      <style:text-properties fo:font-weight="normal" officeooo:rsid="04022450" style:font-weight-asian="normal" style:font-weight-complex="normal"/>
    </style:style>
    <style:style style:name="T307" style:family="text">
      <style:text-properties fo:font-weight="normal" officeooo:rsid="0402f7d8" style:font-weight-asian="normal" style:font-weight-complex="normal"/>
    </style:style>
    <style:style style:name="T308" style:family="text">
      <style:text-properties fo:font-weight="normal" officeooo:rsid="0403bf0e" style:font-weight-asian="normal" style:font-weight-complex="normal"/>
    </style:style>
    <style:style style:name="T309" style:family="text">
      <style:text-properties fo:font-weight="normal" officeooo:rsid="0407440c" style:font-weight-asian="normal" style:font-weight-complex="normal"/>
    </style:style>
    <style:style style:name="T310" style:family="text">
      <style:text-properties fo:font-weight="normal" officeooo:rsid="04078bf0" style:font-weight-asian="normal" style:font-weight-complex="normal"/>
    </style:style>
    <style:style style:name="T311" style:family="text">
      <style:text-properties fo:font-weight="normal" officeooo:rsid="040a260b" style:font-weight-asian="normal" style:font-weight-complex="normal"/>
    </style:style>
    <style:style style:name="T312" style:family="text">
      <style:text-properties fo:font-weight="normal" officeooo:rsid="040ae589" style:font-weight-asian="normal" style:font-weight-complex="normal"/>
    </style:style>
    <style:style style:name="T313" style:family="text">
      <style:text-properties fo:font-weight="normal" officeooo:rsid="040bc5c0" style:font-weight-asian="normal" style:font-weight-complex="normal"/>
    </style:style>
    <style:style style:name="T314" style:family="text">
      <style:text-properties fo:font-weight="normal" officeooo:rsid="040c1224" style:font-weight-asian="normal" style:font-weight-complex="normal"/>
    </style:style>
    <style:style style:name="T315" style:family="text">
      <style:text-properties fo:font-weight="normal" officeooo:rsid="040c1822" style:font-weight-asian="normal" style:font-weight-complex="normal"/>
    </style:style>
    <style:style style:name="T316" style:family="text">
      <style:text-properties fo:font-weight="normal" officeooo:rsid="040d527c" style:font-weight-asian="normal" style:font-weight-complex="normal"/>
    </style:style>
    <style:style style:name="T317" style:family="text">
      <style:text-properties fo:font-weight="normal" officeooo:rsid="04143421" style:font-weight-asian="normal" style:font-weight-complex="normal"/>
    </style:style>
    <style:style style:name="T318" style:family="text">
      <style:text-properties fo:font-weight="normal" officeooo:rsid="0415740e" style:font-weight-asian="normal" style:font-weight-complex="normal"/>
    </style:style>
    <style:style style:name="T319" style:family="text">
      <style:text-properties fo:font-weight="normal" officeooo:rsid="041a9808" style:font-weight-asian="normal" style:font-weight-complex="normal"/>
    </style:style>
    <style:style style:name="T320" style:family="text">
      <style:text-properties fo:font-weight="normal" officeooo:rsid="04228d2a" style:font-weight-asian="normal" style:font-weight-complex="normal"/>
    </style:style>
    <style:style style:name="T321" style:family="text">
      <style:text-properties fo:font-weight="normal" officeooo:rsid="042f95d6" style:font-weight-asian="normal" style:font-weight-complex="normal"/>
    </style:style>
    <style:style style:name="T322" style:family="text">
      <style:text-properties fo:font-weight="normal" officeooo:rsid="04317080" style:font-weight-asian="normal" style:font-weight-complex="normal"/>
    </style:style>
    <style:style style:name="T323" style:family="text">
      <style:text-properties fo:font-weight="normal" officeooo:rsid="04327cad" style:font-weight-asian="normal" style:font-weight-complex="normal"/>
    </style:style>
    <style:style style:name="T324" style:family="text">
      <style:text-properties fo:font-weight="normal" officeooo:rsid="0432e290" style:font-weight-asian="normal" style:font-weight-complex="normal"/>
    </style:style>
    <style:style style:name="T325" style:family="text">
      <style:text-properties fo:font-weight="normal" officeooo:rsid="043ab687" style:font-weight-asian="normal" style:font-weight-complex="normal"/>
    </style:style>
    <style:style style:name="T326" style:family="text">
      <style:text-properties fo:font-weight="normal" officeooo:rsid="043c4438" style:font-weight-asian="normal" style:font-weight-complex="normal"/>
    </style:style>
    <style:style style:name="T327" style:family="text">
      <style:text-properties fo:font-weight="normal" officeooo:rsid="043e92ba" style:font-weight-asian="normal" style:font-weight-complex="normal"/>
    </style:style>
    <style:style style:name="T328" style:family="text">
      <style:text-properties fo:font-weight="normal" officeooo:rsid="0441623d" style:font-weight-asian="normal" style:font-weight-complex="normal"/>
    </style:style>
    <style:style style:name="T329" style:family="text">
      <style:text-properties fo:font-weight="normal" officeooo:rsid="0442fd7b" style:font-weight-asian="normal" style:font-weight-complex="normal"/>
    </style:style>
    <style:style style:name="T330" style:family="text">
      <style:text-properties fo:font-weight="normal" officeooo:rsid="04448c9b" style:font-weight-asian="normal" style:font-weight-complex="normal"/>
    </style:style>
    <style:style style:name="T331" style:family="text">
      <style:text-properties fo:font-weight="normal" officeooo:rsid="0446454e" style:font-weight-asian="normal" style:font-weight-complex="normal"/>
    </style:style>
    <style:style style:name="T332" style:family="text">
      <style:text-properties fo:font-weight="normal" officeooo:rsid="044945ab" style:font-weight-asian="normal" style:font-weight-complex="normal"/>
    </style:style>
    <style:style style:name="T333" style:family="text">
      <style:text-properties fo:font-weight="normal" officeooo:rsid="044958fe" style:font-weight-asian="normal" style:font-weight-complex="normal"/>
    </style:style>
    <style:style style:name="T334" style:family="text">
      <style:text-properties fo:font-weight="normal" officeooo:rsid="0492da0a" style:font-weight-asian="normal" style:font-weight-complex="normal"/>
    </style:style>
    <style:style style:name="T335" style:family="text">
      <style:text-properties fo:font-weight="normal" officeooo:rsid="0493eef5" style:font-weight-asian="normal" style:font-weight-complex="normal"/>
    </style:style>
    <style:style style:name="T336" style:family="text">
      <style:text-properties fo:font-weight="normal" officeooo:rsid="04957125" style:font-weight-asian="normal" style:font-weight-complex="normal"/>
    </style:style>
    <style:style style:name="T337" style:family="text">
      <style:text-properties fo:font-weight="normal" officeooo:rsid="04966118" style:font-weight-asian="normal" style:font-weight-complex="normal"/>
    </style:style>
    <style:style style:name="T338" style:family="text">
      <style:text-properties fo:font-weight="normal" officeooo:rsid="04981f24" style:font-weight-asian="normal" style:font-weight-complex="normal"/>
    </style:style>
    <style:style style:name="T339" style:family="text">
      <style:text-properties fo:font-weight="normal" officeooo:rsid="0499d171" style:font-weight-asian="normal" style:font-weight-complex="normal"/>
    </style:style>
    <style:style style:name="T340" style:family="text">
      <style:text-properties fo:font-weight="normal" officeooo:rsid="049b8084" style:font-weight-asian="normal" style:font-weight-complex="normal"/>
    </style:style>
    <style:style style:name="T341" style:family="text">
      <style:text-properties fo:font-weight="normal" officeooo:rsid="049d40e3" style:font-weight-asian="normal" style:font-weight-complex="normal"/>
    </style:style>
    <style:style style:name="T342" style:family="text">
      <style:text-properties fo:font-weight="normal" officeooo:rsid="04a04770" style:font-weight-asian="normal" style:font-weight-complex="normal"/>
    </style:style>
    <style:style style:name="T343" style:family="text">
      <style:text-properties fo:font-weight="normal" officeooo:rsid="04a2097f" style:font-weight-asian="normal" style:font-weight-complex="normal"/>
    </style:style>
    <style:style style:name="T344" style:family="text">
      <style:text-properties fo:font-weight="normal" officeooo:rsid="04a2bf30" style:font-weight-asian="normal" style:font-weight-complex="normal"/>
    </style:style>
    <style:style style:name="T345" style:family="text">
      <style:text-properties fo:font-weight="normal" officeooo:rsid="04a2e147" style:font-weight-asian="normal" style:font-weight-complex="normal"/>
    </style:style>
    <style:style style:name="T346" style:family="text">
      <style:text-properties fo:font-weight="normal" officeooo:rsid="04a78b7e" style:font-weight-asian="normal" style:font-weight-complex="normal"/>
    </style:style>
    <style:style style:name="T347" style:family="text">
      <style:text-properties fo:font-weight="normal" officeooo:rsid="04a8d9e0" style:font-weight-asian="normal" style:font-weight-complex="normal"/>
    </style:style>
    <style:style style:name="T348" style:family="text">
      <style:text-properties fo:font-weight="normal" officeooo:rsid="04a8ecd5" style:font-weight-asian="normal" style:font-weight-complex="normal"/>
    </style:style>
    <style:style style:name="T349" style:family="text">
      <style:text-properties fo:font-weight="normal" officeooo:rsid="04aaa4f7" style:font-weight-asian="normal" style:font-weight-complex="normal"/>
    </style:style>
    <style:style style:name="T350" style:family="text">
      <style:text-properties fo:font-weight="normal" officeooo:rsid="04aaa819" style:font-weight-asian="normal" style:font-weight-complex="normal"/>
    </style:style>
    <style:style style:name="T351" style:family="text">
      <style:text-properties fo:font-weight="normal" officeooo:rsid="04ac559b" style:font-weight-asian="normal" style:font-weight-complex="normal"/>
    </style:style>
    <style:style style:name="T352" style:family="text">
      <style:text-properties fo:font-weight="normal" officeooo:rsid="04ae560f" style:font-weight-asian="normal" style:font-weight-complex="normal"/>
    </style:style>
    <style:style style:name="T353" style:family="text">
      <style:text-properties fo:font-weight="normal" officeooo:rsid="04afb9d7" style:font-weight-asian="normal" style:font-weight-complex="normal"/>
    </style:style>
    <style:style style:name="T354" style:family="text">
      <style:text-properties fo:font-weight="normal" officeooo:rsid="04b10641" style:font-weight-asian="normal" style:font-weight-complex="normal"/>
    </style:style>
    <style:style style:name="T355" style:family="text">
      <style:text-properties fo:font-weight="normal" officeooo:rsid="04b1c00f" style:font-weight-asian="normal" style:font-weight-complex="normal"/>
    </style:style>
    <style:style style:name="T356" style:family="text">
      <style:text-properties fo:font-weight="normal" officeooo:rsid="04b452b5" style:font-weight-asian="normal" style:font-weight-complex="normal"/>
    </style:style>
    <style:style style:name="T357" style:family="text">
      <style:text-properties fo:font-weight="normal" officeooo:rsid="04b51fe6" style:font-weight-asian="normal" style:font-weight-complex="normal"/>
    </style:style>
    <style:style style:name="T358" style:family="text">
      <style:text-properties fo:font-weight="normal" officeooo:rsid="04ba4c53" style:font-weight-asian="normal" style:font-weight-complex="normal"/>
    </style:style>
    <style:style style:name="T359" style:family="text">
      <style:text-properties fo:font-weight="normal" officeooo:rsid="04ba64d6" style:font-weight-asian="normal" style:font-weight-complex="normal"/>
    </style:style>
    <style:style style:name="T360" style:family="text">
      <style:text-properties fo:font-weight="normal" officeooo:rsid="04bc621d" style:font-weight-asian="normal" style:font-weight-complex="normal"/>
    </style:style>
    <style:style style:name="T361" style:family="text">
      <style:text-properties fo:font-weight="normal" officeooo:rsid="04bde3ca" style:font-weight-asian="normal" style:font-weight-complex="normal"/>
    </style:style>
    <style:style style:name="T362" style:family="text">
      <style:text-properties fo:font-weight="normal" officeooo:rsid="04be0ef5" style:font-weight-asian="normal" style:font-weight-complex="normal"/>
    </style:style>
    <style:style style:name="T363" style:family="text">
      <style:text-properties fo:font-weight="normal" officeooo:rsid="04bfea1a" style:font-weight-asian="normal" style:font-weight-complex="normal"/>
    </style:style>
    <style:style style:name="T364" style:family="text">
      <style:text-properties fo:font-weight="normal" officeooo:rsid="04c11c59" style:font-weight-asian="normal" style:font-weight-complex="normal"/>
    </style:style>
    <style:style style:name="T365" style:family="text">
      <style:text-properties fo:font-weight="normal" officeooo:rsid="04c2c587" style:font-weight-asian="normal" style:font-weight-complex="normal"/>
    </style:style>
    <style:style style:name="T366" style:family="text">
      <style:text-properties fo:font-weight="normal" officeooo:rsid="04c38522" style:font-weight-asian="normal" style:font-weight-complex="normal"/>
    </style:style>
    <style:style style:name="T367" style:family="text">
      <style:text-properties fo:font-weight="normal" officeooo:rsid="04c84122" style:font-weight-asian="normal" style:font-weight-complex="normal"/>
    </style:style>
    <style:style style:name="T368" style:family="text">
      <style:text-properties fo:font-weight="normal" officeooo:rsid="04c932d4" style:font-weight-asian="normal" style:font-weight-complex="normal"/>
    </style:style>
    <style:style style:name="T369" style:family="text">
      <style:text-properties fo:font-weight="normal" officeooo:rsid="04cf9d0b" style:font-weight-asian="normal" style:font-weight-complex="normal"/>
    </style:style>
    <style:style style:name="T370" style:family="text">
      <style:text-properties fo:font-weight="normal" officeooo:rsid="04d0acc4" style:font-weight-asian="normal" style:font-weight-complex="normal"/>
    </style:style>
    <style:style style:name="T371" style:family="text">
      <style:text-properties fo:font-weight="normal" officeooo:rsid="04d23b0b" style:font-weight-asian="normal" style:font-weight-complex="normal"/>
    </style:style>
    <style:style style:name="T372" style:family="text">
      <style:text-properties fo:font-style="normal" style:font-style-asian="normal" style:font-style-complex="normal"/>
    </style:style>
    <style:style style:name="T373" style:family="text">
      <style:text-properties fo:font-style="normal" officeooo:rsid="001e7da5" style:font-style-asian="normal" style:font-style-complex="normal"/>
    </style:style>
    <style:style style:name="T374" style:family="text">
      <style:text-properties fo:font-style="normal" officeooo:rsid="0022114e" style:font-style-asian="normal" style:font-style-complex="normal"/>
    </style:style>
    <style:style style:name="T375" style:family="text">
      <style:text-properties fo:font-style="normal" officeooo:rsid="0023556f" style:font-style-asian="normal" style:font-style-complex="normal"/>
    </style:style>
    <style:style style:name="T376" style:family="text">
      <style:text-properties fo:font-style="normal" officeooo:rsid="00249928" style:font-style-asian="normal" style:font-style-complex="normal"/>
    </style:style>
    <style:style style:name="T377" style:family="text">
      <style:text-properties fo:font-style="normal" officeooo:rsid="00267451" style:font-style-asian="normal" style:font-style-complex="normal"/>
    </style:style>
    <style:style style:name="T378" style:family="text">
      <style:text-properties fo:font-style="normal" officeooo:rsid="002aec2f" style:font-style-asian="normal" style:font-style-complex="normal"/>
    </style:style>
    <style:style style:name="T379" style:family="text">
      <style:text-properties fo:font-style="normal" officeooo:rsid="002ccfb6" style:font-style-asian="normal" style:font-style-complex="normal"/>
    </style:style>
    <style:style style:name="T380" style:family="text">
      <style:text-properties fo:font-style="normal" officeooo:rsid="002ec2bd" style:font-style-asian="normal" style:font-style-complex="normal"/>
    </style:style>
    <style:style style:name="T381" style:family="text">
      <style:text-properties fo:font-style="normal" officeooo:rsid="0030ad17" style:font-style-asian="normal" style:font-style-complex="normal"/>
    </style:style>
    <style:style style:name="T382" style:family="text">
      <style:text-properties fo:font-style="normal" officeooo:rsid="0031a1df" style:font-style-asian="normal" style:font-style-complex="normal"/>
    </style:style>
    <style:style style:name="T383" style:family="text">
      <style:text-properties fo:font-style="normal" officeooo:rsid="00365bdb" style:font-style-asian="normal" style:font-style-complex="normal"/>
    </style:style>
    <style:style style:name="T384" style:family="text">
      <style:text-properties fo:font-style="normal" officeooo:rsid="0036ac4c" style:font-style-asian="normal" style:font-style-complex="normal"/>
    </style:style>
    <style:style style:name="T385" style:family="text">
      <style:text-properties fo:font-style="normal" officeooo:rsid="0037300d" style:font-style-asian="normal" style:font-style-complex="normal"/>
    </style:style>
    <style:style style:name="T386" style:family="text">
      <style:text-properties fo:font-style="normal" officeooo:rsid="00375342" style:font-style-asian="normal" style:font-style-complex="normal"/>
    </style:style>
    <style:style style:name="T387" style:family="text">
      <style:text-properties fo:font-style="normal" officeooo:rsid="003a61e1" style:font-style-asian="normal" style:font-style-complex="normal"/>
    </style:style>
    <style:style style:name="T388" style:family="text">
      <style:text-properties fo:font-style="normal" officeooo:rsid="003b9245" style:font-style-asian="normal" style:font-style-complex="normal"/>
    </style:style>
    <style:style style:name="T389" style:family="text">
      <style:text-properties fo:font-style="normal" officeooo:rsid="003d9c49" style:font-style-asian="normal" style:font-style-complex="normal"/>
    </style:style>
    <style:style style:name="T390" style:family="text">
      <style:text-properties fo:font-style="normal" officeooo:rsid="003db0ea" style:font-style-asian="normal" style:font-style-complex="normal"/>
    </style:style>
    <style:style style:name="T391" style:family="text">
      <style:text-properties fo:font-style="normal" officeooo:rsid="003f3d8c" style:font-style-asian="normal" style:font-style-complex="normal"/>
    </style:style>
    <style:style style:name="T392" style:family="text">
      <style:text-properties fo:font-style="normal" officeooo:rsid="003fc6cf" style:font-style-asian="normal" style:font-style-complex="normal"/>
    </style:style>
    <style:style style:name="T393" style:family="text">
      <style:text-properties fo:font-style="normal" officeooo:rsid="00403f46" style:font-style-asian="normal" style:font-style-complex="normal"/>
    </style:style>
    <style:style style:name="T394" style:family="text">
      <style:text-properties fo:font-style="normal" officeooo:rsid="0040428c" style:font-style-asian="normal" style:font-style-complex="normal"/>
    </style:style>
    <style:style style:name="T395" style:family="text">
      <style:text-properties fo:font-style="normal" officeooo:rsid="0045a591" style:font-style-asian="normal" style:font-style-complex="normal"/>
    </style:style>
    <style:style style:name="T396" style:family="text">
      <style:text-properties fo:font-style="normal" officeooo:rsid="0046c2b6" style:font-style-asian="normal" style:font-style-complex="normal"/>
    </style:style>
    <style:style style:name="T397" style:family="text">
      <style:text-properties fo:font-style="normal" officeooo:rsid="0047bd0f" style:font-style-asian="normal" style:font-style-complex="normal"/>
    </style:style>
    <style:style style:name="T398" style:family="text">
      <style:text-properties fo:font-style="normal" officeooo:rsid="0044c1b2" style:font-style-asian="normal" style:font-style-complex="normal"/>
    </style:style>
    <style:style style:name="T399" style:family="text">
      <style:text-properties fo:font-style="normal" officeooo:rsid="004988e6" style:font-style-asian="normal" style:font-style-complex="normal"/>
    </style:style>
    <style:style style:name="T400" style:family="text">
      <style:text-properties fo:font-style="normal" officeooo:rsid="004aafe9" style:font-style-asian="normal" style:font-style-complex="normal"/>
    </style:style>
    <style:style style:name="T401" style:family="text">
      <style:text-properties fo:font-style="normal" officeooo:rsid="004c7d61" style:font-style-asian="normal" style:font-style-complex="normal"/>
    </style:style>
    <style:style style:name="T402" style:family="text">
      <style:text-properties fo:font-style="normal" officeooo:rsid="004c9a16" style:font-style-asian="normal" style:font-style-complex="normal"/>
    </style:style>
    <style:style style:name="T403" style:family="text">
      <style:text-properties fo:font-style="normal" officeooo:rsid="004f09b9" style:font-style-asian="normal" style:font-style-complex="normal"/>
    </style:style>
    <style:style style:name="T404" style:family="text">
      <style:text-properties fo:font-style="normal" officeooo:rsid="005015c5" style:font-style-asian="normal" style:font-style-complex="normal"/>
    </style:style>
    <style:style style:name="T405" style:family="text">
      <style:text-properties fo:font-style="normal" officeooo:rsid="00507b53" style:font-style-asian="normal" style:font-style-complex="normal"/>
    </style:style>
    <style:style style:name="T406" style:family="text">
      <style:text-properties fo:font-style="normal" officeooo:rsid="0051d574" style:font-style-asian="normal" style:font-style-complex="normal"/>
    </style:style>
    <style:style style:name="T407" style:family="text">
      <style:text-properties fo:font-style="normal" officeooo:rsid="0053d912" style:font-style-asian="normal" style:font-style-complex="normal"/>
    </style:style>
    <style:style style:name="T408" style:family="text">
      <style:text-properties fo:font-style="normal" officeooo:rsid="005479f2" style:font-style-asian="normal" style:font-style-complex="normal"/>
    </style:style>
    <style:style style:name="T409" style:family="text">
      <style:text-properties fo:font-style="normal" officeooo:rsid="00563836" style:font-style-asian="normal" style:font-style-complex="normal"/>
    </style:style>
    <style:style style:name="T410" style:family="text">
      <style:text-properties fo:font-style="normal" officeooo:rsid="005668e4" style:font-style-asian="normal" style:font-style-complex="normal"/>
    </style:style>
    <style:style style:name="T411" style:family="text">
      <style:text-properties fo:font-style="normal" officeooo:rsid="0056a675" style:font-style-asian="normal" style:font-style-complex="normal"/>
    </style:style>
    <style:style style:name="T412" style:family="text">
      <style:text-properties fo:font-style="normal" officeooo:rsid="00578f0c" style:font-style-asian="normal" style:font-style-complex="normal"/>
    </style:style>
    <style:style style:name="T413" style:family="text">
      <style:text-properties fo:font-style="normal" officeooo:rsid="00590355" style:font-style-asian="normal" style:font-style-complex="normal"/>
    </style:style>
    <style:style style:name="T414" style:family="text">
      <style:text-properties fo:font-style="normal" officeooo:rsid="005a0458" style:font-style-asian="normal" style:font-style-complex="normal"/>
    </style:style>
    <style:style style:name="T415" style:family="text">
      <style:text-properties fo:font-style="normal" officeooo:rsid="005bf7f1" style:font-style-asian="normal" style:font-style-complex="normal"/>
    </style:style>
    <style:style style:name="T416" style:family="text">
      <style:text-properties fo:font-style="normal" officeooo:rsid="005d3ed6" style:font-style-asian="normal" style:font-style-complex="normal"/>
    </style:style>
    <style:style style:name="T417" style:family="text">
      <style:text-properties fo:font-style="normal" officeooo:rsid="0060f9b6" style:font-style-asian="normal" style:font-style-complex="normal"/>
    </style:style>
    <style:style style:name="T418" style:family="text">
      <style:text-properties fo:font-style="normal" officeooo:rsid="00625d7c" style:font-style-asian="normal" style:font-style-complex="normal"/>
    </style:style>
    <style:style style:name="T419" style:family="text">
      <style:text-properties fo:font-style="normal" officeooo:rsid="00644647" style:font-style-asian="normal" style:font-style-complex="normal"/>
    </style:style>
    <style:style style:name="T420" style:family="text">
      <style:text-properties fo:font-style="normal" officeooo:rsid="0064a5a6" style:font-style-asian="normal" style:font-style-complex="normal"/>
    </style:style>
    <style:style style:name="T421" style:family="text">
      <style:text-properties fo:font-style="normal" officeooo:rsid="0064ed16" style:font-style-asian="normal" style:font-style-complex="normal"/>
    </style:style>
    <style:style style:name="T422" style:family="text">
      <style:text-properties fo:font-style="normal" officeooo:rsid="0065302a" style:font-style-asian="normal" style:font-style-complex="normal"/>
    </style:style>
    <style:style style:name="T423" style:family="text">
      <style:text-properties fo:font-style="normal" officeooo:rsid="00677fed" style:font-style-asian="normal" style:font-style-complex="normal"/>
    </style:style>
    <style:style style:name="T424" style:family="text">
      <style:text-properties fo:font-style="normal" officeooo:rsid="006aa6b9" style:font-style-asian="normal" style:font-style-complex="normal"/>
    </style:style>
    <style:style style:name="T425" style:family="text">
      <style:text-properties fo:font-style="normal" officeooo:rsid="006ab81d" style:font-style-asian="normal" style:font-style-complex="normal"/>
    </style:style>
    <style:style style:name="T426" style:family="text">
      <style:text-properties fo:font-style="normal" officeooo:rsid="006c4da1" style:font-style-asian="normal" style:font-style-complex="normal"/>
    </style:style>
    <style:style style:name="T427" style:family="text">
      <style:text-properties fo:font-style="normal" officeooo:rsid="006dff43" style:font-style-asian="normal" style:font-style-complex="normal"/>
    </style:style>
    <style:style style:name="T428" style:family="text">
      <style:text-properties fo:font-style="normal" officeooo:rsid="006e0352" style:font-style-asian="normal" style:font-style-complex="normal"/>
    </style:style>
    <style:style style:name="T429" style:family="text">
      <style:text-properties fo:font-style="normal" officeooo:rsid="006e1978" style:font-style-asian="normal" style:font-style-complex="normal"/>
    </style:style>
    <style:style style:name="T430" style:family="text">
      <style:text-properties fo:font-style="normal" officeooo:rsid="006e5e4e" style:font-style-asian="normal" style:font-style-complex="normal"/>
    </style:style>
    <style:style style:name="T431" style:family="text">
      <style:text-properties fo:font-style="normal" officeooo:rsid="006f40bb" style:font-style-asian="normal" style:font-style-complex="normal"/>
    </style:style>
    <style:style style:name="T432" style:family="text">
      <style:text-properties fo:font-style="normal" officeooo:rsid="00711567" style:font-style-asian="normal" style:font-style-complex="normal"/>
    </style:style>
    <style:style style:name="T433" style:family="text">
      <style:text-properties fo:font-style="normal" officeooo:rsid="0072b29c" style:font-style-asian="normal" style:font-style-complex="normal"/>
    </style:style>
    <style:style style:name="T434" style:family="text">
      <style:text-properties fo:font-style="normal" officeooo:rsid="0073ee03" style:font-style-asian="normal" style:font-style-complex="normal"/>
    </style:style>
    <style:style style:name="T435" style:family="text">
      <style:text-properties fo:font-style="normal" officeooo:rsid="0075da74" style:font-style-asian="normal" style:font-style-complex="normal"/>
    </style:style>
    <style:style style:name="T436" style:family="text">
      <style:text-properties fo:font-style="normal" officeooo:rsid="00776186" style:font-style-asian="normal" style:font-style-complex="normal"/>
    </style:style>
    <style:style style:name="T437" style:family="text">
      <style:text-properties fo:font-style="normal" officeooo:rsid="00793c22" style:font-style-asian="normal" style:font-style-complex="normal"/>
    </style:style>
    <style:style style:name="T438" style:family="text">
      <style:text-properties fo:font-style="normal" officeooo:rsid="007d63ee" style:font-style-asian="normal" style:font-style-complex="normal"/>
    </style:style>
    <style:style style:name="T439" style:family="text">
      <style:text-properties fo:font-style="normal" officeooo:rsid="007f4bff" style:font-style-asian="normal" style:font-style-complex="normal"/>
    </style:style>
    <style:style style:name="T440" style:family="text">
      <style:text-properties fo:font-style="normal" officeooo:rsid="00807d63" style:font-style-asian="normal" style:font-style-complex="normal"/>
    </style:style>
    <style:style style:name="T441" style:family="text">
      <style:text-properties fo:font-style="normal" officeooo:rsid="0080818d" style:font-style-asian="normal" style:font-style-complex="normal"/>
    </style:style>
    <style:style style:name="T442" style:family="text">
      <style:text-properties fo:font-style="normal" officeooo:rsid="0463857f" style:font-style-asian="normal" style:font-style-complex="normal"/>
    </style:style>
    <style:style style:name="T443" style:family="text">
      <style:text-properties fo:font-style="normal" officeooo:rsid="0464dd52" style:font-style-asian="normal" style:font-style-complex="normal"/>
    </style:style>
    <style:style style:name="T444" style:family="text">
      <style:text-properties fo:font-style="normal" officeooo:rsid="0465399c" style:font-style-asian="normal" style:font-style-complex="normal"/>
    </style:style>
    <style:style style:name="T445" style:family="text">
      <style:text-properties fo:font-style="normal" officeooo:rsid="04660127" style:font-style-asian="normal" style:font-style-complex="normal"/>
    </style:style>
    <style:style style:name="T446" style:family="text">
      <style:text-properties fo:font-style="normal" officeooo:rsid="04675c9a" style:font-style-asian="normal" style:font-style-complex="normal"/>
    </style:style>
    <style:style style:name="T447" style:family="text">
      <style:text-properties fo:font-style="normal" officeooo:rsid="04683256" style:font-style-asian="normal" style:font-style-complex="normal"/>
    </style:style>
    <style:style style:name="T448" style:family="text">
      <style:text-properties fo:font-style="normal" officeooo:rsid="046a0d36" style:font-style-asian="normal" style:font-style-complex="normal"/>
    </style:style>
    <style:style style:name="T449" style:family="text">
      <style:text-properties fo:font-style="normal" officeooo:rsid="046a11ae" style:font-style-asian="normal" style:font-style-complex="normal"/>
    </style:style>
    <style:style style:name="T450" style:family="text">
      <style:text-properties fo:font-style="normal" officeooo:rsid="046b6cae" style:font-style-asian="normal" style:font-style-complex="normal"/>
    </style:style>
    <style:style style:name="T451" style:family="text">
      <style:text-properties fo:font-style="normal" officeooo:rsid="046d2dce" style:font-style-asian="normal" style:font-style-complex="normal"/>
    </style:style>
    <style:style style:name="T452" style:family="text">
      <style:text-properties fo:font-style="normal" officeooo:rsid="046e5090" style:font-style-asian="normal" style:font-style-complex="normal"/>
    </style:style>
    <style:style style:name="T453" style:family="text">
      <style:text-properties fo:font-style="normal" officeooo:rsid="04701279" style:font-style-asian="normal" style:font-style-complex="normal"/>
    </style:style>
    <style:style style:name="T454" style:family="text">
      <style:text-properties fo:font-style="normal" officeooo:rsid="04729d70" style:font-style-asian="normal" style:font-style-complex="normal"/>
    </style:style>
    <style:style style:name="T455" style:family="text">
      <style:text-properties fo:font-style="normal" officeooo:rsid="0474fd42" style:font-style-asian="normal" style:font-style-complex="normal"/>
    </style:style>
    <style:style style:name="T456" style:family="text">
      <style:text-properties fo:font-style="normal" officeooo:rsid="0475f345" style:font-style-asian="normal" style:font-style-complex="normal"/>
    </style:style>
    <style:style style:name="T457" style:family="text">
      <style:text-properties fo:font-style="normal" officeooo:rsid="0478e6af" style:font-style-asian="normal" style:font-style-complex="normal"/>
    </style:style>
    <style:style style:name="T458" style:family="text">
      <style:text-properties fo:font-style="normal" officeooo:rsid="0479f1e9" style:font-style-asian="normal" style:font-style-complex="normal"/>
    </style:style>
    <style:style style:name="T459" style:family="text">
      <style:text-properties fo:font-style="normal" officeooo:rsid="0479f2fb" style:font-style-asian="normal" style:font-style-complex="normal"/>
    </style:style>
    <style:style style:name="T460" style:family="text">
      <style:text-properties fo:font-style="normal" officeooo:rsid="0480bc5d" style:font-style-asian="normal" style:font-style-complex="normal"/>
    </style:style>
    <style:style style:name="T461" style:family="text">
      <style:text-properties fo:font-style="normal" officeooo:rsid="04831bef" style:font-style-asian="normal" style:font-style-complex="normal"/>
    </style:style>
    <style:style style:name="T462" style:family="text">
      <style:text-properties fo:font-style="normal" officeooo:rsid="04832e3c" style:font-style-asian="normal" style:font-style-complex="normal"/>
    </style:style>
    <style:style style:name="T463" style:family="text">
      <style:text-properties fo:font-style="normal" officeooo:rsid="04835f41" style:font-style-asian="normal" style:font-style-complex="normal"/>
    </style:style>
    <style:style style:name="T464" style:family="text">
      <style:text-properties fo:font-style="normal" officeooo:rsid="04839b66" style:font-style-asian="normal" style:font-style-complex="normal"/>
    </style:style>
    <style:style style:name="T465" style:family="text">
      <style:text-properties fo:font-style="normal" officeooo:rsid="0484fe37" style:font-style-asian="normal" style:font-style-complex="normal"/>
    </style:style>
    <style:style style:name="T466" style:family="text">
      <style:text-properties fo:font-style="normal" fo:font-weight="normal" style:font-style-asian="normal" style:font-weight-asian="normal" style:font-style-complex="normal" style:font-weight-complex="normal"/>
    </style:style>
    <style:style style:name="T467" style:family="text">
      <style:text-properties fo:font-style="normal" fo:font-weight="normal" officeooo:rsid="001e7da5" style:font-style-asian="normal" style:font-weight-asian="normal" style:font-style-complex="normal" style:font-weight-complex="normal"/>
    </style:style>
    <style:style style:name="T468" style:family="text">
      <style:text-properties fo:font-style="normal" fo:font-weight="normal" officeooo:rsid="00201d00" style:font-style-asian="normal" style:font-weight-asian="normal" style:font-style-complex="normal" style:font-weight-complex="normal"/>
    </style:style>
    <style:style style:name="T469" style:family="text">
      <style:text-properties fo:font-style="normal" fo:font-weight="normal" officeooo:rsid="0022114e" style:font-style-asian="normal" style:font-weight-asian="normal" style:font-style-complex="normal" style:font-weight-complex="normal"/>
    </style:style>
    <style:style style:name="T470" style:family="text">
      <style:text-properties fo:font-style="normal" fo:font-weight="normal" officeooo:rsid="0023556f" style:font-style-asian="normal" style:font-weight-asian="normal" style:font-style-complex="normal" style:font-weight-complex="normal"/>
    </style:style>
    <style:style style:name="T471" style:family="text">
      <style:text-properties fo:font-style="normal" fo:font-weight="normal" officeooo:rsid="00249928" style:font-style-asian="normal" style:font-weight-asian="normal" style:font-style-complex="normal" style:font-weight-complex="normal"/>
    </style:style>
    <style:style style:name="T472" style:family="text">
      <style:text-properties fo:font-style="normal" fo:font-weight="normal" officeooo:rsid="00267451" style:font-style-asian="normal" style:font-weight-asian="normal" style:font-style-complex="normal" style:font-weight-complex="normal"/>
    </style:style>
    <style:style style:name="T473" style:family="text">
      <style:text-properties fo:font-style="normal" fo:font-weight="normal" officeooo:rsid="002ccfb6" style:font-style-asian="normal" style:font-weight-asian="normal" style:font-style-complex="normal" style:font-weight-complex="normal"/>
    </style:style>
    <style:style style:name="T474" style:family="text">
      <style:text-properties fo:font-style="normal" fo:font-weight="normal" officeooo:rsid="002ec2bd" style:font-style-asian="normal" style:font-weight-asian="normal" style:font-style-complex="normal" style:font-weight-complex="normal"/>
    </style:style>
    <style:style style:name="T475" style:family="text">
      <style:text-properties fo:font-style="normal" fo:font-weight="normal" officeooo:rsid="0030ad17" style:font-style-asian="normal" style:font-weight-asian="normal" style:font-style-complex="normal" style:font-weight-complex="normal"/>
    </style:style>
    <style:style style:name="T476" style:family="text">
      <style:text-properties fo:font-style="normal" fo:font-weight="normal" officeooo:rsid="0031a1df" style:font-style-asian="normal" style:font-weight-asian="normal" style:font-style-complex="normal" style:font-weight-complex="normal"/>
    </style:style>
    <style:style style:name="T477" style:family="text">
      <style:text-properties fo:font-style="normal" fo:font-weight="normal" officeooo:rsid="00365bdb" style:font-style-asian="normal" style:font-weight-asian="normal" style:font-style-complex="normal" style:font-weight-complex="normal"/>
    </style:style>
    <style:style style:name="T478" style:family="text">
      <style:text-properties fo:font-style="normal" fo:font-weight="normal" officeooo:rsid="0036ac4c" style:font-style-asian="normal" style:font-weight-asian="normal" style:font-style-complex="normal" style:font-weight-complex="normal"/>
    </style:style>
    <style:style style:name="T479" style:family="text">
      <style:text-properties fo:font-style="normal" fo:font-weight="normal" officeooo:rsid="0037300d" style:font-style-asian="normal" style:font-weight-asian="normal" style:font-style-complex="normal" style:font-weight-complex="normal"/>
    </style:style>
    <style:style style:name="T480" style:family="text">
      <style:text-properties fo:font-style="normal" fo:font-weight="normal" officeooo:rsid="00375342" style:font-style-asian="normal" style:font-weight-asian="normal" style:font-style-complex="normal" style:font-weight-complex="normal"/>
    </style:style>
    <style:style style:name="T481" style:family="text">
      <style:text-properties fo:font-style="normal" fo:font-weight="normal" officeooo:rsid="004aafe9" style:font-style-asian="normal" style:font-weight-asian="normal" style:font-style-complex="normal" style:font-weight-complex="normal"/>
    </style:style>
    <style:style style:name="T482" style:family="text">
      <style:text-properties fo:font-style="normal" fo:font-weight="normal" officeooo:rsid="004c7d61" style:font-style-asian="normal" style:font-weight-asian="normal" style:font-style-complex="normal" style:font-weight-complex="normal"/>
    </style:style>
    <style:style style:name="T483" style:family="text">
      <style:text-properties fo:font-style="normal" fo:font-weight="normal" officeooo:rsid="004c9a16" style:font-style-asian="normal" style:font-weight-asian="normal" style:font-style-complex="normal" style:font-weight-complex="normal"/>
    </style:style>
    <style:style style:name="T484" style:family="text">
      <style:text-properties fo:font-style="normal" fo:font-weight="normal" officeooo:rsid="004e03f3" style:font-style-asian="normal" style:font-weight-asian="normal" style:font-style-complex="normal" style:font-weight-complex="normal"/>
    </style:style>
    <style:style style:name="T485" style:family="text">
      <style:text-properties fo:font-style="normal" fo:font-weight="normal" officeooo:rsid="004f09b9" style:font-style-asian="normal" style:font-weight-asian="normal" style:font-style-complex="normal" style:font-weight-complex="normal"/>
    </style:style>
    <style:style style:name="T486" style:family="text">
      <style:text-properties fo:font-style="normal" fo:font-weight="normal" officeooo:rsid="0051d574" style:font-style-asian="normal" style:font-weight-asian="normal" style:font-style-complex="normal" style:font-weight-complex="normal"/>
    </style:style>
    <style:style style:name="T487" style:family="text">
      <style:text-properties fo:font-style="normal" fo:font-weight="normal" officeooo:rsid="0053d912" style:font-style-asian="normal" style:font-weight-asian="normal" style:font-style-complex="normal" style:font-weight-complex="normal"/>
    </style:style>
    <style:style style:name="T488" style:family="text">
      <style:text-properties fo:font-style="normal" fo:font-weight="normal" officeooo:rsid="005479f2" style:font-style-asian="normal" style:font-weight-asian="normal" style:font-style-complex="normal" style:font-weight-complex="normal"/>
    </style:style>
    <style:style style:name="T489" style:family="text">
      <style:text-properties fo:font-style="normal" fo:font-weight="normal" officeooo:rsid="005668e4" style:font-style-asian="normal" style:font-weight-asian="normal" style:font-style-complex="normal" style:font-weight-complex="normal"/>
    </style:style>
    <style:style style:name="T490" style:family="text">
      <style:text-properties fo:font-style="normal" fo:font-weight="normal" officeooo:rsid="0056a675" style:font-style-asian="normal" style:font-weight-asian="normal" style:font-style-complex="normal" style:font-weight-complex="normal"/>
    </style:style>
    <style:style style:name="T491" style:family="text">
      <style:text-properties fo:font-style="normal" fo:font-weight="normal" officeooo:rsid="00578f0c" style:font-style-asian="normal" style:font-weight-asian="normal" style:font-style-complex="normal" style:font-weight-complex="normal"/>
    </style:style>
    <style:style style:name="T492" style:family="text">
      <style:text-properties fo:font-style="normal" fo:font-weight="normal" officeooo:rsid="00590355" style:font-style-asian="normal" style:font-weight-asian="normal" style:font-style-complex="normal" style:font-weight-complex="normal"/>
    </style:style>
    <style:style style:name="T493" style:family="text">
      <style:text-properties fo:font-style="normal" fo:font-weight="normal" officeooo:rsid="005a0458" style:font-style-asian="normal" style:font-weight-asian="normal" style:font-style-complex="normal" style:font-weight-complex="normal"/>
    </style:style>
    <style:style style:name="T494" style:family="text">
      <style:text-properties fo:font-style="normal" fo:font-weight="normal" officeooo:rsid="005bf7f1" style:font-style-asian="normal" style:font-weight-asian="normal" style:font-style-complex="normal" style:font-weight-complex="normal"/>
    </style:style>
    <style:style style:name="T495" style:family="text">
      <style:text-properties fo:font-style="normal" fo:font-weight="normal" officeooo:rsid="005d7921" style:font-style-asian="normal" style:font-weight-asian="normal" style:font-style-complex="normal" style:font-weight-complex="normal"/>
    </style:style>
    <style:style style:name="T496" style:family="text">
      <style:text-properties fo:font-style="normal" fo:font-weight="normal" officeooo:rsid="00625d7c" style:font-style-asian="normal" style:font-weight-asian="normal" style:font-style-complex="normal" style:font-weight-complex="normal"/>
    </style:style>
    <style:style style:name="T497" style:family="text">
      <style:text-properties fo:font-style="normal" fo:font-weight="normal" officeooo:rsid="00644647" style:font-style-asian="normal" style:font-weight-asian="normal" style:font-style-complex="normal" style:font-weight-complex="normal"/>
    </style:style>
    <style:style style:name="T498" style:family="text">
      <style:text-properties fo:font-style="normal" fo:font-weight="normal" officeooo:rsid="0064a5a6" style:font-style-asian="normal" style:font-weight-asian="normal" style:font-style-complex="normal" style:font-weight-complex="normal"/>
    </style:style>
    <style:style style:name="T499" style:family="text">
      <style:text-properties fo:font-style="normal" fo:font-weight="normal" officeooo:rsid="0065302a" style:font-style-asian="normal" style:font-weight-asian="normal" style:font-style-complex="normal" style:font-weight-complex="normal"/>
    </style:style>
    <style:style style:name="T500" style:family="text">
      <style:text-properties fo:font-style="normal" fo:font-weight="normal" officeooo:rsid="00677fed" style:font-style-asian="normal" style:font-weight-asian="normal" style:font-style-complex="normal" style:font-weight-complex="normal"/>
    </style:style>
    <style:style style:name="T501" style:family="text">
      <style:text-properties fo:font-style="normal" fo:font-weight="normal" officeooo:rsid="0066d02c" style:font-style-asian="normal" style:font-weight-asian="normal" style:font-style-complex="normal" style:font-weight-complex="normal"/>
    </style:style>
    <style:style style:name="T502" style:family="text">
      <style:text-properties fo:font-style="normal" fo:font-weight="normal" officeooo:rsid="006ab81d" style:font-style-asian="normal" style:font-weight-asian="normal" style:font-style-complex="normal" style:font-weight-complex="normal"/>
    </style:style>
    <style:style style:name="T503" style:family="text">
      <style:text-properties fo:font-style="normal" fo:font-weight="normal" officeooo:rsid="006adf3b" style:font-style-asian="normal" style:font-weight-asian="normal" style:font-style-complex="normal" style:font-weight-complex="normal"/>
    </style:style>
    <style:style style:name="T504" style:family="text">
      <style:text-properties fo:font-style="normal" fo:font-weight="normal" officeooo:rsid="00788a43" style:font-style-asian="normal" style:font-weight-asian="normal" style:font-style-complex="normal" style:font-weight-complex="normal"/>
    </style:style>
    <style:style style:name="T505" style:family="text">
      <style:text-properties fo:font-style="normal" fo:font-weight="normal" officeooo:rsid="007abfe5" style:font-style-asian="normal" style:font-weight-asian="normal" style:font-style-complex="normal" style:font-weight-complex="normal"/>
    </style:style>
    <style:style style:name="T506" style:family="text">
      <style:text-properties fo:font-style="normal" fo:font-weight="normal" officeooo:rsid="007d63ee" style:font-style-asian="normal" style:font-weight-asian="normal" style:font-style-complex="normal" style:font-weight-complex="normal"/>
    </style:style>
    <style:style style:name="T507" style:family="text">
      <style:text-properties fo:font-style="normal" fo:font-weight="normal" officeooo:rsid="007f4bff" style:font-style-asian="normal" style:font-weight-asian="normal" style:font-style-complex="normal" style:font-weight-complex="normal"/>
    </style:style>
    <style:style style:name="T508" style:family="text">
      <style:text-properties fo:font-style="normal" fo:font-weight="normal" officeooo:rsid="00807d63" style:font-style-asian="normal" style:font-weight-asian="normal" style:font-style-complex="normal" style:font-weight-complex="normal"/>
    </style:style>
    <style:style style:name="T509" style:family="text">
      <style:text-properties fo:font-style="normal" fo:font-weight="bold" style:font-style-asian="normal" style:font-weight-asian="bold" style:font-style-complex="normal" style:font-weight-complex="bold"/>
    </style:style>
    <style:style style:name="T510" style:family="text">
      <style:text-properties fo:font-style="normal" fo:font-weight="bold" officeooo:rsid="003e1e88" style:font-style-asian="normal" style:font-weight-asian="bold" style:font-style-complex="normal" style:font-weight-complex="bold"/>
    </style:style>
    <style:style style:name="T511" style:family="text">
      <style:text-properties fo:font-style="normal" fo:font-weight="bold" officeooo:rsid="003fc6cf" style:font-style-asian="normal" style:font-weight-asian="bold" style:font-style-complex="normal" style:font-weight-complex="bold"/>
    </style:style>
    <style:style style:name="T512" style:family="text">
      <style:text-properties fo:font-style="normal" fo:font-weight="bold" officeooo:rsid="00410b3f" style:font-style-asian="normal" style:font-weight-asian="bold" style:font-style-complex="normal" style:font-weight-complex="bold"/>
    </style:style>
    <style:style style:name="T513" style:family="text">
      <style:text-properties fo:font-style="normal" fo:font-weight="bold" officeooo:rsid="00427546" style:font-style-asian="normal" style:font-weight-asian="bold" style:font-style-complex="normal" style:font-weight-complex="bold"/>
    </style:style>
    <style:style style:name="T514" style:family="text">
      <style:text-properties fo:font-style="normal" fo:font-weight="bold" officeooo:rsid="0046c2b6" style:font-style-asian="normal" style:font-weight-asian="bold" style:font-style-complex="normal" style:font-weight-complex="bold"/>
    </style:style>
    <style:style style:name="T515" style:family="text">
      <style:text-properties fo:font-style="normal" fo:font-weight="bold" officeooo:rsid="0060f9b6" style:font-style-asian="normal" style:font-weight-asian="bold" style:font-style-complex="normal" style:font-weight-complex="bold"/>
    </style:style>
    <style:style style:name="T516" style:family="text">
      <style:text-properties fo:font-style="normal" fo:font-weight="bold" officeooo:rsid="006e0352" style:font-style-asian="normal" style:font-weight-asian="bold" style:font-style-complex="normal" style:font-weight-complex="bold"/>
    </style:style>
    <style:style style:name="T517" style:family="text">
      <style:text-properties fo:font-style="normal" fo:font-weight="bold" officeooo:rsid="006e5e4e" style:font-style-asian="normal" style:font-weight-asian="bold" style:font-style-complex="normal" style:font-weight-complex="bold"/>
    </style:style>
    <style:style style:name="T518" style:family="text">
      <style:text-properties fo:font-style="normal" fo:font-weight="bold" officeooo:rsid="006f40bb" style:font-style-asian="normal" style:font-weight-asian="bold" style:font-style-complex="normal" style:font-weight-complex="bold"/>
    </style:style>
    <style:style style:name="T519" style:family="text">
      <style:text-properties fo:font-style="normal" fo:font-weight="bold" officeooo:rsid="00711567" style:font-style-asian="normal" style:font-weight-asian="bold" style:font-style-complex="normal" style:font-weight-complex="bold"/>
    </style:style>
    <style:style style:name="T520" style:family="text">
      <style:text-properties fo:font-weight="bold" style:font-weight-asian="bold" style:font-weight-complex="bold"/>
    </style:style>
    <style:style style:name="T521" style:family="text">
      <style:text-properties fo:font-weight="bold" officeooo:rsid="006e0352" style:font-weight-asian="bold" style:font-weight-complex="bold"/>
    </style:style>
    <style:style style:name="T522" style:family="text">
      <style:text-properties fo:font-weight="bold" officeooo:rsid="008f5626" style:font-weight-asian="bold" style:font-weight-complex="bold"/>
    </style:style>
    <style:style style:name="T523" style:family="text">
      <style:text-properties fo:font-weight="bold" officeooo:rsid="0090db4b" style:font-weight-asian="bold" style:font-weight-complex="bold"/>
    </style:style>
    <style:style style:name="T524" style:family="text">
      <style:text-properties fo:font-weight="bold" officeooo:rsid="009288c0" style:font-weight-asian="bold" style:font-weight-complex="bold"/>
    </style:style>
    <style:style style:name="T525" style:family="text">
      <style:text-properties fo:font-weight="bold" officeooo:rsid="00942744" style:font-weight-asian="bold" style:font-weight-complex="bold"/>
    </style:style>
    <style:style style:name="T526" style:family="text">
      <style:text-properties fo:font-weight="bold" officeooo:rsid="009baf11" style:font-weight-asian="bold" style:font-weight-complex="bold"/>
    </style:style>
    <style:style style:name="T527" style:family="text">
      <style:text-properties fo:font-weight="bold" officeooo:rsid="00c3f0ea" style:font-weight-asian="bold" style:font-weight-complex="bold"/>
    </style:style>
    <style:style style:name="T528" style:family="text">
      <style:text-properties fo:font-weight="bold" officeooo:rsid="00c5547f" style:font-weight-asian="bold" style:font-weight-complex="bold"/>
    </style:style>
    <style:style style:name="T529" style:family="text">
      <style:text-properties fo:font-weight="bold" officeooo:rsid="00e12d1f" style:font-weight-asian="bold" style:font-weight-complex="bold"/>
    </style:style>
    <style:style style:name="T530" style:family="text">
      <style:text-properties fo:font-weight="bold" officeooo:rsid="01068bf2" style:font-weight-asian="bold" style:font-weight-complex="bold"/>
    </style:style>
    <style:style style:name="T531" style:family="text">
      <style:text-properties fo:font-weight="bold" officeooo:rsid="01086d80" style:font-weight-asian="bold" style:font-weight-complex="bold"/>
    </style:style>
    <style:style style:name="T532" style:family="text">
      <style:text-properties fo:font-weight="bold" officeooo:rsid="0108d41d" style:font-weight-asian="bold" style:font-weight-complex="bold"/>
    </style:style>
    <style:style style:name="T533" style:family="text">
      <style:text-properties fo:font-weight="bold" officeooo:rsid="01277b35" style:font-weight-asian="bold" style:font-weight-complex="bold"/>
    </style:style>
    <style:style style:name="T534" style:family="text">
      <style:text-properties fo:font-weight="bold" officeooo:rsid="0127ba0f" style:font-weight-asian="bold" style:font-weight-complex="bold"/>
    </style:style>
    <style:style style:name="T535" style:family="text">
      <style:text-properties fo:font-weight="bold" officeooo:rsid="012caafe" style:font-weight-asian="bold" style:font-weight-complex="bold"/>
    </style:style>
    <style:style style:name="T536" style:family="text">
      <style:text-properties fo:font-weight="bold" officeooo:rsid="012faea2" style:font-weight-asian="bold" style:font-weight-complex="bold"/>
    </style:style>
    <style:style style:name="T537" style:family="text">
      <style:text-properties fo:font-weight="bold" officeooo:rsid="01312c6f" style:font-weight-asian="bold" style:font-weight-complex="bold"/>
    </style:style>
    <style:style style:name="T538" style:family="text">
      <style:text-properties fo:font-weight="bold" officeooo:rsid="01327238" style:font-weight-asian="bold" style:font-weight-complex="bold"/>
    </style:style>
    <style:style style:name="T539" style:family="text">
      <style:text-properties fo:font-weight="bold" officeooo:rsid="0133e5d0" style:font-weight-asian="bold" style:font-weight-complex="bold"/>
    </style:style>
    <style:style style:name="T540" style:family="text">
      <style:text-properties fo:font-weight="bold" officeooo:rsid="01357059" style:font-weight-asian="bold" style:font-weight-complex="bold"/>
    </style:style>
    <style:style style:name="T541" style:family="text">
      <style:text-properties fo:font-weight="bold" officeooo:rsid="014a7854" style:font-weight-asian="bold" style:font-weight-complex="bold"/>
    </style:style>
    <style:style style:name="T542" style:family="text">
      <style:text-properties fo:font-weight="bold" officeooo:rsid="0170bb81" style:font-weight-asian="bold" style:font-weight-complex="bold"/>
    </style:style>
    <style:style style:name="T543" style:family="text">
      <style:text-properties fo:font-weight="bold" officeooo:rsid="01720c36" style:font-weight-asian="bold" style:font-weight-complex="bold"/>
    </style:style>
    <style:style style:name="T544" style:family="text">
      <style:text-properties fo:font-weight="bold" officeooo:rsid="017224e9" style:font-weight-asian="bold" style:font-weight-complex="bold"/>
    </style:style>
    <style:style style:name="T545" style:family="text">
      <style:text-properties fo:font-weight="bold" officeooo:rsid="017a927a" style:font-weight-asian="bold" style:font-weight-complex="bold"/>
    </style:style>
    <style:style style:name="T546" style:family="text">
      <style:text-properties fo:font-weight="bold" officeooo:rsid="017ae7ff" style:font-weight-asian="bold" style:font-weight-complex="bold"/>
    </style:style>
    <style:style style:name="T547" style:family="text">
      <style:text-properties fo:font-weight="bold" officeooo:rsid="017bcead" style:font-weight-asian="bold" style:font-weight-complex="bold"/>
    </style:style>
    <style:style style:name="T548" style:family="text">
      <style:text-properties fo:font-weight="bold" officeooo:rsid="01888ef7" style:font-weight-asian="bold" style:font-weight-complex="bold"/>
    </style:style>
    <style:style style:name="T549" style:family="text">
      <style:text-properties fo:font-weight="bold" officeooo:rsid="01899ef0" style:font-weight-asian="bold" style:font-weight-complex="bold"/>
    </style:style>
    <style:style style:name="T550" style:family="text">
      <style:text-properties fo:font-weight="bold" officeooo:rsid="018bea6c" style:font-weight-asian="bold" style:font-weight-complex="bold"/>
    </style:style>
    <style:style style:name="T551" style:family="text">
      <style:text-properties fo:font-weight="bold" officeooo:rsid="0191f92e" style:font-weight-asian="bold" style:font-weight-complex="bold"/>
    </style:style>
    <style:style style:name="T552" style:family="text">
      <style:text-properties fo:font-weight="bold" officeooo:rsid="01934858" style:font-weight-asian="bold" style:font-weight-complex="bold"/>
    </style:style>
    <style:style style:name="T553" style:family="text">
      <style:text-properties fo:font-weight="bold" officeooo:rsid="0194c243" style:font-weight-asian="bold" style:font-weight-complex="bold"/>
    </style:style>
    <style:style style:name="T554" style:family="text">
      <style:text-properties fo:font-weight="bold" officeooo:rsid="0197bc58" style:font-weight-asian="bold" style:font-weight-complex="bold"/>
    </style:style>
    <style:style style:name="T555" style:family="text">
      <style:text-properties fo:font-weight="bold" officeooo:rsid="0197dd63" style:font-weight-asian="bold" style:font-weight-complex="bold"/>
    </style:style>
    <style:style style:name="T556" style:family="text">
      <style:text-properties fo:font-weight="bold" officeooo:rsid="019e24e5" style:font-weight-asian="bold" style:font-weight-complex="bold"/>
    </style:style>
    <style:style style:name="T557" style:family="text">
      <style:text-properties fo:font-weight="bold" officeooo:rsid="019fb7ff" style:font-weight-asian="bold" style:font-weight-complex="bold"/>
    </style:style>
    <style:style style:name="T558" style:family="text">
      <style:text-properties fo:font-weight="bold" officeooo:rsid="01b4d668" style:font-weight-asian="bold" style:font-weight-complex="bold"/>
    </style:style>
    <style:style style:name="T559" style:family="text">
      <style:text-properties fo:font-weight="bold" officeooo:rsid="01b9dd94" style:font-weight-asian="bold" style:font-weight-complex="bold"/>
    </style:style>
    <style:style style:name="T560" style:family="text">
      <style:text-properties fo:font-weight="bold" officeooo:rsid="01be13ea" style:font-weight-asian="bold" style:font-weight-complex="bold"/>
    </style:style>
    <style:style style:name="T561" style:family="text">
      <style:text-properties fo:font-weight="bold" officeooo:rsid="01c11dbe" style:font-weight-asian="bold" style:font-weight-complex="bold"/>
    </style:style>
    <style:style style:name="T562" style:family="text">
      <style:text-properties fo:font-weight="bold" officeooo:rsid="01c4bf07" style:font-weight-asian="bold" style:font-weight-complex="bold"/>
    </style:style>
    <style:style style:name="T563" style:family="text">
      <style:text-properties fo:font-weight="bold" officeooo:rsid="01c5a33e" style:font-weight-asian="bold" style:font-weight-complex="bold"/>
    </style:style>
    <style:style style:name="T564" style:family="text">
      <style:text-properties fo:font-weight="bold" officeooo:rsid="01caf511" style:font-weight-asian="bold" style:font-weight-complex="bold"/>
    </style:style>
    <style:style style:name="T565" style:family="text">
      <style:text-properties fo:font-weight="bold" officeooo:rsid="01cb5569" style:font-weight-asian="bold" style:font-weight-complex="bold"/>
    </style:style>
    <style:style style:name="T566" style:family="text">
      <style:text-properties fo:font-weight="bold" officeooo:rsid="01ce4888" style:font-weight-asian="bold" style:font-weight-complex="bold"/>
    </style:style>
    <style:style style:name="T567" style:family="text">
      <style:text-properties fo:font-weight="bold" officeooo:rsid="01cec727" style:font-weight-asian="bold" style:font-weight-complex="bold"/>
    </style:style>
    <style:style style:name="T568" style:family="text">
      <style:text-properties fo:font-weight="bold" officeooo:rsid="01d3a462" style:font-weight-asian="bold" style:font-weight-complex="bold"/>
    </style:style>
    <style:style style:name="T569" style:family="text">
      <style:text-properties fo:font-weight="bold" officeooo:rsid="01d58b64" style:font-weight-asian="bold" style:font-weight-complex="bold"/>
    </style:style>
    <style:style style:name="T570" style:family="text">
      <style:text-properties fo:font-weight="bold" officeooo:rsid="01dbc1b8" style:font-weight-asian="bold" style:font-weight-complex="bold"/>
    </style:style>
    <style:style style:name="T571" style:family="text">
      <style:text-properties fo:font-weight="bold" officeooo:rsid="01e943d3" style:font-weight-asian="bold" style:font-weight-complex="bold"/>
    </style:style>
    <style:style style:name="T572" style:family="text">
      <style:text-properties fo:font-weight="bold" officeooo:rsid="01eb4136" style:font-weight-asian="bold" style:font-weight-complex="bold"/>
    </style:style>
    <style:style style:name="T573" style:family="text">
      <style:text-properties fo:font-weight="bold" officeooo:rsid="01f2092b" style:font-weight-asian="bold" style:font-weight-complex="bold"/>
    </style:style>
    <style:style style:name="T574" style:family="text">
      <style:text-properties fo:font-weight="bold" officeooo:rsid="01f2cc53" style:font-weight-asian="bold" style:font-weight-complex="bold"/>
    </style:style>
    <style:style style:name="T575" style:family="text">
      <style:text-properties fo:font-weight="bold" officeooo:rsid="020309a5" style:font-weight-asian="bold" style:font-weight-complex="bold"/>
    </style:style>
    <style:style style:name="T576" style:family="text">
      <style:text-properties fo:font-weight="bold" officeooo:rsid="021e4f43" style:font-weight-asian="bold" style:font-weight-complex="bold"/>
    </style:style>
    <style:style style:name="T577" style:family="text">
      <style:text-properties fo:font-weight="bold" officeooo:rsid="021f85be" style:font-weight-asian="bold" style:font-weight-complex="bold"/>
    </style:style>
    <style:style style:name="T578" style:family="text">
      <style:text-properties fo:font-weight="bold" officeooo:rsid="0220c770" style:font-weight-asian="bold" style:font-weight-complex="bold"/>
    </style:style>
    <style:style style:name="T579" style:family="text">
      <style:text-properties fo:font-weight="bold" officeooo:rsid="0239724f" style:font-weight-asian="bold" style:font-weight-complex="bold"/>
    </style:style>
    <style:style style:name="T580" style:family="text">
      <style:text-properties fo:font-weight="bold" officeooo:rsid="023bd3b1" style:font-weight-asian="bold" style:font-weight-complex="bold"/>
    </style:style>
    <style:style style:name="T581" style:family="text">
      <style:text-properties fo:font-weight="bold" officeooo:rsid="023be34c" style:font-weight-asian="bold" style:font-weight-complex="bold"/>
    </style:style>
    <style:style style:name="T582" style:family="text">
      <style:text-properties fo:font-weight="bold" officeooo:rsid="023cb63a" style:font-weight-asian="bold" style:font-weight-complex="bold"/>
    </style:style>
    <style:style style:name="T583" style:family="text">
      <style:text-properties fo:font-weight="bold" officeooo:rsid="024a6e83" style:font-weight-asian="bold" style:font-weight-complex="bold"/>
    </style:style>
    <style:style style:name="T584" style:family="text">
      <style:text-properties fo:font-weight="bold" officeooo:rsid="024aea4d" style:font-weight-asian="bold" style:font-weight-complex="bold"/>
    </style:style>
    <style:style style:name="T585" style:family="text">
      <style:text-properties fo:font-weight="bold" officeooo:rsid="024bf2b7" style:font-weight-asian="bold" style:font-weight-complex="bold"/>
    </style:style>
    <style:style style:name="T586" style:family="text">
      <style:text-properties fo:font-weight="bold" officeooo:rsid="024ea4b8" style:font-weight-asian="bold" style:font-weight-complex="bold"/>
    </style:style>
    <style:style style:name="T587" style:family="text">
      <style:text-properties fo:font-weight="bold" officeooo:rsid="024ffde3" style:font-weight-asian="bold" style:font-weight-complex="bold"/>
    </style:style>
    <style:style style:name="T588" style:family="text">
      <style:text-properties fo:font-weight="bold" officeooo:rsid="0254c490" style:font-weight-asian="bold" style:font-weight-complex="bold"/>
    </style:style>
    <style:style style:name="T589" style:family="text">
      <style:text-properties fo:font-weight="bold" officeooo:rsid="025b651e" style:font-weight-asian="bold" style:font-weight-complex="bold"/>
    </style:style>
    <style:style style:name="T590" style:family="text">
      <style:text-properties fo:font-weight="bold" officeooo:rsid="025d4047" style:font-weight-asian="bold" style:font-weight-complex="bold"/>
    </style:style>
    <style:style style:name="T591" style:family="text">
      <style:text-properties fo:font-weight="bold" officeooo:rsid="0266a14b" style:font-weight-asian="bold" style:font-weight-complex="bold"/>
    </style:style>
    <style:style style:name="T592" style:family="text">
      <style:text-properties fo:font-weight="bold" officeooo:rsid="028e3154" style:font-weight-asian="bold" style:font-weight-complex="bold"/>
    </style:style>
    <style:style style:name="T593" style:family="text">
      <style:text-properties fo:font-weight="bold" officeooo:rsid="028e6c30" style:font-weight-asian="bold" style:font-weight-complex="bold"/>
    </style:style>
    <style:style style:name="T594" style:family="text">
      <style:text-properties fo:font-weight="bold" officeooo:rsid="028ffae1" style:font-weight-asian="bold" style:font-weight-complex="bold"/>
    </style:style>
    <style:style style:name="T595" style:family="text">
      <style:text-properties fo:font-weight="bold" officeooo:rsid="029bf445" style:font-weight-asian="bold" style:font-weight-complex="bold"/>
    </style:style>
    <style:style style:name="T596" style:family="text">
      <style:text-properties fo:font-weight="bold" officeooo:rsid="029c0c5a" style:font-weight-asian="bold" style:font-weight-complex="bold"/>
    </style:style>
    <style:style style:name="T597" style:family="text">
      <style:text-properties fo:font-weight="bold" officeooo:rsid="029c0dc6" style:font-weight-asian="bold" style:font-weight-complex="bold"/>
    </style:style>
    <style:style style:name="T598" style:family="text">
      <style:text-properties fo:font-weight="bold" officeooo:rsid="029d2a6c" style:font-weight-asian="bold" style:font-weight-complex="bold"/>
    </style:style>
    <style:style style:name="T599" style:family="text">
      <style:text-properties fo:font-weight="bold" officeooo:rsid="02a02416" style:font-weight-asian="bold" style:font-weight-complex="bold"/>
    </style:style>
    <style:style style:name="T600" style:family="text">
      <style:text-properties fo:font-weight="bold" officeooo:rsid="02a08d84" style:font-weight-asian="bold" style:font-weight-complex="bold"/>
    </style:style>
    <style:style style:name="T601" style:family="text">
      <style:text-properties fo:font-weight="bold" officeooo:rsid="02a1563d" style:font-weight-asian="bold" style:font-weight-complex="bold"/>
    </style:style>
    <style:style style:name="T602" style:family="text">
      <style:text-properties fo:font-weight="bold" officeooo:rsid="02a26da3" style:font-weight-asian="bold" style:font-weight-complex="bold"/>
    </style:style>
    <style:style style:name="T603" style:family="text">
      <style:text-properties fo:font-weight="bold" officeooo:rsid="02a39da1" style:font-weight-asian="bold" style:font-weight-complex="bold"/>
    </style:style>
    <style:style style:name="T604" style:family="text">
      <style:text-properties fo:font-weight="bold" officeooo:rsid="02a4c23c" style:font-weight-asian="bold" style:font-weight-complex="bold"/>
    </style:style>
    <style:style style:name="T605" style:family="text">
      <style:text-properties fo:font-weight="bold" officeooo:rsid="02a8d6b2" style:font-weight-asian="bold" style:font-weight-complex="bold"/>
    </style:style>
    <style:style style:name="T606" style:family="text">
      <style:text-properties fo:font-weight="bold" officeooo:rsid="02b123fb" style:font-weight-asian="bold" style:font-weight-complex="bold"/>
    </style:style>
    <style:style style:name="T607" style:family="text">
      <style:text-properties fo:font-weight="bold" officeooo:rsid="02be08cd" style:font-weight-asian="bold" style:font-weight-complex="bold"/>
    </style:style>
    <style:style style:name="T608" style:family="text">
      <style:text-properties fo:font-weight="bold" officeooo:rsid="02cf4b9c" style:font-weight-asian="bold" style:font-weight-complex="bold"/>
    </style:style>
    <style:style style:name="T609" style:family="text">
      <style:text-properties fo:font-weight="bold" officeooo:rsid="02cfdccc" style:font-weight-asian="bold" style:font-weight-complex="bold"/>
    </style:style>
    <style:style style:name="T610" style:family="text">
      <style:text-properties fo:font-weight="bold" officeooo:rsid="02d09c5e" style:font-weight-asian="bold" style:font-weight-complex="bold"/>
    </style:style>
    <style:style style:name="T611" style:family="text">
      <style:text-properties fo:font-weight="bold" officeooo:rsid="02d1a2d2" style:font-weight-asian="bold" style:font-weight-complex="bold"/>
    </style:style>
    <style:style style:name="T612" style:family="text">
      <style:text-properties fo:font-weight="bold" officeooo:rsid="02d2eae2" style:font-weight-asian="bold" style:font-weight-complex="bold"/>
    </style:style>
    <style:style style:name="T613" style:family="text">
      <style:text-properties fo:font-weight="bold" officeooo:rsid="02d4b3d0" style:font-weight-asian="bold" style:font-weight-complex="bold"/>
    </style:style>
    <style:style style:name="T614" style:family="text">
      <style:text-properties fo:font-weight="bold" officeooo:rsid="02d5dc98" style:font-weight-asian="bold" style:font-weight-complex="bold"/>
    </style:style>
    <style:style style:name="T615" style:family="text">
      <style:text-properties fo:font-weight="bold" officeooo:rsid="02e36a9e" style:font-weight-asian="bold" style:font-weight-complex="bold"/>
    </style:style>
    <style:style style:name="T616" style:family="text">
      <style:text-properties fo:font-weight="bold" officeooo:rsid="02e5642b" style:font-weight-asian="bold" style:font-weight-complex="bold"/>
    </style:style>
    <style:style style:name="T617" style:family="text">
      <style:text-properties fo:font-weight="bold" officeooo:rsid="02e6e376" style:font-weight-asian="bold" style:font-weight-complex="bold"/>
    </style:style>
    <style:style style:name="T618" style:family="text">
      <style:text-properties fo:font-weight="bold" officeooo:rsid="02e88cb5" style:font-weight-asian="bold" style:font-weight-complex="bold"/>
    </style:style>
    <style:style style:name="T619" style:family="text">
      <style:text-properties fo:font-weight="bold" officeooo:rsid="02ed978c" style:font-weight-asian="bold" style:font-weight-complex="bold"/>
    </style:style>
    <style:style style:name="T620" style:family="text">
      <style:text-properties fo:font-weight="bold" officeooo:rsid="02f0336f" style:font-weight-asian="bold" style:font-weight-complex="bold"/>
    </style:style>
    <style:style style:name="T621" style:family="text">
      <style:text-properties fo:font-weight="bold" officeooo:rsid="02f0e1cf" style:font-weight-asian="bold" style:font-weight-complex="bold"/>
    </style:style>
    <style:style style:name="T622" style:family="text">
      <style:text-properties fo:font-weight="bold" officeooo:rsid="02f179f7" style:font-weight-asian="bold" style:font-weight-complex="bold"/>
    </style:style>
    <style:style style:name="T623" style:family="text">
      <style:text-properties fo:font-weight="bold" officeooo:rsid="02f2d26a" style:font-weight-asian="bold" style:font-weight-complex="bold"/>
    </style:style>
    <style:style style:name="T624" style:family="text">
      <style:text-properties fo:font-weight="bold" officeooo:rsid="02f4cdaf" style:font-weight-asian="bold" style:font-weight-complex="bold"/>
    </style:style>
    <style:style style:name="T625" style:family="text">
      <style:text-properties fo:font-weight="bold" officeooo:rsid="02f61d76" style:font-weight-asian="bold" style:font-weight-complex="bold"/>
    </style:style>
    <style:style style:name="T626" style:family="text">
      <style:text-properties fo:font-weight="bold" officeooo:rsid="02f7a1df" style:font-weight-asian="bold" style:font-weight-complex="bold"/>
    </style:style>
    <style:style style:name="T627" style:family="text">
      <style:text-properties fo:font-weight="bold" officeooo:rsid="02f8d50f" style:font-weight-asian="bold" style:font-weight-complex="bold"/>
    </style:style>
    <style:style style:name="T628" style:family="text">
      <style:text-properties fo:font-weight="bold" officeooo:rsid="02fa6e6d" style:font-weight-asian="bold" style:font-weight-complex="bold"/>
    </style:style>
    <style:style style:name="T629" style:family="text">
      <style:text-properties fo:font-weight="bold" officeooo:rsid="02fb002a" style:font-weight-asian="bold" style:font-weight-complex="bold"/>
    </style:style>
    <style:style style:name="T630" style:family="text">
      <style:text-properties fo:font-weight="bold" officeooo:rsid="02fbc494" style:font-weight-asian="bold" style:font-weight-complex="bold"/>
    </style:style>
    <style:style style:name="T631" style:family="text">
      <style:text-properties fo:font-weight="bold" officeooo:rsid="02fc12bc" style:font-weight-asian="bold" style:font-weight-complex="bold"/>
    </style:style>
    <style:style style:name="T632" style:family="text">
      <style:text-properties fo:font-weight="bold" officeooo:rsid="02fc1cc5" style:font-weight-asian="bold" style:font-weight-complex="bold"/>
    </style:style>
    <style:style style:name="T633" style:family="text">
      <style:text-properties fo:font-weight="bold" officeooo:rsid="02fd68f1" style:font-weight-asian="bold" style:font-weight-complex="bold"/>
    </style:style>
    <style:style style:name="T634" style:family="text">
      <style:text-properties fo:font-weight="bold" officeooo:rsid="02fde187" style:font-weight-asian="bold" style:font-weight-complex="bold"/>
    </style:style>
    <style:style style:name="T635" style:family="text">
      <style:text-properties fo:font-weight="bold" officeooo:rsid="02ff165f" style:font-weight-asian="bold" style:font-weight-complex="bold"/>
    </style:style>
    <style:style style:name="T636" style:family="text">
      <style:text-properties fo:font-weight="bold" officeooo:rsid="02ffd6a6" style:font-weight-asian="bold" style:font-weight-complex="bold"/>
    </style:style>
    <style:style style:name="T637" style:family="text">
      <style:text-properties fo:font-weight="bold" officeooo:rsid="030fbc40" style:font-weight-asian="bold" style:font-weight-complex="bold"/>
    </style:style>
    <style:style style:name="T638" style:family="text">
      <style:text-properties fo:font-weight="bold" officeooo:rsid="031124dd" style:font-weight-asian="bold" style:font-weight-complex="bold"/>
    </style:style>
    <style:style style:name="T639" style:family="text">
      <style:text-properties fo:font-weight="bold" officeooo:rsid="03138db3" style:font-weight-asian="bold" style:font-weight-complex="bold"/>
    </style:style>
    <style:style style:name="T640" style:family="text">
      <style:text-properties fo:font-weight="bold" officeooo:rsid="031550a3" style:font-weight-asian="bold" style:font-weight-complex="bold"/>
    </style:style>
    <style:style style:name="T641" style:family="text">
      <style:text-properties fo:font-weight="bold" officeooo:rsid="031b128a" style:font-weight-asian="bold" style:font-weight-complex="bold"/>
    </style:style>
    <style:style style:name="T642" style:family="text">
      <style:text-properties fo:font-weight="bold" officeooo:rsid="031b5e83" style:font-weight-asian="bold" style:font-weight-complex="bold"/>
    </style:style>
    <style:style style:name="T643" style:family="text">
      <style:text-properties fo:font-weight="bold" officeooo:rsid="0325d725" style:font-weight-asian="bold" style:font-weight-complex="bold"/>
    </style:style>
    <style:style style:name="T644" style:family="text">
      <style:text-properties fo:font-weight="bold" officeooo:rsid="032deccb" style:font-weight-asian="bold" style:font-weight-complex="bold"/>
    </style:style>
    <style:style style:name="T645" style:family="text">
      <style:text-properties fo:font-weight="bold" officeooo:rsid="032f8207" style:font-weight-asian="bold" style:font-weight-complex="bold"/>
    </style:style>
    <style:style style:name="T646" style:family="text">
      <style:text-properties fo:font-weight="bold" officeooo:rsid="032fe53d" style:font-weight-asian="bold" style:font-weight-complex="bold"/>
    </style:style>
    <style:style style:name="T647" style:family="text">
      <style:text-properties fo:font-weight="bold" officeooo:rsid="03303fa7" style:font-weight-asian="bold" style:font-weight-complex="bold"/>
    </style:style>
    <style:style style:name="T648" style:family="text">
      <style:text-properties fo:font-weight="bold" officeooo:rsid="033375c2" style:font-weight-asian="bold" style:font-weight-complex="bold"/>
    </style:style>
    <style:style style:name="T649" style:family="text">
      <style:text-properties fo:font-weight="bold" officeooo:rsid="033591dc" style:font-weight-asian="bold" style:font-weight-complex="bold"/>
    </style:style>
    <style:style style:name="T650" style:family="text">
      <style:text-properties fo:font-weight="bold" officeooo:rsid="03360831" style:font-weight-asian="bold" style:font-weight-complex="bold"/>
    </style:style>
    <style:style style:name="T651" style:family="text">
      <style:text-properties fo:font-weight="bold" officeooo:rsid="03373403" style:font-weight-asian="bold" style:font-weight-complex="bold"/>
    </style:style>
    <style:style style:name="T652" style:family="text">
      <style:text-properties fo:font-weight="bold" officeooo:rsid="03381c4b" style:font-weight-asian="bold" style:font-weight-complex="bold"/>
    </style:style>
    <style:style style:name="T653" style:family="text">
      <style:text-properties fo:font-weight="bold" officeooo:rsid="03394c22" style:font-weight-asian="bold" style:font-weight-complex="bold"/>
    </style:style>
    <style:style style:name="T654" style:family="text">
      <style:text-properties fo:font-weight="bold" officeooo:rsid="033cedb7" style:font-weight-asian="bold" style:font-weight-complex="bold"/>
    </style:style>
    <style:style style:name="T655" style:family="text">
      <style:text-properties fo:font-weight="bold" officeooo:rsid="033e7f35" style:font-weight-asian="bold" style:font-weight-complex="bold"/>
    </style:style>
    <style:style style:name="T656" style:family="text">
      <style:text-properties fo:font-weight="bold" officeooo:rsid="0341912b" style:font-weight-asian="bold" style:font-weight-complex="bold"/>
    </style:style>
    <style:style style:name="T657" style:family="text">
      <style:text-properties fo:font-weight="bold" officeooo:rsid="0341a567" style:font-weight-asian="bold" style:font-weight-complex="bold"/>
    </style:style>
    <style:style style:name="T658" style:family="text">
      <style:text-properties fo:font-weight="bold" officeooo:rsid="0341b040" style:font-weight-asian="bold" style:font-weight-complex="bold"/>
    </style:style>
    <style:style style:name="T659" style:family="text">
      <style:text-properties fo:font-weight="bold" officeooo:rsid="034744ea" style:font-weight-asian="bold" style:font-weight-complex="bold"/>
    </style:style>
    <style:style style:name="T660" style:family="text">
      <style:text-properties fo:font-weight="bold" officeooo:rsid="035148dd" style:font-weight-asian="bold" style:font-weight-complex="bold"/>
    </style:style>
    <style:style style:name="T661" style:family="text">
      <style:text-properties fo:font-weight="bold" officeooo:rsid="03519c29" style:font-weight-asian="bold" style:font-weight-complex="bold"/>
    </style:style>
    <style:style style:name="T662" style:family="text">
      <style:text-properties fo:font-weight="bold" officeooo:rsid="0352deb3" style:font-weight-asian="bold" style:font-weight-complex="bold"/>
    </style:style>
    <style:style style:name="T663" style:family="text">
      <style:text-properties fo:font-weight="bold" officeooo:rsid="03532d20" style:font-weight-asian="bold" style:font-weight-complex="bold"/>
    </style:style>
    <style:style style:name="T664" style:family="text">
      <style:text-properties fo:font-weight="bold" officeooo:rsid="03543049" style:font-weight-asian="bold" style:font-weight-complex="bold"/>
    </style:style>
    <style:style style:name="T665" style:family="text">
      <style:text-properties fo:font-weight="bold" officeooo:rsid="03562e6f" style:font-weight-asian="bold" style:font-weight-complex="bold"/>
    </style:style>
    <style:style style:name="T666" style:family="text">
      <style:text-properties fo:font-weight="bold" officeooo:rsid="03566c69" style:font-weight-asian="bold" style:font-weight-complex="bold"/>
    </style:style>
    <style:style style:name="T667" style:family="text">
      <style:text-properties fo:font-weight="bold" officeooo:rsid="0358413c" style:font-weight-asian="bold" style:font-weight-complex="bold"/>
    </style:style>
    <style:style style:name="T668" style:family="text">
      <style:text-properties fo:font-weight="bold" officeooo:rsid="0358ba22" style:font-weight-asian="bold" style:font-weight-complex="bold"/>
    </style:style>
    <style:style style:name="T669" style:family="text">
      <style:text-properties fo:font-weight="bold" officeooo:rsid="0359b8a2" style:font-weight-asian="bold" style:font-weight-complex="bold"/>
    </style:style>
    <style:style style:name="T670" style:family="text">
      <style:text-properties fo:font-weight="bold" officeooo:rsid="035ba7a6" style:font-weight-asian="bold" style:font-weight-complex="bold"/>
    </style:style>
    <style:style style:name="T671" style:family="text">
      <style:text-properties fo:font-weight="bold" officeooo:rsid="035c5027" style:font-weight-asian="bold" style:font-weight-complex="bold"/>
    </style:style>
    <style:style style:name="T672" style:family="text">
      <style:text-properties fo:font-weight="bold" officeooo:rsid="035c67a4" style:font-weight-asian="bold" style:font-weight-complex="bold"/>
    </style:style>
    <style:style style:name="T673" style:family="text">
      <style:text-properties fo:font-weight="bold" officeooo:rsid="035d3b0e" style:font-weight-asian="bold" style:font-weight-complex="bold"/>
    </style:style>
    <style:style style:name="T674" style:family="text">
      <style:text-properties fo:font-weight="bold" officeooo:rsid="035ea3c5" style:font-weight-asian="bold" style:font-weight-complex="bold"/>
    </style:style>
    <style:style style:name="T675" style:family="text">
      <style:text-properties fo:font-weight="bold" officeooo:rsid="03773310" style:font-weight-asian="bold" style:font-weight-complex="bold"/>
    </style:style>
    <style:style style:name="T676" style:family="text">
      <style:text-properties fo:font-weight="bold" officeooo:rsid="037872c9" style:font-weight-asian="bold" style:font-weight-complex="bold"/>
    </style:style>
    <style:style style:name="T677" style:family="text">
      <style:text-properties fo:font-weight="bold" officeooo:rsid="0378d813" style:font-weight-asian="bold" style:font-weight-complex="bold"/>
    </style:style>
    <style:style style:name="T678" style:family="text">
      <style:text-properties fo:font-weight="bold" officeooo:rsid="0378fa39" style:font-weight-asian="bold" style:font-weight-complex="bold"/>
    </style:style>
    <style:style style:name="T679" style:family="text">
      <style:text-properties fo:font-weight="bold" officeooo:rsid="037e898b" style:font-weight-asian="bold" style:font-weight-complex="bold"/>
    </style:style>
    <style:style style:name="T680" style:family="text">
      <style:text-properties fo:font-weight="bold" officeooo:rsid="0380419e" style:font-weight-asian="bold" style:font-weight-complex="bold"/>
    </style:style>
    <style:style style:name="T681" style:family="text">
      <style:text-properties fo:font-weight="bold" officeooo:rsid="038226ef" style:font-weight-asian="bold" style:font-weight-complex="bold"/>
    </style:style>
    <style:style style:name="T682" style:family="text">
      <style:text-properties fo:font-weight="bold" officeooo:rsid="038da1d9" style:font-weight-asian="bold" style:font-weight-complex="bold"/>
    </style:style>
    <style:style style:name="T683" style:family="text">
      <style:text-properties fo:font-weight="bold" officeooo:rsid="03ad5778" style:font-weight-asian="bold" style:font-weight-complex="bold"/>
    </style:style>
    <style:style style:name="T684" style:family="text">
      <style:text-properties fo:font-weight="bold" officeooo:rsid="03aea450" style:font-weight-asian="bold" style:font-weight-complex="bold"/>
    </style:style>
    <style:style style:name="T685" style:family="text">
      <style:text-properties fo:font-weight="bold" officeooo:rsid="03af7637" style:font-weight-asian="bold" style:font-weight-complex="bold"/>
    </style:style>
    <style:style style:name="T686" style:family="text">
      <style:text-properties fo:font-weight="bold" officeooo:rsid="03b0cc97" style:font-weight-asian="bold" style:font-weight-complex="bold"/>
    </style:style>
    <style:style style:name="T687" style:family="text">
      <style:text-properties fo:font-weight="bold" officeooo:rsid="03b27131" style:font-weight-asian="bold" style:font-weight-complex="bold"/>
    </style:style>
    <style:style style:name="T688" style:family="text">
      <style:text-properties fo:font-weight="bold" officeooo:rsid="03b2af3c" style:font-weight-asian="bold" style:font-weight-complex="bold"/>
    </style:style>
    <style:style style:name="T689" style:family="text">
      <style:text-properties fo:font-weight="bold" officeooo:rsid="03b644c8" style:font-weight-asian="bold" style:font-weight-complex="bold"/>
    </style:style>
    <style:style style:name="T690" style:family="text">
      <style:text-properties fo:font-weight="bold" officeooo:rsid="03b7c58e" style:font-weight-asian="bold" style:font-weight-complex="bold"/>
    </style:style>
    <style:style style:name="T691" style:family="text">
      <style:text-properties fo:font-weight="bold" officeooo:rsid="03b7ce18" style:font-weight-asian="bold" style:font-weight-complex="bold"/>
    </style:style>
    <style:style style:name="T692" style:family="text">
      <style:text-properties fo:font-weight="bold" officeooo:rsid="03b8c75f" style:font-weight-asian="bold" style:font-weight-complex="bold"/>
    </style:style>
    <style:style style:name="T693" style:family="text">
      <style:text-properties fo:font-weight="bold" officeooo:rsid="03c23fd9" style:font-weight-asian="bold" style:font-weight-complex="bold"/>
    </style:style>
    <style:style style:name="T694" style:family="text">
      <style:text-properties fo:font-weight="bold" officeooo:rsid="03c4275c" style:font-weight-asian="bold" style:font-weight-complex="bold"/>
    </style:style>
    <style:style style:name="T695" style:family="text">
      <style:text-properties fo:font-weight="bold" officeooo:rsid="03c4c9fb" style:font-weight-asian="bold" style:font-weight-complex="bold"/>
    </style:style>
    <style:style style:name="T696" style:family="text">
      <style:text-properties fo:font-weight="bold" officeooo:rsid="03c67439" style:font-weight-asian="bold" style:font-weight-complex="bold"/>
    </style:style>
    <style:style style:name="T697" style:family="text">
      <style:text-properties fo:font-weight="bold" officeooo:rsid="03ca03dc" style:font-weight-asian="bold" style:font-weight-complex="bold"/>
    </style:style>
    <style:style style:name="T698" style:family="text">
      <style:text-properties fo:font-weight="bold" officeooo:rsid="03cbb69f" style:font-weight-asian="bold" style:font-weight-complex="bold"/>
    </style:style>
    <style:style style:name="T699" style:family="text">
      <style:text-properties fo:font-weight="bold" officeooo:rsid="03ccd7f8" style:font-weight-asian="bold" style:font-weight-complex="bold"/>
    </style:style>
    <style:style style:name="T700" style:family="text">
      <style:text-properties fo:font-weight="bold" officeooo:rsid="03ce5e80" style:font-weight-asian="bold" style:font-weight-complex="bold"/>
    </style:style>
    <style:style style:name="T701" style:family="text">
      <style:text-properties fo:font-weight="bold" officeooo:rsid="03d1bf95" style:font-weight-asian="bold" style:font-weight-complex="bold"/>
    </style:style>
    <style:style style:name="T702" style:family="text">
      <style:text-properties fo:font-weight="bold" officeooo:rsid="03d2b719" style:font-weight-asian="bold" style:font-weight-complex="bold"/>
    </style:style>
    <style:style style:name="T703" style:family="text">
      <style:text-properties fo:font-weight="bold" officeooo:rsid="03eec3ea" style:font-weight-asian="bold" style:font-weight-complex="bold"/>
    </style:style>
    <style:style style:name="T704" style:family="text">
      <style:text-properties fo:font-weight="bold" officeooo:rsid="03ef609e" style:font-weight-asian="bold" style:font-weight-complex="bold"/>
    </style:style>
    <style:style style:name="T705" style:family="text">
      <style:text-properties fo:font-weight="bold" officeooo:rsid="03ef7613" style:font-weight-asian="bold" style:font-weight-complex="bold"/>
    </style:style>
    <style:style style:name="T706" style:family="text">
      <style:text-properties fo:font-weight="bold" officeooo:rsid="03f0b523" style:font-weight-asian="bold" style:font-weight-complex="bold"/>
    </style:style>
    <style:style style:name="T707" style:family="text">
      <style:text-properties fo:font-weight="bold" officeooo:rsid="03f0c1f1" style:font-weight-asian="bold" style:font-weight-complex="bold"/>
    </style:style>
    <style:style style:name="T708" style:family="text">
      <style:text-properties fo:font-weight="bold" officeooo:rsid="03f0f12e" style:font-weight-asian="bold" style:font-weight-complex="bold"/>
    </style:style>
    <style:style style:name="T709" style:family="text">
      <style:text-properties fo:font-weight="bold" officeooo:rsid="03f2dc55" style:font-weight-asian="bold" style:font-weight-complex="bold"/>
    </style:style>
    <style:style style:name="T710" style:family="text">
      <style:text-properties fo:font-weight="bold" officeooo:rsid="03f4c66d" style:font-weight-asian="bold" style:font-weight-complex="bold"/>
    </style:style>
    <style:style style:name="T711" style:family="text">
      <style:text-properties fo:font-weight="bold" officeooo:rsid="03f4f3df" style:font-weight-asian="bold" style:font-weight-complex="bold"/>
    </style:style>
    <style:style style:name="T712" style:family="text">
      <style:text-properties fo:font-weight="bold" officeooo:rsid="03f7f315" style:font-weight-asian="bold" style:font-weight-complex="bold"/>
    </style:style>
    <style:style style:name="T713" style:family="text">
      <style:text-properties fo:font-weight="bold" officeooo:rsid="03f8ce18" style:font-weight-asian="bold" style:font-weight-complex="bold"/>
    </style:style>
    <style:style style:name="T714" style:family="text">
      <style:text-properties fo:font-weight="bold" officeooo:rsid="03f9528c" style:font-weight-asian="bold" style:font-weight-complex="bold"/>
    </style:style>
    <style:style style:name="T715" style:family="text">
      <style:text-properties fo:font-weight="bold" officeooo:rsid="03f9f51e" style:font-weight-asian="bold" style:font-weight-complex="bold"/>
    </style:style>
    <style:style style:name="T716" style:family="text">
      <style:text-properties fo:font-weight="bold" officeooo:rsid="03fbb052" style:font-weight-asian="bold" style:font-weight-complex="bold"/>
    </style:style>
    <style:style style:name="T717" style:family="text">
      <style:text-properties fo:font-weight="bold" officeooo:rsid="040e6079" style:font-weight-asian="bold" style:font-weight-complex="bold"/>
    </style:style>
    <style:style style:name="T718" style:family="text">
      <style:text-properties fo:font-weight="bold" officeooo:rsid="040e7bf6" style:font-weight-asian="bold" style:font-weight-complex="bold"/>
    </style:style>
    <style:style style:name="T719" style:family="text">
      <style:text-properties fo:font-weight="bold" officeooo:rsid="04103a6c" style:font-weight-asian="bold" style:font-weight-complex="bold"/>
    </style:style>
    <style:style style:name="T720" style:family="text">
      <style:text-properties fo:font-weight="bold" officeooo:rsid="04113e6c" style:font-weight-asian="bold" style:font-weight-complex="bold"/>
    </style:style>
    <style:style style:name="T721" style:family="text">
      <style:text-properties fo:font-weight="bold" officeooo:rsid="04115b7d" style:font-weight-asian="bold" style:font-weight-complex="bold"/>
    </style:style>
    <style:style style:name="T722" style:family="text">
      <style:text-properties fo:font-weight="bold" officeooo:rsid="04133d04" style:font-weight-asian="bold" style:font-weight-complex="bold"/>
    </style:style>
    <style:style style:name="T723" style:family="text">
      <style:text-properties fo:font-weight="bold" officeooo:rsid="0412cc27" style:font-weight-asian="bold" style:font-weight-complex="bold"/>
    </style:style>
    <style:style style:name="T724" style:family="text">
      <style:text-properties fo:font-weight="bold" officeooo:rsid="0417e93c" style:font-weight-asian="bold" style:font-weight-complex="bold"/>
    </style:style>
    <style:style style:name="T725" style:family="text">
      <style:text-properties fo:font-weight="bold" officeooo:rsid="041bb6f3" style:font-weight-asian="bold" style:font-weight-complex="bold"/>
    </style:style>
    <style:style style:name="T726" style:family="text">
      <style:text-properties fo:font-weight="bold" officeooo:rsid="041c55e7" style:font-weight-asian="bold" style:font-weight-complex="bold"/>
    </style:style>
    <style:style style:name="T727" style:family="text">
      <style:text-properties fo:font-weight="bold" officeooo:rsid="041df03c" style:font-weight-asian="bold" style:font-weight-complex="bold"/>
    </style:style>
    <style:style style:name="T728" style:family="text">
      <style:text-properties fo:font-weight="bold" officeooo:rsid="041f33c8" style:font-weight-asian="bold" style:font-weight-complex="bold"/>
    </style:style>
    <style:style style:name="T729" style:family="text">
      <style:text-properties fo:font-weight="bold" officeooo:rsid="04201393" style:font-weight-asian="bold" style:font-weight-complex="bold"/>
    </style:style>
    <style:style style:name="T730" style:family="text">
      <style:text-properties fo:font-weight="bold" officeooo:rsid="0423432a" style:font-weight-asian="bold" style:font-weight-complex="bold"/>
    </style:style>
    <style:style style:name="T731" style:family="text">
      <style:text-properties fo:font-weight="bold" officeooo:rsid="042b84d4" style:font-weight-asian="bold" style:font-weight-complex="bold"/>
    </style:style>
    <style:style style:name="T732" style:family="text">
      <style:text-properties fo:font-weight="bold" officeooo:rsid="042c9d3d" style:font-weight-asian="bold" style:font-weight-complex="bold"/>
    </style:style>
    <style:style style:name="T733" style:family="text">
      <style:text-properties fo:font-weight="bold" officeooo:rsid="043473ee" style:font-weight-asian="bold" style:font-weight-complex="bold"/>
    </style:style>
    <style:style style:name="T734" style:family="text">
      <style:text-properties fo:font-weight="bold" officeooo:rsid="0435a0c3" style:font-weight-asian="bold" style:font-weight-complex="bold"/>
    </style:style>
    <style:style style:name="T735" style:family="text">
      <style:text-properties fo:font-weight="bold" officeooo:rsid="04378ae3" style:font-weight-asian="bold" style:font-weight-complex="bold"/>
    </style:style>
    <style:style style:name="T736" style:family="text">
      <style:text-properties fo:font-weight="bold" officeooo:rsid="0438c93e" style:font-weight-asian="bold" style:font-weight-complex="bold"/>
    </style:style>
    <style:style style:name="T737" style:family="text">
      <style:text-properties fo:font-weight="bold" officeooo:rsid="043ab687" style:font-weight-asian="bold" style:font-weight-complex="bold"/>
    </style:style>
    <style:style style:name="T738" style:family="text">
      <style:text-properties fo:font-weight="bold" officeooo:rsid="048c1fe7" style:font-weight-asian="bold" style:font-weight-complex="bold"/>
    </style:style>
    <style:style style:name="T739" style:family="text">
      <style:text-properties fo:font-weight="bold" officeooo:rsid="048c7fc3" style:font-weight-asian="bold" style:font-weight-complex="bold"/>
    </style:style>
    <style:style style:name="T740" style:family="text">
      <style:text-properties fo:font-weight="bold" officeooo:rsid="048de4a4" style:font-weight-asian="bold" style:font-weight-complex="bold"/>
    </style:style>
    <style:style style:name="T741" style:family="text">
      <style:text-properties fo:font-weight="bold" officeooo:rsid="048e0b07" style:font-weight-asian="bold" style:font-weight-complex="bold"/>
    </style:style>
    <style:style style:name="T742" style:family="text">
      <style:text-properties fo:font-weight="bold" officeooo:rsid="048f47e9" style:font-weight-asian="bold" style:font-weight-complex="bold"/>
    </style:style>
    <style:style style:name="T743" style:family="text">
      <style:text-properties fo:font-weight="bold" officeooo:rsid="04913762" style:font-weight-asian="bold" style:font-weight-complex="bold"/>
    </style:style>
    <style:style style:name="T744" style:family="text">
      <style:text-properties fo:font-weight="bold" officeooo:rsid="04c3e36a" style:font-weight-asian="bold" style:font-weight-complex="bold"/>
    </style:style>
    <style:style style:name="T745" style:family="text">
      <style:text-properties fo:font-weight="bold" officeooo:rsid="04c419b1" style:font-weight-asian="bold" style:font-weight-complex="bold"/>
    </style:style>
    <style:style style:name="T746" style:family="text">
      <style:text-properties fo:font-weight="bold" officeooo:rsid="04c59236" style:font-weight-asian="bold" style:font-weight-complex="bold"/>
    </style:style>
    <style:style style:name="T747" style:family="text">
      <style:text-properties fo:font-weight="bold" officeooo:rsid="04c5a18d" style:font-weight-asian="bold" style:font-weight-complex="bold"/>
    </style:style>
    <style:style style:name="T748" style:family="text">
      <style:text-properties fo:font-weight="bold" officeooo:rsid="04c74083" style:font-weight-asian="bold" style:font-weight-complex="bold"/>
    </style:style>
    <style:style style:name="T749" style:family="text">
      <style:text-properties fo:font-weight="bold" officeooo:rsid="04ca2da2" style:font-weight-asian="bold" style:font-weight-complex="bold"/>
    </style:style>
    <style:style style:name="T750" style:family="text">
      <style:text-properties fo:font-weight="bold" officeooo:rsid="04cd2aa2" style:font-weight-asian="bold" style:font-weight-complex="bold"/>
    </style:style>
    <style:style style:name="T751" style:family="text">
      <style:text-properties fo:font-weight="bold" officeooo:rsid="04ce1b68" style:font-weight-asian="bold" style:font-weight-complex="bold"/>
    </style:style>
    <style:style style:name="T752" style:family="text">
      <style:text-properties style:text-line-through-style="none" style:text-line-through-type="none" fo:font-style="normal" style:font-style-asian="normal" style:font-style-complex="normal"/>
    </style:style>
    <style:style style:name="T753" style:family="text">
      <style:text-properties style:text-line-through-style="none" style:text-line-through-type="none" fo:font-style="normal" officeooo:rsid="00267451" style:font-style-asian="normal" style:font-style-complex="normal"/>
    </style:style>
    <style:style style:name="T754" style:family="text">
      <style:text-properties style:text-line-through-style="none" style:text-line-through-type="none" fo:font-style="normal" officeooo:rsid="0027afd3" style:font-style-asian="normal" style:font-style-complex="normal"/>
    </style:style>
    <style:style style:name="T755" style:family="text">
      <style:text-properties style:text-line-through-style="none" style:text-line-through-type="none" fo:font-style="normal" fo:font-weight="normal" style:font-style-asian="normal" style:font-weight-asian="normal" style:font-style-complex="normal" style:font-weight-complex="normal"/>
    </style:style>
    <style:style style:name="T756" style:family="text">
      <style:text-properties style:text-line-through-style="none" style:text-line-through-type="none" fo:font-style="normal" fo:font-weight="normal" officeooo:rsid="00267451" style:font-style-asian="normal" style:font-weight-asian="normal" style:font-style-complex="normal" style:font-weight-complex="normal"/>
    </style:style>
    <style:style style:name="T757" style:family="text">
      <style:text-properties style:text-line-through-style="none" style:text-line-through-type="none" fo:font-style="normal" fo:font-weight="normal" officeooo:rsid="0027afd3" style:font-style-asian="normal" style:font-weight-asian="normal" style:font-style-complex="normal" style:font-weight-complex="normal"/>
    </style:style>
    <style:style style:name="T758" style:family="text">
      <style:text-properties officeooo:rsid="008a4762"/>
    </style:style>
    <style:style style:name="T759" style:family="text">
      <style:text-properties officeooo:rsid="008c33d7"/>
    </style:style>
    <style:style style:name="T760" style:family="text">
      <style:text-properties fo:font-style="italic" style:font-style-asian="italic" style:font-style-complex="italic"/>
    </style:style>
    <style:style style:name="T761" style:family="text">
      <style:text-properties fo:font-style="italic" officeooo:rsid="008cb412" style:font-style-asian="italic" style:font-style-complex="italic"/>
    </style:style>
    <style:style style:name="T762" style:family="text">
      <style:text-properties fo:font-style="italic" officeooo:rsid="038bdac1" style:font-style-asian="italic" style:font-style-complex="italic"/>
    </style:style>
    <style:style style:name="T763" style:family="text">
      <style:text-properties fo:font-style="italic" fo:font-weight="normal" style:font-style-asian="italic" style:font-weight-asian="normal" style:font-style-complex="italic" style:font-weight-complex="normal"/>
    </style:style>
    <style:style style:name="T764" style:family="text">
      <style:text-properties fo:font-style="italic" fo:font-weight="normal" officeooo:rsid="01801bc6" style:font-style-asian="italic" style:font-weight-asian="normal" style:font-style-complex="italic" style:font-weight-complex="normal"/>
    </style:style>
    <style:style style:name="T765" style:family="text">
      <style:text-properties fo:font-style="italic" fo:font-weight="normal" officeooo:rsid="023e4c61" style:font-style-asian="italic" style:font-weight-asian="normal" style:font-style-complex="italic" style:font-weight-complex="normal"/>
    </style:style>
    <style:style style:name="T766" style:family="text">
      <style:text-properties officeooo:rsid="008e970d"/>
    </style:style>
    <style:style style:name="T767" style:family="text">
      <style:text-properties officeooo:rsid="008f5626"/>
    </style:style>
    <style:style style:name="T768" style:family="text">
      <style:text-properties officeooo:rsid="0090db4b"/>
    </style:style>
    <style:style style:name="T769" style:family="text">
      <style:text-properties officeooo:rsid="009288c0"/>
    </style:style>
    <style:style style:name="T770" style:family="text">
      <style:text-properties officeooo:rsid="00942744"/>
    </style:style>
    <style:style style:name="T771" style:family="text">
      <style:text-properties officeooo:rsid="0095964f"/>
    </style:style>
    <style:style style:name="T772" style:family="text">
      <style:text-properties officeooo:rsid="0096ed9b"/>
    </style:style>
    <style:style style:name="T773" style:family="text">
      <style:text-properties officeooo:rsid="00987047"/>
    </style:style>
    <style:style style:name="T774" style:family="text">
      <style:text-properties officeooo:rsid="0099e350"/>
    </style:style>
    <style:style style:name="T775" style:family="text">
      <style:text-properties officeooo:rsid="009ab2c6"/>
    </style:style>
    <style:style style:name="T776" style:family="text">
      <style:text-properties officeooo:rsid="009d48d6"/>
    </style:style>
    <style:style style:name="T777" style:family="text">
      <style:text-properties officeooo:rsid="009e5656"/>
    </style:style>
    <style:style style:name="T778" style:family="text">
      <style:text-properties officeooo:rsid="00a03f5e"/>
    </style:style>
    <style:style style:name="T779" style:family="text">
      <style:text-properties officeooo:rsid="00a1c406"/>
    </style:style>
    <style:style style:name="T780" style:family="text">
      <style:text-properties officeooo:rsid="00a2639f"/>
    </style:style>
    <style:style style:name="T781" style:family="text">
      <style:text-properties officeooo:rsid="00a3ae91"/>
    </style:style>
    <style:style style:name="T782" style:family="text">
      <style:text-properties officeooo:rsid="00a4ea01"/>
    </style:style>
    <style:style style:name="T783" style:family="text">
      <style:text-properties officeooo:rsid="00a75b75"/>
    </style:style>
    <style:style style:name="T784" style:family="text">
      <style:text-properties officeooo:rsid="00a7c1d0"/>
    </style:style>
    <style:style style:name="T785" style:family="text">
      <style:text-properties officeooo:rsid="00a83b05"/>
    </style:style>
    <style:style style:name="T786" style:family="text">
      <style:text-properties officeooo:rsid="00a98075"/>
    </style:style>
    <style:style style:name="T787" style:family="text">
      <style:text-properties officeooo:rsid="00aadefd"/>
    </style:style>
    <style:style style:name="T788" style:family="text">
      <style:text-properties officeooo:rsid="00af7f47"/>
    </style:style>
    <style:style style:name="T789" style:family="text">
      <style:text-properties officeooo:rsid="00b0583c"/>
    </style:style>
    <style:style style:name="T790" style:family="text">
      <style:text-properties officeooo:rsid="00b1c98e"/>
    </style:style>
    <style:style style:name="T791" style:family="text">
      <style:text-properties officeooo:rsid="00b20eef"/>
    </style:style>
    <style:style style:name="T792" style:family="text">
      <style:text-properties officeooo:rsid="00b4325b"/>
    </style:style>
    <style:style style:name="T793" style:family="text">
      <style:text-properties officeooo:rsid="00b50b8c"/>
    </style:style>
    <style:style style:name="T794" style:family="text">
      <style:text-properties style:text-position="super 58%"/>
    </style:style>
    <style:style style:name="T795" style:family="text">
      <style:text-properties style:text-position="super 58%" officeooo:rsid="00b50b8c"/>
    </style:style>
    <style:style style:name="T796" style:family="text">
      <style:text-properties style:text-position="super 58%" officeooo:rsid="00bced6c"/>
    </style:style>
    <style:style style:name="T797" style:family="text">
      <style:text-properties style:text-position="super 58%" fo:font-weight="normal" style:font-weight-asian="normal" style:font-weight-complex="normal"/>
    </style:style>
    <style:style style:name="T798" style:family="text">
      <style:text-properties style:text-position="super 58%" officeooo:rsid="02925a71"/>
    </style:style>
    <style:style style:name="T799" style:family="text">
      <style:text-properties style:text-position="super 58%" officeooo:rsid="03562e6f"/>
    </style:style>
    <style:style style:name="T800" style:family="text">
      <style:text-properties style:text-position="super 58%" officeooo:rsid="044b72aa"/>
    </style:style>
    <style:style style:name="T801" style:family="text">
      <style:text-properties style:text-position="super 58%" officeooo:rsid="04516ee6"/>
    </style:style>
    <style:style style:name="T802" style:family="text">
      <style:text-properties style:text-position="super 58%" officeooo:rsid="04549fe3"/>
    </style:style>
    <style:style style:name="T803" style:family="text">
      <style:text-properties officeooo:rsid="00b7fec6"/>
    </style:style>
    <style:style style:name="T804" style:family="text">
      <style:text-properties officeooo:rsid="00b892d3"/>
    </style:style>
    <style:style style:name="T805" style:family="text">
      <style:text-properties officeooo:rsid="00bbee21"/>
    </style:style>
    <style:style style:name="T806" style:family="text">
      <style:text-properties officeooo:rsid="00bced6c"/>
    </style:style>
    <style:style style:name="T807" style:family="text">
      <style:text-properties officeooo:rsid="00be86f5"/>
    </style:style>
    <style:style style:name="T808" style:family="text">
      <style:text-properties officeooo:rsid="00bfb855"/>
    </style:style>
    <style:style style:name="T809" style:family="text">
      <style:text-properties officeooo:rsid="00c12424"/>
    </style:style>
    <style:style style:name="T810" style:family="text">
      <style:text-properties officeooo:rsid="00c5547f"/>
    </style:style>
    <style:style style:name="T811" style:family="text">
      <style:text-properties officeooo:rsid="00c55798"/>
    </style:style>
    <style:style style:name="T812" style:family="text">
      <style:text-properties officeooo:rsid="00d05a03"/>
    </style:style>
    <style:style style:name="T813" style:family="text">
      <style:text-properties officeooo:rsid="00de5d20"/>
    </style:style>
    <style:style style:name="T814" style:family="text">
      <style:text-properties officeooo:rsid="00e229f0"/>
    </style:style>
    <style:style style:name="T815" style:family="text">
      <style:text-properties officeooo:rsid="00e3e735"/>
    </style:style>
    <style:style style:name="T816" style:family="text">
      <style:text-properties officeooo:rsid="00e4e982"/>
    </style:style>
    <style:style style:name="T817" style:family="text">
      <style:text-properties officeooo:rsid="00e6936d"/>
    </style:style>
    <style:style style:name="T818" style:family="text">
      <style:text-properties officeooo:rsid="00eefe88"/>
    </style:style>
    <style:style style:name="T819" style:family="text">
      <style:text-properties officeooo:rsid="00ef6184"/>
    </style:style>
    <style:style style:name="T820" style:family="text">
      <style:text-properties officeooo:rsid="00ef8d51"/>
    </style:style>
    <style:style style:name="T821" style:family="text">
      <style:text-properties officeooo:rsid="00efcca5"/>
    </style:style>
    <style:style style:name="T822" style:family="text">
      <style:text-properties officeooo:rsid="00f1802d"/>
    </style:style>
    <style:style style:name="T823" style:family="text">
      <style:text-properties officeooo:rsid="00f2391b"/>
    </style:style>
    <style:style style:name="T824" style:family="text">
      <style:text-properties officeooo:rsid="00f2e2c9"/>
    </style:style>
    <style:style style:name="T825" style:family="text">
      <style:text-properties officeooo:rsid="00f494dd"/>
    </style:style>
    <style:style style:name="T826" style:family="text">
      <style:text-properties officeooo:rsid="00f5bf11"/>
    </style:style>
    <style:style style:name="T827" style:family="text">
      <style:text-properties officeooo:rsid="00f75d08"/>
    </style:style>
    <style:style style:name="T828" style:family="text">
      <style:text-properties officeooo:rsid="00fa691a"/>
    </style:style>
    <style:style style:name="T829" style:family="text">
      <style:text-properties officeooo:rsid="00fbc71a"/>
    </style:style>
    <style:style style:name="T830" style:family="text">
      <style:text-properties officeooo:rsid="00fd05a1"/>
    </style:style>
    <style:style style:name="T831" style:family="text">
      <style:text-properties officeooo:rsid="00fe7ba4"/>
    </style:style>
    <style:style style:name="T832" style:family="text">
      <style:text-properties officeooo:rsid="00ff672d"/>
    </style:style>
    <style:style style:name="T833" style:family="text">
      <style:text-properties officeooo:rsid="0101ec2c"/>
    </style:style>
    <style:style style:name="T834" style:family="text">
      <style:text-properties officeooo:rsid="01024207"/>
    </style:style>
    <style:style style:name="T835" style:family="text">
      <style:text-properties officeooo:rsid="01037967"/>
    </style:style>
    <style:style style:name="T836" style:family="text">
      <style:text-properties officeooo:rsid="01056cea"/>
    </style:style>
    <style:style style:name="T837" style:family="text">
      <style:text-properties officeooo:rsid="01068bf2"/>
    </style:style>
    <style:style style:name="T838" style:family="text">
      <style:text-properties officeooo:rsid="01086d80"/>
    </style:style>
    <style:style style:name="T839" style:family="text">
      <style:text-properties officeooo:rsid="0108d41d"/>
    </style:style>
    <style:style style:name="T840" style:family="text">
      <style:text-properties officeooo:rsid="0109cf04"/>
    </style:style>
    <style:style style:name="T841" style:family="text">
      <style:text-properties officeooo:rsid="010b6c63"/>
    </style:style>
    <style:style style:name="T842" style:family="text">
      <style:text-properties officeooo:rsid="010d6b75"/>
    </style:style>
    <style:style style:name="T843" style:family="text">
      <style:text-properties officeooo:rsid="011073ab"/>
    </style:style>
    <style:style style:name="T844" style:family="text">
      <style:text-properties officeooo:rsid="0111eb95"/>
    </style:style>
    <style:style style:name="T845" style:family="text">
      <style:text-properties officeooo:rsid="01129ddc"/>
    </style:style>
    <style:style style:name="T846" style:family="text">
      <style:text-properties officeooo:rsid="0113f802"/>
    </style:style>
    <style:style style:name="T847" style:family="text">
      <style:text-properties officeooo:rsid="0120d5d9"/>
    </style:style>
    <style:style style:name="T848" style:family="text">
      <style:text-properties officeooo:rsid="0122b4b0"/>
    </style:style>
    <style:style style:name="T849" style:family="text">
      <style:text-properties officeooo:rsid="0124d178"/>
    </style:style>
    <style:style style:name="T850" style:family="text">
      <style:text-properties officeooo:rsid="01260e12"/>
    </style:style>
    <style:style style:name="T851" style:family="text">
      <style:text-properties officeooo:rsid="01262c3c"/>
    </style:style>
    <style:style style:name="T852" style:family="text">
      <style:text-properties officeooo:rsid="012757d4"/>
    </style:style>
    <style:style style:name="T853" style:family="text">
      <style:text-properties officeooo:rsid="01277b35"/>
    </style:style>
    <style:style style:name="T854" style:family="text">
      <style:text-properties officeooo:rsid="0127ba0f"/>
    </style:style>
    <style:style style:name="T855" style:family="text">
      <style:text-properties officeooo:rsid="01293cfd"/>
    </style:style>
    <style:style style:name="T856" style:family="text">
      <style:text-properties officeooo:rsid="012a606a"/>
    </style:style>
    <style:style style:name="T857" style:family="text">
      <style:text-properties officeooo:rsid="012bd919"/>
    </style:style>
    <style:style style:name="T858" style:family="text">
      <style:text-properties officeooo:rsid="012caafe"/>
    </style:style>
    <style:style style:name="T859" style:family="text">
      <style:text-properties officeooo:rsid="012d533c"/>
    </style:style>
    <style:style style:name="T860" style:family="text">
      <style:text-properties officeooo:rsid="012ef9f8"/>
    </style:style>
    <style:style style:name="T861" style:family="text">
      <style:text-properties officeooo:rsid="012faea2"/>
    </style:style>
    <style:style style:name="T862" style:family="text">
      <style:text-properties officeooo:rsid="01312c6f"/>
    </style:style>
    <style:style style:name="T863" style:family="text">
      <style:text-properties officeooo:rsid="01327238"/>
    </style:style>
    <style:style style:name="T864" style:family="text">
      <style:text-properties officeooo:rsid="0133e5d0"/>
    </style:style>
    <style:style style:name="T865" style:family="text">
      <style:text-properties officeooo:rsid="01357059"/>
    </style:style>
    <style:style style:name="T866" style:family="text">
      <style:text-properties officeooo:rsid="013750c2"/>
    </style:style>
    <style:style style:name="T867" style:family="text">
      <style:text-properties officeooo:rsid="01377d70"/>
    </style:style>
    <style:style style:name="T868" style:family="text">
      <style:text-properties officeooo:rsid="013c97ad"/>
    </style:style>
    <style:style style:name="T869" style:family="text">
      <style:text-properties officeooo:rsid="013f3d96"/>
    </style:style>
    <style:style style:name="T870" style:family="text">
      <style:text-properties officeooo:rsid="01402d03"/>
    </style:style>
    <style:style style:name="T871" style:family="text">
      <style:text-properties officeooo:rsid="01410737"/>
    </style:style>
    <style:style style:name="T872" style:family="text">
      <style:text-properties officeooo:rsid="01426267"/>
    </style:style>
    <style:style style:name="T873" style:family="text">
      <style:text-properties officeooo:rsid="0142976e"/>
    </style:style>
    <style:style style:name="T874" style:family="text">
      <style:text-properties officeooo:rsid="01440137"/>
    </style:style>
    <style:style style:name="T875" style:family="text">
      <style:text-properties officeooo:rsid="0144ff93"/>
    </style:style>
    <style:style style:name="T876" style:family="text">
      <style:text-properties officeooo:rsid="014768dc"/>
    </style:style>
    <style:style style:name="T877" style:family="text">
      <style:text-properties officeooo:rsid="01485654"/>
    </style:style>
    <style:style style:name="T878" style:family="text">
      <style:text-properties officeooo:rsid="014a1b40"/>
    </style:style>
    <style:style style:name="T879" style:family="text">
      <style:text-properties officeooo:rsid="014a7854"/>
    </style:style>
    <style:style style:name="T880" style:family="text">
      <style:text-properties officeooo:rsid="014c52a8"/>
    </style:style>
    <style:style style:name="T881" style:family="text">
      <style:text-properties officeooo:rsid="014c7393"/>
    </style:style>
    <style:style style:name="T882" style:family="text">
      <style:text-properties officeooo:rsid="014f2b78"/>
    </style:style>
    <style:style style:name="T883" style:family="text">
      <style:text-properties officeooo:rsid="01505373"/>
    </style:style>
    <style:style style:name="T884" style:family="text">
      <style:text-properties officeooo:rsid="01514ee1"/>
    </style:style>
    <style:style style:name="T885" style:family="text">
      <style:text-properties officeooo:rsid="015446a0"/>
    </style:style>
    <style:style style:name="T886" style:family="text">
      <style:text-properties officeooo:rsid="0155e512"/>
    </style:style>
    <style:style style:name="T887" style:family="text">
      <style:text-properties officeooo:rsid="0155f03f"/>
    </style:style>
    <style:style style:name="T888" style:family="text">
      <style:text-properties officeooo:rsid="01593553"/>
    </style:style>
    <style:style style:name="T889" style:family="text">
      <style:text-properties officeooo:rsid="0159eed6"/>
    </style:style>
    <style:style style:name="T890" style:family="text">
      <style:text-properties officeooo:rsid="015a6a2f"/>
    </style:style>
    <style:style style:name="T891" style:family="text">
      <style:text-properties officeooo:rsid="015ac81b"/>
    </style:style>
    <style:style style:name="T892" style:family="text">
      <style:text-properties officeooo:rsid="015cb5cf"/>
    </style:style>
    <style:style style:name="T893" style:family="text">
      <style:text-properties officeooo:rsid="015e54ee"/>
    </style:style>
    <style:style style:name="T894" style:family="text">
      <style:text-properties officeooo:rsid="01604187"/>
    </style:style>
    <style:style style:name="T895" style:family="text">
      <style:text-properties officeooo:rsid="0161db41"/>
    </style:style>
    <style:style style:name="T896" style:family="text">
      <style:text-properties officeooo:rsid="01649b82"/>
    </style:style>
    <style:style style:name="T897" style:family="text">
      <style:text-properties officeooo:rsid="0165fa39"/>
    </style:style>
    <style:style style:name="T898" style:family="text">
      <style:text-properties officeooo:rsid="01692e4c"/>
    </style:style>
    <style:style style:name="T899" style:family="text">
      <style:text-properties officeooo:rsid="016a7fe1"/>
    </style:style>
    <style:style style:name="T900" style:family="text">
      <style:text-properties officeooo:rsid="016bfbc2"/>
    </style:style>
    <style:style style:name="T901" style:family="text">
      <style:text-properties officeooo:rsid="016ca7bc"/>
    </style:style>
    <style:style style:name="T902" style:family="text">
      <style:text-properties officeooo:rsid="016f10db"/>
    </style:style>
    <style:style style:name="T903" style:family="text">
      <style:text-properties officeooo:rsid="016fe46e"/>
    </style:style>
    <style:style style:name="T904" style:family="text">
      <style:text-properties officeooo:rsid="0170bb81"/>
    </style:style>
    <style:style style:name="T905" style:family="text">
      <style:text-properties officeooo:rsid="01720c36"/>
    </style:style>
    <style:style style:name="T906" style:family="text">
      <style:text-properties officeooo:rsid="017224e9"/>
    </style:style>
    <style:style style:name="T907" style:family="text">
      <style:text-properties officeooo:rsid="01741bc8"/>
    </style:style>
    <style:style style:name="T908" style:family="text">
      <style:text-properties officeooo:rsid="01746fd8"/>
    </style:style>
    <style:style style:name="T909" style:family="text">
      <style:text-properties officeooo:rsid="01754133"/>
    </style:style>
    <style:style style:name="T910" style:family="text">
      <style:text-properties officeooo:rsid="017702ca"/>
    </style:style>
    <style:style style:name="T911" style:family="text">
      <style:text-properties officeooo:rsid="0178bde8"/>
    </style:style>
    <style:style style:name="T912" style:family="text">
      <style:text-properties officeooo:rsid="017a927a"/>
    </style:style>
    <style:style style:name="T913" style:family="text">
      <style:text-properties officeooo:rsid="017ae7ff"/>
    </style:style>
    <style:style style:name="T914" style:family="text">
      <style:text-properties officeooo:rsid="017bcead"/>
    </style:style>
    <style:style style:name="T915" style:family="text">
      <style:text-properties officeooo:rsid="017ec479"/>
    </style:style>
    <style:style style:name="T916" style:family="text">
      <style:text-properties officeooo:rsid="01801bc6"/>
    </style:style>
    <style:style style:name="T917" style:family="text">
      <style:text-properties officeooo:rsid="0182aaae"/>
    </style:style>
    <style:style style:name="T918" style:family="text">
      <style:text-properties officeooo:rsid="0182f085"/>
    </style:style>
    <style:style style:name="T919" style:family="text">
      <style:text-properties officeooo:rsid="018330cc"/>
    </style:style>
    <style:style style:name="T920" style:family="text">
      <style:text-properties officeooo:rsid="0184942c"/>
    </style:style>
    <style:style style:name="T921" style:family="text">
      <style:text-properties officeooo:rsid="018598bb"/>
    </style:style>
    <style:style style:name="T922" style:family="text">
      <style:text-properties officeooo:rsid="01888ef7"/>
    </style:style>
    <style:style style:name="T923" style:family="text">
      <style:text-properties officeooo:rsid="01899ef0"/>
    </style:style>
    <style:style style:name="T924" style:family="text">
      <style:text-properties officeooo:rsid="018bea6c"/>
    </style:style>
    <style:style style:name="T925" style:family="text">
      <style:text-properties officeooo:rsid="018cd5b4"/>
    </style:style>
    <style:style style:name="T926" style:family="text">
      <style:text-properties officeooo:rsid="018e823b"/>
    </style:style>
    <style:style style:name="T927" style:family="text">
      <style:text-properties officeooo:rsid="018ef7e6"/>
    </style:style>
    <style:style style:name="T928" style:family="text">
      <style:text-properties officeooo:rsid="0191f92e"/>
    </style:style>
    <style:style style:name="T929" style:family="text">
      <style:text-properties officeooo:rsid="01934858"/>
    </style:style>
    <style:style style:name="T930" style:family="text">
      <style:text-properties officeooo:rsid="0193b48e"/>
    </style:style>
    <style:style style:name="T931" style:family="text">
      <style:text-properties officeooo:rsid="0194c243"/>
    </style:style>
    <style:style style:name="T932" style:family="text">
      <style:text-properties officeooo:rsid="01964189"/>
    </style:style>
    <style:style style:name="T933" style:family="text">
      <style:text-properties officeooo:rsid="0196beed"/>
    </style:style>
    <style:style style:name="T934" style:family="text">
      <style:text-properties officeooo:rsid="0197dd63"/>
    </style:style>
    <style:style style:name="T935" style:family="text">
      <style:text-properties officeooo:rsid="0198d99f"/>
    </style:style>
    <style:style style:name="T936" style:family="text">
      <style:text-properties officeooo:rsid="0199116f"/>
    </style:style>
    <style:style style:name="T937" style:family="text">
      <style:text-properties officeooo:rsid="019e24e5"/>
    </style:style>
    <style:style style:name="T938" style:family="text">
      <style:text-properties officeooo:rsid="019fb7ff"/>
    </style:style>
    <style:style style:name="T939" style:family="text">
      <style:text-properties officeooo:rsid="01a1d0d9"/>
    </style:style>
    <style:style style:name="T940" style:family="text">
      <style:text-properties officeooo:rsid="01b05499"/>
    </style:style>
    <style:style style:name="T941" style:family="text">
      <style:text-properties officeooo:rsid="01b7db4e"/>
    </style:style>
    <style:style style:name="T942" style:family="text">
      <style:text-properties officeooo:rsid="01b93e2c"/>
    </style:style>
    <style:style style:name="T943" style:family="text">
      <style:text-properties officeooo:rsid="01b9add7"/>
    </style:style>
    <style:style style:name="T944" style:family="text">
      <style:text-properties officeooo:rsid="01b9dd94"/>
    </style:style>
    <style:style style:name="T945" style:family="text">
      <style:text-properties officeooo:rsid="01bbc946"/>
    </style:style>
    <style:style style:name="T946" style:family="text">
      <style:text-properties officeooo:rsid="01bce262"/>
    </style:style>
    <style:style style:name="T947" style:family="text">
      <style:text-properties officeooo:rsid="01be13ea"/>
    </style:style>
    <style:style style:name="T948" style:family="text">
      <style:text-properties officeooo:rsid="01bfa504"/>
    </style:style>
    <style:style style:name="T949" style:family="text">
      <style:text-properties officeooo:rsid="01bfabe5"/>
    </style:style>
    <style:style style:name="T950" style:family="text">
      <style:text-properties officeooo:rsid="01c11dbe"/>
    </style:style>
    <style:style style:name="T951" style:family="text">
      <style:text-properties officeooo:rsid="01c1bd6b"/>
    </style:style>
    <style:style style:name="T952" style:family="text">
      <style:text-properties officeooo:rsid="01c35b22"/>
    </style:style>
    <style:style style:name="T953" style:family="text">
      <style:text-properties officeooo:rsid="01c4bf07"/>
    </style:style>
    <style:style style:name="T954" style:family="text">
      <style:text-properties officeooo:rsid="01c5a33e"/>
    </style:style>
    <style:style style:name="T955" style:family="text">
      <style:text-properties officeooo:rsid="01c77987"/>
    </style:style>
    <style:style style:name="T956" style:family="text">
      <style:text-properties officeooo:rsid="01c92f55"/>
    </style:style>
    <style:style style:name="T957" style:family="text">
      <style:text-properties officeooo:rsid="01caf511"/>
    </style:style>
    <style:style style:name="T958" style:family="text">
      <style:text-properties officeooo:rsid="01cb5569"/>
    </style:style>
    <style:style style:name="T959" style:family="text">
      <style:text-properties officeooo:rsid="01cbbc64"/>
    </style:style>
    <style:style style:name="T960" style:family="text">
      <style:text-properties officeooo:rsid="01ce4888"/>
    </style:style>
    <style:style style:name="T961" style:family="text">
      <style:text-properties officeooo:rsid="01cec727"/>
    </style:style>
    <style:style style:name="T962" style:family="text">
      <style:text-properties officeooo:rsid="01cff836"/>
    </style:style>
    <style:style style:name="T963" style:family="text">
      <style:text-properties officeooo:rsid="01d17b9e"/>
    </style:style>
    <style:style style:name="T964" style:family="text">
      <style:text-properties officeooo:rsid="01d33f52"/>
    </style:style>
    <style:style style:name="T965" style:family="text">
      <style:text-properties officeooo:rsid="01d83cf8"/>
    </style:style>
    <style:style style:name="T966" style:family="text">
      <style:text-properties officeooo:rsid="01d87513"/>
    </style:style>
    <style:style style:name="T967" style:family="text">
      <style:text-properties officeooo:rsid="01dbc1b8"/>
    </style:style>
    <style:style style:name="T968" style:family="text">
      <style:text-properties officeooo:rsid="01dc8e7e"/>
    </style:style>
    <style:style style:name="T969" style:family="text">
      <style:text-properties officeooo:rsid="01dd5c69"/>
    </style:style>
    <style:style style:name="T970" style:family="text">
      <style:text-properties officeooo:rsid="01e0240f"/>
    </style:style>
    <style:style style:name="T971" style:family="text">
      <style:text-properties officeooo:rsid="01e072a8"/>
    </style:style>
    <style:style style:name="T972" style:family="text">
      <style:text-properties officeooo:rsid="01e2a814"/>
    </style:style>
    <style:style style:name="T973" style:family="text">
      <style:text-properties officeooo:rsid="01e2f856"/>
    </style:style>
    <style:style style:name="T974" style:family="text">
      <style:text-properties officeooo:rsid="01e31563"/>
    </style:style>
    <style:style style:name="T975" style:family="text">
      <style:text-properties officeooo:rsid="01e4989d"/>
    </style:style>
    <style:style style:name="T976" style:family="text">
      <style:text-properties officeooo:rsid="01e54ac9"/>
    </style:style>
    <style:style style:name="T977" style:family="text">
      <style:text-properties officeooo:rsid="01e55a20"/>
    </style:style>
    <style:style style:name="T978" style:family="text">
      <style:text-properties officeooo:rsid="01e56019"/>
    </style:style>
    <style:style style:name="T979" style:family="text">
      <style:text-properties officeooo:rsid="01e5a8cf"/>
    </style:style>
    <style:style style:name="T980" style:family="text">
      <style:text-properties officeooo:rsid="01e6b115"/>
    </style:style>
    <style:style style:name="T981" style:family="text">
      <style:text-properties officeooo:rsid="01e943d3"/>
    </style:style>
    <style:style style:name="T982" style:family="text">
      <style:text-properties officeooo:rsid="01eb4136"/>
    </style:style>
    <style:style style:name="T983" style:family="text">
      <style:text-properties officeooo:rsid="01ed7a81"/>
    </style:style>
    <style:style style:name="T984" style:family="text">
      <style:text-properties officeooo:rsid="01ed82da"/>
    </style:style>
    <style:style style:name="T985" style:family="text">
      <style:text-properties officeooo:rsid="01eeba4e"/>
    </style:style>
    <style:style style:name="T986" style:family="text">
      <style:text-properties officeooo:rsid="01eebf60"/>
    </style:style>
    <style:style style:name="T987" style:family="text">
      <style:text-properties officeooo:rsid="01f1729a"/>
    </style:style>
    <style:style style:name="T988" style:family="text">
      <style:text-properties officeooo:rsid="01f2092b"/>
    </style:style>
    <style:style style:name="T989" style:family="text">
      <style:text-properties officeooo:rsid="01f2cc53"/>
    </style:style>
    <style:style style:name="T990" style:family="text">
      <style:text-properties officeooo:rsid="01f3f5e3"/>
    </style:style>
    <style:style style:name="T991" style:family="text">
      <style:text-properties officeooo:rsid="01f6182b"/>
    </style:style>
    <style:style style:name="T992" style:family="text">
      <style:text-properties officeooo:rsid="01f769fa"/>
    </style:style>
    <style:style style:name="T993" style:family="text">
      <style:text-properties officeooo:rsid="01f7b785"/>
    </style:style>
    <style:style style:name="T994" style:family="text">
      <style:text-properties officeooo:rsid="01fe0ca7"/>
    </style:style>
    <style:style style:name="T995" style:family="text">
      <style:text-properties officeooo:rsid="01fedcc1"/>
    </style:style>
    <style:style style:name="T996" style:family="text">
      <style:text-properties officeooo:rsid="0200bff7"/>
    </style:style>
    <style:style style:name="T997" style:family="text">
      <style:text-properties officeooo:rsid="0201379c"/>
    </style:style>
    <style:style style:name="T998" style:family="text">
      <style:text-properties officeooo:rsid="020309a5"/>
    </style:style>
    <style:style style:name="T999" style:family="text">
      <style:text-properties officeooo:rsid="0204e38e"/>
    </style:style>
    <style:style style:name="T1000" style:family="text">
      <style:text-properties officeooo:rsid="020b1363"/>
    </style:style>
    <style:style style:name="T1001" style:family="text">
      <style:text-properties officeooo:rsid="020fbe95"/>
    </style:style>
    <style:style style:name="T1002" style:family="text">
      <style:text-properties officeooo:rsid="0210b431"/>
    </style:style>
    <style:style style:name="T1003" style:family="text">
      <style:text-properties officeooo:rsid="0210d01f"/>
    </style:style>
    <style:style style:name="T1004" style:family="text">
      <style:text-properties officeooo:rsid="02123742"/>
    </style:style>
    <style:style style:name="T1005" style:family="text">
      <style:text-properties officeooo:rsid="02136384"/>
    </style:style>
    <style:style style:name="T1006" style:family="text">
      <style:text-properties officeooo:rsid="0213668b"/>
    </style:style>
    <style:style style:name="T1007" style:family="text">
      <style:text-properties officeooo:rsid="0213c86d"/>
    </style:style>
    <style:style style:name="T1008" style:family="text">
      <style:text-properties officeooo:rsid="02168fe3"/>
    </style:style>
    <style:style style:name="T1009" style:family="text">
      <style:text-properties officeooo:rsid="0218251f"/>
    </style:style>
    <style:style style:name="T1010" style:family="text">
      <style:text-properties officeooo:rsid="021962bb"/>
    </style:style>
    <style:style style:name="T1011" style:family="text">
      <style:text-properties officeooo:rsid="021a9819"/>
    </style:style>
    <style:style style:name="T1012" style:family="text">
      <style:text-properties officeooo:rsid="021b08ad"/>
    </style:style>
    <style:style style:name="T1013" style:family="text">
      <style:text-properties officeooo:rsid="021b6deb"/>
    </style:style>
    <style:style style:name="T1014" style:family="text">
      <style:text-properties officeooo:rsid="021c1cb2"/>
    </style:style>
    <style:style style:name="T1015" style:family="text">
      <style:text-properties officeooo:rsid="021c4bf0"/>
    </style:style>
    <style:style style:name="T1016" style:family="text">
      <style:text-properties officeooo:rsid="021e4f43"/>
    </style:style>
    <style:style style:name="T1017" style:family="text">
      <style:text-properties officeooo:rsid="021f85be"/>
    </style:style>
    <style:style style:name="T1018" style:family="text">
      <style:text-properties officeooo:rsid="0220c770"/>
    </style:style>
    <style:style style:name="T1019" style:family="text">
      <style:text-properties officeooo:rsid="02223050"/>
    </style:style>
    <style:style style:name="T1020" style:family="text">
      <style:text-properties officeooo:rsid="0225b0d7"/>
    </style:style>
    <style:style style:name="T1021" style:family="text">
      <style:text-properties officeooo:rsid="022751a8"/>
    </style:style>
    <style:style style:name="T1022" style:family="text">
      <style:text-properties officeooo:rsid="0228836b"/>
    </style:style>
    <style:style style:name="T1023" style:family="text">
      <style:text-properties officeooo:rsid="022a5081"/>
    </style:style>
    <style:style style:name="T1024" style:family="text">
      <style:text-properties officeooo:rsid="022aca9e"/>
    </style:style>
    <style:style style:name="T1025" style:family="text">
      <style:text-properties officeooo:rsid="022ed913"/>
    </style:style>
    <style:style style:name="T1026" style:family="text">
      <style:text-properties officeooo:rsid="022eeb34"/>
    </style:style>
    <style:style style:name="T1027" style:family="text">
      <style:text-properties officeooo:rsid="0232ac09"/>
    </style:style>
    <style:style style:name="T1028" style:family="text">
      <style:text-properties officeooo:rsid="0234f3a2"/>
    </style:style>
    <style:style style:name="T1029" style:family="text">
      <style:text-properties officeooo:rsid="02363174"/>
    </style:style>
    <style:style style:name="T1030" style:family="text">
      <style:text-properties officeooo:rsid="02368d59"/>
    </style:style>
    <style:style style:name="T1031" style:family="text">
      <style:text-properties officeooo:rsid="0236e080"/>
    </style:style>
    <style:style style:name="T1032" style:family="text">
      <style:text-properties officeooo:rsid="0239724f"/>
    </style:style>
    <style:style style:name="T1033" style:family="text">
      <style:text-properties officeooo:rsid="023bd3b1"/>
    </style:style>
    <style:style style:name="T1034" style:family="text">
      <style:text-properties officeooo:rsid="023be34c"/>
    </style:style>
    <style:style style:name="T1035" style:family="text">
      <style:text-properties officeooo:rsid="023cb63a"/>
    </style:style>
    <style:style style:name="T1036" style:family="text">
      <style:text-properties officeooo:rsid="023ce85c"/>
    </style:style>
    <style:style style:name="T1037" style:family="text">
      <style:text-properties officeooo:rsid="023f4e0e"/>
    </style:style>
    <style:style style:name="T1038" style:family="text">
      <style:text-properties officeooo:rsid="024259c2"/>
    </style:style>
    <style:style style:name="T1039" style:family="text">
      <style:text-properties officeooo:rsid="02470ed2"/>
    </style:style>
    <style:style style:name="T1040" style:family="text">
      <style:text-properties officeooo:rsid="024807b5"/>
    </style:style>
    <style:style style:name="T1041" style:family="text">
      <style:text-properties officeooo:rsid="02490fa2"/>
    </style:style>
    <style:style style:name="T1042" style:family="text">
      <style:text-properties officeooo:rsid="024975f5"/>
    </style:style>
    <style:style style:name="T1043" style:family="text">
      <style:text-properties officeooo:rsid="024a6e83"/>
    </style:style>
    <style:style style:name="T1044" style:family="text">
      <style:text-properties officeooo:rsid="024aea4d"/>
    </style:style>
    <style:style style:name="T1045" style:family="text">
      <style:text-properties officeooo:rsid="024bf2b7"/>
    </style:style>
    <style:style style:name="T1046" style:family="text">
      <style:text-properties officeooo:rsid="024c39bc"/>
    </style:style>
    <style:style style:name="T1047" style:family="text">
      <style:text-properties officeooo:rsid="024de3e3"/>
    </style:style>
    <style:style style:name="T1048" style:family="text">
      <style:text-properties officeooo:rsid="024ea4b8"/>
    </style:style>
    <style:style style:name="T1049" style:family="text">
      <style:text-properties officeooo:rsid="024ffde3"/>
    </style:style>
    <style:style style:name="T1050" style:family="text">
      <style:text-properties officeooo:rsid="0251fa00"/>
    </style:style>
    <style:style style:name="T1051" style:family="text">
      <style:text-properties officeooo:rsid="0252fa26"/>
    </style:style>
    <style:style style:name="T1052" style:family="text">
      <style:text-properties officeooo:rsid="0254c490"/>
    </style:style>
    <style:style style:name="T1053" style:family="text">
      <style:text-properties officeooo:rsid="0255dc85"/>
    </style:style>
    <style:style style:name="T1054" style:family="text">
      <style:text-properties officeooo:rsid="0256ef03"/>
    </style:style>
    <style:style style:name="T1055" style:family="text">
      <style:text-properties officeooo:rsid="02577781"/>
    </style:style>
    <style:style style:name="T1056" style:family="text">
      <style:text-properties officeooo:rsid="02584e7f"/>
    </style:style>
    <style:style style:name="T1057" style:family="text">
      <style:text-properties officeooo:rsid="02587cde"/>
    </style:style>
    <style:style style:name="T1058" style:family="text">
      <style:text-properties officeooo:rsid="025a7bd8"/>
    </style:style>
    <style:style style:name="T1059" style:family="text">
      <style:text-properties officeooo:rsid="025ae4bb"/>
    </style:style>
    <style:style style:name="T1060" style:family="text">
      <style:text-properties officeooo:rsid="025f16e2"/>
    </style:style>
    <style:style style:name="T1061" style:family="text">
      <style:text-properties officeooo:rsid="026037b0"/>
    </style:style>
    <style:style style:name="T1062" style:family="text">
      <style:text-properties officeooo:rsid="0268281e"/>
    </style:style>
    <style:style style:name="T1063" style:family="text">
      <style:text-properties officeooo:rsid="02689062"/>
    </style:style>
    <style:style style:name="T1064" style:family="text">
      <style:text-properties officeooo:rsid="02694a7e"/>
    </style:style>
    <style:style style:name="T1065" style:family="text">
      <style:text-properties officeooo:rsid="027c5cec"/>
    </style:style>
    <style:style style:name="T1066" style:family="text">
      <style:text-properties officeooo:rsid="027cc091"/>
    </style:style>
    <style:style style:name="T1067" style:family="text">
      <style:text-properties officeooo:rsid="027de577"/>
    </style:style>
    <style:style style:name="T1068" style:family="text">
      <style:text-properties officeooo:rsid="027e8331"/>
    </style:style>
    <style:style style:name="T1069" style:family="text">
      <style:text-properties officeooo:rsid="0280328d"/>
    </style:style>
    <style:style style:name="T1070" style:family="text">
      <style:text-properties officeooo:rsid="02817e7d"/>
    </style:style>
    <style:style style:name="T1071" style:family="text">
      <style:text-properties officeooo:rsid="028188f7"/>
    </style:style>
    <style:style style:name="T1072" style:family="text">
      <style:text-properties officeooo:rsid="0282e4a3"/>
    </style:style>
    <style:style style:name="T1073" style:family="text">
      <style:text-properties officeooo:rsid="02836668"/>
    </style:style>
    <style:style style:name="T1074" style:family="text">
      <style:text-properties officeooo:rsid="0283b4fc"/>
    </style:style>
    <style:style style:name="T1075" style:family="text">
      <style:text-properties officeooo:rsid="02845189"/>
    </style:style>
    <style:style style:name="T1076" style:family="text">
      <style:text-properties officeooo:rsid="02846288"/>
    </style:style>
    <style:style style:name="T1077" style:family="text">
      <style:text-properties officeooo:rsid="0284d4a2"/>
    </style:style>
    <style:style style:name="T1078" style:family="text">
      <style:text-properties officeooo:rsid="0285479f"/>
    </style:style>
    <style:style style:name="T1079" style:family="text">
      <style:text-properties officeooo:rsid="02860567"/>
    </style:style>
    <style:style style:name="T1080" style:family="text">
      <style:text-properties officeooo:rsid="0287483b"/>
    </style:style>
    <style:style style:name="T1081" style:family="text">
      <style:text-properties officeooo:rsid="0288f796"/>
    </style:style>
    <style:style style:name="T1082" style:family="text">
      <style:text-properties officeooo:rsid="0289a169"/>
    </style:style>
    <style:style style:name="T1083" style:family="text">
      <style:text-properties officeooo:rsid="0289bf7b"/>
    </style:style>
    <style:style style:name="T1084" style:family="text">
      <style:text-properties officeooo:rsid="028aba00"/>
    </style:style>
    <style:style style:name="T1085" style:family="text">
      <style:text-properties officeooo:rsid="028bb5c3"/>
    </style:style>
    <style:style style:name="T1086" style:family="text">
      <style:text-properties officeooo:rsid="028bc5f4"/>
    </style:style>
    <style:style style:name="T1087" style:family="text">
      <style:text-properties officeooo:rsid="028da603"/>
    </style:style>
    <style:style style:name="T1088" style:family="text">
      <style:text-properties officeooo:rsid="028dc1b9"/>
    </style:style>
    <style:style style:name="T1089" style:family="text">
      <style:text-properties officeooo:rsid="028e1083"/>
    </style:style>
    <style:style style:name="T1090" style:family="text">
      <style:text-properties officeooo:rsid="028e3154"/>
    </style:style>
    <style:style style:name="T1091" style:family="text">
      <style:text-properties officeooo:rsid="028e6c30"/>
    </style:style>
    <style:style style:name="T1092" style:family="text">
      <style:text-properties officeooo:rsid="028ffae1"/>
    </style:style>
    <style:style style:name="T1093" style:family="text">
      <style:text-properties officeooo:rsid="0291e2ae"/>
    </style:style>
    <style:style style:name="T1094" style:family="text">
      <style:text-properties officeooo:rsid="02925a71"/>
    </style:style>
    <style:style style:name="T1095" style:family="text">
      <style:text-properties officeooo:rsid="0293ad2a"/>
    </style:style>
    <style:style style:name="T1096" style:family="text">
      <style:text-properties officeooo:rsid="0295efed"/>
    </style:style>
    <style:style style:name="T1097" style:family="text">
      <style:text-properties officeooo:rsid="029852ab"/>
    </style:style>
    <style:style style:name="T1098" style:family="text">
      <style:text-properties officeooo:rsid="02996cc4"/>
    </style:style>
    <style:style style:name="T1099" style:family="text">
      <style:text-properties officeooo:rsid="029b4a2b"/>
    </style:style>
    <style:style style:name="T1100" style:family="text">
      <style:text-properties officeooo:rsid="029bf445"/>
    </style:style>
    <style:style style:name="T1101" style:family="text">
      <style:text-properties officeooo:rsid="029c0c5a"/>
    </style:style>
    <style:style style:name="T1102" style:family="text">
      <style:text-properties officeooo:rsid="029c0dc6"/>
    </style:style>
    <style:style style:name="T1103" style:family="text">
      <style:text-properties officeooo:rsid="029d2a6c"/>
    </style:style>
    <style:style style:name="T1104" style:family="text">
      <style:text-properties officeooo:rsid="029e59a7"/>
    </style:style>
    <style:style style:name="T1105" style:family="text">
      <style:text-properties officeooo:rsid="02a08d84"/>
    </style:style>
    <style:style style:name="T1106" style:family="text">
      <style:text-properties officeooo:rsid="02a1563d"/>
    </style:style>
    <style:style style:name="T1107" style:family="text">
      <style:text-properties officeooo:rsid="02a26da3"/>
    </style:style>
    <style:style style:name="T1108" style:family="text">
      <style:text-properties officeooo:rsid="02a39da1"/>
    </style:style>
    <style:style style:name="T1109" style:family="text">
      <style:text-properties officeooo:rsid="02a4c23c"/>
    </style:style>
    <style:style style:name="T1110" style:family="text">
      <style:text-properties officeooo:rsid="02a8d6b2"/>
    </style:style>
    <style:style style:name="T1111" style:family="text">
      <style:text-properties officeooo:rsid="02ab0be7"/>
    </style:style>
    <style:style style:name="T1112" style:family="text">
      <style:text-properties officeooo:rsid="02ae60ba"/>
    </style:style>
    <style:style style:name="T1113" style:family="text">
      <style:text-properties officeooo:rsid="02b01a1c"/>
    </style:style>
    <style:style style:name="T1114" style:family="text">
      <style:text-properties officeooo:rsid="02b04ed9"/>
    </style:style>
    <style:style style:name="T1115" style:family="text">
      <style:text-properties officeooo:rsid="02b09cdb"/>
    </style:style>
    <style:style style:name="T1116" style:family="text">
      <style:text-properties officeooo:rsid="02b0c68f"/>
    </style:style>
    <style:style style:name="T1117" style:family="text">
      <style:text-properties officeooo:rsid="02b123fb"/>
    </style:style>
    <style:style style:name="T1118" style:family="text">
      <style:text-properties officeooo:rsid="02b1fd92"/>
    </style:style>
    <style:style style:name="T1119" style:family="text">
      <style:text-properties officeooo:rsid="02b2bf14"/>
    </style:style>
    <style:style style:name="T1120" style:family="text">
      <style:text-properties officeooo:rsid="02b43610"/>
    </style:style>
    <style:style style:name="T1121" style:family="text">
      <style:text-properties officeooo:rsid="02b6fe55"/>
    </style:style>
    <style:style style:name="T1122" style:family="text">
      <style:text-properties officeooo:rsid="02b81211"/>
    </style:style>
    <style:style style:name="T1123" style:family="text">
      <style:text-properties officeooo:rsid="02bc802c"/>
    </style:style>
    <style:style style:name="T1124" style:family="text">
      <style:text-properties officeooo:rsid="02c267e7"/>
    </style:style>
    <style:style style:name="T1125" style:family="text">
      <style:text-properties officeooo:rsid="02c3db7a"/>
    </style:style>
    <style:style style:name="T1126" style:family="text">
      <style:text-properties officeooo:rsid="02c50a32"/>
    </style:style>
    <style:style style:name="T1127" style:family="text">
      <style:text-properties officeooo:rsid="02c618fe"/>
    </style:style>
    <style:style style:name="T1128" style:family="text">
      <style:text-properties officeooo:rsid="02c9f66b"/>
    </style:style>
    <style:style style:name="T1129" style:family="text">
      <style:text-properties officeooo:rsid="02cc10ca"/>
    </style:style>
    <style:style style:name="T1130" style:family="text">
      <style:text-properties officeooo:rsid="02cdd8bc"/>
    </style:style>
    <style:style style:name="T1131" style:family="text">
      <style:text-properties officeooo:rsid="02cf4b9c"/>
    </style:style>
    <style:style style:name="T1132" style:family="text">
      <style:text-properties officeooo:rsid="02cfdccc"/>
    </style:style>
    <style:style style:name="T1133" style:family="text">
      <style:text-properties officeooo:rsid="02d09c5e"/>
    </style:style>
    <style:style style:name="T1134" style:family="text">
      <style:text-properties officeooo:rsid="02d1a2d2"/>
    </style:style>
    <style:style style:name="T1135" style:family="text">
      <style:text-properties officeooo:rsid="02d4b3d0"/>
    </style:style>
    <style:style style:name="T1136" style:family="text">
      <style:text-properties officeooo:rsid="02d5dc98"/>
    </style:style>
    <style:style style:name="T1137" style:family="text">
      <style:text-properties officeooo:rsid="02d78359"/>
    </style:style>
    <style:style style:name="T1138" style:family="text">
      <style:text-properties officeooo:rsid="02d938cc"/>
    </style:style>
    <style:style style:name="T1139" style:family="text">
      <style:text-properties officeooo:rsid="02daa487"/>
    </style:style>
    <style:style style:name="T1140" style:family="text">
      <style:text-properties officeooo:rsid="02dd25e5"/>
    </style:style>
    <style:style style:name="T1141" style:family="text">
      <style:text-properties officeooo:rsid="02e04edd"/>
    </style:style>
    <style:style style:name="T1142" style:family="text">
      <style:text-properties officeooo:rsid="02e1faa3"/>
    </style:style>
    <style:style style:name="T1143" style:family="text">
      <style:text-properties officeooo:rsid="02e35130"/>
    </style:style>
    <style:style style:name="T1144" style:family="text">
      <style:text-properties officeooo:rsid="02e36a9e"/>
    </style:style>
    <style:style style:name="T1145" style:family="text">
      <style:text-properties officeooo:rsid="02e5642b"/>
    </style:style>
    <style:style style:name="T1146" style:family="text">
      <style:text-properties officeooo:rsid="02e6e376"/>
    </style:style>
    <style:style style:name="T1147" style:family="text">
      <style:text-properties officeooo:rsid="02e88cb5"/>
    </style:style>
    <style:style style:name="T1148" style:family="text">
      <style:text-properties officeooo:rsid="02ed978c"/>
    </style:style>
    <style:style style:name="T1149" style:family="text">
      <style:text-properties officeooo:rsid="02ef6cef"/>
    </style:style>
    <style:style style:name="T1150" style:family="text">
      <style:text-properties officeooo:rsid="02f0e1cf"/>
    </style:style>
    <style:style style:name="T1151" style:family="text">
      <style:text-properties officeooo:rsid="02f179f7"/>
    </style:style>
    <style:style style:name="T1152" style:family="text">
      <style:text-properties officeooo:rsid="02f2d26a"/>
    </style:style>
    <style:style style:name="T1153" style:family="text">
      <style:text-properties officeooo:rsid="02f4cdaf"/>
    </style:style>
    <style:style style:name="T1154" style:family="text">
      <style:text-properties officeooo:rsid="02f5f587"/>
    </style:style>
    <style:style style:name="T1155" style:family="text">
      <style:text-properties officeooo:rsid="02f61d76"/>
    </style:style>
    <style:style style:name="T1156" style:family="text">
      <style:text-properties officeooo:rsid="02f8d50f"/>
    </style:style>
    <style:style style:name="T1157" style:family="text">
      <style:text-properties officeooo:rsid="02fa6e6d"/>
    </style:style>
    <style:style style:name="T1158" style:family="text">
      <style:text-properties officeooo:rsid="02f0336f"/>
    </style:style>
    <style:style style:name="T1159" style:family="text">
      <style:text-properties officeooo:rsid="02fb002a"/>
    </style:style>
    <style:style style:name="T1160" style:family="text">
      <style:text-properties officeooo:rsid="02fbc494"/>
    </style:style>
    <style:style style:name="T1161" style:family="text">
      <style:text-properties officeooo:rsid="02fc12bc"/>
    </style:style>
    <style:style style:name="T1162" style:family="text">
      <style:text-properties officeooo:rsid="02fc1cc5"/>
    </style:style>
    <style:style style:name="T1163" style:family="text">
      <style:text-properties officeooo:rsid="02fd68f1"/>
    </style:style>
    <style:style style:name="T1164" style:family="text">
      <style:text-properties officeooo:rsid="02fde187"/>
    </style:style>
    <style:style style:name="T1165" style:family="text">
      <style:text-properties officeooo:rsid="02ff165f"/>
    </style:style>
    <style:style style:name="T1166" style:family="text">
      <style:text-properties officeooo:rsid="02ffd6a6"/>
    </style:style>
    <style:style style:name="T1167" style:family="text">
      <style:text-properties officeooo:rsid="03006b79"/>
    </style:style>
    <style:style style:name="T1168" style:family="text">
      <style:text-properties officeooo:rsid="03025986"/>
    </style:style>
    <style:style style:name="T1169" style:family="text">
      <style:text-properties officeooo:rsid="03031404"/>
    </style:style>
    <style:style style:name="T1170" style:family="text">
      <style:text-properties officeooo:rsid="03049f38"/>
    </style:style>
    <style:style style:name="T1171" style:family="text">
      <style:text-properties officeooo:rsid="03056012"/>
    </style:style>
    <style:style style:name="T1172" style:family="text">
      <style:text-properties officeooo:rsid="03067623"/>
    </style:style>
    <style:style style:name="T1173" style:family="text">
      <style:text-properties officeooo:rsid="0306fa27"/>
    </style:style>
    <style:style style:name="T1174" style:family="text">
      <style:text-properties officeooo:rsid="030ae4a0"/>
    </style:style>
    <style:style style:name="T1175" style:family="text">
      <style:text-properties officeooo:rsid="030fbc40"/>
    </style:style>
    <style:style style:name="T1176" style:family="text">
      <style:text-properties officeooo:rsid="031124dd"/>
    </style:style>
    <style:style style:name="T1177" style:family="text">
      <style:text-properties officeooo:rsid="03119dc8"/>
    </style:style>
    <style:style style:name="T1178" style:family="text">
      <style:text-properties officeooo:rsid="03138db3"/>
    </style:style>
    <style:style style:name="T1179" style:family="text">
      <style:text-properties officeooo:rsid="031550a3"/>
    </style:style>
    <style:style style:name="T1180" style:family="text">
      <style:text-properties officeooo:rsid="0316c0a8"/>
    </style:style>
    <style:style style:name="T1181" style:family="text">
      <style:text-properties officeooo:rsid="0318354a"/>
    </style:style>
    <style:style style:name="T1182" style:family="text">
      <style:text-properties officeooo:rsid="031932c0"/>
    </style:style>
    <style:style style:name="T1183" style:family="text">
      <style:text-properties officeooo:rsid="03195a8d"/>
    </style:style>
    <style:style style:name="T1184" style:family="text">
      <style:text-properties officeooo:rsid="031b128a"/>
    </style:style>
    <style:style style:name="T1185" style:family="text">
      <style:text-properties officeooo:rsid="031b5e83"/>
    </style:style>
    <style:style style:name="T1186" style:family="text">
      <style:text-properties officeooo:rsid="031dfe56"/>
    </style:style>
    <style:style style:name="T1187" style:family="text">
      <style:text-properties officeooo:rsid="031ff1e7"/>
    </style:style>
    <style:style style:name="T1188" style:family="text">
      <style:text-properties officeooo:rsid="03204fcc"/>
    </style:style>
    <style:style style:name="T1189" style:family="text">
      <style:text-properties officeooo:rsid="032070a1"/>
    </style:style>
    <style:style style:name="T1190" style:family="text">
      <style:text-properties officeooo:rsid="03226a56"/>
    </style:style>
    <style:style style:name="T1191" style:family="text">
      <style:text-properties officeooo:rsid="03241a0b"/>
    </style:style>
    <style:style style:name="T1192" style:family="text">
      <style:text-properties officeooo:rsid="03282e08"/>
    </style:style>
    <style:style style:name="T1193" style:family="text">
      <style:text-properties officeooo:rsid="0328d130"/>
    </style:style>
    <style:style style:name="T1194" style:family="text">
      <style:text-properties officeooo:rsid="0329220c"/>
    </style:style>
    <style:style style:name="T1195" style:family="text">
      <style:text-properties officeooo:rsid="0329dcb0"/>
    </style:style>
    <style:style style:name="T1196" style:family="text">
      <style:text-properties officeooo:rsid="032b34bc"/>
    </style:style>
    <style:style style:name="T1197" style:family="text">
      <style:text-properties officeooo:rsid="032be24a"/>
    </style:style>
    <style:style style:name="T1198" style:family="text">
      <style:text-properties officeooo:rsid="032bf5e6"/>
    </style:style>
    <style:style style:name="T1199" style:family="text">
      <style:text-properties officeooo:rsid="032deccb"/>
    </style:style>
    <style:style style:name="T1200" style:family="text">
      <style:text-properties officeooo:rsid="032fe53d"/>
    </style:style>
    <style:style style:name="T1201" style:family="text">
      <style:text-properties officeooo:rsid="03303fa7"/>
    </style:style>
    <style:style style:name="T1202" style:family="text">
      <style:text-properties officeooo:rsid="0331024c"/>
    </style:style>
    <style:style style:name="T1203" style:family="text">
      <style:text-properties officeooo:rsid="03346be9"/>
    </style:style>
    <style:style style:name="T1204" style:family="text">
      <style:text-properties officeooo:rsid="033591dc"/>
    </style:style>
    <style:style style:name="T1205" style:family="text">
      <style:text-properties officeooo:rsid="03360831"/>
    </style:style>
    <style:style style:name="T1206" style:family="text">
      <style:text-properties officeooo:rsid="03373403"/>
    </style:style>
    <style:style style:name="T1207" style:family="text">
      <style:text-properties officeooo:rsid="03381c4b"/>
    </style:style>
    <style:style style:name="T1208" style:family="text">
      <style:text-properties officeooo:rsid="03394c22"/>
    </style:style>
    <style:style style:name="T1209" style:family="text">
      <style:text-properties officeooo:rsid="033cedb7"/>
    </style:style>
    <style:style style:name="T1210" style:family="text">
      <style:text-properties officeooo:rsid="03443b9f"/>
    </style:style>
    <style:style style:name="T1211" style:family="text">
      <style:text-properties officeooo:rsid="0344d2c0"/>
    </style:style>
    <style:style style:name="T1212" style:family="text">
      <style:text-properties officeooo:rsid="03467c7b"/>
    </style:style>
    <style:style style:name="T1213" style:family="text">
      <style:text-properties officeooo:rsid="034744ea"/>
    </style:style>
    <style:style style:name="T1214" style:family="text">
      <style:text-properties officeooo:rsid="034915e4"/>
    </style:style>
    <style:style style:name="T1215" style:family="text">
      <style:text-properties officeooo:rsid="034a08df"/>
    </style:style>
    <style:style style:name="T1216" style:family="text">
      <style:text-properties officeooo:rsid="034b006c"/>
    </style:style>
    <style:style style:name="T1217" style:family="text">
      <style:text-properties officeooo:rsid="034b7d27"/>
    </style:style>
    <style:style style:name="T1218" style:family="text">
      <style:text-properties officeooo:rsid="034cd3e5"/>
    </style:style>
    <style:style style:name="T1219" style:family="text">
      <style:text-properties officeooo:rsid="034db5e7"/>
    </style:style>
    <style:style style:name="T1220" style:family="text">
      <style:text-properties officeooo:rsid="034fb290"/>
    </style:style>
    <style:style style:name="T1221" style:family="text">
      <style:text-properties officeooo:rsid="03505d07"/>
    </style:style>
    <style:style style:name="T1222" style:family="text">
      <style:text-properties officeooo:rsid="035148dd"/>
    </style:style>
    <style:style style:name="T1223" style:family="text">
      <style:text-properties officeooo:rsid="03519c29"/>
    </style:style>
    <style:style style:name="T1224" style:family="text">
      <style:text-properties officeooo:rsid="0352deb3"/>
    </style:style>
    <style:style style:name="T1225" style:family="text">
      <style:text-properties officeooo:rsid="03532d20"/>
    </style:style>
    <style:style style:name="T1226" style:family="text">
      <style:text-properties officeooo:rsid="03543049"/>
    </style:style>
    <style:style style:name="T1227" style:family="text">
      <style:text-properties officeooo:rsid="03562e6f"/>
    </style:style>
    <style:style style:name="T1228" style:family="text">
      <style:text-properties officeooo:rsid="03566c69"/>
    </style:style>
    <style:style style:name="T1229" style:family="text">
      <style:text-properties officeooo:rsid="0358413c"/>
    </style:style>
    <style:style style:name="T1230" style:family="text">
      <style:text-properties officeooo:rsid="0358ba22"/>
    </style:style>
    <style:style style:name="T1231" style:family="text">
      <style:text-properties officeooo:rsid="0358cb13"/>
    </style:style>
    <style:style style:name="T1232" style:family="text">
      <style:text-properties officeooo:rsid="0359b8a2"/>
    </style:style>
    <style:style style:name="T1233" style:family="text">
      <style:text-properties officeooo:rsid="035ba7a6"/>
    </style:style>
    <style:style style:name="T1234" style:family="text">
      <style:text-properties officeooo:rsid="035c5027"/>
    </style:style>
    <style:style style:name="T1235" style:family="text">
      <style:text-properties officeooo:rsid="035c67a4"/>
    </style:style>
    <style:style style:name="T1236" style:family="text">
      <style:text-properties officeooo:rsid="035d3b0e"/>
    </style:style>
    <style:style style:name="T1237" style:family="text">
      <style:text-properties officeooo:rsid="035ea3c5"/>
    </style:style>
    <style:style style:name="T1238" style:family="text">
      <style:text-properties officeooo:rsid="0360712d"/>
    </style:style>
    <style:style style:name="T1239" style:family="text">
      <style:text-properties officeooo:rsid="0360fc8e"/>
    </style:style>
    <style:style style:name="T1240" style:family="text">
      <style:text-properties officeooo:rsid="0361e7cb"/>
    </style:style>
    <style:style style:name="T1241" style:family="text">
      <style:text-properties officeooo:rsid="03647a98"/>
    </style:style>
    <style:style style:name="T1242" style:family="text">
      <style:text-properties officeooo:rsid="036664a3"/>
    </style:style>
    <style:style style:name="T1243" style:family="text">
      <style:text-properties officeooo:rsid="0368614a"/>
    </style:style>
    <style:style style:name="T1244" style:family="text">
      <style:text-properties officeooo:rsid="0368f687"/>
    </style:style>
    <style:style style:name="T1245" style:family="text">
      <style:text-properties officeooo:rsid="036a804b"/>
    </style:style>
    <style:style style:name="T1246" style:family="text">
      <style:text-properties officeooo:rsid="036c3bf3"/>
    </style:style>
    <style:style style:name="T1247" style:family="text">
      <style:text-properties officeooo:rsid="036f0832"/>
    </style:style>
    <style:style style:name="T1248" style:family="text">
      <style:text-properties officeooo:rsid="0371b526"/>
    </style:style>
    <style:style style:name="T1249" style:family="text">
      <style:text-properties officeooo:rsid="0372ac83"/>
    </style:style>
    <style:style style:name="T1250" style:family="text">
      <style:text-properties officeooo:rsid="0373dc79"/>
    </style:style>
    <style:style style:name="T1251" style:family="text">
      <style:text-properties officeooo:rsid="037533f9"/>
    </style:style>
    <style:style style:name="T1252" style:family="text">
      <style:text-properties officeooo:rsid="0375859f"/>
    </style:style>
    <style:style style:name="T1253" style:family="text">
      <style:text-properties officeooo:rsid="0375ad86"/>
    </style:style>
    <style:style style:name="T1254" style:family="text">
      <style:text-properties officeooo:rsid="03773310"/>
    </style:style>
    <style:style style:name="T1255" style:family="text">
      <style:text-properties officeooo:rsid="037872c9"/>
    </style:style>
    <style:style style:name="T1256" style:family="text">
      <style:text-properties officeooo:rsid="0378d813"/>
    </style:style>
    <style:style style:name="T1257" style:family="text">
      <style:text-properties officeooo:rsid="0378fa39"/>
    </style:style>
    <style:style style:name="T1258" style:family="text">
      <style:text-properties officeooo:rsid="0379b0f8"/>
    </style:style>
    <style:style style:name="T1259" style:family="text">
      <style:text-properties officeooo:rsid="037a2682"/>
    </style:style>
    <style:style style:name="T1260" style:family="text">
      <style:text-properties officeooo:rsid="037b3510"/>
    </style:style>
    <style:style style:name="T1261" style:family="text">
      <style:text-properties officeooo:rsid="037bb3f0"/>
    </style:style>
    <style:style style:name="T1262" style:family="text">
      <style:text-properties officeooo:rsid="037cea7c"/>
    </style:style>
    <style:style style:name="T1263" style:family="text">
      <style:text-properties officeooo:rsid="037d316e"/>
    </style:style>
    <style:style style:name="T1264" style:family="text">
      <style:text-properties officeooo:rsid="038226ef"/>
    </style:style>
    <style:style style:name="T1265" style:family="text">
      <style:text-properties officeooo:rsid="0384ada4"/>
    </style:style>
    <style:style style:name="T1266" style:family="text">
      <style:text-properties officeooo:rsid="038515a9"/>
    </style:style>
    <style:style style:name="T1267" style:family="text">
      <style:text-properties officeooo:rsid="0385c34c"/>
    </style:style>
    <style:style style:name="T1268" style:family="text">
      <style:text-properties officeooo:rsid="0387c27c"/>
    </style:style>
    <style:style style:name="T1269" style:family="text">
      <style:text-properties officeooo:rsid="03888553"/>
    </style:style>
    <style:style style:name="T1270" style:family="text">
      <style:text-properties officeooo:rsid="03896239"/>
    </style:style>
    <style:style style:name="T1271" style:family="text">
      <style:text-properties officeooo:rsid="038970c8"/>
    </style:style>
    <style:style style:name="T1272" style:family="text">
      <style:text-properties officeooo:rsid="038a2061"/>
    </style:style>
    <style:style style:name="T1273" style:family="text">
      <style:text-properties officeooo:rsid="038bdac1"/>
    </style:style>
    <style:style style:name="T1274" style:family="text">
      <style:text-properties officeooo:rsid="038da1d9"/>
    </style:style>
    <style:style style:name="T1275" style:family="text">
      <style:text-properties officeooo:rsid="038f1329"/>
    </style:style>
    <style:style style:name="T1276" style:family="text">
      <style:text-properties officeooo:rsid="03913a18"/>
    </style:style>
    <style:style style:name="T1277" style:family="text">
      <style:text-properties officeooo:rsid="0392c1a9"/>
    </style:style>
    <style:style style:name="T1278" style:family="text">
      <style:text-properties officeooo:rsid="0393e065"/>
    </style:style>
    <style:style style:name="T1279" style:family="text">
      <style:text-properties officeooo:rsid="03948968"/>
    </style:style>
    <style:style style:name="T1280" style:family="text">
      <style:text-properties officeooo:rsid="03964fb3"/>
    </style:style>
    <style:style style:name="T1281" style:family="text">
      <style:text-properties officeooo:rsid="03a42d65"/>
    </style:style>
    <style:style style:name="T1282" style:family="text">
      <style:text-properties officeooo:rsid="03a7d9b1"/>
    </style:style>
    <style:style style:name="T1283" style:family="text">
      <style:text-properties officeooo:rsid="03a97343"/>
    </style:style>
    <style:style style:name="T1284" style:family="text">
      <style:text-properties officeooo:rsid="03ab1d8e"/>
    </style:style>
    <style:style style:name="T1285" style:family="text">
      <style:text-properties officeooo:rsid="03ad5778"/>
    </style:style>
    <style:style style:name="T1286" style:family="text">
      <style:text-properties officeooo:rsid="03aea450"/>
    </style:style>
    <style:style style:name="T1287" style:family="text">
      <style:text-properties officeooo:rsid="03af7637"/>
    </style:style>
    <style:style style:name="T1288" style:family="text">
      <style:text-properties officeooo:rsid="03b2616e"/>
    </style:style>
    <style:style style:name="T1289" style:family="text">
      <style:text-properties officeooo:rsid="03b644c8"/>
    </style:style>
    <style:style style:name="T1290" style:family="text">
      <style:text-properties officeooo:rsid="03b7c58e"/>
    </style:style>
    <style:style style:name="T1291" style:family="text">
      <style:text-properties officeooo:rsid="03b7ce18"/>
    </style:style>
    <style:style style:name="T1292" style:family="text">
      <style:text-properties officeooo:rsid="03b8c75f"/>
    </style:style>
    <style:style style:name="T1293" style:family="text">
      <style:text-properties officeooo:rsid="03ba50bb"/>
    </style:style>
    <style:style style:name="T1294" style:family="text">
      <style:text-properties officeooo:rsid="03bb548d"/>
    </style:style>
    <style:style style:name="T1295" style:family="text">
      <style:text-properties officeooo:rsid="03bc4310"/>
    </style:style>
    <style:style style:name="T1296" style:family="text">
      <style:text-properties officeooo:rsid="03bfe7aa"/>
    </style:style>
    <style:style style:name="T1297" style:family="text">
      <style:text-properties officeooo:rsid="03c1b222"/>
    </style:style>
    <style:style style:name="T1298" style:family="text">
      <style:text-properties officeooo:rsid="03c23fd9"/>
    </style:style>
    <style:style style:name="T1299" style:family="text">
      <style:text-properties officeooo:rsid="03ca03dc"/>
    </style:style>
    <style:style style:name="T1300" style:family="text">
      <style:text-properties officeooo:rsid="03cbb69f"/>
    </style:style>
    <style:style style:name="T1301" style:family="text">
      <style:text-properties officeooo:rsid="03ccd7f8"/>
    </style:style>
    <style:style style:name="T1302" style:family="text">
      <style:text-properties officeooo:rsid="03ce5e80"/>
    </style:style>
    <style:style style:name="T1303" style:family="text">
      <style:text-properties officeooo:rsid="03d11bf4"/>
    </style:style>
    <style:style style:name="T1304" style:family="text">
      <style:text-properties officeooo:rsid="03d1bf95"/>
    </style:style>
    <style:style style:name="T1305" style:family="text">
      <style:text-properties officeooo:rsid="03d2b719"/>
    </style:style>
    <style:style style:name="T1306" style:family="text">
      <style:text-properties officeooo:rsid="03d397fc"/>
    </style:style>
    <style:style style:name="T1307" style:family="text">
      <style:text-properties officeooo:rsid="03d52606"/>
    </style:style>
    <style:style style:name="T1308" style:family="text">
      <style:text-properties officeooo:rsid="03d6e9d5"/>
    </style:style>
    <style:style style:name="T1309" style:family="text">
      <style:text-properties officeooo:rsid="03d819b9"/>
    </style:style>
    <style:style style:name="T1310" style:family="text">
      <style:text-properties officeooo:rsid="03d89043"/>
    </style:style>
    <style:style style:name="T1311" style:family="text">
      <style:text-properties officeooo:rsid="03d982ad"/>
    </style:style>
    <style:style style:name="T1312" style:family="text">
      <style:text-properties officeooo:rsid="03da8dbf"/>
    </style:style>
    <style:style style:name="T1313" style:family="text">
      <style:text-properties officeooo:rsid="03dadf92"/>
    </style:style>
    <style:style style:name="T1314" style:family="text">
      <style:text-properties officeooo:rsid="03daf0f0"/>
    </style:style>
    <style:style style:name="T1315" style:family="text">
      <style:text-properties officeooo:rsid="03ddf5c6"/>
    </style:style>
    <style:style style:name="T1316" style:family="text">
      <style:text-properties officeooo:rsid="03e2e499"/>
    </style:style>
    <style:style style:name="T1317" style:family="text">
      <style:text-properties officeooo:rsid="03e3495c"/>
    </style:style>
    <style:style style:name="T1318" style:family="text">
      <style:text-properties officeooo:rsid="03e34b4c"/>
    </style:style>
    <style:style style:name="T1319" style:family="text">
      <style:text-properties officeooo:rsid="03eb8fd9"/>
    </style:style>
    <style:style style:name="T1320" style:family="text">
      <style:text-properties officeooo:rsid="03ed7c57"/>
    </style:style>
    <style:style style:name="T1321" style:family="text">
      <style:text-properties officeooo:rsid="03eec3ea"/>
    </style:style>
    <style:style style:name="T1322" style:family="text">
      <style:text-properties officeooo:rsid="03ef609e"/>
    </style:style>
    <style:style style:name="T1323" style:family="text">
      <style:text-properties officeooo:rsid="03ef7613"/>
    </style:style>
    <style:style style:name="T1324" style:family="text">
      <style:text-properties officeooo:rsid="03f0b523"/>
    </style:style>
    <style:style style:name="T1325" style:family="text">
      <style:text-properties officeooo:rsid="03f0c1f1"/>
    </style:style>
    <style:style style:name="T1326" style:family="text">
      <style:text-properties officeooo:rsid="03f0f12e"/>
    </style:style>
    <style:style style:name="T1327" style:family="text">
      <style:text-properties officeooo:rsid="03f2dc55"/>
    </style:style>
    <style:style style:name="T1328" style:family="text">
      <style:text-properties officeooo:rsid="03f4c66d"/>
    </style:style>
    <style:style style:name="T1329" style:family="text">
      <style:text-properties officeooo:rsid="03f4f3df"/>
    </style:style>
    <style:style style:name="T1330" style:family="text">
      <style:text-properties officeooo:rsid="03f5754b"/>
    </style:style>
    <style:style style:name="T1331" style:family="text">
      <style:text-properties officeooo:rsid="03f7f315"/>
    </style:style>
    <style:style style:name="T1332" style:family="text">
      <style:text-properties officeooo:rsid="03f8ce18"/>
    </style:style>
    <style:style style:name="T1333" style:family="text">
      <style:text-properties officeooo:rsid="03f9528c"/>
    </style:style>
    <style:style style:name="T1334" style:family="text">
      <style:text-properties officeooo:rsid="03f9f51e"/>
    </style:style>
    <style:style style:name="T1335" style:family="text">
      <style:text-properties officeooo:rsid="03fbb052"/>
    </style:style>
    <style:style style:name="T1336" style:family="text">
      <style:text-properties officeooo:rsid="03fc40f2"/>
    </style:style>
    <style:style style:name="T1337" style:family="text">
      <style:text-properties officeooo:rsid="03fcf613"/>
    </style:style>
    <style:style style:name="T1338" style:family="text">
      <style:text-properties officeooo:rsid="03feba76"/>
    </style:style>
    <style:style style:name="T1339" style:family="text">
      <style:text-properties officeooo:rsid="04005f91"/>
    </style:style>
    <style:style style:name="T1340" style:family="text">
      <style:text-properties officeooo:rsid="04022450"/>
    </style:style>
    <style:style style:name="T1341" style:family="text">
      <style:text-properties officeooo:rsid="0402f7d8"/>
    </style:style>
    <style:style style:name="T1342" style:family="text">
      <style:text-properties officeooo:rsid="0403bf0e"/>
    </style:style>
    <style:style style:name="T1343" style:family="text">
      <style:text-properties officeooo:rsid="040539a6"/>
    </style:style>
    <style:style style:name="T1344" style:family="text">
      <style:text-properties officeooo:rsid="0407440c"/>
    </style:style>
    <style:style style:name="T1345" style:family="text">
      <style:text-properties officeooo:rsid="04078bf0"/>
    </style:style>
    <style:style style:name="T1346" style:family="text">
      <style:text-properties officeooo:rsid="040a260b"/>
    </style:style>
    <style:style style:name="T1347" style:family="text">
      <style:text-properties officeooo:rsid="040ae589"/>
    </style:style>
    <style:style style:name="T1348" style:family="text">
      <style:text-properties officeooo:rsid="040bc5c0"/>
    </style:style>
    <style:style style:name="T1349" style:family="text">
      <style:text-properties officeooo:rsid="040c1224"/>
    </style:style>
    <style:style style:name="T1350" style:family="text">
      <style:text-properties officeooo:rsid="040c1822"/>
    </style:style>
    <style:style style:name="T1351" style:family="text">
      <style:text-properties officeooo:rsid="040d527c"/>
    </style:style>
    <style:style style:name="T1352" style:family="text">
      <style:text-properties officeooo:rsid="040e6079"/>
    </style:style>
    <style:style style:name="T1353" style:family="text">
      <style:text-properties officeooo:rsid="040e8a5b"/>
    </style:style>
    <style:style style:name="T1354" style:family="text">
      <style:text-properties officeooo:rsid="04103a6c"/>
    </style:style>
    <style:style style:name="T1355" style:family="text">
      <style:text-properties officeooo:rsid="04113e6c"/>
    </style:style>
    <style:style style:name="T1356" style:family="text">
      <style:text-properties officeooo:rsid="04115b7d"/>
    </style:style>
    <style:style style:name="T1357" style:family="text">
      <style:text-properties officeooo:rsid="0412cc27"/>
    </style:style>
    <style:style style:name="T1358" style:family="text">
      <style:text-properties officeooo:rsid="04133d04"/>
    </style:style>
    <style:style style:name="T1359" style:family="text">
      <style:text-properties officeooo:rsid="04143421"/>
    </style:style>
    <style:style style:name="T1360" style:family="text">
      <style:text-properties officeooo:rsid="0415740e"/>
    </style:style>
    <style:style style:name="T1361" style:family="text">
      <style:text-properties officeooo:rsid="0417e93c"/>
    </style:style>
    <style:style style:name="T1362" style:family="text">
      <style:text-properties officeooo:rsid="041a9808"/>
    </style:style>
    <style:style style:name="T1363" style:family="text">
      <style:text-properties officeooo:rsid="041bb6f3"/>
    </style:style>
    <style:style style:name="T1364" style:family="text">
      <style:text-properties officeooo:rsid="041c55e7"/>
    </style:style>
    <style:style style:name="T1365" style:family="text">
      <style:text-properties officeooo:rsid="041df03c"/>
    </style:style>
    <style:style style:name="T1366" style:family="text">
      <style:text-properties officeooo:rsid="041f33c8"/>
    </style:style>
    <style:style style:name="T1367" style:family="text">
      <style:text-properties officeooo:rsid="04201393"/>
    </style:style>
    <style:style style:name="T1368" style:family="text">
      <style:text-properties officeooo:rsid="04209b81"/>
    </style:style>
    <style:style style:name="T1369" style:family="text">
      <style:text-properties officeooo:rsid="042161d4"/>
    </style:style>
    <style:style style:name="T1370" style:family="text">
      <style:text-properties officeooo:rsid="0423432a"/>
    </style:style>
    <style:style style:name="T1371" style:family="text">
      <style:text-properties officeooo:rsid="04253e96"/>
    </style:style>
    <style:style style:name="T1372" style:family="text">
      <style:text-properties officeooo:rsid="04273066"/>
    </style:style>
    <style:style style:name="T1373" style:family="text">
      <style:text-properties officeooo:rsid="0429d8db"/>
    </style:style>
    <style:style style:name="T1374" style:family="text">
      <style:text-properties officeooo:rsid="042a0772"/>
    </style:style>
    <style:style style:name="T1375" style:family="text">
      <style:text-properties officeooo:rsid="042b84d4"/>
    </style:style>
    <style:style style:name="T1376" style:family="text">
      <style:text-properties officeooo:rsid="042c9d3d"/>
    </style:style>
    <style:style style:name="T1377" style:family="text">
      <style:text-properties officeooo:rsid="042e0bac"/>
    </style:style>
    <style:style style:name="T1378" style:family="text">
      <style:text-properties officeooo:rsid="042eba06"/>
    </style:style>
    <style:style style:name="T1379" style:family="text">
      <style:text-properties officeooo:rsid="042f95d6"/>
    </style:style>
    <style:style style:name="T1380" style:family="text">
      <style:text-properties officeooo:rsid="04317080"/>
    </style:style>
    <style:style style:name="T1381" style:family="text">
      <style:text-properties officeooo:rsid="04327cad"/>
    </style:style>
    <style:style style:name="T1382" style:family="text">
      <style:text-properties officeooo:rsid="0432e290"/>
    </style:style>
    <style:style style:name="T1383" style:family="text">
      <style:text-properties officeooo:rsid="043473ee"/>
    </style:style>
    <style:style style:name="T1384" style:family="text">
      <style:text-properties officeooo:rsid="0435a0c3"/>
    </style:style>
    <style:style style:name="T1385" style:family="text">
      <style:text-properties officeooo:rsid="043ab687"/>
    </style:style>
    <style:style style:name="T1386" style:family="text">
      <style:text-properties officeooo:rsid="043c4438"/>
    </style:style>
    <style:style style:name="T1387" style:family="text">
      <style:text-properties officeooo:rsid="043e92ba"/>
    </style:style>
    <style:style style:name="T1388" style:family="text">
      <style:text-properties officeooo:rsid="0441623d"/>
    </style:style>
    <style:style style:name="T1389" style:family="text">
      <style:text-properties officeooo:rsid="0442fd7b"/>
    </style:style>
    <style:style style:name="T1390" style:family="text">
      <style:text-properties officeooo:rsid="04448c9b"/>
    </style:style>
    <style:style style:name="T1391" style:family="text">
      <style:text-properties officeooo:rsid="044945ab"/>
    </style:style>
    <style:style style:name="T1392" style:family="text">
      <style:text-properties officeooo:rsid="044b72aa"/>
    </style:style>
    <style:style style:name="T1393" style:family="text">
      <style:text-properties officeooo:rsid="044c63e4"/>
    </style:style>
    <style:style style:name="T1394" style:family="text">
      <style:text-properties officeooo:rsid="044d5b0f"/>
    </style:style>
    <style:style style:name="T1395" style:family="text">
      <style:text-properties officeooo:rsid="044e1c55"/>
    </style:style>
    <style:style style:name="T1396" style:family="text">
      <style:text-properties officeooo:rsid="044f4c12"/>
    </style:style>
    <style:style style:name="T1397" style:family="text">
      <style:text-properties officeooo:rsid="044ffa87"/>
    </style:style>
    <style:style style:name="T1398" style:family="text">
      <style:text-properties officeooo:rsid="04516ee6"/>
    </style:style>
    <style:style style:name="T1399" style:family="text">
      <style:text-properties officeooo:rsid="0453185c"/>
    </style:style>
    <style:style style:name="T1400" style:family="text">
      <style:text-properties officeooo:rsid="04539398"/>
    </style:style>
    <style:style style:name="T1401" style:family="text">
      <style:text-properties officeooo:rsid="04545643"/>
    </style:style>
    <style:style style:name="T1402" style:family="text">
      <style:text-properties officeooo:rsid="04549fe3"/>
    </style:style>
    <style:style style:name="T1403" style:family="text">
      <style:text-properties officeooo:rsid="0458b19b"/>
    </style:style>
    <style:style style:name="T1404" style:family="text">
      <style:text-properties officeooo:rsid="045a7685"/>
    </style:style>
    <style:style style:name="T1405" style:family="text">
      <style:text-properties officeooo:rsid="045ad680"/>
    </style:style>
    <style:style style:name="T1406" style:family="text">
      <style:text-properties officeooo:rsid="045ae897"/>
    </style:style>
    <style:style style:name="T1407" style:family="text">
      <style:text-properties officeooo:rsid="045c0963"/>
    </style:style>
    <style:style style:name="T1408" style:family="text">
      <style:text-properties officeooo:rsid="045c4f23"/>
    </style:style>
    <style:style style:name="T1409" style:family="text">
      <style:text-properties officeooo:rsid="045d83c2"/>
    </style:style>
    <style:style style:name="T1410" style:family="text">
      <style:text-properties officeooo:rsid="045e43e8"/>
    </style:style>
    <style:style style:name="T1411" style:family="text">
      <style:text-properties officeooo:rsid="04701279"/>
    </style:style>
    <style:style style:name="T1412" style:family="text">
      <style:text-properties officeooo:rsid="04883bc2"/>
    </style:style>
    <style:style style:name="T1413" style:family="text">
      <style:text-properties officeooo:rsid="048a1415"/>
    </style:style>
    <style:style style:name="T1414" style:family="text">
      <style:text-properties officeooo:rsid="048a8a9f"/>
    </style:style>
    <style:style style:name="T1415" style:family="text">
      <style:text-properties officeooo:rsid="048c1fe7"/>
    </style:style>
    <style:style style:name="T1416" style:family="text">
      <style:text-properties officeooo:rsid="048c7fc3"/>
    </style:style>
    <style:style style:name="T1417" style:family="text">
      <style:text-properties officeooo:rsid="048de4a4"/>
    </style:style>
    <style:style style:name="T1418" style:family="text">
      <style:text-properties officeooo:rsid="04913762"/>
    </style:style>
    <style:style style:name="T1419" style:family="text">
      <style:text-properties officeooo:rsid="0491ccba"/>
    </style:style>
    <style:style style:name="T1420" style:family="text">
      <style:text-properties officeooo:rsid="0492da0a"/>
    </style:style>
    <style:style style:name="T1421" style:family="text">
      <style:text-properties officeooo:rsid="0493eef5"/>
    </style:style>
    <style:style style:name="T1422" style:family="text">
      <style:text-properties officeooo:rsid="04966118"/>
    </style:style>
    <style:style style:name="T1423" style:family="text">
      <style:text-properties officeooo:rsid="0498cde9"/>
    </style:style>
    <style:style style:name="T1424" style:family="text">
      <style:text-properties officeooo:rsid="0499d171"/>
    </style:style>
    <style:style style:name="T1425" style:family="text">
      <style:text-properties officeooo:rsid="049b8084"/>
    </style:style>
    <style:style style:name="T1426" style:family="text">
      <style:text-properties officeooo:rsid="049d40e3"/>
    </style:style>
    <style:style style:name="T1427" style:family="text">
      <style:text-properties officeooo:rsid="04a04770"/>
    </style:style>
    <style:style style:name="T1428" style:family="text">
      <style:text-properties officeooo:rsid="04a2bf30"/>
    </style:style>
    <style:style style:name="T1429" style:family="text">
      <style:text-properties officeooo:rsid="04a2e147"/>
    </style:style>
    <style:style style:name="T1430" style:family="text">
      <style:text-properties officeooo:rsid="04a590fa"/>
    </style:style>
    <style:style style:name="T1431" style:family="text">
      <style:text-properties officeooo:rsid="04a6281a"/>
    </style:style>
    <style:style style:name="T1432" style:family="text">
      <style:text-properties officeooo:rsid="04afb9d7"/>
    </style:style>
    <style:style style:name="T1433" style:family="text">
      <style:text-properties officeooo:rsid="04b675a4"/>
    </style:style>
    <style:style style:name="T1434" style:family="text">
      <style:text-properties officeooo:rsid="04b6bcfc"/>
    </style:style>
    <style:style style:name="T1435" style:family="text">
      <style:text-properties officeooo:rsid="04b89ec6"/>
    </style:style>
    <style:style style:name="T1436" style:family="text">
      <style:text-properties officeooo:rsid="04ba4c53"/>
    </style:style>
    <style:style style:name="T1437" style:family="text">
      <style:text-properties officeooo:rsid="04ba64d6"/>
    </style:style>
    <style:style style:name="T1438" style:family="text">
      <style:text-properties officeooo:rsid="04bc621d"/>
    </style:style>
    <style:style style:name="T1439" style:family="text">
      <style:text-properties officeooo:rsid="04bde3ca"/>
    </style:style>
    <style:style style:name="T1440" style:family="text">
      <style:text-properties officeooo:rsid="04be0ef5"/>
    </style:style>
    <style:style style:name="T1441" style:family="text">
      <style:text-properties officeooo:rsid="04bfea1a"/>
    </style:style>
    <style:style style:name="T1442" style:family="text">
      <style:text-properties officeooo:rsid="04c11c59"/>
    </style:style>
    <style:style style:name="T1443" style:family="text">
      <style:text-properties officeooo:rsid="04c2c587"/>
    </style:style>
    <style:style style:name="T1444" style:family="text">
      <style:text-properties officeooo:rsid="04c38522"/>
    </style:style>
    <style:style style:name="T1445" style:family="text">
      <style:text-properties officeooo:rsid="04c3e36a"/>
    </style:style>
    <style:style style:name="T1446" style:family="text">
      <style:text-properties officeooo:rsid="04c419b1"/>
    </style:style>
    <style:style style:name="T1447" style:family="text">
      <style:text-properties officeooo:rsid="04c59236"/>
    </style:style>
    <style:style style:name="T1448" style:family="text">
      <style:text-properties officeooo:rsid="04c5a18d"/>
    </style:style>
    <style:style style:name="T1449" style:family="text">
      <style:text-properties officeooo:rsid="04c74083"/>
    </style:style>
    <style:style style:name="T1450" style:family="text">
      <style:text-properties officeooo:rsid="04c84122"/>
    </style:style>
    <style:style style:name="T1451" style:family="text">
      <style:text-properties officeooo:rsid="04c932d4"/>
    </style:style>
    <style:style style:name="T1452" style:family="text">
      <style:text-properties officeooo:rsid="04ca2da2"/>
    </style:style>
    <style:style style:name="T1453" style:family="text">
      <style:text-properties officeooo:rsid="04cd2aa2"/>
    </style:style>
    <style:style style:name="T1454" style:family="text">
      <style:text-properties officeooo:rsid="04cf9d0b"/>
    </style:style>
    <style:style style:name="T1455" style:family="text">
      <style:text-properties officeooo:rsid="04d0acc4"/>
    </style:style>
    <style:style style:name="T1456" style:family="text">
      <style:text-properties officeooo:rsid="04d23b0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gon Heist: a D&amp;D 5e story.</text:p>
      <text:p text:style-name="P1"/>
      <text:p text:style-name="P1">Choose your villain: <text:span text:style-name="T1">Cassalanters. Victorio and Ammalia Cassalanter, secret devil worshipping Waterdavian nobles with a hidden temple of Asmodeus under their Cassalanter Villa. The adventure thus starts in summer.</text:span></text:p>
      <text:p text:style-name="P1"/>
      <text:p text:style-name="P2">Our story starts in the Yawning Portal, the famed inn and tavern of Waterdeep’s Castle Ward. <text:s/>The place is a site of many a start to an adventure and the home of many as well. In the main common area is a passage to Undermountain where many can try their luck. </text:p>
      <text:p text:style-name="P2"/>
      <text:p text:style-name="P3">Familiar Faces<text:span text:style-name="T2">:</text:span></text:p>
      <text:p text:style-name="P3"><text:span text:style-name="T2">* Durnan the innkeeper – Gak </text:span><text:span text:style-name="T4">built a relationship with Durnan when he arrived. It doesn’t go too far but for what conversations they have he’s friendly enough.</text:span></text:p>
      <text:p text:style-name="P3"><text:span text:style-name="T2">*</text:span><text:span text:style-name="T3">Yagra- Shump </text:span><text:span text:style-name="T4">finds a certain bond with the fellow half-orc. They have similar roles and have done arm wrestling contests. Shump makes sure she never wins...out of manly pride.</text:span></text:p>
      <text:p text:style-name="P3"><text:span text:style-name="T3">*</text:span><text:span text:style-name="T4">Obaya- Jao has a similar rivalry with Obaya. They debate the idea of wealth often but when things get heated, Durnan will toss in a cheap drink to break things up. He also tabs it later on to Gak, who he knows is his underling.</text:span></text:p>
      <text:p text:style-name="P3"><text:span text:style-name="T4">*Bonnie- Blaze has a crush on bonnie. It will never go anywhere but that does not stop him from trying.</text:span><text:span text:style-name="T3"> </text:span><text:span text:style-name="T4">Darv also tried once, but, felt uncomfortable in a way he couldn’t describe whenever she gets near him.</text:span></text:p>
      <text:p text:style-name="P1081">---------------</text:p>
      <text:p text:style-name="P4">Chapter 1</text:p>
      <text:p text:style-name="P1082"/>
      <text:p text:style-name="P1082">As “Gak’s Gang” sits around a sturdy wooden table lit by a brightly burning candle, littered with empty plates and half-drained tankards, a stir kicks up. The sounds of gamblers yelling and drunken adventurers singing bawdy songs nearly drown out the off-key strumming of a young bard three tables over. Then the noise is eclipsed by a shout: “Ya pig! Like killin’ me mates, does ya?”</text:p>
      <text:p text:style-name="P1082"/>
      <text:p text:style-name="P1082">Then a seven-foot-tall half-orc is hit by a wild,swinging punch from a male human whose shaved head is covered with eye-shaped tattoos. Four other humans stand behind him, ready to jump into the fray. The half-orc cracks her knuckles, roars, and leaps at the tattooed figure-but before the sight of blood being drawn could occur, a crowd of spectators clusters around.</text:p>
      <text:p text:style-name="P1082"/>
      <text:p text:style-name="P5"><text:span text:style-name="T466">Shump has already gotten up from his spot at the table and made his way over, curious if some other asshole has come looking for him as they sometimes do. Upon noticing Yagra being assaulted, <text:s/>he kicks into gear pushing his way over. The rest of “Gak’s Gang” cannot even see—they have absolutely no idea what is going on.</text:span><text:span text:style-name="T372">[Initiative:12]</text:span><text:span text:style-name="T466">.</text:span><text:span text:style-name="T373">[Krentz Initiative:6][Bandit1:16][Bandit2:19][Bandit3:4][Bandit4:9]</text:span></text:p>
      <text:p text:style-name="P1083"/>
      <text:p text:style-name="P6"><text:span text:style-name="T467">“Who’ya calling Pig, you hairless punk?!” Yells Shump as he makes his way over to swing at Krentz. Bandit2 comes in hot from the side, punching him in the side of the head.</text:span><text:span text:style-name="T374">[5 vs AC16,miss/no harm]</text:span><text:span text:style-name="T469">.</text:span><text:span text:style-name="T467"> </text:span><text:span text:style-name="T468">Instead of doing much, Bandit2 finds himself with a sore hand. Bandit1 takes a swing too</text:span><text:span text:style-name="T374">[8 vs AC16,miss]</text:span><text:span text:style-name="T468">, and misses with a swoosh in the air. “Now ya’ve done it ya grummmmsi”. With a roar, Shump swings his arm at Bandit2 for hitting him in the face.</text:span><text:span text:style-name="T374">[13 vs 12AC.-5HP,6 remaining]</text:span><text:span text:style-name="T469"> Bandit4 comes in to swing at Shump, creating a 3-on-1 scenario. <text:s/></text:span><text:span text:style-name="T374">[3 vs AC16,miss</text:span><text:span text:style-name="T469">]. He misses in a way that might imply he was not actually trying to do more than look like he was helping. Krentz tries to hit Yagra to make her let go of him.</text:span><text:span text:style-name="T374">[10 vs AC11,fail]</text:span><text:span text:style-name="T469">. It does little to help him. </text:span><text:span text:style-name="T470">Yagra gives Krentz a 1-2 punch to finish him off.</text:span><text:span text:style-name="T375"> [16 vs AC13,hit,</text:span><text:span text:style-name="T374"> </text:span><text:span text:style-name="T375">3dmg]</text:span><text:span text:style-name="T470">. Night-night, Krentz. He is now unconscious, letting Yagra climb up. </text:span><text:span text:style-name="T469">The last bandit, Bandit3, takes a swing at Yagra instead, hoping to avoid Shump. </text:span><text:span text:style-name="T374">[15,vs AC11,hit, -1hp to Yagra, 31hp remaining]</text:span><text:span text:style-name="T469">.</text:span></text:p>
      <text:p text:style-name="P1084"/>
      <text:p text:style-name="P6"><text:soft-page-break/><text:span text:style-name="T470">Having seen their leader fall, </text:span><text:span text:style-name="T469"><text:s/></text:span><text:span text:style-name="T470">the bandits circle around Yagra who was their main target. Shump is just a bystander who can be dealt with later after-all. <text:s/></text:span><text:span text:style-name="T375">[Initiative restatement: Bandit2,Bandit1,Shump,Yagra,Bandit4,Bandit3]</text:span><text:span text:style-name="T470">. </text:span><text:span text:style-name="T376">[</text:span><text:span text:style-name="T375">This move leads to Shump getting an opportunity attack on </text:span><text:span text:style-name="T376">Bandit2,Bandit1,and Bandit 4 in that order.:: vs Bandit2: 14 vs AC1</text:span><text:span text:style-name="T377">2</text:span><text:span text:style-name="T376">.hit,5dmg,</text:span><text:span text:style-name="T377">1hp remaining</text:span><text:span text:style-name="T376">]</text:span><text:span text:style-name="T471"> Bandit2 falters from the blow and stops in his tracks, stuck between 2 very pissed off half-orcs. </text:span><text:span text:style-name="T376">[vs Bandit1, 18 vs AC1</text:span><text:span text:style-name="T377">2</text:span><text:span text:style-name="T376">, -5HP,6hp remaining].[vs Bandit4 19 vs AC1</text:span><text:span text:style-name="T377">2</text:span><text:span text:style-name="T376">, -5hp,6hp remaining]</text:span><text:span text:style-name="T471">.</text:span></text:p>
      <text:p text:style-name="P1085"/>
      <text:p text:style-name="P7"><text:span text:style-name="T466">The bandits make a concerted effort against Yagra, ignoring Shump even after the blows. </text:span><text:span text:style-name="T372">[Bandit2, 9 vs AC11, fails to hurt Yagra][Bandit1,10vs AC11, fails also to hurt Yagra]. <text:s/></text:span><text:span text:style-name="T472">Shump cracks Bandit1 on the head. </text:span><text:span text:style-name="T377">[19 vs Bandit1 AC11,-5hp,1hp remaining]</text:span><text:span text:style-name="T472">. Yagra swings at him next</text:span><text:span text:style-name="T377">[12 vs AC12, -3hp Bandit1. He is now unconscious at -</text:span><text:span text:style-name="T753">1hp]</text:span><text:span text:style-name="T756">. The bandit drops with a thud. Yagra takes another attack.</text:span><text:span text:style-name="T753">[12 vs AC12, -3hp Bandit4. He is now unconscious at -1hp as well and sprawled over the others]</text:span></text:p>
      <text:p text:style-name="P84"/>
      <text:p text:style-name="P8"><text:span text:style-name="T752">[Initiative restatement: Shump,Yagra,Bandit3...starting on Bandit3’s move of past round]</text:span><text:span text:style-name="T755">. All by himself, facing 2 angry half-orcs, Bandit3 takes off running out the door. Unfortunately for him, this provokes an attack of opportunity from Yagra.</text:span><text:span text:style-name="T752">[11 vs AC12, fail, 9vsAC12, fail]</text:span><text:span text:style-name="T755">. He’s slowed in his run and Shump catches up to him, hoping to give him a good knock from behind. However, </text:span><text:span text:style-name="T757">the weight of the swing and the gravity were not with Shump and he falls down in a manner befitting a professional wrestler making a clownish show rather than a real attack. Yagra runs over with a smirk, attempting to grapple Bandit3. </text:span><text:span text:style-name="T754">[Grapple attempt(9roll+2strmod=11) vs (15roll+1dexmod). Fail on first attempt. Second attempt(10roll+2strmod=12)vs(2roll+1dexmod=3). Success].</text:span><text:span text:style-name="T757"> Although her first grab missed, a quick second reach grabbed hold of an arm, turning into a successful chokelock on Bandit3. He is now incapacitated in the arms of a very angry she-orc. </text:span></text:p>
      <text:p text:style-name="P85"/>
      <text:p text:style-name="P86">Shouts of alarm suddenly ring out as a hulking creature climbs up out of the shaft in the middle of the taproom-- a monster with warty green skin, a tangled nest of wiry black hair, a long carrot-shaped nose, and blood-shot eyes. As it bares it’s yellow teeth and howls, half a dozen bat-like creatures attach to it, with 3 more circling above like flies. Everyone in the tavern reacts in fear except for the barkeep, Durnan, who shouts, “Troll!”.</text:p>
      <text:p text:style-name="P86"/>
      <text:p text:style-name="P9"><text:span text:style-name="T372">[New Initiative:Troll(9roll+1dexmod) = 10, </text:span><text:span text:style-name="T378">44hp which will be 54hp at start</text:span><text:span text:style-name="T372">. Stirge1(4roll+3dex)=7. Stirge2(4roll+3dex)=7.Stirge3(18roll+3dex)=2</text:span><text:span text:style-name="T378">1.</text:span></text:p>
      <text:p text:style-name="P637">Party + Friends: Gak (4roll+1dex)=5.Blaze(3roll+1dex)=4.Darv(10roll+0)=10. Jao(13roll+3init)=16. Shump(17+2init)=19.Yagra(12roll+0mod)=12. She is carrying Bandit3 and her HP is currently 31.</text:p>
      <text:p text:style-name="P637"/>
      <text:p text:style-name="P9"><text:span text:style-name="T372">NEW ROUND 1 , in order: </text:span><text:span text:style-name="T378">Stirge3(21),Shump(19),Jao(16),Yagra(12),Troll(10),Darv(10),Stirge1(7),Stirge2(7).Gak(5),Blaze(4).</text:span></text:p>
      <text:p text:style-name="P87"/>
      <text:p text:style-name="P10"><text:span text:style-name="T466">A stirge surges toward Shump. </text:span><text:span text:style-name="T372">[4roll+5attack=9vsAC16.Fail.]</text:span><text:span text:style-name="T466"> Not one to let a bug hurt him, Shump pulls out his sword and slashes at it.</text:span><text:span text:style-name="T372">[</text:span><text:span text:style-name="T379">10roll+6attack=16vs14. Hit.2roll+4str = -6hp to Stirge3). </text:span><text:span text:style-name="T473">The small mosquito-like creature falls to the floor in two pieces. Jao pulls his bow from his chair and takes aim at another stirge(stirge1).</text:span><text:span text:style-name="T379">[13roll+7bonus=20. 2roll+3dex=5dmg. Stirge1 dead]</text:span><text:span text:style-name="T473">. The arrow goes right through it and sticks it to a wooden chandelier hanging in the arc’s path. Yagra tries to toss Bandit3 at the troll, figuring that it will possibly solve 2 problems for her.</text:span><text:span text:style-name="T379">[strength check:</text:span><text:span text:style-name="T380">15roll+2str=17 vs (10roll+1dex). Success.]</text:span><text:span text:style-name="T474"> <text:s/>The struggling bandit3 flies through the air toward the troll. </text:span><text:span text:style-name="T380">[ranged attack: 11(roll)+0dex=11.Troll AC is 15. Acrobatics check for </text:span><text:soft-page-break/><text:span text:style-name="T380">troll to stand it’s ground without falling: 10(roll)+1dex=11.] <text:s/></text:span><text:span text:style-name="T474">Though bandit3 connects with the troll, he just slumps right off it down to his doom in the well. The troll itself falters but stands firm.</text:span></text:p>
      <text:p text:style-name="P11"><text:span text:style-name="T372">[Troll HP:55 because +10hp start of turn]</text:span><text:span text:style-name="T466">. The troll attacks 2 stirges, one with each claw, now free to pull them off like it was want to do on it’s climb. </text:span><text:span text:style-name="T372">[12roll+7mod=19. Hit.2+4=6dmg to stirge4.]</text:span><text:span text:style-name="T466"> Stirge4 falls in a bloody heap at the bottom of the troll’s feet. </text:span><text:span text:style-name="T475">Stirge5 is luckier and sticks it out, drinking up.</text:span><text:span text:style-name="T381">[1roll+3= 4dmg. <text:s/>Troll has 51hp.] </text:span><text:span text:style-name="T475">The incredibly ugly monster makes it’s way toward Yagra. </text:span></text:p>
      <text:p text:style-name="P12"><text:span text:style-name="T466">Darv musters a bolt of fire and sends it flying through the air at the troll.</text:span><text:span text:style-name="T372">[12roll+8bonus=20. 3 fire dmg. Troll at 48hp and won’t regenerate next turn]</text:span><text:span text:style-name="T466">. Stirge2 flies toward him on the attack. </text:span><text:span text:style-name="T372">[roll5+5bonus=10.Hit.</text:span><text:span text:style-name="T382">2roll+3=5dmg. Darv is at 2hp.Stirge is attached to him.]</text:span><text:span text:style-name="T476"> Darv has it hanging from his chest, gorging itself greedily. Gak immediately rushes to Darv’s aid by blasting the stirge with a blast of eldritch energy.</text:span><text:span text:style-name="T382">[roll14+4bonus=18.7dmg. Stirge2,last of the threatening ones, dies.]</text:span><text:span text:style-name="T476"> The crumpled remains, if they could be called that, drop from Darv. He makes a thumbs-up gesture at Gak and telepathically thanks him. <text:s/>--Thanks man. That was close--.</text:span></text:p>
      <text:p text:style-name="P88"/>
      <text:p text:style-name="P13"><text:span text:style-name="T466">Who better than Blaze to come up at the end. He shoots fire at the troll and all the candles in the room start to expand in brightness slightly as if praising him. </text:span><text:span text:style-name="T372">[11roll+5bonus=16 vs 15AC. Hit.3 damage. Troll has 45hp, with no regeneration next turn]</text:span></text:p>
      <text:p text:style-name="P89"/>
      <text:p text:style-name="P638">Round 2/Initiative cleanup: Shump(19),Jao(16),Yagra(12),Troll(10),Darv(10),Gak(5),Blaze(4).</text:p>
      <text:p text:style-name="P89"/>
      <text:p text:style-name="P14"><text:span text:style-name="T466">Shump swings at the troll with his sword. </text:span><text:span text:style-name="T372">[roll13+6bonus=19 vs AC15. 5roll+4str=9dmg. Troll has 36hp left]</text:span><text:span text:style-name="T466"> The blade slices through into it’s shoulder, dislodging the remaining stirges. They fly back down the well as if nothing ever happened. Jao takes aim at the troll,making a sneak attack. </text:span><text:span text:style-name="T372">[15roll+5bonus=20 vs 15AC. Hit. 5Roll damage </text:span><text:span text:style-name="T384">+1dmg</text:span><text:span text:style-name="T372">. Troll has 3</text:span><text:span text:style-name="T384">0</text:span><text:span text:style-name="T372">hp left. Still no regen.]</text:span><text:span text:style-name="T466">. The arrow lodges in the troll’s face, just below the nose. A bellow goes out but it’s hard to tell if it’s from Yagra or the troll. She picks up her mace(5ft away...at the table she was sitting before the ambush). She then reverses and closes in with a swing of her mace. </text:span><text:span text:style-name="T372">[roll</text:span><text:span text:style-name="T383">8</text:span><text:span text:style-name="T372"> + 4bonus=</text:span><text:span text:style-name="T383">12 vs AC15. Fail.] </text:span><text:span text:style-name="T477">With a secondary swing she tries for a second blow to follow the bounce of the first. </text:span><text:span text:style-name="T383">[roll12+4bonus=16. Hit. 1roll+2dmg=3dmg. Troll hp is 2</text:span><text:span text:style-name="T384">7</text:span><text:span text:style-name="T383">. No regen.]</text:span><text:span text:style-name="T477">. The troll swings at Yagra </text:span><text:span text:style-name="T383">[claw1:1roll,critmiss,claw2:1roll,critmiss,bite:6+7bonus=13 vs AC11. Hit. 1roll+4dmg=5dmg. Yagra has 26hp.]</text:span></text:p>
      <text:p text:style-name="P90"/>
      <text:p text:style-name="P15"><text:span text:style-name="T466">Darv blasts again with firebolt. </text:span><text:span text:style-name="T372">[10roll+5bonus=15.hit.3 fire dmg. Troll is 2</text:span><text:span text:style-name="T384">4</text:span><text:span text:style-name="T372">hp, no regen coming round either(2nd time)]</text:span><text:span text:style-name="T466">. Gak turns focus on the troll and hits it with an eldritch blast.</text:span><text:span text:style-name="T372">[4roll+4bonus=8.Miss.]</text:span><text:span text:style-name="T466">. Blaze casts firebolt again. </text:span><text:span text:style-name="T384">[1roll,critfail]</text:span><text:span text:style-name="T478">. It fizzles into nothingness.</text:span></text:p>
      <text:p text:style-name="P91"/>
      <text:p text:style-name="P639">Round 3</text:p>
      <text:p text:style-name="P16"><text:span text:style-name="T466">Shump takes another swing. </text:span><text:span text:style-name="T372">[roll3+bonus6=9 vs AC15. Miss]</text:span><text:span text:style-name="T466">. His sword clatters off the troll and he moves backward 10 feet in shock and amazement. <text:s/>Jao fires another sneakshot.</text:span><text:span text:style-name="T372">[20roll.crithit.3d6 dmg = 4+3+5 = 12dmg. Troll has 12hp and no regen coming up.]</text:span><text:span text:style-name="T466"> The arrow streaks right through it’s eye and it lets out a roar of rage and anguish. Yagra swings her mace at the troll. </text:span><text:span text:style-name="T372">[</text:span><text:span text:style-name="T385">roll15+4bonus=19 vs 15AC.Hit. 1roll+2=3dmg. Troll has 9hp.</text:span><text:span text:style-name="T479"> </text:span><text:span text:style-name="T385">]</text:span><text:span text:style-name="T479"> Almost to the finish-line Yagra takes another swing. </text:span><text:span text:style-name="T385">[11roll+4bonus=15 vs15AC. Hit. 4roll+2=6dmg. Troll has 3hp.No regen]</text:span><text:span text:style-name="T479">.</text:span></text:p>
      <text:p text:style-name="P92"/>
      <text:p text:style-name="P17"><text:span text:style-name="T466">The troll swipes again and again, biting all the while at Yagra. It senses impending doom as it has failed to regenerate twice now. </text:span><text:span text:style-name="T386">[Attack1: 14roll+7bonus=21 vs Yagra’s 11AC. Hit.3roll+2roll+4dmg=9dmg. Yagra has 21hp. Attack2:roll3+bonus7=10. Fail. Attack3:20.Crit hit. 4roll+3roll+4+4=15dmg. Yagra has 6hp left.]</text:span><text:span text:style-name="T480"> Having made it’s stand, the troll tears into Yagra before getting it’s chomp on her. The teeth sink in and Yagra begins to panic and groan. The terrifying possibility she is on the verge of being eaten by a troll wasn’t on her menu today. </text:span></text:p>
      <text:p text:style-name="P18"><text:soft-page-break/><text:span text:style-name="T466">Darv, blasting away with his fire, misses.</text:span><text:span text:style-name="T372">[roll2+bonus5=7.Miss]</text:span><text:span text:style-name="T466">. The errant blast goes off into a wall somewhere, leaving singemarks. Lucky for Yagra, Gak’s managed to blast the troll.</text:span><text:span text:style-name="T372">[roll16+4bonus=20.Hit. 5Dmg. Troll is -2hp.]</text:span><text:span text:style-name="T466">. The smell of burning begins to crank up as the troll ignites suddenly. Fire takes over it’s body. It drops Yagra to the floor and tumbles backward down into the abyss of the well, having never moved from that spot under the repeated assaults. An eventual SPLAT sound resounds with a faintness. </text:span><text:span text:style-name="T2">That sure is a long way down</text:span><text:span text:style-name="T466">.</text:span></text:p>
      <text:p text:style-name="P93"/>
      <text:p text:style-name="P19"><text:span text:style-name="T372">[Sum total of encounter: 4 bandits + Krentz + 1 troll + 3 stirges. (4*25xp=100xp)+25xp+1800xp+(3*25=75xp) == final total of 2000xp. / </text:span><text:span text:style-name="T387">5 == 400xp per party member.</text:span></text:p>
      <text:p text:style-name="P640"/>
      <text:p text:style-name="P20"><text:span text:style-name="T372">Everyone has leveled up to L2 now and is half way to L3. </text:span><text:span text:style-name="T388">Current HP stands at:</text:span></text:p>
      <text:p text:style-name="P641">Gak:full</text:p>
      <text:p text:style-name="P641">Derv:2hp</text:p>
      <text:p text:style-name="P641">Jao:full</text:p>
      <text:p text:style-name="P641">Blaze:full</text:p>
      <text:p text:style-name="P641">Shump:full</text:p>
      <text:p text:style-name="P641">Yagra(npc):6hp</text:p>
      <text:p text:style-name="P641"/>
      <text:p text:style-name="P94">A figure makes it’s way through the crowd toward the Gak Gang. When it finally makes the distance through the shocked and awed crowd, it becomes clear who it is. The guest of the night. “You be adventurers, am I right? I could use your help. Let’s find a table to talk,shall we?”.</text:p>
      <text:p text:style-name="P94"/>
      <text:p text:style-name="P49"><text:span text:style-name="T372">As the party glance where Krentz and his remaining friends were, they notice that nobody has been left behind. In the shock of the mome</text:span><text:span text:style-name="T389">nt nobody had been paying attention and they either slipped out or were brought out quietly.</text:span><text:span text:style-name="T372">.</text:span></text:p>
      <text:p text:style-name="P95"/>
      <text:p text:style-name="P95"><text:s/>“You fought well” rings out a matter-of-fact voice that could only belong to Durnan, still holding his greatsword. Its’ clear that he had been making his way over when the action had quickly drawn to a close.</text:p>
      <text:p text:style-name="P94"/>
      <text:p text:style-name="P96">Durnan offers them drinks, which they happily take up. Shump and Yagra have a laugh and poke fun at one another’s conduct during the battle with the troll. The inn has returned to it’s previous state of affairs with conversations,music and laughter as if nothing had happened. The air of “this has happened before, no big deal” settles in among the mostly experienced adventurer crowd.</text:p>
      <text:p text:style-name="P96"/>
      <text:p text:style-name="P97">Jao brings up the offer by Volo. “So Gak….If this bard looking fella is offering money, perhaps we should give him a talking to?”</text:p>
      <text:p text:style-name="P97">Gak: “Everyone in the Heartlands knows Volo brings more trouble than he’s worth.”</text:p>
      <text:p text:style-name="P97">“The glory does not come easily” pipes in Darv. “I agree with Jao that this could be worth at least a chat.”</text:p>
      <text:p text:style-name="P97">--Besides, we have the advantage on him-- comes into Gak’s mind, a reminder of their shared gift.</text:p>
      <text:p text:style-name="P51"><text:span text:style-name="T372">“What about you Shump? Blaze? </text:span><text:span text:style-name="T390">Shump you know him even better than I.”</text:span></text:p>
      <text:p text:style-name="P98">“Guh…”snorts Shump when interrupted from his jousting with Yagra, who returns as summoned to her original table and companion. “You always do that….”</text:p>
      <text:p text:style-name="P98">“Clearly she’s working, and not like that” pokes Blaze at Shump. “Gak, I think we’ve made some new ‘friends’ already plenty today. Volo isn’t worth our time. For all we know he’s the reason Shump almost had a chance to show off for his girlfriend over there”.</text:p>
      <text:p text:style-name="P98">“Child, at least I have a chance with her. You on the other hand just have that mouse in your pocket.” returns Shump. Blaze starts to visibly turn a shade of red that could be interpreted as embarrassment or as anger. It’s unclear but he stops speaking from that point and returns back to his drink guzzling it down in a single go before staring listlessly into the cup.</text:p>
      <text:p text:style-name="P52"><text:soft-page-break/><text:span text:style-name="T390">I</text:span><text:span text:style-name="T372">t comes to a vote: Jao and Darv are for, Shump and Blaze are against. This leaves Gak as the tiebreaker. Figuring Volo’s latest book might be a source of good passive returns, Gak decides the gang will go talk to him. He and Darv arrange a set of signs so that all in party will be able to signal if Volo is bluffing, lying, or otherwise making problems. Between themselves they will speak telepathically.</text:span></text:p>
      <text:p text:style-name="P96"/>
      <text:p text:style-name="P50"><text:span text:style-name="T372">After resting for about an hour, discussing Volo’s offer in light of the situation, Derv recovers.</text:span><text:span text:style-name="T509">[short-rest:1d6+con=5roll+1=6 =8 hp of 9hp.</text:span><text:span text:style-name="T510">]</text:span></text:p>
      <text:p text:style-name="P99"/>
      <text:p text:style-name="P100">Volo, patient but growing ever more concerned at being pushed off, sits at his table with 5 empty chairs. Eventually Gak’s Gang make their way over to him. </text:p>
      <text:p text:style-name="P100"/>
      <text:p text:style-name="P100">The figure who approached them, Volo as known to them, introduces himself again. He strokes his mustache, adjusts his floppy hat, and tightens his scarf. “Volothamp Geddarm, chronicler, wizard, and celebrity at your service.” -- He’s sure eager to make a good impression isn’t he?-- Darv sends to Gak.</text:p>
      <text:p text:style-name="P100">“I trust you’ve noted the violence in our fair city these past tendays. I haven’t seen so much blood since my last visit to Baldur’s Gate! But now I fear I have misplaced a friend amid this odious malevolence.” Gak sends Darv – Curious term, misplaced. Very curious. I wonder what he did.--</text:p>
      <text:p text:style-name="P100">“My friend’s name is Floon Blagmaar. He’s got more beauty than brains, and I worry he took a bad way home a couple nights ago and was kidnapped—or worse. If you agree to track him down with all due haste, I can offer you ten dragons apiece now, and I can give you each 10 times that when you find Floon. May I prevail upon you in my hour of need?”</text:p>
      <text:p text:style-name="P100"/>
      <text:p text:style-name="P642">[Gak makes insight check. DC10. <text:s/>Gak rolls 13 + 2wis = 15. Pass]</text:p>
      <text:p text:style-name="P21"><text:span text:style-name="T466">“Volo, I am Gak, noble of Mupuu’. While some might call me relatively new, I cannot help but recall ever having seen you </text:span><text:span text:style-name="T2">spending</text:span><text:span text:style-name="T466"> money in my time among Waterdeep. While spending money implies having it, I also know that among some classes it means spending for the sake of appearances and rank. Are you sure you are good for 100 dragons? Are you sure you are good for 500 dragons? That is quite the sum for a man who is not of noble birth.”</text:span></text:p>
      <text:p text:style-name="P96"/>
      <text:p text:style-name="P50"><text:span text:style-name="T372">“</text:span><text:span text:style-name="T391">Friend, if you bring me Floon alive, I will move the heavens and the ground to make sure of it. My book about monsters has been a spectacular success and will only continue. How long can the ignorant remain ignorant of the very dangerous world around them? You have my word. I can live without riches. I can write another book. I cannot however live without my friend Floon.”</text:span></text:p>
      <text:p text:style-name="P101"/>
      <text:p text:style-name="P50"><text:span text:style-name="T391">“</text:span><text:span text:style-name="T392">So if we agree to terms, and you are willing to pay, we will find this Floon for you. Bare in mind that Shump here is still an officer within the Guard and can personally see to it.”</text:span><text:span text:style-name="T511">[intimidation:6roll+3cha=9 vs 13roll+3cha=16. Fail]</text:span><text:span text:style-name="T392">. <text:s/>“While I am good for the money, I am aware that your friend does not have the pull that he could oppress Waterdeep’s most famous author. I just want Floon back safely.”</text:span></text:p>
      <text:p text:style-name="P102"/>
      <text:p text:style-name="P103">Gak requests to hear the story, and Volo tearfully states “We were out for drinks at the Skewered Dragon two nights ago. I haven’t heard from him since”.</text:p>
      <text:p text:style-name="P103"/>
      <text:p text:style-name="P53"><text:span text:style-name="T372">“</text:span><text:span text:style-name="T393">Why do you think something has happened? Plenty of friends don’t see one another for over a week!” laughs Shump with the nodding agreement of the others.</text:span></text:p>
      <text:p text:style-name="P104"/>
      <text:p text:style-name="P104">“Well, ever since my new book has been frustrated, I have been meeting with him regularly. I find his company assists in perspective.”</text:p>
      <text:p text:style-name="P104"/>
      <text:p text:style-name="P104">“And you couldn’t just go to his house? His inn? Where he stays?” interjects Gak</text:p>
      <text:p text:style-name="P104"><text:soft-page-break/>“No, no. It’s not...proper. We celebrities need to be discrete. How people would talk if we weren’t….oh yes..How they would.”</text:p>
      <text:p text:style-name="P104"/>
      <text:p text:style-name="P104">“What were you doing there”(Gak)</text:p>
      <text:p text:style-name="P104"/>
      <text:p text:style-name="P105">“Well. I had started the first chapter and the words weren’t there. Floon had suggested we go throw dice to get the blood flowing to the brain and we went onward like that. That’s all I know” (Volo)</text:p>
      <text:p text:style-name="P105"/>
      <text:p text:style-name="P105">“Well did you stir up any trouble?”(Gak and Shump simultaneously)</text:p>
      <text:p text:style-name="P105"/>
      <text:p text:style-name="P54"><text:span text:style-name="T372">“Not that I’m aware of..but maybe poor Floon did after we parted ways.”</text:span><text:span text:style-name="T394">(Volo)</text:span></text:p>
      <text:p text:style-name="P106"/>
      <text:p text:style-name="P106">“Why did you not approach the guards….Why us?” (Jao)</text:p>
      <text:p text:style-name="P106"/>
      <text:p text:style-name="P106">“Well, what would they want without evidence? They would turn me away...obviously for fear of having to do anything.”(Volo)</text:p>
      <text:p text:style-name="P106"/>
      <text:p text:style-name="P106">“Where did you throw dice? I thought you went for drinks?” Gak clarifies, attempting to read into the change between drinks and gambling. It fails to get more than the clearly depressed Volo repeating himself “I don’t know where else he could be, but if you start, look at the Skewered Dragon…..”</text:p>
      <text:p text:style-name="P107"/>
      <text:p text:style-name="P55"><text:span text:style-name="T372">Having tired of trying, feeling tired for the night, and preparing themselves, the Gak Gang take their leave of Volo with Gak shaking his hand as affirmation of their agreement. They spend the night at the Yawning Portal on the house,recovering and preparing for a new day. </text:span><text:span text:style-name="T509">[all rests,hp,spells restored. </text:span><text:span text:style-name="T512">Each player received 10gp in a sack from Volo as down payment. </text:span><text:span text:style-name="T513">Gak has 25gp. Blaze has 20gp. Darv has 100gp. Shump has 150gp.Jao has 20gp.</text:span><text:span text:style-name="T512">]</text:span></text:p>
      <text:p text:style-name="P108"/>
      <text:p text:style-name="P109">The well-rested Gak Gang makes their way over to the dock district. It’s a familiar place for Gak and Jao. Blaze also spent some time in the district. As they turn a corner, they find themselves on a street that has been cordoned off by the City Watch. Lying on the cobblestones are a half-dozen corpses, seemingly the victims of some terrible skirmish. Watch officers have disarmed and arrested three blood-drenched humans and are in the midst of questioning witnesses. One of the officers, a woman, approaches and yells “Get on, nothing to see here”, blocking access before it can even be attempted.</text:p>
      <text:p text:style-name="P109"/>
      <text:p text:style-name="P109">“This cannot be good” Gak tells the group. “Shump is there any point in asking her about identifying the bodies? Maybe this Floon character is among them”.</text:p>
      <text:p text:style-name="P109"/>
      <text:p text:style-name="P109">“No, no way they would release that information before a trial.”(Shump)</text:p>
      <text:p text:style-name="P109"/>
      <text:p text:style-name="P109">“Onward then”...and then continue along the path as best permitted within the circumstances. </text:p>
      <text:p text:style-name="P109"/>
      <text:p text:style-name="P109"><text:s/>Tall,densely packed tenements leave most of the neighborhood in shadow at the ground level. Most of the streetlamps have had their glass smashed and their candles stolen, and the smells of salt air and excrement linger as the Gak Gang pass by rows of run-down buildings.</text:p>
      <text:p text:style-name="P109"/>
      <text:p text:style-name="P109">They make it to the corner of Zastrow and Fillet, where a peculiar shop stands out from all the others. It has a deep purple facade, and in its’ window hangs a stuffed beholder. Above the door hangs a sign whose elaborate letters spell out “Old Xoblob Shop”.</text:p>
      <text:p text:style-name="P109"/>
      <text:p text:style-name="P110">“Maybe we should give there a look if the bar turns out to be a bum lead”(Jao)</text:p>
      <text:p text:style-name="P110"><text:soft-page-break/>The party continues onward quietly, eyes peeled for someone equally obnoxious and matching Volo’s description: “a handsome human man, early 30s, with wavy strawberry blond hair and fancy clothes”. <text:s/>Nobody in this neighborhood seems to match the description, so, unsurprising that he would find trouble here. While Gak, Jao, Shump, and Blaze all have been individually or as a pair, it was the first time they had come as a gang. Despite fitting second best only to Blaze, Darv had never been here. The 5 of them together implied something serious and eyes watched from the corners.</text:p>
      <text:p text:style-name="P110"/>
      <text:p text:style-name="P110">After some time past the “Old Xoblob Shop”, there she was: the Skewered Dragon. <text:s/>It sat on an alleyway between Net Street and Fillet Lane. The place looked like a ruin. Both of the front-facing windows have been smashed, and a ship’s anchor is lodged in the roof. Through the windows, a group of haggard patrons are drinking from huge tankards as large as anyone has ever seen. <text:s/>This place was surely not that of someone described to be in “princely dress”. Volo had to have been exaggerating or making it up.</text:p>
      <text:p text:style-name="P110"/>
      <text:p text:style-name="P56"><text:span text:style-name="T372">Despite this, Gak led onward with Shump by his side. The rest formed a line of 3 behind them. This pyramidal shape would give them the necessary coverage if an incident should break out like at the Yawning Portal.</text:span><text:span text:style-name="T395"> Making their way to the bar, everyone stayed clear. Patrons avoided the Gang like the plague when possible.</text:span></text:p>
      <text:p text:style-name="P111"/>
      <text:p text:style-name="P57"><text:span text:style-name="T372">Every time Gak would speak to someone, they would be told to leave that patron alone. </text:span><text:span text:style-name="T509">[Gak attempts DC13 cha check with persuasion]</text:span><text:span text:style-name="T372">”Alright lads...who wants to be on the good side of a pirate lord?”</text:span><text:span text:style-name="T509">[ 12roll+2cha+2profbonus=16.Success]</text:span><text:span text:style-name="T372"> . The sailors eyeball the water-genasi, note that he looks potentially the part, and give deference to the rest of the gang perhaps validating the claim. Even if he was a leader of a band of ruffians of no particular name, he was a threat to whatever solace they could take while there.</text:span></text:p>
      <text:p text:style-name="P112"/>
      <text:p text:style-name="P57"><text:span text:style-name="T372">“I am looking for a human dandy. He was here 2 nights ago with another human dandy, who you may know as Volo. He is holding up our ship</text:span><text:span text:style-name="T509">[Deception check:roll+4cha</text:span><text:span text:style-name="T514">+2prof=19+6=25. Vs group defense check: 12.Success]</text:span><text:span text:style-name="T396"> <text:s/>. Has anyone seen him?”</text:span></text:p>
      <text:p text:style-name="P113"/>
      <text:p text:style-name="P114">Several regulars pipe up and spill their guts to Gak, telling him that they saw them a few nights prior. <text:s/>After Volo left, Floon stuck around to meet someone else. When asked who, the reply came with a sneer. “Renaer Neverember. Chip off the old block, that one!”. “Just another spoiled, rich noble who likes to rub our noses in it!” Cried out another.</text:p>
      <text:p text:style-name="P114"/>
      <text:p text:style-name="P114">“Thank you my fellows. This indeed sounds like our passenger, who has given us headache after headache. He better be paying for his friend if he’s thinking of putting him aboard. We have no room for stowaways. We don’t even have room for his folk, just the coin!” Gak laughs.</text:p>
      <text:p text:style-name="P114"/>
      <text:p text:style-name="P114">“Did they say they were coming to meet us? Or perhaps to gather supplies? Those dandies always try to stuff extra onboard.”(Gak)</text:p>
      <text:p text:style-name="P114"/>
      <text:p text:style-name="P114">“No, but they played a few rounds of Three-Dragon Ante and left in the middle of the night. Five others left with them but none of them have been back since. Try the warehouses on Candle eh?! You want the one with a snake symbol on the door.”(patron)</text:p>
      <text:p text:style-name="P114"/>
      <text:p text:style-name="P114">“When this journey is done, if we should meet in the near future, you will have priority appointment for the next. Or your choice of coin.”</text:p>
      <text:p text:style-name="P114"/>
      <text:p text:style-name="P114">“Aye, aye...I’d be liking that”</text:p>
      <text:p text:style-name="P114"/>
      <text:p text:style-name="P115"><text:soft-page-break/>With that, the party takes leave as the patrons sigh with relief. They are simple sailors and fishermen, not pirates though they may look it, and none wanted trouble. Gak’s Gang makes it’s way over to Candle Lane. The buildings are even taller here, and only at noon could any light home to squeak in here. Gloom envelops a narrow alley as dark as a dungeon-- and as oderous as one,too. Nearly all the streetlamps have been smashed. The only light that pierces the darkness is a faint flickering from down the lane, like a distant candle.</text:p>
      <text:p text:style-name="P115"/>
      <text:p text:style-name="P115">Thankfully, all but Darv can see perfectly fine. He sticks to the middle of their formation, just as a person element of protection. Better that someone else take a hit or an arrow from the dark. If they don’t see it’s their problem anyway as darkvisioners. <text:s/>Something about this reminds Darv of the visions he still occasionally suffers.</text:p>
      <text:p text:style-name="P115"/>
      <text:p text:style-name="P115">At the end of the block is a single lamp, with a flame still flickering and providing whatever light it can in a helpless battle against the growing darkness. Across the way, a black winged snake painted on a door sits reared and ready. </text:p>
      <text:p text:style-name="P110"/>
      <text:p text:style-name="P56"><text:span text:style-name="T372">--</text:span><text:span text:style-name="T397">Zhents. It’s Zhents.-- Gak quietly puts out, in order of importance from Shump to Darv to Jao and Blaze. <text:s/>Nobody has to say anything, as they learned the communication was to alert them many times prior.</text:span></text:p>
      <text:p text:style-name="P116"/>
      <text:p text:style-name="P58"><text:span text:style-name="T397">T</text:span><text:span text:style-name="T372">his warehouse, ramshackle and rundown as it is, still manages to stand two-stories high, dwarfed by the other buildings. The warehouse itself stands at the back of an outer yard behind a high fence. There is a gate with the symbol, a large fence, and the yard behind it.</text:span></text:p>
      <text:p text:style-name="P117"/>
      <text:p text:style-name="P58"><text:span text:style-name="T372">Making their way directly to the gate, they eyeball around them, then Shump pulls the door open. The gang opens to the yard where they see a loading door, a regular door, and a window reachable from the ground.</text:span><text:span text:style-name="T399">To the right side, the large loading door and t</text:span><text:span text:style-name="T372">he window is painted over as if to discourage interest.</text:span><text:span text:style-name="T398"> <text:s/></text:span><text:span text:style-name="T399">Blaze, at the back, gingerly closes the fence’s gate to make sure no prying eyes from outside can see.</text:span></text:p>
      <text:p text:style-name="P118"/>
      <text:p text:style-name="P118">--Jao, go to the right by that window.--</text:p>
      <text:p text:style-name="P643">[stealthcheck = d20+5bonus=9+5=13. Above DC10 for avoiding general notice. Nobody is surveying outside so there is no challenger.]</text:p>
      <text:p text:style-name="P22"><text:span text:style-name="T466">Jao saunters through the shadows, quietly making his way along the fence to under the window.</text:span><text:span text:style-name="T372">[</text:span><text:span text:style-name="T400">Perception check(active):d20+0 vs DC10. 4.Fail. No traps noticed but none exist.]</text:span><text:span text:style-name="T481">. After arriving, he takes a peak around what seems to be an ordinary window with black paint covering it on both sides. He shrugs, gives a gesture that implies “maybe?”, and waits for a reply.</text:span></text:p>
      <text:p text:style-name="P119"/>
      <text:p text:style-name="P22"><text:span text:style-name="T481">--You’re not sure?-- <text:s/>came the reply. Jao thumbs up. <text:s/>--Will it open?-- </text:span><text:span text:style-name="T482">Jao jiggles the window the least loud he can.</text:span><text:span text:style-name="T401">[5roll +2bonus=7. Kenku </text:span><text:span text:style-name="T402">vs 13 Jao. Jao is hidden]</text:span><text:span text:style-name="T483"> . It doesn’t open. </text:span><text:span text:style-name="T484">The rest of the party moves over to the door on the left, taking positions around </text:span><text:span text:style-name="T485">it. Shump gives it a tug, but the door doesn’t move.</text:span><text:span text:style-name="T403">[stealthcheck d20: 16+2dex= 18 vs 12perception of kenku.Pass. Not heard]</text:span></text:p>
      <text:p text:style-name="P644"/>
      <text:p text:style-name="P59"><text:span text:style-name="T403">--</text:span><text:span text:style-name="T404">This one is locked too.-- (Gak to Jao). Jao signals to himself, the window, and makes a key-turn gesture. --Sounds good. We’ll crash the party when the time comes to give you a distraction.--</text:span><text:span text:style-name="T405">(Gak to Jao) –I hope you remember how to put it in,eh?-- (Darv to Jao for his own amusement).</text:span></text:p>
      <text:p text:style-name="P23"><text:span text:style-name="T372">[DC12 dex roll. <text:s/>Roll 17 + 5(prof2+dex3)= 22. Pass. <text:s/>Stealth-check on Jao to go unnoticed: 14(12roll+2wis) of Kenku vs Jao’s DC of 13. Fail by Jao, the Kenku notice]</text:span><text:span text:style-name="T466">.</text:span></text:p>
      <text:p text:style-name="P120"/>
      <text:p text:style-name="P23"><text:span text:style-name="T466">The Kenku hear the click of the window lock as it unlocks and begin to hide. Nobody outside can hear the scuffling through the walls, but the birdmen begin shifting furniture into ambush positions </text:span><text:soft-page-break/><text:span text:style-name="T466">facing the window. </text:span><text:span text:style-name="T486">As the window starts to slowly open, </text:span><text:span text:style-name="T406">[19roll+6bonus=25.PASS to open door]</text:span><text:span text:style-name="T486"> the side-door flies open under the kick of Shump’s mighty leg, landing inside with a mighty crash. </text:span></text:p>
      <text:p text:style-name="P645">[Going from left → right 0(outside the window) to 8(corner across from it in straight line). Top to bottom from 1 to 17. Each square is 5ft distance. The Kenku are located at the following positions:Kenku1(7 right/15down),Kenku2(7 right/14down), Kenku3(2right/10down),Kenku4(1right/10down).]</text:p>
      <text:p text:style-name="P121"/>
      <text:p text:style-name="P122">The Kenku are all expecting an attack through the window/larger door. They’ve taken positions flanking the larger door and directly in cover of the window. The noise coming from behind causes the ones nearest the larger door to glance behind themselves and turn away from facing the door and window. The ones behind the boxes across from the window look at one another, unsure if they should go reposition toward the bend in the large L shaped storage floor.</text:p>
      <text:p text:style-name="P122"/>
      <text:p text:style-name="P24"><text:span text:style-name="T372">[Hide check on Jao vs Kenku </text:span><text:span text:style-name="T407">12 passive perception</text:span><text:span text:style-name="T372">: 10roll+</text:span><text:span text:style-name="T407">5 stealth = 15. ]</text:span><text:span text:style-name="T487"> Jao opens the window just a crack to put a mirror in and look around. He notices two kenku with blades drawn, hiding at the left near the L bend and the larger door. </text:span><text:span text:style-name="T488">Their attention is focused on the boxes behind...presumably where the crash came from.</text:span><text:span text:style-name="T408">[Stealthcheck disadvantaged to slip in: 5 or 7 + 5 = 10.]</text:span><text:span text:style-name="T488">. As his feet hit the floor, Jao finds the birdmen nearest the door have turned back to see him enter.</text:span><text:span text:style-name="T408">[Initiative: Kenku1(</text:span><text:span text:style-name="T409">19roll+2dex=21</text:span><text:span text:style-name="T408"> </text:span><text:span text:style-name="T409">or 2roll+2dex=4 because advantage from being hidden</text:span><text:span text:style-name="T408">),Kenku2(</text:span><text:span text:style-name="T409">4roll+2dex=6</text:span><text:span text:style-name="T408"> </text:span><text:span text:style-name="T409">or 9roll +2dex because advantage from being hidden</text:span><text:span text:style-name="T408">), Kenku3(</text:span><text:span text:style-name="T409">12roll+2dex=14</text:span><text:span text:style-name="T408">), Kenku4(</text:span><text:span text:style-name="T409">2 roll+2dex=4</text:span><text:span text:style-name="T408"> ),Jao(</text:span><text:span text:style-name="T409">16roll+13=19).</text:span></text:p>
      <text:p text:style-name="P646"/>
      <text:p text:style-name="P25"><text:span text:style-name="T372">Restated: Kenku1(21),Jao(19),Kenku3(14),Kenku2(9),Kenku4(4) until the party joins in the fray. Kenku1 and Kenku2 have advantage for attacking because they’re still hidden. The party has to close 90ft(18 tiles worth of space) to get through without climbing or smashing. This is an average of 3 rounds per character, though ranged ones </text:span><text:span text:style-name="T410">need to go 80 to be in position.]</text:span></text:p>
      <text:p text:style-name="P123"/>
      <text:p text:style-name="P27"><text:span text:style-name="T410">R</text:span><text:span text:style-name="T372">ound1</text:span></text:p>
      <text:p text:style-name="P25"><text:span text:style-name="T489">“Hi there...I see you’ve made it first….WE HAVE KENKU COMPANY!” shouts Jao as Kenku1 runs toward him from behind the boxes. Meanwhile by the door, the rest of Gak’s Gang finds a mess of unturned chairs and furniture, as well as boxes of supplies and uniforms as would be typical for a mercenary company. Not typical however are the bodies everywhere. As Jao’s shout rings out they survey the scene of a massacre. <text:s/>Running to his aid they cut through the crates and mess trying to make their way toward where they hear it. Kenku1 makes it and takes a swing</text:span><text:span text:style-name="T410">[attack: 3roll+5bonus = 8, or, 16roll+5bonus=21. Hit. 7damage to Jao, who is now at 12hp.]</text:span><text:span text:style-name="T489">. The sword makes a stab and successfully connects.</text:span><text:span text:style-name="T410">[Kenku1 is now located at 2right,17up next to Jao at 1right-17up]</text:span><text:span text:style-name="T489">. </text:span><text:span text:style-name="T490">Jao pulls out his rapier and makes a stab.</text:span><text:span text:style-name="T411">[attack:5roll+5bonus=10.Miss].</text:span><text:span text:style-name="T490"> His rapier misses.</text:span><text:span text:style-name="T411">[Bonus action:disengage]</text:span><text:span text:style-name="T490"> He pulls out and runs to about where Kenku1 came from hoping there will be nobody else between him and the safety of the party</text:span><text:span text:style-name="T411">[</text:span><text:span text:style-name="T412">6,18</text:span><text:span text:style-name="T411">]</text:span><text:span text:style-name="T490">. Kenku3 gives chase. </text:span><text:span text:style-name="T411">[Kenku3 located at 3right,15down]</text:span><text:span text:style-name="T490">. Kenku2 whips around the corner.</text:span><text:span text:style-name="T411">[move Kenku2 to 7right,1</text:span><text:span text:style-name="T412">8down]</text:span><text:span text:style-name="T491">. It takes a swing at Jao</text:span><text:span text:style-name="T412">[advantaged attack: 14 + 5 = 19. Hit. 9 damage. Jao drops to 3hp]</text:span><text:span text:style-name="T491">. The sword connects and Jao is pretty severely hurting from this. Kenku2 also blocks him from escape. “Xanathar gives his regards” rings out an orcish accent from the birdman. </text:span><text:span text:style-name="T492">Kenku4 rushes down </text:span><text:span text:style-name="T413">[Kenku4 to 1right,16down]</text:span><text:span text:style-name="T492"> and tries to block escape and intercept anyone else.</text:span></text:p>
      <text:p text:style-name="P124"/>
      <text:p text:style-name="P26"><text:span text:style-name="T492">“Xanathar? Wait. You were also sent by Xanathar?”</text:span><text:span text:style-name="T413">[Deception:roll+5 at disadvantage vs Kenku2 <text:s/>roll+insight(wis): → roll11 or 6+5 = 6+5=11 vs 7roll +0. Success.]</text:span><text:span text:style-name="T492">. </text:span></text:p>
      <text:p text:style-name="P28"><text:span text:style-name="T413">R</text:span><text:span text:style-name="T372">ound 2</text:span></text:p>
      <text:p text:style-name="P26"><text:span text:style-name="T493">Kenku1 and Kenku3 circle in as Kenku2 says “Xanathar gives his regards” again in the same orcish voice as before. They are now intrigued by this. It was not the first time they had been backed up </text:span><text:span text:style-name="T494">or met by someone without being told</text:span><text:span text:style-name="T493">.</text:span><text:span text:style-name="T414">[Insight by Kenku1 and Kenku3: Kenku1=5,Kenku3=18. </text:span><text:soft-page-break/><text:span text:style-name="T414">Kenku1 fails, Kenku3 succeeds vs DC 11.]</text:span><text:span text:style-name="T493"> </text:span><text:span text:style-name="T494">Kenku1 and Kenku2 lower their swords cautiously. “Who are you?” Kenku1 asks, this time in a frightened elf’s voice, probably that of a past victim but perfectly appropriate for the mood.</text:span></text:p>
      <text:p text:style-name="P125"/>
      <text:p text:style-name="P26"><text:span text:style-name="T494">“I am Onj. Xanathar sent me personally.”</text:span><text:span text:style-name="T415">[Deception:roll+5 at disadvantage vs kenku1,2,3 insight. Jao: roll11 or 9, disadvantage, 9 +5bonus = 14DC. Kenku1=13=FAIL,Kenku2=4=fail,Kenku3=19=pass.]</text:span></text:p>
      <text:p text:style-name="P647"/>
      <text:p text:style-name="P648">Round 3 [arrives...because <text:s/>the conversation lasts a round this far.]</text:p>
      <text:p text:style-name="P126"/>
      <text:p text:style-name="P29"><text:span text:style-name="T466">Gak’s Gang get around the L corner and start to overhear the conversation. --Our boy is playing along. Let’s do likewise-- (Gak). <text:s/>“Xanathar will overwhelm you! There is no escape!” Gak yells over the crates. </text:span><text:span text:style-name="T372">[</text:span><text:span text:style-name="T416">Deception from Gak:d20+6 = 6+6= 12. Intimidate from Gak:d20 + 4= 4+4 =8DC. <text:s/>Kenku1: <text:s/>14,not deceived <text:s text:c="7"/>Kenku2: 20,not deceived <text:s text:c="6"/>Kenku3: <text:s/>7,deceived,but not intimidated <text:s text:c="8"/>Kenku4: 12,not deceived.]</text:span></text:p>
      <text:p text:style-name="P127"/>
      <text:p text:style-name="P30"><text:span text:style-name="T466">Kenku3 starts to panic-breathe and mouths out a dark voice “You have failed us for the last time!” to the others. Kenku1 and Kenku2 both say “no” in the same flat woman’s voice. </text:span><text:span text:style-name="T495">Hands point and gesture between them with Kenku1 and Kenku2 both pointing to where the party has arrived. Kenku3 shakes it’s head and reemphasizes “failed us”.</text:span></text:p>
      <text:p text:style-name="P128"/>
      <text:p text:style-name="P649">[Gak’s gang have gathered with Shump and Gak at the front located at 7right,10down and 8right,10down. Behind them at 7right/9down and 8right,9down are Darv and Blaze.]</text:p>
      <text:p text:style-name="P129">The party has gathered in a pathway along the wall. Nobody can see the kenku or Jao but they hear him and the kenku. <text:s text:c="2"/>Kenku4 has stuck it’s head outside the window to see if anyone else is coming.</text:p>
      <text:p text:style-name="P129"/>
      <text:p text:style-name="P649">Round 4</text:p>
      <text:p text:style-name="P60"><text:span text:style-name="T372">As the 2v1 continues, Jao uses thaumurgy to make the window slam shut on Kenku4. </text:span><text:span text:style-name="T417">The party continues forward into positions with Shump running toward the main area.</text:span><text:span text:style-name="T515">[Shump moves to 6, 14down].</text:span><text:span text:style-name="T417">Gak makes it to the corner where he can see everyone</text:span><text:span text:style-name="T515">.[ Gak to 5right,12down]. Darv settles next to him[Darv to 6right,12down]. </text:span><text:span text:style-name="T417">Blaze gets up close and heads over along the wall</text:span><text:span text:style-name="T515">.[Blaze to 8right,15down].</text:span></text:p>
      <text:p text:style-name="P650"/>
      <text:p text:style-name="P651">Round 5</text:p>
      <text:p text:style-name="P31"><text:span text:style-name="T372">Initiative redo</text:span><text:span text:style-name="T466"> : </text:span></text:p>
      <text:p text:style-name="P652">Jao(17+3=20),Kenku1(16+3=19),Shump(16+2=18),Gak(15+1=16),Kenku4(6+3=9),Darv(3),Kenku2(2+3=5),Kenku3(1+3=4),Blaze(1+1=2)</text:p>
      <text:p text:style-name="P130"/>
      <text:p text:style-name="P32"><text:span text:style-name="T466">Jao attacks Kenku3. </text:span><text:span text:style-name="T372">[attackroll:9+5=14 vs AC13. HIT. 8Dmg = 5hp left on Kenku3.]</text:span><text:span text:style-name="T466">. </text:span><text:span text:style-name="T496">Kenku1 attacks Jao </text:span><text:span text:style-name="T418">[8+5bonus=12 vs 14AC = FAIL/Miss]</text:span><text:span text:style-name="T496"> but fails to hit him. While he’s swinging Shump runs in with his sword and strikes at Kenku1.</text:span><text:span text:style-name="T418">[Shump rolls 11+6bonus = 17. HIT. 2roll+4str=6dmg. Kenku1 has 7hp left. ]</text:span></text:p>
      <text:p text:style-name="P131"/>
      <text:p text:style-name="P33"><text:span text:style-name="T466">Gak takes aim and fires an eldritch blast at Kenku1.</text:span><text:span text:style-name="T372">[18roll+4bonus=22. HIT. 5Dmg...Kenku1 has 2hp left]</text:span><text:span text:style-name="T466">. The kenku1 is thrown right into the wall and knocked prone.</text:span><text:span text:style-name="T372">[Kenku1 prone]</text:span><text:span text:style-name="T466">. The blast was so powerful that it physically impacted with force. </text:span><text:span text:style-name="T497">Kenku4 attacks Shump</text:span><text:span text:style-name="T419">[3roll+5bonus=8=miss]</text:span><text:span text:style-name="T497">. </text:span><text:span text:style-name="T419">Shump is located at 5right,16up] and Kenku4 is located at 4right,16up]</text:span></text:p>
      <text:p text:style-name="P132"/>
      <text:p text:style-name="P34"><text:span text:style-name="T497">D</text:span><text:span text:style-name="T466">arvtakes aim at Kenku4, hoping to get Shump’s back, casting mind sliver. The bird, being birdbrained, shrugs it off however. Kenku2 raises it’s sword to fight before deciding to take off running instead. It gets to Blaze, who gets an opportunity to strike with advantage.</text:span><text:span text:style-name="T372">[Blaze AOO on </text:span><text:soft-page-break/><text:span text:style-name="T372">Kenku2 with advantage. 10 or 19. + <text:s/>3 = 22. 2dmg with dagger. Kenku2 is now down </text:span><text:span text:style-name="T420">to 11hp.]</text:span><text:span text:style-name="T498"> The bird stops even with him, shocked to have been ambushed in the same place it ambushed from. Terror fills it’s eyes.</text:span></text:p>
      <text:p text:style-name="P133"/>
      <text:p text:style-name="P35"><text:span text:style-name="T466">Kenku3 swings at Jao.</text:span><text:span text:style-name="T372">[D20+5=12+5=17.HIT.1DMG. Jao has 2hp left.]</text:span><text:span text:style-name="T466"> Blaze lights up a flame and tosses it at the Kenku2 next to him. </text:span><text:span text:style-name="T372">[produceflame racial cantrip.d20+5=5+5=10. Fail]. </text:span><text:span text:style-name="T466">The flame harmlessly fades into the ether upon contact.</text:span></text:p>
      <text:p text:style-name="P134"/>
      <text:p text:style-name="P653">Round 6</text:p>
      <text:p text:style-name="P36"><text:span text:style-name="T372"><text:s/>Kenku1 has 2hp and is prone on the floor next to Jao and Kenku3. <text:s/>Kenku2 has 11hp. Kenku3 has </text:span><text:span text:style-name="T421">5hp.</text:span></text:p>
      <text:p text:style-name="P654">Party HP: Jao has 2hp, Gak has full, Derv has full, Shump has full, Blaze has full.</text:p>
      <text:p text:style-name="P135"/>
      <text:p text:style-name="P37"><text:span text:style-name="T466">Jao stabs at Kenku3.</text:span><text:span text:style-name="T372">[d20+5=9+5=14 vs 13AC = HIT! 5Dmg to Kenku3, killing it.]</text:span><text:span text:style-name="T466">. His rapier goes through it’s chest and he says “Xanathar says fuck you as the life drains from it’s eyes.” Kenku1 gets up from the ground only for Shump to come charge at it </text:span><text:span text:style-name="T372">[d20+6=20 non-crit +6 = 26. HIT. 3Roll +4dmg = 7dmg. Kenku1 is dead.]</text:span><text:span text:style-name="T466"> <text:s/>The bird gets cut to ribbons by Shump’s furious swings, falling dead on the floor. Gak takes aim at Kenku4 and fires off again. </text:span><text:span text:style-name="T372">[d20+4=7+4=11. Miss]</text:span><text:span text:style-name="T466">. The energy misses and slams into the wall behind it. </text:span><text:span text:style-name="T499">It runs for the window and begins to climb.</text:span><text:span text:style-name="T422">[Athletics check:d20=7 vs DC10.FAIL.] </text:span><text:span text:style-name="T499">The kenku4 is trapped at the window, unable to climb adequately to get out.</text:span></text:p>
      <text:p text:style-name="P136"/>
      <text:p text:style-name="P38"><text:span text:style-name="T499">D</text:span><text:span text:style-name="T466">arv takes aim at Kenku4 as it helplessly attempts to climb out and escape. Mindsliver again! </text:span><text:span text:style-name="T372">[int save: d20=12 vs DC13. Fail. 1D6 psychic damage,-1d4 next saving throw. 3 psy dmg. Kenku4 has 10hp remaining].</text:span><text:span text:style-name="T466"> Shrieking in pain, it clutches it’s head in agony. Kenku2 attempts to rush by Blaze, provoking another attack in it’s attempted escape. </text:span><text:span text:style-name="T372">[AOO for Blaze, with advantage. 5+3=8 vs AC13,FAIL.]. </text:span><text:span text:style-name="T466">The bird passes him by and gets to the passage going back. Blaze tosses a firebolt at him. </text:span><text:span text:style-name="T423">[18roll+5=23 vs AC13 =HIT. 9 fire dmg. Kenku2 has 2 hp left.]</text:span><text:span text:style-name="T500">, the blazing firebolt hits and ignites the kenku, stopping it briefly to shriek.</text:span></text:p>
      <text:p text:style-name="P137"/>
      <text:p text:style-name="P655">Round 7</text:p>
      <text:p text:style-name="P655">Kenku1 is dead. Kenku2 has 2hp and is on fire(-5hp/round). Kenku3 is dead. Kenku4 has 10hp and -1d4 next saving throw it makes.</text:p>
      <text:p text:style-name="P655"/>
      <text:p text:style-name="P655">Party:Jao 2hp,Gakfull,Derv full, Shump full, Blaze full.</text:p>
      <text:p text:style-name="P138"/>
      <text:p text:style-name="P138">Jao walks over to kenku4 with his rapier out. “Do you surrender?”. The Kenku4 nods and raises it’s hands,understanding it’s position is not good. <text:s/>Shump walks over to it as well to ensure it cannot escape. Gak walks over to the burning kenku2 who perishes from being on fire. He creates water to put it out, thus preventing any further damage to the <text:s/>building that might interfere with their investigation. <text:s/>Derv and Blaze walk over and stand over it. “Things really……...heated up...there eh kiddo?” <text:s/>“Yea, yea, too hot to handle.”.</text:p>
      <text:p text:style-name="P138"/>
      <text:p text:style-name="P39"><text:span text:style-name="T372">Party XP increase: +200 /5 = 40xp per person.</text:span><text:span text:style-name="T501"> </text:span><text:span text:style-name="T424">440Xp per person.</text:span></text:p>
      <text:p text:style-name="P139"/>
      <text:p text:style-name="P140">--Remember, our bluff is that Xanathar sent us. Maybe we can get him to talk-- Gak sends out to Jao and Shump.</text:p>
      <text:p text:style-name="P140"/>
      <text:p text:style-name="P40"><text:span text:style-name="T466">Shump picks up the kenku and holds him aloft in the air with his hands around it’s neck. The birdman struggles, but, having left the shortsword on the ground it cannot hope to strike back. </text:span><text:span text:style-name="T372">[Intimidation from Shump:d20 +2prof + 0 = 12 vs DC10. Success.</text:span><text:span text:style-name="T466"> <text:s/>“OK bird..why are you here?”</text:span></text:p>
      <text:p text:style-name="P40"><text:soft-page-break/><text:span text:style-name="T466">“Xanathar sends its regards” it replies in the best deep orc voice it can muster given being held by the neck. “But </text:span>why<text:span text:style-name="T466"> are you here?” asks Shump. It strains for a moment before responding in a scratchy voice “No time to loot the place. Just get him to the boss”.</text:span></text:p>
      <text:p text:style-name="P140"/>
      <text:p text:style-name="P40"><text:span text:style-name="T466">Gak enters the conversation “Who is him?”. The bird makes a face and stays silent. “Is him Floon?”. </text:span><text:span text:style-name="T502">The bird indicates with its head in negative. “So who is it?”. The bird stays silent and Shump squeezes, causing its eyes to wince some. </text:span><text:span text:style-name="T425">[attack roll with advantage:7 or 12 + 4str+ 2prof=18. <text:s/>1+str = 1+4=5dmg. Kenku4 has 5hp left]</text:span><text:span text:style-name="T502">.He slams it on the ground with a chokeslam that would make Andre the Giant(from WWF) proud. It coughs and sputters from the force. Shump then picks it up again, preparing to smash it’s face on the pane of the window. Absolute terror shines from it’s dazed eyes. “What say you?”</text:span><text:span text:style-name="T425">[party-wide knowledge check about kenku DC10: d20+int or history check. <text:s/>Shump:3roll-2=1. Fail. Gak:14roll+0=14. Pass. No further check needed].</text:span><text:span text:style-name="T502"> “Shump, the kenku cannot speak except in phrases they’ve heard.” (Gak to Shump). <text:s/>“Well if he was sent to find someone surely his boss gave him a name”. </text:span></text:p>
      <text:p text:style-name="P141"/>
      <text:p text:style-name="P141">“Xanathar sends its regards!” again in an orcish voice. “Tie up the pretty boy in the back room!” comes a thin nasal voice. The same voice then says “Follow the yellow signs in the sewers.” A scratchy voice says “No time to loot the place. Just get him to the boss”.</text:p>
      <text:p text:style-name="P141"/>
      <text:p text:style-name="P40"><text:span text:style-name="T502">“</text:span><text:span text:style-name="T503">I think this one came to support whoevers’ corpses litter over there” Gak says as he points back toward the way they came. <text:s/>“This was a Zhent operation right? These were clearly here on some business with whoever this Xanathar is. Or killed them.”</text:span></text:p>
      <text:p text:style-name="P142"/>
      <text:p text:style-name="P142">“Xanathar sends its regards!” “No time to loot the place. Just get him to the boss!” cries the kenku, as if confirming what was said.</text:p>
      <text:p text:style-name="P142"/>
      <text:p text:style-name="P142">“Did you come to fight here?” asks Gak. The kenku nods. “Did you come to fight the Zhents?” Again it nods, eagerly this time, believing this might save it. “Did you have a part in what we saw on Candle lane?” . It shakes it’s head negative. “Is that related to all this?” It nods affirmative.</text:p>
      <text:p text:style-name="P142"/>
      <text:p text:style-name="P142">--Darv, this place seems related to the guild war between the Zhents and Xanathar. What do you think of it?--</text:p>
      <text:p text:style-name="P142"/>
      <text:p text:style-name="P142">--Who does this one serve?-- comes back the reply from Darv to Gak. <text:s/>--This one is the remainder for Xanathar. They’ve had a busy day.-- Gak replies. <text:s/>--So they have. Finish it and let’s see who else is here. We don’t have time for liabilities.-- (Darv).</text:p>
      <text:p text:style-name="P142"/>
      <text:p text:style-name="P61"><text:span text:style-name="T372">Gak gives a nod to Shump who slams it again on the floor, headfirst. </text:span><text:span text:style-name="T426">Kenku4’s neck breaks on impact and it passes from this world to the next life. Shump releases when he’s sure no signs of life are in it.</text:span></text:p>
      <text:p text:style-name="P143"/>
      <text:p text:style-name="P143">“Gak what is this mess you’ve gotten us into?” Shump sternly wags a dead kenku in his face.</text:p>
      <text:p text:style-name="P143">“Apparently we’re caught in a guild war...and it might be related to what we saw earlier. It might also be related to Volo’s friend.”</text:p>
      <text:p text:style-name="P143">“Ay so it seems. Don’t do something I need to explain to the Guard. This one” Shump lifts the lifeless corpse of kenku4 “...this one died as the rest..doing their role, serving their master. Such is a soldier’s role.” The irony of the statement from Shump made Gak laugh inside himself….</text:p>
      <text:p text:style-name="P702">[short rest. Jao spends 2 hd to restore hp. 2D8.2,7 = +9hp+4con =+13. Jao is now at 15hp.]</text:p>
      <text:p text:style-name="P143"/>
      <text:p text:style-name="P62"><text:span text:style-name="T372">After their rest and mending wounds, the Gak Gang begin looking around. The warehouse is clearly part of the Zhent sellsword network. Nothing seems to be all that unusual except the corpses littered all around. On final evaluation, 5 Zhentarim with tattoo markings, 7 human thugs(6 unmarked and 1 </text:span><text:soft-page-break/><text:span text:style-name="T372">marked with a symbol assumed to be Xanathar’s), and 4 kenku are the casualty list. </text:span><text:span text:style-name="T427">There are 7 lootable sets of leather armor. <text:s/>Jao sets them up in a discrete pile outside, near the gate in a corner of the yard that will not get attention from occupied individuals. When he returns, the party does a general search to suss out any hidden loot that might have been missed.</text:span><text:span text:style-name="T516"> </text:span><text:span text:style-name="T428">A door under/behind the stairs in a tucked away corner seems like a good spot to look according to Jao, who hopes to find some valuables safely hidden away. The door hangs loosely on broken hinges and the smell coming out of it is reminiscient of sour fish and vinegar. Jao goes inside and follows the sound of gagging and ragged breathing to a tarpaulin at the north end of the room. He finds a human man there.</text:span></text:p>
      <text:p text:style-name="P144"/>
      <text:p text:style-name="P144">“And who might you be? Floon? We’ve been looking for you…..” Jao says while tsk-tsking and pulling off pieces of fish and other things stuck to the man.</text:p>
      <text:p text:style-name="P144"/>
      <text:p text:style-name="P62"><text:span text:style-name="T428">“No..Floon was taken.” replies the man. “GAAAAAAAAAAAK, come here.” Gak rushes to the room. “What? What what what?”. “He says he isn’t Floon. But...but..he said Floon </text:span><text:span text:style-name="T521">was</text:span><text:span text:style-name="T428"> taken...so he clearly knows what happened.”</text:span></text:p>
      <text:p text:style-name="P144"/>
      <text:p text:style-name="P144">“Something like that...”the fishy-smelling human replies. Marred by grime and the smell of rancid herring he speaks with a certain air that only nobility have. “We were walking when we were beset upon...We since ended up here. Floon was taken somewhere and I managed to slip free to the fish closet. I’m not sure whether it was worth saving my life to stay there as long as I have however. Such an awful stench.”</text:p>
      <text:p text:style-name="P144"/>
      <text:p text:style-name="P145">Gak looks at him and offers his hand: “Gak Maktok. Pirate lord of Mupuu’,leader of Gak’s Gang. Volo said that Floon has been missing. He would be in your debt, and ours, if you know where he is.”</text:p>
      <text:p text:style-name="P145"/>
      <text:p text:style-name="P63"><text:span text:style-name="T372">“I do not. Floon and I were drinking at the tavern. We left to go home and then it’s black after that. He was trashed and needed an escort. We encountered 5 men as we left Fillet Lane to go down Zastrow. We were tied up. I don’t know much beyond that. I don’t even know which day is today. Floon was less lucky. They took him immediately somewhere, while I remained for the next group. And then there was a fight. </text:span><text:span text:style-name="T429">I hid in here hoping the smell would be as repellent to them as it was to me.”</text:span></text:p>
      <text:p text:style-name="P146"/>
      <text:p text:style-name="P146">“Do you know which of the gangs to which they belonged?” asked Gak candidly, as if Renaer already was current on events. <text:s/>“I am unsure. What I do know is that the Zhentarim think my father embezzled a large amount of gold while he was Open Lord, and that he hid the dragons somewhere in the city.” responds Renaer.</text:p>
      <text:p text:style-name="P146"/>
      <text:p text:style-name="P146">“They, that is the Zhentarim, think they can find it by using an artifact called the Stone of Golorr, which was held by someone in the Xanathar Guild until recently. Apparently, someone stole it. …..as I found out when we were taken and interrogated. <text:s/>The Zhents thought I knew something about all of this, but I don’t. My father and I haven’t been on speaking terms in years.” </text:p>
      <text:p text:style-name="P146"/>
      <text:p text:style-name="P146">“So they are fighting over the Stone of Golorr...and this supposed cache” said Gak questioningly. Renaer nodded. “All this fighting in the city, in the open, is over a bit of gold? All this death?”(Gak)</text:p>
      <text:p text:style-name="P146"/>
      <text:p text:style-name="P146">“Figures…...Men say orcs do not think while they point and do the same.” says Shump in frustration. “For all this supposed civilization we’re all the same selfish bunch in da end”.</text:p>
      <text:p text:style-name="P146"/>
      <text:p text:style-name="P64"><text:span text:style-name="T372">Renaer winces at the suggestion of being similar to orcs, shrugs, and then looks at Gak and Jao. “I don’t know where my father’s supposed fortune is. I don’t know if it even exists. We did not spend </text:span><text:soft-page-break/><text:span text:style-name="T372">time. If it does however, I have little will for it. This trouble has been an absolute headache in my life.”</text:span></text:p>
      <text:p text:style-name="P147"/>
      <text:p text:style-name="P64"><text:span text:style-name="T372">“</text:span><text:span text:style-name="T430">Well my prince. What will you do? There is a new open lord in your father’s place. You are free to come and free to go. We hold responsibility only to bring back Floon however. Not you. Your fate is in your hands. What do you choose?”</text:span><text:span text:style-name="T517">[1d2..if 1, goes home. If 2, joins party. = 2.]</text:span><text:span text:style-name="T430"> “If it is no trouble to you, I would like to find Floon myself. What say you? Will you let me join your side?”</text:span></text:p>
      <text:p text:style-name="P148"/>
      <text:p text:style-name="P149">Shump laughs, giving a look at Jao, “Can you even wield a blade son?”. <text:s/>Renaer nods. “Find me a blade and you shall have it”. <text:s/>The party leaves the closet, returning back to the corpses to hand Renaer a dagger and a rapier scavenged from the dead. </text:p>
      <text:p text:style-name="P149"/>
      <text:p text:style-name="P65"><text:span text:style-name="T372">The group of 6 (party + Renaer) go upstairs. </text:span><text:span text:style-name="T431">When they arrive at the top of the stairs, they face a T intersection. To the right is a pathway that has a leftward turn, while to the right there is an equal pathway with a leftward turn. Boxes and crates are stacked everywhere and the nothing special stands out to the eye. </text:span><text:span text:style-name="T518">[1d2..1 = left,2=right. 1..left]. </text:span><text:span text:style-name="T431">The party makes it’s way cautiously along the balcony, not finding anything or anyone out of place. There is a dead end and the party turns back before going right. They face a T intersection. If they go left, there is an office door. If they go right, they follow the balcony down it’s breadth through the boxes and crates.</text:span><text:span text:style-name="T518">[1d2 1=left,2 = right. 2, right]</text:span><text:span text:style-name="T431"> The party continues down the length...nobody is there and they turn back toward the offices. The door is closed and no sound comes from the room(s). Jao opens the door cautiously, Shump steps in, and the band moves throughout the office finding the occasional skittering rat. <text:s/>Cobwebs are everywhere and dust covers the shelves and chairs. There is the air of abandonment here. </text:span><text:span text:style-name="T518">[roll d20 vs DC10 to notice alarms. Pass]</text:span><text:span text:style-name="T431">. Each office has a bell that looks set to ring. Almost as if an alarm system. </text:span><text:span text:style-name="T432">Nothing in particular stands out. Gak does detect magic through each room, eventually finding a paper folded in the shape of a bird. It has a magic aura about it, so, he pockets it.</text:span><text:span text:style-name="T519">[Gok acquires paper bird wondrous item]</text:span></text:p>
      <text:p text:style-name="P656"/>
      <text:p text:style-name="P150">After perhaps an hour, as the party makes their way down, they encounter Hyustus Staget and a dozen veterans standing in the warehouse investigating. Having received a report of suspicious activity, they barged in and they demand nobody leave.</text:p>
      <text:p text:style-name="P150"/>
      <text:p text:style-name="P150">“You, who are you?”</text:p>
      <text:p text:style-name="P150"/>
      <text:p text:style-name="P150">“Gak Motok...and company. We were hired by a certain celebrity to find someone.” (Gak to Hyustus)</text:p>
      <text:p text:style-name="P150">“and are celebrities really paying wages for this these days? Who sent you and why do you come?”(Hyustus to Gak)</text:p>
      <text:p text:style-name="P150">“Have you not heard of the great Volothamp Geddarm?!” Gak says in mock incredulousnous, eliciting laughter from among all present.</text:p>
      <text:p text:style-name="P150">“Volo sent you then?” (Hyustus to Gak)</text:p>
      <text:p text:style-name="P150">“Indeed…….locals said a buddy of his went wandering this way..” (Gak)</text:p>
      <text:p text:style-name="P150">“So how’d you end up in a private warehouse?” (Hyustus)</text:p>
      <text:p text:style-name="P66"><text:span text:style-name="T372">“Curiosity...I presume…” Gak says with an air of false nobility. <text:s/>Hyustus doesn’t buy i</text:span><text:span text:style-name="T433">t.</text:span></text:p>
      <text:p text:style-name="P151">“Are you aware of the dead bodies here?!” he says with indignation</text:p>
      <text:p text:style-name="P151">“Why, of course I’m aware. When we walked in the door to ask around we found everyone stone dead. It doesn’t matter where you talk to the living or the dead here. Nobody ‘knows’ what happened to that who we seek”.(Gak)</text:p>
      <text:p text:style-name="P152">Shump steps forward. “Captain, how are you?”</text:p>
      <text:p text:style-name="P152">Hyustus says to Shump “Oh. You. This just gets more interesting as time goes by. What do you know of this?”</text:p>
      <text:p text:style-name="P152"><text:soft-page-break/>Shump puts on his best soldier voice with a <text:s/>tired tone: “We are searching for one noble named Floon. He was spotted in these parts.”</text:p>
      <text:p text:style-name="P152">Hyustus Staget then goes to Renaer “Milord..I was unaware. This group is on official business?” <text:s/>“Yes, these are my saviors. It has been a terrible few days but I am okay.”(Renaer).</text:p>
      <text:p text:style-name="P152">“Are you part of this search for this Floon?”(Hyustus to Renaer)</text:p>
      <text:p text:style-name="P152">“Yes, yes. We were ambushed. Much like what you can find here. I have been rescued with Tymora’s help but I am undeserving. I will report later if need be. For now, we have to find Floon!”(Renaer to Hyustus)</text:p>
      <text:p text:style-name="P67"><text:span text:style-name="T372">Hyustus Staget hands a pamphlet of laws over and says “Best not to meddle in criminal matters. Leave this dirty business to the City Watch.</text:span><text:span text:style-name="T431"> </text:span><text:span text:style-name="T434">Stay out of trouble and keep bodies to a minimum.”</text:span></text:p>
      <text:p text:style-name="P153">Renaer nods...The party exits together with City Watch to the main street where they part ways. At this point they all discuss what will be. </text:p>
      <text:p text:style-name="P153"/>
      <text:p text:style-name="P68"><text:span text:style-name="T372">Jao suggests the sewers may be the next step. The rest of the party, understandably, is loathe to follow up on the suggestion. They return for a night of rest</text:span><text:span text:style-name="T509">[light rest hd restored. All party full hp]</text:span><text:span text:style-name="T372"> then come back in the morning. Renaer sleeps among them for fear of being kidnapped again. When morning comes they arrive back in the docks. They choose, on Jao’s suggestion, to go to the sewers nearest the warehouse. Jao reasons that if anyone is going to drag him down there, they will do it as closely to location as possible to avoid being spotted. <text:s/>The cover comes off and a ladder leads down into the sewers. Everyone but Derv </text:span><text:span text:style-name="T441">and Renaer </text:span><text:span text:style-name="T372">has the ability to see and moves through the darkness. Gak keeps Derv aware of upcoming issues with his psychic commands.</text:span></text:p>
      <text:p text:style-name="P153"/>
      <text:p text:style-name="P68"><text:span text:style-name="T372">A putrid stream flows along this sewer tunnel, which leads in two directions. In one direction, you see a tiny symbol drawn on the wall in yellow chalk: a palm-sized circle with 10 equidistant spikes radiating out. “Gak, didn’t it say yellow at the warehouse?” recalls Shump. They continue on for what seems like a while, </text:span><text:span text:style-name="T435">repeatedly passing through tunnel after tunnel with the marking. After about an hour of following the signs through the tunnels, Gak’s Gang come to a 3-way intersection. I</text:span><text:span text:style-name="T436">n the center of the intersection is a ladder with a metal circular-shaped cover at it’s top. <text:s/>One of the familiar chalk symbols is marked on a wall nearby, and floating near the symbol is a spherical, grapefruit-sized creature with a bulging central eye and four stumpy eyestalks. It bares it’s teeth upon coming into sight of the party.</text:span></text:p>
      <text:p text:style-name="P154"/>
      <text:p text:style-name="P41"><text:span text:style-name="T436">[</text:span><text:span text:style-name="T372">Initiative: Gazer(15+3=18). Gak(15+1=16).Darv(17).Jao(14+3=17).Blaze(14+1=15).Shump(11+2=13).</text:span></text:p>
      <text:p text:style-name="P657">Restated in order:Gazer(18),Darv(17),Jao(17),Gak(16),Blaze(15),Shump(13).]</text:p>
      <text:p text:style-name="P155"/>
      <text:p text:style-name="P42"><text:span text:style-name="T466">The gazer fires it’s rays at Gak and Shump, the front of the party. A beam streaks out of 2 different stalks.</text:span><text:span text:style-name="T372">[1d4*2 = 2,1...Fear ray on Shump. Dazing ray on Gak. Shump(16+1=17) passes unfazed by the fear ray. Gak(5roll+4(2wis+2prof) = 9 vs DC12. Fail. Gak is now charmed until the next turn. He moves at 15ft and has disadvantage on attack.]</text:span></text:p>
      <text:p text:style-name="P156"/>
      <text:p text:style-name="P42"><text:span text:style-name="T466">Darv takes aim and casts mind sliver at the beast. </text:span><text:span text:style-name="T372">[mindsliver on gazer. Int save DC13. 18Roll -4 = 14. pass]</text:span><text:span text:style-name="T466">. It shrugs off the effects. Jao throws a dagger at it.</text:span><text:span text:style-name="T372">[d20+5vsAC13. 13+5 = 18. Hit. 4 pierce damage. Gazer now at 9hp.].</text:span><text:span text:style-name="T466"> The blade sticks into it, just adding to the effect of it’s grapefruit size. <text:s/></text:span><text:span text:style-name="T505">Gak hesitates, feeling somehow bad for the poor floating creature.</text:span></text:p>
      <text:p text:style-name="P156"/>
      <text:p text:style-name="P42"><text:span text:style-name="T466">Blaze casts firebolt toward it.</text:span><text:span text:style-name="T372">[roll9+5bonus=14 vs AC13. Hit. 3 fire damage. Gazer now at 6hp]</text:span><text:span text:style-name="T466">. It is singed but does not ignite like the kenku’s feathers or the troll’s dry skin. </text:span><text:span text:style-name="T504">The blade is a bit heated but doesn’t conduct enough heat to do anything. Shump runs over with his shield up and his sword drawn, swinging at it. </text:span><text:span text:style-name="T437">[6roll+6bonus=12 vs AC13. Miss.]</text:span></text:p>
      <text:p text:style-name="P658"/>
      <text:p text:style-name="P658"/>
      <text:p text:style-name="P43"><text:soft-page-break/><text:span text:style-name="T437">R</text:span><text:span text:style-name="T372">ound 2: Gazer has 6hp remaining and a dagger hanging out of it’s body. Gak is no longer charmed.</text:span></text:p>
      <text:p text:style-name="P157"/>
      <text:p text:style-name="P43"><text:span text:style-name="T466">The Gazer shoots more, different rays this time, both at Shump. </text:span><text:span text:style-name="T438">[14+1,11+4. both pass]</text:span><text:span text:style-name="T506">. Darv tries again.</text:span><text:span text:style-name="T438">[17 vs 13DC.Pass.]</text:span><text:span text:style-name="T506">. Jao tosses another dagger hoping for the same effect.</text:span><text:span text:style-name="T438">[9roll+5bonus=14 vs AC 13. Hit. 1 damage. Gazer is now at 5hp.]</text:span><text:span text:style-name="T506"> . Gak comes to and realizes it’s a hated foe of his sponsor Ghaunadar. Weird how he felt bad for it initially. He blasts it with eldritch blast, the only answer. </text:span><text:span text:style-name="T438">[2roll+4bonus=6 vs AC13. Fail]</text:span><text:span text:style-name="T506"> The energy fizzles out on impact, adding insult to injury. Blaze doesn’t do much better</text:span><text:span text:style-name="T438">[4+5bonus=9 vs AC13.Fail]</text:span><text:span text:style-name="T506"> as his firebolt also fizzles out in a puff. “Is this thing protected from magic like the big ones?!” </text:span><text:span text:style-name="T507">Bringing up the last of failures is Shump, who swings</text:span><text:span text:style-name="T439">[3+6bonus=9 vs 13AC.miss]</text:span><text:span text:style-name="T507"> and misses the floating orb creature.</text:span></text:p>
      <text:p text:style-name="P158"/>
      <text:p text:style-name="P659">Round3: Gazer has 5hp.</text:p>
      <text:p text:style-name="P44"><text:span text:style-name="T466">As it dodges the longsword, it casts 2 rays again</text:span><text:span text:style-name="T372">[1,3= charm/frost]</text:span><text:span text:style-name="T466">at Shump</text:span><text:span text:style-name="T372">[11+1:12.fail,13 vs DC13.pass]</text:span><text:span text:style-name="T466">, who seems more effected by his terrible aim than the rays. In his mind he can’t help but wonder why he’s doing this. Darv says: “Third time’s a match!” and casts mind sliver again. </text:span><text:span text:style-name="T372">[d20+int=5 -4=1; fail; 4 psychic damage and -1d4 on next saving throw. Gazer has 1hp]</text:span><text:span text:style-name="T466">. It lands and the gazer begins to quake in the air. </text:span><text:span text:style-name="T508">Jao joins into the fray. </text:span><text:span text:style-name="T440">[5roll+5bonus=10 vs 13AC.miss]</text:span><text:span text:style-name="T508"> He stumbles awkwardly around Shump as he stabs and misses. Gak blasts again</text:span><text:span text:style-name="T440">[roll14+4bonus=18 vs AC13. Hit.5dmg. Dead]</text:span><text:span text:style-name="T508"> . The shattered remains of the gazer slam into the wall with a wet thump and then it sits there, like a deflated beach ball. When the impact happened Jao’s daggers fell out with a clang onto the floor.</text:span></text:p>
      <text:p text:style-name="P159">/home/gershon/Documents/dnd-selfplay/main.js</text:p>
      <text:p text:style-name="P660">[100xp / 6 = 17xp each. Everyone should have 440+17 = 457xp]</text:p>
      <text:p text:style-name="P660"/>
      <text:p text:style-name="P160">Renaer, having stayed back to pee, makes his way over. “I see I missed the fun. What’s that thing?”. Gak doesn’t answer, and nobody else does either for that matter, not really interested in discussing monster ecology. “Where from here? Up?” he tries to recover. Shump nods grimly and starts climbing.</text:p>
      <text:p text:style-name="P160"/>
      <text:p text:style-name="P161">After a brief climb, Shump pushes a metal cover to the sewers, revealing a cellar room somewhere within the city. <text:s/>After a brief look, Shump <text:span text:style-name="T776">returns downward</text:span>. They all make their way in to what is another continuation of the sewer. The main sewer tunnel expands into a circular hub with a pair of arrow slits carved into it’s outer walls, directly across from one another. Two passages continue on to the north and south. A stone door is set into the back wall of a stone ledge to the west. </text:p>
      <text:p text:style-name="P161"/>
      <text:p text:style-name="P162">Everyone, in a whisper because of the sense of being at the doorstep of the enemy, whispers among one another. Gak and Darv speak telepathically. <text:span text:style-name="T520">[roll 1d3 to figure out which direction. N=1,S=2,W=3. Roll 3..West]</text:span>. </text:p>
      <text:p text:style-name="P162">--Who has an idea how to open this stone wall? Raise your hand?--</text:p>
      <text:p text:style-name="P162">Shump pushes on the door slightly and it begins to open. With enough sustained force it makes way enough for most to pass through.</text:p>
      <text:p text:style-name="P162"/>
      <text:p text:style-name="P661">[Stealth check: Gak: 2 + bonus, Shump 1+bonus, Darv 9+bonus, Blaze 16+bonus, Jao 20+bonus, Renaer 13+bonus == Gak 2+1 = 3..fail., Shump 1+2=3 fail, Darv 9 pass, Blaze 16pass,Jao20 pass, Renaer 13pass.]</text:p>
      <text:p text:style-name="P162"/>
      <text:p text:style-name="P162">The sounds of the door moving and Gak and Shump’s footsteps rouse a goblin guard from his sleep. He sees them and yells: “You stop! Who is you?!”[For the moment he only sees Gak and Shump at the front of the part, standing in the dark ahead of everyone.</text:p>
      <text:p text:style-name="P162"/>
      <text:p text:style-name="P662"><text:soft-page-break/><text:span text:style-name="T2">Gak says “By Xanathar, were you asleep on the job again?!”</text:span>[Deception check vs goblin DC10-1=9. Roll 13+4 = 17.. Success!]<text:span text:style-name="T2"> “N.no.nonno!” It begins to say in a panic. “I not! I not!”</text:span></text:p>
      <text:p text:style-name="P177"/>
      <text:p text:style-name="P662"><text:span text:style-name="T2">Gak, in his best noble impression, says “I hope for your sake not...or the friends I brought with me will have the run with you..He pushes open the door as if he has been there a million times.</text:span>[investigation check on goblin: 20roll..success].<text:span text:style-name="T2"> As the party goes through the door behind Gak’s lead, a cry goes out “INTRUDER! INTRUDER!” from the goblin. </text:span><text:span text:style-name="T5">They face a T junction and must choose left or right</text:span><text:span text:style-name="T758">[d2..1 L 2 R: roll..2 = right]</text:span><text:span text:style-name="T5">. They go right as the goblin continues to holler to itself. Following the sound, the run into the room where it is.</text:span></text:p>
      <text:p text:style-name="P178"/>
      <text:p text:style-name="P663">[Initiative: goblin(roll1+2=3). <text:s/>Gak (4roll +1 = 5). Shump(18roll+2init = 20). Jao(12roll+15=17).Blaze(2roll+1init)=3.Darv = (11roll+0=11),Renaer(4+4=8)</text:p>
      <text:p text:style-name="P663"/>
      <text:p text:style-name="P663">Restated: Shump(20),Jao(17),Darv(11),Renaer(8),Gak(5),Goblin(3),Blaze(3).]</text:p>
      <text:p text:style-name="P663"/>
      <text:p text:style-name="P663">Round 1:</text:p>
      <text:p text:style-name="P663"><text:span text:style-name="T2">Shump rushes the goblin and swings his sword hoping to silence it quickly before an alarm is set off.</text:span>[roll 12+6 = 18.Hit. 2+4=6dmg. Goblin has 1hp remaining]<text:span text:style-name="T2">. It hacks deep into the goblin. Jao runs around the corner with his rapier to add the finishing blow. </text:span>[roll <text:span text:style-name="T759">1..critical miss].</text:span><text:span text:style-name="T6"> Jao stabs….right into a wall..absolutely missing the severely injured goblin. <text:s/>He moves out of the way shaking his head. Darv comes around and conks the goblin on the head</text:span><text:span text:style-name="T759">[roll16+1=17. Dmg = 5+1=6]</text:span><text:span text:style-name="T6">. The force of the blow knocks it down and its body becomes limp with the occasional movement of severe brain damage. The rest of the party comes into the space, looking for a fight only to find it isn’t there. Blaze orients north to block that path, while Ranaer and Gak go south.</text:span></text:p>
      <text:p text:style-name="P179"/>
      <text:p text:style-name="P664">[Battle end: 50xp /6 =8.3...rounded to 8xp each. Everyone should have 465xp now]<text:span text:style-name="T2">. Darv fingers around and acquires 6cp. <text:s/>After a quick peak south, Ranaer and Gak find an empty room full of rusty weapons and low quality clothing. <text:s/>One might get the impression of an armory except the lack of values present. The part realigns with Gak and Shump at the front again and go up 2 sets of stairs. They follow a passage and turn around the bend before continuing. </text:span><text:span text:style-name="T7">The party finds themselves in an area that seems to have been used for sleep. <text:s/>Six tattered, straw mattresses <text:s/>litter the floor here. Nothing else can be found except a wooden door at the end. Through the door there is shouting in common tongue.</text:span></text:p>
      <text:p text:style-name="P180"/>
      <text:p text:style-name="P664"><text:span text:style-name="T7">“No, no no no...You don’t do that, you have to </text:span><text:span text:style-name="T761">plug the floor shut</text:span><text:span text:style-name="T7">.” <text:s/>The voice seems familiar in a “I’ve heard it once before” kind of way but not enough for anyone to put a connection to the identity of the owner. “Just give it to me and I’ll put it there….” the voice says again, still full of familiarity.</text:span></text:p>
      <text:p text:style-name="P180"/>
      <text:p text:style-name="P664"><text:span text:style-name="T7">--Gak. They </text:span><text:span text:style-name="T761">must</text:span><text:span text:style-name="T7"> die. It is my will-- comes a message to Gak’s mind in a fatherly and patronizing voice. Not surprised by the frankness, Gak assumes Ghaunadar has spoken.</text:span></text:p>
      <text:p text:style-name="P180"/>
      <text:p text:style-name="P665"><text:span text:style-name="T7">A</text:span><text:span text:style-name="T2">s they slowly open the door</text:span>[stealthcheck: Gak vs Krentz and Zemk: roll d20 +bonus vs d20+bonus, d20+bonus == 4roll +1 = 5 vs Krentz 6(roll) + Zemk(20). Fail]<text:span text:style-name="T2">, Krentz and Zemk look diagonally across the room at Gak.</text:span></text:p>
      <text:p text:style-name="P181"/>
      <text:p text:style-name="P665"><text:span text:style-name="T2">“You……………..I know you.”...Krentz then looks at Shump “</text:span>YOU!<text:span text:style-name="T2">” he bellows in a voice of anger mixed with panic. Zemk is ready for a fight, while Krentz is much more reserved and seems depressed by the turn of events. The air of his beating at the Yawning Portal still hangs over him.</text:span></text:p>
      <text:p text:style-name="P181"/>
      <text:p text:style-name="P666">[Initiative: Gak16roll+1=17,Shump2roll+2=4,Jao 4roll+3=7, Blaze 6roll+1=7, Darv 4roll + 0=4, Renaer roll 14 + 4= 18. Zemk= 17roll+0. Krentz 19roll+1=20. Restatement for battle:</text:p>
      <text:p text:style-name="P666"><text:soft-page-break/>Krentz(20),Renaer(18),Zemk(17),Gak(17),Blaze(7),Jao(7),Shump(4),Darv(4)]</text:p>
      <text:p text:style-name="P182"/>
      <text:p text:style-name="P666"><text:span text:style-name="T2">Krentz pulls out his scimitar. Shit just got real. He’s no longer interested in boxing matches. </text:span><text:span text:style-name="T8">He attacks Shump, whom he shares a grudge toward.</text:span><text:span text:style-name="T2"> </text:span>[roll 20,16...+3=23,19..Damage 2+1=3…. <text:s/>-<text:span text:style-name="T766">3hp Shump, to 17]</text:span><text:span text:style-name="T8">. Renaer in turn attacks Zemk </text:span><text:span text:style-name="T766">[multi attack: *3. +6+2(8) *3. 6,6,1. 1dmgdagger,1dmgdagger,1dmg rapier, 3 overall to Zemk vs AC16. Miss,miss,critmiss. ]</text:span><text:span text:style-name="T8">.</text:span></text:p>
      <text:p text:style-name="P703"/>
      <text:p text:style-name="P163">In a show of bravado Renaer pulls out his dagger and rapier and attempts to kill Zemk...but misses outright. <text:span text:style-name="T768">Zemk swings his warpick at Renaer</text:span><text:span text:style-name="T523">[roll+4 =4+4 = 8;fail]</text:span><text:span text:style-name="T768">. He swings his pick around uselessly not hitting anyone. </text:span><text:span text:style-name="T523"><text:s/></text:span><text:span text:style-name="T768"><text:s/></text:span><text:span text:style-name="T767">Gak blasts Krentz with eldritch to disable him.</text:span><text:span text:style-name="T522">[5 roll + 4bonus = 9 </text:span><text:span text:style-name="T523">vs AC13.Fail]</text:span><text:span text:style-name="T768">. The blast fizzles out. Blaze casts firebolt on Kranz</text:span><text:span text:style-name="T523">[Blaze roll:13+5=18.hit. 9 fire dmg. Krentz has 2 hp left and is on fire as <text:s/>his leather armor ignites]</text:span><text:span text:style-name="T768">. Jao comes in for a stab on Zemk with his rapier</text:span><text:span text:style-name="T523">[roll1..auto fail].</text:span><text:span text:style-name="T768"> He misses outright hitting a wall. Shump comes charging in and attacks Zemk. </text:span><text:span text:style-name="T523">[13roll+6=19 vs 16AC. Hit. 6+4=10 dmg. Zemk is down to 16hp.]</text:span><text:span text:style-name="T768"> Darv Hits Zemk with a mind sliver</text:span><text:span text:style-name="T523">[</text:span><text:span text:style-name="T524">8roll+0=8 vs DC 13.Fail. 5 dmg. Next save -1d4. Zemk has 11hp]</text:span><text:span text:style-name="T769">.</text:span></text:p>
      <text:p text:style-name="P163"/>
      <text:p text:style-name="P667">Round 2: Krentz(1hp),Renaer(18),Zemk(11hp),Gak(17),Blaze(7),Jao(7),Shump(4),Darv(4)</text:p>
      <text:p text:style-name="P667"/>
      <text:p text:style-name="P164">Having been left behind by Shump, who went after Zemk, Krentz takes aim at Gak.<text:span text:style-name="T520">[roll 8roll+3=11 vs 12AC = fail]</text:span>. He misses with his cut. <text:s/>Renaer tries again<text:span text:style-name="T520">[4,16,14 vs AC16 = </text:span><text:span text:style-name="T525">4+6=10 miss,16+6=22 hit, 14+6=20 hit. 1D4+4 dmg,1d8+4. ==3+4=7 + 7= 14.]</text:span><text:span text:style-name="T770"> The rapier and dagger swing and whirl in and Zemk falls….unable to withstand the onslaught. Gak blasts Krentz</text:span><text:span text:style-name="T525">[10roll+4=14 vs AC13 = hit. 7Dmg.]</text:span><text:span text:style-name="T770"> Whatever remains of Krentz is splattered all along the wall and door. </text:span></text:p>
      <text:p text:style-name="P668">[Battle end. Shump 17hp. The rest full hp. <text:span text:style-name="T771">200xp(1CR) + 25xp = 225/6 = 3</text:span><text:span text:style-name="T772">8</text:span><text:span text:style-name="T773">+457= 495</text:span><text:span text:style-name="T775">]</text:span></text:p>
      <text:p text:style-name="P668"/>
      <text:p text:style-name="P165">--<text:span text:style-name="T774">Open the door and be on your way-- comes the stern, patronizing voice.</text:span></text:p>
      <text:p text:style-name="P165"/>
      <text:p text:style-name="P166">“Well fellas, I have a feeling whatever they were hiding from is a problem. Let’s make our way shall we?” He quickly ushers everyone toward the other door and casually, but discretely stays behind to open the lavatory door..where a grey slime sits waiting.</text:p>
      <text:p text:style-name="P166"/>
      <text:p text:style-name="P166">--Do not return this way-- the stern, patronizing voice of Ghaunadar says. It’s implied he is granting safe passage but given his demeanor, Gak does not wish to find out and quickly makes his way back to the party, shutting the door behind them. <text:s/>He then makes his way back to the front where everyone gives him a puzzled look.</text:p>
      <text:p text:style-name="P166">“Don’t ask….you would not understand”<text:span text:style-name="T526">[100xp to Gak. Gak = 595, everyone else 495]</text:span></text:p>
      <text:p text:style-name="P704"/>
      <text:p text:style-name="P167">After following the corridor, Gak’s Gang finds themselves at a staircase. Climbing up, they arrive at <text:s/>a larger room twice the size, in length at least, as any of the other rooms. Threadbare curtains hang on the east wall of the long hall, in the middle of which a muscular half-orc in dingy robes stands with his foot on the chest of a male human with wavy red-blond hair. Fire burns around the orc’s clenched fist, and his victim cries and squirms helplessly beneath him. Seated on a raised platform to the south is a nightmarish figure wearing black robes. It has large white eyes and rubbery purple skin, with four tentacles encircling its inhuman mouth. It cradles and gently caresses what looks like a disembodied brain with feet.</text:p>
      <text:p text:style-name="P167"/>
      <text:p text:style-name="P669">[Initiative:<text:span text:style-name="T777">3,15,3,20,12,8,9,14,12 == Nihiloor, Grumshar, Int Devourer, Gak, Shump,Jao,Blaze,Darv, Renaer == Nihiloor(3+1=4),Grumshar(15+0=15),IntDev(3+2=5),Gak(20+1=21),Shump(12+2=14),Jao(8+3=11),Blaze(9+1=10),Darv(12)</text:span></text:p>
      <text:p text:style-name="P670"><text:soft-page-break/>== Gak(21),<text:span text:style-name="T783">Renaer(18),</text:span>Grumshar(15),Shump(14),Darv(12),Jao(11),Blaze(10),IntDev(5),Nihiloor(4).</text:p>
      <text:p text:style-name="P670">Round 1: <text:span text:style-name="T778">Shump starts with 17hp of 20 because of the battle with Krentz and Zemk.</text:span></text:p>
      <text:p text:style-name="P183"/>
      <text:p text:style-name="P671"><text:span text:style-name="T2">Gak watches as the mindflayer <text:s/>stand up and begin to flee west, leaving the brain creature behind to come to it’s defense. Aiming for it, he blasts eldritch blast at the mindflayer hoping to knock it’s feet under it.</text:span>[13roll+4=17 vs 15. Hit. 2 dmg to Nihiloor. 69Hp left for Nihiloor.]<text:span text:style-name="T2"> <text:s/></text:span><text:span text:style-name="T9">It flies into a wall.</text:span><text:span text:style-name="T779">[dexcheck to stay up:6roll + 1=7 vs DC12. Fail.]</text:span><text:span text:style-name="T9"> Nihiloor crumples in a heap, the mindflayer having been slammed into the wall. </text:span><text:span text:style-name="T13">Renaer rushes to Floon’s side and grabs him up in his arms, </text:span><text:span text:style-name="T14">saying “Floon my beloved Floon!”.</text:span><text:span text:style-name="T13"> </text:span><text:span text:style-name="T9">Grumshar casts firebolt at Gak to return fire.</text:span><text:span text:style-name="T779">[1+4 = 5...fail..and autofail]</text:span><text:span text:style-name="T9">. The flame puffs out in his hand, a sign of his amateurishness. Shump charges across the room and swings down his sword on Grumshar.</text:span><text:span text:style-name="T779">[4roll+6=10. </text:span><text:span text:style-name="T780">Hit. 1+4=5dmg. Grum’shar has 4hp left.]</text:span><text:span text:style-name="T10"> Darv casts mage armor on himself. </text:span><text:span text:style-name="T780">[1 L1 slot of 3 expended for Darv. For the next 8 hours he has AC13+dex = 13.</text:span><text:span text:style-name="T781">]</text:span><text:span text:style-name="T11"> Darv moves himself toward the east corner, hoping to snipe from a distance in his shimmering mage armor. <text:s/>Jao charges in, hoping to make the finishing blow on Grum’shar.</text:span><text:span text:style-name="T781">[14roll+5 = 19. 8 damage. Grum’shar is dead at 4hp]</text:span><text:span text:style-name="T11">. His rapier sinks right through the half orc’s chest, dropping the would-be mage in a heap next to his torture victim. “Not today, ugly!” he cries. Blaze meanwhile comes in behind Shump and Jao. Less afraid of combat, he </text:span><text:span text:style-name="T12">casts chromatic orb on the intellect devourer.</text:span><text:span text:style-name="T782">[9+5=14 vs <text:s/>AC12. Hit;8+1+7 fire dmg = 16 fire dmg. Int Devourer is down to 5hp. 1 of 3 L1 slots used by Blaze. Both Blaze and Darv now have 2 of 3 L1 slots remaining each]</text:span><text:span text:style-name="T12">. The orb of fire goes forth from him and slams into the brain-dog-thing, severely burning it and leaving it in terrible shape. </text:span><text:span text:style-name="T13">However the intellect devourer remains undeterred, serving its’ master unswervingly. It attempts to devour Blaze’s intellect </text:span><text:span text:style-name="T783">[</text:span><text:span text:style-name="T784">13+2 = 15 vs 12. PASS. Blaze is unharmed]</text:span><text:span text:style-name="T14">. Nihiloor gets up</text:span><text:span text:style-name="T784">[half movement]</text:span><text:span text:style-name="T14"> and rushes down the stairs toward the door again. It gets to the bottom of the stairs(15ft). It dashes through the double doors, reaching a portal the next room.</text:span></text:p>
      <text:p text:style-name="P184"/>
      <text:p text:style-name="P672">Round 2: Shump has 17hp still, Renaer is holding Floon in his arms, Grum’shar is dead. Shump and Jao are standing over Grum’shar’s body. Darv is in the east corner. Blaze is a square behind Shump. <text:span text:style-name="T785">10 feet away is the intellect devourer, blocking the path to the double doors. Gak is standing at the center of the room, 2 squares in. Nihiloor is 69hp.</text:span></text:p>
      <text:p text:style-name="P185"/>
      <text:p text:style-name="P673">Restated Initiative: Gak, Renaer, Shump,Darv,Jao,Blaze,IntDev, Nihiloor</text:p>
      <text:p text:style-name="P186"/>
      <text:p text:style-name="P673"><text:span text:style-name="T2">Gak takes aim at the mindflayer for another blast.</text:span>[3roll+4 = 7 vs 15AC. Miss]<text:span text:style-name="T2">.This one misses however. <text:s/>Renaer retreats next to Darv with Floon. “Floon my boy hold on...we’re going to get you out of this hole in the ground! </text:span><text:span text:style-name="T15">Drinks will be on me several times over...Don’t give up”</text:span></text:p>
      <text:p text:style-name="P187"/>
      <text:p text:style-name="P674"><text:span text:style-name="T2">Shump charges the intellect devourer and swings his sword.</text:span>[12roll+6=18 vs AC12. HIT. 1+4=5 dmg. DEAD]<text:span text:style-name="T2"> The sword cleaves the intellect devourer into 2 burnt, swollen, bloody pieces of brain. Juices flow from it and leak upon the floor. Darv hangs back, feeling very uncomfortable about the prospect of meeting with the mindflayer further….Jao pulls a dagger and takes aim, throwing toward the mindflayer. </text:span>[roll 4 + 5= 9...miss]<text:span text:style-name="T2"> The dagger falls short and skids along the ground. Blaze takes conjures a fire in his hand and tosses it at Nihiloor, hoping </text:span><text:span text:style-name="T16">not to miss. </text:span><text:span text:style-name="T786">[12roll+5bonus=17 vs 15AC. Hit. 5 fire dmg. Nihiloor has 64hp.]</text:span><text:span text:style-name="T16"> It burns in a flash of flame as the impact is made. “Take that ugly!”. Nihiloor pulls out something and hops right through the portal with a whoosh….The portal then fades, looking inert and inactive.</text:span></text:p>
      <text:p text:style-name="P675">[End encounter. Shump has 17hp. Renaer is holding Floon, who has 1hp. Grum’shar and Intellect Devourer are dead but Nihiloor the mindflayer has escaped via portal. Total XP gained by party in this: 50xp (Grum’shar) + 450xp (intellect devourer) + <text:span text:style-name="T787">1450 = +325xp to whole party. Gak has 920. Everyone else has 820xp. Gak moves up to L3.]</text:span></text:p>
      <text:p text:style-name="P188"><text:soft-page-break/></text:p>
      <text:p text:style-name="P676"><text:span text:style-name="T2">After the portal calms, the party begins to scan the scene for other threats. The pieces of intellect devourer and Grum’shar’s corpse are all that remain now that the illithid has escaped. Jao searches Grum’shar’s corpse and finds a spellbook. He holds it up and asks “What do you boys reckon this thing is worth for the right bidder?”. </text:span><text:span text:style-name="T788">[Note: 25gp for book + (50*spell level * count). Burning Hands(L1),Disguise Self(L1),False Life(L1),</text:span><text:span text:style-name="T789">Shield(L1),Unseen Servant(L1),Witchbolt(L1). 50*6= 300gp + 25gp = 325gp estimated value…]</text:span><text:span text:style-name="T17"> <text:s/>“A pretty penny I’d say” says Gak. “Just remember we are a very sharing group of friends here…..”</text:span></text:p>
      <text:p text:style-name="P189"/>
      <text:p text:style-name="P677"><text:span text:style-name="T2">After a brief glance around the room, Gak finds a small, unlocked wooden chest hiding behind the chair at the top of the platform. Inside are two potions of healing, 16gp, 82sp, and 250cp.</text:span>[Gak has 25gp initial..+16gp = <text:span text:style-name="T790">4</text:span>1gp. 82sp.250cp. And 2 potions of healing].<text:span text:style-name="T2"> </text:span><text:span text:style-name="T18">He returns to Floon. “Here, drink up...Volo says you’re quite good at that…”. <text:s/>Floon drinks a potion of healing.</text:span><text:span text:style-name="T791">[2d4+2=2,3=5+2=7hp to Floon. He now has 8hp. <text:s/>1 Healing potion left with Gak]</text:span><text:span text:style-name="T18">. “Thank you! OH! Thank you so much! Renaer you came back for me!”</text:span></text:p>
      <text:p text:style-name="P190">Renaer’s face turns sheepish red. “Actually my friend, they came looking because Volo sent them. You owe them, and Volo, just as much as I do. It was my luck they came before the kenku found me hiding in the fish closet. It was a most ungentlemanly stench.”</text:p>
      <text:p text:style-name="P190">“Indeed, Volo sent us. He was worried you had fallen into trouble” says Gak. “Seems he was right..though he could have been of more help.”</text:p>
      <text:p text:style-name="P190">“Where are we exactly? We came via the sewers but this place surely isn’t that.”</text:p>
      <text:p text:style-name="P678"><text:span text:style-name="T2">“I have no idea. They bagged me and then tossed me here. He was burning me for that thing and kept asking about </text:span><text:span text:style-name="T19">Renaer’s father. They seemed to believe I was him.” says Floon.</text:span></text:p>
      <text:p text:style-name="P679">[+100xp to the party. Floon has been found and is still alive. Gak now has 1020. Everyone else has 920 and moves up to L3]<text:span text:style-name="T2">.</text:span></text:p>
      <text:p text:style-name="P680">[Gak:L3 Warlock/Goolock. Gains 1d8+<text:span text:style-name="T793">3conmod. 24Max hp and current hp. Gains pact boon(tome, +3 cantrips(mage hand, chilltouch,poison spray). Gains +1 spells known(Spiderclimb-L2). Still has 2slots but casts at 2</text:span><text:span text:style-name="T795">nd</text:span><text:span text:style-name="T793"> level.]</text:span></text:p>
      <text:p text:style-name="P679">[Shump: L3 Fighter. Gains 1d10+3(conmod) hp = 10+3=13hp = 33max, current 30hp. Also gains archetype. Battlemaster archetype. Gains 3 maneuvers, can only use 1 per attack. Also gains superiority dice(*4, which are d8.). When expended, superiority dice assist in maneuvers. <text:span text:style-name="T792">Maneuver 1: Precision attack(when attacking, expend superiority die to add to roll even after already rolled). Maneuver 2: Sweeping Attack(When hitting, use superiority die to damage other creature within reach and 5ft of attacked target. If initial attack roll hits, target 2 gets damage equal to d8 roll of the superiority die). Maneuver 3: Parry(when damaged by enemy, reaction to roll superiority die and reduce damage by d8+dexmod). All maneuver save DC are 8 + profbonus + str/dex mod(choice). Student of war: proficiency with 1 type of artisans’ tools of choice:alchemist’s tools. ]</text:span></text:p>
      <text:p text:style-name="P681">[Jao:L3 Rogue. Gains 1d8hd. 1d8+3conmod = 1roll+3=4hp. 23max/current hp. 2D6 sneak attack. Roguish Archetype. Soulknife. Gains 2*profbonus in d6 dice to fuel powers. <text:s/><text:span text:style-name="T803">= 4 dice. </text:span>Return on long rest.<text:span text:style-name="T803">Can regain 1 die as bonus action per rest.. Powers that use the dice: Psi-bolstered knack(When proficient and fail on a skill/tool check, roll 1 die(d6) to add to score at cost of psi energy dice. If success, expended. If fail, the die isn’t expended). Psychic whispers(1 to profbonus in creatures to telepathically communicate. Roll the die. For hours equal to number rolled, creatures can speak 2way telepathically. To send/receive msg doesn’t cost action but must be within 1 mile distance. Only applies to creatures with language but need not be shared language, creature can “cut off the call” at any time. First time used after each long rest this is free. Afterward it costs a die.). <text:s/>Psychic Blades: As attack action can manifest a magic blade with finesse/thrown properties and 60ft range. On a hit, 1d6+attackmod(str/dex) psy dmg. After hit/miss, blade disappears, and no signs of damage left behind. After attack, can make another second as bonus action on same turn if other hand is free. Dmg of that one is 1d4 instead of 1d6.</text:span><text:span text:style-name="T804">]</text:span></text:p>
      <text:p text:style-name="P682"><text:soft-page-break/>[Blaze:Sorc3. 1D6hd = 2+3conmod = 5 hp. 18+5 = 23hp max/current. <text:span text:style-name="T805">3 sorcery points. Metamagic:can twist spells with sorc points. 2 metamagic options. Empowered Spell(metamagic) (1 sorc point to reroll dice up to chamod, must take new rolls, for damage on spell.Quickened spell(spells with 1action casting time can be turned into bonus action cast at cost of 2sorc points.). </text:span><text:span text:style-name="T806">+1 spells known. 4 spells known total. 2 2</text:span><text:span text:style-name="T796">nd</text:span><text:span text:style-name="T806"> level slots. Web(L2) gained.]</text:span></text:p>
      <text:p text:style-name="P683">[Darv:Sorc3 1d6hd = 3+1=4 = 9+4 = 13hp max/current. 3 sorcery points. Metamagic *2: empowered, quickened. 4cantrips+4spells known +4L1 slots +2L2 slots + <text:span text:style-name="T807">3psionL1spells(arms of hadar,dissonant whispers, mindsliver) + 2 psionicL3spells(calm emotions,detect thoughts).</text:span></text:p>
      <text:p text:style-name="P684">Spell refres<text:span text:style-name="T808">her: 0(Cantrip): Mindsliver,firebolt,light,mending. L1*4 uses: Charm person, mage armor, dissonant whispers, silvery barbs, arms of hadar, mindsliverL1.L2*2uses:Spiderclimb.</text:span><text:span text:style-name="T809">]</text:span></text:p>
      <text:p text:style-name="P684"/>
      <text:p text:style-name="P168">The full party, now numbering 7, makes it’s way through the double doors to investigate what happened. In the middle of this otherwise empty room is a stone pillar carved with a small symbol: a perfect circle with 10 equidistant spokes radiating outward from its circumference. In the middle of this circle is a smaller circular indentation that bears a passing resemblance to a lidless eye. The west and northmost rooms are both emptied sleeping quarters with straw pallets and rusty manacles bolted to the walls. All that remains is a stairway going upward in the northwest corner of the room. <text:s/>This branches into 2 doors, one going west and the other north.<text:span text:style-name="T520"> [1d2. 1 is west,2 is north. <text:s text:c="2"/>2.north.].</text:span> Shump opens the door with his shield out and sword at the ready. He finds a sleeping goblin on the floor. He strolls over to it casually and hacks at it’s head with his sword.<text:span text:style-name="T520">[stealthcheck to approach without waking it. 11+2=13 vs DC9.pass. </text:span><text:span text:style-name="T527">Auto-kill.+50xp to Shump 970xp now.]</text:span></text:p>
      <text:p text:style-name="P705"/>
      <text:p text:style-name="P169">Shump returns with a smile. “There are no more goblins.” Everyone stifles a laugh and then they push onward to the west door, which is a tunnel that leads outward. When they open it, they find themselves in the same general area they started in.</text:p>
      <text:p text:style-name="P169"/>
      <text:p text:style-name="P169">--Gak, didn’t we come this way?-- (Darv)</text:p>
      <text:p text:style-name="P169">--Seems so. Shall we continue down <text:s/>and see what else we find?--</text:p>
      <text:p text:style-name="P169">--Sure Gak--</text:p>
      <text:p text:style-name="P169">“Okay everyone” Gak declares “Listen up. We’re going to explore a bit more. This might be where we came in and this might not be.<text:span text:style-name="T520">[1d2...1 north,2south. 1..north]</text:span> The party continues until it hits a dead end with a wall that has a lower stream for sewage to run through beneath it.</text:p>
      <text:p text:style-name="P169">“We passed that little eyebeast back there. Maybe we should go up that ladder” Blaze suggests.</text:p>
      <text:p text:style-name="P169">“No, I went. The ladder goes to someone’s cellar.” grunts Shump.</text:p>
      <text:p text:style-name="P169">“Maybe we go the opposite direction and see where that takes us?” suggests Floon.</text:p>
      <text:p text:style-name="P169">They put it to a vote among the 7 of them. Majority will decide their path. <text:span text:style-name="T520">[7d2. 1 is ladder,2 is continue south tunnel. 1:4 votes,2:3 votes. 1(ladder) wins.]</text:span>. Taking the majority, everyone makes their way back to the ladder and clambers up.</text:p>
      <text:p text:style-name="P169"/>
      <text:p text:style-name="P169">“Here’s hoping our smell does not betray us to whoever is up there.” quips Floon. <text:span text:style-name="T810">The 7 adventurers make their way up and into a cellar. <text:s/>When they lift the metal cover aside, a young boy of no older than 5 screams in terror. “DADDDDDDDDDDDDDDDDDDY!”. He takes off running through the door, up the stairs. A group of hastily armed men, brandishing chairs, clubs, knives, and whatever they can get a hold of shows up.</text:span></text:p>
      <text:p text:style-name="P169"/>
      <text:p text:style-name="P169">“<text:span text:style-name="T810">WHO ARE YOU?!” yells the leader, waving a broken wine bottle around menacingly.</text:span></text:p>
      <text:p text:style-name="P169">“<text:span text:style-name="T810">I am Gak. I mean you no harm”</text:span><text:span text:style-name="T528">[Persuasion vs InvestigationDC10: 2roll+4=6”]</text:span></text:p>
      <text:p text:style-name="P191">“I’VE NEVA HEARD OF YOU!”</text:p>
      <text:p text:style-name="P169"><text:soft-page-break/>“<text:span text:style-name="T810">But maybe you have heard of me….” comes a voice from the back. The crowd looks and half of them leave quickly not wishing to be involved further. The other half (maybe 4 patrons and leader) don’t seem to care.</text:span></text:p>
      <text:p text:style-name="P169">“<text:span text:style-name="T810">Lord Neverember…...What brings you to my cellar? Have your family not pilfered enough from us!?”</text:span></text:p>
      <text:p text:style-name="P169">“<text:span text:style-name="T810">Do you not see me with </text:span><text:span text:style-name="T811">Capt. Shump of the Guard? We have just rescued this man from an evil fate in the sewers below..” as Renaer points to Floon, who sheepishly waves.</text:span></text:p>
      <text:p text:style-name="P170">Upon being shown Shumps’ rank insignia, the crowd disperses. The leader says “Get ye all out...You nobles are bringing stink with you where’r you land!”. <text:s/>The rest of the trip outside doesn’t take too long nor is it particularly eventful outside of a few disgusted faces and some laughter. <text:s/>As Gak’s Gang makes its way out, Renaer offers them on his own money to go to the nearest respectable bathhouse. They all take him up on it and the meal afterward. <text:span text:style-name="T520">[Long rest/all hp and spells restored/all rests restored/everyone has eaten and taken a nap]</text:span>. <text:s/>Some hours later, in the evening, they make their way to Volo at the Yawning Portal. <text:s/>There he can be found drinking by himself, anxiety clearly having taken toll on his spirits. He springs up the moment Durnan greets them and runs to embrace them all. </text:p>
      <text:p text:style-name="P170"/>
      <text:p text:style-name="P685">[A Good Deed]:<text:span text:style-name="T2"> Volo then turns sheepish in demeanor, stammering to himself. <text:s/>“I confess that I have but few coins to spare. But never let it be said that Volo reneges on a promise! <text:s/>Allow me to present something much more valuable.” He holds out a scroll tube. “The deed to a remarkable property here in Waterdeep! We’ll need a magistrate to witness the transfer of ownership. I’ll arrange a meeting with one after you’ve inspected the estate and deemed it satisfactory.</text:span></text:p>
      <text:p text:style-name="P170"/>
      <text:p text:style-name="P685"><text:span text:style-name="T2">“</text:span><text:span text:style-name="T20">Wait, what?” a shocked Gak exclaims. Murmuring can be heard among Gak’s Gang, who range from delighted to have where to live instead of renting rooms constantly, to, frustration at lack of coin that would have more relevant impact in life(Darv and Jao).</text:span></text:p>
      <text:p text:style-name="P192"/>
      <text:p text:style-name="P192">“This is an opportunity for you, Gak….Don’t pass it up” Volo pushes. “Why should a nobleman such as yourself, even as a visitor, be expected to live out of an inn like a commoner?”</text:p>
      <text:p text:style-name="P192"/>
      <text:p text:style-name="P192">“True. Very true. But this is valued at much much more than the 500 gold you would owe us.” (Gak)</text:p>
      <text:p text:style-name="P192">“Let it never be said that Volo reneges on promises. This house is not as valuable as my reputation. A celebrity should be known for what he does or is. Not where he lacks in himself.”</text:p>
      <text:p text:style-name="P192">“If you are certain….” Gak starts….. “I insist. It is, of course, going to need some tender care. I have only recently come into the property and have not yet started repairs. However it has great potential!”</text:p>
      <text:p text:style-name="P192"/>
      <text:p text:style-name="P686"><text:span text:style-name="T20">T</text:span><text:span text:style-name="T2">he meeting takes place the next day in front of magistrate Kylynne Silverhelve outside of the courthouse in Castle Ward at high sun(noon). She impatiently states recognition, records it, and asks for 25gp as the estate transfer tax. <text:s/>Gak shoots Volo a look. Renaer catches it and says “on me…”. <text:s/>The deed is transferred and now Gak Maktok owns the Trollskull Manor, making him a registered noble </text:span><text:span text:style-name="T21">and property-holder in the city. <text:s/></text:span></text:p>
      <text:p text:style-name="P193"/>
      <text:p text:style-name="P194">The Gang part from Floon, Renaer and Volo...They thank Renaer for his help in sealing the property deal. From this point on, all three personalities are now friends of the party and available if they need them for a favor.</text:p>
      <text:p text:style-name="P194"/>
      <text:p text:style-name="P687"/>
      <text:p text:style-name="P687"/>
      <text:p text:style-name="P687"/>
      <text:p text:style-name="P687"/>
      <text:p text:style-name="P687"><text:soft-page-break/>CHAPTER 2: Trollskull Alley</text:p>
      <text:p text:style-name="P195"/>
      <text:p text:style-name="P688"><text:span text:style-name="T21">G</text:span><text:span text:style-name="T2">ak’s Gang make their way to the North Ward. As they pass by fancy houses, morale jumps. The locals are upper-middle class and this area is a welcome break from other districts. <text:s/>As they make their way down the block from the north, they see the property for the first time. Trollskull Manor is a staggering four-story tall building with a turret. It looks clearly abandoned and in need of some tender loving care(TLC). The windows are boardred up from outside. A dead tree and weed-filled open-space that could be called a yard happen to sit out front, just a few steps downward from street level.</text:span></text:p>
      <text:p text:style-name="P196"/>
      <text:p text:style-name="P688"><text:span text:style-name="T2">As Gak’s Gang arrive at the door, Gak slips the key into the main entry. This leads to the old taproom of the tavern. <text:s/>Broken furniture, old tarnished silverware, casks of wine(that are doubtless vinegar now), and other mess litter the room. </text:span><text:span text:style-name="T22">They go through from room to room, evaluating the plan and deciding who has what claim on what space. <text:s/>Everywhere are cobwebs and dust and the occasional rat.</text:span></text:p>
      <text:p text:style-name="P197"/>
      <text:p text:style-name="P689"><text:span text:style-name="T22">A</text:span><text:span text:style-name="T2">fter surveying the entire property for themselves, everyone discusses who has what space. Gak claims the master bedroom on the third floor. <text:s/>Darv claims the bedroom directly across from it </text:span><text:span text:style-name="T23">with access to the turret tower. Blaze and Jao agree to split the bedroom on the second floor while Shump claims the attic bedroom for himself.</text:span></text:p>
      <text:p text:style-name="P198"/>
      <text:p text:style-name="P690"><text:span text:style-name="T2">As they arrange the mess, </text:span><text:span text:style-name="T24">already broken furniture they piled up begins to fall seemingly for no reason. Jao seeks out a buyer for the vinegar in the wine barrels using his criminal contacts. At 3gp a barrel, he sells what is usable</text:span><text:span text:style-name="T812"> [1d10 barrels=4 * 3gp = 12gp to Jao]</text:span><text:span text:style-name="T24">. </text:span><text:span text:style-name="T25">When the delivery staff show up, the barrels tumble and nearly shatter as they roll toward Jao and the delivery staff. The 3 of them take a look inside to find a completely empty room. </text:span></text:p>
      <text:p text:style-name="P199"/>
      <text:p text:style-name="P691"><text:span text:style-name="T2">Shump </text:span><text:span text:style-name="T26">takes to pulling out the weeds in the front yard, but </text:span><text:span text:style-name="T27">finds himself repeatedly getting kicked in the butt every time he bends over. When he turns around to face his opponent nobody can be found in the yard.</text:span></text:p>
      <text:p text:style-name="P200"/>
      <text:p text:style-name="P692"><text:span text:style-name="T27">T</text:span><text:span text:style-name="T2">he first night doesn’t pass that much better either. Weird noises, animal sounds, and scraping on the walls. <text:s/>The next day passes uneventfully for the tired and weary Gang. That night again the noises start up, growing in intensity. All checks for magic and intruders fail.</text:span></text:p>
      <text:p text:style-name="P201"/>
      <text:p text:style-name="P692"><text:span text:style-name="T2">The third day, Gak approaches Volo. <text:s/>“Well, uh….That sounds to me like material for my latest book! Those seem to be the signs of a classic haunting! What luck! I had </text:span><text:span text:style-name="T763">investigated but never found anything myself and thought the purchase an expensive flop!</text:span><text:span text:style-name="T2">”.</text:span></text:p>
      <text:p text:style-name="P201"/>
      <text:p text:style-name="P692"><text:span text:style-name="T2">“You mean to tell me that you </text:span><text:span text:style-name="T763">knew</text:span><text:span text:style-name="T2"> there was a haunting?? And you didn’t divulge it? I should take you to court!” (Gak)</text:span></text:p>
      <text:p text:style-name="P201"/>
      <text:p text:style-name="P692"><text:span text:style-name="T2">“Gak! Gak my friend! Gak..Gaaaaaaak. Do you understand that I have given you the means to establish your name in this city? Besides, you could easily settle and make a nice income from the patrons of the area. Look, you will need to invest a bit but </text:span><text:span text:style-name="T28">you could have an upscale bar in there! I could even give you the first few speaking events for free to draw a crowd!”</text:span></text:p>
      <text:p text:style-name="P202"/>
      <text:p text:style-name="P203">Gak sits on the matter for a moment. <text:s/>“What sort of income could we draw? Who would even know? The place looks like it has been out of business for forever and a half! The elves were running things when it last saw patrons!”</text:p>
      <text:p text:style-name="P203"/>
      <text:p text:style-name="P203">“Ask Durnan...Perhaps he would know”(Volo)</text:p>
      <text:p text:style-name="P693"><text:soft-page-break/><text:span text:style-name="T2">Gak then speaks to Durnan, who gives him a smile and a shrug. “</text:span><text:span text:style-name="T29">Depending on the person, it can be very profitable or barely enough to cover the cost.”</text:span></text:p>
      <text:p text:style-name="P204"/>
      <text:p text:style-name="P204">“And the cost to start?”</text:p>
      <text:p text:style-name="P204">“Maybe 1000gp will be a great start”(Durnan)</text:p>
      <text:p text:style-name="P205">“My thanks” Gak says, and he returns back to the gang.</text:p>
      <text:p text:style-name="P205"/>
      <text:p text:style-name="P694"><text:span text:style-name="T2">When he arrives </text:span><text:span text:style-name="T30">back at the Trollskull Manor, Gak finds mess all over the floor. “Who didn’t clean up after themselves?”</text:span></text:p>
      <text:p text:style-name="P694"><text:span text:style-name="T30">--Something dwells here-- </text:span><text:span text:style-name="T31">(Darv)</text:span></text:p>
      <text:p text:style-name="P206">--Meaning?--(Gak)</text:p>
      <text:p text:style-name="P206">--We’ve all experienced numerous events. Something dwells here.--(Darv)</text:p>
      <text:p text:style-name="P207">Shump comes down the stairs with a thump, having missed a step and caught himself. “Something or someone is here. They’ve been making mess and causing us problems.”</text:p>
      <text:p text:style-name="P207"/>
      <text:p text:style-name="P695"><text:span text:style-name="T2">“Well, this will not do. I just spoke to Durnan. We’re going to need to resolve this. </text:span><text:span text:style-name="T32">Both Volo and Durnan think this place could turn a tidy sum.”</text:span></text:p>
      <text:p text:style-name="P208"/>
      <text:p text:style-name="P208">“You’re not serious, are you?” says Jao as he sweeps around. <text:s/>“We just moved in! We can’t expect to sell it if there are others living or..even worse..haunting...the place”</text:p>
      <text:p text:style-name="P209">At that moment the pile of dust shoots in a cloud. In it is subtle handwriting “buh-bye!”</text:p>
      <text:p text:style-name="P209">“Gak! Come look!” he begins to stammer excitedly</text:p>
      <text:p text:style-name="P209">“We’re not selling this place...We live here. Instead, we can make it back into a tavern again. Maybe charge something more appropriate to the neighborhood. Turn a good coin. Durnan and Volo both seemed to believe so. All we need is a thousand for starting costs….”he trails off...approaching Jao and seeing the writing. --Was that you?-- Gak sends Jao. Jao rolls his eyes.</text:p>
      <text:p text:style-name="P209"/>
      <text:p text:style-name="P696"><text:span text:style-name="T2">“Maybe we need an exorcist or something...if this guest wants to make itself unwelcome, we can certainly do that. But if it wants to stay, perhaps it should stay out of the way and protect the place in our stead.” </text:span><text:span text:style-name="T33">(Gak)</text:span></text:p>
      <text:p text:style-name="P210"/>
      <text:p text:style-name="P211">A question mark appears underneath the “buh-bye!” writing…indicating the presence is paying attention.</text:p>
      <text:p text:style-name="P211">“Right now we have….20 percent perhaps of the starting funds. We do some quick jobs and find some discounts or make some friends and perhaps we can have things running here. Ghosts or no ghosts, we’ll be seeing it through. It solves our income question now that we don’t have to think about where we’re staying. With time maybe we can franchise out or use it to influence politics. There is potential.”</text:p>
      <text:p text:style-name="P211"/>
      <text:p text:style-name="P697"><text:span text:style-name="T2">A gust blows the dust back into a pile, slowly accumulating….as if the spirit is satisfied and willing to help out. </text:span>[100-150xp to party for appeasing Lif the ghost. Gak has 1120.Everyone else has 1070.]</text:p>
      <text:p text:style-name="P211"/>
      <text:p text:style-name="P698"><text:span text:style-name="T2">Shump </text:span><text:span text:style-name="T34">gathers Darv and Blaze and everyone hears about the plan. As they discuss it, Shump gets a message in his head: “I am Vajra Safahr, the Blackstaff. Come to Blackstaff Tower in the Castle Ward at once. Bring your friends.”. <text:s/>He blinks, then asks “which one of you is playing a prank with your magic again? Whose arse am I kicking today?” The group give him a shared look of concern. “It isn’t one of you? The Blackstaff is really summoning? I don’t wish to. I have seen enough action to know it isn’t worth it.” he states plainly. </text:span></text:p>
      <text:p text:style-name="P212">“So don’t go? It isn’t like they sent guards or anything.”</text:p>
      <text:p text:style-name="P212">“I don’t want to.” Shump replies, relying on his instinct and hoping that the message relays back.</text:p>
      <text:p text:style-name="P212"/>
      <text:p text:style-name="P212"><text:soft-page-break/>“We will need to talk to the heads of the guilds….Work will need doing and I have no intent to do it. Besides, sourcing goods is a headache.”(Gak)</text:p>
      <text:p text:style-name="P212"/>
      <text:p text:style-name="P213">Everyone nods, agreeing the plan makes sense. They spread out around the city inquiring at various pubs, taverns, bars, and inns about who to talk to. Everyone answers the same “The guilds..Don’t worry, they’ll find you”. Gak’s Gang return to the Manor one by one, hoping to hear someone else had better luck. When all of them are gathered they realize how empty-handed they are….Until a knock comes at the door.</text:p>
      <text:p text:style-name="P213"/>
      <text:p text:style-name="P699"><text:span text:style-name="T2">“</text:span><text:span text:style-name="T35">Ay. Is the owner of Trollskull Manor in?” says a halfling with mutton chops and bushy eyebrows.</text:span></text:p>
      <text:p text:style-name="P214">“That would be me”, says Gak, playing up the noble role. <text:s/>“I am Gak Maktok. What business do we have?”</text:p>
      <text:p text:style-name="P214">“Muh name is Broxley. Glad to see the living inhabit this place once more. This manor has seen much, she has. I represent the Fellowship of Innkeepers. If you would be so kind as to join us, at a cost of 10gp per year, it would keep harassment to a minimum and bring our support in times of crisis. We are few in this particular ward so having friends in the business to call upon is good”</text:p>
      <text:p text:style-name="P214"/>
      <text:p text:style-name="P214">“Would the guild know who else we talk to in order to get things started around here?”(Gak)</text:p>
      <text:p text:style-name="P214">“Sure! The moment the coin is in hand, I will personally send them your way immediately.”</text:p>
      <text:p text:style-name="P700"><text:span text:style-name="T2">Gak hands him 10gp to cover the year’s fee. </text:span>[-10gp to pay Innkeeper guild dues, <text:span text:style-name="T813">from Gak, to 31gp from 41gp</text:span>]<text:span text:style-name="T2">. </text:span></text:p>
      <text:p text:style-name="P700"><text:span text:style-name="T2">“</text:span><text:span text:style-name="T36">I will check in on you every now and then, weekly or close to it, to make sure you’re getting along nicely. First person you want to speak to is going to be Hammond Kraddoc. I’ll send him immediately. He will handle your main attraction” (Broxley makes a drinking gesture)”since you know a tavern is nothing without drink. Don’t worry about furnishing, some folks will drink out in the yard if you let ‘em. We’ll get you squared there too.”</text:span></text:p>
      <text:p text:style-name="P215">They shake hands and warns they’ll receive a handful of other guild visits, each with their own terms and hands out for fees.</text:p>
      <text:p text:style-name="P215"/>
      <text:p text:style-name="P215">Within an hour, a well-dressed man appears at the door. “Hello, is Gak Maktok in? I’m here on request by the Innkeepers guild. They said there was an interest in a contract?”</text:p>
      <text:p text:style-name="P215">Gak approaches, lets him and his young tiefling scribe in, and pulls them the good chairs salvaged from the room. Jao hangs around, eyeballing the pretty young scribe, wishing to catch her eye. <text:s/>She is very interested in her job however and adjusts her spectacles as she commits notes quietly into a book. <text:s/>“Jinny will record what you’re interested in” says Hammond. </text:p>
      <text:p text:style-name="P215">“What are our options?” Gak inquires.</text:p>
      <text:p text:style-name="P215">“Beer, ale, and wine for now. Once demand picks up, we will come back every mid-month to let you know what else and what needs pushing. This isn’t a supermarket. You must know that commissions and contracts require us to make sure quotas are met. It usually isn’t too hard but your clientele around here are going to be a bit pickier.”</text:p>
      <text:p text:style-name="P215">“Sounds good” Gak says “How much to start?”</text:p>
      <text:p text:style-name="P701"><text:span text:style-name="T2">“50</text:span><text:span text:style-name="T37">gp.”</text:span></text:p>
      <text:p text:style-name="P171">“We will let you know when we have that. Consider us engaged in the process of joining.”</text:p>
      <text:p text:style-name="P171">Jinny scribbles a note as Gak ushers Hammond and Jinny to the door. They shake hands and are on their way.</text:p>
      <text:p text:style-name="P172">After taking a loan from Renaer, the money is paid for all guild fees and Broxley handles all the rest of the details at Gak’s request. Renaer will get a cut of 10gp per week.</text:p>
      <text:p text:style-name="P173">The business, being popularized with Volo and Floon’s help, makes enough money to renovate it fully and pay the loan. <text:span text:style-name="T520">[business now generates profit on 1d2 roll of 1. If profit, they make according to 2d20+60 on the business table. 61-80 brings 1d6*5 gp. 81-90 brings 2d8*5gp. 91+ brings 3d10*5 gp. </text:span><text:span text:style-name="T529">]</text:span></text:p>
      <text:p text:style-name="P175"/>
      <text:p text:style-name="P174"><text:soft-page-break/>Trollskull Manor is now a hoity-toity location that serves upscale clientele. The first floor is the only space open to public, while locked doors block the stairwell to the upper floors. Under Broxley’s part-time management, regular staff handle business. Lif the ghost participates by maintaining the locks on the upper zone, sweeping the floors, and driving away the small animals.</text:p>
      <text:p text:style-name="P173"/>
      <text:p text:style-name="P174">Enter Emmek Frewn. At the start of business, Emmek approached Gak with a pittance offer to buy the property. When he could not he opened his own bar which he calls Frewn’s Brews. This happens to be in a smaller, less impressive, building <text:span text:style-name="T814">squished between 2 buildings just diagonal from the Manor. <text:s/></text:span></text:p>
      <text:p text:style-name="P173"/>
      <text:p text:style-name="P176">It started with some halflings approaching for work. Shortly after being turned away, a rat problem emerged that Lif unsuccessfully attempts to chase away. The Manor would require frequent cleanings and visits from <text:span text:style-name="T815">pest control operators.</text:span></text:p>
      <text:p text:style-name="P176"/>
      <text:p text:style-name="P216">Eventually one day those same halflings approached while Gak’s Gang was present, starting up a fight. <text:span text:style-name="T818">Gak is at a table while Shump and Darv are having a beer at the corner of the bar. Blaze sits on the fireplace playing casually with flames. Jao has a spot at his favorite corner table near the door. M1, the leader, walks in and takes a chair at the table across from Gak and the bar. His backup, M2, sits in the doorway facing M1. Outside are 2 female halfling wererats(F1+F2) waiting as support. </text:span><text:span text:style-name="T819">Excepting windows, the way in and out is blocked by M2’s small but imposing figure.</text:span></text:p>
      <text:p text:style-name="P706">[Fight]</text:p>
      <text:p text:style-name="P706">[Initiative: <text:span text:style-name="T816">9,9,9,17,19,11,11,5,5. <text:s/>First 4 rolls will be the halflings.</text:span></text:p>
      <text:p text:style-name="P707">== male-wererat-1: 9 + 2 = 11, male-wererat-2: 9+2 = 11,female wererat1:<text:span text:style-name="T817">9+2=11</text:span>,female wererat-2: 1<text:span text:style-name="T817">7</text:span>+2 = <text:span text:style-name="T817">19</text:span>. Gak:<text:span text:style-name="T817">19</text:span>+1=<text:span text:style-name="T817">20</text:span>,Shump:<text:span text:style-name="T817">11</text:span>+2=<text:span text:style-name="T817">13</text:span>,Jao:<text:span text:style-name="T817">11</text:span>+3=<text:span text:style-name="T817">14</text:span>, Blaze:<text:span text:style-name="T817">5+1=6, Darv=5+0=5</text:span></text:p>
      <text:p text:style-name="P708">Restated: Gak(20),female wererat-2(19), Jao(14),Shump(13),male wererat-1(11),male wererat-2(11), female wererat-1(11), Blaze(6), Darv(5).]</text:p>
      <text:p text:style-name="P708"/>
      <text:p text:style-name="P709"><text:span text:style-name="T38">“</text:span><text:span text:style-name="T39">Get out of my establishment...you were told no!”(Gak)</text:span></text:p>
      <text:p text:style-name="P238">“We were hoping you would...reconsider”(m1)</text:p>
      <text:p text:style-name="P238">“You think stirring up a bit of trouble is the way to get work? Be on your way or you will regret it.”</text:p>
      <text:p text:style-name="P709"><text:span text:style-name="T39">“If it has to be that way” </text:span><text:span text:style-name="T40">M1 says as he pulls out a knife.</text:span></text:p>
      <text:p text:style-name="P712">[Round1]</text:p>
      <text:p text:style-name="P710"><text:span text:style-name="T2">Gak, having faster reflexes, blasts the halfling in the face.</text:span>[roll11+4bonus=15 vs 12AC. HIT!. 3Dmg. M1 has 27-3=24hp.].<text:span text:style-name="T2"> He flies backward and M1 lands at M2’s feet, slightly burnt. Gak then gives himself distance by moving toward behind the bar. He is almost around it. <text:s/>Outside, F1 and F2 sit patiently, not having heard any commotion drawing their concern yet. <text:s/>Jao tries to stealthily position himself since M1 and M2 paid him no particular heed when they came in. </text:span>[Hide:<text:span text:style-name="T820">17+5bonus=23 vs M2 perception: 12. M2 doesn’t notice Jao hiding]</text:span><text:span text:style-name="T41">. Jao makes his way behind M2 and summons a psychic blade. </text:span><text:span text:style-name="T821">[sneak attack with advantage on M2. 19,8...19 hits. 1D6+3 psy damage (original). + 2d6 added surprise attack damage = 3d6+3. 1+4+3=8+3=11dmg. M2 27hp – 11 = 16hp left]</text:span><text:span text:style-name="T42">. He sinks it successfully into the distracted halfling, and it lets out a hollar. The blade disappears immediately on contact. Shump charges 20ft toward the door with his longsword at M1, making a swing.</text:span><text:span text:style-name="T821">[roll17+6bonus=23 vs 12AC. HIT. 8dmg+4=12dmg. But negated by </text:span><text:span text:style-name="T823">immunity</text:span><text:span text:style-name="T821">.</text:span><text:span text:style-name="T822">]</text:span><text:span text:style-name="T43"> Shump’s sword lands square on it, but slides off with a metallic clank.</text:span><text:span text:style-name="T823">[insight check on Shump to realize it’s a wererat:</text:span><text:span text:style-name="T824">DC7(5+CR2). Roll:1. Fail]</text:span><text:span text:style-name="T44">. “They’ve got some sort of protection!”</text:span></text:p>
      <text:p text:style-name="P239"/>
      <text:p text:style-name="P711"><text:span text:style-name="T2">M1 gets up, turns, and faces Shump. He swings his sword twice.</text:span>[1,15 rolls vs AC16. Crit miss. 19Vs 16 = hit. 5+2 = 7dmg to Shump. Shump is at 33hp-7 = Shump is at 27hp.]<text:span text:style-name="T2"> </text:span><text:span text:style-name="T45">M2 turns to face Jao, sneering and slashing at him with his blade wildly. </text:span><text:span text:style-name="T825">[9+4bonus,20+4bonus.crithit. 13 vs 14=fail. Crit hit is 4+3+2dmg = 9dmg. Jao 23hp – 9 = 14hp left.]</text:span><text:span text:style-name="T45"> It makes contact and slices him pretty nicely. By this time F1 is still watching inside where she sees M1 land at M2’s feet, M2 get </text:span><text:soft-page-break/><text:span text:style-name="T45">injured somehow, and both fighting back. She prepares herself but does not go rushing in to the fight, opting to stand on the stairs and make her way in at the first sign she can help. Blaze launches a quickened chromatic orb at M1 that sails across the room. </text:span><text:span text:style-name="T825">[13roll+5bonus=18 vs 12AC. Hit. 3d8=2+5+7=14dmg fire. </text:span><text:span text:style-name="T826">M1’s HP 24-14 = 10hp left M1.]</text:span><text:span text:style-name="T46">. He then casts firebolt, </text:span><text:span text:style-name="T826">[16roll+5=21 vs 12AC. Hit. 3 fire damage. M1 hp 10-3 = 7hp left M1]</text:span><text:span text:style-name="T46">. He smirks as the firebolt hits, burning M1. Darv casts mindsliver on M1,</text:span><text:span text:style-name="T826">[</text:span><text:span text:style-name="T827">3roll+0int vs 13DC. FAIL. 6 psy damage. M1 is now at 1hp and suffers -1d4 on all checks next round.]</text:span><text:span text:style-name="T47">. M1 writhes in agony as it suffered severe burns and feels it’s mind splitting. </text:span></text:p>
      <text:p text:style-name="P713">[Round 2]</text:p>
      <text:p text:style-name="P713">[Init restatement: <text:span text:style-name="T817">Gak(20),female wererat-2(19), Jao(14),Shump(13),male wererat-1(11),male wererat-2(11), female wererat-1(11), Blaze(6), Darv(5).]</text:span></text:p>
      <text:p text:style-name="P240"/>
      <text:p text:style-name="P716"><text:span text:style-name="T2">Gak puts the bar between himself and whoever comes in the door, taking cover. He blasts M1 again </text:span>[19+4=23 vs 12AC. Hit. 5Dmg. M1 is dead.]<text:span text:style-name="T2">, launching the halfling’s corpse right into the wall behind him. He lands in an awkward angle facing F1 outside, who gives a scream. F2 prepares herself after hearing the scream but already feels uncomfortable about how fast things turned from confident to not. Knowing that regular weapons cannot harm them, it makes her uncomfortable about the potential outcome. Jao summons his psychic daggers,which appear in his hands. He attacks M2 swiftly </text:span>[10+5,12+5 = 15,17 vs 12AC. Hit. D6 dmg = 6. D4 dmg = 2. = 8 total psy damage. 16Hp – 8 = 8hp left for M2.]<text:span text:style-name="T2">, leaving M2 reeling from the blows. Shump picks him up </text:span><text:span text:style-name="T828">[grapple check: 9+6 = 15vs 9(7roll+2dex). Grapple succeeds.]</text:span><text:span text:style-name="T48"> and throws him at F1 through the doorway.</text:span><text:span text:style-name="T828">[strength check with advantage because smaller creature. 2,6. vs DC 10. 6 + 6= 12. Success. Dex check on F1 to dodge. 7Roll+2=9 vs Shump 1roll(autofail). F1 dodges.]</text:span><text:span text:style-name="T48"> <text:s/>M2 flies past F1 and lands down at the bottom of the stairs with a painful sounding crash. He gets back up, pushing his way past F1 and attacks Shump with his sword.</text:span><text:span text:style-name="T828">[17,6 + 4= 17+4=21. Hit. 6+4 = 10 vs AC16. Miss. 4+2 = 6dmg on Shump. Shump now has 21hp.]</text:span><text:span text:style-name="T48"> <text:s/>He strikes home, hurting Shump a bit. F1 moves her way inward and flanks Shump.</text:span><text:span text:style-name="T828">[AOO Shump on F1 to pass him.2 roll.Miss.] </text:span><text:span text:style-name="T49">She then stabs at him.</text:span><text:span text:style-name="T829">[1roll . Crit miss.]</text:span><text:span text:style-name="T49"> but misses him. Blaze prepares and tosses another firebolt, this time aimed at F1. </text:span><text:span text:style-name="T829">[4+5bonus = 9 vs 12AC. Miss.]</text:span><text:span text:style-name="T49"> It misses and lands short next to the bar. “Don’t cause too much damage!” Gak yells at him. Darv then mindsplit’s her. </text:span><text:span text:style-name="T829">[F1 intcheck: 1 crit fail. 5 psy dmg to F1. Her HP is now 22hp for F1 with -1d4 to next rolls]</text:span><text:span text:style-name="T49">. </text:span></text:p>
      <text:p text:style-name="P241"/>
      <text:p text:style-name="P717">[Round 3]</text:p>
      <text:p text:style-name="P714">[Init restatement: <text:span text:style-name="T817">Gak(20),female wererat-2(19), Jao(14),Shump(13),male wererat-2(11), female wererat-1(11), Blaze(6), Darv(5).]</text:span></text:p>
      <text:p text:style-name="P717">[Health restatement:Gak(full),F2(full),Jao(14hp),Shump(21hp),M2(8hp),F1(22hp),Blaze(full),Darv(full).]</text:p>
      <text:p text:style-name="P242"/>
      <text:p text:style-name="P717"><text:span text:style-name="T2">Gak takes aim with advantage at F1.</text:span>[10+4=14,5+4=9. 14 <text:s/>vs 12AC. HIT. 3Dmg. F1 = 22-3=19hp left].<text:span text:style-name="T2"> She </text:span><text:span text:style-name="T50">takes a nice flight over Shump and lands against the wall with a thud, falling onto Jao’s chair. F2 comes running in, passing M2/Shump and making her way toward Gak at the bar.</text:span><text:span text:style-name="T830">[AOO by Shump. 7Roll. Miss.]</text:span><text:span text:style-name="T50"> Jao summons his 2 psydaggers and attacks M2 again.</text:span><text:span text:style-name="T830">[16 + 6,2+6= 22,8 vs AC 12. 1 hit. 4 psydmg on M2. M2’s hp: 8 – 4 = 4hp left M2.]</text:span><text:span text:style-name="T50"> He then slides past him </text:span><text:span text:style-name="T830">[AOO by M2 vs Jao: 3 = miss]</text:span><text:span text:style-name="T50"> outside, popping a look to see if anyone else is out there. Finding they aren’t, he repositions himself for a sneak attack on M2. <text:s/>Shump picks up F1</text:span><text:span text:style-name="T830">[str check. 13Roll + 6 = 19 vs 6+2bonus(8) -3=5 = success.]…</text:span><text:span text:style-name="T50">. He then tosses her at F2 from behind. </text:span><text:span text:style-name="T830">[attack roll with advantage. If impact, F2 is prone with F1 on top of her and both lose 15ft to get up before moving. 7Roll + 6 = 13 vs AC12. SUCCESS.</text:span><text:span text:style-name="T50">] . F1 flies true and both female halflings go down in a heap </text:span><text:span text:style-name="T51">at the bar stools. <text:s/>M2 goes for another stab on Shump</text:span><text:span text:style-name="T831">[9roll +4 = 13 vs AC16. Fail.]</text:span><text:span text:style-name="T51"> but his sword fails to get through the armor and shield. F1 clambers up from on top of F2. She finds herself staring at Blaze’s grin, swinging her sword at him. </text:span><text:span text:style-name="T831">[6+4 = 10 vs AC11 = miss]</text:span><text:span text:style-name="T51"> but misses him.She </text:span><text:soft-page-break/><text:span text:style-name="T51">tries again</text:span><text:span text:style-name="T831">[3+4=7 = miss]</text:span><text:span text:style-name="T51"> but still misses him as he begins to giggle to himself. He casts burning hands, sending fire outward from his outreached hands. </text:span><text:span text:style-name="T831">[dex save vs DC13 for F1,Darv,F2,Gak. <text:s/>= 9,15,11,7 = F1(9+2=11 -</text:span><text:span text:style-name="T832">2=9</text:span><text:span text:style-name="T831">= FAIL.), Darv(15+0 = success),F2(11+2=13.success), Gak(7+1=8.fail).</text:span></text:p>
      <text:p text:style-name="P718">F1,Gak have 3d6 firedmg. == 4+1+5 = 10 fire dmg to F1. Gak takes 5+1+5=11 fire dmg.</text:p>
      <text:p text:style-name="P718">Darv,F2 take half of : 5+5+1=11, /2 = 6 fire dmg, 5+3+3=11 firedmg.</text:p>
      <text:p text:style-name="P718"/>
      <text:p text:style-name="P718">HEALTH RESTATEMENT: F1(19-10=9hp left). Gak(24-11=13hp left).Darv(14-11=3hp).F2 (27-11=16hp left).</text:p>
      <text:p text:style-name="P719">[ROUND 4]</text:p>
      <text:p text:style-name="P715">[Init restatement: <text:span text:style-name="T817">Gak(20),female wererat-2(19), Jao(14),Shump(13),male wererat-2(11), female wererat-1(11), Blaze(6), Darv(5).]</text:span></text:p>
      <text:p text:style-name="P719">[Health restatement full: Gak(<text:span text:style-name="T836">13</text:span>hp),F2(16hp),Jao(14hp),Shump(21hp),M2(4hp),F1(9hp),Blaze(full),Darv(3hp).<text:span text:style-name="T833">]</text:span></text:p>
      <text:p text:style-name="P243"/>
      <text:p text:style-name="P720"><text:span text:style-name="T2">Gak blasts F2 with eldritch blast</text:span>[10+4 = 14 vs AC12. HIT. 10Dmg. F2 16-10=6hp left.<text:span text:style-name="T834">]</text:span><text:span text:style-name="T52"> and sends F2 flying into a table against the window. <text:s/>F2 gets up and tries to go around the bar. She makes it to the corner. Jao summons his knives and makes a double attack.</text:span><text:span text:style-name="T834">[sneak attack with advantage: 4,6. 6+5 = 11 vs 12 AC. Miss.; 6,20 for 1d4 bonus action attack. 20. crit hit. 2D4+4 dmg. = 2+2=4+4=8dmg. M2 is dead.]</text:span><text:span text:style-name="T52"> The halfing drops with a stagger, in the doorway, but nothing is hanging out of him. Jao then makes his way inside to see what is going on. He sets up to attack F1. Shump makes his way over as well, flanking F1 and standing in front of the fireplace and diagonal from Blaze. </text:span><text:span text:style-name="T53">He swings his sword at F1</text:span><text:span text:style-name="T835">[19,19].</text:span><text:span text:style-name="T53">But it bounces off her with another metallic clank. With a suddenness, she turns into a hybrid rat/halfling...A short ugly rat looking person. She attacks Blaze in anger attempting to bite him and stab him.</text:span><text:span text:style-name="T835">[stab:15roll+4=19.hit. 2+2=4dmg. Blaze has 23-4=19hp left. Bite:3+4=7.miss.] </text:span><text:span text:style-name="T53">“</text:span><text:span text:style-name="T54">A wererat! No wonder!” . Blaze blasts her right in the face at point-blank with a firebolt. </text:span><text:span text:style-name="T836">[advantaged attack: 7+5,2+5= 12 = hit. 10 firedmg. BOOM. F1 drops into a smoldering pile of burnt rat/halfling.]</text:span><text:span text:style-name="T54"> <text:s/>The wererat drops, smoldering and burning up. The bar on this side is already on fire. Darv firebolts F2 from across the corner of the bar hoping for the same effect.</text:span><text:span text:style-name="T836">[16+5bonus= 21. hit. 6 fire dmg. F2 is 16hp-6=10hp]</text:span><text:span text:style-name="T54">. It causes her a severe burn leaving her shaken.</text:span></text:p>
      <text:p text:style-name="P218"/>
      <text:p text:style-name="P721">[Round 5]</text:p>
      <text:p text:style-name="P721">Init restatement: Gak(20),F2(19),Jao(14),Shump(13),Blaze(6),Darv(5)</text:p>
      <text:p text:style-name="P721">Health restatement: Gak(13hp),F2(10hp),Jao(14hp),Shump(21hp),Blaze(19hp).</text:p>
      <text:p text:style-name="P721"/>
      <text:p text:style-name="P217">“<text:span text:style-name="T837">Surrender now, bitch. You might still have a chance if the city guard should decide it. Make your move very carefully. Your others are now dead, though I suspect more will be on their way.”</text:span><text:span text:style-name="T530">[Persuasion:</text:span><text:span text:style-name="T837"> </text:span><text:span text:style-name="T530">13roll+4 = 17 vs 4+0=4. </text:span><text:span text:style-name="T531">success]</text:span><text:span text:style-name="T838"> .</text:span></text:p>
      <text:p text:style-name="P217">“<text:span text:style-name="T838">I yield.” she snarls as Gak creates water to put out the flames in the bar. The fire goes out. Jao gets behind her and Shump blocks her way around the bar as Gak approaches. Blaze sits at the ready to launch off more spells if it should be decided or if anyone else should peak their heads into the door.</text:span></text:p>
      <text:p text:style-name="P217"/>
      <text:p text:style-name="P217">“<text:span text:style-name="T838">Who sent you?” Gak asks her. “Was it Xanathar?”</text:span></text:p>
      <text:p text:style-name="P217">“<text:span text:style-name="T838">We came on behalf of Emmek. How is it you know of Xanathar?”(F2)</text:span></text:p>
      <text:p text:style-name="P219">“We have an unhappy history together.”(Gak)</text:p>
      <text:p text:style-name="P219">“So it was you who came to our sewers and made things a mess”(F2)</text:p>
      <text:p text:style-name="P219">“Shut up bitch. That was your own mistake.”(Gak)</text:p>
      <text:p text:style-name="P219">She snarls at him, deciding to shift into a rat and attempting to scamper off in retreat, knowing Xanathar might pay well for the information and her clan will avenge the others. Jao chases after her, creating 2 psy-knives and bringing them crashing down on the giant rat(the size of a medium dog).<text:span text:style-name="T520">[18,4. 18+5 = 23. HIT. </text:span><text:span text:style-name="T532">6+3=9dmg. 4+5=9. MISS. F2 has 10-9=1hp.]</text:span><text:span text:style-name="T839"> A blade connects and </text:span><text:soft-page-break/><text:span text:style-name="T839">disappears as contact is made while the other fizzles out. Shump comes chasing from behind to help. Blaze takes aim with a firebolt and tosses it.</text:span><text:span text:style-name="T532">[5roll+5=10 vs 12AC. MISS]</text:span><text:span text:style-name="T839">. The firebolt disappears in a puff as it impacts the floor, missing outright. <text:s/>Darv drops the hatch, moves to the bar, and casts mind sliver. </text:span><text:span text:style-name="T532">[11roll+0-1mindsliver=10 vs DC13. Fail. 4Dmg. F2 is dead.]</text:span><text:span text:style-name="T839">. The now-giant-rat drops to the floor, shifting back into a burnt and clearly dead halfling.</text:span></text:p>
      <text:p text:style-name="P219"/>
      <text:p text:style-name="P722">End Battle. <text:s/>4* 450xp = 1800 / 5 = 360xp each. <text:span text:style-name="T840">Gak has 1480xp. Everyone else has 1430xp. </text:span><text:span text:style-name="T841">No loot of consequence was found on the bodies.</text:span></text:p>
      <text:p text:style-name="P244"/>
      <text:p text:style-name="P723"><text:span text:style-name="T2">After cleaning up, patrolling, an</text:span><text:span text:style-name="T55">d discussing it, Gak decides to send Shump to rally the guards. Using his pull with the guards, and Renaer’s influence, reports the presence of Wererats tied to Xanathar Guild. </text:span><text:span text:style-name="T56">Investigations yield little however and the City Guard withdraw. The only comfort is the arrest of Emmek as consolation for the reporting. <text:s/>He was imprisoned and billed as a contact of the Xanathar Guild and participant in the street violence, giving the Guard a clean way to show the city they are taking the recent violence seriously.</text:span><text:span text:style-name="T842">100xp all. Gak has 1580, everyone else 1530xp.</text:span></text:p>
      <text:p text:style-name="P245"/>
      <text:p text:style-name="P723">Everyone returns to full state of health<text:span text:style-name="T2">.</text:span></text:p>
      <text:p text:style-name="P246"/>
      <text:p text:style-name="P724">Chp 3: Fireball</text:p>
      <text:p text:style-name="P725"><text:span text:style-name="T2">Windows rattle as the roar of an explosion fills Trollskull Alley. Charred bodies and anguished screams fly through the air. A thick cloud of acrid smoke billows outward from the blast, which seems to have occurred right outside the door of Trollskull Manor. It’s early morning and the Manor has not yet opened to customers. <text:s/></text:span><text:span text:style-name="T57">Gak and Blaze are sleeping. Shump is hanging out with Jao, eating breakfast at the bar. Darv is contemplating his most recent visions of doom… and then...it happens(the explosion). </text:span><text:span text:style-name="T843">[DC13 int check. 2 pass.]</text:span><text:span text:style-name="T57"> <text:s/>“A fireball! Someone has cast a fireball!” the call goes out from downstairs. It is Shump, who recognizes the blast from his years at war. “ALL UP! LETS GO!”</text:span></text:p>
      <text:p text:style-name="P726"><text:span text:style-name="T2">A sleep-addled Gak and Blaze come down, while Jao and Darv are sitting next to Shump at the window. <text:s/>Many people outside come from their houses and shops to survey the devastation. No fires exist to be put out but 11 casualties are left in the scene </text:span><text:span text:style-name="T58">by count. <text:s/>Gak makes his way outside with Shump next to him. They push through and see the bodies up close. <text:s/></text:span><text:span text:style-name="T844">[11+4=15 Gak,6+1=7 Shump.]</text:span><text:span text:style-name="T58"> Gak notices that one of the dead humans, a male, has the black winged Zhent symbol tattooed on his right forearm. He also spots the dried remnants of waste on the boots and clothing of the dead gnome. </text:span><text:span text:style-name="T844">[5+5=10 sleight of hand check to steal pouch. Vs DC13. Fail. ]</text:span><text:span text:style-name="T58"> Gak pockets the pouch, feeling 5 gem-like shapes inside. At that moment the City Watch shows up, singling out Gak after whispers from a member of the crowd in the ears of the guards. “HALT! YOU! YOU TWO THERE! GET OVER HERE!” one of the guards yells. <text:s/>More and more show up, 6 to an entrance. Nobody is allowed to leave or enter without permission from an officer. Six more guards show up with a sergeant and make their ways to the bodies, investigating. <text:s/>The smoke lingers and a griffon rider circles the neighborhood eying everyone below. After a total of 20 minutes, with a frustrated Gak and Shump in detainment, another sergeant from the City Watch shows up with a mage.</text:span></text:p>
      <text:p text:style-name="P247"/>
      <text:p text:style-name="P247">“I am Saeth Cromley,this is Barnibus Blastwind. Someone from the crowd says that this(he points to the Manor) is your residence and tavern, and that you took something from one of the corpses. What is your involvement here?” <text:s/>Barnibus taps him, gives a directive, and Saeth Cromley takes over directing the guards to question everyone and knock on doors. <text:s/>“ I am Barnabus. As you were asked, what is your involvement here?”</text:p>
      <text:p text:style-name="P247">“I am Gak Maktok. This is my bodyguard Shump. Over here is my Manor. We recently made a report regarding incidents like this. Most recently wererat gangsters based in a bar down the block. Surely you’ve heard of it?”</text:p>
      <text:p text:style-name="P247"><text:soft-page-break/>“I have not. But I am not surprised with the continued trouble in the city. Why did you touch the dead here?”</text:p>
      <text:p text:style-name="P727"><text:span text:style-name="T58">“</text:span><text:span text:style-name="T844">[lie]</text:span><text:span text:style-name="T58">I wanted to investigate if these were my morning patrons or delivery staff. </text:span><text:span text:style-name="T59">If they have been attacking my suppliers.</text:span><text:span text:style-name="T844">[persuasion check DC 15:16roll. Pass. ]</text:span><text:span text:style-name="T58"> “</text:span></text:p>
      <text:p text:style-name="P727"><text:span text:style-name="T58">“Well, are they?” Barnabus asks. Gak shakes his head in the negative. </text:span><text:span text:style-name="T844"><text:s/></text:span><text:span text:style-name="T58">“</text:span><text:span text:style-name="T59">Did you pocket anything as you’re accused of having done?”</text:span><text:span text:style-name="T845">[Persuasion check DC15:6roll+4 = 10. Fail]</text:span><text:span text:style-name="T59"> “No...I…”</text:span></text:p>
      <text:p text:style-name="P248">Barnabus gives him a stern look, pointing a wand at him. “It would be a bad time to do this Mr. Gak.”</text:p>
      <text:p text:style-name="P248">“Mr. Maktok. Anyways..Okay. I might have taken a small purse. Silly me.” He hands Barnabus the bag, containing 5 small rubies. Barnabus holds it out for a watch member to take from him. “This was part of the scene as well. Mr. Maktok has just let me know”.</text:p>
      <text:p text:style-name="P728"><text:span text:style-name="T58">B</text:span><text:span text:style-name="T2">arnabus surveys the scene, the bodies, and chats with Saeth. They talk to witnesses and go door to door while Gak and Shump are stuck outside and the Gang are stuck inside. </text:span></text:p>
      <text:p text:style-name="P728"><text:span text:style-name="T58">G</text:span><text:span text:style-name="T2">ak goes around talking to everyone. First Fala from the druidic shop. “I was watering plants in the greenhouse on the second floor of my shop when the blast blew out some of the windows. Lucky I wasn’t injured! Through the smoke, I saw a cloaked man take something from the body of a dead gnome, then start limping away. He was badly burned and casting glances over his shoulder, like he was afraid someone might be following him. He was headed toward the Bent Nail.”.</text:span></text:p>
      <text:p text:style-name="P248">“Makes sense that he would be paranoid, wouldn’t you after being caught in a blast?” Fala nods “I wonder if this was targeted at me personally”. <text:s/>Fala shrugs and Gak continues on.</text:p>
      <text:p text:style-name="P248"/>
      <text:p text:style-name="P728"><text:span text:style-name="T2">Gak spots a wealthy woman in the interrogation line. “Well my fair lady…..What do you think happened?”. Jezrynne Hornraven, a petty wealthy woman of means, just ignores him.”You know milady..I am a Duke. It is not your place to pretend I am beneath you”</text:span>[DC10 <text:span text:style-name="T846">Deception Check: 1+6 =7 but crit fail </text:span>]<text:span text:style-name="T2">. </text:span><text:span text:style-name="T60">She snorts… “You aren’t a Duke around here. I know them all. But if you must know, it was not a man. More like a puppet shaped man. A puppet without strings. It was on the rooftop. It hurled something into the crowd below that caused the explosion. I saw those halflings burned alive! I saw them!”. She begins to cry uncontrollably from the trauma of the incident, clearly shaken by the mental imagery and scars.</text:span></text:p>
      <text:p text:style-name="P249"/>
      <text:p text:style-name="P729"><text:span text:style-name="T2">Gak moves on to a young boy. “Young man, what happened outside my Manor? Was this a street fight or someone with a grudge against it?” The boy shrugs and says “Right after the explosion, I ducked behind a rain barrel. Then I heard a ‘plop’ and found this in the barrel.”. He produces a necklace with 2 beads and a broken clasp. “May I have it?”</text:span>[Persuasion DC8: 16roll. PASS]<text:span text:style-name="T2">. <text:s/>“Sure mister. I was going to keep it but if you want it, I’ll let you have it.”</text:span>[DC10 SOH check to see if the guards notice them passing. 16 PASS.]<text:span text:style-name="T2"> </text:span></text:p>
      <text:p text:style-name="P250"/>
      <text:p text:style-name="P250">After some time, Saeth and Barnabus make their way back to Gak as part of the investigation.</text:p>
      <text:p text:style-name="P250">“What did you say you were doing Mr. Maktok?” Barnabus looks at Gak.</text:p>
      <text:p text:style-name="P250">“I was sleeping. By bodyguard here was awake in the bar eating breakfast. The others were also present but nobody had left outside. The two of us came to investigate if we were under attack. Since the incident with the wererats we have taken things a degree more serious in our security policy.”</text:p>
      <text:p text:style-name="P250">“You said you don’t know the individuals. Do you know of any reason why there would be a violent incident in this district of the city? Are there unusual and suspicious activities you might have noticed?”</text:p>
      <text:p text:style-name="P729"><text:span text:style-name="T2">“</text:span><text:span text:style-name="T61">Just Xanathar underlings and wererats. Nothing unusual” Gak sarcastically states. “You watch folks and guard folks have already decided it was a nothingburger.”</text:span></text:p>
      <text:p text:style-name="P730"><text:span text:style-name="T2">Neither man looks particularly happy to hear it. Gak shrugs. “The lady over there told me she saw some sort of puppet man on the rooftops, and a boy told me he found this necklace while dropping for cover. <text:s/>I don’t know what this means to you but I figure this was not a caster but an amateur.” He produces the fireball necklace and a knowing look appears on Barnabus’ face. “We have the </text:span><text:soft-page-break/><text:span text:style-name="T2">murder weapon here then. Since nobody has implicated you thus far, we will consider you innocent. Thank you for informing us rather than pocketing this piece of jewelry as well.” <text:s text:c="3"/>Saeth smirks and gives a knowing wink to Gak.</text:span></text:p>
      <text:p text:style-name="P251">“You are free to go” they tell Gak and Shump as the watch begin to wind down the investigation and carry the dead onto a cart. <text:s/>Gak and Shump return to the gang and send Jao to follow the dead carts and report back. <text:s/>Keeping an adequate distance, Jao makes it to the City Watch station of North Ward. He spies some clerics entering and leaving, reporting back at once to Gak.</text:p>
      <text:p text:style-name="P730"><text:span text:style-name="T2">“They summoned clerics, I saw a number of them...Perhaps they are going to try to talk to the dead?”. Gak nods and hands him a sack of 30gp. “Take this and go to the nearest temple you are on good terms with. Ask them to do the same. Have them ask about membership in Xanathar, the Zhents, if we’re under attack, </text:span><text:span text:style-name="T62">ask if they’re the victim, and if they’re the victim ask what the last threat to their life came from.”</text:span></text:p>
      <text:p text:style-name="P252"/>
      <text:p text:style-name="P253">Jao then heads straight to the Vault of Glory to get a cleric of Waukeen. They go together and the cleric makes a visit to the watch station, telling them they are answering a summons to ask questions of the dead. The guards grant access and the cleric returns after some time to Jao.</text:p>
      <text:p text:style-name="P253"/>
      <text:p text:style-name="P731"><text:span text:style-name="T2">“For the sake of brevity I will tell you the following: </text:span><text:span text:style-name="T63">I asked the gnome because I overheard them say he was the possible target of assassination. He told me he does not work for neither Xanathar nor the Zhents. He said your group was not under attack but he was on his way to you after hearing you saved the son of Lord Neverember, and that is when the attack happened. </text:span><text:span text:style-name="T64">He is the victim of the attack and the last threat to his life came from both the Zhents and the Xanatar. That is what I managed to extract before he passed back to the Next World.” </text:span></text:p>
      <text:p text:style-name="P254"/>
      <text:p text:style-name="P254">“For another 30gp I want you to go in and find the guys with the tattoos like a snake. They are Zhentarim. <text:s/>I want you to ask them why they were attacking the gnome, if there was a battle they were caught in, if they are pursuing trouble with us (Gak’s Gang), what the name of their survivor is, and where they think he will go.” Jao offers the cleric.</text:p>
      <text:p text:style-name="P255"/>
      <text:p text:style-name="P732"><text:span text:style-name="T2">The cleric returns “They were pursuing the gnome to catch him. There was no battle that they were aware of, just an explosion and then empty blackness. They don’t know the name of your party. </text:span><text:span text:style-name="T65">Their survivor is a one Urstul Floxin. They think he will go back to where they were staying: the Gralhund Villa. <text:s/>My friend, you’re involving yourself in controversy and intrigue of the wealthy and powerful. Tread lightly.”</text:span></text:p>
      <text:p text:style-name="P256"/>
      <text:p text:style-name="P256">“Great. Bill it to Trollskull Manor. I don’t have the coin on me. If you would prefer, you can accompany me back.”(Jao). <text:s/>This brings a frustrated look, as the cleric wants to be on his way. Opting for the safest method, he accompanies Jao back and tells over to Gak what he was told. He collects his sum and the cleric of Waukeen is back on his way.</text:p>
      <text:p text:style-name="P256"/>
      <text:p text:style-name="P257">Gak’s Gang closes the tavern prematurely for the day. With a sealed door, they discuss the outcome of the recent wererat infestation, the blast, and what this information means for them.</text:p>
      <text:p text:style-name="P257">“Let’s light them up!” Blaze declares, adding some fire for flare and dramatic effect. “CAREFUL YOU DUMB KID” Gak yells, summoning water over his head, putting out the flames and soaking the sorcerer thoroughly. It begins to steam as his irritation heats his body. “Don’t burn down my bar. You nearly did that last time.”. “On the other hand” Blaze says matter-of-factly “It might have happened without my help. She was coming for you. They all were.”</text:p>
      <text:p text:style-name="P257"/>
      <text:p text:style-name="P257">Shump slams his hand on the table “Quiet boy. We aren’t under attack. It was a one time thing. Don’t ye be an ass”.</text:p>
      <text:p text:style-name="P733"><text:soft-page-break/><text:span text:style-name="T2">“</text:span><text:span text:style-name="T66">Yes” said Jao “but it seems we’ve been drawn into something. This gnome was supposed to contact us. I don’t recognize him but he certainly recognized where we lived. He heard of what we did for Renaer and came seeking our protection. Could they have come for him to intercept him?” </text:span></text:p>
      <text:p text:style-name="P258">“Darv, what do you think?” Gak asks in words, not telepathy. “Where do we fit in this you think?”</text:p>
      <text:p text:style-name="P258">“Honestly Gak I don’t know. But if there is glory in it, why not?”(Darv)</text:p>
      <text:p text:style-name="P258">“Er..What do you mean glory in it? Right now nobody has made us an offer. We have a dead gnome, chased by 2 factions we’ve had history with. We have ransacked both of their safehouses, though the Zhents don’t particularly seem to be aware we exist. I have no doubt Xanatar does though after the squidface got away.”</text:p>
      <text:p text:style-name="P258">“I suppose we’ll be called upon sooner or later. I’ve had my visions, you know that. Doom doom doom.”(Darv)</text:p>
      <text:p text:style-name="P258">“And we’ll make it go boom boom boom!” an over-excited Blaze yells again, getting a look from everyone else.</text:p>
      <text:p text:style-name="P258">“What if we pay a visit to this villa? Surely we can cook up a scheme and get them to spill some dirt. Maybe we can even hold it over them for some cash!” Jao suggests.</text:p>
      <text:p text:style-name="P259">Gak nods in approval. He looks at Shump who nods back. Blaze dances around in excitement singing a song about bringing the rich down to the ground to eat them. </text:p>
      <text:p text:style-name="P258"/>
      <text:p text:style-name="P733"><text:span text:style-name="T66">“</text:span><text:span text:style-name="T67">Ranaer might know a thing or two about this too. Maybe we should pay him a visit.” Shump suggests. “Nobles know nobles”.</text:span></text:p>
      <text:p text:style-name="P260"/>
      <text:p text:style-name="P261">The party then sets off, leaving their staff instructions for the following unknown period of time. Before they can get down the block however, Renaer ushers them back inside. There he tells them: “When the Lords of Waterdeep ousted my father, I thought his long, dark shadow was finally gone for good. The truth is, I wanted nothing to do with him. But his spies hound me. One of them, a gnome named Dalakhar, had been watching me for months. Then about 2 tendays ago, the spy was suddenly nowhere to be seen. My father didn’t trust many people, but he certainly trusted that gnome.”</text:p>
      <text:p text:style-name="P261">“Wait, there was a gnome among the casualties outside.” Gak reveals.</text:p>
      <text:p text:style-name="P734"><text:span text:style-name="T2">“I know. I heard about it. I spoke to a few of Dalakhar’s friends. Apparently, he was on a special mission to retrieve the Stone of Golorr and was afraid that the Zhentarim and the Xanathar Guild were close to catching him. When he heard about my kidnapping, he wanted more information about the adventurers who had rescued me. I think Dalakhar was planning to pay you to deliver the Stone of Golorr to my father in Neverwinter. But it never went that far...He barely got to your door before </text:span><text:span text:style-name="T763">someone</text:span><text:span text:style-name="T2"> got him.”</text:span><text:span text:style-name="T68">(Renaer)</text:span></text:p>
      <text:p text:style-name="P262">“One of the witnesses, that weirdo Fala, mentioned seeing someone running out toward the Bent Nail….We suspect it was a Zhent because 2 other casualties were”</text:p>
      <text:p text:style-name="P262">“Let me talk to my Harper contacts and see what I can figure out.”(Renaer). They set a time to meet that next day and Renaer returns.</text:p>
      <text:p text:style-name="P262">“His name is probably Urstul Floxin. He is most definitely suspected to be with the Black Network. Someone else reported a suspicious character looking frazzled and entering Gralhund Villa. The Watch constables seem to have found no problem because they were told by Lord Gralhund personally that everything was fine in the estate and that nobody was injured.”</text:p>
      <text:p text:style-name="P734"><text:span text:style-name="T68">“Interesting….Let’s pay a visit to them then” </text:span><text:span text:style-name="T69">(Gak) <text:s/>“It seems you will have to on your own. If there are Zhents, it would be rather foolish and unhealthy of me to pursue them head on. Hollar to me if you need material assistance and I will see what I can do.”</text:span></text:p>
      <text:p text:style-name="P734"><text:span text:style-name="T69">“Perhaps a magic sword for my friend Shump here? So he won’t be tossing wererat halflings all the time? He had a hells of a time. Just bounced his regular sword right off….” Gak supposes to Renaer. </text:span><text:span text:style-name="T847">[Persuasion DC12: 6roll+4 =10. fail. Silvered blade? Same. Fail.]</text:span><text:span text:style-name="T69"> <text:s/>“I’m sorry friend but the cost of these things is beyond my ability </text:span><text:span text:style-name="T70">at the moment”.</text:span></text:p>
      <text:p text:style-name="P263"/>
      <text:p text:style-name="P735"><text:soft-page-break/><text:span text:style-name="T2">The Gak Gang goes onward, making their way to where Gralhund manner is said to be located. They pick just at sundown when their darkvision grants them advantage to see. </text:span>[stealth check DC15: Gak(17roll+1=18),Shump(11roll+2=13),Jao(3roll+5=8), Blaze (11+3=14), Darv(10+0=10).</text:p>
      <text:p text:style-name="P735">Only Gak passes. --<text:span text:style-name="T848">Move on down the street for a moment until I give the clear-- he telepathically states to everyone. He then attempts to climb the stone wall. [DC15 Athletics: 12+0]. It doesn’t work, though nobody can see.</text:span></text:p>
      <text:p text:style-name="P736"><text:span text:style-name="T2">He meets up with them half a block away, explaining that he cannot get over the wall. </text:span><text:span text:style-name="T71">They pass their way backtracking, stopping at the large ornate iron gates. Beyond it is a yard with several large trees as well as 2 paths leading to a 2-story brick mansion and a coach house. --Jao get over here and pick this lock-- , --everyone else stand around to block view--. <text:s/>Passersby see a group of friends chatting with Shump’s large body positioned to block the street view. In the darkness few can see well anyway.</text:span></text:p>
      <text:p text:style-name="P737">[DC20 dex check vs 11+5 = 16. MISS. Stealth check that nobody heard: 1-auto miss. Neighbors begin to peer out to the darkness after hearing a loud CLICK. <text:span text:style-name="T849">Next time they will presume the group to be suspicious. DC20 dex check vs 7+5=12. FAIL. Stealth Check : 15. Pass. DC20 dex check. 6+5=11. FAIL. Stealth Check: 16. Pass. DC20 dex check. 20 Autopass. Stealth Check: 20. pass.]</text:span></text:p>
      <text:p text:style-name="P738"><text:span text:style-name="T2">The door unlocks. With a tap on Shump’s shoulder, the group makes their way in. </text:span>[Stealth check DC10: 10,11,14,9]. Everyone makes their way in while Darv yells “Guys wait up!”<text:span text:style-name="T2"> </text:span>in a way that if the neighbors feel moved to call the watch, they can identify him walking in and awkwardly closing the gate behind himself.<text:span text:style-name="T2"> </text:span></text:p>
      <text:p text:style-name="P738"/>
      <text:p text:style-name="P220">Gak uses Eldritch Sight to scan the horizon for magical traps. The yard is shaded by large trees. Through them, everyone can see a large balcony enclosed with an iron railing just above the mansion’s main entrance. <text:s/>Not seeing anything, he tells them –keep your guard up...-- . They reach the fork and he tells Jao –Go scout the path to the main house--. Jao helds off and <text:span text:style-name="T520">([DC13 stealth check: 11+5=16.pass]</text:span> goes beyond to the door. <text:span text:style-name="T850">Confident nothing is paying attention, he signals back. One by one they go. They make their way to the door. Shump opens it up, not particularly stealthily. The floor is strewn with bodies. Two thugs stand over them, holding bloody maces. The sound of battle can be heard upstairs at the top of a wide staircase in the northwest corner. Two iron chandeliers hang from the dark mahogany ceiling above a long dining table carved from red larchwood. Chairs surround the table, with a particularly tall and elaborate chair at each end. Lining the walls are wood panels. On top are tapestries and locked wooden cabinets full of fine dishes, silverware, and candlesticks. </text:span><text:span text:style-name="T851">On the left side from the entry going inward, a large fireplace with black marble mantelpiece holds up a framed family portrait of the Lord, Lady, their 3 children, and a dog. The thugs immediately glance over and come charging in with their clubs for the attack. </text:span></text:p>
      <text:p text:style-name="P739">[INITIATIVE: thug,thug, party rolls == 4+0,20+0,<text:span text:style-name="T852">Gak(12+1=13),Shump(17+2=19),Jao(4+5)=9,Blaze (19+1=20),Darv(15)</text:span></text:p>
      <text:p text:style-name="P740">restated:Blaze(20),Thug2(20),Shump(19),Darv(15),Gak(13),Jao(9),Thug1(4).]</text:p>
      <text:p text:style-name="P740">Round 1:</text:p>
      <text:p text:style-name="P221"/>
      <text:p text:style-name="P221">Blaze lights up a firebolt in his hand, arcs, and pitches it over Shump at Thug2. <text:span text:style-name="T520">[20roll+5=25 vs AC11. Hit. Crit hit. 1+5=6dmg. Thug2 32hp -6 = 26hp left.]</text:span>.. “Yessssssss”. The thug takes it to the face and while a bit burnt, continues on his way to Shump. He swings his mace twice this way and that.<text:span text:style-name="T520">[d20+4,d20+4, == 12+4,5+4 = 16,9. 1 hit. </text:span><text:span text:style-name="T533">5+2=7 bludgeon damage. Shump 33hp – 7 = 26hp.]</text:span><text:span text:style-name="T853"> Shump feels a numbing blow crash down on his shield as the man swings his mace downward on it. He shrugs it off and swings his longsword, </text:span><text:span text:style-name="T533">[17+6=23 vs 12AC. HIT. 5+4=9dmg. 26-9=17hp Thug2]</text:span><text:span text:style-name="T853">. It connects and leaves a gash. Darv casts mind splinter on Thug2. </text:span><text:span text:style-name="T533">[16 vs 13DC. PASS.]</text:span><text:span text:style-name="T853"> He shrugs the mental intrusion off. Gak positions himself next to Shump in the other part of the doorway, behind the door but peering through. He blasts an eldritch blast on Thug1</text:span><text:span text:style-name="T533">[12roll+4bonus=16 vs AC12. Hit. 3Dmg to Thug1 and he goes flying backward 10 feet. </text:span><text:soft-page-break/><text:span text:style-name="T533">Thug1 hp = 32-3=29hp Thug1]</text:span><text:span text:style-name="T853">. The approaching thug gets pushed backward from the door. Jao then opens the second door, exposing Gak and circling around the back of Thug2. He summons his psyblades.</text:span><text:span text:style-name="T533">[attack with advantage, sneak attack. 14+bonus 15+bonus == 14+5=19,15+5=20. Both hit vs AC12. 5Dmg + 1dmg + 5sneak dmg = 11dmg. Thug2 </text:span><text:span text:style-name="T534">17hp-11=6hp Thug2.]</text:span><text:span text:style-name="T854"> They sink in and he shudders visibly. Thug1 comes up behind him and swings his mace.</text:span><text:span text:style-name="T534">[advantaged 2* attack. 18,17 vs 12,8. == 18+4=22, 17+4=21. Both hit. 1+6+2 =9dmg Jao. 23-9 = 14hp Jao.] </text:span><text:span text:style-name="T854">The blows wrack his back with pain as they connect. </text:span></text:p>
      <text:p text:style-name="P221"/>
      <text:p text:style-name="P741">Round2</text:p>
      <text:p text:style-name="P741">[HP restatement in init order: Blaze(full),Thug2(6hp),Shump(26hp),Darv(full),Gak(full),Jao(14hp),Thug1(29hp).]</text:p>
      <text:p text:style-name="P264"/>
      <text:p text:style-name="P741"><text:span text:style-name="T2">Blaze prepares another firebolt and lobs it at Thug1</text:span>[20+5bonus=25. Crit hit. 4+4 firedmg = 8 fire dmg. Thug1 29-8 = 21hp.]<text:span text:style-name="T2"> It burns him a bit. Thug2 swings again at Shump</text:span>[d20+4,d20+4 == 3+4=7,14+4 = 18. Hit*1. 2 Dmg to Shump. Shump 26-2=24hp Shump.]<text:span text:style-name="T2">. Shump swings back </text:span>[9+6=15 vs 12AC. HIT. 2+4 = 6dmg. Thug2 dies.]<text:span text:style-name="T2"> Thug2 is cut down and drops at Shump’s feet, leaving Jao no longer flanked. Darv hits the Thug1 with mind sliver.</text:span>[4 vs DC13. Success. 6Dmg and -1d4 to saves for round. Thug1 21hp-6 = 15hp Thug1.]<text:span text:style-name="T2"> </text:span><text:span text:style-name="T72">Jao turns to face Thug1 and summons his psyblades. </text:span><text:span text:style-name="T855">[9 +bonus, 8+bonus== 9+5=14.8+5=13. Both hit. 1+1=2dmg. Thug1 15-2=13hp Thug1.]</text:span><text:span text:style-name="T72"> The blades hit but barely achieve effect. The Thug1 returns fire with his mace twice. </text:span><text:span text:style-name="T855">[18+4,3+4= 22,7. 22 hits. 3+2=5dmg. Jao 14hp – 5 = 8hp Jao.]</text:span></text:p>
      <text:p text:style-name="P264"/>
      <text:p text:style-name="P742">Round 3</text:p>
      <text:p text:style-name="P742">[HP Restatement in Init order: Blaze(full),Shump(24hp),Darv(full),Gak(full),Jao(8hp),Thug1(13hp).]</text:p>
      <text:p text:style-name="P265"/>
      <text:p text:style-name="P742"><text:span text:style-name="T2">Blaze tosses another firebolt at Thug1. </text:span>[14roll+5=19. HIT. 7 fire dmg. 13-7=6hp Thug1.]<text:span text:style-name="T2"> Shump circles behind him and swings his sword down.</text:span>[advantage: 15,2...15..hit. 3+4dmg = 7dmg. Thug1 drops]</text:p>
      <text:p text:style-name="P265"/>
      <text:p text:style-name="P742">End Battle. 2 Zhent thugs dead. Blaze,Darv,Gak at full HP. Shump has 24hp and Jao has 8hp.</text:p>
      <text:p text:style-name="P743">200xp /5 = 40xp.</text:p>
      <text:p text:style-name="P743"/>
      <text:p text:style-name="P222">Carefully every corpse is checked. Everyone but 4 Zhents have the standard of Gralhund over their chain shirts. --Let’s put these on incase the watch show up. The Zhents seem to be intent on attacking anyway--</text:p>
      <text:p text:style-name="P222">Everyone takes the least tattered and bloodied, but still identifiably disorderly Gralhund livery and puts it on. They then head into the first room <text:span text:style-name="T856">by the stairwell. It leads to a large grand library. Gak uses his Eldritch Sight to look around but nothing except a locked tome radiates magic. It specifically radiates an abjuration spell. A locked sub-room derives from this but Gak decides to move on. The Gang head to the next room counter-clockwise. This turns out to be a den or trophy room. Mounted all over the walls are suits of armor and animal heads. Bearskin rugs and overstuffed chairs also fill the room. Resting in the middle is a cage on a table. Inside is a falcon still wearing it’s hood. After a brief look with Eldritch Sight, Gak waves the party onward. The next room is the last on this wall of the great hall. It’s a messy parlor that seems to have been intended for comfortable living. There is blood and the bodies of 2 guards however laying on the rugs. </text:span><text:span text:style-name="T857">Paintings of long-dead Gralhund surround the walls and a wine cabinet seems to have received a lot of recent use. Leaving the room, they cross the hall to the next room….which happens to be a walk-in pantry. Shelves line it’s walls and contain all sorts of food, spices,tablcloths, and jars and bottles. <text:s/>On the floor however are 2 male corpses, an older human and a young male halfling, wearing servant clothes. It could be supposed they’re part of cooking staff here before they met their unfortunate fate. </text:span><text:span text:style-name="T858">Behind a door to the north is a kitchen. Beyond that, another door to another </text:span><text:soft-page-break/><text:span text:style-name="T858">corpse of a woman in the laundry room. Going west, a door to the big hall. Going south at the door is a stairwell up. </text:span><text:span text:style-name="T535">[1d2...1 is return to g8 to go g13. 2 is go to g19. Roll = 2.]</text:span><text:span text:style-name="T858"> Making their way up stairs, the Gang finds several staff rooms. The largest room contains the remnants of 9 staffers with improvised weapons. As Shump walks in, everyone begins to hustle into fighting positions...until they notice the emblazoned logo. <text:s/>“ We are here to save you” he says gruffly. “Stay here while we check the rest of the house.”</text:span></text:p>
      <text:p text:style-name="P222"/>
      <text:p text:style-name="P223">They agree to, and Gak’s Gang head back down before taking the larger stairs to G13. <text:s/>As they make their way up, a battle rages between several Zhents and the house guards. Across the floor are bodies strewn everywhere. <text:span text:style-name="T859">Four Gralhund veterans are fighting off three Zhent thugs. After quietly watching for a moment, the remaining 3 veterans peer around. Rushing up “Ho! Who goes there? Friend or foe?!” Gak yells. The veterans see Shump with his guardswear, sword drawn. “We are friends if you are friends.” one of them says. “Well met. How many are left to mop up?” The group of 8 enter the bedroom(G16) through the open doors. “</text:span><text:span text:style-name="T860">The City Watch is on the way!” a feminine voice calls out. Gak’s Gang hang back behind the actual guards, hoping that she is not on a name basis with any of them. There in the bedroom stands Yalah Gralhund, in breastplate with a rapier, next to the fanciest half-orc anyone has seen. At the end of a large canopied bed in the southwest corner is a wooden trunk. A claw-footed bathtub sits in the norwest alcove near a free-standing mirror and privacy screen. <text:s/>Above the fireplace in the southeast corner is a shield with the Gralhund coat of arms. A neat stack of logs sits next to it. <text:s/>Beyond that is a tall mahogany wardrobe and a pair of open glass doors to a balcony. <text:s/>“</text:span><text:span text:style-name="T861">My husband, quickly, go save him!” Yalah cries. She points to the way they came, and the sound of a door being kicked repeatedly. The 3 guards and 5 Gang make their way to what appears to be a guest bathroom with another claw-footed bath tub. The guards rush toward a figure. He pushes back </text:span><text:span text:style-name="T536">[1d2 where 1 is escape and 2 is fighting. = 1. Escape.]</text:span><text:span text:style-name="T861"> This figure throws a guard into another guard before tossing the third one into the tub. After exchanging glances he dives for the stairs and makes his way out of the mansion. As far as anyone can tell, he’s gone. The 3 guards help one another up. “Where is he?!” <text:s text:c="2"/>“He got down the stairs before we could identify friend or foe coming out.” Gak calmly replies </text:span><text:span text:style-name="T536">[DC10 Deception check : 18+bonuses = pass]</text:span><text:span text:style-name="T861">. They return back to the door in the bathroom. “Milord, </text:span><text:span text:style-name="T862">Urstul has escaped! Are you alright?”. After a few moments of silence, the sound of heavy movements can be heard. Orond Gralhund emerges, cowering, rapier drawn. “Milord, you can put that away now...He’s gone. We have mopped up whoever is left of them.” a guard says gently, clearly experienced with this individual.</text:span></text:p>
      <text:p text:style-name="P223"/>
      <text:p text:style-name="P223">“<text:span text:style-name="T862">He’s gone? What if they come back?” He steps through the bathroom to the foyer where Gak’s Gang stand. </text:span><text:span text:style-name="T537">[Passive perception check: 12 vs Gang Deception(Gak(15+bonus=),Shump(20+bonus=autosuccess),Jao(1+bonus=autofail),Blaze(6+bonus), Darv (5+bonus)) == Gak15+6=21.Shump 20. Jao 1. Blaze 6+5=11.Darv 5+</text:span><text:span text:style-name="T538">5 = 10. Half the party makes him suspicious.]</text:span></text:p>
      <text:p text:style-name="P266">“Who’re you?” he asks to the Gang, eyeballing Jao especially. “Are you a relative of mine or something? Why are 2 casters with you?”</text:p>
      <text:p text:style-name="P223">“<text:span text:style-name="T863">Milord we’re recent hires to bolster the guards at the estate.”Gak lies.</text:span><text:span text:style-name="T538">[15+6 vs10 +2wis insight check = 21 vs 12. Gak wins]</text:span><text:span text:style-name="T863"> <text:s/>“It looks like the investment was quite keen.”</text:span></text:p>
      <text:p text:style-name="P223">“Yes…<text:span text:style-name="T863">.quite” he mumbles. “</text:span><text:span text:style-name="T864">Surprises have been had this day”</text:span></text:p>
      <text:p text:style-name="P224">“<text:span text:style-name="T864">Milord, what happened here?”</text:span><text:span text:style-name="T539">[Int check DC 10 for Gralhund to divulge information unwittingly. 6-1 = 5.]</text:span></text:p>
      <text:p text:style-name="P225">“That pawn Urstul thought he could withhold the Stone from us. After all that we did for them.”</text:p>
      <text:p text:style-name="P225">A curious tone in his voice, Gak asks “This was over a stone milord? Like a gemstone? Or like a common rock?”</text:p>
      <text:p text:style-name="P224"><text:span text:style-name="T864">“No no no. This is some kind of ancient creature...or artifact...I don’t know. But it knows where the vault is with half a million dragons. It more than makes up for us bankrolling that stupid Black Network while they set up shop. Cost a fortune to get that Renaer Neverember and they could not </text:span><text:soft-page-break/><text:span text:style-name="T864">even hold onto him. Barely got the stone. We had to send the mechanical servant to go get it. Careless thing though. Blasted <text:s/>a bunch of Zhents in the process.”</text:span></text:p>
      <text:p text:style-name="P759"/>
      <text:p text:style-name="P225">“Dear, what are you blabbering about out there?” a voice calls.</text:p>
      <text:p text:style-name="P225">“Sweetie pie, the help says that Urstul got away….Dreadful. What if he comes back?”</text:p>
      <text:p text:style-name="P225">Yalah hugs her husband and says “secure the compound. The Watch should be here. If they ask to come in, you let them. Tell them the Zhents made a surprise attack after trying to threaten us, but, we bested them. If they push for more details, that is the story.”</text:p>
      <text:p text:style-name="P759"/>
      <text:p text:style-name="P225">Orond comes back out and sends the guards and Gak’s gang to secure the perimeter. In that time, they free the servant staff <text:span text:style-name="T520">(+200xp /5 = 40xp each.)</text:span> <text:span text:style-name="T865">Sure enough, the arrival of Barnibus and Saeth with 20 constables and 2 griffon riders kicks off the investigation in short order. Every servant is grilled. <text:s/>Because all the exits are sealed, the Gang has to face interrogation as well, albeit quietly.</text:span></text:p>
      <text:p text:style-name="P225"/>
      <text:p text:style-name="P225">“You…<text:span text:style-name="T865">.I remember you.” Saeth says to Gak. “You love chasing trouble don’t you? First your manor, now theirs”.</text:span></text:p>
      <text:p text:style-name="P225">“<text:span text:style-name="T865">My friend, you must remember that we intervened on behalf of the noble house. <text:s/>The Gralhunds would be naught if we weren’t. Surely that means something.” </text:span><text:span text:style-name="T540">[persuasion DC10. 18 + bonus. Pass]. </text:span><text:span text:style-name="T865">“You handled business quietly so I will make sure Barni here gives you a pass. However, you have made yourselves persons of intrigue. You owe us a full explanation.”</text:span></text:p>
      <text:p text:style-name="P225"/>
      <text:p text:style-name="P226">Gak proceeds to tell them that with the help of Renaer’s friends in the Harpers he was informed that someone from the explosion had come this way. Hoping to check up on it, the gang came and failed to reach anyone inside. Fearing that this person had harmed a noble, it was decided to advance a rescue attempt. It proved to be the case and can be corrobated with testimony of the staff. <text:s/>Since Saeth had heard similar, he assumes it to be true. <text:s/>“One thing however disturbed me. The Lord Gralhund got to rambling about the Black Network. They seem to have had a feud with an Urtsul character, leading to what happened. I believe the Zhentarim have infiltrated the city. I also believe that the Gralhunds are complicit, though I cannot prove it.”</text:p>
      <text:p text:style-name="P226">“You are probably right-- weapon manufacturers and sellswords always tend to get together. We cannot, of course, as you yourself a noble understand, make any charges without proof. It will be hard enough with proof. However if you should find it in the future, you are welcome to approach the Watch and let them know you wish to speak with me.”(Saeth)</text:p>
      <text:p text:style-name="P226"/>
      <text:p text:style-name="P226">“Sounds like a deal. As for what happened by my Manor, it appears to be an orchestrated attack <text:s/>by the Zhents, but gone wrong. In light of that possibility I will not expect to find myself pursuing false leads further.” (Gak) “We have a business to run and fighting is always bad for business.”</text:p>
      <text:p text:style-name="P226"/>
      <text:p text:style-name="P226">The gang takes their leave and Saeth informs Barnibus. <text:span text:style-name="T866">Within days, the “Gralhund Villa Bloodbath” breaks the news and becomes popular knowledge all over Waterdeep. There is a general crackdown on the Black Network. Members, suspected members, accused members, and more are all dragged in for interrogation. It matters little if they have committed proven or accused crimes and even mundane affiliates find themselves in the dragnet. Among them most famously is Davil Starsong, </text:span><text:span text:style-name="T867">Yagra’s boss. Yagra herself is caught up in the matter.</text:span></text:p>
      <text:p text:style-name="P226"/>
      <text:p text:style-name="P227">One day a flying snake drops a note. “I would like to know more about what happened at Gralhund Villa. If you can spare the time, meet me at Ahghairon’s Statue in the City of the Dead at highsun tomorrow. You’ll be paid generously for your time and trouble. -Istrid Horn”. <text:s/><text:span text:style-name="T520">[d2 where 1 is go,2 is reject = 2..reject]</text:span>. . The appointed time comes and goes...and life goes on.</text:p>
      <text:p text:style-name="P744">[Everybody goes up to L4/<text:span text:style-name="T868">2700xp</text:span>.]</text:p>
      <text:p text:style-name="P744"/>
      <text:p text:style-name="P744"/>
      <text:p text:style-name="P745"><text:soft-page-break/>Chapter 4: Dragon Season</text:p>
      <text:p text:style-name="P267">Weeks that have passed since opening the Manor: d20 == 18 weeks</text:p>
      <text:p text:style-name="P267">Weeks in profit:rounded dwhatever above. == 2 weeks</text:p>
      <text:p text:style-name="P267"/>
      <text:p text:style-name="P745"><text:span text:style-name="T2">Total free cash :</text:span><text:span text:style-name="T73">40gp. Yay</text:span></text:p>
      <text:p text:style-name="P746">[Story Info: the Stone of Golorr is left in the family crypt in Waterdeep cemetary’s City of the Dead. A halfling necromancer gets to it before the Cassalanters or characters do]</text:p>
      <text:p text:style-name="P268"/>
      <text:p text:style-name="P268"/>
      <text:p text:style-name="P268">A few days after blowing off Istrid, Jao approaches Gak. <text:s/>“I was wondering. Remember when he said they sent a machine? Don’t you find that weird?</text:p>
      <text:p text:style-name="P746"><text:span text:style-name="T2">Gak ponders over his beer. “Well...the kid outside said he saw a puppet...</text:span><text:span text:style-name="T760">wait a minute…</text:span><text:span text:style-name="T2"> “ a look of realization washes over him. “What if the puppet </text:span><text:span text:style-name="T760">is the machine</text:span><text:span text:style-name="T2">? I know he was saying it caused the incident but you might be right. Yet we never saw it once. We never saw anything puppet looking or machine looking in the entire mansion. They were perfectly calm once control was restored. They did not even care if the watch interrogated them.”</text:span></text:p>
      <text:p text:style-name="P268">“Maybe it still has this stone and they are going to collect it later?” Jao proposes</text:p>
      <text:p text:style-name="P268">“I think you may be correct my friend. They seemed awful calm about it. No mechanical servants and no gems or stones to be found. We did not ransack the place but it was hardly needed.”</text:p>
      <text:p text:style-name="P268">“So where do we go from here?” Jao asks...”Do we go back and hope they don’t recognize us? Do we go in disguise? Do we find the machine?”</text:p>
      <text:p text:style-name="P746">[Gak rolls 1d4. If 1 or 2, they go back. If 3, they go in disguise. If 4, they go looking for the machine. 2. They go back]</text:p>
      <text:p text:style-name="P747"><text:span text:style-name="T2">When Gak’s gang rolls up, they are quickly turned away. Security is increasingly tighter than it was, with armed soldiers patrolling the yard and standing directly in front of the gate. Archers can be spotted in the distance, openly set up on the 2</text:span><text:span text:style-name="T797">nd</text:span><text:span text:style-name="T2"> floor to take aim. The Gang now has to find a new, better, easier way.</text:span></text:p>
      <text:p text:style-name="P269">Blaze steps up to Gak. “You know...perhaps it wouldn’t hurt to ask the Temple of Gond about this.They have all sorts of machines. Maybe it’s one of theirs’. Maybe they would know what to do to find it? They have parades every year. Maybe this one got loose before the coming festival in a few months.”</text:p>
      <text:p text:style-name="P269">Gak nods, and they make their way to the House of Inspired Hands. Everyone has made a return journey to the Sea Ward. With the Zhent crackdown things look more boring, but still as depressing.</text:p>
      <text:p text:style-name="P269">Inside the House of Inspired hands it looks like a cross between a temple and a workshop. The symbol of Gond, a toothed cog with 4 spokes, displays prominently. A silhouette of a humanoid shape perches itself on the rooftop. It extends an arm, releasing a tiny metal sparrow into the sky. The bird dos a few loops in the air, then veers right for Gak. </text:p>
      <text:p text:style-name="P748">[Init roll: Gak(20roll+bonus1=21),Shump(19roll+7bonus),Jao(2roll+3bonus),Blaze(1roll+1bonus),Darv(12roll+bonus0),Bird(10)</text:p>
      <text:p text:style-name="P748">]</text:p>
      <text:p text:style-name="P228">Gak blasts the bird with an eldritch blast.<text:span text:style-name="T520">[11+5 = 16 vs AC15. Hit. 2Dmg]</text:span>. It disintegrates at his feet. </text:p>
      <text:p text:style-name="P228">“<text:span text:style-name="T869">What the fuck is that!?” He yells with such a force that a tour guide stops in his tracks. Everyone’s eyes dart toward him as he continues. “Is this the way to run a fucking temple? To attack your visitors with toys?”</text:span></text:p>
      <text:p text:style-name="P229">An acolyte, a gnomish man, makes his way over and attempts to assuage him. “I do not take kindly to being attacked in a supposed holy space. Is this someone’s idea of a joke? Is this a temple of Hlal or something?!”</text:p>
      <text:p text:style-name="P229">The gnome shrugs, walks off, and brings forth a dragonborn with brownish bluish scales. “This is Valetta. If you would like to speak to her, she runs things here.” He then scampers off, hoping to be done with the group.</text:p>
      <text:p text:style-name="P229"><text:soft-page-break/>“What happened? What is the cause of your upset milord?” She inquires with a sigh</text:p>
      <text:p text:style-name="P229">“On the roof...someone threw something down. <text:span text:style-name="T870">It narrowly hit me until I defended myself.”</text:span></text:p>
      <text:p text:style-name="P230">With a sigh she says “follow me, follow me” and takes them up a spiral staircase to the attic.</text:p>
      <text:p text:style-name="P230">“That was probably Nim. In fact I’m sure of it. Nim lives up here. We’ll ask him to apologize.”</text:p>
      <text:p text:style-name="P230">At the door, there is a new lock. “This is new” Valetta says. Jao strolls up<text:span text:style-name="T520">[roll15 + 5bonus=20 vs 20DC. Success]</text:span> <text:s/>. He bows and says “problem solved…” before repositioning himself behind Gak and Shump. <text:span text:style-name="T871">Hiding under the mess in the room is the humanoid shaped mechanical creature from the roof. It cannot speak but gestures in a way Valetta can understand.</text:span></text:p>
      <text:p text:style-name="P230"/>
      <text:p text:style-name="P230">“<text:span text:style-name="T872">Why did you attack us?” Gak asks plainly, a sneer in his voice.</text:span></text:p>
      <text:p text:style-name="P230">“<text:span text:style-name="T872">You won’t believe this but he says he’s bored without his friend…..He clearly has not been taught about respecting boundaries.”</text:span></text:p>
      <text:p text:style-name="P230">“<text:span text:style-name="T872">Was it you that blew up the marketplace outside our manor in Trollskull Alley?!”(Gak)</text:span></text:p>
      <text:p text:style-name="P231">Valetta shoots him a look, signs something, and an excited conversation begins.</text:p>
      <text:p text:style-name="P231">“He says that he had a creation...and then it fled. He’s been here. But this is not permitted, this creation of his. <text:span text:style-name="T873">He says he was lonely.”</text:span></text:p>
      <text:p text:style-name="P231">“<text:span text:style-name="T873">How long ago was this?” Gak inquired</text:span></text:p>
      <text:p text:style-name="P231">“<text:span text:style-name="T873">Long enough ago that it could have been at Trollskull Alley from what I heard of it” Valetta replies. “Eril, Bargu, I want you to remove Nim’s tools and works. Nim, you get to watch. This is a serious incident and violation of the terms of your stay here.”</text:span></text:p>
      <text:p text:style-name="P232">Two gnomes come and begin hauling out materials, tools, and more from the room even though they weren’t present.</text:p>
      <text:p text:style-name="P232">As they haul things down the stairs, the lack of information becomes more and more apparent. They’re about to leave when Nim begins to spazz out and make a big deal as one of them picks up a foot long contraption, made in copper, with an umbrella protrusion. When asked about it, it says that it tried to find and thwart it’s compatriot but found itself stuck on the temple grounds.</text:p>
      <text:p text:style-name="P232">“May we have it to seek out the companion that attacked our alley?” Gak asks Valetta. She nods and a discussion begins where they explain the workings of the device. <text:s/></text:p>
      <text:p text:style-name="P232">“<text:span text:style-name="T874">If you find it, make sure you destroy it. It can hurt our reputation here. We don’t wish to stir up the population. We’ll give you 500 gold if you can prove it was destroyed.”</text:span></text:p>
      <text:p text:style-name="P233">Gak, Jao, and Blazes eyes go wide at the announcement. The Gang immediately heads back for Gralhund Villa. There, the detector begins to spin and whir. The increased presence notes they recognize the party and will not hesitate to subdue and call the guards if they should appear a third time. Down an alley in the uncollected garbage sits the nimblewright in a stolen cloak. Someone’s eye catches sight of it and the whole Gang makes it’s way down. The depressed nimblewright <text:span text:style-name="T875">draws a rapier and a showdown begins.</text:span></text:p>
      <text:p text:style-name="P749">[Init: 14+4 Nimblewright, Gak(3+1bonus=4),Shump(9+7bonus=16),Jao(2+3bonus=5),Blaze(10+1bonus=11),Darv(4+0bonus=4)</text:p>
      <text:p text:style-name="P749">restated: Nimblewright(18),Shump(16),Blaze(11),Jao(5),Gak(4),Darv(4).]</text:p>
      <text:p text:style-name="P749">Round 1</text:p>
      <text:p text:style-name="P750"><text:span text:style-name="T2">The nimblewright gets up, draws a rapier, and immediately attacks Gak who it saw in the streets of Trollskull. </text:span><text:span text:style-name="T876">[3 attacks. 2 rapier, 1 dagger. Rapier1 = 18+6,5+6,13+6= 24,11,19 vs Gak’s AC of 12. 2 of 3 hit, 1 rapier(d8+4) and 1 dagger(d4+4).=6+4=10 + 3+4=7=17. Gak’s HP 34-17 = 17hp left Gak.]</text:span><text:span text:style-name="T74"> Shump rushes it and slams his sword down on it.</text:span><text:span text:style-name="T877">[19+6=25.Hit. 6+4=10dmg. 45-10=35hp Nimblewright]</text:span><text:span text:style-name="T75">. Blaze lights up a firebolt and tosses it directly at the machine hoping to ignite it. </text:span><text:span text:style-name="T877">[3 roll +6bonus=9.fail.].</text:span><text:span text:style-name="T75"> Jao gets behind it and summons 2 daggers. </text:span><text:span text:style-name="T877">[advantage, 14,20. Taking 20. Crit hit. 2d6dmg+str + 2d6dmg = 4+6+2+2+3 = 17dmg. 35-17=18hp]</text:span><text:span text:style-name="T75">. He stabs into it, unleashing psychic damage on it’s primitive mind. Gak moves back some, takes aim from around Shump, and blasts the creature.</text:span><text:span text:style-name="T877">[5+5=10.Miss]</text:span><text:span text:style-name="T75">. His eldritch blast goes into a wall over their heads. Darv </text:span><text:span text:style-name="T76">casts firebolt on it too. </text:span><text:span text:style-name="T878">[3+6=9.MISS]</text:span><text:span text:style-name="T76"> but this goes over it’s head too.</text:span></text:p>
      <text:p text:style-name="P235"/>
      <text:p text:style-name="P751"><text:soft-page-break/>Round 2</text:p>
      <text:p text:style-name="P751">[HP restatement in Init Order: Nimblewright(18hp),Shump(full),Blaze(full),Jao(full),Gak(17hp),Darv(full)]</text:p>
      <text:p text:style-name="P234">The nimblewright makes it’s attacks more fervantly on Gak. <text:span text:style-name="T520">[7+6,16+6,4+6=13,22,10 vs AC12. 2 hits, 1 rapier d8 1 dagger d4. == 2+4=6 + 1+4=11dmg. Gak 17-11hp = 6hp]</text:span>. </text:p>
      <text:p text:style-name="P234">Shump swings again with his sword <text:span text:style-name="T520">[13+6=19 vs AC18. HIT. 7+4 = 11dmg. 18-11=7 hp Nimblewright.]</text:span> <text:span text:style-name="T879">and connects the blow. Blaze attempts again to light it on fire. </text:span><text:span text:style-name="T541">[firebolt. 7+6=13. miss]</text:span><text:span text:style-name="T879"> This fails again. <text:s/>Jao again gets behind it, summoning his blades. </text:span><text:span text:style-name="T541">[advantage 17,19;13,8.== 17,19. 17 + 3=20. HIT. 19+3=22. HIT. 1D6dmg + 2d6dmg + dex, 1d4+3 = 5+2+4 + 3 = 14dmg.]</text:span><text:span text:style-name="T879"> The psychic blades, even though the creature is unliving, have an effect and sever it’s connection. It drops. Shump then begins to hack away at it, removing the head in a way that is more orcish than civilized display. <text:s/>He puts it in his bag and when given weird stares, states plainly “We needed proof”. <text:s/></text:span><text:span text:style-name="T881">As they check the remains, the find a map. “Look at this boys….a map…”. </text:span></text:p>
      <text:p text:style-name="P234"/>
      <text:p text:style-name="P236">Within moments, the City Watch has 6 veterans on them blowing whistles.” STOP! STOP RIGHT NOW WE SAY. HOLD IT!”</text:p>
      <text:p text:style-name="P236">“Fellas fellas it’s okay, we’re okay.” Gak says casually, but clearly bloodied by the fight.</text:p>
      <text:p text:style-name="P236">“Wha..What?! OKAY? Look at you” the head guard says</text:p>
      <text:p text:style-name="P236">“Tis but a scratch…..” Gak replies. “This robot seemed to believe we were someone….and we made sure to take it out to the scrap heap where it belongs.”</text:p>
      <text:p text:style-name="P236">Not believing him, but, not willing to sit on paperwork, another says “ah the ol’ scrap heap”. A third then offers up “Didn’t shine yo’ shoes eh?”. The 6 of them wander back off, warning against further trouble.</text:p>
      <text:p text:style-name="P236"/>
      <text:p text:style-name="P236">After returning to Valetta at the House of Inspired Hands, the group gets 500gp. <text:span text:style-name="T520">[+500gp]. </text:span><text:span text:style-name="T880">Of all the options available, a single backpack parachute is all that catches their interest. Gak puts it on and wears it in place of his usual backpack.</text:span></text:p>
      <text:p text:style-name="P236"/>
      <text:p text:style-name="P237">The crew heads back to the Manor for a celebratory beer. While discussing and analyzing the map they notice that there is a bright red “X” by the Cassalanter mausoleum in the City of the Dead.</text:p>
      <text:p text:style-name="P752">[full health everyone, full spells]<text:span text:style-name="T2">. They set course there the next day </text:span><text:span text:style-name="T77">and head to the City of the Dead. It’s sweltering hot outside in Waterdeep. The Gang arrive at the Cassalanter mausoleum. Out front is a sign “CASSALANTER” engraved above. The outer door is locked. </text:span><text:span text:style-name="T882">[investigation check DC20, party wide: 3Gak = fail,Shump9-2=7=fail,</text:span><text:span text:style-name="T883">Jao </text:span><text:span text:style-name="T882">16</text:span><text:span text:style-name="T883">+2=18=fail</text:span><text:span text:style-name="T882">,9</text:span><text:span text:style-name="T883">Blaze +2=11 = fail</text:span><text:span text:style-name="T882">,18 </text:span><text:span text:style-name="T883">+0=18=fail]</text:span><text:span text:style-name="T78">. It seems this place has been locked a long time to what Gak’s Gang can tell. Taking out his tools, Jao begins to pick the locks </text:span><text:span text:style-name="T883">[15+3=18 vs DC15. ]</text:span><text:span text:style-name="T78">. It clicks and unlocks.</text:span></text:p>
      <text:p text:style-name="P270"/>
      <text:p text:style-name="P752"><text:span text:style-name="T78">“Hmm...Seems someone has been here recently” Jao comments as they make their way inside. “But not necessarily our robot...Look at these footsteps” . Shump and Jao remain alert to see what’s going on. The tombs in this floor look otherwise undisturbed but a stairwell leads down below. At the end of a long path are 3 bodies dressed in red hooded robes. Upon checking them for loot, it’s discovered the woman is still breathing. </text:span><text:span text:style-name="T79">They hand her the remaining health potion from their Xanathar trek and she comes to.</text:span></text:p>
      <text:p text:style-name="P752"><text:span text:style-name="T79">“Wow..wowowow...Who are you?!” she states as she begins to panic. <text:s/>She looks over at one of the bodies “Holiver!” and begins to cry hysterically. After some calming she states who she is. She is Vaelle Lurval, a florist…..</text:span><text:span text:style-name="T884">and a cultist</text:span><text:span text:style-name="T79"> to Asmodeus. </text:span></text:p>
      <text:p text:style-name="P752"><text:span text:style-name="T79">“</text:span><text:span text:style-name="T80">Was this not part of your ritual?” Gak asks in confusion, but in a tone that sounds less critical and more honest in it’s confusion. His connection to Ghaunadar has made it palatable and understandable that sacrifices from humanoids may be made at times.</text:span></text:p>
      <text:p text:style-name="P271">“No….Arn and Seffia brought us here to get something.” she says</text:p>
      <text:p text:style-name="P271">“What? The stone?”</text:p>
      <text:p text:style-name="P272">At it’s mention, she closes off.</text:p>
      <text:p text:style-name="P753"><text:soft-page-break/><text:span text:style-name="T2">Shump strolls up to her, points his swordtip right at her, and says “Is it the rock?!”</text:span>[intimidate check DC10: 8+2profbonus = 10 = SUCCESS.]<text:span text:style-name="T2"> <text:s/>“It was it was it was!” she frantically states. “Don’t hurt me...I just grow flowers!” He draws down his blade from her, leaving her somewhat relieved but still an absolutely nervous wreck.</text:span></text:p>
      <text:p text:style-name="P272">“They probably have gone to the windmill. That’s where the others are. I wonder if they’ll betray them too.”</text:p>
      <text:p text:style-name="P272">“Take us there” Gak offers...Vaelle nods, and the party closes up the tomb after Vaelle digs a quick burial spot in the tomb for Holiver. <text:s/>They head onward to the windmill.</text:p>
      <text:p text:style-name="P272"/>
      <text:p text:style-name="P753">At the Windmill</text:p>
      <text:p text:style-name="P272"/>
      <text:p text:style-name="P270"/>
      <text:p text:style-name="P753"><text:span text:style-name="T78">V</text:span><text:span text:style-name="T2">aelle leads the gang to a crumbling two-story building made of stone. It’s clearly historic and was once a windmill for grinding grain. <text:s/></text:span><text:span text:style-name="T81">Grafitti litters the outside of it. Upon pushing the door open, there is a hall that goes left and right. </text:span><text:span text:style-name="T885">[1d2. 1 left,2 right. 1. left]. </text:span><text:span text:style-name="T81">They turn and reach a T corridor. At the end of the right is a small door. It leads to a big room with a few homeless. They put up their hands but the party just waves and continues on to the door in the right corner...which leads to a foul smelling toilet hole. They turn around and head back, opting to go up the stairs. </text:span><text:span text:style-name="T82">They turn around the bend, arriving at the millstone itself. It’s covered in a jumble of debris including machinery, roofing, dust, cobwebs, and more. A quick peak through the nearest door into W6 reveals a pidgeon roost. Birds of all kinds, mostly pidgeons, have clearly dwelled here. Poop is everywhere. It doesn’t take long to conclude there is nothing here. They leave and head to the south wall and open the door there. It’s locked...and that strikes them as unusual. Vaelle insists “this must be where they meant”. Jao attempts to open the door. </text:span><text:span text:style-name="T886">[ 1vs DC15 = autofail. Try again. 4+5=9. FAIL.]</text:span><text:span text:style-name="T82">. “Want some help there Jao?” Shump asks. Jao shrugs. Shump punches the door as hard as he can around the hinges. </text:span><text:span text:style-name="T886">[</text:span><text:span text:style-name="T887">6+6=12</text:span><text:span text:style-name="T886"> vs DC20 str check. </text:span><text:span text:style-name="T887">Try again. 3+6=9. FAIL.].</text:span><text:span text:style-name="T83"> Blaze steps up, throwing a firebolt at the door the moment Shump moves away.</text:span><text:span text:style-name="T887">[10roll + 6bonus = 16 vs 15AC. HIT. ]</text:span><text:span text:style-name="T83"> It ignites the door and burns away enough for Blaze to step in, knock at the beams of the still-burning door, and then unlock and open it for comedic effect with the handle. “Don’t wait up guys.” Blazes tells a very clearly embarrassed Jao and Shump. Vaelle eyeballs him with curiosity. </text:span><text:span text:style-name="T84">At that moment there is a gasp. One of the cultists </text:span><text:span text:style-name="T85">is at the window(Seffia) while the other makes way to hand off the Stone of Golorr to………..devils?! </text:span></text:p>
      <text:p text:style-name="P273"/>
      <text:p text:style-name="P274">Spined devils, hovering at the window, take the Stone and head off toward the window. </text:p>
      <text:p text:style-name="P754">[Initiative, excluding devils who flee, <text:span text:style-name="T888">where first 2 rolls are cultists,then party, then Vaelle</text:span>:<text:span text:style-name="T888">7(cult1),10(cult2),7(Gak),18(Shump),7(Jao),12(Blaze),15(Darv),17(Vaelle)</text:span></text:p>
      <text:p text:style-name="P755">restated init for bonuses: Cult1(7roll+2=9), Cult2(10+2=12),Gak(7+1=8),Shump(18+7=25),Jao(7+3=10),Blaze(12+1=13),Darv(15+0=15), Vaelle(17+2=19).</text:p>
      <text:p text:style-name="P755">Restated in order: Shump(25),Vaelle(19) using cultist stats, Darv(15),Blaze(13),Cult2(12),Jao(10),Cult1(9),Gak(8).</text:p>
      <text:p text:style-name="P275"/>
      <text:p text:style-name="P755">Round 1</text:p>
      <text:p text:style-name="P275"/>
      <text:p text:style-name="P755"><text:span text:style-name="T2">Shump attacks Arn</text:span><text:span text:style-name="T86">(cult1)</text:span><text:span text:style-name="T2"> at the window as he hands off the stone. Without a moment passing, he’s already in the fight with his longsword drawn and shield up in defensive position. </text:span>[18+6=24, hit, 2roll+4=6 dmg. Arn hp 33 – 6=27hp left Arn.]<text:span text:style-name="T2"> Vaelle draws her scimitar, swinging it at Seffia</text:span><text:span text:style-name="T86">(Cult2)</text:span><text:span text:style-name="T2">. </text:span><text:span text:style-name="T889">[8+3=11 vs 13. Fail]</text:span><text:span text:style-name="T86">. It misses by a small amount with a whoosh. Darv casts mind sliver on Seffia(Cult2). </text:span><text:span text:style-name="T889">[13roll+0=13 vs 14DC. Fail/hit. 1Dmg 33-1=32hp Seffia. -1d4 to saves this turn]</text:span><text:span text:style-name="T86">. Blaze casts a firebolt directly at Arn</text:span><text:span text:style-name="T889">[17roll. Hit. 9 firedmg. Arn 27hp – 9 = 18hp.]</text:span><text:span text:style-name="T86">. It impacts and burns him. Seffia(Cult2) casts hold person on Shump. </text:span><text:span text:style-name="T87">He is surrounded by energy as he magically freezes into place unable to move. Seffia(Cult2) is now preoccupied with keeping him in </text:span><text:soft-page-break/><text:span text:style-name="T87">place. Jao hides</text:span><text:span text:style-name="T890">[10+</text:span><text:span text:style-name="T891">5=15 vs 11,11...hide success]</text:span><text:span text:style-name="T88">. He rushes across the room, behind Seffia(Cult2), and summons a blade to stab her with. </text:span><text:span text:style-name="T891">[advantage: 3+5=8, 8+5=12. Fail.]</text:span><text:span text:style-name="T88"> The blade fades, with no impact or effect. <text:s/></text:span><text:span text:style-name="T89">Arn(Cult1) stabs at Shump with his dagger twice</text:span><text:span text:style-name="T892">[advantage, 2 rolls. [17,1;16,15]. All rolls fail to penetrate]</text:span><text:span text:style-name="T89"> but it just clinks off his armor. Gak takes aim from across the room at Arn and blasts him. </text:span><text:span text:style-name="T892">[7+5=12 vs 13AC= fail]</text:span><text:span text:style-name="T89">. It does nothing to him and fizzles out.</text:span></text:p>
      <text:p text:style-name="P276"/>
      <text:p text:style-name="P756">[Round 2]</text:p>
      <text:p text:style-name="P756">[HP restatement in init order: Shump(full),<text:span text:style-name="T893">Vaelle(full),Darv(full),Blaze(full),Seffia/Cult2(32hp),Jao(full),Arn/Cult1(18hp),Gak(full).]</text:span></text:p>
      <text:p text:style-name="P277"/>
      <text:p text:style-name="P757"><text:span text:style-name="T2">Shump is held in stasis, trying to break free. </text:span>[Wischeck: 20roll vs 11DC. Success].<text:span text:style-name="T2"> With a snarl he suddenly pops into action. He takes another swing at Arn.</text:span>[16 +6 = 22.HIT. 3+4=7dmg. Arn 18hp – 7 = 11hp.]<text:span text:style-name="T2"> A very shocked Arn gets sliced good. Vaelle takes another swing at Seffia.</text:span>[15+3=18 vs 13. HIT. 1+1=2dmg. Seffia 32hp – 2 = 30hp Seffia.]<text:span text:style-name="T2"> Her method fails to yield more than pitiful minor cuts. Darv again casts mind sliver </text:span>[15 roll vs 14DC = pass. No disadvantages, no damage]<text:span text:style-name="T2">. Blaze tosses another firebolt at Arn </text:span>[11roll+6 = 17. HIT. 9 fire dmg. Arn 11hp -9 = 2hp left Arn.]<text:span text:style-name="T2">. It impacts, leaving him clearly seered. </text:span><text:span text:style-name="T90">Seffia casts Inflict Wounds. She turns and swings at Vaelle</text:span><text:span text:style-name="T894">[8roll +4 = 12 vs 12. Hit. 6+3+3 = 12 dmg to Vaelle. Vaelle dies]</text:span><text:span text:style-name="T90"> who goes down in agony as black energy courses through her. Jao takes 2 swings with his psydaggers </text:span><text:span text:style-name="T894">[19,4...19 hits… 3+3=6 dmg. Seffia 30-6 = 24hp left Seffia/cult2]</text:span><text:span text:style-name="T90">. One plunges, while the other disappears on contact. Arn casts Inflict Wounds as well, before striking at Shump.</text:span><text:span text:style-name="T894">[</text:span><text:span text:style-name="T895">7roll. Miss]</text:span><text:span text:style-name="T91"> This fails to make contact and he ends up missing. <text:s/>Gak hits him with an eldritch blast.</text:span><text:span text:style-name="T895">[17 + 5 = 22. HIT. 2 damage. Arn dies]</text:span><text:span text:style-name="T91">.</text:span></text:p>
      <text:p text:style-name="P278"/>
      <text:p text:style-name="P758">[Battle over]</text:p>
      <text:p text:style-name="P758">[HP restatement: Shump(full),Darv(full),Blaze(full),Jao(full),Gak(full). Cult1,2 and Vaelle are dead]<text:span text:style-name="T2">. </text:span></text:p>
      <text:p text:style-name="P758">[XP gained: 450xp * 2 = 900xp /5 = 180. Everyone has 2880XP.]</text:p>
      <text:p text:style-name="P758"/>
      <text:p text:style-name="P279">Everyone run<text:span text:style-name="T896">s, attempting to chase the devils </text:span><text:span text:style-name="T897">by climbing to a rooftop and going after them from there. It continues onward for some time, with people falling or climbing or things like that. Eventually though the spined devils duck into an alley. The buildings bordering the alley are 30 feet/3stories high. Everyone looks on an alley from a large building on the west side. </text:span></text:p>
      <text:p text:style-name="P279"/>
      <text:p text:style-name="P280">Standing in the middle of the alleyway <text:span text:style-name="T898">is a coach with 2 draft horses. <text:s/>A drive</text:span><text:span text:style-name="T900">r</text:span><text:span text:style-name="T898"> is sitting on top with a feathered cap and matching outfit. <text:s/>Next to it is a man in a wide-brimmed hat. </text:span><text:span text:style-name="T899">The spined devils begin to land in the alleyway, keeping an eye out for the pursuing Gak’s gang.</text:span></text:p>
      <text:p text:style-name="P280"/>
      <text:p text:style-name="P760">[Initiative rolls: <text:span text:style-name="T901">devil1(spiny)==9,devil2(spiny)==5,devil3(spiny)==1, doppelganger==20,devil4(bearded)==14,imp1==16,imp2==17,imp3==13.</text:span></text:p>
      <text:p text:style-name="P761">Party:Gak(18),Shump(17),Jao(3),Blaze(8),Darv(12)</text:p>
      <text:p text:style-name="P762">Devil1==<text:span text:style-name="T902">(</text:span>9+<text:span text:style-name="T902">2=11),devil2(5+2=7),devil3(1+2=3),doppelganger(20+4=24),devil4(14+2=16),imp1(16+3=19),imp2(17+3=20),imp3(13+3=16)</text:span></text:p>
      <text:p text:style-name="P762">Gak(18+1=19),Shump(17+7=24),Jao(3+3=6),Blaze(8+1=9),Darv(12+0=12).</text:p>
      <text:p text:style-name="P763">Restatement:doppelganger(24),Shump(24),imp2(20),imp1(19),Gak(19),devil4(16),imp3(16),Darv(12),devil1(11),Blaze(9),Devil2(7),Jao(6),devil3(3)<text:span text:style-name="T903">]</text:span></text:p>
      <text:p text:style-name="P294"/>
      <text:p text:style-name="P764">Round 1</text:p>
      <text:p text:style-name="P281">As the gang climbs their way down, they see down the alleyway the handoff between the spined devils and the man in the coach. <text:s/><text:span text:style-name="T520">[skip doppelganger/Willifort]</text:span>. <text:span text:style-name="T904">Shump advances in pursuit</text:span><text:span text:style-name="T542">[onmap]</text:span><text:span text:style-name="T904">. </text:span><text:span text:style-name="T542">[skip imp2][skip imp1]</text:span><text:span text:style-name="T904">. Gak moves up as well.</text:span><text:span text:style-name="T542">[onmap]</text:span><text:span text:style-name="T904">. </text:span><text:span text:style-name="T543">[devil4 skip]</text:span><text:span text:style-name="T905">.</text:span><text:span text:style-name="T544">[imp3 </text:span><text:soft-page-break/><text:span text:style-name="T544">skip]</text:span><text:span text:style-name="T906">.Darv moves up as well.</text:span><text:span text:style-name="T544">[onmap]</text:span><text:span text:style-name="T906">. Devil1 lands next to the coach, taking up a secure spot at the rear of the coach. Blaze moves up, next to Darv who is just behind Gak. Devil2 takes up a spot near the front of the coach. Jao comes up the back.</text:span><text:span text:style-name="T544">[hide check. 1 auto fail.]</text:span><text:span text:style-name="T906">. He steps on a can, which gives up the position of the crew as they approach. </text:span><text:span text:style-name="T544">[1d3..Devil1 has the Stone]</text:span><text:span text:style-name="T906">. Devil3 moves to engage, moving northwest . It launches a tail spine at Shump</text:span><text:span text:style-name="T544">[5+4=9.MISS]</text:span><text:span text:style-name="T906"> but the spine misses into the wall north of him. </text:span></text:p>
      <text:p text:style-name="P765"/>
      <text:p text:style-name="P765">Round 2</text:p>
      <text:p text:style-name="P295"/>
      <text:p text:style-name="P765"><text:span text:style-name="T2">Willifort reaches his hand out for the stone </text:span><text:span text:style-name="T92">from the coach. Shump charges Devil3 with his sword, swinging at it.</text:span><text:span text:style-name="T907">[18+6=24. HIT. 8+6=14 dmg * .5 = 7dmg. Devil3 has 22-7=15hp].</text:span><text:span text:style-name="T92"> </text:span><text:span text:style-name="T907">[imp2,1 skip]</text:span><text:span text:style-name="T92">. Although nobody can see them, there are 3 invisible imps, 2 of whom are paying attention to the fight and deciding if to intervene. Gak moves north just behind Shump and takes aim with his eldritch blast. </text:span><text:span text:style-name="T907">[1.autofail]</text:span><text:span text:style-name="T92">. It doesn’t even work, leaving him with his hand handing in the air. Devil4(the bearded devil), who is disguised as the human bodyguard, takes the stone from Devil1 and passes it up to Willifort. The third imp starts paying attention to the fight but remains hidden as well.</text:span><text:span text:style-name="T907">[imp3 skip]</text:span><text:span text:style-name="T92">. Darv moves in closer, 5 feet behind Gak. He casts mind sliver toward Devil3.</text:span><text:span text:style-name="T907">[</text:span><text:span text:style-name="T908">16+0 vs DC14 = 16.PASS.]</text:span><text:span text:style-name="T93"> but the devil doesn’t seem effected by it at all. Devil1, having made the deliver, takes up position next to Devil3.</text:span><text:span text:style-name="T908">[AOO Shump on Devil1==2==miss].</text:span><text:span text:style-name="T93"> It launches a spine out at Jao</text:span><text:span text:style-name="T908">[5+4=9.MISS]</text:span><text:span text:style-name="T93">. Blaze </text:span><text:span text:style-name="T94">casts web on the coach, aiming to stop it and everyone. </text:span><text:span text:style-name="T909">[Dex saves devil1,devil2,devil3,devil4, imp1,imp2,imp3 vs DC14 =[devil1=1 autofail, devil2=6 + 2=8 = fail, devil3 =18+2 = 20.PASS. Devils1 and 2 are stuck in web.] [devil4 vs DC14 = 6+2=8 = FAIL. He’s also stuck] [imp1 = 7+3 =10 fail,imp2=13+3=16 pass, imp3=17+3=20 pass]</text:span></text:p>
      <text:p text:style-name="P765"/>
      <text:p text:style-name="P766">Web restatement: devil1,devil2,devil4, imp1 are all stuck. Devil3, imp2,imp3 are all free to move. The coach and it’s driver are stuck. <text:span text:style-name="T910">Doppelganger 17+4=21. pass. He’s also not stuck.]</text:span></text:p>
      <text:p text:style-name="P296"/>
      <text:p text:style-name="P767"><text:span text:style-name="T2">Devil2 is stuck and tries to break free.</text:span>[19 vs DC14. Success]<text:span text:style-name="T2"> It breaks free and hovers in the air. Jao summons his psychic blades and tosses them at devil1 in his direct path.</text:span>[19+5=24.hit.2dmg,8+5=12. Miss. Devil1 <text:span text:style-name="T911">22hp-2=20hp Devil</text:span><text:span text:style-name="T914">1</text:span><text:span text:style-name="T911">.].</text:span><text:span text:style-name="T95"> Devil3 attacks Shump.</text:span><text:span text:style-name="T911">[5+2=7.miss]</text:span><text:span text:style-name="T95"> It’s bite does nothing to his armor and shield.</text:span></text:p>
      <text:p text:style-name="P283"/>
      <text:p text:style-name="P768">Round 3</text:p>
      <text:p text:style-name="P768">[hp restatement: Devil3(15hp).Devil<text:span text:style-name="T914">1(</text:span>20hp). Everyone else full health.]</text:p>
      <text:p text:style-name="P282">Willifort watches the combat, looks at the webs, and telepathically commands the imps to intervene if the devils should die. Shump swings back at devil3.<text:span text:style-name="T520">[6+6=12.miss]</text:span> The sword clangs off it’s hide. <text:span text:style-name="T520">[imp2 stays put, while imp1 is stuck. Skip]</text:span>. Gak tries blasting Devil3 again. <text:span text:style-name="T520">[14+5=19. vs AC13. Hit. 2Dmg. Devil3 hp 15-2=13hp left Devil3.]</text:span> The shot connects and Devil3 goes flying backward into the web zone. <text:span text:style-name="T520">[dex check,disadvantage: 13+2,16+2. ==15 vs DC14. Pass.]</text:span>. It lands unstuck on the floor. D<text:span text:style-name="T912">evil4 </text:span><text:span text:style-name="T545">[str check vs DC14. 10+3=13. fail]</text:span><text:span text:style-name="T912"> tries and struggles in the webs. Imp3 is still watching how things go. Darv casts mind sliver again on Devil3, hoping the mental stress will hurt it’s ability to break free.</text:span><text:span text:style-name="T545">[6+0 =6. Fail. 5Dmg and -1d4 to next saves of turn. Devil3 13-5=8hp left Devil3.]</text:span><text:span text:style-name="T912"> . Devil 1 tries to break free</text:span><text:span text:style-name="T545">[13+0str=13 vs DC14. Fail.]</text:span><text:span text:style-name="T912"> It cannot move and stands helplessly. Blaze fires an acid splash at the helpless Devil1.</text:span><text:span text:style-name="T545">[disadvantaged: 1,13. 1.hit </text:span><text:span text:style-name="T546">5 acid dmg.Devil1 22hp-5=17hp Devil1.]</text:span><text:span text:style-name="T913"> The acid burns it ,but leaves the web intact.</text:span><text:span text:style-name="T914">Devil2 tries to break free</text:span><text:span text:style-name="T547">[1. Autofail]</text:span><text:span text:style-name="T914">. It cannot either, remaining stuck to Devil4 and the coach and the floor. Jao summons his daggers, takes aim, and fires at Devil1.</text:span><text:span text:style-name="T547">[10+5,17+5=15,23.both hit. 5+5=10dmg + 2+5=7 ==17 psy dmg. Devil1 dies]</text:span><text:span text:style-name="T914">. The spined devil dies, poofing in a puff of smoke back to the Hells. Devil3</text:span><text:span text:style-name="T547">[dex check to get free, -1d4(-1) 19-1+2=pass.] </text:span><text:span text:style-name="T914">Devil3 gets up, and goes for a bite on Shump again. </text:span><text:span text:style-name="T547">[14+2=16. vs AC18. Miss]</text:span><text:span text:style-name="T914"> . It tries but can’t break through his armored protection. </text:span></text:p>
      <text:p text:style-name="P282"/>
      <text:p text:style-name="P769">Round 4</text:p>
      <text:p text:style-name="P769"><text:soft-page-break/>[hp restatement: Devil3(8hp),everyone else full hp]</text:p>
      <text:p text:style-name="P770">[Init<text:span text:style-name="T2"> <text:s/>R</text:span><text:span text:style-name="T902">estatement:doppelganger(24),Shump(24),imp2(20),imp1(19),Gak(19),devil4(16),imp3(16),Darv(12),Blaze(9),Devil2(7),Jao(6),devil3(3)</text:span><text:span text:style-name="T903">]</text:span></text:p>
      <text:p text:style-name="P297"/>
      <text:p text:style-name="P770">[skip doppelganger]<text:span text:style-name="T2">. Shump swings his sword at Devil3.</text:span>[14+6=20.HIT. 8+6=14 *.5 = 7dmg. 8-7=1HP for Devil3]<text:span text:style-name="T2">. <text:s/>The imps evaluate their foe very carefully.</text:span>[imp skip]<text:span text:style-name="T2">. Gak blasts at Devil3 hoping to finish it off.</text:span>[7+5=12. Miss]<text:span text:style-name="T2">. It doesn’t work though. Devil4 tries again to break free, seeing itself in imminent danger. </text:span>[9+0 = 9 vs 14DC. Fail]<text:span text:style-name="T2">. It remains in place, the webs being too strong. </text:span>[skip imp]<text:span text:style-name="T2">. Darv mind slivers Devil3 again. It passes however unscathed.Blaze casts acid splash on it </text:span>[9 +2=11 vs DC 14, fail. 1Acid dmg. Devil 3 dies]<text:span text:style-name="T2">In a poof of smoke the acid ball devours the devil and it goes back to the Hells. <text:s/></text:span><text:span text:style-name="T96">Devil2 tries to break free but is stuck</text:span><text:span text:style-name="T915">[12 vs DC14]</text:span><text:span text:style-name="T96">. <text:s/>Jao hides</text:span><text:span text:style-name="T915">[5+5=10. Fail.]</text:span><text:span text:style-name="T96"> but his movements catch the eyes of Devil2 and Devil4 directly across from him. He tosses a psy-dagger at Devil4.</text:span><text:span text:style-name="T915">[ 14+6=20 vs AC13 = hit. 4+6 = 10dmg. Devil4 52hp – 10 = 42hp left Devil 4.]</text:span><text:span text:style-name="T96">. It hits it’s mark.</text:span></text:p>
      <text:p text:style-name="P298"/>
      <text:p text:style-name="P771">Round 5</text:p>
      <text:p text:style-name="P771">[hp restatement: Devil4(bearded devil) (42hp), everyone else full.]</text:p>
      <text:p text:style-name="P771">Doppelganger(24),Shump(24),imp2(20),imp1(19),Gak(19),Devil4(16),Darv(12),Blaze(9),Devil2(7),Jao(6).]</text:p>
      <text:p text:style-name="P299"/>
      <text:p text:style-name="P772"><text:span text:style-name="T2">The Doppelganger is trapped, unable to leave the coach while in the webbing. It telepathically commands –NOW-- to it’s imps, who use their invisibility to strategic advantage. Shump moves to the edge of the webs, sword ready for whoever comes. Imp2 does not disappoint, flying over to him to deliver a sting.</text:span>[+5 with advantage == 14+5,16+5 = 19,21. HIT. 2+3=5dmg to Shump. Shump 42-5 = 37hp Shump. DC11 poison save. 15. Success. 6+2+3=11 <text:span text:style-name="T760">2 = 6 poison damage. 31Hp Shump.]</text:span><text:span text:style-name="T763"> </text:span><text:span text:style-name="T764">I</text:span><text:span text:style-name="T97">mp2 also tris to tag him, but fails to penetrate. Gak takes aim and fires an eldritch blast at imp2.</text:span><text:span text:style-name="T916">[12+5=17.Hit. 1 dmg. Imp2 10hp -1 = 9hp Imp2]. </text:span><text:span text:style-name="T97">The force of the blast takes the imp back to the coach. Devil4 tries to break free again.</text:span><text:span text:style-name="T916">[ 9+3 = 12 vs DC14. Fail]</text:span><text:span text:style-name="T97">. It remains in place. Darv </text:span><text:span text:style-name="T98">mindslivers Imp1</text:span><text:span text:style-name="T917">[int save w advantage: </text:span><text:span text:style-name="T918">19,7</text:span><text:span text:style-name="T917">+ 0 vs DC14. </text:span><text:span text:style-name="T918">19 passes.]</text:span><text:span text:style-name="T99">. It doesn’t have impact. Blaze casts acid bolt on it</text:span><text:span text:style-name="T918">[9+3dex=12 vs DC14. Hit. 6 acid dmg. Imp1 10hp – 6 = 4hp left Imp1.]</text:span><text:span text:style-name="T99"> Devil2 tries to break free </text:span><text:span text:style-name="T918">[ 5+ 0 vs DC14 = fail]</text:span><text:span text:style-name="T99">. It cannot. Jao takes aim at the imp1 with 1 dagger and Devil4 with the other</text:span><text:span text:style-name="T918">[10+6,18+6 = 16,24 vs AC 13. Hit. 7Dmg to Imp1. It dies.. 3+6=9dmg to Devil4. 42-9=33hp Devil4]</text:span><text:span text:style-name="T99">. </text:span></text:p>
      <text:p text:style-name="P300"/>
      <text:p text:style-name="P773">Round 6</text:p>
      <text:p text:style-name="P773">[hp restatement: Devil4(33hp),Imp2(9hp). Shump(31hp).Rest are full.</text:p>
      <text:p text:style-name="P773">Init restatement: Doppelganger(24),Shump(24),imp2(20),Gak(19),Devil4(16),<text:span text:style-name="T919">Imp3(16)</text:span>Darv(12),Blaze(9),Devil2(7),Jao(6) with Devil4, Devil2, and doppelganger in web]</text:p>
      <text:p text:style-name="P301"/>
      <text:p text:style-name="P773"><text:span text:style-name="T2">Shump keeps his distance, guard up alert for anyone else coming at him. </text:span><text:span text:style-name="T100">Imp2 swerves at Jao </text:span><text:span text:style-name="T919">[AOO by Shump on Imp2:14. HIT. 8+6=14 dmg / 2 = 7dmg. 9-7=2hp left Imp2]</text:span><text:span text:style-name="T100">. It attacks Jao </text:span><text:span text:style-name="T919">[7+5=12 vs AC14. Miss].</text:span><text:span text:style-name="T100"> Gak moves closer on the edge of the web –Give up-- He sends to the man in the coach who received the Stone. --You will not be leaving--. <text:s/>He takes aim at Devil4 the bodyguard and blasts it.</text:span><text:span text:style-name="T919">[2.miss]</text:span><text:span text:style-name="T100"> but the bolt misses. Devil4 tries to get out because it wants a run at him.</text:span><text:span text:style-name="T919">[ 10+3 vs DC14 = fail.]</text:span><text:span text:style-name="T100"> It remains stuck in place, unable to assit it’s boss and do it’s roll. Imp3 emerges from invisibility and tries to sting Gak. </text:span><text:span text:style-name="T919">[12+</text:span><text:span text:style-name="T920">5=17. Hit. 1+3=4dmg + DC11 con save for half 3d6. == 2+3=5...fail. 6+2+5 poison damage = 13+4 = 17dmg. 34Hp – 17 = 17hp Gak.</text:span><text:span text:style-name="T921">]</text:span><text:span text:style-name="T101"> Darv mindblasts the Imp3 to help Gak. </text:span><text:span text:style-name="T921">[advantaged int rolls: 4,14 == 14 vs 14 == pass.]</text:span><text:span text:style-name="T101"> This however doesn’t achieve anything. Blaze casts acid splash on Imp2</text:span><text:span text:style-name="T921">[advantaged dex 8+2 vs DC14 = fail. 2Dmg. Imp2 dies]</text:span><text:span text:style-name="T101">. Imp2 dies in a poof at Jao’s feet, disappearing back to the Hells. </text:span><text:span text:style-name="T102">Devil2 remains </text:span><text:soft-page-break/><text:span text:style-name="T102">stuck. </text:span><text:span text:style-name="T101">This allows Jao to make 2 attacks with his psy blades against Devil4</text:span><text:span text:style-name="T921">[advantaged =19 + 6, 16+6 = hit,hit, 4+6=10dmg, 2+6=8dmg = 18dmg. Devil4 hp 33-18 = 15hp Devil4]</text:span><text:span text:style-name="T101">.</text:span></text:p>
      <text:p text:style-name="P302"/>
      <text:p text:style-name="P774">Round 7</text:p>
      <text:p text:style-name="P774">[HP Restatement: Devil4(15hp),Gak(17hp),Shump(31hp).</text:p>
      <text:p text:style-name="P774">Init: restatement: Doppgelganger(24),Shump(24),Gak(19),Devil4(16),Imp3(16),Darv(12),Blaze(9),Devil2(7),Jao(6)</text:p>
      <text:p text:style-name="P774"/>
      <text:p text:style-name="P284">--I will never give it up. This is curious-- someone sends back to Gak….unbidden. Shump turns to save Gak and swings at Imp3.<text:span text:style-name="T520">[11+6=17.hit. 8+6=14dmg / 2 = 7dmg. = 10-7 =3hp Imp3]</text:span>. Gak in turn takes out his mace and swings it <text:span text:style-name="T520">[16+2 vs AC13 = hit. 6Dmg. Imp3 dead]</text:span>. He smacks it into the Hells like a damned baseball with wings. “Something there can speak telepathically….and I don’t think it’s the devil or the guard that I was talking to..” Devil4 tries to break free <text:span text:style-name="T520">[ 15+3 vs DC14 = success]</text:span>. Devil4 breaks free of the web and charges <text:span text:style-name="T922">Jao. </text:span><text:span text:style-name="T548">[beard = 16+ 5, glaive =5 +5. Beard hits. 1+2 = 3dmg. Jao hp 27-3 = 24hp. DC12 con check or poisoned. 20 = autopass]</text:span><text:span text:style-name="T922">. From under the cloak a strange beard lashes out, hitting Jao. It tells him in Infernal “You are nothing in the eyes of the Hells!”. Darv mind sliver’s the demon </text:span><text:span text:style-name="T548">[int save with advantage vs DC14 = 12-1 = 11 vs DC 14. Fail. 1Dmg. Devil4 15-1=14hp Devil4. With -1d4 to saves]</text:span><text:span text:style-name="T922">. It starts to have minor effect. Blaze acid bolts it </text:span><text:span text:style-name="T548">[7+2-3 vs DC14 = fail, 6 acid dmg. Devil4 14-6 = 8hp Devil4]</text:span><text:span text:style-name="T922">. <text:s/>Devil2 tries to break free. </text:span><text:span text:style-name="T548">[20+0 vs DC14 = auto success]</text:span><text:span text:style-name="T922">. It breaks free and makes it’s way toward Shump. </text:span><text:span text:style-name="T923">It tries to bite him.</text:span><text:span text:style-name="T549">[9.fail]</text:span><text:span text:style-name="T923"> It fails to get through his armor. Jao slips around Devil4 and goes for sneak attack with his psyblades.</text:span><text:span text:style-name="T549">[advantage, 13 or 16 = 16. +6 = hit. 1+2+6 = 9dmg. 11+6. Hit. 3+6=9dmg. 18 total damage on Devil4. It dies]</text:span><text:span text:style-name="T923">. The impact goes through and the creature that he really faced poofs into smoke back to the Hells.</text:span></text:p>
      <text:p text:style-name="P284"/>
      <text:p text:style-name="P775">Round 8</text:p>
      <text:p text:style-name="P775">[HP restatement: Gak(17hp),Shump(31hp),Jao(24hp). The rest have full hp.]</text:p>
      <text:p text:style-name="P775">[Init: Doppelganger,Shump,Gak,Darv,Blaze,Devil2,Jao]</text:p>
      <text:p text:style-name="P285">The doppelganger attempts to climb out the window to the roof. <text:span text:style-name="T520">[Dex check DC 10: 15+4 vs 10 = pass]</text:span>. It avoids the webs on the lower level and attempts to run off. Shump swings at Devil2<text:span text:style-name="T520">[10+6 vs AC13 = HIT. 4+6 = 10 /2 = 5dmg. Devil2 22-5=15hp Devil2]</text:span> . Gak switches positions to get a better shot but cannot see where the doppelganger ran off to. Darv casts mindsliver on Devil2. <text:span text:style-name="T520">[advantage 20+0 vs DC14 = success], </text:span>No effect. <text:s/>Blaze <text:span text:style-name="T924">lets the web effect go, and the coach begins to travel and pick up speed. Along the way Willifort(the doppelganger) hops back onto the carriage as they ride away. Blaze runs after them but only gets as far as the starting point. Devil2 attacks Shump again</text:span><text:span text:style-name="T550">[ 12+2 vs AC 18 = miss]</text:span><text:span text:style-name="T924">. No effect whatsoever. Jao attempts to pursue after the coach.</text:span></text:p>
      <text:p text:style-name="P776"/>
      <text:p text:style-name="P776">Round 9</text:p>
      <text:p text:style-name="P776">[HP Restatement: Gak(17hp),Shump(31hp),Jao(24hp), Devil2(15hp). Everyone else full HP.]</text:p>
      <text:p text:style-name="P776"><text:span text:style-name="T2">The doppelganger Willifort pushes the cart to go faster down the road of the alleyway. Shump slashes Devil2</text:span>[6+6=12=fail]<text:span text:style-name="T2"> but the sword doesn’t have effect. Gak comes around and gives it a good bash on the head </text:span>[14+2=16 vs AC13.Hit. 6Dmg. 15-6 = 9hp Devil2]<text:span text:style-name="T2">. </text:span><text:span text:style-name="T103">Darv runs to catch up, chasing after the carriage. Blaze acid splashes it </text:span><text:span text:style-name="T925">[16+2 vs DC14 = pass]</text:span><text:span text:style-name="T103"> but this fails to connect. Devil2 moves after Darv</text:span><text:span text:style-name="T925">[AOO Shump,Blaze,Gak.: Shump 6+6=12.fail. Blaze:19+3 = 22. 1+1=2dmg. 9-2 = 7hp Devil2. Gak: 15. Hit. 4Dmg = 9-4 = 5hp]</text:span><text:span text:style-name="T103">. Despite leaving, it takes a few blows. </text:span><text:span text:style-name="T925">[4+4 = 8.miss]</text:span><text:span text:style-name="T103"> It tries to bite Darv but is unsuccessful. Jao continues running, almost catching up.</text:span></text:p>
      <text:p text:style-name="P287"/>
      <text:p text:style-name="P777">Round 10</text:p>
      <text:p text:style-name="P777">[HP restatement: Gak(17hp),Shump(31hp),Jao(24hp),Devil2(5hp).Everyone else full hp]</text:p>
      <text:p text:style-name="P777"><text:soft-page-break/><text:span text:style-name="T2">The carriage continues to gain ground and leaves the scene. Shump catches up to Devil2 and swings his sword</text:span>[18.hit. 5Dmg + 6 = 11. Devil2 dies]<text:span text:style-name="T2">. The blow sends it back to the hells and it fizzles out of this world. <text:s/>The party then continues on to the next scene (street chase).</text:span></text:p>
      <text:p text:style-name="P286">[Gak (17hp),Shump(31hp),Jao(24hp),Blaze(full),Darv(full).]</text:p>
      <text:p text:style-name="P777">[experience gained: 3* imp(200xp) + 3*spined devil(450xp) + bearded devil(700xp) = 600+1350 + 700 = 2650 / 5 = 530xp each. <text:span text:style-name="T926">== 2880 + 530 = 3410</text:span><text:span text:style-name="T927">xp each.</text:span></text:p>
      <text:p text:style-name="P777"/>
      <text:p text:style-name="P288">As everyone chases Willifort(doppelganger) and the coach through the alley, they enter a large street. <text:s/>Crowds are everywhere <text:span text:style-name="T928">shopping. <text:s/>The coach continues for a time until it comes to a halt. The doppelganger makes it’s way on foot and goes through the crowd while the coach stands in place. <text:s/>Gak’s Gang catch up, find the coach empty, and the driver uncooperative. <text:s/>They go onward into the crowd looking for what they remember of him. <text:s/>They go onward, pushing and shoving their way through as reveling masses begin to stir. <text:s/>While <text:s/>they’re stuck behind, 3 young boys steal the Stone of Golorr from Willifort as they pickpocket the rich-looking “man”. <text:s/>They then disappear to the crowd and Willifort continues on believing he has the stone. <text:s/></text:span><text:span text:style-name="T551">[situation roll:1d2. 1 they catch up, 2 they don’t: 1]</text:span><text:span text:style-name="T928">. Gak’s Gang eventually catch up to him and </text:span><text:span text:style-name="T552">[1d2 for Blaze to notice urchins running off: 1 yes 2 no==1.yes] </text:span><text:span text:style-name="T929">as they they reach him, Blaze pulls Gak and gestures with his hand in a way that implies “they went there”. His being an urchin, he notices the iron grate in the street closed improperly and the urchins running past them. <text:s/>Gak’s Gang lower themselves down the iron ladder into the sewers. “We’re back here again ah?” Jao says. <text:s/></text:span><text:span text:style-name="T930">Childish voices can be heard among the splashing of the sewers, but nothing specific. Everyone but Darv can see just fine and he clings to Blaze hoping not to be lost in the darkness. The children are going slowly, holding hands and the hand of Squiddly (who has darkvision and can see). </text:span><text:span text:style-name="T931">The smell of summer sewage is awful and everyone covers their faces as best they can. <text:s/>After a short bend, there is an iron door on the left that catches the eye of Shump (who at this point has taken lead). <text:s/>The door is rusty and set into the wall above a dry, 1ft wide stone ledge. The lock has corroded with time and looks unlocked. <text:s/>Shump kicks the door open and continues down 10ft. He stops, looks around, and then calls the others to come in behind him. “I think they’re here….”</text:span><text:span text:style-name="T553">[passive perception to notice the arrowslits DC 8:7+11=18. ]</text:span><text:span text:style-name="T931"> “Be careful on the left..There are arrowslits like the one we saw with the goblins before. Maybe they work for Xanathar” he crones. <text:s/>The Gang carefully make’s it’s way to the main intersection, a room, with a door on the left and the continuation of the U on the right. Jao opens the door, finds nothing, and comes out with a shrug. They continue on around the U bend encountering nobody at the ready to fight. <text:s/>--Keep steady everyone-- Gak sends out. As they turn left around the other bend, they enter to a large space that has 2 different rooms. In one of them, a wall has collapsed, creating a larger space out of two smaller rooms. The air is heavy and dusty. The floor is covered in rubble, rat poop, and garbage. </text:span><text:span text:style-name="T932">A sudden scream goes out, followed by more. Three children are sitting in the darkness, one comfortably and two less so. <text:s/>“Whoa child...I do not wish to hurt you” Shump says. The screaming continues and he says “CHILD! STOP SCREAMING!” in a loud voice. Only 2 of 3 drop their screams. A third one hasn’t got the message until tapped, with a gesture pointing to the Gang. <text:s/></text:span></text:p>
      <text:p text:style-name="P288"/>
      <text:p text:style-name="P288">“<text:span text:style-name="T932">Who are you?” Shump asks</text:span></text:p>
      <text:p text:style-name="P288">“<text:span text:style-name="T932">This is our home! Get OUT! Ouut!” cries <text:s/>the tiefling child in the dark. “We did not take anything from you! What do you want?!”</text:span></text:p>
      <text:p text:style-name="P289">Jao and Blaze make their way forward. <text:s/><text:span text:style-name="T520">[Persuasion check to calm: 10+4 vs DC10 =pass.]</text:span>. Blaze says “Hey...I was like you once. Not too long ago.” His voice goes from confident to slightly pained by the reminder. <text:span text:style-name="T520"><text:s/></text:span>A slight twinge in his voice reaches the children. “You lived down here too?”</text:p>
      <text:p text:style-name="P289">“Not quite….but almost….” He says. <text:s/><text:span text:style-name="T933">He sniffles slightly and gestures to Gak “I was lucky to find someone to take me in……..”</text:span></text:p>
      <text:p text:style-name="P290">Gak steps in. “Listen….we were following the rich man. I don’t know what Blaze saw in you but whatever it was meant something.”</text:p>
      <text:p text:style-name="P290"><text:soft-page-break/>Blaze steps forward, clutching the fire-emblem coin his parents gave him, and says “I know it’s difficult. I know what it means to live this way. We want to help. But we were chasing a very rich man. I saw you flee and I knew immediately. <text:s/>What did you take from him? He has something of ours”<text:span text:style-name="T520">[Persuasion check to say: DC12. Roll1. Auto fail]</text:span>. “We didn’t take nothing” says one of them. Gak uses “detect magic” to look around the room. Underneath a rocking chair sits a stone that gives off an incredibly strong magical radiation. <text:s/>“Oh?” says Gak “So what’s that over there under the chair?”</text:p>
      <text:p text:style-name="P290">“What chair? We don’t have a chair…..”</text:p>
      <text:p text:style-name="P290">The child looks and then says “Where’d that rocking chair come from……….?”</text:p>
      <text:p text:style-name="P290">Everyone instantly becomes alert at that point… -- Does someone else live here maybe?-- Gak sends out. <text:s/>--I don’t know Gak-- says Darv. <text:s/>Blaze shrugs, still somewhat shook up to be interacting with urchins. One of the children begins to sign. <text:s/>“What’s he saying?” asks Blaze to the Tiefling. “Nat is a SHE and she says she touched the rock and something very scary spoke to her. She threw it over there but the chair wasn’t there…...She says it’s alive”</text:p>
      <text:p text:style-name="P290">Gak goes over and picks up the stone.<text:span text:style-name="T520">[Init: 6(mimic),7Gak,1Shump,12Jao,5Blaze,7Darv)</text:span></text:p>
      <text:p text:style-name="P793"/>
      <text:p text:style-name="P290"><text:span text:style-name="T520">Init restatement: </text:span><text:span text:style-name="T554">Mimic(6+1=7), Gak(7+1=8),Shump(1+7=8),Jao(12+3=15),Blaze(5+1=6),Darv(7+0=7)</text:span></text:p>
      <text:p text:style-name="P794">Restated in order: Jao(15),Shump(8),Gak(8),Mimic(7),Darv(7),Blaze.]</text:p>
      <text:p text:style-name="P291"/>
      <text:p text:style-name="P291">Jao activates his knives, throwing one.<text:span text:style-name="T520">[17+3=20. Hit. 5+3=8 psy dmg]</text:span>. It goes into the chair, disappears, and the chair shudders slightly. <text:span text:style-name="T520">[10+3 vs 12. HIT. 3+3=6 psy dmg. 58-8-6=44hp Mimic]</text:span>. Shump then swings his sword at the chair in curiousity at it’s movement <text:span text:style-name="T520">[17+6=23.HIT. 3+6=9dmg. Mimic 44-9=35hp MIMIC]</text:span>. It again shudders in a very unchairlike way. “We have something here…” <text:s/>Gak blasts it with eldritch blast. <text:span text:style-name="T520">[20+5=25. auto hit. Crit hit. 2D10dmg = 7+2=9dmg. Mimic 35-9=26hp Mimic]</text:span>. The chair goes flying but lands suspiciously right-side up across the room. <text:s/>“GET IT!” Gak cries as the Mimic swings it’s pseudopod at Shump.<text:span text:style-name="T520">[20+5. Crit hit. </text:span><text:span text:style-name="T555">5+2+3 = 10dmg to Shump. Shump is at 21hp]</text:span><text:span text:style-name="T934">. Shump is now STUCK to the mimic. <text:s/>Darv comes in and mind sliver’s it. </text:span><text:span text:style-name="T555">[4-3=1 vs AC14. Fail. 1Dmg and -1d4 to next saves. Mimic has 25hp]</text:span><text:span text:style-name="T934">. It shudders slightly. The children begin to scream in terror. Blaze lights up a firebolt “Bottoms up!” and tosses it at the mimic. </text:span><text:span text:style-name="T555">[4+6=10 vs AC12. Miss]</text:span><text:span text:style-name="T934">. The fire misses outright.</text:span></text:p>
      <text:p text:style-name="P291"/>
      <text:p text:style-name="P778">Round 2</text:p>
      <text:p text:style-name="P779"><text:span text:style-name="T2">Jao approaches it from behind and hits with his psy daggers.</text:span>[advantage, sneak attack, 20,4. <text:s/>20 == crit hit. 3D6 = 6+4+6 +6 = 22 psy dmg. Mimic dies]<text:span text:style-name="T2">. The psychic knives stab into the substance of the creature and it lets go of Shump. <text:s/>The chair becomes an inetheral mass on the floor. Shump kicks it aside, picks up the Stone of Golorr, and hands it to Gak. <text:s/></text:span>[end battle. Shump 21hp now. 3410+450 = 3860xp each.]<text:span text:style-name="T2">. </text:span><text:span text:style-name="T104">They hand 20gp to the children through Blaze and leave the way they came, seeking a long bath to get rid of the smell. On the moment that they emerge from the sewer however, 12 veteran City Watch are standing over the iron grate and arrest them. <text:s/>“What? What did we do wrong?” argues Shump. <text:s/>Gak attempts to parlay with their officer, who is hearing none of it. <text:s/>Because of disturbing the peace, there is a fine of 200gp hanging over them. <text:s/></text:span><text:span text:style-name="T935">[1d2 of SoG is spotted in search: 2—No]</text:span><text:span text:style-name="T104">. The gang is charged 200gp, which they currently lack, for disturbing the peace. </text:span><text:span text:style-name="T105">Everyone is locked away in the courthouse cells of the Dock Ward until trial. <text:s/></text:span><text:span text:style-name="T106">Choosing to make use of his time, Gak attempts to attune with the Stone of Golorr.</text:span></text:p>
      <text:p text:style-name="P780"><text:span text:style-name="T106">--</text:span><text:span text:style-name="T2">Child of Ghaunadar...I see you-- it calls out to Gak, an ancient and wet voice. --I am enthused that you are both of the water and of Ghaunadar.--. <text:s/>It accepts him, granting him knowledge of itself. <text:s/>--What are you?-- Gak asks it. <text:s/>--I am Golorr…...and I am also of Ghaunadar.-- <text:s/>It flashes an image of a fishlike creature to his mind. <text:s/>It becomes clear….this is an aboleth. <text:s/>--Darv needn’t know-- it tells him. <text:s/>--Know what?-- Gak returns <text:s/>--Fools are fools. He has been...touched. Do not tell him--.</text:span></text:p>
      <text:p text:style-name="P303"/>
      <text:p text:style-name="P781"><text:soft-page-break/><text:span text:style-name="T2">The voice of the aboleth Golorr is overbearing in Gak’s mind. --OK OK--. <text:s/>“Guys, <text:s/>I have attuned to the stone. <text:s/>I have found inside the location of the Vault of Dragons. “(Gak)...Just then, w</text:span><text:span text:style-name="T105">hile they sit in cells, a Watch captain who looks familiar kills the guards with bare hands. He then opens the cells to everyone. <text:s/>“Get out! Go before the corrupt ones get you!” This captain gestures outward and everyone is standing in shock. </text:span><text:span text:style-name="T936">[Insight roll vs DC10 to figure out: 8,6,5,4,4. == Gak(8+2=10.Pass)]</text:span><text:span text:style-name="T105">. Gak figures out and sends out – This isn’t a guard….look how awkward he is--. <text:s/>The Guard flinches briefly upon receiving the thought, tipping off Gak that something is amiss. “</text:span><text:span text:style-name="T2">ALARM ALARM!” the guard(doppelganger) cries as it raises the alarm. Twelve more guards and the magister show up. “</text:span><text:span text:style-name="T107">What’s going on here?” asks the magister in shock. The bodies of 2 guards are laying on the floor. <text:s/>“They have tried to escape!!” the guard(doppelganger) cries out. I came here just in time to catch them!</text:span></text:p>
      <text:p text:style-name="P293"/>
      <text:p text:style-name="P292">The magister is a handsome,eloquent half-elf of mid-30s. He is a noble. <text:s/>He’s already heard the testimony of the arresting officers as well as eyewitnesses. <text:s/>He gives a look at the whole party a lookover. “What do you have to say for yourselves?” he asks them. <text:s/>“These two deaths will be added to your case now”.</text:p>
      <text:p text:style-name="P292"/>
      <text:p text:style-name="P292">“Well met magister………..” Gak asks. “Magister Zastro.” He replies. “Magister, how do you propose we managed to open all the cells while still being in them?” Gak inquires.</text:p>
      <text:p text:style-name="P782"><text:span text:style-name="T2">“Why don’t you tell me?” he replies again.</text:span>[persuasion check DC13: <text:span text:style-name="T937">17+5. PASS.]</text:span><text:span text:style-name="T108"> “Well, from one noble to another </text:span><text:span text:style-name="T937">[Deception check DC:10 == 11+5=16.PASS]</text:span><text:span text:style-name="T108">” as Gak flashes his ring, I can assure you that none of my house have been involved. Indeed we were awaiting our sentence for romping in the sewers and chasing a coach. <text:s/>What need do we have for murder?”</text:span></text:p>
      <text:p text:style-name="P304"/>
      <text:p text:style-name="P304">“Perhaps you were looking to escape to avoid paying the fines…” the magister says. “You are aware you are being charged for numerous counts of assault ,yes?”</text:p>
      <text:p text:style-name="P304"/>
      <text:p text:style-name="P782"><text:span text:style-name="T108">“Noble magister, we did no more than push a few peasants out of the way in our pursuit. Assault is a long way to go there…..”</text:span><text:span text:style-name="T937">[persuasion DC:10 = 18] </text:span><text:span text:style-name="T108">“Surely we did no more harm than they do amongst themselves”</text:span></text:p>
      <text:p text:style-name="P782"/>
      <text:p text:style-name="P292">“<text:span text:style-name="T937">Milord, we must execute these dangerous prisoners before it is too late!” the guard(doppelganger) declares, dramatically drawing his sword with a flourish as it sees the magister is convinced of Gak’s point. </text:span><text:span text:style-name="T556">[persuasion disadvantage DC10: 13. pass]</text:span></text:p>
      <text:p text:style-name="P292"/>
      <text:p text:style-name="P292">“<text:span text:style-name="T937">Hm. Execution would make such a ruckus less likely...but what of imprisonment? Also why do you draw your sword like this?”</text:span></text:p>
      <text:p text:style-name="P292"/>
      <text:p text:style-name="P292">“<text:span text:style-name="T937">They killed two guards milord!” [</text:span><text:span text:style-name="T556">persuasion disadvantage DC10: 15]</text:span></text:p>
      <text:p text:style-name="P292"/>
      <text:p text:style-name="P292">“<text:span text:style-name="T937">Something certainly occurred here and I intend to charge them for it, but, we must have a trial. </text:span></text:p>
      <text:p text:style-name="P292"/>
      <text:p text:style-name="P292">“<text:span text:style-name="T937">From one noble to another, do you not find it suspicious that guard is so eager to execute before an investigation? On noble blood? What would the people say?!” </text:span><text:span text:style-name="T556">[Persuasion advantage DC10: 11. pass]</text:span><text:span text:style-name="T937">. It seems like the magister takes in his words into consideration. He turns and asks the guard(doppelganger) “What exactly did they kill these men with? They are unarmed and their wounds are quite grivous. I cannot imagine they had the time to do this quietly and leave you standing. </text:span><text:span text:style-name="T556">[investigation check vs deception: </text:span><text:span text:style-name="T557">roll19 </text:span><text:span text:style-name="T556">vs </text:span><text:span text:style-name="T557">roll+6 = 20+6]</text:span><text:span text:style-name="T938">. “They clearly must have used magic milord”</text:span></text:p>
      <text:p text:style-name="P292"/>
      <text:p text:style-name="P783">[DC10 investigation by magister to determine if anyone used magic on the bodies: 20. pass]<text:span text:style-name="T2"> “I think not….</text:span></text:p>
      <text:p text:style-name="P783"><text:soft-page-break/><text:span text:style-name="T2">“Guard, how did you manage to best 5 of us with 2 companions down?” Gak asks. The magister strokes his chin and then looks at the guard(doppelganger). The doppelganger takes off running but is blocked in it’s escape. A brief fight breaks out until the entire 12 man force is involved in putting it down. When it’s revealed to be a doppelganger, there is a sigh of relief </text:span><text:span text:style-name="T110">in it’s death</text:span><text:span text:style-name="T2">.</text:span></text:p>
      <text:p text:style-name="P305"/>
      <text:p text:style-name="P305">“It seems you have made some powerful enemies indeed” the magister tells Gak. “Do you know this creature?”</text:p>
      <text:p text:style-name="P784"><text:span text:style-name="T2">Gak shrugs. “I have never before seen such a creature in my life. He came, </text:span><text:span text:style-name="T109">killed them, and told us to give him our things and flee. When we did not comply he called the alarm. I did not deign to make the accusation directly-- only a fool could stand in his word against that of a guard without witnesses.” </text:span></text:p>
      <text:p text:style-name="P784"><text:span text:style-name="T109">“Curious….”The magistrate says. <text:s/>“</text:span><text:span text:style-name="T110">Why were you chasing the coach? Did it have something that belonged to you?”</text:span></text:p>
      <text:p text:style-name="P784"><text:span text:style-name="T110">“Yes”</text:span><text:span text:style-name="T939">[deception vs DC15: 14+6=20. pass]</text:span><text:span text:style-name="T110"> “I recovered something that was stolen from us.”</text:span></text:p>
      <text:p text:style-name="P306">“Why did you not inform the guard? Why not leave it to the professionals to enforce the rule of law?” the magister chides him. </text:p>
      <text:p text:style-name="P785"><text:span text:style-name="T2">Gak looks at him, looks at Shump, and then the Gang, then back at the magister. “You know as well as I that private bodyguard forces are </text:span><text:span text:style-name="T763">still</text:span><text:span text:style-name="T2"> a necessity even with the best record of the Watch. Did you not hear <text:s/>We will pay our fine and be on our way if it pleases the court.”</text:span></text:p>
      <text:p text:style-name="P307">“It would be a shame if we met again for acts of violence against the Cassalanters. It was their coach who you were chasing. Keep blood out of the streets and keep these matters between your house and theirs away from the public.” the Magister warns.</text:p>
      <text:p text:style-name="P307">“Indeed.” Gak says… The magister sets about the process of filing to free them on grounds of self-defence and recovery of stolen property.</text:p>
      <text:p text:style-name="P307"/>
      <text:p text:style-name="P786"><text:span text:style-name="T2">The Gang is released, and spends the day healing and recovering at the Manor. </text:span>[full hp,spells,abilities]<text:span text:style-name="T2">.</text:span></text:p>
      <text:p text:style-name="P308"/>
      <text:p text:style-name="P308">--Gak-- calls out a telepathic voice eventually. --Gak. I know what you seek--. </text:p>
      <text:p text:style-name="P309">Gak coyly asks –What do I seek?-- . --You seek great wealth-- it replies. --You seek reknown--.</text:p>
      <text:p text:style-name="P309">--You are not Ghaunadar.-- (Gak) <text:s/>--I am not. I am Golorr. But I offer you power as much as Ghaunadar. I know where the stash is. I know how to access it-- (Golorr) –Is that why they want you?-- (Gak) <text:s/>--Yes. All want the dragon hoard. All wish to tame it’s wealth. <text:s/>Seek it in the Old Tower in the Sea Ward. You will need three keys to enter.--</text:p>
      <text:p text:style-name="P309"/>
      <text:p text:style-name="P787"><text:span text:style-name="T2">The connection goes dry. Gak is left wondering. After some time he talks to Darv about if the stone should be believed. He leaves out the aboleth detail but tells him of </text:span><text:span text:style-name="T111">how the stone showed him where to look. <text:s/>“Let’s go get her then” Darv says confidently. They rouse Jao, Shump and Blaze, and everyone heads to the Sea Ward.</text:span></text:p>
      <text:p text:style-name="P310"/>
      <text:p text:style-name="P788"><text:span text:style-name="T111">W</text:span><text:span text:style-name="T2">hen they arrive, they find the tower to have an outer door with a peephole. Jao takes a look for traps but finds none, and so Shump opens the door with his shield at the ready. Inside the muddy entrance room are 4 soldiers wearing the clothes of House Rosznar.</text:span></text:p>
      <text:p text:style-name="P311"/>
      <text:p text:style-name="P789"><text:span text:style-name="T2">“HALT!” One cries out “THIS IS PRIVATE PROPERTY OF HOUSE ROSZNAR!”. </text:span><text:span text:style-name="T112">Shump stands at attention. Gak slides in from behind him. “Gak Maktok, a lord of Mu’puu.” He flashes a smile and then says “I was under the understanding that this building was not under ownership. When did this occur?”</text:span></text:p>
      <text:p text:style-name="P790"><text:span text:style-name="T112">“Recently milord...Wait here and I will fetch Lady Esvele for you” says one of the four. He runs off </text:span><text:span text:style-name="T113">and fetches a young woman in her 20s, flanked by a Calishite looking woman, a gnome woman, and a dwarven man. <text:s/>They all carry a guild patch on their clothes to mark their affiliation.</text:span></text:p>
      <text:p text:style-name="P312"/>
      <text:p text:style-name="P790"><text:soft-page-break/><text:span text:style-name="T112"><text:s/>“</text:span><text:span text:style-name="T114">I was told you were a prospective buyer……..Listen, this is a Roszner property now. As you can see we’re already in the process of negotiating the construction to refurbish i</text:span><text:span text:style-name="T115">t. It will remain a long term use property among our family’s possessions.”(Esvele) “As for the actual work. We will be in contact in due time as discussed.” she declares to the guild members. They take leave and continue on their way. Gak’s Gang heads out with them when Esvele stops them at the door. “What did you really come for?”</text:span></text:p>
      <text:p text:style-name="P313"/>
      <text:p text:style-name="P313">“You probably have heard that I own Trollskull Manor. It is now an up-and-coming property. However I wish to expand my own holdings.”</text:p>
      <text:p text:style-name="P313"/>
      <text:p text:style-name="P313">“Bullshit. What economic value does an old wizard’s tower hold for a tavern keeper that calls himself a lord?”</text:p>
      <text:p text:style-name="P313"/>
      <text:p text:style-name="P791"><text:span text:style-name="T2">Blaze steps out “Hey lady, just because some of you cannot do magic doesn’t mean the rest of us can’t!” he declares as he puffs in and out fire </text:span><text:span text:style-name="T116">from his fingertips.</text:span></text:p>
      <text:p text:style-name="P314"/>
      <text:p text:style-name="P314">“Kid quit showing off” she laughs. “You figured it out to then huh? Who else? I heard what happened at the Trollskull Alley……………….What other friends have you brought with you?”</text:p>
      <text:p text:style-name="P314"/>
      <text:p text:style-name="P315">Gak smiles and said “Figured out what? I want my sorcerer to have a proper tower. It really is not that difficult. But if you do not wish to sell and it is in your name, by all means, I will find elsewhere. Or build one even.”</text:p>
      <text:p text:style-name="P315"/>
      <text:p text:style-name="P315">“The vault...You figured out Neverember’s Vault too. I can see it written on your face.”(Esvele)</text:p>
      <text:p text:style-name="P315"/>
      <text:p text:style-name="P315">“…..What do you know of Neverember’s Vault? We saved Renaer, who was kidnapped over this story.”</text:p>
      <text:p text:style-name="P315"/>
      <text:p text:style-name="P315">“I know that he took a lot of money. I know that he hid it somewhere. I know that he and his son do not get along. What I want to know however is...Did you come seeking it?” Esvele becomes deathly serious in an instant.</text:p>
      <text:p text:style-name="P315"/>
      <text:p text:style-name="P315">“We are not interested in a war with House Rosznar. We have enough on our plate” Gak replies “We will leave this city if that is what it takes.”</text:p>
      <text:p text:style-name="P315">“What if I offered you to split. We have a partnership. We split the find 50-50. You can fight among yourselves later about how your numbers work but for me I get half the find in bulk. In return I grant you access to as far as I’ve gotten and my guards do not bother you. My house supports you as unofficial members.”</text:p>
      <text:p text:style-name="P792"><text:span text:style-name="T2">“</text:span><text:span text:style-name="T117">Why would you fare any better? We have already faced demons, kenku, Zhents, and more. Even a mindflayer. What can 4 guards do?” (Gak)</text:span></text:p>
      <text:p text:style-name="P316">“I’m a big girl. I can handle myself. Don’t you worry. We go in on this. You get access provided you don’t alert the guilds when they come by. I get half as my portion. Everyone wins. Everyone gets more rich.”</text:p>
      <text:p text:style-name="P316"/>
      <text:p text:style-name="P316">“Deal”…...This leads to a tour of the tower up to the secret door. It’s so well made that nobody would suspect it to be more than a wall. Beyond it lies a dusty staircase descending for what seems like ages. In total, it’s 90 feet of descent. At the bottom is a 20 foot wide corridor that extends another 90 feet in length. Next to the vault doors is a natural fissure in the wall with the rotting corpse of a grick. The doors loom over everyone. <text:span text:style-name="T940">It is 20ft high and 20ft wide ending in a dwarven-runed door made of adamantine. <text:s/>Neither handles nor hinges are on the door.</text:span></text:p>
      <text:p text:style-name="P316">--<text:span text:style-name="T940">The keys are : 4,4,6. An invisible creature, a painting of a dwarf miner, and a unicorn.--</text:span></text:p>
      <text:p text:style-name="P316"><text:soft-page-break/>“<text:span text:style-name="T940">The Stone says we must have an invisible creature, a painting of a dwarf miner, and a unicorn…..” Gak says. <text:s/>“Who is the Stone?” says Esvele. “It is our guide. It says we need these three things.”</text:span></text:p>
      <text:p text:style-name="P316"/>
      <text:p text:style-name="P316">“<text:span text:style-name="T940">No problem” says Jao “I have perfected the art of turning invisible recently. That makes one”.</text:span></text:p>
      <text:p text:style-name="P316">“<text:span text:style-name="T940">Where do we get a painting of a dwarf miner?” says Gak aloud…..”Who would paint such a thing?”</text:span></text:p>
      <text:p text:style-name="P316">“<text:span text:style-name="T940">We hire an artist” says Esvele “Whatever it costs is more than paid”.</text:span></text:p>
      <text:p text:style-name="P316">“<text:span text:style-name="T940">Okay but what of the unicorn?” Gak asks</text:span></text:p>
      <text:p text:style-name="P316">“<text:span text:style-name="T940">I do not know……….”</text:span></text:p>
      <text:p text:style-name="P316">“<text:span text:style-name="T940">Perhaps Renaer knows of someone?” Shump suggests “He is a harper..They sometimes work with celestials and magical beasts”.</text:span><text:span text:style-name="T558">[investigation check DC15: 15,3,11,20,19. Enough passes to count.]</text:span></text:p>
      <text:p text:style-name="P795"/>
      <text:p text:style-name="P317">After a brief trip to visit Renaer and the Harpers, Gak’s Gang makes a visit to <text:span text:style-name="T941">the Open Lord herself: Laeral Silverhand.</text:span></text:p>
      <text:p text:style-name="P317"/>
      <text:p text:style-name="P317">“<text:span text:style-name="T941">What is your business?” </text:span><text:span text:style-name="T942">a stern voice calls out from the throne room the Gang has been ushered to. </text:span></text:p>
      <text:p text:style-name="P318">Gak steps forward, gives a bow, and responds “Hail my fair lady. We have come to ask <text:span text:style-name="T943">a temporary boon of the mages of the city.”</text:span></text:p>
      <text:p text:style-name="P318"/>
      <text:p text:style-name="P318">“<text:span text:style-name="T943">What would you ask of our mages? Why do you believe this to be relevant to them and their busy studies? Renaer has arranged to meet: I do not believe this to be some small trifling matter.” (Laeral). Uknown to Gak, she has cast detect thoughts and already discerned why they came.</text:span></text:p>
      <text:p text:style-name="P318"/>
      <text:p text:style-name="P318">“<text:span text:style-name="T943">We have need of a unicorn.” Gak puts forward. “It needn’t stay with us long. Only for a brief show.”</text:span></text:p>
      <text:p text:style-name="P318"/>
      <text:p text:style-name="P318">“<text:span text:style-name="T943">Gak Maktok, stop this game. If you know the location of Neverember’s cache you are bound by law to disclose it.” Laeral raises a hand. </text:span><text:span text:style-name="T944">She becomes invisible, briefly, before appearing right in front of him. </text:span></text:p>
      <text:p text:style-name="P318"/>
      <text:p text:style-name="P318">“<text:span text:style-name="T944">Uh, milady? What are you talking about?” He tries to feign surprise. </text:span><text:span text:style-name="T559">[Disception at disadvantage: 14+5 or 6 +5 = 19 or 11...11. vs 11 insight. ]</text:span></text:p>
      <text:p text:style-name="P320"/>
      <text:p text:style-name="P319">She misty-steps back to her throne, instantaneously appearing in place. “Have you not found it? What other use could you have for a unicorn, especially so temporary? The favor you seek is quite significant and no small amount of money or need would be required for it.”</text:p>
      <text:p text:style-name="P319"/>
      <text:p text:style-name="P319">“Uh...er…..um…….” <text:s/>Gak is caught offguard. “I will make you a deal: I will come with you and help you, but, as a condition for my help the majority will remain in the city’s coffers. One tenth of it shall be yours as a……..finder’s fee. How it divides among you and yours, at your discretion. Do we have a deal?” She offers him.</text:p>
      <text:p text:style-name="P319"/>
      <text:p text:style-name="P321">Gak nods with a sigh, hoping that the money will be large enough to warrant the risk for 10% of it. After being ushered from the hall, the Gang is informed that Laeral will make an appearance later that day.</text:p>
      <text:p text:style-name="P321"/>
      <text:p text:style-name="P321">When the time comes, Gak and the Gang, Renaer, Esvele, and Laeral gather together in front of the doors. <text:s/>“The lady Roszner joins us?” asks Laeral. <text:s/>“Indeed, my lady Laeral. I own…” <text:s/>Esvele starts to say before Gak interrupts “She is a joint partner….and seems to have forgotten that”. <text:s/><text:span text:style-name="T945">Esvele shoots him a glare. Laeral raises a hand “Like I said, Master Maktok, you will have time to divide your portion later.” <text:s/>This gets a further glare and a huff as Esvele pulls aside a hidden space to </text:span><text:soft-page-break/><text:span text:style-name="T945">reveal a painting of a dwarf. She neglects to mention how she got it, hoping nobody notices it to be the latest in thefts among the nobility. Laeral summons a unicorn and then disappears from sight, turning invisible. It’s revealed to Gak just how far she intruded into his mind as this was a detail left out and originally for Jao to do. Laeral speaks to the unicorn: “This will be brief, my friend...It’s for the good of the city. Approach the door.” <text:s/>It complies with a neigh and approaches the door. <text:s/>The gigantic, 20ft high adamantine doors slide into the walls, remaining there. The unicorn then disapperas back to it’s place.</text:span></text:p>
      <text:p text:style-name="P321"/>
      <text:p text:style-name="P322">Beyond the doors is a vast chamber. Three columns, worn by age, support a crumbling stone bridge overhead (60ft up). The ceiling reaches another third of that upward (80ft up). <text:s/><text:span text:style-name="T947">The whole space is dark for Darv, Esvele, </text:span><text:span text:style-name="T948">Laeral, and Renaer.</text:span><text:span text:style-name="T947">. Renaer lights a torch, which promptly goes out. </text:span><text:span text:style-name="T949">Laeral casts light on it, giving the room illumination for them all. </text:span><text:span text:style-name="T947"><text:s/></text:span><text:span text:style-name="T946">After entering the space, </text:span><text:span text:style-name="T947">everyone notices they are flanked by sets of doors. </text:span><text:span text:style-name="T560">[1d12 roll to determine which set of doors to open if unopen: 3]</text:span><text:span text:style-name="T947">. After making their way around the columns, someone chooses a set of doors after the middle column, on the right side wall. It doesn’t open. Jao approaches the doors </text:span><text:span text:style-name="T560">[investigate check DC10 to notice they are fixed: nat 20.. Pass]</text:span><text:span text:style-name="T947">. <text:s/>“This is a false door. It seems there is an arrangement of false doors here.”. </text:span><text:span text:style-name="T560">[next door:8.]</text:span><text:span text:style-name="T947">. The group vote, picking the set of doors on the left side by the original entrance. Jao nods, sets off, and finds little progress. <text:s/>“Nope”. </text:span><text:span text:style-name="T560">[next door: 2]</text:span><text:span text:style-name="T947">. Backtracking some to the farthest corner on the north side, Jao again takes a look and investigates, finding it also fixed. “Try again” </text:span><text:span text:style-name="T560">[next door:6]</text:span><text:span text:style-name="T947">. They send Jao to look at the door facing into the wall at the far end where they entered. He stops however and points out that options 6 and 7 both would open into the doors.</text:span><text:span text:style-name="T560">[next door:11]</text:span><text:span text:style-name="T947">. Finally in a stroke of fortune, the next doors voted on open up. </text:span><text:span text:style-name="T949">Shump and Renaer make their way forward, while Gak has magic detection running to spot potential dangers. Directly across from the party is a stairwell, with well-carved stairs going upward. A casual look to the hall northward draws Gak’s eye. <text:s/>“There is magic in this place” Gak declares. Laeral asks him where, he points, and she says “in the fresco?” before nodding because she too can detect magic and see it. <text:s/>“Shall we go up the stairs?” Gak asks, to a nod from Laeral. <text:s/>After ascending several flights up, the party makes an L turn to the right and enters into a hall. It is 20ft tall with 3 pillars shaped like warhammers flipped upside down. <text:s/></text:span><text:span text:style-name="T950">Along the western wall is a cracked mosaic of a dwarf smith at a forge, crafting dwarves out of black metal and diamonds. On the east wall, 3 archways leading to the bridges from before. <text:s/></text:span><text:span text:style-name="T561">[roll 1d3 to pick a path: 1]</text:span><text:span text:style-name="T950">. After holding a vote, everyone picks to go down to the northernmost bridge. However, the farthest third of the bridge is crumbling and looks unstable. </text:span><text:span text:style-name="T951">It’s clear across the way that the bridges are all in bad shape and at risk of collapse. Jao comes forward and says “I have 50ft of rope if we could find a way to get it over there and attach it to something. </text:span><text:span text:style-name="T952">Or hammer in a piton.”</text:span></text:p>
      <text:p text:style-name="P322"/>
      <text:p text:style-name="P322">“<text:span text:style-name="T952">I could go there with my mistystep spell…….</text:span><text:span text:style-name="T953">Give me a few to be sure.” Laeral volunteers. Jao hands her the hammer, the rope, and 3 pitons. <text:s/>Laeral then misty-steps over to the other side. <text:s/>From there she begins to hammer. </text:span><text:span text:style-name="T562">[DC10: 3+1=4.FAIL.]</text:span><text:span text:style-name="T953">. The hammer fails to achieve a result. Shump pushes his way to the front and runs across the bridge segments to attempt to help her and test the sturdiness with himself. </text:span><text:span text:style-name="T562">[dex check DC15: 3+2=5. FAIL.]</text:span><text:span text:style-name="T953">. The half-orc falls down to the first floor in a heap of stones and rubble. </text:span><text:span text:style-name="T563">[6+5+5+4+5+1= 26dmg to Shump,16hp left]</text:span><text:span text:style-name="T954">. The bridge is now cleanly severed. Blaze begins to laugh hysterically while everyone else seems less amused or more concerned for his wellbeing. <text:s/>Darv quips “such is as half-orcs do”. Eventually after a few moments, Shump recovers, gets up, and climbs his way back up the stairs. <text:s/>“Urf….urg…</text:span><text:span text:style-name="T955">.That really hurt. I do not trust the other bridges to be much better.”.</text:span></text:p>
      <text:p text:style-name="P322"/>
      <text:p text:style-name="P323">Jao taps Gak. “Gak, perhaps we send the Lady to scout for us. Spare us all that work getting over there only to find ourselves without es<text:span text:style-name="T956">cape.” <text:s/>“If something happens to her, it will hurt us later.”(Gak to Jao) “And if there is something beyond those doors that can handle an archmage and open lord of Waterdeep, what’s that say for our odds of survival?”</text:span></text:p>
      <text:p text:style-name="P323"/>
      <text:p text:style-name="P324"><text:soft-page-break/>“What if you test the door and observe beyond? Perhaps this is a false door and we will need to reposition again?”</text:p>
      <text:p text:style-name="P324"/>
      <text:p text:style-name="P324">“I shall try” Laeral says, flustered at the lack of inginuity that holds them back on this otherwise simple obstacle. She turns and approaches the adamantine door before summoning detect magic. Nothing special is there, so Laeral continues on into the room. <text:span text:style-name="T520">[Laeral in V8]</text:span>. <text:span text:style-name="T957">The light goes out in the background as Laeral recasts the spell inside on a portion of the wall.</text:span> Inside, there is a 10-ft tall fully painted statue of an armored male dwarf wielding a battleaxe and wearing a mask, located toward the back of the room. <text:s/>In front of it, an adamantine trapdoor with a pull ring on the side. <text:span text:style-name="T957">Casting detect magic again, Laeral looks and finds <text:s/>an evocation tinge on the statue itself. <text:s/></text:span><text:span text:style-name="T564">[knowledge religion check DC17: 17+bonus.PASS]</text:span><text:span text:style-name="T957">. She recalls this and says in Dwarvish “Hello ol’ Fireeyes”. She then returns back to the party with mistystep before gesturing to Renaer and recasting light on the torch again. <text:s/>“There was a trapdoor in there in front of a statue, but, I don’t believe that its’ something relevant to us”. She then misty-steps over to the middle bridge diagonally from the party, on the larger side. She disappears into invisibility and makes her way to the next door, opening it, before re-invisibling, and entering inside. </text:span><text:span text:style-name="T564">[Laeral in V7]</text:span><text:span text:style-name="T957">. She casts light on the door which helps both her and the party see. </text:span><text:span text:style-name="T958">Inside are four suits of rusted and ancient plate armor. They’re positioned in the corners of the room and covered in cobwebs. <text:s/>Dwarvish runes are carved into the far wall. “A secret never before told will part Dumathoin’s lips”.</text:span><text:span text:style-name="T565">[DC14 int check on Laeral:11+5 = 16. miss]</text:span><text:span text:style-name="T958">. She uses detect magic before coming back to the party to report. <text:s/>“This room is empty except for Dwarven armor in the corners and runes talking about secrets never told.” she shouts across the gap. <text:s/>Then with a poof, she misty-steps her way to the next bridge. This door is locked however. </text:span><text:span text:style-name="T959">When she casts detect magic, it becomes clear it’s an arcane lock. She then returns back to the party. <text:s/>“The last door is locked with magic. I have nothing with which to dispel it. I would have to return for it. The gap in the bridge over is only about 15 feet. Most of us could make it ,running and jumping. Whoever cannot make it would come. Or when we have most of us present, we could set lines for others to cross.”</text:span></text:p>
      <text:p text:style-name="P324"/>
      <text:p text:style-name="P325">There is a bit of grumbling in the party. Gak and Shump want to get going. Darv doesn’t particularly care. Laeral wants to go back for help. Renaer is neutral but supportive of Laeral’s opinion. Esvele isn’t happy at all and impatiently decries the lack of preparedness. <text:s/>Blaze cannot help but prod Shump about wanting to fall again. Jao asks Laeral to bring him back his rope and pitons, but, they land with a thump right next to him because Gak has used mage hand to carry them across. --Get ready to establish lines across--. Jao prepares himself and then the party continues back to the main hall so they can turn the corner and cross the middle bridge. <text:s/>This time Jao goes first. <text:span text:style-name="T960">Jao runs, jumps through the air, </text:span><text:span text:style-name="T566">[DC15 dex: 1. instafail.]</text:span><text:span text:style-name="T960"> and lands with a crash right through the nearest point of contact. He falls down to the ground, also sustaining wounds.</text:span><text:span text:style-name="T566">[2+4+2+3+4+5=20 fall bludgeon damage to Jao. 7Hp remaining]</text:span><text:span text:style-name="T960">. Renaer then attempts the leap himself, hoping for better luck. </text:span><text:span text:style-name="T566">[DC15: 6 + 5= 11. fail.]</text:span><text:span text:style-name="T960"> Renaer falls where Jao had landed, without the benefit of hitting a solid surface. <text:s/>He also falls. </text:span><text:span text:style-name="T566">[2+4+2+1+2+3=14 fall bludgeon damage]</text:span><text:span text:style-name="T960">. He lands with a thump right next to where Jao has rolled over in pain. The light goes out up above, having been with Renaer. Darv casts it himself on himself hoping to spare himself the problem of having to rely on others to see. <text:s/></text:span><text:span text:style-name="T961">Gak prepares his parachute pack before making the running jump </text:span><text:span text:style-name="T567">[DC15: 1. Autofail.]</text:span><text:span text:style-name="T961"> He trips however and begins to tumble downward. The parachute pack helps him to resolve in the air and glide down. <text:s/>“Clever” Jao remarks. “When you’re a VIP you have to be” Gak replies. <text:s/>Jao, Gak, and Renaer are all standing on the floor of the bridge room. They help him to fold up and return the parachute to inside. </text:span><text:span text:style-name="T962">Gak then casts spiderclimb on Jao and sends him upward. During the climb, Gak and Renaer go onward to meet the party. Jao, meanwhile, ascends while playing with this newfound ability. <text:s/>When he emerges into sight, gasps of amazement go out. He emerges as if he’s climbing with no effort and begins to hammer several pitons each into place. They go in and he weaves the rope around. By the time it’s finished, Gak and Renaer have joined the party again. Jao disappears down again, before climbing up the pillar on the opposite side. </text:span><text:span text:style-name="T963">He </text:span><text:soft-page-break/><text:span text:style-name="T963">asks Shump for several pitons and a rope, and they hammer them together in an arrangement before tying a second rope to this side. Then Jao goes with a jump and safely makes contact with the other side(via the power of spiderclimb). At the end of this process, 2 ropes go across the gap, </text:span><text:span text:style-name="T964">allowing for careful crossing with a rope under each arm, feet dangling in the air.</text:span><text:span text:style-name="T963"> </text:span><text:span text:style-name="T964">Everyone crosses over very slowly until the last, with Jao and Laeral helping to give a hand. <text:s/>They then decide to take a short rest and recover while in the room. </text:span><text:span text:style-name="T568">[Gak recovers spell. Shump recovers 8(d10)+3(con) + 9(d10) = +20 hp. Jao recovers 3(d8)+2(d8)+2=+7hp. Renaer recovers 1(d8)+5(d8) + 1(con) = +7hp.</text:span><text:span text:style-name="T569">]</text:span></text:p>
      <text:p text:style-name="P330"/>
      <text:p text:style-name="P330">“Where from here?” Gak inquires of Laeral in the empty room. “What’s that say up there?”. He points to the dwarven runes. She tells him “A secret never before told will part Dumathoin’s lips, it’s a riddle and perhaps the way forward.” </text:p>
      <text:p text:style-name="P326">Gazes go around the room until finally Shump steps forward. “Lady, I once led a detachment with the caravans to Mithral Hall. We were ambushed by orcs on the way and only the cook and I returned. <text:s/>All the investigations <text:span text:style-name="T965">found this unavoidable. To my regret it was not, since I put my time on watch helping the cook. We had tired of his recipes and I tried to assist him in making something new. Had I been standing watch, perhaps we could have overcome them. Perhaps more could have been saved.”</text:span></text:p>
      <text:p text:style-name="P326"/>
      <text:p text:style-name="P326">“<text:span text:style-name="T965">Consider this matter resolved if the embezzled funds are recoverable.” She says to him with a sigh….not really interested in dredging up old history. <text:s/>Suddenly, a trapdoor springs open toward the back wall with an audible sound. Nobody pops out, but Renaer confirms there is a staircase. <text:s/>The Gang assemble with their companions and go downward into the spiraling staircase. They reach a T intersection and choose the northerly path. Around the left turn is the vault. Although deep underground, this vault is lit by streams of sunlight that pour down from the ceiling,catching motes of dust in their luminous pools. Ornate columns support a thirty-foot-high vaulted ceiling, which is adorned with carvings of dwarves basking in the presence of their gods. Deep alcoves line the walls, and piled in one of them is a vast golden trove. </text:span><text:span text:style-name="T966">Out of the dusty gloom steps an aged dwarf clutching a staff carved and painted to resemble a pair of entwined dragons- one red, one gold. Despite the dwarf’s age, his eyes are steady and bright.</text:span></text:p>
      <text:p text:style-name="P326"/>
      <text:p text:style-name="P326">“<text:span text:style-name="T966">I wasn’t expecting anyone,” he says plainly. “As you can see, the place is a mess. Perhaps you should come back later, after I’ve tidied up a bit.” (the dwarf, aka Aurinax the gold dragon). <text:s/>“We are here on behalf of the city of Waterdeep” Laeral’s voice rings out. <text:s/>“Who are you?” </text:span></text:p>
      <text:p text:style-name="P326">“<text:span text:style-name="T966">I am Barok Clanghammer” he replies. “What business does Waterdeep have here?”</text:span></text:p>
      <text:p text:style-name="P326">“<text:span text:style-name="T966">I am Laeral Silverhair, Open Lord of Waterdeep. Rumor has it these funds were embezzled from the city.”</text:span></text:p>
      <text:p text:style-name="P327">Gak steps forward “I am Gak Maktok. I was led to this vault by the Stone of Golorr. The same one that Dagult Neverember once possessed. The same Dagult Neverember who had this treasure vault commissioned. <text:s/>His son is here among us and can attest to it.”</text:p>
      <text:p text:style-name="P327">“Lord Neverember was Open Lord. Who are you, Laeral, to claim his title?” (Aurinax) replies.</text:p>
      <text:p text:style-name="P327">Renaer steps forward. “Well met Aurinax. You remember me surely?” Everyone looks at him with surprise. “<text:span text:style-name="T967">This is Aurinax…...and he’s no dwarf. He is a gold dragon, so I remember from my youth anyway.”</text:span></text:p>
      <text:p text:style-name="P327">“<text:span text:style-name="T967">Little Neverember, is that you?” the voice says with astonishment. <text:s/>“Your father...is no longer the Open Lord?”</text:span></text:p>
      <text:p text:style-name="P327">“<text:span text:style-name="T967">No. He was driven from the city for his crimes. Aurinax, the money belongs to the people. We are here to right the wrongs of my father.”</text:span></text:p>
      <text:p text:style-name="P327"><text:span text:style-name="T967">“Much has come to pass. If you have not heard, no one can fault you, but you must surrender the assets to the city. This money was embezzled from the people, it must return to them.” </text:span><text:span text:style-name="T570">[Persuasion DC 15 by Laeral with advantage: 15,20. Pass and pass.]</text:span><text:span text:style-name="T967"> </text:span></text:p>
      <text:p text:style-name="P327">“<text:span text:style-name="T967">Open Lord...Lady. <text:s/>My agreement will be in breach with Dagult if I should do so….but if it is as you say, and you will grant me </text:span><text:span text:style-name="T968">pardon, I will do so. </text:span><text:span text:style-name="T969">Does the Dragon Tower still stand?”</text:span></text:p>
      <text:p text:style-name="P327"><text:soft-page-break/>“<text:span text:style-name="T969">It does. You hold the dragonstaff. If you wish to be among the guardians of the city, we will allow it. </text:span><text:span text:style-name="T970">You must register of course but this should matter little to you.”</text:span></text:p>
      <text:p text:style-name="P327">“<text:span text:style-name="T970">Indeed..You have my gratitude.”(Aurinax to Laeral).</text:span></text:p>
      <text:p text:style-name="P327"/>
      <text:p text:style-name="P328">Laeral then turns to the others. “I will return here with more forces to secure the cache for transportation. <text:span text:style-name="T971">Aurinax will remain here until recovery ,then he will be free to go. You will appear before me in the palace and be party to the count.”</text:span></text:p>
      <text:p text:style-name="P328"/>
      <text:p text:style-name="P329">Without a second lost, she instantly teleports away. Aurinax nods “Renaer, let’s speak of what has come to pass in your life….” and the two wander off.</text:p>
      <text:p text:style-name="P329"/>
      <text:p text:style-name="P331">Gak, Esvale, and the Gang circle up and discuss the potential outcomes. They agree to head back the way they came, awaiting the fateful knock from Laeral. <text:s/>As they make their way through the cavern, <text:span text:style-name="T972">they step through the doors to find that further afield at the main gate in the path of their exit are 3 cult fanatics and 3 cultists. </text:span><text:span text:style-name="T973">Their torches immediately go out because of the power of the Stone of Golorr, briefly enshrouding the room in darkness except for the magical torch light of Darv in the back.</text:span></text:p>
      <text:p text:style-name="P331"/>
      <text:p text:style-name="P331">“<text:span text:style-name="T973">GET THEM!” cries out a dramatic voice from the cultists.</text:span></text:p>
      <text:p text:style-name="P796">[INITIATIVE: Gak(20+<text:span text:style-name="T974">1</text:span> = <text:span text:style-name="T974">21</text:span>),Shump(13+7=20),Jao(9+ <text:span text:style-name="T974">3</text:span>=<text:span text:style-name="T974">12</text:span> ), Blaze(10+ <text:span text:style-name="T974">1</text:span>= <text:span text:style-name="T974">11</text:span>), Darv(9),Esvele(15+ <text:span text:style-name="T974">4</text:span>=<text:span text:style-name="T974">19</text:span> )</text:p>
      <text:p text:style-name="P796">Cultists: CF1(3+<text:span text:style-name="T974">2</text:span> = <text:span text:style-name="T974">5</text:span>),CF2(20 +<text:span text:style-name="T974">2</text:span> = <text:span text:style-name="T974">22</text:span>), CF3(2 + <text:span text:style-name="T974">2</text:span> = <text:span text:style-name="T974">4</text:span>), C1(12 +<text:span text:style-name="T974">1</text:span> =<text:span text:style-name="T974">13</text:span> ), C2( 12 + <text:span text:style-name="T974">1</text:span>= <text:span text:style-name="T974">13</text:span>), C3( 8 + <text:s/><text:span text:style-name="T974">1</text:span>= <text:span text:style-name="T974">9</text:span>)</text:p>
      <text:p text:style-name="P797">RESTATED IN ORDER: CF2(22),Gak(21),Shump(20),Esvele(19),C1(13),C2(13),Jao(12),Blaze(11),C3(9),Darv(9),CF1(5),CF3(4).</text:p>
      <text:p text:style-name="P797"/>
      <text:p text:style-name="P797">Round 1:</text:p>
      <text:p text:style-name="P797"><text:span text:style-name="T2">CF2 casts light on C2, allowing everyone there to be able to see 40 feet out. <text:s/>CF2 then stays in position. <text:s/>Gak moves east, positioning himself to come around the side. From the edge of the back pillar he can see a cultist across the room from him. He attempts to eldritch blast the cultist. </text:span>[5+5bonus = 10 vs AC12. Miss]<text:span text:style-name="T2">. The blast narrowly misses the cultist, lighting the line of sight. <text:s/>Ultimately though Gak is too far away for the cultist to make out in the brief flash. As far as the cultist is concerned, the magical blast of energy came from across a void of darkness. <text:s/>Shump moves forward </text:span><text:span text:style-name="T118">to between the wall and the second pillar, taking up position with his sword and shield at the ready. <text:s/>He is on the edge of the magical light radius, difficult to make out but known to be present. <text:s/>Esvele sneaks around by Gak, rounding the pillar in the darkness by pure guesswork. She starts to realize that she has left the field of visible light far behind. <text:s/>C1 approaches Shump and draws a scimitar, swinging wildly. </text:span><text:span text:style-name="T975">[</text:span><text:span text:style-name="T976">12+3=15 vs AC18. Miss.]</text:span><text:span text:style-name="T119"> The blade misses however with the wild swings. C2 comes to join him, bringing visibility to the area and illuminating the area for Esvele to see down the E/W axis. <text:s/>He attacks Shump with his own scimitar</text:span><text:span text:style-name="T976">[6+3=9. Fail]</text:span><text:span text:style-name="T119"> but also misses terribly. Jao blazes by Gak and comes right behind Esvele before she can even notice him. Blaze comes behind Shump and tosses a firebolt over his head at CF1.</text:span><text:span text:style-name="T976">[11+6bonus=17 vs AC13. Hit. 7 fire damage to CF1. CF1 hp 33-7=26hp left CF1.]</text:span><text:span text:style-name="T119"> This successfully burns him, leading the dramatic voice to cry out in agony. C3 cannot see anything and stands her ground with scimitar drawn, eying the darkness helplessly. Darv comes around the back, lighting up Blaze and Shump from behind. As far as the majority of cultists can tell, Shump and Blaze are the front of the party. </text:span><text:span text:style-name="T120">CF1 casts sacred flame at Blaze </text:span><text:span text:style-name="T977">[Dex save vs DC11: 13 roll. Pass.] </text:span><text:span text:style-name="T120">A flame-like radiance descends downward on Blaze, puffing out. CF3 then casts light on a torch for himself, before spotting the figure of Esvele and Jao in the dim light. He casts sacred flame on Esvele, hoping to illuminate and harm whoever is there. </text:span><text:span text:style-name="T977">[Dex save vs DC11: 11roll. Pass.]</text:span><text:span text:style-name="T120"> Esvele is unharmed by this, but is revealed to be there (and Jao as well). </text:span></text:p>
      <text:p text:style-name="P803"><text:soft-page-break/>Round 2:</text:p>
      <text:p text:style-name="P798">RESTATED IN ORDER: CF2(22),Gak(21),Shump(20),Esvele(19),C1(13),C2(13),Jao(12),Blaze(11),C3(9),Darv(9),CF1(5),CF3(4).</text:p>
      <text:p text:style-name="P803">[HEALTH: CF1 has 26hp left]<text:span text:style-name="T2">.</text:span></text:p>
      <text:p text:style-name="P344"/>
      <text:p text:style-name="P803"><text:span text:style-name="T2">CF2 casts sacred flame on Shump. </text:span>[Dex save vs DC11: 9roll + 2=11.pass]<text:span text:style-name="T2">. The flames leave the halforc unharmed however. Gak takes aim from behind Esvele and fires on CF3 with eldritch blast.</text:span>[5. Miss]. <text:span text:style-name="T2">Shump attacks C1 </text:span>[2+4=6. <text:s/>*use precision, +1d8, 3 maneuver dice left, +7 = 12. hit.3+6=9 damage.]<text:span text:style-name="T2"> and drops him in a single stroke, which cleanly moves toward C2 as well</text:span>[-1 maneuver dice, 2 left. 6+6=12dmg]<text:span text:style-name="T2">, dropping C2 also. <text:s/>He lets out a ferocious roar </text:span><text:span text:style-name="T121">and climbs over the dead corpses of the 2 cultists with ease, making his way face to face with a very shaken CF1. Esvele makes contact with CF3 and attacks him with her rapier. </text:span><text:span text:style-name="T978">[18+7bonus=25 vs AC13.Hit. 5+4=9 piercing dmg to CF3. 33-9=24hp left CF3.,</text:span><text:span text:style-name="T979">attack 2 8+7bonus=15.hit.6 +4=10 piercing dmg. 24-10=14hp left. Attack 3.11 +7bonus = 18. hit. <text:s/>3+4=7 piercing dmg. 14-7=7hp left. CF3</text:span><text:span text:style-name="T978">]</text:span><text:span text:style-name="T121">. </text:span><text:span text:style-name="T122">She puts him full of holes with her furious thrusts. </text:span><text:span text:style-name="T978"><text:s/></text:span><text:span text:style-name="T122">Jao comes to join her, attacking C3 with his psyknife. </text:span><text:span text:style-name="T979">[20. crit hit. 2D6+3 = 2+5+3+2=12 psy dmg.]</text:span><text:span text:style-name="T122">. The female cultist drops dead without a sound or blood. He then uses another psyblade to make a bonus strike on CF3. </text:span><text:span text:style-name="T979">[17+3=20. 3+5=8 psydmg. Dead.]</text:span><text:span text:style-name="T122"> which drops CF3. Esvale gasps in shock, unaware that he was there, having seen him drop 2 individuals. </text:span><text:span text:style-name="T123">Blaze makes his way to the 2 cultists that Shump dropped, shouting “do you wish you end up like your comrades? SURRENDER OR SUFFER YOUR FATE! BAHAHAHA”. He then produces fire (produce flame) and tosses it casually at the ground in a display of showing off. </text:span><text:span text:style-name="T980">[intimidation vs DC10: 18roll. Pass]</text:span><text:span text:style-name="T123">. This impacts how CF1 and CF2 consider their options.Darv comes up behind him to check out the action. “Wow you guys really did a number on ‘em eh?!”. He doesn’t take an action beyond the movement, prefering to rifle through the pockets of the dead cultists. </text:span><text:span text:style-name="T980">[search vs DC10 for finding loot: 14. Pass. 24Cp to Darv.]</text:span><text:span text:style-name="T123"> CF1 attempts to run off from Shump </text:span><text:span text:style-name="T980">[disengage]</text:span><text:span text:style-name="T123">. CF2 yells “coward, I will tell the Cassalanters about this.</text:span><text:span text:style-name="T124">”</text:span></text:p>
      <text:p text:style-name="P807">Round 3</text:p>
      <text:p text:style-name="P807">Init restatement: </text:p>
      <text:p text:style-name="P799">CF2(22),Gak(21),Shump(20),Esvele(19),Jao(12),Blaze(11),Darv(9),CF1(5)</text:p>
      <text:p text:style-name="P804">[HEALTH: CF1 has 26hp left]<text:span text:style-name="T2">.</text:span></text:p>
      <text:p text:style-name="P804"/>
      <text:p text:style-name="P332">CF2 casts command on Shump “Flee”. <text:span text:style-name="T520">[1.auto fail on wis vs 12DC]</text:span>. Gak moves between the 1<text:span text:style-name="T794">st</text:span> and 2<text:span text:style-name="T794">nd</text:span> pillars toward Blaze and Darv. Shump turns without a word and immediately flees. Running as fast as he can, he reaches the set of doors from which they came. Esvele runs across the room and blocks the entryway to the vault, rapier drawn toward CF1. Jao comes in for the kill on CF2. <text:span text:style-name="T520">[6+5=11 vs AC13. Fail.][19+5 = 24vs AC11, hit, 2+5=7 psydmg. </text:span><text:span text:style-name="T571">CF2 33-7=26hp.]. </text:span><text:span text:style-name="T981">Blaze then firebolts CF1 in the back </text:span><text:span text:style-name="T571">[attack with advantage: 6,13….13 + 6=19..vs AC12..hit. 1 fire dmg. CF1 26-1=25hp.]</text:span><text:span text:style-name="T981">. It stings but otherwise leaves him unhurt. Darv casts mind sliver on him.</text:span><text:span text:style-name="T571">[13roll+ vs 14DC = fail. 3 psy dmg. CF1 25hp – 3 = 22hp.</text:span><text:span text:style-name="T572">]</text:span><text:span text:style-name="T982"> . CF1’s mind begins to agonize. He casts Hold Person on Esvele</text:span><text:span text:style-name="T572">[wis vs DC11 = 3+0 = fail. Held in paralysis] </text:span><text:span text:style-name="T982">before continuing on his way out of the vault, carefully going around her. </text:span></text:p>
      <text:p text:style-name="P332"/>
      <text:p text:style-name="P808">Round 4</text:p>
      <text:p text:style-name="P800">CF2(22),Gak(21),Shump(20),Esvele(19),Jao(12),Blaze(11),Darv(9),CF1(5)</text:p>
      <text:p text:style-name="P805">[HEALTH: CF1 has 2<text:span text:style-name="T982">2</text:span>hp left,<text:span text:style-name="T982">CF2 has26hp left </text:span>]<text:span text:style-name="T2">.</text:span></text:p>
      <text:p text:style-name="P345"/>
      <text:p text:style-name="P809"><text:span text:style-name="T2">CF2 casts Inflict Wounds </text:span><text:span text:style-name="T125">and approaches Esvele with a smirk. </text:span><text:span text:style-name="T983">[attack with advantage. 1,7...7+4 = 11 vs AC16 = miss.]</text:span><text:span text:style-name="T125">. He swings at her but misses. Gak approaches Jao,then looks onward. He casts eldritch blast in an attempt to save Esvele from CF2. </text:span><text:span text:style-name="T983">[16roll. Hit. 4 force dmg. 26-4=22hp CF2]</text:span><text:span text:style-name="T125">. The blast knocks all 3(CF1,CF2, Esvele) to the wall. </text:span><text:span text:style-name="T126">Shump stops, shakes his head, then realizes he’s going the wrong way. Without a word he makes his way back to find Blaze and Darv talking </text:span><text:soft-page-break/><text:span text:style-name="T126">about loot over the corpses of the cultists. “What the fuck was that?” Blaze teases him. “Quiet kid. Not all of us have the favor of magic”. </text:span><text:span text:style-name="T984">[Esvele will save: 17 vs 11. pass.]</text:span><text:span text:style-name="T126">. Esvele comes to, clambers up, taking position to again block the exit. She points her rapier at them and says “You’re not going anywhere.”.</text:span></text:p>
      <text:p text:style-name="P346"/>
      <text:p text:style-name="P810"><text:span text:style-name="T2">Jao rifles through the bodies of CF3 and C3.</text:span>[loot check: 19. yes. 10Gp for Jao]<text:span text:style-name="T2">. Blaze and Darv make their way over to the rest of the party. </text:span><text:span text:style-name="T127">CF1 looks up the blade of the rapier and casts Shield of Faith on himself. He then casts sacred flame on Esvele in frustration. </text:span><text:span text:style-name="T985">[17roll vs DC11. Pass]</text:span><text:span text:style-name="T127">. It fails.</text:span></text:p>
      <text:p text:style-name="P347"/>
      <text:p text:style-name="P811">Round 5</text:p>
      <text:p text:style-name="P801">CF2(22),Gak(21),Shump(20),Esvele(19),Jao(12),Blaze(11),Darv(9),CF1(5)</text:p>
      <text:p text:style-name="P806"><text:span text:style-name="T127">[HEALTH: CF1 has 2</text:span><text:span text:style-name="T128">2</text:span><text:span text:style-name="T127">hp left,</text:span><text:span text:style-name="T128">CF2 has 2</text:span><text:span text:style-name="T127">2</text:span><text:span text:style-name="T128">hp left </text:span><text:span text:style-name="T127">].</text:span></text:p>
      <text:p text:style-name="P811"><text:span text:style-name="T2">CF2 climbs to his feet </text:span><text:span text:style-name="T129">with his hands in the air. He then casts Inflict Wounds again, reaching for Esvele. </text:span><text:span text:style-name="T986">[2. fail]</text:span><text:span text:style-name="T129">. Gak arrives on the scene and casually blasts CF2.</text:span><text:span text:style-name="T986">[8 + 5=12 vs AC12. Hit. 3 force dmg. CF2 22-3 = 19hp]</text:span><text:span text:style-name="T129">. CF2 goes flying back into the vault doors and lands prone again. “Don’t get cocky...We’ve got you.” <text:s/>Shump pushes his way through Blaze and Darv to come close to the exit as well. Esvele stabs at CF1</text:span><text:span text:style-name="T986">[13+7,12+7,18+7. All hit. 5+3+1=9dmg+12=21 piercing dmg. CF1 22-21 = 1hp]</text:span><text:span text:style-name="T129">. He lays there woulded and clearly on death’s door. Jao makes his way behind Gak and stops to watch. <text:s/>Blaze and Darv hang back, cracking crude jokes about their vanquished foes and high-5ing. CF1 </text:span><text:span text:style-name="T130">yells “FOR ASMODEUS!” and casts inflict wounds, then attacks Esvele. </text:span><text:span text:style-name="T987">[12+3 = 15 vs AC16. Miss]</text:span><text:span text:style-name="T130">. His spell fizzles out however as he misses her narrowly.</text:span></text:p>
      <text:p text:style-name="P334"/>
      <text:p text:style-name="P812">Round 6</text:p>
      <text:p text:style-name="P802">CF2(22),Gak(21),Shump(20),Esvele(19),Jao(12),Blaze(11),Darv(9),CF1(5)</text:p>
      <text:p text:style-name="P812">[HEALTH: CF1 has 1hp left, CF2 has 19hp]</text:p>
      <text:p text:style-name="P333">CF2 does the same...clambering to his feet and casting Inflict Wounds before attacking her. He is greatly successful <text:span text:style-name="T520">[nat 20. 4+6+10+7+10+3 damage = 40dmg.]</text:span> Her soul grows faint and Esvele becomes greatly weakened by the contact made. Gak blasts him again in the face.<text:span text:style-name="T520">[15+5.hit. 9 force dmg. CF2 19-9=10hp.]</text:span>. CF2 drops from the wall to the ground again. “Just give up already” Gak calls out. Shump comes to support Esvele <text:span text:style-name="T988">and swings his sword at CF2. </text:span><text:span text:style-name="T573">[18+6=hit.8+4=12 dmg. CF2 dies]</text:span><text:span text:style-name="T988">. “What does Asmodeus have to do with the Cassalanters? Your friend there threatened to turn you over to them.”. Esvele forgoes her turn, as do Jao, Blaze, and Darv. <text:s/>CF1 takes out his knife and cuts his own throat, dying in a gurgle at her feet in the vault doorway.</text:span></text:p>
      <text:p text:style-name="P333"/>
      <text:p text:style-name="P333">“<text:span text:style-name="T988">They were cultists.” She says as the party gathered around. “They seem to be worshippers of the Nine Hells because they invoked the name of the Devil King.” </text:span><text:span text:style-name="T989">Gak walks over to the corpses, gives them a kick, and says “Have fun in the Hells you bastards”. He then checks their pockets for loot.</text:span><text:span text:style-name="T574">[7gp to Gak]</text:span><text:span text:style-name="T989">.</text:span></text:p>
      <text:p text:style-name="P333"/>
      <text:p text:style-name="P813">[Total Loot: Gak 7gp, Darv 24cp,Jao 10gp]<text:span text:style-name="T990">[Everyone levels up to L5.]</text:span></text:p>
      <text:p text:style-name="P335"/>
      <text:p text:style-name="P335">“Devils? Well, we fought devils before we met you. A lot of them. Also a shapeshifter.” Gak says. “Perhaps it all is related then….we are fighting a cult.”</text:p>
      <text:p text:style-name="P335">“Not only that, but, one of the most powerful houses of Waterdeep. This is where I duck out for the sake of my family name.” Esvele says.</text:p>
      <text:p text:style-name="P335">“Wha-wha?! We had a deal!” Gak declares, leading Shump and Jao to make their way over.</text:p>
      <text:p text:style-name="P335">“We still have it. We are still splitting the money. I do not intend to let that go. However, my involvement ends here and now. I will stay behind to secure the vault with Renaer and the dragon dwarf thing until the Open Lady returns. Where you go from here is on you.”</text:p>
      <text:p text:style-name="P335">“How will we know we get our part of the deal?!” Blaze throws out. His eyes light up the room a bit and a palpable sensation of heat grows. </text:p>
      <text:p text:style-name="P335"><text:soft-page-break/>Shump drags the kid back a few feet. “That’s how nobility works son. We fight and die, they make their money.” Blaze conjures up fire in his hands.</text:p>
      <text:p text:style-name="P335"/>
      <text:p text:style-name="P335">“I will have the Lady send you the direct accounting and your portion. I will have no more of this. You have brought upon me far more than I asked for. You have drawn the possible ire of the House of Cassalanter.” Esvele states plainly. “They are a major family. It will take much to go against them and my family are only recently reclaiming our name from the…..indiscretions..of the past.”</text:p>
      <text:p text:style-name="P335"/>
      <text:p text:style-name="P335">“Who are these Cassalanters?” Gak asks. <text:s/>“Where can we learn about them?”</text:p>
      <text:p text:style-name="P335">“Don’ Volo know? Lets ask him if she wishes to hide. She’s banged up enough for a lady of a house.” Darv points out.</text:p>
      <text:p text:style-name="P335">“Gak, let’s go talk to Volo” Jao and Shump agree together. “Good idea” says Blaze. <text:s/>“Boys, what you do is far bigger than you can comprehend. Be careful.” Esvele says.</text:p>
      <text:p text:style-name="P335"/>
      <text:p text:style-name="P335">The Gang take a rest, restore themselves, and head back to the Manor. <text:s/><text:span text:style-name="T520">[Full HP restore on all]</text:span>. Within half a day’s time, some time in the evening, a royal courier appears and with a note, before leaving it to Gak on his identification. <text:s/>Inside the letter, the royal count of money states “You are entitled on behalf of the City of Waterdeep to an official credit of 25,000gp. We have been informed of the unfortunate situation in the Vault and wish to convey the following:</text:p>
      <text:p text:style-name="P335">1) Do not bring harm to the Cassalanters. If you <text:span text:style-name="T991">do so, you will be in violation of the law. Only through proper investigation can any evidence be attributed.<text:line-break/>2) Evidence gathered must be presented to us at the palace.</text:span></text:p>
      <text:p text:style-name="P336">3) Do not bring harm to Lady Roszner. This is your rightfully allotted portion per the terms of your agreement. Security has been increased on the tower for obvious reasons.</text:p>
      <text:p text:style-name="P336">4) Do not disclose details of the Vault and it’s location by force of law.</text:p>
      <text:p text:style-name="P336">5) Be careful. If there is truly a cult of Asmodeus then they will martial significant forces against you <text:span text:style-name="T992">and cover their tracks. There is no cavalry coming without proof, and should that even occur, it will take time to muster the kind of support to begin an investigation of your d</text:span><text:span text:style-name="T993">isappearance should you be detained or desposed.</text:span></text:p>
      <text:p text:style-name="P337">Be well and thanks on behalf of Waterdeep,</text:p>
      <text:p text:style-name="P337">Laeral.”</text:p>
      <text:p text:style-name="P337">The letter is magically written to hide the message beyond the credit so it can be presented at merchants. <text:s/>Only Gak, who it’s been written toward, can see it (others reading report only the credit.)</text:p>
      <text:p text:style-name="P337"/>
      <text:p text:style-name="P338">Going on a shopping spree, the party loads up with the following items: Wings of Flying (4000gp)<text:span text:style-name="T994">(Gak)</text:span>+ <text:span text:style-name="T994">Ring of Feather Falling (2000gp)(Jao)+2 immovable rods(4000gp)(Jao) +1 longsword(1000gp)(Shump)+elven chain (3000gp)(Darv). </text:span><text:span text:style-name="T995">+ elven chain (3000gp)(Blaze) = 17k. </text:span><text:span text:style-name="T996">+Bloodwell Vial +2(5000gp)(Blaze). =22k + Rod of the Pact Keeper +1(1500)(Gak) = 23.5k of 25k spent. 1.5k remaining. </text:span><text:span text:style-name="T997">The number magically updates on the note as each purchase happens.</text:span></text:p>
      <text:p text:style-name="P338"/>
      <text:p text:style-name="P339">Fully healed, rested up, and prepared, they take to the streets and make their way to Cassalanter Villa. <text:span text:style-name="T575">[DC15 Lore int check: 17]. </text:span><text:span text:style-name="T998">In their inquiries, people mention the Cassalanters had fallen on hard times a few years back. This reversed however and they succeeded in banking and lending, turning to better times. <text:s/>Victoro and Ammalia haven’t had great luck though: 3 years ago their eldest son disappeared, around the time of the worst of the financial crisis. They have young twins, a boy and girl, named Terenzio and Elzerina. </text:span><text:span text:style-name="T999">Both are 8 and turning 9 10 days from Founder’s Day(Waterdeep’s foundation holiday)</text:span><text:span text:style-name="T998">. The family are heirs to Caladorn Cassalanter, a former Masked Lord and hero of the North. <text:s/>The family has since, aside from running banking and lending businesses, become major donors to many causes and foundations. </text:span><text:span text:style-name="T999">They have been organizing a Founder’s Day feast for this year, on their expense.</text:span></text:p>
      <text:p text:style-name="P339"/>
      <text:p text:style-name="P340"><text:soft-page-break/>Cassalanter Villa’s stark white walls and gleaming crimson roof and turrets stand out even among the other opulent estates of the Sea Ward. A three-story mansion lies in the midst of picturesque green gardens dappled with hedges and water features. The estate is surrounded by a tall white brick wall, with a single wroung-iron gate as an entrance. The Cassalanter family crest, a green Y overlapping a stylized goose being fed, is emblazoned on the gate, and the armored guards stand at attention on either side.</text:p>
      <text:p text:style-name="P814">[DC 15 lore check on Asmodeus: Darv has highest roll at 20]<text:span text:style-name="T2">. <text:s/>On the way there, Darv tells them what he’s heard about Asmodeus. “I don’t really recall where I learned it from but Asmodeus is a devil who ascended to godhood. He made himself the father of all tieflings, even those who didn’t come from his line.” He shoots a grin at Jao. “Jao here could very well be related to him.” <text:s/>Jao laughs “I know my parents...my mother had a wild side….and happened to like incubi. It is what it is.” <text:s/></text:span><text:span text:style-name="T131">Gak holds up a hand “Perhaps we can use that to our advantage. Jao, if we find ourself in a ritual, you can pretend to be sent by Asmodeus.” <text:s/>“Don’t kid yourself, it won’t work.” Jao responds disinterestedly. “It could if you go with it.” Gak shoots back. <text:s/>“Let’s try stealth….We have the right stuff for it. </text:span><text:span text:style-name="T132">If I need to, I’ve seen the face of the cultists and can pick one to disguise with.”.</text:span></text:p>
      <text:p text:style-name="P348"/>
      <text:p text:style-name="P815"><text:span text:style-name="T2">The Gang make their way along the street to the western side, waiting for the sun to set. <text:s/>As it goes down, </text:span><text:span text:style-name="T133">Jao pulls out 2 small rods. He begins to climb with them in the air like a rock-climber, stopping just high enough to peak over the wall.</text:span><text:span text:style-name="T1000">[Cassalanter locations: Ammalia is (44) <text:s/>tending to her butterfly garden(C25). Victoro (3) is in the office(C6). The twins (83) are chasing butterflies in the garden(C25) as Ammalia watches on]</text:span><text:span text:style-name="T133">. Jao notices 6 guards patrolling in circles in the area beneath the wall. Two venture off to an area where a woman and 2 children can be seen playing with butterflies. The guards return back to their comrades and circle once again. This process repeats. None are looking up and the trees block the view of the section of the wall where Jao is. <text:s/>He hits the buttons and both sticks lose their “grip” on the air, but Jao floats down softly the 10 or so feet from the ground, landing without a thump.</text:span></text:p>
      <text:p text:style-name="P349"/>
      <text:p text:style-name="P815"><text:span text:style-name="T133">“It doesn’t look good. There are at least 6 guards stationed in patrol and I suspect more beyond the cover of the trees in either direction.”(</text:span><text:span text:style-name="T134">Jao). “At the moment they detect something amiss, there will be a lot of noise and outcry and someone will be dispatched to call for the Watch. “. <text:s/>Shump says “I could wait outside and handle that person.” <text:s/>“No, that means we are going to have the whole street watching us.” Jao points out. “</text:span><text:span text:style-name="T135">What if we, you and I, disguised ourselves. </text:span><text:span text:style-name="T136">I could take one of their faces and you could do your thing.</text:span><text:span text:style-name="T135"> We ride that where it goes. At the worst, they’ll beef security up a bit and say no. It is no crime to impersonate a nobody”(Jao). “What if they’re not nobodies?” Gak asks...to which Jao shrugs. “</text:span><text:span text:style-name="T136">I guess we’ll try it. I’ll go as myself. I want to……….’convert’...eh?”(Gak).</text:span></text:p>
      <text:p text:style-name="P350"/>
      <text:p text:style-name="P816"><text:span text:style-name="T136">J</text:span><text:span text:style-name="T2">ao casts Disguise Self and gives himself the face and appearance of the cult fanatic(CF1) if he were dressed in common clothing. <text:s/>The rest of the party remains on that side waiting for a signal or sign to come save the day. <text:s/>Gak and Jao march off toward </text:span><text:span text:style-name="T137">the gate. </text:span><text:span text:style-name="T1001">[note: disguise self DC is 8+3(cha mod) + 3prof bonus <text:s/>= 14DC.]. </text:span><text:span text:style-name="T138">In his best rendition of the scratchy dramatic voice, Jao says “Tell Master Cassalanter that I have brought a one Gak Maktok, and he has something special which he is interested in sharing” </text:span><text:span text:style-name="T1001">[persuasion check, advantage, DC 10: 6,4….6+6=12. PASS]</text:span><text:span text:style-name="T138">. A guard opens the gate and runs inward somewhere. After a few moments, Victoro arrives. He takes a quick look before signaling to bring in. <text:s/>Both Jao and Gak enter the compound via the gate, while the guards hastily close the gate. <text:s/>Candles and lamps go dim as Gak enters, snuffing some light outright. <text:s/></text:span><text:span text:style-name="T139">Victoro takes Gak and Jao to the office. (C6). The room has tall stacks of legal tomes, financial ledgers, and a solid mahogany desk supporting more than a few of them. <text:s/>A freestanding suit of bronze armor stands just inside the door. <text:s/>“Mr. Maktok……..What brings you this evening to our humble abode?” Victoro asks. <text:s/>“Well, our mutual friend here was incredibly persuasive. As it turns out, we share something in common. He persuaded me that the way to true riches and power in Waterdeep was only through you, thus I am here.”</text:span></text:p>
      <text:p text:style-name="P817"><text:soft-page-break/>[investigation check vs deception <text:span text:style-name="T1002">by Gak</text:span>: d20 + <text:span text:style-name="T1002">3 </text:span>vs d20+ <text:span text:style-name="T1002">6 = 18+3 vs d20 +2 = 21 vs 8..fail]</text:span><text:span text:style-name="T140">. “What are you really after Mr. Maktok? What are you really doing here?” Victoro turns to Jao “He’s clearly fooled you, you idiot.” <text:s/></text:span></text:p>
      <text:p text:style-name="P818"><text:span text:style-name="T2">Jao goes along with it “My master, he has </text:span>it<text:span text:style-name="T2">”. <text:s/>This gets Victoro’s attention. <text:s/>“</text:span><text:span text:style-name="T141">Listen Mr. Casselanter…..I’ve been told that our dark lord has this stone in mind. You can give it to him over my dead body, but, I would prefer we both share the profits of my work.” </text:span><text:span text:style-name="T1003">[persuasion: d20 + bonus vs d20+investigation bonus = 16 + 6 = 22 vs 18+7=25 = Victoro wins]</text:span><text:span text:style-name="T141">. <text:s/>“Oh really? Our dark lord you say? Why should I not have you arrested right now for breaking into my house and attempting to convert me to the worship of demons?!” Victoro says.</text:span></text:p>
      <text:p text:style-name="P819">[Initiative: Gak(18),Jao(4),Victoro(19) → 18+1=19(Gak). 4+3=7(Jao). <text:span text:style-name="T1004">Victoro(19+1=20).]</text:span></text:p>
      <text:p text:style-name="P821">Round 1</text:p>
      <text:p text:style-name="P820"><text:span text:style-name="T2">Victoro pulls out his rapier, points it at Gak. “Why should I trust you?”. He looks him square in the eye. <text:s/></text:span>[Victoro passes on turn]<text:span text:style-name="T2">. “You shouldn’t”. Gak blasts him in the face with 2 eldritch blasts. </text:span>[14+6 , 9+ 6= 20,15. Both hit. 6+3=9 force dmg. 4+3=7. total=16dmg to Victoro. <text:span text:style-name="T1005">97-16=81hp.]</text:span><text:span text:style-name="T142"> The first blast slams him into his desk and then onto the ground. The second blast slams him on the floor. </text:span><text:span text:style-name="T143">Victoro says “guards!” as loud as his body allows…..and the helmed horror comes to his rescue. The suit of armor joins the melee. </text:span><text:span text:style-name="T1006">[intiative: Victoro(19),Gak(18),Jao(4),</text:span><text:span text:style-name="T1007">Helmed Horror(18+1=19). → Victoro(19),Helmed Horror(19), Gak(18), Jao(4).]</text:span></text:p>
      <text:p text:style-name="P351"/>
      <text:p text:style-name="P821"><text:span text:style-name="T2">Gak takes aim at the Helmed Horror and blasts it toward the wall. The blast is absorbed and the armor continues toward him with sword raised. Jao takes out his psi blades and attacks </text:span>[8,1]. <text:span text:style-name="T2">Neither are effective. “Surrender now” says Victoro “Your gambit has failed”. </text:span></text:p>
      <text:p text:style-name="P822">Round 2</text:p>
      <text:p text:style-name="P822"><text:span text:style-name="T2">Victoro points his rapier at Gak. <text:s/>Gak blasts him again. </text:span>[6+6=12,17+6=23. 1 hit. 5+3=8 dmg. Victoro goes down 81-8=73hp]<text:span text:style-name="T2">. Victoro flies backward into the desk. <text:s/>Jao takes psy blades and attacks the Helmed Horror. </text:span>[6,9 + 6 = 12,15. fails]<text:span text:style-name="T2">. </text:span></text:p>
      <text:p text:style-name="P823">Round 3</text:p>
      <text:p text:style-name="P823"><text:span text:style-name="T2">Victoro gets up, stabs with his rapier at Gak </text:span>[8 +5=12 vs 12 <text:s/>, 8 +5 =12 vs 12 . hit hit. 4+1+3+1=9pierce dmg to Gak. 40- 9 = 31hp.]<text:span text:style-name="T2">. The Helmed Horror joins combat with it’s sword, swinging down on Gak. </text:span>[d20+6,d20+6, 6+6=12, 14+6=20. <text:s/>both hit. 1D8+4 + 1d8+4 = 1+2+8=11dmg. Gak 31hp -11 = 20hp.]<text:span text:style-name="T2"> “Do you understand you are beaten??!” yells Victoro triumphantly. </text:span><text:span text:style-name="T144">Gak casts Arms of Hadar. Dark trendril arms of energy come out Gak, </text:span><text:span text:style-name="T145">reaching out and battering all creatures within 10ft of Gak. A tendril grasps Victoro </text:span><text:span text:style-name="T1008">[str vs DC 14 = 20 vs DC14 = success. 2 necrotic damage to Victoro. Victoro 73-2 = 71hp.]</text:span><text:span text:style-name="T145">. Another grasps the Helmed Horror. </text:span><text:span text:style-name="T1008">[19 roll.pass. 5 <text:s/>necrotic dmg to HH. = 0 dmg].</text:span><text:span text:style-name="T145"> It fails to harm it. <text:s/>Another grasps toward Jao. </text:span><text:span text:style-name="T1009">[5+2 = 7 vs DC14. Friendly fire :( . 5+5=10necrotic dmg to Jao.36-10=26hp]</text:span><text:span text:style-name="T146">. </text:span><text:span text:style-name="T150">Jao takes a slam of necrotic damage. He throws his knives towar Victoro.</text:span><text:span text:style-name="T1013">[3+6=9.miss,13+6=19.hit. 4+3=7dmg.64-7=57hp]</text:span></text:p>
      <text:p text:style-name="P824">Round 4</text:p>
      <text:p text:style-name="P824"><text:span text:style-name="T2">Victoro walks to the door and unlocks the office. </text:span><text:span text:style-name="T147">Helmed Horror holds position,sword drawn. Gak casts Hold Person on Victoro</text:span><text:span text:style-name="T1010">[wis vs DC14 = 17roll.pass]</text:span><text:span text:style-name="T147">. It fails. </text:span><text:span text:style-name="T1011">[0 of 0 spells left for Gak beyond L1]</text:span><text:span text:style-name="T148">. Jao runs for the door, slams it, and attacks </text:span><text:span text:style-name="T1011">[1d20. 1D4 if pass.7+6 = 12 vs AC 15. fail].</text:span><text:span text:style-name="T148"> </text:span></text:p>
      <text:p text:style-name="P825">Round 5</text:p>
      <text:p text:style-name="P825"><text:span text:style-name="T2">Victoro</text:span><text:span text:style-name="T149"> opens it,</text:span><text:span text:style-name="T2"> and heads toward the dining room on his way </text:span><text:span text:style-name="T153">out</text:span><text:span text:style-name="T2">. He is yelling “guards! Guards!” as he goes. The Helmed Horror is in “guarding position” and will attacka nyone attacking it, reading the desk or leaving the room. <text:s/>Gak <text:s/>brings out his mace and swings it on the Helmed Horror. </text:span>[19+3=22. hit. 6Dmg. <text:s/>60-6 = 54hp.]<text:span text:style-name="T2">. </text:span><text:span text:style-name="T149">Jao turns invisible.</text:span><text:span text:style-name="T1012">[duration:up to 1 hour]</text:span><text:span text:style-name="T149">. He runs out of the room after Victoro. He encounters him in the beginning of the dining room. </text:span><text:span text:style-name="T1012">[13,19….19...3d6+3. 1+1+6=8 dmg. </text:span><text:span text:style-name="T1013">57</text:span><text:span text:style-name="T1012">-8=</text:span><text:span text:style-name="T1013">49</text:span><text:span text:style-name="T1012">hp]</text:span><text:span text:style-name="T149">. He tosses his psi knife, appearing instantly as it makes contact. <text:s/>He attacks again </text:span><text:span text:style-name="T1012">[10+6=16 vs AC15. Hit. 3+3=6dmg. </text:span><text:span text:style-name="T1013">49</text:span><text:span text:style-name="T1012">-6=</text:span><text:span text:style-name="T1013">37</text:span><text:span text:style-name="T1012">hp]</text:span><text:span text:style-name="T149">, the blades disappearing into Victoro’s body. <text:s/></text:span></text:p>
      <text:p text:style-name="P826"><text:soft-page-break/>Round 6</text:p>
      <text:p text:style-name="P826"><text:span text:style-name="T2">Victoro stops and raises his hands “Listen, if you want money..</text:span><text:span text:style-name="T152">or expensive things,</text:span><text:span text:style-name="T2"> take it. Just get out of here.”</text:span>[Persuasion vs DC investigation/insight = 18roll + 8=26 vs 3+1=4. fail]<text:span text:style-name="T2">. Jao stops for a moment to ponder. The Helmed Horror stands over Gak, sword drawn at him. Gak slams it in the face again with the mace. </text:span>[18+3=21.hit. 2 bludgeon dmg. Helmed Horror = 60-2=58hp]<text:span text:style-name="T2">. Jao hears what Victoro says, and produces a psyblade visibly. “Give me money or I’ll cut you good. That’s it.”. <text:s/>Victor says <text:s/>“Guards, to me!”.</text:span></text:p>
      <text:p text:style-name="P341"/>
      <text:p text:style-name="P826">Round 7</text:p>
      <text:p text:style-name="P826"><text:span text:style-name="T2">Victoro yells hoping his location shift will help. </text:span><text:span text:style-name="T151">Helmed Horror swings at Gak.</text:span><text:span text:style-name="T1014">[18. Hit. 4+4=8dmg. Gak =12hp. ]</text:span><text:span text:style-name="T151">. Gak fires 2 blasts hoping to send the Helmed Horror across the room. </text:span><text:span text:style-name="T1014">[10,17. 10+6.hit.17+6.hit. All damage immune]</text:span><text:span text:style-name="T151">. The Helmed Horror is launched across the room. <text:s/>Gak then leaves the room. <text:s/>Jao summons his psi daggers and attacks Victoro “this is for me” </text:span><text:span text:style-name="T1014">[5+6(fail),4+6(fail)].</text:span><text:span text:style-name="T151"> The nobleman laughs as </text:span><text:span text:style-name="T153">the guards rouse</text:span><text:span text:style-name="T151">. </text:span><text:span text:style-name="T1015"><text:s/></text:span><text:span text:style-name="T1016">[</text:span><text:span text:style-name="T1015">2 guards join the fray][11+1=12,4+1=5]</text:span></text:p>
      <text:p text:style-name="P827">Round 8</text:p>
      <text:p text:style-name="P827">restatement: Victoro(20),Helmed horror(19),Gak(19),Guard1(12),Jao(7),Guard 2(5)</text:p>
      <text:p text:style-name="P342">Victoro retreats behind his guards<text:span text:style-name="T520">[37hp]</text:span>. The helmed horror is at the entrance to the office, where it stops, blocking the path inside. <text:s/><text:span text:style-name="T1016">Gak takes aim at each of the guards and blasts them, hoping to immobilize or kill them before the alarm can be raised. </text:span><text:span text:style-name="T576">[1,3.both miss.1 crit miss]</text:span><text:span text:style-name="T1016"> The eldritch blasts fail to materialize, and he stands there for a moment looking foolish. <text:s/>Guard1 approaches with his spear drawn at him “Put your hands up”. Jao throws a psyblade at Guard1, </text:span><text:span text:style-name="T576">[6+6=12.miss]. </text:span><text:span text:style-name="T1016">His psychic weapon fails and disappears without a trace, Guard1 not even grunting from the hint. <text:s/></text:span><text:span text:style-name="T1017">Guard2 comes in with his spear for a thrust at Jao</text:span><text:span text:style-name="T577">[20. Crit hit. 2+1=3dmg. Jao 26-3=23hp Jao.]</text:span><text:span text:style-name="T1017">. Jao uses Hellish Rebuke and a flame burst appears toward Guard2. </text:span><text:span text:style-name="T577">[DEX CHECK: 20 vs </text:span><text:span text:style-name="T578">14DC. Pass. Half damage. 3D10 = 3+7+9=19/2 = 9.5=9 dmg.]</text:span><text:span text:style-name="T1018">. The guard shudders as he gets boiled alive. </text:span><text:span text:style-name="T578">[Guard2 2hp remaining]</text:span><text:span text:style-name="T1018">.</text:span></text:p>
      <text:p text:style-name="P829">Round 9</text:p>
      <text:p text:style-name="P828">restatement: Victoro(20),Helmed horror(19),Gak(19),Guard1(12),Jao(7),Guard 2(5)</text:p>
      <text:p text:style-name="P829">Health: Victoro(37hp),Helmed Horror(58hp),Gak(12hp),Jao(23hp),Guard2(2hp)</text:p>
      <text:p text:style-name="P343">Victoro declares “You have been beaten. Submit!”. The helmed horror returns back to it’s place in the office.<text:span text:style-name="T520">[exit Helmed Horror]</text:span>. Gak reaches into his pocket, pulling out his Rod of the Pact Keeper. <text:s/>He casts a blast at Guard1, and another at Victoro hoping to knock both prone.<text:span text:style-name="T520">[4,17. Guard1 untouched, Victoro knocked down. 4roll+3cha=7dmg. Victoro at 30hp]</text:span>. Victoro hits the floor with a thump. <text:s/>Guard1 responds by stabbing at Gak. <text:span text:style-name="T520">[10+3=13 vs AC12. Hit. 2+1=3dmg. Gak is at 9hp.]</text:span>Jao attacks Guard2 with his psyblade. <text:span text:style-name="T520">[12+6=18.Hit. 3+3=6dmg. Guard2 dies.]</text:span>. The guard drops, and then Jao sends another blade out to Guard1<text:span text:style-name="T520">[17+6=hit. 1+3=4 dmg to Guard1. 11-4=7hp]</text:span>. <text:s/></text:p>
      <text:p text:style-name="P830">Round 10</text:p>
      <text:p text:style-name="P830">restatement: Victoro(20),Gak(19),Guard1(12),Jao(7)</text:p>
      <text:p text:style-name="P830">health: Victoro(30hp),Gak(9hp),<text:span text:style-name="T1019">Guard1(7hp),Jao(23hp).</text:span></text:p>
      <text:p text:style-name="P343"/>
      <text:p text:style-name="P352">Victoro stays down,beginning to beg and plead. “Please. Please do not kill me. There is gold in that dining room just over there. Take it and be gone. Nobody has to know about this. You can even keep the Stone. Or name your price for it. It really doesn’t matter. Think of my children.”</text:p>
      <text:p text:style-name="P352"/>
      <text:p text:style-name="P831"><text:span text:style-name="T2">Gak blasts Guard1 just to mop up.</text:span>[3,16. 5+3=8 force dmg. Guard1 dies]<text:span text:style-name="T2">. The guard drops. “It seems like now you really have to negotiate eh?”. <text:s/>Jao goes to check the door to C1,C7, and C8 to make sure they are all closed.He ends at the dining room with a peak inside. <text:s/></text:span></text:p>
      <text:p text:style-name="P831">Round 11</text:p>
      <text:p text:style-name="P831">restatement: Victoro(20),Gak(19),Jao(7)</text:p>
      <text:p text:style-name="P831">health: Victoro(30hp),Gak(9hp),Jao(23hp).</text:p>
      <text:p text:style-name="P832"><text:soft-page-break/><text:span text:style-name="T2">Victoro leans in “You do know what the stone is for, correct? My children are under threat and I must </text:span><text:span text:style-name="T154">bring a large sum of money”. “So what is with all the devils and cultists?” Gak asks, a touch of cynicism in his voice. Jao takes the guards to the office and pushes them in before closing the door.</text:span></text:p>
      <text:p text:style-name="P833">[Victoro lies]<text:span text:style-name="T2">”The cultists are threatening my family if I do not pay them. This supposed legendary gold of Neverember was enough for us to pay without risking our business </text:span><text:span text:style-name="T155">and status”</text:span><text:span text:style-name="T1020">[deception vs insight: d20+4 vs d20 + 3 = 19 +4 <text:s/>vs 2 + 2. Lie succeeds]</text:span><text:span text:style-name="T155"> . </text:span></text:p>
      <text:p text:style-name="P353">“Why not involve the City Watch?” Gak asks</text:p>
      <text:p text:style-name="P834">[Victoro lies]<text:span text:style-name="T2"> “The city does not allocate resources to such things. They failed to help us in discerning where our missing heir is, our eldest son. <text:s/>Now my twins are under threat. If my older son is missing, it is possible they could reach here too.</text:span>[10+4 = 14 vs 5+3 = 8. Lie succeeds]</text:p>
      <text:p text:style-name="P834"><text:span text:style-name="T2">Jao interjects “so why did </text:span><text:span text:style-name="T156">you yell at me when you thought I was that cult member?”</text:span><text:span text:style-name="T1021">[Deception at disadvantage by Victoro. 3+4 = 7 vs 4+3=7. Reroll. 17,1 vs 19. 1 vs 19. fail]</text:span><text:span text:style-name="T156">. “That’s right!” Gak says as his eyes light up. “You seemed awful familiar…..and that person was a cultist. Or...was…”</text:span></text:p>
      <text:p text:style-name="P834"><text:span text:style-name="T156">--We need a way out of here-- Gak sends Jao. Jao picks up Victoro</text:span><text:span text:style-name="T1021">[grapple: strength check vs strength: 18(Jao) vs 17(Victoro) == 18+</text:span><text:span text:style-name="T1022">2(20)</text:span><text:span text:style-name="T1021"> </text:span><text:span text:style-name="T1022">vs 17+1(18). Success.]</text:span><text:span text:style-name="T157">. “Gak stuff something in his mouth. No point in him giving away his position.”. Gak </text:span><text:span text:style-name="T158">quickly runs to the dining room, grabs a cloth off the table, and stuffs it into Victoro’s mouth.</text:span><text:span text:style-name="T1023">[Victoro resists. Strength vs Jao strength to escape:</text:span><text:span text:style-name="T1024">20+1=21 vs 18+2=20.Escape!</text:span><text:span text:style-name="T1023">]</text:span><text:span text:style-name="T158"> </text:span><text:span text:style-name="T159">Victoro manages to move a hand out of Jao’s grasp, then another, and frees himself. <text:s/>Gak attempts to grapple</text:span><text:span text:style-name="T1024"> [ 13gak vs 10+1(11) = Gak grapples]</text:span><text:span text:style-name="T159">, overpowering Victoro. Jao sticks the cloth back into his mouth, prepares a rope, and begins to wrap it around Victoro’s hands. </text:span><text:span text:style-name="T160">After binding him very well, Gak lets Victoro fall to the ground with a thump. Jao drags Victoro to the office and sticks him there. “We need to keep him out of sight”. “</text:span><text:span text:style-name="T161">Yes, what do we do now? If we go back through the entrance they won’t let us back in. Eventually he will be found.” </text:span><text:span text:style-name="T162">Gak asks Jao. “We need to reach the others...I’ll write a note. Maybe we can slip them in”. Gak pulls out a note and writes in it “Shump, make your way to the entrance. When you arrive, announce yourself as my bodyguard. Bring a bag and state it as being something meant for me.”. He says “Shump” and it miraculously folds and flies off, circling the door due east. <text:s/>Jao braces himself, prepares a psydagger, and opens the door...to find an empty porch and another door on the other side. </text:span><text:span text:style-name="T163">He opens this door too, and finds 2 guards standing at attention as the paper bird flutters out. A guard looks in at him “Sorry, some bird got caught inside……” he stammers..</text:span><text:span text:style-name="T1025">[lie. Persuasion DC10: </text:span><text:span text:style-name="T1026">19+6=25.pass]</text:span><text:span text:style-name="T164">. “Ok,keep it closed and let it out to the garden next time or I’ll report this incident to the bosses.” the guard fires back grumpily, returning to his station facing the street.” <text:s/>Jao closes the door, turns, and heads back inside quickly. <text:s/>“We have a way out...but not without complications. There is a guard or more outside. This is some sort of entryway, maybe for the help.”. Jao points to the door due east, 2 doors northward from Victoro’s office. “We don’t have a way to change what I wrote.”. <text:s/>Meanwhile, the bird flutters to Shump, landing before him,Blaze, and Darv. <text:s/>They pick it up and hand it to Shump, who stumbles through the reading. <text:s/>They prepare Shump’s backpack to look like it contains something and put it in his hand. As a group, the three of them approach the guards. <text:s/>“HALT. WHO GOES THERE?!” The guard says.</text:span></text:p>
      <text:p text:style-name="P365"/>
      <text:p text:style-name="P365">“I am Shump, bodyguard to Gak Maktok. He has requested I bring this to him” Shump gestures to the bag in hand.</text:p>
      <text:p text:style-name="P365">“Who?”</text:p>
      <text:p text:style-name="P365">“Gak...My master is inside..” (Shump)</text:p>
      <text:p text:style-name="P365">“Was he the man that came with the other man a small while ago?”(Guard)</text:p>
      <text:p text:style-name="P834"><text:span text:style-name="T164">“Yes. He has his ways of communicating. He has sent for me to bring him something </text:span><text:span text:style-name="T165">of great importance</text:span><text:span text:style-name="T164">.”(Shump)</text:span></text:p>
      <text:p text:style-name="P366">The guard points to Blaze and Darv “Who are the kid and the weirdo with you?”</text:p>
      <text:p text:style-name="P366">--Who is he calling a weirdo-- Darv telepathically sends Blaze, who looks at him and shrugs.</text:p>
      <text:p text:style-name="P366">“They’re with me under Master Maktok’s care.”(Shump)</text:p>
      <text:p text:style-name="P366"><text:soft-page-break/>“Only you can come in.” the guard states definitively. “Go this way straight through and into the main hall. From there, you can find them in Master Cassalanter’s office beyond the second set of doors, to the right. If you get lost, ask the guard posted in the main hall to direct you to the office”.</text:p>
      <text:p text:style-name="P366"/>
      <text:p text:style-name="P835"><text:span text:style-name="T2">He opens up the door, gestures, and Shump steps through. <text:s/>He immediately closes it on Blaze and Darv. “</text:span><text:span text:style-name="T165">You’re going to make us stand out here in the dark?” Darv asks. The guard nods. Shump makes way inside through the main hall, before opening the door. On the other side are a prepared and very on-edge Gak and Jao.</text:span></text:p>
      <text:p text:style-name="P367"/>
      <text:p text:style-name="P368">--Are they aware outside of what has happened?--. Shump shakes his head, indicating no, giving a look that can be interpreted between “what happened” and “what did you do now?”. </text:p>
      <text:p text:style-name="P368"/>
      <text:p text:style-name="P368">“Everyone is still at their post in the main gate.” Shump clarifies. “They refuse to let in the kid and Darv.”</text:p>
      <text:p text:style-name="P368"/>
      <text:p text:style-name="P836"><text:span text:style-name="T2">“There is at least 1 more posted at the other entrance.” </text:span><text:span text:style-name="T166">Jao indicates with his finger toward C8.</text:span></text:p>
      <text:p text:style-name="P368">“It’s dark now” Shump announces. “Their visibility will be limited perhaps”.</text:p>
      <text:p text:style-name="P836"><text:span text:style-name="T2">“</text:span><text:span text:style-name="T166">How do we get our boys in without alerting anyone? You are sure they refuse?” Gak asks Shump</text:span></text:p>
      <text:p text:style-name="P369">“They are very uneager. I am doubtful of it without the master of the house attending. Where is he?”(Shump to Gak).</text:p>
      <text:p text:style-name="P370">Jao and Gak point to the office. Jao has a grin. --He’s been tied up. We had a misunderstanding--.</text:p>
      <text:p text:style-name="P370">Shump’s face loses it’s color. “Are you insane?!”</text:p>
      <text:p text:style-name="P370">“SHHH”</text:p>
      <text:p text:style-name="P370">“Do you wish to di-” “shhhhhhhhh”</text:p>
      <text:p text:style-name="P837"><text:span text:style-name="T2">--Nobody knows if you don’t make noise about it. He has been neutralized. Don’t go in the office, it has a set of armor that fights very well and magic does </text:span>nothing<text:span text:style-name="T2"> to it--</text:span></text:p>
      <text:p text:style-name="P370">“So what do the three of us do from here?”</text:p>
      <text:p text:style-name="P371"/>
      <text:p text:style-name="P372">The sound of footsteps can be heard in the dining room. <text:s/>Shump makes his way over to investigate and put himself between Gak and the source of noise. He notices a staffer setting plates. The light level is very low and the staffer is clearly having difficulty with being able to see.</text:p>
      <text:p text:style-name="P372"/>
      <text:p text:style-name="P372">“The lights have gone out!” he cries in an unknown direction. Then he turns and sees Shump standing there. “Um…..Jandar, you told me there were no guests. Someone is standing here waiting...What do I do?”</text:p>
      <text:p text:style-name="P372">Gak runs over <text:s/>-- shut up and let me do the talking Shump--. <text:s/>“Are we in time for supper then?” Gak asks inquisitively. The staffer shrugs, heads back to the kitchen, and returns with the head chef.</text:p>
      <text:p text:style-name="P372">“Good evening milord. Were you planning to partake in the meal? We were not made aware. It’s not a problem but we would appreciate advanced notice to prepare extra for your portions.” the head chef says still holding his knife. “Pardon the dread atmosphere. Something happened to the lights. <text:s/>Jim get to lighting those will you?”. </text:p>
      <text:p text:style-name="P372">The servant leaves, returning with a lit candle and another to pass the flame. This goes out however. <text:s/>“Fool!” the head chef says. “You’ve put out the other candle! Go back and get a new one!”. The staffer runs out of the room after receiving a brief kick. Other staffers are standing in the doorway with various items, squinting in the darkness. <text:s/>“Is someone bringing light?” calls out a female voice “These are heavy, hurry up!” says another.</text:p>
      <text:p text:style-name="P372">“Yes yes, JIM WHERE ARE YOU?” yells the head chef.</text:p>
      <text:p text:style-name="P838"><text:span text:style-name="T2">“Pardon but the truth is we were not intending to stay.” </text:span><text:span text:style-name="T167">Gak says with a touch of disappointment. “I was just with Victoro and he did not mention it. Twould not be proper.”</text:span></text:p>
      <text:p text:style-name="P373">“As you wish. The Lady will arrive any moment with the children. The Master will come at his leisure. If he was hard at work, it will no doubt be some time.”(Jandar Chergoba).</text:p>
      <text:p text:style-name="P838"><text:soft-page-break/><text:span text:style-name="T167">“I think he is more than occupied at the moment and wished not to be disturbed. We have taken our leave, if anyone inquires of us” </text:span><text:span text:style-name="T1027">[Persuasion: 18. vs DC15 Success. ].</text:span><text:span text:style-name="T167"> </text:span><text:span text:style-name="T168">Gak informs the head chef. “I will do so” replies Jandar. </text:span></text:p>
      <text:p text:style-name="P374"/>
      <text:p text:style-name="P839"><text:span text:style-name="T2">He then returns to Shump and Jao while Jandar the Head Chef screams in the background at the poor hapless staffers there. A mild crash leads to more screaming. --Up the stairs, while they’re distracted. Perhaps we have a way out that is less conspicuous-- <text:s/>he sends to them. <text:s/>“I think it’s pretty clear they’ll find him. We need to flee as far as possible, as fast as possible” Jao says in a low voice while they begin climbing up. <text:s/>They arrive up the stairs to a large, elegant ballroom. <text:s/>In the center is a human-sized wood-and-cloth mannequin with a painted face, dressed like a dancer. The floor is polished marble mosaic that forms a holy symbol. </text:span>[knowledge check: vs DC10. 17,6,14.pass]<text:span text:style-name="T2">. <text:s/>“The symbol of Siamorphe….Hardly a cult of devil worshippers.” Gak says as he points to it. The room is dark because of the candles having gone out but all present can see in darkvision just fine. “It could be a cover….” Jao points out. “Maybe...I cannot say...Siamorphe is the demidivine of nobility. They certainly play the part well of uptight nobility”.</text:span></text:p>
      <text:p text:style-name="P840"><text:span text:style-name="T2">Mirrors and tapestries surround the room, seemingly duller in the darkness. There is gold lining everywhere. Next to them lie another set of stairs going upward. In front of them lie doors and windows to outside. </text:span>[Passive perception check DC10: 12,11,13..pass]<text:span text:style-name="T2">. Everyone notices the guards going around outside, torches in hand, while a woman and two small children make their way around the garden toward the south corner. They slip out of sight eventually when they reach the house’s balcony. <text:s/>Out in the darkness is a view of the ocean that would be otherwise magnificent in the day. </text:span></text:p>
      <text:p text:style-name="P840"><text:span text:style-name="T2">“Well fellas, the family has come inside. We still need an out.” Gak says. They take a look into a banquet hall that features only a long table, before continuing up the stairs toward the third floor. <text:s/>They arrive at 2 choices, a north door to C17 and south door to C19. </text:span>[1d2...1 is C17,2 is C19: 1. C17 it is]<text:span text:style-name="T2">. Shump carefully opens the door to the left, on the north side. This is a playroom. Toys are strewn all about on the floor. Giant stuffed toys, jack-in-the-boxes,dolls, even a rocking horse. <text:s/>Hanging from the ceiling is a large butterfly -shaped mobile. <text:s text:c="2"/></text:span><text:span text:style-name="T169">In the center is an old tiefling woman in flowing red robes, resembling those of the cultists. <text:s/>“Who are you?” she asks, looking up from her needlework. <text:s/></text:span><text:span text:style-name="T1028">[Initiative: Laiba(8+2=10),Gak(18+1=19),Shump(7+7=14),Jao(18+3=21).Restated in order: Jao(21),Gak(19),Shump(14),Laiba(10)]</text:span></text:p>
      <text:p text:style-name="P841"><text:span text:style-name="T2">Jao summons 2 psy daggers and attacks. “Your doom” he says. </text:span>[15,16...vs 13AC. Hit,hit. 5+3=8psy dmg. 3+3=6psydmg. Total 14psydmg. Laiba 33-14=19hp.]<text:span text:style-name="T2">. He sinks both into her and she shudders visibly in pain. <text:s/>Gak holds onto his rod of pact keeper and casts </text:span><text:span text:style-name="T170">Chill Touch </text:span><text:span text:style-name="T1029">[9+6+1(rod) <text:s/>= 16 vs AC13. Hit. 4+5=9 necro dmg. Laiba 19-9hp=10hp]</text:span><text:span text:style-name="T170">. A ghostly hand grabs her and she shudders and appears a few shades paler. <text:s/>Shump grapples her. </text:span><text:span text:style-name="T1029">[19+4=23 vs 7+0=Shump grapples]</text:span><text:span text:style-name="T170">. </text:span><text:span text:style-name="T171">He then forces her against the wall </text:span><text:span text:style-name="T1030">[8+4=12 vs 9+0 = success.]</text:span><text:span text:style-name="T171"> “You’re not going anywhere.”</text:span></text:p>
      <text:p text:style-name="P842"><text:span text:style-name="T2">Laiba casts sacred flame on Shump. </text:span>[Dex check. 2+2=4. miss.3 radiant dmg to Shump. Shump 50-3=47hp left Shump]<text:span text:style-name="T2">. He groans in pain slightly as he weathers the burst of firey light.</text:span></text:p>
      <text:p text:style-name="P842">Round 2</text:p>
      <text:p text:style-name="P842">Jao(21),Gak(19),Shump(14),Laiba(10).</text:p>
      <text:p text:style-name="P842">Health: Jao(23hp),Gak(9hp),Shump(47hp),Laiba(10hp).</text:p>
      <text:p text:style-name="P354">Jao signals to Shump, who moves out of the way, and then summons his psy daggers. <text:span text:style-name="T520">[11+6=17,7+6=12,2+,5+(advantage) vs AC13. 1 hit. 1d6+3d6sneak = 4d6 = 1+3+5+4=12+3=15 psy dmg. Laiba dies]</text:span>. The cultist drops to the floor dead. <text:s/>They search her <text:span text:style-name="T1031">and put her back into sitting position as if she had died in her chair naturally. The lack of wound marks and the chill touch <text:s/>make her corpse look as if she had been sickly. They open the next door over, and, find a bedroom with 2 beds in it. Toys are cluttered in here as well. Turning back, they go southward to find that standing in the hall is another elderly tiefling woman coming to investigate the noise. She has a blade raised. </text:span></text:p>
      <text:p text:style-name="P843"><text:soft-page-break/>[Initiative:Laiba(17+2=19),Gak(9+1=10),Shump(20+7=27),Jao(2+3=5).]</text:p>
      <text:p text:style-name="P843">Health: Gak(9hp),Shump(47hp),Jao(23hp),Tissina(33hp)]</text:p>
      <text:p text:style-name="P843">Round 1:</text:p>
      <text:p text:style-name="P355">Shump attacks with his sword, attempting to cut her down before she can raise the alarm. <text:span text:style-name="T520">[17+,13+, both hit vs AC13. 7+5, 7+5, = !2+12= 24slice dmg. Tissina is 33-24=9hp]</text:span>. He leaves her grievously wounded. She attacks him with Inflict Wounds <text:span text:style-name="T520">[16+3=19 vs AC18. Hit. </text:span><text:span text:style-name="T579">7+2+10=19dmg to Shump. Shump 47-19=28hp.] </text:span><text:span text:style-name="T1032">and successfully returns some suffering toward him. Jao comes around and attacks with his psy knives. </text:span><text:span text:style-name="T579">[7+6,13 vs 13.==13,20 vs 13. Hit,hit. 3+3dex = 6dmg. ,2+3=5...==11psy dmg. Tissina is dead]</text:span><text:span text:style-name="T1032">. She drops dead on the spot. Gore litters the room. A search yields a golden key (Tissina’s key gained by Jao). </text:span></text:p>
      <text:p text:style-name="P356">There are overstuffed chairs, couches, and a wine bar. A door sits at the far southwest end. Another sits on the west wall. <text:span text:style-name="T520">[1d2..1 is C20, 2 is C21: 1. C20 it is]</text:span>. Shump pulls open the door to find folded bedsheets and other linens. It’s a linen closet. <text:s/>With a surprise. Two rugs of smothering appear and attack. <text:span text:style-name="T520">[Initiative: Rug1(18+2=20),Rug2(6+2=8),Gak(9+1=10),Shump(2+7=9),Jao(18+3=21)</text:span></text:p>
      <text:p text:style-name="P855">Restated order: Jao(21),Rug1(20),Gak(10),Shump(9),Rug2(8).</text:p>
      <text:p text:style-name="P855">HP: Gak(9hp),Shump(28hp),Jao(23hp),Rug1(33hp),Rug2(33hp).</text:p>
      <text:p text:style-name="P855"/>
      <text:p text:style-name="P856">Round 1:</text:p>
      <text:p text:style-name="P357">Jao slams the door shut.<text:span text:style-name="T520">[1d2 where 1 is success and 2 is failure. 1. Success]</text:span>. He then sticks a piton under the door to block it. Rug1 attempts to force the door open <text:span text:style-name="T520">[Str check vs DC15. 9+3=12 . Fail.]</text:span>. <text:span text:style-name="T1033">It lacks the strength to do so. Gak makes his way down to the door for C21. He listens for the presence of anyone else.</text:span><text:span text:style-name="T580">[17 vs DC10:pass]</text:span><text:span text:style-name="T1033">. So far as he can tell, nobody is there. <text:s/>Shump moves over to by the door Gak is listening to. He gives it a yank and finds it locked. Rug2 crashes on the door. </text:span><text:span text:style-name="T580">[7+3=10 vs DC15. Fail]</text:span><text:span text:style-name="T1033">. The rugs seem locked in the room.</text:span></text:p>
      <text:p text:style-name="P357"/>
      <text:p text:style-name="P358">Jao approaches and attempts to pick the lock. Before he does, Gak checks it for magical traps and finds none. <text:span text:style-name="T520">[1.autofail.]</text:span>. Jao attempts to pick the lock but is unsuccessful, flinging one of his picks across the room from the pressure. <text:s/>He retrieves it and tries again. <text:span text:style-name="T520">[10+ 6vs DC15 = 16. pass]</text:span>. This time it opens up. This clearly is the master bedroom. Across the walls are 9 friezes. They seem to be replications of the layers of the Nine Hells. <text:s/><text:span text:style-name="T1034">Toward the west end of the room is the Cassalanter’s large 4-poster bed draped in deep red curtains and tipped with gold spires. <text:s/>Behind it is a door of ornate carving, made of special dark hardwood with a gold latch. <text:s/>Taking the time to look around, a gold lockbox is revealed to be hiding under the bed. <text:s text:c="2"/>“Go block the other door” Gak tells Jao. “We don’t want any interuptions. Jao puts a piton under both the doors to hide the mess and double the effort needed to interrupt. <text:s/>He comes back and says “stand back, this might be rigged”. <text:s/>Shump and Gak give him space. </text:span><text:span text:style-name="T581">[15+vs DC14. Pass. Roll poison save. 20 vs DC13. Pass. </text:span><text:span text:style-name="T582">3+1+5+9=18*.5=9dmg. Jao 23hp-9=14hp.]</text:span><text:span text:style-name="T1035">. <text:s/>The top pops off and releases a gas, leaving Jao choking on the floor. <text:s/>After a moment, he says “We have bought some time. They’ll be eating. By the time children notice the nanny we could be long gone. Let’s rest a short while”. <text:s/>Gak nods. “It’s not wise but at this point if there are any more surprises like this, we won’t make it out anyhow.”. Shump nods, taking a position near the main entry. Gak and Jao recline against the bed. </text:span><text:span text:style-name="T1037">They discuss how they’re going to find a more subtle way out after finding some sort of pretext for attacking Victoro. <text:s/>They realize that they lack proof and he can have them arrested for burglary or assault with a death penalty. This would make for a very bad situation in light of how they already have a prior incident with a different house(Gralhund).</text:span></text:p>
      <text:p text:style-name="P358"/>
      <text:p text:style-name="P844">[short rest. <text:span text:style-name="T1036">Gak uses 2 of 5d8 = 3+5=8+9hp = 17hp Gak. Gak has his spell slots restored. Shump 2 of 5d10 = 3+7=10 +28=38hp. Jao uses 2d8 = 3+3=6+14=20hp</text:span></text:p>
      <text:p text:style-name="P845">Restated health: Gak(17hp),Shump(38hp),Jao(20hp).]<text:span text:style-name="T2">.</text:span></text:p>
      <text:p text:style-name="P375"/>
      <text:p text:style-name="P845"><text:soft-page-break/><text:span text:style-name="T2">Although an hour has gone by, nobody has noticed or raised the alarm in that time. It seems like the Cassalanters are either eating or preoccupied. Gak and Jao take another peek inside the box. Two sets of Asmodeun cultist regalia sit in the box. <text:s/>“Aha! They </text:span><text:span text:style-name="T763">are</text:span><text:span text:style-name="T2"> cultists. I knew it!”. </text:span><text:span text:style-name="T172">Robes, golden masks, and golden sacrificial daggers with blood over them sit in the box. “We’ll leave this here incase we need a bargaining chip”. <text:s/>Gak says. <text:s/>“Are you sure?” Jao asks him. Gak shoots him a look “If you touch them, you might be stuck with them. Do you want the authorities to believe that </text:span><text:span text:style-name="T765">we</text:span><text:span text:style-name="T172"> are the cultists because of your greed?”</text:span></text:p>
      <text:p text:style-name="P376"/>
      <text:p text:style-name="P846"><text:span text:style-name="T2">He gets up, makes his way over, and points to the golden latch. “Get picking”. Jao comes over and attempts to open the door. </text:span>[11 vs DC15. Fail]<text:span text:style-name="T2">. It doesn’t unlock. Gak listens for commotion on the other side. </text:span>[DC10 perception: 16. pass]<text:span text:style-name="T2">. “Nobody is inside.” </text:span>[2+6=8.fail].<text:span text:style-name="T2"> Again, the lock doesn’t come unstuck. “Third time’s the charm” Jao says with a weak smile. </text:span>[5+6=11.fail]<text:span text:style-name="T2">. <text:s/>Getting impatient, Shump walks over and slams the door as hard as he can. </text:span>[str athletics check vs DC20= 4+4+3=11. Fail]. <text:s/><text:span text:style-name="T2">He lets out a sigh and tries again. </text:span>[5+4+3=12].<text:span text:style-name="T2"> “If he got three, I get three..” Shump grumbles </text:span>[10+7=17 vs 20. fail]<text:span text:style-name="T2">. <text:s/>Jao tries to pick the lock again “maybe you loosened it some?” </text:span>[nat 20 vs 15..pass]<text:span text:style-name="T2">. The lock falls open and they </text:span><text:span text:style-name="T173">quickly and Shump smiles. “Perhaps so.”. The door opens to a private study room. The walls are lined with bookshelves packed with thick tomes. <text:s/>A grimoire with a red leather cover sits on a desk carved from dark oak wood. A ladder on the far west side leads up, while the desk is more easterly. <text:s/>Gak uses Detect Magic, noticing a spellbook in magical shaped light. <text:s/>A thorough search reveals poison in 10 vials. There is also an ornate golden candlestick, a golden inkwell, and a feathered quill pen. <text:s/>There is a wax seal </text:span><text:span text:style-name="T174">of the Casselanter crest, as well as the spellbook. Gak pockets the seal and the spellbook, while handing the poison vials over to Jao. <text:s/>Shump on the other hand is having a staring contest with the disgusting looking grimoire. “You think it’s someone’s face?” He asks. <text:s/>He flips through but nothing happens. “Nothing is written on it…”. Gak comes over to give it a look. “You’re right...there must be some sort of trick to it.” He takes it and drops it next to the golden chest on the bed with the cultist gear then comes back into the room. <text:s/>“Shall we go up and see if we can make our escape? We have evidence plenty, we just need some sort of way to tie it together and that will take some time to think.”</text:span></text:p>
      <text:p text:style-name="P847"><text:span text:style-name="T2">Shump begins to climb up the ladder, opening the trapdoor. <text:s/>The smell of sulfur filters into the study and he gags a bit. “It smells up here”. He walks inside </text:span><text:span text:style-name="T175">at the ready, seeing nothing in the darkness except a thin beam through a shuttered window. “We have a window here Gak. Would that work?”</text:span></text:p>
      <text:p text:style-name="P377"/>
      <text:p text:style-name="P848"><text:span text:style-name="T2">Gak climbs up “Peeeeeeyu...Did you fart?”. <text:s/>“Yes, yes this is perfect” he says as he looks at the window. <text:s/>Jao comes up to join them, unfazed by the smell. <text:s/>“We should be careful….Something may dwell here..” (Jao). <text:s/>The attic landing they climbed into has soundproofing, reducing the amount of noise. </text:span><text:span text:style-name="T176">Staring at them is a door. “Shump stand next to me and be ready when the door opens. Gak be at the window if we should need to kick through it in a hurry.” Jao declares as he begins tooling on the lock. </text:span><text:span text:style-name="T1038">[2. fail].[16 vs DC15. Pass]</text:span><text:span text:style-name="T176">. On his retry, the lock comes unlocked. They’re greeted with a wave of incoherent howling, as if opening the door broken down a dam that had been holding back a madman’s screams. “</text:span><text:span text:style-name="T177">ARGGGGGGGGGGGGGGGHG” is the only thing that can be heard. At the middle of the room is a chain devil, a man indescribably half man half pile of chains and links. <text:s/></text:span><text:span text:style-name="T178">Around him is a 10ft diameter pentagram, burnt into the wood of the floor. <text:s/>His chains are wrapped around beams and timbers in the room,but, he seems unable to move or manipulate them. <text:s/>Neither does it seem like he’s able to harm the building.</text:span></text:p>
      <text:p text:style-name="P378"/>
      <text:p text:style-name="P848"><text:span text:style-name="T178">--</text:span><text:span text:style-name="T179">Free me……..eeeeeeeeeeeee……...-- the three of them hear in their heads. <text:s/>--Free..Me-- and then the howling and yelling continues. ARRRRRRRRRRRRRGH AHHHHHHHHHHHHHHH</text:span></text:p>
      <text:p text:style-name="P379"/>
      <text:p text:style-name="P849"><text:span text:style-name="T2">Rendered speechless, the confounded gang step back to the doorway. <text:s/>“Let’s not.” Jao ultimately pleads, breaking their silence, barely audible above the din of screams and howling. Two imps </text:span><text:soft-page-break/><text:span text:style-name="T2">approach the door, seeking to drive them away, </text:span><text:span text:style-name="T180">disguised as spiders.</text:span><text:span text:style-name="T2"> </text:span>[Initiative:Imp1(10+<text:span text:style-name="T1039">3=13</text:span>),Imp2(9+<text:span text:style-name="T1039">3=12</text:span>),Gak(16+<text:span text:style-name="T1039">1=17</text:span>),Shump(20+<text:span text:style-name="T1039">7=27</text:span>)Jao(2+<text:span text:style-name="T1039">3=5</text:span>)</text:p>
      <text:p text:style-name="P849">→ <text:span text:style-name="T1040">Shump(27),Gak(17),Imp1(13),Imp2(12),Jao(5)</text:span></text:p>
      <text:p text:style-name="P850">HP:Imp1(10hp),Imp2(10hp),Gak(17hp),Shump(38hp),Jao(20hp)]</text:p>
      <text:p text:style-name="P850">Round 1</text:p>
      <text:p text:style-name="P850"><text:span text:style-name="T2">Shump approaches one of the spiders and attacks it. </text:span>[1,15. autofail, hit on 2<text:span text:style-name="T794">nd</text:span>. 3+5=8dmg. Imp1 10-8=2hp.]<text:span text:style-name="T2">. After an embarrassing miss, the afterswing comes down on Imp1 and slices it very good. Gak takes aim at Imp2 from the doorway and blasts it </text:span>[14+7,2+7= 21,hit, 9,miss. <text:span text:style-name="T1041">3+4=7 dmg to Imp2. Imp2 3hp remaining]</text:span><text:span text:style-name="T181">. Imp2 goes flying across the room </text:span><text:span text:style-name="T1041">[Arcana check:19 vs DC15. Pass]</text:span><text:span text:style-name="T181">. Gak realizes that he’s freed the demon and starts to run for the </text:span><text:span text:style-name="T182">trap-</text:span><text:span text:style-name="T181">door. “Go go go”. Imp2’s flight path has taken it into the pentagram. The vague energies running through it fade and begin to disappear until finally, they’re gone. With a roar, the chain devil walks free. --MUST. KILL. MUST. BLOOD.DEATH.VENGEANCE-- rings loudly in the minds of all.</text:span></text:p>
      <text:p text:style-name="P851">[Initiative restatement: 17+2=19.</text:p>
      <text:p text:style-name="P851">Shump(27),Osvaldo(19),Gak(17),Imp1(13),Imp2(12),Jao(5)]</text:p>
      <text:p text:style-name="P359">Imp1 attempts to bite Shump<text:span text:style-name="T520">[3+5=8.Miss] </text:span>missing outright. Imp2 recovers and begins to make way to the door, making up for it’s flight path. Since it’s still in spider form, it landed 10 feet away on the floor. It enters Osvaldo’s reach. <text:s/>Jao runs out the door, around the corner, waiting for Shump to come out. <text:s/>He prepares a piton in one hand and a psyblade in the other.</text:p>
      <text:p text:style-name="P851">Round 2</text:p>
      <text:p text:style-name="P851">HP: Imp1(2hp),Imp2(3hp),Osvaldo(85),<text:span text:style-name="T1042">Gak(17hp),Shump(38hp),Jao(20hp)</text:span></text:p>
      <text:p text:style-name="P360">Shump swings his sword down on the imp again, <text:span text:style-name="T520">[13.</text:span><text:span text:style-name="T583">hit.9dmg. Imp1 dies]</text:span><text:span text:style-name="T1043">. He runs out the door rather than facing down the chain devil. <text:s/>Osvaldo attacks Imp2 swinging his chain at it. </text:span><text:span text:style-name="T583">[14+8</text:span><text:span text:style-name="T584">=22.hit. Imp2 dies]</text:span><text:span text:style-name="T1044">. Osvaldo the chain devil then chases toward the door. </text:span><text:span text:style-name="T1045">Gak blasts him twice in the face </text:span><text:span text:style-name="T585">[14+7,19+ 7vs AC16. Hit(21),hit(26). 4+5=9force dmg. 85-9=76hp for Osvaldo]</text:span><text:span text:style-name="T1045">. Osvaldo goes flying 20 feet backward, landing where he started. <text:s/>Shump backs </text:span><text:span text:style-name="T1046">away, taking a flanking position to the door. Jao shuts it, sticking a piton underneath. </text:span><text:span text:style-name="T1047">Jao then walks to the window. “Aren’t we going out this way?”. <text:s/></text:span></text:p>
      <text:p text:style-name="P857">Round 3</text:p>
      <text:p text:style-name="P857">HP:Shump(38hp),Osvaldo(76hp),Gak(17hp),Jao(20hp)</text:p>
      <text:p text:style-name="P360"><text:span text:style-name="T1046"><text:s/></text:span><text:span text:style-name="T1048">Shump pushes against the door “It won’t be long before it gets through. Either we go back the way we came or we take the window. How we survive I don’t know”. Osvaldo begins to slam on the door. </text:span><text:span text:style-name="T586">[13+8,6+8=21,14. vs AC15 of door. 1 Hit. 3+4+4=11dmg. Door 27hp – 11 = 16hp. ]</text:span><text:span text:style-name="T1048"> It begins to crack from the impact. Gak casts fly on Shump </text:span><text:span text:style-name="T1049">(1 of 2 slots). “Now you can fly when you choose.”. Jao tries to smash the window </text:span><text:span text:style-name="T587">[19+ vs DC 13. Hit. ], </text:span><text:span text:style-name="T1049">creating an audible crack sound from outside. In the room the sound is still somewhat absorbed. </text:span><text:span text:style-name="T1050">He jumps out and floats down to the second floor, on the balcony just near the stairs. </text:span></text:p>
      <text:p text:style-name="P360"/>
      <text:p text:style-name="P852">Round 4</text:p>
      <text:p text:style-name="P852"><text:span text:style-name="T2">Shump walks over to the window and jumps, finding himself flying in the air. Osvaldo meanwhile slams the door again. </text:span>[1.crit miss. The hit bounces off the door and hits him for 4 dmg. Osvaldo (76-4=72hp)]. <text:s/><text:span text:style-name="T2">He tries again</text:span>[2+8=10.miss]<text:span text:style-name="T2"> but fails to get through the door. Gak activates his wings and jumps from the window, taking lead in the darkness and flying up while signaling to Shump. Jao hides </text:span>[stealth check: 11+ 6 vs DC10]<text:span text:style-name="T2">, taking cover in the shadows of the balcony. The guards that were circling the garden have gathered and are looking upward at the window, squinting and pointing. </text:span><text:span text:style-name="T1051">[enter guards 1 – 6]</text:span></text:p>
      <text:p text:style-name="P853">[guard inits: G1(14+1=15),G2(11+1=12),G3(11+1=12),G4(12+1=13),G5(5+1=6),G6(16+1=17)]</text:p>
      <text:p text:style-name="P853">[init restatement: <text:span text:style-name="T1041">Shump(27),Osvaldo(19),Gak(17),</text:span>Guard6(17),Guard1(15),Guard4(13),Guard3(12),Guard2(12),Guard5(6),<text:span text:style-name="T1041">Jao(5)</text:span>]</text:p>
      <text:p text:style-name="P380"/>
      <text:p text:style-name="P380"/>
      <text:p text:style-name="P853"><text:soft-page-break/>Round 5</text:p>
      <text:p text:style-name="P361">Shump flies upward aft<text:span text:style-name="T1052">er Gak’s lead. They’re just out of sight of whatever low light is emitted under the Stone’s suppression. <text:s/>They make their way south to just over where the wall would be. <text:s/>Osvaldo smashes on the door again.</text:span><text:span text:style-name="T588">[8+8=16,8+8=16. Hit. 11+11 = 22dmg. Door destroyed]</text:span><text:span text:style-name="T1052">. The chains get through, and he throws the pieces aside before walking to the window and letting out a roar that can be heard throughout the villa. <text:s/>Panicked voices can be heard yelling to one another to call the watch. Five of the guards in the garden point their spears and gather around where they think it will descend. <text:s/></text:span><text:span text:style-name="T1053">A single lone guard runs inside the house to sound the alarm.</text:span></text:p>
      <text:p text:style-name="P361"/>
      <text:p text:style-name="P362">From Blaze and Darv’s perspective, the last boring hour and a half or so have been uneventful. They sit on the curb, playing with mage hand cantrips, competing for who can do the more impressive feat with it. <text:s/>A guard from inside the house comes running suddenly outside, opening the gate and grabbing the other 2 guards. He has 2 more behind him. “Something is happening, there is some sort of monster on the top floor!”. Another guard can be seen running down the block to the corner watch station frantically explaining. <text:s/>He goes running to the main gate “there is a monster! I’ve summoned the City Watch. Leave the gates open and come with me!”</text:p>
      <text:p text:style-name="P362"/>
      <text:p text:style-name="P362">Blaze turns and yells after them “Hey, what about us?” but they ignore him and go inside the house. A commotion can be heard over the walls. At that moment Shump and Gak land nearby. <text:s/>--<text:span text:style-name="T1054">Jao’s still there, we need to support his escape--. </text:span></text:p>
      <text:p text:style-name="P854">Aftermath</text:p>
      <text:p text:style-name="P363">In the yard, the chained devil begins wreaking havoc. It destroys the bushes and carefully arranged shrubwork while glancing off spear thrusts. When the destruction seems satisfactory, it sends out a roar before slicing 2 guards in half with the chains.</text:p>
      <text:p text:style-name="P363"/>
      <text:p text:style-name="P363">By this time, a whole regiment of <text:span text:style-name="T1055">City Watch shows up. </text:span><text:span text:style-name="T1056">The capt</text:span><text:span text:style-name="T1057">ain leading the way points inside “there is some sort of monster in the courtyard. I want 5 of you in this area making a perimeter and the rest of you inside with me.”</text:span></text:p>
      <text:p text:style-name="P363"/>
      <text:p text:style-name="P364">He marches over to the Gang. “You there. What’s your involvement in this matter?”</text:p>
      <text:p text:style-name="P364">Gak steps forward. “Gak Maktok. I was inside with my body guard, on business with the Lord of the estate. The rest were waiting for us here.”</text:p>
      <text:p text:style-name="P364"/>
      <text:p text:style-name="P364">“<text:span text:style-name="T1058">Did you see the monster?” the Watch Captain asks “Did you manage to notice what it was or how it got there?”</text:span></text:p>
      <text:p text:style-name="P364"/>
      <text:p text:style-name="P364">“<text:span text:style-name="T1059">I spoke briefly to the chef after we left, then hit the privvy. While I was there, I could hear the panic and I got out as fast as I could. </text:span><text:span text:style-name="T589">[part lie part truth. Roll persuasion vs DC 13: </text:span><text:span text:style-name="T590">19+.pass.]</text:span></text:p>
      <text:p text:style-name="P402"/>
      <text:p text:style-name="P858">[XP summary: <text:s/>starting from <text:line-break/>Gak:<text:span text:style-name="T1060">13+13+2950+250+100+225+225+66+66= 3908</text:span></text:p>
      <text:p text:style-name="P858">Shump:<text:span text:style-name="T1061">225+225+66+66= 582</text:span></text:p>
      <text:p text:style-name="P858">Jao:<text:span text:style-name="T1061">100+13+13+2950+100+225+225+50+100+66+66 = 3908</text:span></text:p>
      <text:p text:style-name="P858">Blaze:<text:span text:style-name="T1061">0xp difference</text:span></text:p>
      <text:p text:style-name="P858">Darv: <text:span text:style-name="T1060">100xp =+100xp</text:span></text:p>
      <text:p text:style-name="P858">---------</text:p>
      <text:p text:style-name="P859">Gak:6500+3908=10408</text:p>
      <text:p text:style-name="P859">Shump= 7082</text:p>
      <text:p text:style-name="P859">Jao: 10408</text:p>
      <text:p text:style-name="P859">Blaze:6500</text:p>
      <text:p text:style-name="P859">Darv:6600</text:p>
      <text:p text:style-name="P859">XP Summary]</text:p>
      <text:p text:style-name="P381"><text:soft-page-break/>“Do you need assistance?” Gak asks the Captain “We can offer you magical assistance if you’d like”</text:p>
      <text:p text:style-name="P381">The Captain considers, nods, and gestures “follow me”. <text:s/>“We’re going to the yard..something big is there”.</text:p>
      <text:p text:style-name="P381"/>
      <text:p text:style-name="P381">The Gang follow to the yard where several young guardsmen lie dead at the feet of Osvaldo, a chain devil. <text:s/>Two guards are left cut in half while the rest are dead but not nearly as graphically. <text:s text:c="2"/><text:span text:style-name="T591">[41d6 Init...26 survive + 5 party. <text:s/>10 have died.]</text:span></text:p>
      <text:p text:style-name="P382">Ten more guards die trying to engage the chain devil. </text:p>
      <text:p text:style-name="P860">[Init:</text:p>
      <text:p text:style-name="P860">Guards:Guard1(17+<text:span text:style-name="T1062">1=18</text:span>),Guard2(19+<text:span text:style-name="T1062">1=20</text:span>),Guard3(11+<text:span text:style-name="T1062">1=12</text:span>),Guard4(15+<text:span text:style-name="T1062">16</text:span>),Guard5(11+<text:span text:style-name="T1062">1=12</text:span>),Guard6(18+<text:span text:style-name="T1062">1=19</text:span>),Guard7(17+)<text:span text:style-name="T1062">1=18</text:span>,Guard8(13+),Guard9(11+),Guard10(18+),Guard11(18+),Guard12(20+)X,Guard13(19+)X,Guard14(10+),Guard13(11+),Guard14(13+),Guard(17+),Guard(17+),Guard(16+),Guard(10+),Guard(10+),Guard(19+),Gak(11+),Shump(18+),Jao(1+),Blaze(9+),Darv(11+)</text:p>
      <text:p text:style-name="P860">Restated:Guard12(20+),Guard13(19+),Guard10(18+),Guard11(18+)]</text:p>
      <text:p text:style-name="P403"/>
      <text:p text:style-name="P404">Osvaldo attacks *2 = 12,7 = 12+8 and 7+8 = 20,15, = hit, = dead</text:p>
      <text:p text:style-name="P404"/>
      <text:p text:style-name="P404">2 guards dead</text:p>
      <text:p text:style-name="P405">35 – 2 = 33 – 2 = 31 guards left</text:p>
      <text:p text:style-name="P861"><text:span text:style-name="T2">Nobody can seem to harm him. </text:span>[Shump(18+),Gak(11+),Jao(1+),Blaze(9+),Darv(11+)]</text:p>
      <text:p text:style-name="P383">[Osvaldo 12+8=20.hit.dead. 7+8=15.hit.dead. 29 guards left]</text:p>
      <text:p text:style-name="P862">[Party:Gak(5+<text:span text:style-name="T1063">1=6</text:span>),Shump(13+7=20),Jao(4+<text:span text:style-name="T1063">3=7</text:span>),Blaze(17+<text:span text:style-name="T1063">1=18</text:span>),Darv(16+0<text:span text:style-name="T1063">)</text:span>]</text:p>
      <text:p text:style-name="P384">[Osvaldo: 10,14. 2 more guardskilled. 27 left]</text:p>
      <text:p text:style-name="P384">Shump(<text:span text:style-name="T1064">2,17)= hit= 8+2=10,17+8=25.hit. 5Dmg. Osvaldo 85-5=80hp]</text:span></text:p>
      <text:p text:style-name="P384">Gak: Attack with eldritch blast: 8,19. 8+7=15 vs AC16. Miss. 19+7=hit. 9Dmg. <text:span text:style-name="T1064">80-9=71hp.</text:span></text:p>
      <text:p text:style-name="P385">Jao: throw psi daggers * 2 = miss,miss.</text:p>
      <text:p text:style-name="P385">Blaze: Fire bolt. 14+9 = 23. Hit. 6+7=13. = Osvaldo 71-13= 58.</text:p>
      <text:p text:style-name="P385">Darv: Mind sliver: <text:span text:style-name="T520">[Osvaldo vs DC:15. 7.fail.1 dmg. = 57hp,-1d4 to next save]</text:span></text:p>
      <text:p text:style-name="P385"/>
      <text:p text:style-name="P863">Round 2 vs Osvaldo. 29 guards left][29*16AC (+1)=8 guards hit. <text:s/></text:p>
      <text:p text:style-name="P863"><text:span text:style-name="T2">= 8d8 +8 dmg = </text:span><text:span text:style-name="T183">8+4+8+3+1+1+3+8 = 37dmg.</text:span></text:p>
      <text:p text:style-name="P406">Osvaldo = 58 since none are non-regular weapons.</text:p>
      <text:p text:style-name="P406">Osvalo = 4+8=12,8+8=16===guard dies. 26 left] </text:p>
      <text:p text:style-name="P864">Round 3 vs Osvaldo </text:p>
      <text:p text:style-name="P864">Shump(20),Blaze(17),(Darv(16),(Jao(7)),Blaze(18)</text:p>
      <text:p text:style-name="P865">Shump:8+8=16,10+=8=18, vs AC 16 = 6+3+5+5=18dmg = 40hp Osvaldo</text:p>
      <text:p text:style-name="P865">Blaze: firebolt on Osvaldo 23+9 = 24.hit. = 3+5=8 dmg. = 32hp Osvaldo</text:p>
      <text:p text:style-name="P865">Darv: mindsliver on Osvalo 13+7= hit. 6 dmg = 26hp Osvaldo</text:p>
      <text:p text:style-name="P865"/>
      <text:p text:style-name="P865">Round 3</text:p>
      <text:p text:style-name="P407"/>
      <text:p text:style-name="P407">4,7 = no hits.</text:p>
      <text:p text:style-name="P407"/>
      <text:p text:style-name="P865">11+7=18,4+7=miss. 1 hit. 1D8+ = 4+5=9dmg 17hp Osvaldo</text:p>
      <text:p text:style-name="P865">Blaze firebolts again: 1. crit miss.</text:p>
      <text:p text:style-name="P865">Darv.: 6+7=13=miss.</text:p>
      <text:p text:style-name="P865"/>
      <text:p text:style-name="P865">Round 4</text:p>
      <text:p text:style-name="P865">5,3 = miss</text:p>
      <text:p text:style-name="P865">Shump 10+8=18, 19+8=27</text:p>
      <text:p text:style-name="P866"><text:soft-page-break/>Shump 10+19+8=37dmg. Osvaldo dies in a puddle of shit and disgusting goo. “MAAAAAAAAAAAAAAAAAAAAMAAAAAAAAAAAAAAAAAAAAAAAAAAAAA”</text:p>
      <text:p text:style-name="P408"/>
      <text:p text:style-name="P409">The guards then secure the compound. </text:p>
      <text:p text:style-name="P867"><text:span text:style-name="T2">At the end of the long battle guards finds Mr. Cassalanter locked in his office. However, their story for why the devil is there doesn’t add up. <text:s/>They claim Gak summoned one but they have no testimony toward it outsie of Victoro. Additionally, Larael knows and has asked for proof = advantage. <text:s/></text:span>[roll:18. Pass]<text:span text:style-name="T2"> At the end, the Cassalanters charge Gak and gang with breaking and entering. Witness testimony however works against them </text:span><text:span text:style-name="T184">because of the chef.</text:span></text:p>
      <text:p text:style-name="P866">6 * 20 + persuasion vs guards DC 15: 19,3,7,14,15,7 = pass]</text:p>
      <text:p text:style-name="P408"/>
      <text:p text:style-name="P408"/>
      <text:p text:style-name="P868">[exp 650 + xp = Gak:11058. Shump = 7732xp. Jao:11058. Blaze: 7150, Darv – 6600+65=7150xp.]</text:p>
      <text:p text:style-name="P410"/>
      <text:p text:style-name="P868">Everyone goes home with promise notes saying to testify in court. At the manor, everyone heels to full hp. A day later the notes arrive. In court, the Cassalanters claim that Gak+co. Summoned demons. (disdvantage: 13 vs DC10. Yes.) Gak in turn asserted the Cassalanters chased them + called Larael to advise(+6) = 12+6=18. Pass]</text:p>
      <text:p text:style-name="P410"/>
      <text:p text:style-name="P868"><text:span text:style-name="T2">Gak’s gang is found to be innocent as further investigations yield the demonic activities of the Cassalanters. Both of them are jailed. Their children turn into lemures. </text:span>[They attempt to use influence ( 7 vs DC15.fail). And end up in jail.]</text:p>
      <text:p text:style-name="P410"/>
      <text:p text:style-name="P868"><text:span text:style-name="T2">All of the party end up at the Manor to rest. The Cassalanters become a banned house and their children are dispatched by the guards </text:span><text:span text:style-name="T185">when they turn into lemures.</text:span><text:span text:style-name="T2">. Last known, they are in the prison of Waterde</text:span><text:span text:style-name="T185">e</text:span><text:span text:style-name="T2">p. </text:span><text:span text:style-name="T186">The stone of golorr mysteriously disappears from Gak, but, he doesn’t recall ever possessing it or what it is.</text:span></text:p>
      <text:p text:style-name="P410"><text:s/></text:p>
      <text:p text:style-name="P869"><text:span text:style-name="T2">+2500xp to everyone. +3000gp credit added to what exists from the hoard</text:span><text:span text:style-name="T186">(1.5k = 4.5k gp to spend).</text:span></text:p>
      <text:p text:style-name="P869"><text:span text:style-name="T2">Gak: 11058+2500 =</text:span><text:span text:style-name="T186">13558</text:span></text:p>
      <text:p text:style-name="P869"><text:span text:style-name="T2">Shump:7732+2500 =</text:span><text:span text:style-name="T186">10232</text:span></text:p>
      <text:p text:style-name="P869"><text:span text:style-name="T2">Jao:</text:span><text:span text:style-name="T186">11058+2500= 13558</text:span></text:p>
      <text:p text:style-name="P411">Blaze:7150 + 2500=9650</text:p>
      <text:p text:style-name="P411">Darv:7150+2500= 9650</text:p>
      <text:p text:style-name="P410"/>
      <text:p text:style-name="P870"><text:span text:style-name="T2">Gak picks up Slippers of Spider Climbing (400gp) </text:span><text:span text:style-name="T187">and Cloak of Displacement(550gp). </text:span><text:span text:style-name="T188">Jao gets boots of elvenkind and cloak of elven kind(200gp + 2000gp=2200gp).3150 so far. </text:span><text:span text:style-name="T189">1350 left. Eversmoking Bottle(250gp) for Jao = 1100gp left. <text:s/>Goggles of night for Darv (1100gp). </text:span></text:p>
      <text:p text:style-name="P412"/>
      <text:p text:style-name="P412">------------</text:p>
      <text:p text:style-name="P871">New campaign adventure: Hoard of the Dragon Queen/Tyranny of Dragons</text:p>
      <text:p text:style-name="P872">Changes: No mention of dragons in DH. Which there wasn’t really. <text:span text:style-name="T1065">Nevermeber fled the city after the embezzlement and is therefore not on the council. Laeral is already Open Lord. </text:span></text:p>
      <text:p text:style-name="P873">Entering “half way through” <text:span text:style-name="T1066">means starting chapter 5: Construction Ahead (pg 39).</text:span></text:p>
      <text:p text:style-name="P873"/>
      <text:p text:style-name="P386">After the dramatic events of the Cassalanter Villa, the fame and infamy of the Gak Gang of Trollskull Manor grew too big to be ignored. Although on good terms with the guard and the Open Lady, it was not without resistance from various nobles allied or preferring the Cassalanters. In an effort to make things work out, the Gang take up employment for a caravan from Waterdeep toward Neverwinter. <text:s/>Rumor has it things have been dangerous and interesting, leading Gak to arrange with Ardred Briferhew of the High Road Charter Company. <text:s/>There are 6 supply wagons and 12 total <text:soft-page-break/>escorts (Gang + Jamna Gleamsilver, a female gnome of less than reputable personality <text:span text:style-name="T1067">who works for the Zhentarim</text:span>) <text:span text:style-name="T1067">and 24 workers making their shift north to replace those coming back for a break or who quit/died. </text:span></text:p>
      <text:p text:style-name="P386"/>
      <text:p text:style-name="P387">The road moves on before them.</text:p>
      <text:p text:style-name="P387">Day 1: encounter roll 12. No encounter.</text:p>
      <text:p text:style-name="P387">Day 2:encounter roll 6. No encounter.</text:p>
      <text:p text:style-name="P387">Day 3:encounter roll 1. No encounter.</text:p>
      <text:p text:style-name="P387">Day 4:encounter roll5. No encounter</text:p>
      <text:p text:style-name="P387">Day 5:encounter roll 4. No encounter</text:p>
      <text:p text:style-name="P387">Day 6:encounter roll 10.No encounter</text:p>
      <text:p text:style-name="P387">Day 7:encounter roll 18.</text:p>
      <text:p text:style-name="P387"/>
      <text:p text:style-name="P387">Two ogres attack the caravan. </text:p>
      <text:p text:style-name="P874">[Init: <text:span text:style-name="T1068">Ogre1(17-1=16),Ogre2(3-1=2),Gak(15+ 1=16),Shump(17+7=24),Jao(5+3 =8 ),Blaze(6+1 = 7), Darv (11 )</text:span></text:p>
      <text:p text:style-name="P875">Restated in order: Shump(24),Ogre1(16),Gak(16),Darv(11),Jao(8),Blaze(7),Ogre2(2)</text:p>
      <text:p text:style-name="P875"/>
      <text:p text:style-name="P875">Round 1:</text:p>
      <text:p text:style-name="P875"><text:span text:style-name="T2">Shump goes in for the attack</text:span>(2 +8 , 10+8=10,18. Hit on 2<text:span text:style-name="T794">nd</text:span>. = 2(d8)+5= 7dmg. Ogre1 takes 7dmg. 59-7=52hp Ogre1.]<text:span text:style-name="T2">. The ogre in turn takes a swing at him with it’s great club </text:span>(20+6.crit hit. 6+2+1+3=12+4 = 16dmg. Shump 50-16=34hp],.<text:span text:style-name="T2"> It hits and smashes him square in the side, leaving him feeling significantly worse for wear. <text:s/>Gak takes aim at Ogre2 with eldritch blast hoping to keep it out of the fight. </text:span>[<text:span text:style-name="T1069">2</text:span> <text:span text:style-name="T1069">+ 7 = 9. Miss. 10+7. Hit. 3+3=6dmg Ogre2.] </text:span><text:span text:style-name="T190">One of the blasts misses while the other impacts sending Ogre2 flying 10 feet back. Darv casts mindsliver on Ogre1 hoping to assist Shump. </text:span><text:span text:style-name="T1069">[14-3 vs DC15=11 vs 15. fail. 4+4=8dmg and -4 to saves for round. Ogre1 has 52-8=44hp]</text:span><text:span text:style-name="T190">.</text:span><text:span text:style-name="T191">Jao prepares his psy blades and throws both at Ogre1.</text:span><text:span text:style-name="T1070">[1.instafail.]</text:span><text:span text:style-name="T191">. The first misses and fades away into nothingness. </text:span><text:span text:style-name="T1070">[6+6. Hit. 1+3=4dmg. Ogre1 44-4=40hp]. </text:span><text:span text:style-name="T192">The second impacts. Blaze launches a firebolt at Ogre2. </text:span><text:span text:style-name="T1071">[5+9=14. hit. 2+1=3 firedmg. Ogre2 50hp left]</text:span><text:span text:style-name="T192">. The bolt connects and hits, burning it. <text:s/>Ogre2 makes it’s way over to attack Blaze. </text:span><text:span text:style-name="T1071">[12+6=18. vs ac15.hit. 4+6+4=14dmg. <text:s/>Blaze 36hp-14=22hp.].</text:span><text:span text:style-name="T192"> It clobbers him with the club. </text:span></text:p>
      <text:p text:style-name="P413"/>
      <text:p text:style-name="P876">Round 2:</text:p>
      <text:p text:style-name="P876">HP restatement:Ogre1(40hp),Ogre2(50hp),Gak(full),Shump(34hp),Jao(full),Blaze(22hp),Darv(full).</text:p>
      <text:p text:style-name="P876"><text:span text:style-name="T2">Shump retaliates on the ogre.</text:span>[13+8,15+8. Both hit. 8+2+10=20dmg Ogre1. 40-20=20hp.]<text:span text:style-name="T2">. Ogre1 swings back </text:span>[9+6=15 vs 18. miss.]<text:span text:style-name="T2"> but the blow goes over Shump’s head. <text:s/>Gak blasts Ogre2 again hoping to give some distance to Blaze. </text:span>[13+7,16+7. Both hit. <text:span text:style-name="T1072">4+10+3+3=20dmg. Ogre2 50-20=30hp.] </text:span><text:span text:style-name="T193">Darv casts again. [</text:span><text:span text:style-name="T1072">19-3 =16 vs DC15. Pass. Nothing happens.]</text:span><text:span text:style-name="T193">. Jao continues lobbing his psy blades at Ogre1.</text:span><text:span text:style-name="T1072">[19,16. Both hit. 3+3=6 dmg. 1+3=4. 10dmg total. <text:s/>Ogre1 20-10=10hp.]</text:span><text:span text:style-name="T193">. Blaze backs off from the ogre, hoping to get away from it before it’s too late for him. When he can’t possibly get any further, he unleashes a firebolt but it fails in a puff. He’s 50 feet from the ogre. It makes it’s way toward him, to 10 feet separating them.</text:span></text:p>
      <text:p text:style-name="P414"/>
      <text:p text:style-name="P877">Round 3:</text:p>
      <text:p text:style-name="P877">HP restatement: Ogre1(10hp),Ogre2(30hp), Gak(full),Shump(34hp),Jao(full),Blaze(22hp),Darv(full)</text:p>
      <text:p text:style-name="P415"/>
      <text:p text:style-name="P877"><text:span text:style-name="T2">Shump continues his furious attack. </text:span>[6+8,6+8= 14,14. Both hit. 8+5 + 4+5 = 22dmg. Ogre1 dies.]<text:span text:style-name="T2">. With a clean slice the longsword goes right through Ogre1’s neck, dropping it. He then races over to Blaze to save him(distance of 50 feet – 30ft = 20ft left). Gak blasts Ogre2 to keep it at </text:span><text:soft-page-break/><text:span text:style-name="T2">bay</text:span>[19+7,7+7. Both hit. 6+9+3+3 = 21dmg. Ogre2 is moved 20 feet backward (now 30ft from Blaze) and has 30-21=9hp.<text:span text:style-name="T1073">]</text:span><text:span text:style-name="T194">. The ogre moves 20 feet back.Darv casts mindsliver again toward it.</text:span><text:span text:style-name="T1073">[2-3 = fail vs DC15. 4+4 = 8dmg and -3 to saves. Ogre2 has 1hp left]</text:span><text:span text:style-name="T194">. It grasps it’s head in pain and stops moving toward Blaze. Jao lobs his psyblades. </text:span><text:span text:style-name="T1073">[18,20. Dead.]</text:span><text:span text:style-name="T194">. The ogre drops without a sound and everyone checks up on the caravan. </text:span></text:p>
      <text:p text:style-name="P416"/>
      <text:p text:style-name="P878">Battle over. 1D4-2 npc are killed elsewhere. <text:s/>== 2-2...0 deaths..Everyone heals up. <text:span text:style-name="T1074">2*450=900/5 = 180xp each.]</text:span></text:p>
      <text:p text:style-name="P417"/>
      <text:p text:style-name="P417">Day 8: encounter roll 16+2 = 18. Two more ogres appear and attack.</text:p>
      <text:p text:style-name="P417"/>
      <text:p text:style-name="P878">[Day 8 Battle Init: Ogre1(18-1=17),Ogre2(20-1=19),Gak(19+1=20), Shump(1+7=8),Jao(16+3=19),Blaze(20+1=21),Darv(16)</text:p>
      <text:p text:style-name="P878">Restated: Blaze(21),Gak(20),Jao(19),Ogre2(19),Ogre1(17),Darv(16),Shump(8).</text:p>
      <text:p text:style-name="P878"/>
      <text:p text:style-name="P878">Round 1:</text:p>
      <text:p text:style-name="P878"><text:span text:style-name="T2">This time the caravan is attacked by 2 more ogres but Shump is slower to respond. <text:s/>Blaze catches sight of them as the ogres close in. </text:span><text:span text:style-name="T195">He attempts to cast sleep on them (8+6+3+5+5=27hp worth.). It’s unsuccessful however. Gak casts dissonant whispers on Ogre2.</text:span><text:span text:style-name="T1074">[ </text:span><text:span text:style-name="T1075">5-2vs DC15.fail. 1+3+3=7dmg Ogre2. 59-7=52hp]</text:span><text:span text:style-name="T196">. The ogre lets out a terrified grunt and runs off in the opposite direction leaving it’s friend behind. It’s now 2 rounds of movement away (~80ft). Jao hides, using his new gear to take advantage. </text:span><text:span text:style-name="T1075">[11 or 18..18. vs perception 8. pass. Jao is now hidden]</text:span><text:span text:style-name="T196">. He moves himself into position near Blaze. Ogre2 has used it’s round to move 40 of that 80ft away. Ogre1 continues forward with a yell, raising it’s club to engage as it crosses 40 feet and comes at Gak. <text:s/></text:span><text:span text:style-name="T1075">[19 or 15..disadvantage from displacer cloak. 15...+6..21. Hit. Gak takes 7+3+4=14dmg. 40-14 = 26hp].</text:span><text:span text:style-name="T196"> </text:span><text:span text:style-name="T197">Darv casts mind sliver to assist Gak. </text:span><text:span text:style-name="T1076">[15-3=12 vs DC15. Fail. 5+6=11 dmg and -3 to next saving roll. 48Hp left Ogre1].</text:span><text:span text:style-name="T197"> Shump comes up to defend Gak, rushing to his aid. </text:span><text:span text:style-name="T1076">[2+8,3+8= 10,11. + sup roll = 14,11. Both hit. 3 +5, 1+ 5= 14dmg. Ogre1 48-14 = 34hp]</text:span><text:span text:style-name="T197">.</text:span></text:p>
      <text:p text:style-name="P418"/>
      <text:p text:style-name="P879">Round 2:</text:p>
      <text:p text:style-name="P879">HP restatement: Ogre1(34hp),Ogre2(<text:span text:style-name="T1077">52h</text:span>p),Gak(26hp),everyone else full.</text:p>
      <text:p text:style-name="P419"/>
      <text:p text:style-name="P880"><text:span text:style-name="T2">Blaze casts a firey chromatic orb toward Ogre2 as it runs off.</text:span>[2+9, 3(wildmagic roll). Hit 11 vs AC11. 2+2+6 = 10 firedmg. Ogre2(52-10=42hp)].<text:span text:style-name="T2"> The burst of flame makes it angry and it turns and charges toward Blaze, turning around. It has 40ft to go. Gak blasts Ogre1 in the face.</text:span>[3.3+7,+7,fail vs AC11.]<text:span text:style-name="T2"> neither does anything to it.Jao tosses a psy blade toward Ogre1 </text:span>[12 or 14. 14 advantage of hidden. Hit. 2+3=5 psy dmg<text:span text:style-name="T1078">+9 sneak attack damage</text:span>. Ogre1 34hp-5=29hp-<text:span text:style-name="T1078">9=20hp</text:span>]<text:span text:style-name="T2">. He then goes back into hiding. </text:span><text:span text:style-name="T1078">[7 or 14. 14. vs 8. pass.]</text:span><text:span text:style-name="T198">. Ogre2 makes way from 80ft to 40ft distance as stated above. Ogre1 swings at Gak again. </text:span><text:span text:style-name="T1078">[6 or 4...4. miss]</text:span><text:span text:style-name="T198"> but misses as the displacement takes effect again. Darv blasts it again with mindsliver. </text:span><text:span text:style-name="T1078">[18-3=15.vs DC15. Pass].</text:span><text:span text:style-name="T198"> Nothing happens however. Shump attacks </text:span><text:span text:style-name="T1078">[11+8,1….. <text:s/>First hits 4+5=9dmg. 20-9=11hp Ogre1]</text:span></text:p>
      <text:p text:style-name="P420"/>
      <text:p text:style-name="P881">Round 3:</text:p>
      <text:p text:style-name="P881">HP restatement: Ogre1(11hp),Ogre2(42hp),Gak(26hp),<text:span text:style-name="T1079">Blaze(22hp)</text:span>rest full.</text:p>
      <text:p text:style-name="P421"/>
      <text:p text:style-name="P881"><text:span text:style-name="T2">Blaze casts another chromatic orb at Ogre2</text:span><text:span text:style-name="T1079">[9+9=18 vbs 11.hit . 1+6+2 = 9 firedmg. Ogre2 42-9=33hp]</text:span><text:span text:style-name="T199">. Gak blasts Ogre1 twice more. </text:span><text:span text:style-name="T1079">[18+7,8+7. both hit. 1+7+3+3=13 force dmg. Ogre1 dies and it’s corpse goes sailing through the air]</text:span><text:span text:style-name="T199">. The corpse of the ogre flies 20 feet back before landing with a thud. <text:s/>Jao takes aim at Ogre2 and tosses his psy knife at it. </text:span><text:span text:style-name="T1079">[18 or 12. 18. advantage. 2+2+5+4+3 = <text:s/>16dmg. Ogre2 33-16=17hp.]. </text:span><text:span text:style-name="T199">.He then hides with advantage </text:span><text:span text:style-name="T1079">[17 or 18. 18 vs active perception 12-3 = 9...pass]</text:span><text:span text:style-name="T199">. The ogre doesn’t seem to notice where he came from. Ogre2 now has cleared the distance to be in reach of Blaze. It raises up it’s club to smash him again. </text:span><text:span text:style-name="T1079">[7+6=13 vs </text:span><text:soft-page-break/><text:span text:style-name="T1079">15AC. Fail]</text:span><text:span text:style-name="T199">. The blow glances off his new elven chain, leaving him relatively intact. </text:span><text:span text:style-name="T200">Darv mind sliver’s it </text:span><text:span text:style-name="T1080">[15-3=12 vs DC15. Fail. 6+2=8 psy dmg. 17-8 = 9hp left Ogre2. -2 to saves this next turn]</text:span><text:span text:style-name="T200">. Shump runs back toward the kid with his sword raised. </text:span></text:p>
      <text:p text:style-name="P389"/>
      <text:p text:style-name="P882">Round 4</text:p>
      <text:p text:style-name="P882">HP restatement: Ogre2(9hp),Gak(26hp),Blaze(22hp),rest full</text:p>
      <text:p text:style-name="P388"/>
      <text:p text:style-name="P882"><text:span text:style-name="T2">Blaze firebolts it in the face hoping to take it down. </text:span>[13+. hit. 10+6 = 16fire dmg. Ogre2 dies]</text:p>
      <text:p text:style-name="P388"/>
      <text:p text:style-name="P882">Encounter over. 1D4-2 = 1-2 = 0 NPCs died. Everyone heals up. +900/5= +180xp to everyone.</text:p>
      <text:p text:style-name="P882"/>
      <text:p text:style-name="P388">Day 9: Encounter roll 20 +2 = 12 bullywugs attack.</text:p>
      <text:p text:style-name="P390">The road narrows through a watery swampy stretch. Up ahead are 4 bullywugs with spears aimed forward. One of them puts a hand up, <text:span text:style-name="T1081">signaling to stop. “PAY” It says in heavily croak accented common.</text:span></text:p>
      <text:p text:style-name="P883">[passive perception of party vs stealth checks of 8 more bullywugs.</text:p>
      <text:p text:style-name="P883">Party:Gak(<text:span text:style-name="T1081">12</text:span>),Shump(<text:span text:style-name="T1081">11</text:span>),Jao(<text:span text:style-name="T1081">13</text:span>),Blaze(<text:span text:style-name="T1081">10</text:span>),Darv(-<text:span text:style-name="T1081">1</text:span>)</text:p>
      <text:p text:style-name="P884">HB1(15 or 8=15),HB2(11 or 2=11),HB3(17 or 1=17),HB(13 or 17 = 17),HB5(6 or 7=7),HB6(12 or 19=19),HB7(13 or 16 = 16),HB8(13 or 5 = 13)</text:p>
      <text:p text:style-name="P391">Three more figures can be seen in position on the east side. --Ambush...I see 2 on the east side-- Gak sends out. --I see another-- says Jao in reply –There are at least 3 more--.</text:p>
      <text:p text:style-name="P391"/>
      <text:p text:style-name="P391">A cry goes out from one of the caravaneers at the front of the caravan. The frogmen have initiated an attack. </text:p>
      <text:p text:style-name="P884">[Init:</text:p>
      <text:p text:style-name="P884">B1 – B4 are visible. HB2,HB5, and HB8 are visible on the east side. The rest are on the west side and lie in wait.</text:p>
      <text:p text:style-name="P884">B1:<text:span text:style-name="T1082">3+ 1= 4</text:span></text:p>
      <text:p text:style-name="P885">B2:17+ 1= 18</text:p>
      <text:p text:style-name="P885">B3:10+ 1=11</text:p>
      <text:p text:style-name="P885">B4:1 +1 =2</text:p>
      <text:p text:style-name="P885">HB1: 2+ 1 = 3</text:p>
      <text:p text:style-name="P885">HB2: 14+ 1 =15</text:p>
      <text:p text:style-name="P885">HB3: 5+1 =6</text:p>
      <text:p text:style-name="P885">HB4: 14+1 =15</text:p>
      <text:p text:style-name="P885">HB5: 10+1 =11</text:p>
      <text:p text:style-name="P885">HB6: 12+1 =13</text:p>
      <text:p text:style-name="P885">HB7: 7+1 =8</text:p>
      <text:p text:style-name="P885">HB8: 11+1 =12</text:p>
      <text:p text:style-name="P885">Gak:15+ 1=16</text:p>
      <text:p text:style-name="P885">Shump:18+7=25</text:p>
      <text:p text:style-name="P885">Jao:14+3 =17</text:p>
      <text:p text:style-name="P885">Blaze:10+ 1=11</text:p>
      <text:p text:style-name="P885">Darv: 9 + =9</text:p>
      <text:p text:style-name="P885">Initiative until reveal: <text:s/>Shump(25),B2(18),Jao(17)Gak(16),Blaze(11),B3(11),Darv(9),B1(4),<text:span text:style-name="T1085">B4(2)</text:span></text:p>
      <text:p text:style-name="P422"/>
      <text:p text:style-name="P885">Round 1:</text:p>
      <text:p text:style-name="P885"><text:span text:style-name="T2">Shump charges toward the front and attacks the first frogman he sees </text:span>(<text:span text:style-name="T1083">1d4 = 1. B1 it is)[16+8=24 vs 15AC = hit. 7+5=12. B1 dies]</text:span><text:span text:style-name="T201">. He hacks B1 down in it’s place. Then he attacks </text:span><text:span text:style-name="T1083">(1d4=3) B3.[14+8=22 vs AC15. Hit. 3+5=8dmg. B3 has 3hp left]</text:span><text:span text:style-name="T201"> leaving it severely wounded. B2 attempts to come to B3’s aid, attacking Shump </text:span><text:span text:style-name="T1083">[spear: 1. auto fail.]</text:span><text:span text:style-name="T201"> but misses with it’s wild spear thrust. It </text:span><text:soft-page-break/><text:span text:style-name="T201">attempts to bite him</text:span><text:span text:style-name="T1083">[20.crit hit. 2+1+4+1=8dmg to Shump. 42Hp left]</text:span><text:span text:style-name="T201"> and succeeds, taking a ferocious chomp on him. Jao stays in position, tossing a psyknife at HB5 who was the least concealed of the hidden group. </text:span><text:span text:style-name="T1083">[8+6=14 vs AC15. Miss.]</text:span><text:span text:style-name="T201"> The attack forces the creature to flinch, but, doesn’t damage him. Jao tries again.</text:span><text:span text:style-name="T1083">[16+6=22 vs AC15. Hit. 2+3=5 dmg. HB5 11-5=6hp left]</text:span><text:span text:style-name="T201">. This does hurt it and the frogman emerges to everyone’s visibility. </text:span><text:span text:style-name="T202">Gak takes aim and fires at HB5 and B2 simultaneously. </text:span><text:span text:style-name="T1084">[3,2.both fail]</text:span><text:span text:style-name="T202">. The blasts go sailing off randomly however, missing outright. Blaze firebolts B2. </text:span><text:span text:style-name="T1084">[14+9 vs AC15 = hit. 10+1 = 11 fire dmg to B2. It’s fried]</text:span><text:span text:style-name="T202">. This hits and turns it into flaming barbecue right at Shump’s feet. B3 tries to fight back against Shump. </text:span><text:span text:style-name="T1084">[14+3=17. vs AC18. Miss. 2. Miss]</text:span><text:span text:style-name="T202"> but fails to effectively stab or bite the halforc. Darv mind sliver’s HB5. </text:span><text:span text:style-name="T1084">[3-2=1. fail. 1+5 = 6 psy damage. It drops]</text:span><text:span text:style-name="T202">. The frog clutches it’s head and drops dead. </text:span><text:span text:style-name="T203">B4 calls out and more hidden frogmen emerge on the west.</text:span></text:p>
      <text:p text:style-name="P423"/>
      <text:p text:style-name="P886">Round 2:</text:p>
      <text:p text:style-name="P888">HB6-8 reveal themselves.</text:p>
      <text:p text:style-name="P887">Init restatement:<text:span text:style-name="T1085">Shump(25),Jao(17),Gak(16),HB6(13),HB8(12),Blaze(11),</text:span><text:span text:style-name="T1086">B3(11)</text:span><text:span text:style-name="T1085">,Darv(9),HB7(8),</text:span><text:span text:style-name="T1086">B4(2)</text:span></text:p>
      <text:p text:style-name="P424"/>
      <text:p text:style-name="P889"><text:span text:style-name="T2">Shump attempts to cut down B3. </text:span>[18 +8 = 26. hit. 4+5=9dmg.]<text:span text:style-name="T2">. He does so, then turns and attacks B4</text:span>[16+8=24.hit.8+5=12. Dead.]<text:span text:style-name="T2"> He cuts B4 down as well. Shump then withdrawls toward Jao behind the first wagon, coming along the west side. Jao,hearing Shump approach, turns and looks west. He scans for other threats. </text:span>[8+4prof=12 perception<text:span text:style-name="T1087">]</text:span><text:span text:style-name="T204">. He notices HB1 and HB3. He attempts to hide</text:span><text:span text:style-name="T1087">[advantaged hide: 10 or 19= 19+6=25.]. </text:span><text:span text:style-name="T204">Gak turns to address the emerging threat from behind and takes aim at HB6. </text:span><text:span text:style-name="T1087">[3+,7+7=14. miss]</text:span><text:span text:style-name="T204">. This misses however. HB6 in turn charges Darv with a large hop. It attacks him. </text:span><text:span text:style-name="T1087">[8+3,5+3 vs AC14 = fail]</text:span><text:span text:style-name="T204"> but fails to pierce his elven chain. The investment hugely paid off. HB8 moves in behin</text:span><text:span text:style-name="T205">d, also attacking Darv. </text:span><text:span text:style-name="T1088">[2,3]</text:span><text:span text:style-name="T205"> It also fails to accomplish anything. Blaze turns around and blasts HB6 with a firebolt. </text:span><text:span text:style-name="T1088">[15+. hit.6+10=16dmg. Dead]</text:span><text:span text:style-name="T205">. It also dies a firey death. Darv puts his faith in mindsliver against HB8. </text:span><text:span text:style-name="T1088">[5-2=3 vs DC15. 5+6=11psy dmg. Dead]</text:span><text:span text:style-name="T205">. It drops dead at his feet. HB7 hops over the wagon to the west side, croaking furiously.</text:span></text:p>
      <text:p text:style-name="P425"/>
      <text:p text:style-name="P890">Round 3:</text:p>
      <text:p text:style-name="P890">restatement: Shump(25),Jao(17),Gak(16),<text:span text:style-name="T1089">HB2(15),HB4(15),</text:span>Blaze(11),Darv(9),HB7(8),<text:span text:style-name="T1089">HB3(6),HB1(3)</text:span></text:p>
      <text:p text:style-name="P392">Shump charges down HB1 and mercilessly hacks it. <text:span text:style-name="T520">[10+8=18 vs ac15. Hit. 8+5=12dmg. Dead.]</text:span>. HB1 drops dead cleaved in 2. He then moves to HB7 and uses superiority die for sweeping attack. <text:span text:style-name="T520">[7+8=15.hit. 1+5=6dmg to HB7. 11-6 = 5hp. 4 dmg to HB3.]. </text:span>HB2 takes the opportunity to attack(AOO).<text:span text:style-name="T520">[17+3=20.hit.1+1=2dmg. Shump </text:span><text:span text:style-name="T592">39hp remaining]</text:span><text:span text:style-name="T1090">. Jao takes aim at HB2 and throws a psydagger </text:span><text:span text:style-name="T592">[11+6=17.hit.3+3=6 psydmg. + 3d6 sneak attack = 5+1+1=7+6=13.dead.]</text:span><text:span text:style-name="T1090">. HB2 drops dead. As a bonus action he attacks HB3 with other psydagger. </text:span><text:span text:style-name="T592">[13+6=19 vs AC15. Hit. 2+3=5psy dmg to HB3.]</text:span><text:span text:style-name="T1090">. Gak flies up with his wings and surveys the scene from the air above his position. Three remaining bullywogs are facing off against Shump, who has left a trail of bloody gore in a path from the front to his current position. Gak blasts HB3 from the air with eldritch blast, and the other streaks toward HB4. </text:span><text:span text:style-name="T592">[14+7,7 + 7. Only HB3 is hit. 1+3=4dmg.</text:span><text:span text:style-name="T593">dead]</text:span><text:span text:style-name="T1091">. HB4 returns fire with it’s spear. </text:span><text:span text:style-name="T593">[2.miss]</text:span><text:span text:style-name="T1091">. </text:span><text:span text:style-name="T1092">It then flees the conflict having decided that the fight is not worth it. Blaze stands on alert, waiting to engage a foe that doesn’t come. Darv also holds position. HB7 attempts to attack Shump in a last ditch effort to flee. </text:span><text:span text:style-name="T594">[12+3=15.fail.7+3=10.fail. Vs ac18.]</text:span><text:span text:style-name="T1092">.</text:span></text:p>
      <text:p text:style-name="P392"/>
      <text:p text:style-name="P891">Round 4</text:p>
      <text:p text:style-name="P891">Restatement: Shump(25),Jao17),Gak(16),Blaze(11),Darv(9),HB7(8).</text:p>
      <text:p text:style-name="P891"><text:span text:style-name="T2">Shump hacks at the creature to finish it off. </text:span>[8+8=16.hit. 1+5 = 6dmg.]<text:span text:style-name="T2">. It dies at Shump’s feet. The sound of battle has ended. Everyone regroups. 12 * 50xp = 600/5 = 120xp each. </text:span></text:p>
      <text:p text:style-name="P426"><text:soft-page-break/></text:p>
      <text:p text:style-name="P892">XP Restatement:</text:p>
      <text:p text:style-name="P892">Gak(14038xp)</text:p>
      <text:p text:style-name="P892">Shump(10712xp)</text:p>
      <text:p text:style-name="P892">Jao(14038xp)</text:p>
      <text:p text:style-name="P892">Blaze(10130xp)</text:p>
      <text:p text:style-name="P892">Darv(10130xp)</text:p>
      <text:p text:style-name="P892">Gak and Jao hit L6.</text:p>
      <text:p text:style-name="P892"/>
      <text:p text:style-name="P892">Gak L6 Warlock: <text:span text:style-name="T1093">+3prof bonus(same), Patron feature(Entropic Ward:1x/rest (short or long) can use reaction to turn attack roll into disadvantaged roll. If it misses, next attack has advantage.). 1d8+con = 3+3 = +6hp. To 46hp max. </text:span><text:span text:style-name="T1094">7 spells known. 2 spell slots. Slot level is 3</text:span><text:span text:style-name="T798">rd</text:span><text:span text:style-name="T1094">. 3 invocations known. <text:s/></text:span><text:span text:style-name="T1095">New spell: Thunder Step.</text:span></text:p>
      <text:p text:style-name="P892"/>
      <text:p text:style-name="P893">Jao L6 Rogue Soulknife: +3 prof bonus(same),3d6 sneak attack(same), Expertise(2 more skills to have double prof bonus on ability check: <text:span text:style-name="T1096">Perception, Stealth.]</text:span></text:p>
      <text:p text:style-name="P894">HP:1d8+2=7+2=+9hp=45hp.</text:p>
      <text:p text:style-name="P894"/>
      <text:p text:style-name="P393">Day 10: encounter roll: 13+2=15. <text:span text:style-name="T1097">12 human bandits come out and attack the caravan.</text:span></text:p>
      <text:p text:style-name="P394">They start with an attack on the flanks of wagon 3 as it makes it’s way around the curve. Some of them are armed with crossbows while others wield scimitars. </text:p>
      <text:p text:style-name="P895">Init:</text:p>
      <text:p text:style-name="P895">Bandit1(B1):17+1=18</text:p>
      <text:p text:style-name="P895">Bandit2(B2):10+1=11</text:p>
      <text:p text:style-name="P895">Bandit3(B3):3+1=4</text:p>
      <text:p text:style-name="P895">Bandit4(B4):18+1=19</text:p>
      <text:p text:style-name="P895">Bandit5(B5):15+1=16</text:p>
      <text:p text:style-name="P895">Bandit6(B6):8+1=9</text:p>
      <text:p text:style-name="P895">Bandit7(B7):7+1=8</text:p>
      <text:p text:style-name="P895">Bandit8(B8):9+1=10</text:p>
      <text:p text:style-name="P895">Bandit9(B9):3+1=4</text:p>
      <text:p text:style-name="P895">Bandit10(B10):5+1=6</text:p>
      <text:p text:style-name="P895">Bandit11(B11):19+1=20</text:p>
      <text:p text:style-name="P895">Bandit12(B12):11+1=12</text:p>
      <text:p text:style-name="P896">Gak:13+1=14</text:p>
      <text:p text:style-name="P896">Shump:5+7=12</text:p>
      <text:p text:style-name="P896">Jao:9+3=12</text:p>
      <text:p text:style-name="P896">Blaze:4+1=5</text:p>
      <text:p text:style-name="P896">Darv:6+=6</text:p>
      <text:p text:style-name="P896">Restated order: B11(20),B4(19),B1(18),B5(16),Gak(14),Shump(12),<text:span text:style-name="T1099">Jao(12),B12(12),B2(11),B8(10),B6(9),B7(8),Darv(6),B10(6),Blaze(5),B9(4),B3(4)</text:span></text:p>
      <text:p text:style-name="P896"/>
      <text:p text:style-name="P897">Round 1</text:p>
      <text:p text:style-name="P395">A general charge of 6 human bandits hits wagon 3. <text:span text:style-name="T595">[everyone in Gang is in wagon(d6) 5]</text:span><text:span text:style-name="T1100">. They are B11,B4,B1 on the west side, B5,B12,B2 on the east side, with B8,B6,B7 as archers on west side and B10,B9,B3 on east side as archers.</text:span></text:p>
      <text:p text:style-name="P395"/>
      <text:p text:style-name="P396">B11,B4,B1 rush the wagons. B5 starts to lead from the east side. Gak emerges from Wagon 5 and immediately flies upward to get a better view. --They’re rushing wagon 3. They have archers too--.</text:p>
      <text:p text:style-name="P396">Shump climbs out and hacks at B1. <text:span text:style-name="T520">[2+8=10 vs AC12. Miss]</text:span>. He tries again <text:span text:style-name="T520">[3+8 vs AC12. Miss] </text:span>missing again. <text:span text:style-name="T1101">Jao emerges, hides as a bonus action</text:span><text:span text:style-name="T596">[18 or 15. advantage, 18. +9= 27. vs Passive </text:span><text:soft-page-break/><text:span text:style-name="T596">Perception 10 of everyone. Success.]</text:span><text:span text:style-name="T1101"> He then moves over through the trees to the archers and attacks B6. </text:span><text:span text:style-name="T596">[4 or 1. 4+6=10. Miss]</text:span><text:span text:style-name="T1101"> The blade fails to harm the bandit who is frightened by the sudden appearance. B12 and B2 continue at the wagons, attempting to stop them. B8 turns and attempts to fire on Gak. </text:span><text:span text:style-name="T596">[11+3=14 vs AC12. Hit. 3+1=4dmg to Gak].</text:span><text:span text:style-name="T1101"> B6 drops his crossbow and pulls out his scimitar to fight. </text:span><text:span text:style-name="T596">[1..crit miss.]</text:span><text:span text:style-name="T1101"> The scimitar goes flying, </text:span><text:span text:style-name="T1102">leaving B6 defenseless. B7 also fires at Gak </text:span><text:span text:style-name="T597">[3+3.miss]</text:span><text:span text:style-name="T1102"> missing outright. Darv clambers out and goes to the west side near Gak. He casts a Hypnotic Pattern </text:span><text:span text:style-name="T1103">toward B5,B2,B12,B10,B9,B3. A twisting colorful pattern emerges and then vanishes as suddenly as it appeared. </text:span><text:span text:style-name="T598">[DC15 vs B5(7 ),B2( 6), B12( 6), B10( 1), B9( 4),B3( 1). Everyone fails]</text:span><text:span text:style-name="T1103">. The entire group of bandits on the west side stands in a stupor, unable to move. --</text:span><text:span text:style-name="T1104">West side secured for a moment-- Darv sends Gak. </text:span></text:p>
      <text:p text:style-name="P397">Blaze exits and comes to Shump’s aid. <text:span text:style-name="T520">[9+9=18 vs 12AC. Hit. 7+9=16 </text:span><text:span text:style-name="T599">fire</text:span><text:span text:style-name="T520">dmg. B1 dies]</text:span>. </text:p>
      <text:p text:style-name="P397"/>
      <text:p text:style-name="P898">Round 2</text:p>
      <text:p text:style-name="P898">Init restated:<text:span text:style-name="T1098">B11(20),B4(19),B5(16),Gak(14),Shump(12),</text:span><text:span text:style-name="T1099">Jao(12),B12(12),B2(11),B8(10),B6(9),B7(8),Darv(6),B10(6),Blaze(5),B9(4),B3(4)</text:span></text:p>
      <text:p text:style-name="P898"/>
      <text:p text:style-name="P398">B11 attacks Shump<text:span text:style-name="T520">[3+3=miss.]</text:span>. B4 also comes around to attack him.(AOO Shump:18+9=27. Hit. 5+5=10<text:span text:style-name="T1105">dmg. 1Hp left B4). B4 gets severely hurt by Shump’s reaction, but tries to harm him anyway. </text:span><text:span text:style-name="T600">[10+3=13.miss]. </text:span><text:span text:style-name="T1105">B5 is still unable to move. Gak takes aim at </text:span><text:span text:style-name="T1106">B7 some more.</text:span><text:span text:style-name="T601">[8+8=16. Hit. 12+8=20.hit. 4+3 + 5+3 = 15dmg. B7 dies]</text:span><text:span text:style-name="T1106"> The two beams of energy hit B7, knocking him off his feet. He doesn’t get up however, as, he’s stone dead. Shump hacks at B4</text:span><text:span text:style-name="T601">[10+8=18.hit. 6 + 5 = 11dmg. B4 dead].</text:span><text:span text:style-name="T1106"> Next he attacks B11</text:span><text:span text:style-name="T601">[6+8=14. Hit. 2+5=7dmg. B11 11-7=4hp]. </text:span><text:span text:style-name="T1107">Jao attacks B6</text:span><text:span text:style-name="T602">[9+6=15. Hit. 5+3=8dmg. B6 11-6=5hp]</text:span><text:span text:style-name="T1107">. He strikes again with another blow.</text:span><text:span text:style-name="T602">[11 + 6=17.hit. 4+3=7. B6 dies]</text:span><text:span text:style-name="T1107">. B6 drops. B12 is incapacitated. B2 also is. B8 takes aim and fires at Gak again. </text:span><text:span text:style-name="T602">[9+3=12. vs 12AC.hit. 7+1=8dmg. Gak 34hp left]</text:span><text:span text:style-name="T1107">. The bolt hits this time and Gak lurches slightly from the blow.Darv is still concentrating on keeping the others occupied. --All is well here-- he reports. B10 is incapacitated. Blaze comes around to Darv. </text:span><text:span text:style-name="T1108">He takes aim and casts fireball right toward the center of the group. </text:span><text:span text:style-name="T603">[wild magic d20:12.normal]</text:span><text:span text:style-name="T1108">.</text:span><text:span text:style-name="T603">[B5(17+1=18),B12(3+1=4),B2(5+1=6),B10(2+1=3),B9(14+1=15),B3(17+1=18).</text:span></text:p>
      <text:p text:style-name="P399"><text:span text:style-name="T520">Vs DC17. B5 and B3 pass. B12,B2,B10,B9 all fail. </text:span><text:span text:style-name="T604">Fails take 8d6 firedmg = 5+4+2+2+6+2+6+1=28fire dmg. Or 14 firedmg. Everyone is toast.]</text:span><text:span text:style-name="T1109">. The gout of flame explodes outward consuming all in the radius of the blast and singing the wagons a bit. What’s left are 2 heavily burnt corpses and 4 piles of dust. <text:s/>Blaze grins with delight. </text:span></text:p>
      <text:p text:style-name="P399"/>
      <text:p text:style-name="P899">Round 3</text:p>
      <text:p text:style-name="P899">Init restated:B11(20),Gak(14),Shump(12),Jao(12),B8(10),Darv(6),Blaze(5)</text:p>
      <text:p text:style-name="P899"/>
      <text:p text:style-name="P400">The boom shakes B11 to the core. He disengages and tries to run off.<text:span text:style-name="T1110">Gak takes aim at him and blasts him. </text:span><text:span text:style-name="T605">[15+. hit. 5+10 = 15. B11 dies.]</text:span><text:span text:style-name="T1110">. The bolts come down from the sky directly into B11, who falls further up into the woodlands with a thud. --No survivors-- Gak sends out. Shump teams up with Jao against B8, coming through the trees. </text:span><text:span text:style-name="T605">[3+8=11,15+8=23. 1 hit. 5+5=10dmg. 11-10=1hp.]</text:span><text:span text:style-name="T1110"> Jao makes the finishing blow. </text:span><text:span text:style-name="T605">[13.hit. 4+3=7dmg. Dead]</text:span></text:p>
      <text:p text:style-name="P901"/>
      <text:p text:style-name="P401">After taking appraisal, Gak descends. “Good work team”. The caravaneers cheer and everyone continues onward. </text:p>
      <text:p text:style-name="P900">1d4-2 = 4 -2 =2 npc staffers died this round. <text:span text:style-name="T1111">(12-5 party =7. -2 = 5 survived trip).</text:span>25xp * 12 = 300/5 = 60xp each.<text:span text:style-name="T2"> </text:span>+1000xp to Darv and Blaze for effective use of high level spells(relative for them) to quickly eliminate enemies.</text:p>
      <text:p text:style-name="P900">== Gak:14038+60=14098. Shump:10712+60=10772xp. Jao 14038+60=14098. Blaze = 10130+1000+60 = 11190xp. Darv = 10130+1000+60= 11190xp.</text:p>
      <text:p text:style-name="P401"/>
      <text:p text:style-name="P427"><text:soft-page-break/>Sometime later that day, as they rested on the journey(full heal), the Gang arrives at destination: Carnath Roadhouse. This compound formerly housed supplies and hostelry for trade between Waterdeep and Neverwinter. It’s disuse has meant it has only recently been refurnished and repaired and turned into a supply depot.</text:p>
      <text:p text:style-name="P427"/>
      <text:p text:style-name="P428">The wagons stop outside the gate as guards <text:span text:style-name="T1112">inspect the caravan. The chain of 6 wagons filters in, one after the other, to inside the courtyard of the compound. Workers and escorts walk in alongside each one, hoping to get out of the cold. Although the end of summer and beginning of fall has come, the weather has a level of chill that is unlike Waterdeep. Each group is informed with the same message. “Welcome to Carnath Roadhouse. My name is Bog Luck. I am superintendent here. If you need anything, you come to me. If you are working, you will be under my orders. If you </text:span><text:span text:style-name="T1113">need to store things, you store them with me in the compound lockbox.”. </text:span><text:span text:style-name="T1114">The owner of the gruff sounding voice is a half-orc (Bog Luck).</text:span></text:p>
      <text:p text:style-name="P428"/>
      <text:p text:style-name="P429">When the Gang arrives for their turn, he directs them to a large room just between two other rooms by the gate(12 o’clock room). The door has no lock, and the accomodations are very spartan bunks made of wood. The floors are covered with rushes and each has an unlocked trunk.</text:p>
      <text:p text:style-name="P429"/>
      <text:p text:style-name="P429">“It’s definitely not the Manor” Gak says aloud. Shump and Darv <text:span text:style-name="T1115">smirk at one another. “What do you know of rough living eh?”. Jao pokes around. “There are no locks on the doors, or the chests.” He wanders off for a moment before circling back. “There are none in this entire compound so far as I can tell.”. </text:span></text:p>
      <text:p text:style-name="P430">Blaze watches from the door as workers unload barrels and crates into the yard.<text:span text:style-name="T520"> [ perception vs DC12 to notice movement to the warehouse: 7. So far as he can tell things are just being unloaded and moved around.]</text:span>. </text:p>
      <text:p text:style-name="P430"/>
      <text:p text:style-name="P430">“How long are we on contract for Gak?” Shump asks. “Caravans like this can be weeks. Months even.” <text:s/></text:p>
      <text:p text:style-name="P430">Gak nods. <text:span text:style-name="T1116">He walks out to find Ardred. When he comes back a few minutes later, the last of the wagons is seen parking outside with the horses being led into the stables. <text:s/>Blaze takes a seat on a bunk as this happens. “Listen up gang. We’re here for at least another tenday. They have a system to send a caravan from each direction every tenday. This gives time to get things done and swap out the crews. The rest of us take positions of watch on assignment. <text:s/>Jao and Darv have first watch tonight. Keep an eye out for unusual occurrences,but, stay safe.”</text:span></text:p>
      <text:p text:style-name="P430"/>
      <text:p text:style-name="P431">The rest of the day passes boringly. At evening time, everyone gathers in a large room on the second floor <text:span text:style-name="T1117">to eat. A grumpy human man of large size named Gristle Pete can be seen stirring pots of food. <text:s/>He rambles to himself incoherently. </text:span><text:span text:style-name="T606">[1d2 where 1means someone in party(d6 roll in order) overhears == 2. Nobody overhears]</text:span><text:span text:style-name="T1117">. At some point conversations start up and the Gang hear that most of the others coming up with the haul think that there is something standoffish about some of the teamsters. There is clearly tension. Eventually one of them walks over to the table and challenges Shump to a fight. “You. You are a phony. You’ve been putting on a show for everyone but you clearly do not have what it takes to be a caravan guard, nor even a guard of small children!”. The woman becomes instantly hysterical. “Because of you my friend died. I will restore his honor!”</text:span></text:p>
      <text:p text:style-name="P431">“<text:span text:style-name="T1117">Get lost lady” Shump says dryly, channeling his inner Mike Erhmantraut. <text:s/>“Nobody needs your business here”.</text:span></text:p>
      <text:p text:style-name="P431">“<text:span text:style-name="T1117">OOOOOH” the rest of the crowd says. The woman pulls a blade on him “I challenge you to a duel! We will see who has the last laugh!”.</text:span></text:p>
      <text:p text:style-name="P432">Shump gets up from his spot with a sigh, then draws his blade.</text:p>
      <text:p text:style-name="P432"/>
      <text:p text:style-name="P432"/>
      <text:p text:style-name="P902"><text:soft-page-break/>Food fight</text:p>
      <text:p text:style-name="P902">Initiative: 6+1=7, 1+7 = 8. Shump(8),Veteran(7).</text:p>
      <text:p text:style-name="P902"/>
      <text:p text:style-name="P902">Round 1:</text:p>
      <text:p text:style-name="P432">Shump moves with surprising speed, slashing at the disgruntled woman. <text:span text:style-name="T520">[13+8=21, 1=autofail. Uses precision attack to add d8 =2. <text:s/>==3. 1 of 4 dice used. <text:s/>The 21 is hit. 3+5=8dmg. Veteran 58hp – 8 = 49hp. ]</text:span>. One of the hits cuts her slightly. “Still want to go on with this lady?”. She charges him with her own longsword<text:span text:style-name="T520">[5+5,3+5= 10,8 = miss,miss]</text:span>. Her swipes go off in the air. The rest of the gang are cheering him on in amusement. A human woman stands no chance in their minds against the proven might of their friend.</text:p>
      <text:p text:style-name="P432"/>
      <text:p text:style-name="P902">Round 2:</text:p>
      <text:p text:style-name="P902"><text:span text:style-name="T2">Shump again goes on the attack </text:span>[8+8=16,16+8=24. 1 hit. 8 + 5 = 13dmg. Veteran 49hp – 13=36hp]<text:span text:style-name="T2">. He again catches her unable to handle his strength. </text:span><text:span text:style-name="T1118">[6+5,17+5. 11,23. 1 hit. 2+2=4dmg. Shump 50-4 = 46. <text:s/>Treating her as Strmod +2 not +3.]</text:span></text:p>
      <text:p text:style-name="P432"/>
      <text:p text:style-name="P903">Round 3:</text:p>
      <text:p text:style-name="P903"><text:span text:style-name="T2">Shump attacks </text:span>[11+8,10+8. 19,18. both hit. 6+5+1+5 = 17dmg. Veteran 36 – 17hp=19hp.]<text:span text:style-name="T2">. She’s clearly in pain but the veteran refuses to back down. </text:span>[16+5 = 21.hit. 9+5=14.miss. 8+2=10<text:span text:style-name="T1119">dmg. Shump 46-10=36hp.]</text:span></text:p>
      <text:p text:style-name="P433"/>
      <text:p text:style-name="P904">Round 4:</text:p>
      <text:p text:style-name="P904"><text:span text:style-name="T2">Shump, having taken another hit, goes for another strike. </text:span>[11,1. 1 hit. 6+5=11dmg. Veteran. 19-11=7hp].<text:span text:style-name="T2"> The woman is dripping blood all over the floor and is clearly in no shape to continue. However she raises her blade for a wild swing at Shump again. </text:span>[1,4+5=crit miss, miss]<text:span text:style-name="T2">. Her sword goes flying across the room.</text:span></text:p>
      <text:p text:style-name="P434"/>
      <text:p text:style-name="P904">Round 5:</text:p>
      <text:p text:style-name="P904"><text:span text:style-name="T2">Shump gets in position and then </text:span>[18+8=26,12+8=20, 2 hits. 7+5+7+5 = 24dmg. She dies]<text:span text:style-name="T2"> slices her head off clean. He looks up to Ardred and Bog, who both give him a shrug before resuming their conversation. The rest of the room whistles and jeers. Some of the teamsters that were labeled problematic become visibly upset and take the woman’s corpse off to bury it outside of camp.</text:span></text:p>
      <text:p text:style-name="P434"/>
      <text:p text:style-name="P434">All doubts are put aside. Shump clearly can handle business. Pete begins to rant about the mess. “Ohhhhhhhh now you put blood on me floor you have!” <text:s/>He calls in a stable boy by name “Wump get in ‘ere and clean this mess”. <text:s/>After some hollaring and ranting about mess and noise it becomes clear to Gak and the Gang that Pete is teetering on edge. The boy shows up and is summarily handed a rag and bucket. He runs out, then returns with water, tossing it on the spot where the body was. He begins to scrub.<text:span text:style-name="T607">[Shump +1000xp=11712]</text:span></text:p>
      <text:p text:style-name="P434"/>
      <text:p text:style-name="P904"><text:span text:style-name="T2">When Wump finishes everything, </text:span><text:span text:style-name="T206">he takes the bucket outside and pours it to the floor below. Bloody water and soap bubbles fill the mud. “GET OUT GET OUT ITS CLOSIN TIME” Pete declares as he drags out a bedroll and starts stacking tables on top of one another. All dishes are thrown into a tub of soapy water in the corner by the stove. <text:s/>He takes special particular attention to the floor before grumbling about the blood stain taking the one spot farthest from the noise downstairs. <text:s/>Everyone heads out and toward their rooms. Ardred <text:s/>approaches Jao and Darv and directs them to go take positions of watch by the gate. On their way out Wump approaches Shump and says “I sure do feel good knowing your skill is protecting us. I heard you made the mess.”</text:span></text:p>
      <text:p text:style-name="P435">Shump nods. “I hope some day to be strong like you if I get out of here alive. This place is dangerous. Dangerous enough they seem to think it makes sense locking up equipment nobody wants. It’s almost like they worry someone wants to throw us out….or steal it, even though there is nowhere to go. Just swamp swamp swamp.”. <text:s/>Shump nods again silently.</text:p>
      <text:p text:style-name="P435"><text:soft-page-break/>As they pass paths, Gak and Jao have a silent telepathic conversation. <text:s/>--When you are able to, wander off and check out the warehouse. Pete was whining about noise but nobody should be doing anything.-- <text:s/>--Roger that. If they ask, I heard something and went to check it out-- <text:s/>--- Call me if you need it and we’ll come back you up.--. Gak then passes along to Darv –Hey, watch out tonight. Jao is going to be wandering off. If they ask, he heard something and went to check it out. Reach out to me if you need backup.-- . Darv doesn’t reply but Gak somehow has the feeling it’s understood.</text:p>
      <text:p text:style-name="P435"/>
      <text:p text:style-name="P905"><text:span text:style-name="T2">When the night gets somewhere around midnight, Jao wanders off post. He finds the warehouse </text:span><text:span text:style-name="T207">open but latched as if locked. When he wanders around inside he notices mostly food and fodder. At the north end of the warehouse is a door. He approaches it and finds it locked. <text:s/>Jao pulls out his tools and begins picking away. </text:span><text:span text:style-name="T1120">[vs DC10 = 9+3+3=15.pass]</text:span><text:span text:style-name="T207">. He slips the tools away before opening the locked room. </text:span><text:span text:style-name="T1121">[Stealth check DC 12: 10 or 11. 11 +</text:span><text:span text:style-name="T1122">9=20.pass]</text:span><text:span text:style-name="T208"> He sneaks his way inside,using his darkvision to see. <text:s/>Some cargo appears to be organized in a way with marks on specific ones. </text:span><text:span text:style-name="T209">One of the c</text:span><text:span text:style-name="T210">rates tilts over without crashing to the floor, revealing a door. A lizardfolk pops out, followed by another and then another. </text:span><text:span text:style-name="T1123">[perception:13 vs 20stealth...pass]</text:span><text:span text:style-name="T210">. They fail to notice Jao’s presence. He takes to an obscured corner and watches them as they chatter amongst one another in hushed whispers. <text:s/>They begin grabbing the marked boxes, crates, and barrels and moving them closer toward the hidden doorway. <text:s/>--</text:span><text:span text:style-name="T211">There are lizardfolk here. Come back me up. Door’s open.-- Jao sends back. Darv makes his way, will arrive in round 3. Gak,Shump,Blaze will arrive in round 4.</text:span></text:p>
      <text:p text:style-name="P451"/>
      <text:p text:style-name="P906">[initiative: L1(17),L2(10),L3(16),Jao(12+3=15).]</text:p>
      <text:p text:style-name="P906"/>
      <text:p text:style-name="P906">Initial contact:<text:span text:style-name="T2"> Jao creates a psyblade and tosses it at L1.</text:span>[20.crit hit. 1D6psy base + 3d6 sneak attack = 4d6 = 2+5+1+5= 13dmg + (crit hit dmg) 6+3+5+4 = 18dmg == 31dmg. <text:span text:style-name="T1124">L1 dead.][stealth as bonus action, advantage: 20 or 18. 20. + 9 = 29 stealth DC]</text:span></text:p>
      <text:p text:style-name="P452">The lizardman leading the group drops suddenly. The other two lizardfolk begin to look around in panic, dropping their things. </text:p>
      <text:p text:style-name="P906"/>
      <text:p text:style-name="P907">Round 1: L3(16),Jao(15),L2(10).</text:p>
      <text:p text:style-name="P452"/>
      <text:p text:style-name="P907"><text:span text:style-name="T2">L3 scans the room, which is dimly lit by a single lone candle.</text:span>[14 or 3 with disadvantage. 3. vs 29 DC. Fail]<text:span text:style-name="T2">. It doesn’t detect Jao’s presence at all. Jao strikes again </text:span>[<text:span text:style-name="T1125">6,19 with advantage. 19 vs 13AC. Hit. 4D6 dmg. 4+5+6+3 = 18 dmg vs L3. 22-18=4hp left L3.]</text:span><text:span text:style-name="T212">. He then uses stealth and shifts position </text:span><text:span text:style-name="T1125">[15 or 16 + 9 = 16+9 = 25.].</text:span><text:span text:style-name="T212"> L3 clutches it’s chest, astonished at how much pain it feels while not finding anything in it. L2 begins to search the room </text:span><text:span text:style-name="T1125">[disadvantaged check vs 25dc = 15 or 19 + 3 = 15+3 = 18. fail]</text:span><text:span text:style-name="T212">.</text:span></text:p>
      <text:p text:style-name="P453"/>
      <text:p text:style-name="P908">Round 2: <text:s/>L3(16,<text:span text:style-name="T1126">4hp left</text:span>),Jao(15),<text:span text:style-name="T1126">L2(10)</text:span></text:p>
      <text:p text:style-name="P909"><text:span text:style-name="T2">L3 scans the room for a threat </text:span>[13 or 19 = 13 +3 = 16 vs 25 = fail]<text:span text:style-name="T2"> but cannot detect it. <text:s/>It picks up a barrel and begins to drag it toward the tunnel. Jao strikes again. </text:span>[16 or 6. 16 + 6=hit. 4+1+2+4=11dmg. L3 dies.]<text:span text:style-name="T2">. He then stealthily tries to change position again. </text:span>[5 or 17=17 + 9 =26DC]<text:span text:style-name="T2">. L2 begins to flee toward the tunnel.</text:span></text:p>
      <text:p text:style-name="P454"/>
      <text:p text:style-name="P909">Round 3: Jao(15),Darv(11),L2(10)</text:p>
      <text:p text:style-name="P909"><text:span text:style-name="T2">Jao strikes with both daggers this time. </text:span>[16 or 18, 19 = 18,19. 2+5+4+2=13dmg + 3 = 16psy dmg. L2 22-16 = 6hp]<text:span text:style-name="T2">. </text:span><text:span text:style-name="T213">They both make contact. Right then, Darv busts into the room and casts mindsliver on the remaining lizardfolk (L2). </text:span><text:span text:style-name="T1127">[5-2vs DC15. =3 vs 15. fail. 2+4=6dmg. It dies]</text:span><text:span text:style-name="T213">. --Great job-- Darv says pointing to the lizardfolk corpses. --Not so bad yourself-- Jao replies.</text:span></text:p>
      <text:p text:style-name="P910">[end combat. Jao = 2.5 * 100xp = 250xp. 14038+250=14288 Darv = 50xp to 10180 ]</text:p>
      <text:p text:style-name="P455"/>
      <text:p text:style-name="P455"><text:soft-page-break/>The rest of the gang, fully equipped and ready, come storming in as well. <text:s/>The noise rustles Pete, who can audibly be heard yelling “shut up with that racket will you?! People are trying to sleep ‘round ‘ere!”. </text:p>
      <text:p text:style-name="P455"/>
      <text:p text:style-name="P910"><text:span text:style-name="T2">Gak gestures to the trapdoor –Down there we go?--. Jao nods. They gesture together for the gang to line up with Shump in front. At the end of the long slimy tunnel, barely tall enough for any of them to walk through comfortably and barely a person and a half wide, they end up in the forested area. <text:s/>The tunnel emerges near some trees and brush.</text:span>[DC10 Wis/perc check: Gak(15+2=17. pass),Shump(18+),Jao(19+),Blaze(13+),Darv(16+). All pass.] </text:p>
      <text:p text:style-name="P910"><text:span text:style-name="T2">Out in the distance are bestial voices, growling, and a strange language. </text:span><text:span text:style-name="T214">Nobody from the Gang recognizes it. <text:s/>There is a trail that leads into the Mere of Dead Men. </text:span></text:p>
      <text:p text:style-name="P456"/>
      <text:p text:style-name="P456">“What do we do fellas? We have abandoned our post back there. Doubtless the alarm was raised against us.” Gak asks.</text:p>
      <text:p text:style-name="P456">“I find it strange that they tunneled specifically to that room to steal. It seems far too convenient a setup when they can just raid” says Jao. Shump nods “Indeed. It would be simpler for them to raid and take it all at once as they did on our way up.”</text:p>
      <text:p text:style-name="P910"><text:span text:style-name="T214">“</text:span><text:span text:style-name="T215">We only seem to have 2 choices as I see it. We either go back and take our chances with being where we weren’t supposed to be, and risk involving ourselves in something we weren’t meant to see, or, we continue on into the wilderness. Even now, it is difficult to say which way camp is.”</text:span></text:p>
      <text:p text:style-name="P457"/>
      <text:p text:style-name="P911"><text:span text:style-name="T2">Gak gives a look around...Swamp everywhere </text:span><text:span text:style-name="T216">that he can see in the darkness</text:span><text:span text:style-name="T2">. <text:s/>The Gang agrees to travel onward to the swamp to see where the rest of the trail leads, hoping to encounter a familiar path on the way. They continue forward down the cold, muddy path, following the marked trail. <text:s/>The first day’s travel is tangled marsh. It’s soggy and waterlogged as can be. The mud and what is visibly solid bares the marks of lizard feet sized appropriately for lizardfolk size. <text:s/>At times, the path goes through water that is knee-deep and cold. <text:s/></text:span><text:span text:style-name="T216">The trees around it have burn marks in them indicating the path forward. <text:s/>After about seven miles of progress this way, a campsite emerges. It isn’t much of a camp- just a clearing that is slightly drier than the muck that has been waded through-- but four wicker lean-tos and a stone platform (for lighting a fire above the soggy ground) command attention in this wilderness. Three dugout canoes are drawn up near one of the lean-tos. A few dozen yards beyond the campsite in the primary direction of travel, the dry land melts away and ends. Other than moss-covered trees, fallen logs, and thick clumps of reeds, nothing rises above the still, black water. To add to the effect, it’s about 5AM in the morning and the sun is starting to peak over the clouds in the farthest distance. <text:s/></text:span><text:span text:style-name="T217">After searching the campsite thoroughly, fish and other random edibles are found in the baskets left behind. <text:s/>The Gang decides to camp and rest for the moment, keeping an eye on both the way they came and the way the canoes are sitting at. <text:s/>Nothing happens for the course of the day until about sunset. <text:s/>As the sun begins to set, Jao sends back a message to Gak <text:s/>--I see 9 lizards on 3 canoes--. He takes position to hide. </text:span><text:span text:style-name="T1128">[stealth check : 3,6, = 6+9=15DC]</text:span><text:span text:style-name="T217">. Everyone gathers in preparation for ambush. </text:span><text:span text:style-name="T1128">[Gak: <text:s/>1+1=2, Shump: 18+2=20 , Blaze: 17+1=18, Darv:14 )</text:span></text:p>
      <text:p text:style-name="P458"/>
      <text:p text:style-name="P459">Gak, failing to hide effectively, takes a position facing the canoes. He waves in a gesture.</text:p>
      <text:p text:style-name="P912">[Init: L1 =<text:span text:style-name="T1129">4</text:span> , L2 =<text:span text:style-name="T1129">4</text:span> , L3 =<text:span text:style-name="T1129">2</text:span> ,L4 =<text:span text:style-name="T1129">18</text:span> , L5 =<text:span text:style-name="T1129">13</text:span> , L6 =<text:span text:style-name="T1129">4</text:span> ,L7 =<text:span text:style-name="T1129">9</text:span> ,L8 =<text:span text:style-name="T1129">10</text:span>, L9 =<text:span text:style-name="T1129">2</text:span> <text:s/>Each are grouped <text:span text:style-name="T1129">1-3,4-6,7-9.</text:span></text:p>
      <text:p text:style-name="P913">Gang: Gak(18+1=19 ), Shump (14+7=21 <text:s/>), Jao(9+ 3=12 ), Blaze(19+1=20 <text:s/>), Darv ( 17)</text:p>
      <text:p text:style-name="P913">Restated in order: Shump(21),Blaze(20),Gak(19),L4(18),Darv(17),L5(13),Jao(12),L8(10),L7(9),L1(4),L2(4),L6(4),,L9(2),L3(2)]</text:p>
      <text:p text:style-name="P913"/>
      <text:p text:style-name="P913">Surprise Round: <text:span text:style-name="T2">Shump stays hidden at the ready. Blaze blasts them with a fireball immediately from behind one of the lean-tos. The target spot is between all 3 canoes as they approach the </text:span><text:soft-page-break/><text:span text:style-name="T2">shoreline. </text:span><text:span text:style-name="T1130">[All Lizards + Gak must make dex == L1(1),L2(3),L3(9),L4(8),L5(19),L6(12),L7(17),L8(10),L9(7),Gak(5+1=6)</text:span></text:p>
      <text:p text:style-name="P914">vs DC 17 = everyone but L5 and L7 take full damage. They take half damage.</text:p>
      <text:p text:style-name="P914">Damage: 1+4+3+3+2+4+5+6 = 28 full, 14 half. </text:p>
      <text:p text:style-name="P914">Gak: 46-28 = 22hp left.</text:p>
      <text:p text:style-name="P914">L5: 22-14 = 8hp left</text:p>
      <text:p text:style-name="P914">L7: 22- 14 = 8hp left.]</text:p>
      <text:p text:style-name="P436">The fireball streaks over and blasts the canoes into tiny pieces. Two singed lizards wash up on shore. Gak gets up in shock and blasts one. <text:span text:style-name="T520">[18+6 = 24. hit. 2+2=4dmg].</text:span><text:span text:style-name="T608"> </text:span><text:span text:style-name="T1131">Darv firebolts the same lizard (L5). </text:span><text:span text:style-name="T608">[1.automiss],L5 hp 8 – 4 = 4hp.</text:span><text:span text:style-name="T1131"> His misses outright. </text:span><text:span text:style-name="T1132">L5 gets up and attacks Gak. </text:span><text:span text:style-name="T609">[15+4,13+4= hit,hit. 6+2=8dmg bite. 3+2=5dmg club. 13Dmg total. Gak 22-13=9hp.]</text:span></text:p>
      <text:p text:style-name="P437">Jao gets over behind L5 and goes for a finishing blow. <text:span text:style-name="T520">[</text:span><text:span text:style-name="T610">1.automiss.]</text:span><text:span text:style-name="T1133"> He has revealed himself and summons a psyblade again to attack again. </text:span><text:span text:style-name="T610">[15+6=21. Hit. 4+3=7dmg. L5 dies]</text:span><text:span text:style-name="T1133">. The lizard goes limp as he impales it with the blade of psychic energy. L7 attacks Jao </text:span><text:span text:style-name="T610">[16+4=20,19+4=23. Hit,hit. 5+6+4 = 15dmg Jao. 45-15=30hp Jao.] </text:span><text:span text:style-name="T1133">and successfully tags him with a bite and club. </text:span></text:p>
      <text:p text:style-name="P437"/>
      <text:p text:style-name="P915">Round 2</text:p>
      <text:p text:style-name="P915">Init restatement:Shump(21),Blaze(20),Gak(19),Darv(17)Jao,L7</text:p>
      <text:p text:style-name="P915">Gak 9hp / 45 hp.</text:p>
      <text:p text:style-name="P915">L7 8hp/22 hp</text:p>
      <text:p text:style-name="P915">Jao 30hp /45hp.</text:p>
      <text:p text:style-name="P438"/>
      <text:p text:style-name="P439">Shump rushes over and chops <text:span text:style-name="T520">[15+8=23.hit. 8+5=12dmg. Dead],</text:span> taking the lizard’s head from it’s body. <text:s/>Jao and Shump both pick up Gak and drag him past the ignited leanto. “Way to go kid”, Shump sarcastically yells out. Gak looks to be in pretty bad shape and the night is spent <text:span text:style-name="T1134">healing. </text:span><text:span text:style-name="T611">[long rest. Everyone healed. </text:span><text:span text:style-name="T612">9 * 100xp = 900xp/5 = 180xp.</text:span></text:p>
      <text:p text:style-name="P439"/>
      <text:p text:style-name="P440">Sometime in the morning of the second day from their leaving camp in the night, everyone gathers together. “Be ready. We’re going to take the canoes and see if we can find a river ford or something. <text:s/>Be cautious. We’ve been lucky so far but we might not have the same luck out there. “</text:p>
      <text:p text:style-name="P440"/>
      <text:p text:style-name="P441">Gak gives a look at Blaze “Use your head more. That was really a close one and we cannot afford it in an emergency. Think before you boom”.</text:p>
      <text:p text:style-name="P441"/>
      <text:p text:style-name="P441">Everyone gathers their things and gets in the same canoe. <text:span text:style-name="T520">[4hr journey-- encounters: 5,8,2,2 == no encounters]</text:span>. <text:span text:style-name="T1135">Toward the end of the ride, a castle covered in tangled brush and trees emerges. The moat is full and overflowing with gunk and disgustingness. The south face is the only clearly visible part of the structure and yet there are reed huts and longhouses everywhere. </text:span><text:span text:style-name="T613">[19 stealth check by lizards. Pass. Two scouts have gone to warn bullywugs, 2 follow, and 2 remain behind]</text:span><text:span text:style-name="T1135">.</text:span></text:p>
      <text:p text:style-name="P441"/>
      <text:p text:style-name="P442">At part of the bank of this river path, a landing area with half a dozen canoes laying on it can be seen. As they unload at the landing site, they take prepare themselves stealthily.. <text:span text:style-name="T520">[Stealth checks DC 10: Gak(13+1=14),Shump(18+2=20),Jao(9+9=18),Blaze(18+1=19),Darv(17).All pass.] <text:s/></text:span>As far as the lizardmen on shore know, they aren’t present. The 2 sentries watching from the water however have been tracking and can still see. (LS1,LS2). </text:p>
      <text:p text:style-name="P442"/>
      <text:p text:style-name="P443">Up a small sandy hill in the distance is a <text:span text:style-name="T1136">stoackade that looks to be made of logs stacked up to 5 foot high. Just between this and the castle is a small forested area. <text:s/>--Follow me gang-- Gak says, leading everyone up the path to the forest. <text:s/></text:span><text:span text:style-name="T614">[stealth check 1d2: 1 caught, 2 not == 1. caught]</text:span><text:span text:style-name="T1136">. A lizardfolk approaches them with club raised and a hand out. “You. What doing?” It’s coming from the stockade.</text:span></text:p>
      <text:p text:style-name="P916"><text:soft-page-break/>[Init: Lizardfolk1 (10), Gak(10+1=11),Shump(4+7=11),Jao(13+3=16),Blaze(18+1) ,Darv( 16)]</text:p>
      <text:p text:style-name="P916">Restated Init: Blaze(19),Jao(16),Darv(16),Gak(11),Shump(11),Lizardfolk1(10).</text:p>
      <text:p text:style-name="P916"/>
      <text:p text:style-name="P916">Round 1</text:p>
      <text:p text:style-name="P916"><text:span text:style-name="T2">Blaze tosses a firebolt it’s way. </text:span>[19+9=28.hit. <text:span text:style-name="T1137">5+4=9 fire dmg. 22-9=13hp. Lizardfolk1]</text:span><text:span text:style-name="T218">. Jao throws a psydagger at it </text:span><text:span text:style-name="T1137">[15+6=21.hit. 6+3=9psy dmg. 13-9=4hp Lizardfolk1]</text:span><text:span text:style-name="T218">. Darv mindslivers it </text:span><text:span text:style-name="T1137">[1. autofail. 6+1=7psy dmg. Dead]</text:span><text:span text:style-name="T218">. It quickly drops.</text:span></text:p>
      <text:p text:style-name="P460"/>
      <text:p text:style-name="P917">[Stealth checks: Gak(1.fail. ), Shump(15+2=17 ), Jao( 20+ 9=29), Blaze(7+1=8 ), Darv (17 )]</text:p>
      <text:p text:style-name="P917"><text:span text:style-name="T2">Shump picks up the corpse and carries it to the forest, where he dumps it on the side. </text:span><text:span text:style-name="T219">The loud roars and hisses of lizards can be heard over the wall. </text:span><text:span text:style-name="T220">Blaze casts minor illusion and the sound of a lion’s roar can be heard inside. </text:span><text:span text:style-name="T1138">[2,20...= 20 +4 = 24 vs investigation 9-4 = 5. fail]</text:span><text:span text:style-name="T220">. The lizards begin to agitate in a panic as the lion roars continue. Gak takes a que from this and blasts the stockade walls. </text:span><text:span text:style-name="T1138">[ 19+vs AC15.hit. <text:s/>1+2=3dmg vs 20hp. =17 hp left].</text:span><text:span text:style-name="T220"> Blaze firebolts at it </text:span><text:span text:style-name="T1138">[10+9=19.hit.3+4=7 fire damage. 10Hp left. Fire has broken out.]</text:span><text:span text:style-name="T220">. The lizards begin to panic as the fire sparks and </text:span><text:span text:style-name="T221">gets bigger and bigger. The sounds have ended now. The fire spreads to the entire wall and lizards begin to jump through gaps in the flames where logs have fallen apart from the ties being burnt away. </text:span></text:p>
      <text:p text:style-name="P918">[1500xp to Blaze and Gak. Gak = 15718xp. Blaze = 11810xp]<text:span text:style-name="T2">. Giant monstrous lizards </text:span><text:span text:style-name="T1139">[2d4=3+3=6 lizards]</text:span><text:span text:style-name="T222"> </text:span><text:span text:style-name="T2">begin fleeing toward the swamp, toward the camp, and toward the bullywog camp. The stir begins to get serious attention.</text:span>[1d2. 1 the frogs freak out too. 2 the frogs don’t freak out. == 2.frogs don’t freak out]<text:span text:style-name="T2">. Lizardfolk begin runni</text:span><text:span text:style-name="T222">ng </text:span><text:span text:style-name="T2">out of </text:span><text:span text:style-name="T222">the lodges to capture and put down the 2 that wandered toward the lodges nearest the structure on the south side. Two more lizards escape to the swamp driving away the lizardfolk scouts. The remaining two giant lizards are causing significant havoc as the bullywogs attempt to fight back. From the shaded shelter of the thick trees the havoc in the distance is visible.</text:span></text:p>
      <text:p text:style-name="P461"/>
      <text:p text:style-name="P919"><text:span text:style-name="T222">J</text:span><text:span text:style-name="T2">ao attempts to climb a tree hanging over the moat.</text:span>[Acrobatics Check: 17+3=20 vs DC10. Pass.]<text:span text:style-name="T2"> As he makes his way to the top, he hangs in the air with space to go. <text:s/>He pulls himself to stand on the top of the branch </text:span>[Acrobatics again: 9+3=12 vs DC12. Pass. ]<text:span text:style-name="T2"> then pulls out his 2 immovable rods and takes a leap. </text:span>[Athletics to make the distance minimal, acrobatics to avoid hitting the wall: 4+2 = 6 vs DC10. Fail. He jumps but without enough umph to get across. Acrobatics nullified]<text:span text:style-name="T2">. Jao begins to float casually , giving him an opportunity to use his immovable rods. He begins to climb the air toward the wall before going around. </text:span><text:span text:style-name="T223">No openings are available for him so he continues around toward the main gate. Using one immovable rod as a chair and the other for balance, Jao pulls out a bottle. --I’m throwing the eversmoker in the main gate. Make your way over before they secure it in the panic--. Gak receives the message and the gang slowly leave the tree line along the shore of the moat, making their way toward the gate. <text:s/>Jao has thrown the eversmoking bottle and activated it with the command word, sending smoke out at the opening. Within an instant the smoke blocks off the view of the lizardfolk huts from the main gate. He then drops down with his rods and replaces them in their spaces on his belt before hiding. </text:span><text:span text:style-name="T1140">[with advantage. 9+9=18 or 1. 18. ]</text:span><text:span text:style-name="T223">. The whole gang meets up at the edge of the smoke. Panic and animalistic arguing can be heard in the air as the bullywogs fight the lizards and aggressively threaten the lizardfolk who implore them not to hurt the lizards. At the gate itself, the 10 bullywog strong force with their 4 giant frogs flee from the smoke further into the interior. </text:span><text:span text:style-name="T224">On the upperfloor the sound of panicked croaking can also be heard.</text:span></text:p>
      <text:p text:style-name="P462"/>
      <text:p text:style-name="P920"><text:span text:style-name="T2">Gak’s Gang enter the smoke, which has expanded from a 60ft radius to an 80 ft radius. The entire barbican is covered in smoke and nobody wants to go inside or outside for fear of a fire. <text:s/>Jao says the magic word and closes up the bottle, </text:span>[10 minute timer smoke]<text:span text:style-name="T2"> before replacing it in his pack. <text:s/></text:span>[directional guide: 1d8. 1-4 are cardinal directions(north,south,east,west), 6-8 are the directions corresponding to closest angle. 2. South.]<text:span text:style-name="T2">. The party goes south, Shump and Jao in front, Gak and Blaze in the middle, and Darv in the back. <text:s/>As they go through the smoke, </text:span><text:span text:style-name="T225">they </text:span><text:soft-page-break/><text:span text:style-name="T225">notice the slosh of mud on stone. Occasionally someone might step on a wooden board while navigating, but the lack of visibility makes it hard to track where things are. At some point they notice an opening to the causeway. <text:s/></text:span></text:p>
      <text:p text:style-name="P463"/>
      <text:p text:style-name="P921"><text:span text:style-name="T2">However, sitting in the hallway discussing it are those 10 bullywogs and their 4 frogs. <text:s/>They take notice of the Gang groping their way through the smoke. “Why you make smoke?!” one of them asks in broken Common. A quick thinking Gak wags a finger. “It was not us. We were caught in the middle of it.”</text:span>[Deception check <text:span text:style-name="T1141">5+</text:span> <text:span text:style-name="T1141">6</text:span>vs DC <text:span text:style-name="T1141">17</text:span>+ <text:span text:style-name="T1141">0= 11 vs 17. fail]</text:span><text:span text:style-name="T226">. </text:span></text:p>
      <text:p text:style-name="P445">“No you make” it says again aggressively. </text:p>
      <text:p text:style-name="P922">[Init: B1(5+1=6 ), B2(19+1=20) , B3( 16+1=17), B4(12+1=13 ), B5(9+1=10 ), B6(1+1=2), B7(16+1=17 ), B8( 17+1=18), B9( 9+1=10), B10( 11+1=12), F1(9+1=10 ), F2( 15+1=16), F3( 19+1=20) ,F4( 19+1=20) </text:p>
      <text:p text:style-name="P922">Gak( <text:span text:style-name="T1142">3</text:span>+1<text:span text:style-name="T1142">=4</text:span>), Shump( <text:span text:style-name="T1142">9</text:span>+7<text:span text:style-name="T1142">=16</text:span> ), Jao (<text:span text:style-name="T1142">5</text:span>+3<text:span text:style-name="T1142">=8</text:span> ), Blaze(<text:span text:style-name="T1142">5</text:span>+1<text:span text:style-name="T1142">=6</text:span> ), Darv(<text:span text:style-name="T1142">11</text:span>)</text:p>
      <text:p text:style-name="P922">Restated: <text:s/><text:span text:style-name="T1142">B2(20),F4(20),F3(20),B8(18),B7(17),B3(17),</text:span><text:span text:style-name="T1143">Shump(16),</text:span><text:span text:style-name="T1142">F2(16),</text:span><text:span text:style-name="T1143">B4(13),B10(12),Darv(11),B9(10),B5(10),</text:span><text:span text:style-name="T1144">F1(10)</text:span><text:span text:style-name="T1143">,Jao(8),Blaze(6),B1(6),Gak(4),B6(2)</text:span></text:p>
      <text:p text:style-name="P922">]</text:p>
      <text:p text:style-name="P444">“<text:span text:style-name="T1144">No, I not make.” Gak insists, leaning on his duke act for charismatic weight. </text:span><text:span text:style-name="T615">[2 <text:s/>vs 16. fail]</text:span><text:span text:style-name="T1144">. The frogman signals and spears come out, aimed at the Gang. </text:span></text:p>
      <text:p text:style-name="P444">“<text:span text:style-name="T1144">If I made the smoke, do you really think it is a good idea to mess with me?” Gak asks.</text:span></text:p>
      <text:p text:style-name="P444">“<text:span text:style-name="T1144">You outnumber. We own castle.” It responds glibly. Shump goes on the attack against the leader(B2). </text:span><text:span text:style-name="T615">[3+</text:span><text:span text:style-name="T616">8=11. <text:s/>Precision(1d8 = 5). 11+5= 16. hit. 3+5=8dmg. B2 11-8=3hp.]</text:span><text:span text:style-name="T1145">. </text:span><text:span text:style-name="T616">[Attack again: 6+8=14. miss]</text:span><text:span text:style-name="T1145">. One blow hits and hurts the bullywog, the other bounces off it. <text:s/>F2 attacks Shump for hurting it’s master. </text:span><text:span text:style-name="T616">[</text:span><text:span text:style-name="T617">14+3=17. Miss]. </text:span><text:span text:style-name="T1146">B4 attacks Shump too</text:span><text:span text:style-name="T617">[advantage 9 or 6= 9 + 3=12.miss][advantage 3 or 13: 13 + 3 = 16. miss]</text:span><text:span text:style-name="T1146">. B10 makes a rush for Jao.</text:span><text:span text:style-name="T617">[10+3=13, 8+3=11 vsAC14. Miss,miss]</text:span><text:span text:style-name="T1146">. </text:span><text:span text:style-name="T617"><text:s/></text:span><text:span text:style-name="T1147">Darv yells “watch out!”, casts hypnotic pattern from the back. </text:span><text:span text:style-name="T618">[B1(8),B2(6),B3(9),B4(4),B5(9),B6(7),B7(19),B8(18),B9(14),B10(3),F1(20),F2(17),F3(16),F4(1),Gak(16),Shump(20),Jao(15),Blaze(19).</text:span></text:p>
      <text:p text:style-name="P446"><text:span text:style-name="T618">V</text:span><text:span text:style-name="T520">s DC 15 = B7,B8,F1,F2,F3,Gak,Shump,Jao,Blaze all are fine. The rest are incapacitated]</text:span></text:p>
      <text:p text:style-name="P446"/>
      <text:p text:style-name="P447">F1 hops menacingly at Darv and attempts to bite him. <text:span text:style-name="T520">[14+3=17.hit. 1+1=2dmg. Darv 22-2=20hp.]</text:span> It successfully does so. <text:span text:style-name="T520">[Concentration check: 11+1=12 vs 10. success]</text:span>. Jao attacks B10 twice, hoping to cut him down while stunned. <text:span text:style-name="T520">[14 or 13(advantage). 14 + 6 = hit. 1D6+3 = 6+3 +4+1 +5 surprise attack = 19dmg. B10 dead.]</text:span>. He then attacks F3 with a thrown dagger. <text:span text:style-name="T520">[10+6 =16 vs AC11. Hit. D4+3 = 1+3=4dmg. F3 18hp – 4 = 14hp F3.]. </text:span>Blaze <text:span text:style-name="T1148">firebolts a random frog that is not stunned. He aims at B7 </text:span><text:span text:style-name="T619">[15+9=24.hit. 1+3=4. B7 11hp-4=7hp B7].</text:span><text:span text:style-name="T1148"> B1 is stunned. Gak takes aim at B8. </text:span><text:span text:style-name="T619">[7+6=13.11+6=17. 10+3=13. B8 dies]</text:span><text:span text:style-name="T1148">. B6 is stunned.</text:span></text:p>
      <text:p text:style-name="P923">Summary: B2(3hp), Darv(20hp),B10(dead), B7(7hp),B8(dead).<text:span text:style-name="T1149">F3(14hp).</text:span></text:p>
      <text:p text:style-name="P923"/>
      <text:p text:style-name="P923">Round 2</text:p>
      <text:p text:style-name="P925">[Init restatement:</text:p>
      <text:p text:style-name="P448"><text:span text:style-name="T520">B2(20),F4(20),F3(20),B7(17),B3(17),Shump(16),F2(16), B4(13),</text:span><text:span text:style-name="T620">Darv(11),B9(10),B5(10),F1(10),Jao(8),Blaze(6),</text:span><text:span text:style-name="T628">B1(6),</text:span><text:span text:style-name="T620">Gak(4),B6(2)</text:span></text:p>
      <text:p text:style-name="P926"/>
      <text:p text:style-name="P927">where the only people that can move are: B7, B8,F1,F2,F3,Gak,Shump,Jao,Blaze.]</text:p>
      <text:p text:style-name="P449"/>
      <text:p text:style-name="P449">B2 is incapacitated. F4 is incapacitated. F3 <text:s/>also hops toward Darv and attempts to bite him. <text:span text:style-name="T520">[17+3=20.hit. 3+1=4 dmg. Darv 20hp-4=16hp. Concentration save vs DC 10: 5+1. </text:span><text:span text:style-name="T621">Concentration lost.]</text:span><text:span text:style-name="T1150">. <text:s/>B7 rushes toward Jao. </text:span><text:span text:style-name="T621">[4.miss,6.miss]</text:span><text:span text:style-name="T1150">. B3 also rushes Jao. </text:span><text:span text:style-name="T622">[11+3=14. vs 14AC. Hit. 4+1 = 5. 16(bite)+3=19.hit.3+1=4dmg. 5+4=9dmg. Jao 45hp-9=36hp]</text:span><text:span text:style-name="T1151">. </text:span></text:p>
      <text:p text:style-name="P924"/>
      <text:p text:style-name="P450"><text:soft-page-break/>F1 and F3 are attacking Darv. Shump is fighting B2,F2,B4. Jao is fighting B3 and B7. <text:span text:style-name="T1151">Concentration has been lost so the effect has ended.</text:span></text:p>
      <text:p text:style-name="P464">Shump attacks <text:span text:style-name="T1152">B2 to finish him off.</text:span><text:span text:style-name="T623">[7+8=15,4+8=12. 1 hit. D8+5 = 3+5=8dmg. B2 dies.]</text:span><text:span text:style-name="T1152">. F2 attempts to take a bite out of him </text:span><text:span text:style-name="T623">[9+3=12.miss]</text:span><text:span text:style-name="T1152"> but fails to break through. <text:s/>B4 then attempts to also attack </text:span><text:span text:style-name="T623">[18+3,9+3. 1 hit. It’s bite does 4+1=5 dmg. Shump 50hp-5=45hp Shump.]</text:span><text:span text:style-name="T1152">. Darv attempts to mindsliver F3</text:span><text:span text:style-name="T623">[4-4 = 0. F3 takes 6 damage and -4 to saving throws for turn. F3 14hp-6=8hp F3.]</text:span><text:span text:style-name="T1152">. B9 hops toward Blaze and attempts to attack him. </text:span><text:span text:style-name="T623">[6+3,7+3 vs AC15. Miss,Miss] </text:span><text:span text:style-name="T1152">but misses him outright. <text:s/>B5 also joins him</text:span><text:span text:style-name="T624">[20,12.crit hit. Regular hit. Crit = 1+4+1=6. + 6+1=13. Blaze 36hp – 13 = 23hp.]</text:span><text:span text:style-name="T1153">. F1 attempts to bite Darv again. </text:span><text:span text:style-name="T624">[4.miss]</text:span><text:span text:style-name="T1153">. Jao attacks B3</text:span><text:span text:style-name="T624">[2.miss]</text:span><text:span text:style-name="T1153">. He misses however and tries again. </text:span><text:span text:style-name="T624">[4.miss]</text:span><text:span text:style-name="T1153">. </text:span><text:span text:style-name="T1154">Blaze </text:span><text:span text:style-name="T1155">casts a quickened firebolt on B9 and a regular one on B5. </text:span><text:span text:style-name="T625">[6 +9 = 15. hit. 18 +9 = 27.hit. <text:s/>B9 takes 18 damage. Dead. 5+7 = 12. <text:s/>B5 also dead.]</text:span><text:span text:style-name="T1155">. Both frogmen attacking him drop dead at his feet, with burns through their chests. </text:span><text:span text:style-name="T625">[-2 sorc points Blaze of 5. =3 sorcp oints left]</text:span><text:span text:style-name="T1155">. </text:span><text:span text:style-name="T1157">B1 attacks Blaze </text:span><text:span text:style-name="T628">[8+3.miss,3+3.miss]</text:span><text:span text:style-name="T1157">.</text:span></text:p>
      <text:p text:style-name="P465">Gak takes aim and blasts the F3 on Darv and B3. <text:span text:style-name="T520">[20,7</text:span><text:span text:style-name="T626">= crit hit,7+6=13.miss. 4+8=12. F3 dies. B3 is missed </text:span><text:span text:style-name="T520">]</text:span>. <text:span text:style-name="T1156">B6 attacks Shump </text:span><text:span text:style-name="T627">[8+3=miss,5+3=miss.]</text:span><text:span text:style-name="T1156">.</text:span></text:p>
      <text:p text:style-name="P465"/>
      <text:p text:style-name="P928">Round consolidation: B2 dead.B5 dead.B9 dead.F3 dead.</text:p>
      <text:p text:style-name="P928">Round 3</text:p>
      <text:p text:style-name="P929">Init Restatement:<text:span text:style-name="T1149">F4(20),B7(17),B3(17),Shump(16),F2(16), B4(13),</text:span><text:span text:style-name="T1158">Darv(11),F1(10),Jao(8),Blaze(6),</text:span><text:span text:style-name="T1157">B1(6),</text:span><text:span text:style-name="T1158">Gak(4),B6(2)</text:span></text:p>
      <text:p text:style-name="P929"/>
      <text:p text:style-name="P466">F4 hops toward Gak and tries to take a bite out of him. <text:span text:style-name="T520">[10+3=13 vs 12AC. Hit. 1+1=2dmg. </text:span><text:span text:style-name="T629">44Hp left Gak]</text:span><text:span text:style-name="T1159">. B7 attempts to attack Jao </text:span><text:span text:style-name="T629">[15+3=18.hit. 4+1=5dmg Jao.36-5=31hp. , 5+3=8.miss]</text:span><text:span text:style-name="T1159">. It gets a bite off on him but misses with his spear. B3 takes it’s turn trying to fight him. </text:span><text:span text:style-name="T629">[10+3.13 vs 14AC.miss. 16.hit. 2+1=3. Jao 31-3=28hp.] </text:span><text:span text:style-name="T1159">B3 lands a spear stab but not a bite. Shump attacks B4. </text:span><text:span text:style-name="T629">[13+8=21.hit. </text:span><text:span text:style-name="T630">8+5=13dmg. B4 dies]</text:span><text:span text:style-name="T1160">.Shump then attacks F2</text:span><text:span text:style-name="T630">[9+8=17.hit.5+5=10dmg.</text:span><text:span text:style-name="T631">=8hp F2]</text:span><text:span text:style-name="T1161">. </text:span><text:span text:style-name="T1162">F2 bites back at Shump </text:span><text:span text:style-name="T632">[6+3=9.miss]</text:span><text:span text:style-name="T1162">. B4 is dead. Darv mind sliver blasts F1. </text:span><text:span text:style-name="T633">[10-4=6. fail.3+3=6 psy dmg to F1. -3 to next saves]</text:span><text:span text:style-name="T1163">. </text:span><text:span text:style-name="T1164">F1 bites back at him </text:span><text:span text:style-name="T634">[10+3=13 vs ac14. Miss] </text:span><text:span text:style-name="T1164">but fails to penetrate his mail. Jao attacks B3.</text:span><text:span text:style-name="T634">[3+6=9. Miss.]</text:span><text:span text:style-name="T1164"> He tosses a psydagger at B7</text:span><text:span text:style-name="T634">[17.hit. 4+3=7dmg.B7 dead]</text:span><text:span text:style-name="T1164">. The last croak comes out as it drops. Blaze firebolts B1</text:span><text:span text:style-name="T634">[16+9=25.hit. 1+5=6 fire dmg. 11-6 = 5hp B1], </text:span><text:span text:style-name="T1164">causing severe burns. <text:s/>B1 responds in turn with it’s own attack </text:span><text:span text:style-name="T634">[14+3,17+3= 17 and 20. Both hit. 5+1 + 3 + 1=10dmg on Blaze. 36-10=26]</text:span><text:span text:style-name="T1164">. </text:span><text:span text:style-name="T1165">Gak takes aim and blasts both F4 and B1. </text:span><text:span text:style-name="T635">[10+6,17+6.both hit.6+3=9dmg F4. 5+3=8dmg B1.</text:span><text:span text:style-name="T636">B1 dead]</text:span><text:span text:style-name="T1166">.B6 attacks Shump </text:span><text:span text:style-name="T636">[16+3,3+3= 19.hit. 1+1=2dmg Shump. 45-2=43hp]</text:span><text:span text:style-name="T1166">.</text:span></text:p>
      <text:p text:style-name="P466"/>
      <text:p text:style-name="P930">Round 4</text:p>
      <text:p text:style-name="P930">Init: F4(20),B3(17),Shump(16),F2(16),Darv(11),F1(10),Jao(8),Blaze(6),Gak,B6.</text:p>
      <text:p text:style-name="P467"/>
      <text:p text:style-name="P930"><text:span text:style-name="T2">F4 attacks Gak again.</text:span>[1.crit miss]<text:span text:style-name="T2">. B3 </text:span><text:span text:style-name="T227">attacks Jao </text:span><text:span text:style-name="T1167">[7+6=13.hit.3+6=9.miss. 1+1=2dmg Gak. 42Hp left]</text:span><text:span text:style-name="T227">. Shump attacks F2 </text:span><text:span text:style-name="T1167">[15+8.hit. 3+5=8dmg. =dead]</text:span><text:span text:style-name="T227">. He then turns and attempts to finish off B6</text:span><text:span text:style-name="T1167">[13+6=19.hit. 8+5=13. dead]</text:span><text:span text:style-name="T227">. Darv blasts F1 again. </text:span><text:span text:style-name="T1167">[1. fail. 1+3=4 psy dmg.9hp left F1]</text:span><text:span text:style-name="T227">. F1 in turn bites at him. </text:span><text:span text:style-name="T1167">[2.fail.miss]</text:span><text:span text:style-name="T227">. Jao turns his full attentions on B3.</text:span><text:span text:style-name="T1167">[11+6,18+6. Both hit. 3+</text:span><text:span text:style-name="T1168">3=6. 3+3=6.=12 dmg. Dead]</text:span><text:span text:style-name="T228">. He stabs it with dual psyblades and it drops at his feet. Blaze casts firebolt at F1. </text:span><text:span text:style-name="T1168">[10+9=19.hit. 3+3=6dmg. ]</text:span><text:span text:style-name="T228">. Gak finishes off the frog. </text:span><text:span text:style-name="T1168">[10+6,3+. 1 hit.9. dead]</text:span><text:span text:style-name="T228">.</text:span></text:p>
      <text:p text:style-name="P468">The smoke circle has shrunk by this time and the barrican starts to come into view gradually. <text:s/>All the frogs and bullywogs on L1 are dead. Those up top have not yet peeked over.</text:p>
      <text:p text:style-name="P931">[10*50 + 4 * 50 = 500+200 = 700/6 =117 xp each. Gak(15718+117=<text:span text:style-name="T1169">15835</text:span>),Shump( 11892+117=<text:span text:style-name="T1169">12009</text:span>),Jao(14468+117<text:span text:style-name="T1169">=14585</text:span>),Blaze(11810+117=<text:span text:style-name="T1169">11927</text:span>),Darv(10360+117=<text:span text:style-name="T1169">10477</text:span>)]<text:span text:style-name="T2">. </text:span></text:p>
      <text:p text:style-name="P468"/>
      <text:p text:style-name="P932"><text:span text:style-name="T2">The gang rushes onward across the causeway toward the inner yard.</text:span><text:span text:style-name="T229">They turn around a corner and spy a group of lizard folk</text:span><text:span text:style-name="T1170">[1d6-1,1d6-1 = 4-1,5-1== 3 lizards, 4 bollywogs]</text:span><text:span text:style-name="T229"> in the yard, training and </text:span><text:soft-page-break/><text:span text:style-name="T229">arguing. The lizardfolk are training, the bollywogs are egging them on. <text:s/>Gak takes a position using spiderclimb to get some ground on the second floor. </text:span><text:span text:style-name="T230">He is hanging from 1H/2K. --I’m going to snipe them and see if I can start a fight. -- </text:span><text:span text:style-name="T1171">[stealth check: 15]</text:span><text:span text:style-name="T230"> Nobody seems to notice his ascent or that he is even there. Gak takes aim and fires at one of the bollywogs. </text:span><text:span text:style-name="T1171">[advantage 12+6, 13+6. 2 hits.1+3+4+3 = 11dmg.]</text:span><text:span text:style-name="T230"> The bollywog is impacted and blown right into another one. The rest warble in surprise. They begin shaking their comrade who doesn’t come alive.</text:span><text:span text:style-name="T1171">[stealth check Gak: 4+1 = 5. ]</text:span><text:span text:style-name="T230">. Jao slips over to the nearest covered space and throws a </text:span><text:span text:style-name="T231">psy</text:span><text:span text:style-name="T230">knife </text:span><text:span text:style-name="T1171">[stealth check Jao:17 or 10. 17 + 9 = 26.] [ 9 or 15. 15. +6. Hit. 4+3+4+6 +3 = 20dmg.]</text:span><text:span text:style-name="T230">. </text:span><text:span text:style-name="T1172">[stealth check to remain hidden: 3 or 7. 7 + 9 = 16.]</text:span><text:span text:style-name="T231"> and a lizardman drops. They exchange heated words, pointing to their own casualties and blaming the other. Finally the fight begins. </text:span><text:span text:style-name="T1172">[1d4. 1, lizard dies, 2 lizard wounded half health, 3 bollywog dies, 4 bollywog half health = 1. One of the lizards dies.2 lizards vs 3 bollywogs…...next roll 1..another lizard dies. ..</text:span><text:span text:style-name="T1173">next roll 4….bollywog is injured. 1...last lizard dies.]</text:span><text:span text:style-name="T232"> The bollywogs begin doing things to the bodies of the lizardmen in anger. Gak blasts 2 different ones. </text:span><text:span text:style-name="T1173">[20,19. == crit hits == 9+3+8+4+3dmg. B1 takes 12 damage and dies. B2 takes 12 damage and dies.]</text:span><text:span text:style-name="T232"> The last remaining bollywog, who is injured, is taken by surprise. Jao throws a psyknife at it </text:span><text:span text:style-name="T1173">[12+6=18.hit. 3+2+6+1 = 12.dead]</text:span><text:span text:style-name="T232">. It drops dead in a heap.</text:span></text:p>
      <text:p text:style-name="P520"/>
      <text:p text:style-name="P933">XP: 500/2 (Gak,Jao== Gak: 15835+250 =<text:span text:style-name="T1174">16085</text:span> <text:s text:c="2"/>,Jao:14585 + 250<text:span text:style-name="T1174">=14835)</text:span></text:p>
      <text:p text:style-name="P934">HP as of this moment:</text:p>
      <text:p text:style-name="P934">Gak: 42hp/46max</text:p>
      <text:p text:style-name="P934">Shump:43hp/50max</text:p>
      <text:p text:style-name="P934">Jao:28hp/45max</text:p>
      <text:p text:style-name="P934">Blaze:26hp/36max</text:p>
      <text:p text:style-name="P934">Darv:16hp/22max</text:p>
      <text:p text:style-name="P934">Spells as of this moment:</text:p>
      <text:p text:style-name="P935">Darv(hypnotic pattern 1 cast, L3, 1 of 2).</text:p>
      <text:p text:style-name="P935">Blaze(quickened firebolt = -2sorc points = 3 sorc points remaining.)</text:p>
      <text:p text:style-name="P935"/>
      <text:p text:style-name="P936">Direction: 1d6 <text:s text:c="2"/>where 1L is 1, 1P is 2, 1Q is 3, 1G is 4, 1F is 5, 1H is 6.</text:p>
      <text:p text:style-name="P937">Roll: 1. The gang goes to 1L<text:span text:style-name="T2">.</text:span></text:p>
      <text:p text:style-name="P469"/>
      <text:p text:style-name="P937"><text:span text:style-name="T2">Quickly coming down, Gak doubles back to the gang. “Follow me”. They crowd into a door on the left side of the yard where the bullywogs and lizardfolk were. They push it open and inside they’re greeted by a wooden statue of Tiamat, the queen of dragons, standing majestically in the chapel room. <text:s/>The space clearly has been used for religious services but it’s most recent use seems to be under Tiamat. <text:s/></text:span>[1d2 where 1 is yes, 2 is no, for if any cultists are present:1,yes.]<text:span text:style-name="T2">. <text:s/>A young man in cult garbs is sitting on the far side of the room, contemplating inside of a book. He looks up at the Gang, waves his hand quietly in greeting, and then goes back to his prayers, preoccupied. <text:s/></text:span></text:p>
      <text:p text:style-name="P469"/>
      <text:p text:style-name="P469">[Investigation check full party: Gak: <text:span text:style-name="T1175">12+</text:span> <text:span text:style-name="T1175">0=12</text:span>, Shump:<text:span text:style-name="T1175">13-2=11</text:span> , Jao:<text:span text:style-name="T1175">1+= fail</text:span> <text:s/>, Blaze:<text:span text:style-name="T1175">18+2=20</text:span> <text:s/>, Darv:<text:span text:style-name="T1175">20 </text:span><text:s text:c="2"/>vs DC15. <text:span text:style-name="T1175">Blaze and Darv find it]</text:span><text:span text:style-name="T637">. </text:span></text:p>
      <text:p text:style-name="P470"/>
      <text:p text:style-name="P470">Blaze strolls up to the statue and begins checking it out. Darv comments that the figure seems unusually lizardfolklike in nature despite resembling Tiamat. <text:s/>While touching one of the heads, that of a black dragon, he uncovers a hidden apartment with a dagger. <text:s/>He pulls it out and says “I wonder what this was doing there”. <text:span text:style-name="T1176">He holds it up, but failing an answer from the preoccupied cultist, just pockets it for later. </text:span><text:span text:style-name="T638">[Darv obtains Dagger of Venom]</text:span><text:span text:style-name="T1176">. Toward the south side are a bunch of arrow slits in a space that hasn’t been manned for a while. It faces outward to the causeway. Gak breaks the awkward silence. “Ahem….”</text:span></text:p>
      <text:p text:style-name="P470">“<text:span text:style-name="T1176">Yes?” the cultist asks as <text:s/></text:span><text:span text:style-name="T1177">he looks up from the book again.</text:span></text:p>
      <text:p text:style-name="P470">“<text:span text:style-name="T1177">We got here as a fight broke out….</text:span><text:span text:style-name="T1178">some lizardmen and the frogmen went at it.”</text:span><text:span text:style-name="T639">[6+3+3=12 vs DC10]</text:span><text:span text:style-name="T1178">. “Who do we report to and who do we report it to?”</text:span></text:p>
      <text:p text:style-name="P471"><text:soft-page-break/>The cultist looks Gak over <text:span text:style-name="T520">[investigation check vs DC12: 12.pass]</text:span>. </text:p>
      <text:p text:style-name="P471">“<text:span text:style-name="T1179">There was a fight? Were you involved in it?”</text:span></text:p>
      <text:p text:style-name="P471">“<text:span text:style-name="T1179">No” Gak lies </text:span><text:span text:style-name="T640">[11+3+3=17 vs 9. Gak succeeds]</text:span><text:span text:style-name="T1179">. “We got here after it. Big mess outside too. I was told this assignment would be a degree more…...organized. Instead it’s just swamp and swamp creatures fighting one another.”. <text:s/></text:span></text:p>
      <text:p text:style-name="P471">“<text:span text:style-name="T1179">Where did you come from?” the curious cultist asks</text:span></text:p>
      <text:p text:style-name="P471">“<text:span text:style-name="T1179">Down south. You wouldn’t know it.” Gak states with an air of avoidance </text:span><text:span text:style-name="T640">[deception check:9+6=15 vs 4. success]</text:span><text:span text:style-name="T1179">. “So where do we go and who do I talk to about what’s going on outside?”</text:span></text:p>
      <text:p text:style-name="P471">“<text:span text:style-name="T1180">Probably I should take you to Dralmorrer in the keep” he says with a sigh, putting the prayerbook away in some cubby next to his chair. <text:s/>“Follow me” he says, gesturing to back outside. <text:s/>When they get outside and cross the courtyard, the corpses still lay in their place unnoticed. <text:s/>“I see what you mean. Ick..What a mess” the cultist says with a scoff. </text:span><text:span text:style-name="T1181">He leads them to the keep entryway where nearby 3 guard drakes take notice and strut over before turning back upon recognizing the cultist. “Don’t mind them...They’ll get used to you pretty fast.” promises the cultist. “</text:span><text:span text:style-name="T1182">They’re like puppies almost”. <text:s/>Blaze stifles a laugh while Jao gives him a playful jab in the ribs. “Shh..” The cultist doesn’t notice as he’s occupied with pulling out a hidden ladder to bridge the gap in height between the bottom step and the courtyard floor. With it in place, the Gang ascends quietly behind Gak’s lead. The stout wooden door, clearly repaired and well kept, opens freely and they continue inside to a small hall that has tables and benches scattered around. <text:s/></text:span></text:p>
      <text:p text:style-name="P471"/>
      <text:p text:style-name="P472">The Gang continues upwards around the spiral staircase, arriving at the top (2U). This second level is clearly occupied, with a doored off room just behind the stairs. The main room that the stairway opens to is a mix of an office and a sitting room. A hearth on the west wall, around where the middle of the keep would be, heats the room pleasantly. <text:s/>A writing desk with a large padded chair and a bench are next to it. <text:s/>Sitting at the desk is an elf, <text:span text:style-name="T1183">reading a book. He turns, notes the group, and says “who are you?”</text:span></text:p>
      <text:p text:style-name="P472"/>
      <text:p text:style-name="P472">“<text:span text:style-name="T1183">They have been sent from the south” interrupts the cultist from the chapel. “Th</text:span><text:span text:style-name="T1184">ere has been some insubordination among the lizardfolk and bullywogs again. It got rather messy out there and these guys wanted to report it while reporting in.”</text:span></text:p>
      <text:p text:style-name="P472"/>
      <text:p text:style-name="P472">“<text:span text:style-name="T1184">Go summon Pharblex and Snapjaw” the elf bellows at the cultist, sending him running down the stairs.</text:span></text:p>
      <text:p text:style-name="P472">“<text:span text:style-name="T1184">My apologies...now who did you say you were? Reinforcements from the south?”</text:span></text:p>
      <text:p text:style-name="P472">“Yes…<text:span text:style-name="T1184">.I am Kag and these are some mercenaries that I’ve brought with me.”</text:span><text:span text:style-name="T641">[deception vs investigation: </text:span><text:span text:style-name="T642">13 +6 vs 6+3 == 19 vs 9. Gak wins]</text:span><text:span text:style-name="T1185">. </text:span></text:p>
      <text:p text:style-name="P472">“<text:span text:style-name="T1185">Well met Kag. Why were you sent? This is the first I have heard of it.” (Dralmorrer)</text:span></text:p>
      <text:p text:style-name="P472">“<text:span text:style-name="T1185">Well met. Who might you be?” Gak asks forwardly</text:span></text:p>
      <text:p text:style-name="P472">“<text:span text:style-name="T1185">I am Dralmorrer Grayborn, wearer of purple here. I run the show when Rezmir is away. Currently she is also here, but, I handle the day-to-day business. That is probably why you were brought my way...is it not?”</text:span></text:p>
      <text:p text:style-name="P472">“<text:span text:style-name="T1185">There is utter chaos outside. Giant lizards roaming around, bullywogs and lizardfolk feuding, bodies everywhere.” Gak informs him. “I am unsurprised to have been sent to reinforce you here.”</text:span></text:p>
      <text:p text:style-name="P472">“<text:span text:style-name="T1185">What is the extent of damages?” the now curious elf asks. “Why hasn’t anyone brought this to my attention before?”</text:span></text:p>
      <text:p text:style-name="P472">“<text:span text:style-name="T1185">I couldn’t tell you more than you have a handful of corpses in the very courtyard outside your window and more on the way in. The rest seems pretty severe. Fires, giant lizards, fighting. This seems like an absolute breakdown of discipline in your ranks.” Gak asserts.</text:span></text:p>
      <text:p text:style-name="P472"/>
      <text:p text:style-name="P473"><text:soft-page-break/>After a few moments of discussing comings and goings outside, a stinking fat mass of a bollywog shows up wearing some sort of creature’s head on it’s own. Next to it is a scarred lizardfolk that seems none-to-happy.</text:p>
      <text:p text:style-name="P473"/>
      <text:p text:style-name="P473">“You call me?” the bollywog demands. “What you want?”</text:p>
      <text:p text:style-name="P473">“You have been fighting again. Rezmir will not be pleased.” the elf replies with a stern tone and look on his face.</text:p>
      <text:p text:style-name="P473">“I not fighting. Who say?” the bollywog asks aggressively</text:p>
      <text:p text:style-name="P473">The lizardman next to him has a steely look in his eye. “My tribe lose many today. Frogs make fire. Frogs free lizards. Frogs make problems.”</text:p>
      <text:p text:style-name="P473">“Not make problems, you is problem lizzzzzzzzzzardd!” Pharblex declares matter-of-factly.</text:p>
      <text:p text:style-name="P473">“Quiet! These guests of mine have reported excessive violence between you two again. This will end. Today. Now.” Dralmorrer says, trying to have the final word. </text:p>
      <text:p text:style-name="P473">“Guests came alone. My scouts tell them. Nasty frogs not listen. Not bring you.”(Snapjaw)</text:p>
      <text:p text:style-name="P473">“Stupid lizards not tell us!” Pharblex defensively says. “<text:span text:style-name="T1186">Stupid lizards waste time ruining huts! Making problems!”</text:span></text:p>
      <text:p text:style-name="P473"/>
      <text:p text:style-name="P474">Dralmorrer puts his head in his hands, clearly frustrated by the arguing.</text:p>
      <text:p text:style-name="P474">From the silent Gang one voice goes up, from Blaze who is looking to trouble-make. “I think the lizardfolk did it. There are more bollywog bodies down there than lizardfolk.”</text:p>
      <text:p text:style-name="P474">“Child not there. Child not know saying” responds Snapjaw coldly. “Child not watch Suncaller die because frog jealous”</text:p>
      <text:p text:style-name="P474"/>
      <text:p text:style-name="P475">Dralmorrer teleports a longsword into his hand as he rises. He approaches both creatures with it drawn. “We have an alliance and an agreement. When the deliveries are finished and Tiamat is summoned, you can fight between yourselves for the castle. It will not matter. Until then, do as told. Or I will remove both of you and find replacements.”</text:p>
      <text:p text:style-name="P475"/>
      <text:p text:style-name="P475">A small mark of Tiamat appears on the blade of his sword in neon colors of the chromatic scale. <text:span text:style-name="T1187">He then sheathes it and addresses Gak. <text:s/>“Go, take a rest. Take the quarters in the tower just beyond the hall to our west. <text:s/>Don’t touch anything, it is all for Tiamat’s hoard. There is a space however that is empty and available for you.”</text:span></text:p>
      <text:p text:style-name="P476"/>
      <text:p text:style-name="P476">“Our gratitude. How do we avoid unfortunate………...accidents….around here, given the circumstances?” Gak asks slyly trying to trample feelings a bit more.</text:p>
      <text:p text:style-name="P476"/>
      <text:p text:style-name="P476">“Pharblex. Snapjaw. Inform your followers that the new visitors are not to be bothered.” Dralmorrer announces as he returns to his table. “Now go. Everyone.”</text:p>
      <text:p text:style-name="P476"/>
      <text:p text:style-name="P477">On the way down, Snapjaw pulls Gak aside. “You come me. I show you room.”. He leads the way through the Great Hall, half filled with tables and half filled with general treasure items stacked and being sorted. They go to the back wall and through a door. They arrive at an unused chamber full of wet and mold. Centipedes can be found writhing around.</text:p>
      <text:p text:style-name="P938">[Initiative: 10 Giant Centipedes, Gang.</text:p>
      <text:p text:style-name="P938">GC1: <text:s/>7+2=9, GC2:2+2=4,GC3: 17+2<text:span text:style-name="T1188">=19</text:span>, GC4: 4+2<text:span text:style-name="T1188">=6</text:span>, GC5: 6+2<text:span text:style-name="T1188">=8</text:span>, GC6: 17+2<text:span text:style-name="T1188">=19</text:span>, GC7: 6+2<text:span text:style-name="T1188">=8</text:span>, GC8: 11+2<text:span text:style-name="T1188">=13</text:span>, GC9: 6+2<text:span text:style-name="T1188">=8</text:span>, GC10: 20+2<text:span text:style-name="T1188">=22</text:span></text:p>
      <text:p text:style-name="P938">Gak:19+1=20</text:p>
      <text:p text:style-name="P938">Shump:9+7=16</text:p>
      <text:p text:style-name="P938">Jao:6+3 = 9</text:p>
      <text:p text:style-name="P938">Blaze:11+1 = 12</text:p>
      <text:p text:style-name="P938">Darv:12</text:p>
      <text:p text:style-name="P938"><text:soft-page-break/>Restated: GC10(22),<text:span text:style-name="T1188">Gak(20),GC6(19),GC3(19),Shump(16),GC8(13),Blaze(12),Darv(12),Jao(9),GC1(9),GC9(8),GC5(8),GC7(8)GC4(6),GC2(4), Snapjaw sits out for now]</text:span><text:span text:style-name="T233">.</text:span></text:p>
      <text:p text:style-name="P521"/>
      <text:p text:style-name="P939"><text:span text:style-name="T2">One centipede immediately goes for Gak. </text:span>[9 or 2..disadvantage = 2 + 4 = 6. miss]<text:span text:style-name="T2">. It misses however. Gak takes a step back and then turns and blasts it. </text:span>[18+6=24. hit. 15+6=21.hit. 10+5+3+3=21dmg.dead]<text:span text:style-name="T2">. The centipede turns into chunks scattered all over the place from the force of the blast. <text:s/>Another tries it’s luck attacking Gak(GC6)</text:span>[12 or 17 disadvantage. 12 +4 = 16. Hit. <text:span text:style-name="T1189">1D4+2 = 3 +2 = 5dmg + 3d6 poison dmg if con fail. 2+2+5 = 9poison dmg. Con check: 7+3conmod = 10. fail. 5+9 = 14 dmg Gak. 28Hp left]</text:span><text:span text:style-name="T234">. GC3 also attempts to attack him </text:span><text:span text:style-name="T1189">[disadvantage 20 or 12. 12. +4 = 16. hit. 1+2 = 3dmg. +6+4+2 =3+12 . con check. 11+3=14.pass. 28-3 = 25hp left Gak]. </text:span><text:span text:style-name="T234">Shump goes on the charge and slams his sword into GC6 and GC3 in that order </text:span><text:span text:style-name="T1189">[14+8,3+8 = 22(hit), 11vs 13.fail. = 3+5=8dmg. GC6 dies]. </text:span><text:span text:style-name="T234">His heroic effort manages to take out GC6 but not GC3. GC8 attacks Shump</text:span><text:span text:style-name="T1189">[16+3=19.hit.4+2 = 6 + (5+5+1=11). Con save. 6+3mod=9. Vs 11. Fail. Shump takes 6+11=17 dmg. 26Hp left Shump]</text:span><text:span text:style-name="T234">. The fangs find a chink and poison Shump a bit. </text:span><text:span text:style-name="T235">Blaze steps forward and attempts to engulf GC1+GC9+GC5+GC7+GC4+GC2 in blazing hands. He takes aim and sends flames out.</text:span><text:span text:style-name="T1190">[Dex saves: GC1: 16+2=18 <text:s text:c="3"/>pass <text:s text:c="5"/>, GC9: <text:s text:c="2"/>12+2=14 <text:s/>fail <text:s text:c="5"/>, GC5: 16+2=18 <text:s/>pass <text:s text:c="2"/>, GC7: <text:s/>9+2=11 <text:s text:c="2"/>fail <text:s text:c="3"/>, GC4: 7+2=9 <text:s text:c="2"/>fail , GC2: 4+2=6 fail <text:s text:c="2"/>. 3d6+2d6=5d6 = 2+4+3+6+2=17 fire dmg. Vs DC17. </text:span></text:p>
      <text:p text:style-name="P940">GC9,GC7,GC4,GC2 all fail...and take 17 fire dmg. Dying in cinders.</text:p>
      <text:p text:style-name="P940">GC1 and GC5 take 8 fire damage and still die in cinders.</text:p>
      <text:p text:style-name="P941">GC3 and GC8 remain.</text:p>
      <text:p text:style-name="P478">Darv mind slivers GC3 <text:span text:style-name="T520">[ 15-5 = 10. vs 15DC.fail. 4+2=6 psy dmg. GC3 dies]</text:span>. It keels over without a sound. Jao then tosses his psyknife at GC8<text:span text:style-name="T520">[11+6=17.hit. 3+3=6dmg. Dead]</text:span>.</text:p>
      <text:p text:style-name="P941">[Exp: 50xp * 10 = 500/ 5 = 100xp each.]</text:p>
      <text:p text:style-name="P478"/>
      <text:p text:style-name="P478">“<text:span text:style-name="T1191">I want make deal” the impressed lizardfolk says. “We tribe no trouble.”</text:span></text:p>
      <text:p text:style-name="P479">“Because we killed a few centipedes?” Gak asks naively</text:p>
      <text:p text:style-name="P479">“No, you kill frogmen. We not friend frogmen. Want frogmen leave. Or we leave.” Snapjaw says</text:p>
      <text:p text:style-name="P479">“What is stopping you?” Gak inquires.</text:p>
      <text:p text:style-name="P479">“Frogmen leader. He magic. Kill shaman our tribe. Cult let them.”</text:p>
      <text:p text:style-name="P479">“What if we help you kill them?” Gak offers</text:p>
      <text:p text:style-name="P479">“We help. We leave. We go home. No more work. No more stay.”</text:p>
      <text:p text:style-name="P480">A smile comes across Gak’s face. <text:s/>“Let us rest and we will meet up this evening” (a long rest will bring evening ~7pm from current time). “Organize your warriors to watch for a sign. When it happens, strike and strike hard!”</text:p>
      <text:p text:style-name="P480">Snapjaw smiles (for a lizardfolk) and saunters off. The gang are left in peace to clean up the room and take a long rest. <text:s/><text:span text:style-name="T520">[long rest. All HP restored. All spells relevant to rests restored, abilities restored.]</text:span><text:span text:style-name="T643">[500xp each person in party as part of negotiations.]</text:span></text:p>
      <text:p text:style-name="P969"/>
      <text:p text:style-name="P970">XP restatement: 100xp + 500xp = 600xp</text:p>
      <text:p text:style-name="P970">Gak:16085+600=16685xp</text:p>
      <text:p text:style-name="P970">Shump:12009+600=12609xp</text:p>
      <text:p text:style-name="P970">Jao:14835+600 = 15435xp</text:p>
      <text:p text:style-name="P970">Blaze:11927+600 = 12527xp</text:p>
      <text:p text:style-name="P970">Darv = 10477+600 = 11077xp</text:p>
      <text:p text:style-name="P481"/>
      <text:p text:style-name="P483">As night slowly comes in, a call goes out to come for supper. A random cultist makes their way to the room to inform the Gang, who thank him and walk to the hall well-rested and ready for action.</text:p>
      <text:p text:style-name="P483"><text:soft-page-break/>At the tables, an unappetizing assortment of bush meats and jumbalaya looking soup gets handed out. “Get used to it, it’s been our fare for months” says one cultist dourly to them, looking to strike up conversation. </text:p>
      <text:p text:style-name="P483">“Have you been here long?” Gak asks.</text:p>
      <text:p text:style-name="P483">“Sure, since the beginning. Lots of raiding at first but then we cleaned up the castle. Mostly the lizards did the work. Got things done way better than we ever could”.</text:p>
      <text:p text:style-name="P483">“How long do you see this lasting?” Gak asks</text:p>
      <text:p text:style-name="P483">“Well, that depends on how much the bosses in purple say we need. Tiamat’s return is supposed to be quite costly.” He gestures to the tables with loot still scattered over them.</text:p>
      <text:p text:style-name="P483">“What happened to all the mess from earlier? <text:span text:style-name="T1192">When we got here things were fucked up beyond repair” Gak inquires.</text:span></text:p>
      <text:p text:style-name="P483">“Ehh…<text:span text:style-name="T1192">. The lizards hate the frogs. The frogs hate the lizards. This is the most I’ve ever seen it escalate to but I’m not surprised. The frogs have a bit of an attitude. They also stink and make quite a mess of the place. No doubt you’ve seen the planks everywhere in mud. That’s because of them.”</text:span></text:p>
      <text:p text:style-name="P483">“Bleh…<text:span text:style-name="T1193">.” Gak says feigning sympathy</text:span></text:p>
      <text:p text:style-name="P483">“<text:span text:style-name="T1193">Have you met Rezmir or Azbara yet?” the cultist asks</text:span></text:p>
      <text:p text:style-name="P483">“<text:span text:style-name="T1193">No, not yet. Who are they?”</text:span></text:p>
      <text:p text:style-name="P484">The cultist shoots a suspicious look “You don’t know Rezmir?”.<text:span text:style-name="T520">[investigation roll:15]</text:span></text:p>
      <text:p text:style-name="P484">Gak shrugs “I was told to follow a certain path and that was it. Nobody really filled me in”<text:span text:style-name="T520">[deception roll:16+6=22.. First check passes]</text:span>. “They told me this was ‘important’ but all I see is a mess of a castle falling apart in a swamp and an absolute shitshow of an operation.”</text:p>
      <text:p text:style-name="P484">“You’re telling me..” the cultist laughs..seemingly satisfied. “Rezmir runs things but she is only here on occasion. <text:span text:style-name="T1195">She’s half black dragon,can’t miss her around here</text:span>. <text:span text:style-name="T1194">Dralmorrer on the other hand is here all the time and usually tells you what you need to do. Azbara is a wizard from far away. Bald guy. Can’t miss him”</text:span></text:p>
      <text:p text:style-name="P484">“<text:span text:style-name="T1194">What’s a wizard for out in this mess?” </text:span><text:span text:style-name="T1195">Gak says curiously</text:span></text:p>
      <text:p text:style-name="P484">“<text:span text:style-name="T1195">Who knows...He doesn’t work for us, he just is staying with us. He’ll be in the keep’s rooms first floor. Don’t bother with him”.</text:span></text:p>
      <text:p text:style-name="P485">Gak rises to take leave “Thanks for the heads up. I need a walk after all this….’food’..”...He puts air quotes to indicate his dissatisfaction. The cultist gives a thumbs up <text:s/>“Give it time and it’ll eventually settle in you”.</text:p>
      <text:p text:style-name="P485"/>
      <text:p text:style-name="P485">The rest of the gang get up to follow and the cultist says “where are the rest of you going?”. After their otherwise quiet dinner, the Gang still is largely anonymous to them. “Our boss is leaving. We answer to him.” Shump says gruffly. The cultist laughs “Oh you’re a somebody”. Gak shrugs with a smile. They head out to the courtyard and find the dead have been removed. After going around the castle, they see the entire place has been cleaned up with the exception of a handful of lizardmen dragging corpses in haste toward the stables. The excited thrashing can be heard across the yard and sounds similar to that of the <text:span text:style-name="T1196">stockade outside indicate it must be home to giant lizards. </text:span><text:span text:style-name="T1197">Every patrol greets them, having been previously warned not to bother the Gang. <text:s/>As the Gang circles back, they head toward the barracks. </text:span><text:span text:style-name="T1198">A lizardfolk approaches them “Where sign?”. It is Snapjaw.</text:span></text:p>
      <text:p text:style-name="P485"/>
      <text:p text:style-name="P485">“<text:span text:style-name="T1198">Not yet. Where does the king frog stay?” Gak asks</text:span></text:p>
      <text:p text:style-name="P486">Snapjaw points to the second floor of the barracks. “There is door from stables. Come”. <text:s/>He leads them to the lizard stables where the last of the corpses have been tossed in to feed the giant lizards. At one end is a ladder leading to a loft. “Door up secret path.”. Everyone climbs up <text:span text:style-name="T1199">and arranges themselves in battle order, except that Blaze has positioned himself in Gak’s place. Shump kicks open the door and Blaze casts fireball into the room. </text:span><text:span text:style-name="T644">[mass initiative:</text:span></text:p>
      <text:p text:style-name="P487"><text:span text:style-name="T520">B1: <text:s text:c="2"/></text:span><text:span text:style-name="T645">9</text:span><text:span text:style-name="T520"> </text:span><text:span text:style-name="T645">+1=10</text:span><text:span text:style-name="T520"> <text:s text:c="3"/>, B2: </text:span><text:span text:style-name="T645">1+1=2</text:span><text:span text:style-name="T520"> <text:s/>, B3:</text:span><text:span text:style-name="T645">12+1=13</text:span><text:span text:style-name="T520"> <text:s/>, B4:</text:span><text:span text:style-name="T645">4+1=5</text:span><text:span text:style-name="T520"> <text:s/>, </text:span><text:span text:style-name="T645">B5:6+1=7 <text:s/>, B6:13+1=14 <text:s/>, B7:2+1=3 <text:s/>, B8:9+1=10 <text:s/>, B9:13+1=14 <text:s/>, B10:19+1=20 <text:s/>, PS(Pharblex Splatergoo):20+1=21 <text:s/>, </text:span></text:p>
      <text:p text:style-name="P971">Gak: 1+1=2 , Shump: <text:s/>10+ 7=17, <text:s/>Jao: <text:s/>20+3=23 , Blaze: 14+1=15 , Darv:14</text:p>
      <text:p text:style-name="P971"/>
      <text:p text:style-name="P971"><text:soft-page-break/>Restated in order: Jao(23),PS(21),B10(20),Shump(17),Blaze(15),B6(14),Darv(14),B9(14),B3(13), B1(10),B8(10),B5(7),B4(5),B7(3),Gak(2),B2(2) ]</text:p>
      <text:p text:style-name="P971"/>
      <text:p text:style-name="P971">Round 1</text:p>
      <text:p text:style-name="P488">The door flies open. Jao hides and positions himself to the left of the door, next to Blaze. <text:span text:style-name="T520">[stealth advantage: 11 or 2...11 + 9=20DC]</text:span>. <text:s/>Pharblex turns in surprise and says “What you here? FORBIDDEN!”. He doesn’t really understand what I going on. <text:span text:style-name="T1200">He is outraged but feels less threatened and more intruded upon. <text:s/>B10 rushes the door however in an attempt to defend his master. He attacks Shump </text:span><text:span text:style-name="T646">[15+3, 16+3 vs AC18 = 18,19, both hit. 3+1=4bitedmg. 7+1=8 2h-spear dmg. <text:s/>= 4+8=12 dmg. <text:s/>Shump 50hp – 12 = 38hp]</text:span><text:span text:style-name="T1200">. The frog successfully stabs and bites Shump simultaneously. <text:s/>Shump in turn attacks back. </text:span><text:span text:style-name="T646">[19+9,2+9 = 28,11. </text:span><text:span text:style-name="T647">1 hit. 2+5=7dmg. B10 11-7=4hp.]</text:span><text:span text:style-name="T1201"> Blaze lets the fireball go off and a bright streak flashes from his pointed finger(shaped like a gun) toward the concentrated mass of bollywogs. <text:s/>It roars in before exploding in a brighter flash of flames. </text:span><text:span text:style-name="T647">[wild magic check:5...no][DC17][B1:13+1=14,B2:6+1=7,B3:6+1=7,B4:15+1=16,B5:2+1=3,B6:18+1=19,B7:8+1=9,B8:20+1=21,B9:4+1=5,PS:7+1=8 <text:s/>][8d6 firedmg = 2+6+3+4+3+4+2+2 = 26 firedmg fail, 13 firedmg success]</text:span><text:span text:style-name="T1201">.</text:span></text:p>
      <text:p text:style-name="P489">The entire room is ablaze with fire. Only a severely burnt Pharblex remains somehow standing, albeit a floor down. The floor and shockwave of the fireball has demolished the second floor of the barracks and numerous dead lie below. Wounded are scattered about. <text:span text:style-name="T520">[24 bollywogs downstairs. 2D12 to determine how many dead there are. 5+11= 16 of 24 bollywogs dead. All bollywogs downstairs are DSB and start with half-health </text:span><text:span text:style-name="T652">and AC13 for lack of shields</text:span><text:span text:style-name="T520">.]</text:span><text:span text:style-name="T648">[Pharblex 59-26=33hp]</text:span></text:p>
      <text:p text:style-name="P490"/>
      <text:p text:style-name="P490">Flames begin to consume the structure and the giant lizards below the Gang can be heard freaking out and lashing to get out. Darv takes aim and casts mindsliver on Pharblex <text:span text:style-name="T520">[13 vs DC15= fail. 2D6 = 5+5 = 10 psydmg. Pharblex 33-10 = 23hp and -1 to saves]</text:span>. Gak sends his eldritch blast hoping to finish him off. <text:span text:style-name="T520">[18+6 = 24. hit. 20+6 = 26.crit hit. <text:s/>5+3 = 8...+ 5+2+3+3 = 13 = 8+13 = 21dmg. Pharblex 23 – 21= 2hp left]</text:span>. <text:span text:style-name="T1203">Both blasts sail right over and severely wound Pharblex.</text:span></text:p>
      <text:p text:style-name="P490"/>
      <text:p text:style-name="P942">Round 2</text:p>
      <text:p text:style-name="P942">[initiative inclusion: DSB1 12+ 1=13,DSB2: 5+ 1=6,DSB3: 1+ 1=2,DSB4: 6+ 1=7,DSB5 18+ 1=19,DSB6: 11+ 1=12</text:p>
      <text:p text:style-name="P942">Init restated:Jao(23),PS(21),B10(20),DSB5(19),Shump(17),Blaze(15),Darv(14),DSB1(13),DSB6(12),DSB4(7),DSB2(6),Gak(2),DSB3(2)</text:p>
      <text:p text:style-name="P942"/>
      <text:p text:style-name="P491">Jao attacks B10 with a surprise psyblade. <text:span text:style-name="T520">[advantage. 18 or 11..18 + 6 = 24. Hit. 2 + 3 + 5 +5 +1 =16dmg.dead]</text:span>. B10 drops as Jao comes into view suddenly. The corpse of B10 hits the floor in front of Shump, some 10 feet from the massive hole. <text:span text:style-name="T1205">Jao then attempts to hide again </text:span><text:span text:style-name="T650">[1 or 18. advantage. 18 + 9 =27]</text:span><text:span text:style-name="T1205">. He melds into the surroundings, difficult to spot. </text:span>Pharblex <text:span text:style-name="T1204">casts cure wounds on himself </text:span><text:span text:style-name="T649">[3d8 + mod = (6+1+7)+3 = +17hp Pharblex. = 19hp Pharblex]</text:span><text:span text:style-name="T1204">. </text:span><text:span text:style-name="T1205">DSB5 attempts to throw a spear at Blaze </text:span><text:span text:style-name="T650">[10+3=13.vs 15AC.miss]</text:span><text:span text:style-name="T1205">. It misses him. The frog then jumps to engage him with a bite. </text:span><text:span text:style-name="T650">[11+3 = 14. miss]</text:span><text:span text:style-name="T1205"> but falls short, landing next to Jao and Shump and provoking an AOO from each. </text:span><text:span text:style-name="T650">[Jao: 19+6 = 25. Hit. Sneak attack too. 1+3+5+4 = 13. dead]</text:span><text:span text:style-name="T1205">. DSB5 drops dead as Jao again pops into view, this time behind him. Shump gets into position between the party and the massive hole, expecting more bullywogs to jump up. Blaze moves next to him and firebolts Pharblex. </text:span><text:span text:style-name="T650">[10+9 = 19.hit. </text:span><text:span text:style-name="T651">6+3 = 9 firedmg. Pharblex 19-9=10hp]</text:span><text:span text:style-name="T1206">. The frog again becomes a degree more <text:s/>singed and burnt. Darv mind slivers him again. </text:span><text:span text:style-name="T651">[int save. 1. auto fail. 6+1=7 psy dmg and -1 to saves. 10-7 = 3hp Pharblex]. </text:span><text:span text:style-name="T652">DSB1 hops up to engage with Shump </text:span><text:span text:style-name="T1207">[AOO Shump. 6+8=14. Hit vs AC13(adjusted).4+5 = 9dmg. DSB1 dies]. The frog gets cut down and drops back to level 1. DSB6 hops up to try it’s own luck. It lands and attacks Shump </text:span><text:soft-page-break/><text:span text:style-name="T652">[7+3=10,5+3=8.miss,miss]</text:span><text:span text:style-name="T1207">. The frog misses Shump but stands between him and the hole.DSB4 attempts to jump up next to him as well, attacking </text:span><text:span text:style-name="T652">[4+3=7,9+3=12. miss,miss]</text:span><text:span text:style-name="T1207">. Now 2 bullywogs stand between Shump and the hole, side-by-side. </text:span><text:span text:style-name="T1208">DSB2 and DSB6 run outside presumably to get help. Gak takes aim at Pharblex and blasts him with 2 beams to make sure the job is done. </text:span><text:span text:style-name="T653">[4+6=10.fail. 19+6= 25. hit. 8Dmg. Pharblex dies]</text:span><text:span text:style-name="T1208">. The frog shaman king is knocked to the floor dead. DSB3 lets out an agonized croak and begins to flee.</text:span></text:p>
      <text:p text:style-name="P491"/>
      <text:p text:style-name="P943">Round 3</text:p>
      <text:p text:style-name="P943">Init restatement:<text:span text:style-name="T1202">Jao(23),Shump(17),Blaze(15),Darv(14</text:span>)<text:span text:style-name="T1202">,</text:span><text:span text:style-name="T1209">DSB6(12),</text:span><text:span text:style-name="T1202">DSB4(7),Gak(2)</text:span></text:p>
      <text:p text:style-name="P522"/>
      <text:p text:style-name="P492">The flames begin to consume more and more of the space. Pharblex’ fails to move or indicate signs of life down below. Corpses litter everywhere. DSB5 and DSB4 are engaged with Shump at the hole’s edge. <text:s/>Jao hides <text:span text:style-name="T520">[20 or 2. 20. + 9 = 29]</text:span> then comes at DSB5. <text:span text:style-name="T520">[attack advantage 9 or 15 = 15. Hit. 1+2+1+3 = 7dmg. DSB6 dies.]</text:span>. Shump attacks DSB4 hoping to finish him off. <text:span text:style-name="T520">[10+8=18,13+8=21.hit, hit. 1+5+3+5 = 14dmg. Dead]</text:span>. The frogmen have been cleared out. </text:p>
      <text:p text:style-name="P492"/>
      <text:p text:style-name="P944">[Battle summary: Shump 38hp/50max. 10 top floor Bollywogs + 21/24 bottom floor bollywogs = 31 /34 bollywogs. + Pharblex (CR3..700xp) = 31 * 50 + 700 = 2250xp. <text:s/>Going to give every character this as reward for sealing the rebellion.</text:p>
      <text:p text:style-name="P944"/>
      <text:p text:style-name="P482"><text:span text:style-name="T520">Gak:16685xp </text:span><text:span text:style-name="T654">+ 2250= 18935</text:span></text:p>
      <text:p text:style-name="P482"><text:span text:style-name="T520">Shump:12609xp</text:span><text:span text:style-name="T654">+2250 = 14859</text:span></text:p>
      <text:p text:style-name="P482"><text:span text:style-name="T520">Jao:15435xp </text:span><text:span text:style-name="T654">+ 2250 = 17685</text:span></text:p>
      <text:p text:style-name="P482"><text:span text:style-name="T520">Blaze: 12527xp </text:span><text:span text:style-name="T654">+ 2250 = 14777</text:span></text:p>
      <text:p text:style-name="P482"><text:span text:style-name="T520">Darv = 11077xp</text:span><text:span text:style-name="T654">+2250 = </text:span><text:span text:style-name="T655">13327</text:span></text:p>
      <text:p text:style-name="P493"><text:span text:style-name="T655">L</text:span><text:span text:style-name="T520">6 starts at 14000.</text:span></text:p>
      <text:p text:style-name="P493"><text:span text:style-name="T520">Blaze == L6 now. </text:span><text:span text:style-name="T657">Gains haste, gains 1sorc point(to 6).</text:span><text:span text:style-name="T658">Gains Bend Luck feature that allows to use sorc points toward +/- a roll of someone around.</text:span></text:p>
      <text:p text:style-name="P493"><text:span text:style-name="T520">Shump == L6 now. </text:span><text:span text:style-name="T656">Gains fey-touched feat in place of stat. +1int/ mistystep 1/long rest, hex 1/long rest. </text:span></text:p>
      <text:p text:style-name="P972">Darv close to L6.</text:p>
      <text:p text:style-name="P944">]</text:p>
      <text:p text:style-name="P944"/>
      <text:p text:style-name="P494">Everyone heads down the ladder to escape the blaze, coming out to the courtyard. <text:s/>Outside the escaped bollywogs can be seen running. In the time it takes for the Gang to come down from the loft, the lizardfolk have begun to pour out into the yard brandishing weapons. A monstrous roar goes out as Snapjaw leads them, handing out weapons to whoever needs. <text:s/>A great battle has begun and some of the lizardfolk are now riding on the giant lizards as a sort of cavalry. They engage with the guard drakes and eliminate them in battle while cutting down whatever bullywogs can be seen. The gang hurries back to it’s quarters, passing shocked cultists that have been hastily interrupted.</text:p>
      <text:p text:style-name="P494"/>
      <text:p text:style-name="P494">“Get inside they’re fighting again!” Gak and the gang cry <text:span text:style-name="T1210">on the run</text:span>. <text:s/>The cultist who was sitting with them asks with a smirk “so how was your walk?”. The rest of the cultists begin to assemble themselves for battle, putting on gear hastily. <text:span text:style-name="T1210">From a window they can see Dralmorrer shouting from his room window orders to both sides demanding they stop.</text:span></text:p>
      <text:p text:style-name="P494"/>
      <text:p text:style-name="P495">After several minutes of observing, a bald headed person in mage robes and a half-dragon covered in blood kick their way in the door. They ignore all attempts to open them for conversation by the panicked cultists seeking leadership, pushing them or using spells. They head toward the Gang’s quarters, leading Gak to signal and bring everyone with following. They watch <text:span text:style-name="T1211">Arzbara and Rezmir go down the stairs, rather than up. Keeping up in strong pursuit, they follow them downward. <text:s/>The stairs spill into a chamber with bright lantern light hanging near a northwesterly opening. The sound </text:span><text:soft-page-break/><text:span text:style-name="T1211">of dripping water is everywhere. Over the din, frantic discussion can be heard but not clearly understood. The Gang follows up northwest, arriving at a ledge. </text:span><text:span text:style-name="T1212">A drop of about 15 feet leads down to a larger space that </text:span><text:span text:style-name="T1213">is covered in mist from elsewhere. <text:s/>Jao says “I’ll drop down and see where they’re headed”, jumping and comfortably landing and continuing on hidden. </text:span><text:span text:style-name="T659">[15+9=24]</text:span><text:span text:style-name="T1213">. Aided by his boots’ silence and his cloak, Jao comfortably and quietly pursues. As they curve right, so does he and when they curve left, so does he, until reaching a very misty chamber with at least 3 feet of mist depth. <text:s/>He sees the beginning of a circle carving in the floor from his distance. </text:span><text:span text:style-name="T1214">Nobody is there, seemingly, although he hears a slight whoosh. <text:s/>Jao turns back to the Gang, signaling to drop a rope. <text:s/>When he gets up top, he tells them about it.</text:span></text:p>
      <text:p text:style-name="P495">“<text:span text:style-name="T1214">There is a teleportation circle or some sort of portal. They’re gone.” (Jao)</text:span></text:p>
      <text:p text:style-name="P496">Gak looks at him “Are you sure?”</text:p>
      <text:p text:style-name="P496">Jao gestures him to go look. Gak uses spiderclimb to go down, coming back moments later to confirm that his detect magic sight indicates it is indeed a portal of some kind.</text:p>
      <text:p text:style-name="P496">“Well..we will need a password to get to wherever. This brings back memories of the sewers. Strange how we always end up in damp smelly underground places with portals and cowards running off.”</text:p>
      <text:p text:style-name="P496">The Gang heads back upstairs to find Dralmorrer pacing back and forth outside their room.</text:p>
      <text:p text:style-name="P496">“Where have you been?” he demands.</text:p>
      <text:p text:style-name="P497">“Down there. Someone busted their way through the lot of us in the hall instead of fighting.” Gak replies. “We were going to drag them back to fight” <text:span text:style-name="T520">[deception vs insight: 18+ 3vs 12+2=21 vs 14. Gak wins]</text:span>. “Who? What? Where are they then?”</text:p>
      <text:p text:style-name="P497">“They ran into some sort of portal.” Gak shrugs “Nothing I could do about it”.</text:p>
      <text:p text:style-name="P497">Dralmorrer nods “Oh. Then you must have met Rezmir or Azbara or both”. We need to get out there and sort out the situation. The lizards have risen up. Somehow they blew up the barracks.”</text:p>
      <text:p text:style-name="P497">He leads the way back to the hall and a motley collection of <text:span text:style-name="T1215">16 cultists, 8 dragonclaws, and 7 dragonwings.</text:span></text:p>
      <text:p text:style-name="P497">“<text:span text:style-name="T1216">We’re going to go out there and instill order. Everyone follow my lead. Frogs and lizards are both fair targets right now, but, worry more about the lizards since they instigated this.”</text:span></text:p>
      <text:p text:style-name="P497"/>
      <text:p text:style-name="P498">He opens the door and the others filter out after him. The courtyard is full of bodies of bollywogs and a handful of giant lizards, guard drakes, and lizardfolk. <text:s/>The combat continues around them and the cultists, although armed with scimitars, call to them to stop immediately. <text:s/>Dralmorrer stands at the front and continues barking out orders to drop weapons and stop fighting immediately.</text:p>
      <text:p text:style-name="P498"/>
      <text:p text:style-name="P945">[Initiative:</text:p>
      <text:p text:style-name="P945">C1:<text:span text:style-name="T1217">13+1=14</text:span> <text:s/>,C2: <text:span text:style-name="T1217">10+1=11</text:span> , C3:<text:span text:style-name="T1217">11+1=12</text:span> <text:s/>,C4:<text:span text:style-name="T1217">20+1=21</text:span> <text:s/>, C5:<text:span text:style-name="T1217">9+1=10</text:span> <text:s/>, C6:<text:span text:style-name="T1217">15+1 =16</text:span> <text:s/>, C7:<text:span text:style-name="T1217">2+1=3</text:span> <text:s/>, C8: <text:span text:style-name="T1217">17+1=18</text:span> , C9:<text:span text:style-name="T1217">9+1=10</text:span> <text:s/>, C10:<text:span text:style-name="T1217">15+1=16</text:span> <text:s/>, C11:<text:span text:style-name="T1217">9+1=10</text:span> <text:s/>,C12:<text:span text:style-name="T1217">4+1=5</text:span> <text:s/>,C13:<text:span text:style-name="T1217">3+1=4</text:span> <text:s/>,C14:<text:span text:style-name="T1217">2+1=3</text:span> <text:s/>, C15:<text:span text:style-name="T1217">1+1=2</text:span> <text:s/>, C16:<text:span text:style-name="T1217">19+1=20</text:span> <text:s/>,<text:line-break/>DClaw1: <text:span text:style-name="T1217">9+</text:span> <text:span text:style-name="T1217">3=12</text:span>, DClaw2:<text:span text:style-name="T1217">20+3=23</text:span> <text:s/>, DClaw3:<text:span text:style-name="T1217">10+3=13</text:span> <text:s/>, DClaw4:<text:span text:style-name="T1217">20+3=23</text:span> <text:s/>, Dclaw5: <text:s/><text:span text:style-name="T1217">10+3=13</text:span>, <text:span text:style-name="T1217">DClaw6: 9+3=12 , DClaw7:9+3=12 <text:s/>, Dclaw8:7+3=10 <text:s/>,</text:span></text:p>
      <text:p text:style-name="P946">Dwing1:14+3=17 <text:s/>,DWing2:14+3=17 <text:s/>, Dwing3:2+ <text:span text:style-name="T1218">3=5</text:span> , DWing4: <text:span text:style-name="T1218">5+3=8</text:span> , DWing5:<text:span text:style-name="T1218">4+3=7</text:span> <text:s/>, DWing6:<text:span text:style-name="T1218">18+3=21</text:span> <text:s/>, DWing7: <text:s/><text:span text:style-name="T1218">10+3 = 13<text:line-break/>Dralmorrer:1+2=3</text:span></text:p>
      <text:p text:style-name="P946"/>
      <text:p text:style-name="P947">Gak:<text:span text:style-name="T1218">10+1</text:span> <text:s text:c="2"/>,Shump: <text:s/><text:span text:style-name="T1218">11</text:span>+7<text:span text:style-name="T1218">=18</text:span>, Jao <text:span text:style-name="T1218">12</text:span>+3<text:span text:style-name="T1218">=15</text:span>, Blaze <text:span text:style-name="T1218">5</text:span>+1<text:span text:style-name="T1218">=6</text:span>, Darv:<text:span text:style-name="T1218">7</text:span></text:p>
      <text:p text:style-name="P947"/>
      <text:p text:style-name="P950">2d8 roll to see how many cultists fall in combat at start.</text:p>
      <text:p text:style-name="P950">1d8 roll to see how many dragonclaws fall in combat at start.</text:p>
      <text:p text:style-name="P950">1d8 roll to see how many dragonwings fall in combat at start.</text:p>
      <text:p text:style-name="P948"/>
      <text:p text:style-name="P948"><text:span text:style-name="T1219">=</text:span> <text:s/><text:span text:style-name="T1219">1, 1, 8, 1</text:span></text:p>
      <text:p text:style-name="P950">==2 cultists (C4,C15 die) + 8 dragonclaws(DClaws 1-8) + 1 dragonwing(DWing6).]</text:p>
      <text:p text:style-name="P950"><text:soft-page-break/><text:span text:style-name="T2">The battle is joined. </text:span>[Every round, 1d4 cultists will fall to superior numbers of lizards and bollywogs]<text:span text:style-name="T2">. </text:span></text:p>
      <text:p text:style-name="P950">Round 1</text:p>
      <text:p text:style-name="P523"/>
      <text:p text:style-name="P951">Init restated: <text:span text:style-name="T1216">C1:</text:span><text:span text:style-name="T1217">13+1=14</text:span><text:span text:style-name="T1216"> <text:s/>,C2: </text:span><text:span text:style-name="T1217">10+1=11</text:span><text:span text:style-name="T1216"> , C3:</text:span><text:span text:style-name="T1217">11+1=12</text:span><text:span text:style-name="T1216"> <text:s/>, C5:</text:span><text:span text:style-name="T1217">9+1=10</text:span><text:span text:style-name="T1216"> <text:s/>, C6:</text:span><text:span text:style-name="T1217">15+1 =16</text:span><text:span text:style-name="T1216"> <text:s/>, C7:</text:span><text:span text:style-name="T1217">2+1=3</text:span><text:span text:style-name="T1216"> <text:s/>, C8: </text:span><text:span text:style-name="T1217">17+1=18</text:span><text:span text:style-name="T1216"> , C9:</text:span><text:span text:style-name="T1217">9+1=10</text:span><text:span text:style-name="T1216"> <text:s/>, C10:</text:span><text:span text:style-name="T1217">15+1=16</text:span><text:span text:style-name="T1216"> <text:s/>, C11:</text:span><text:span text:style-name="T1217">9+1=10</text:span><text:span text:style-name="T1216"> <text:s/>,C12:</text:span><text:span text:style-name="T1217">4+1=5</text:span><text:span text:style-name="T1216"> <text:s/>,C13:</text:span><text:span text:style-name="T1217">3+1=4</text:span><text:span text:style-name="T1216"> <text:s/>,C14:</text:span><text:span text:style-name="T1217">2+1=3</text:span><text:span text:style-name="T1216"> , C16:</text:span><text:span text:style-name="T1217">19+1=20</text:span><text:span text:style-name="T1216"> <text:s/>,</text:span></text:p>
      <text:p text:style-name="P949">Dwing1:14+3=17 <text:s/>,DWing2:14+3=17 <text:s/>, Dwing3:2+ <text:span text:style-name="T1218">3=5</text:span> , DWing4: <text:span text:style-name="T1218">5+3=8</text:span> , DWing5:<text:span text:style-name="T1218">4+3=7</text:span> <text:s/>, <text:s/>, DWing7: <text:s/><text:span text:style-name="T1218">10+3 = 13<text:line-break/>Dralmorrer:1+2=3</text:span></text:p>
      <text:p text:style-name="P949"/>
      <text:p text:style-name="P949">Gak:<text:span text:style-name="T1218">10+1</text:span> <text:span text:style-name="T1229">=11</text:span> ,Shump: <text:s/><text:span text:style-name="T1218">11</text:span>+7<text:span text:style-name="T1218">=18</text:span>, Jao <text:span text:style-name="T1218">12</text:span>+3<text:span text:style-name="T1218">=15</text:span>, Blaze <text:span text:style-name="T1218">5</text:span>+1<text:span text:style-name="T1218">=6</text:span>, Darv:<text:span text:style-name="T1218">7</text:span></text:p>
      <text:p text:style-name="P949"/>
      <text:p text:style-name="P952">Start: Dwing6(21),C16(20),C8(18),Shump(18),Dwing2(17),Dwing1(17),C6(16),C10(16),Jao(15),C1(14),Dwing7(13),C3(12),C2(11),<text:span text:style-name="T1229">Gak(11),</text:span>C5(10),C11(10),C9(10),Darv(7),Blaze(6), C12(5),C13(4),C14(3),C7(3),Dralmorrer(3)<text:span text:style-name="T1221">]</text:span></text:p>
      <text:p text:style-name="P952"/>
      <text:p text:style-name="P499">Dragonwing6 and Cultist16 and Cultist8 are fighting their various chosen targets. Shump starts things off by attacking Dwing6. <text:span text:style-name="T520">[9+</text:span><text:span text:style-name="T660">8</text:span><text:span text:style-name="T520">=1</text:span><text:span text:style-name="T660">7</text:span><text:span text:style-name="T520">.hit vs 14AC. 6+5=11dmg. 33-11 = 22hp DWing6]. </text:span><text:span text:style-name="T1222">The attack catches him off guard. </text:span><text:span text:style-name="T660">[attack with advantage:11+8=19. Hit. 4+5=9dmg. 22-9=13hp].</text:span><text:span text:style-name="T1222"> </text:span><text:span text:style-name="T1223">Dwing2,Dwing1, C6 are all fighting their respective targets. C10 notices Shump and comes over to stop him. </text:span><text:span text:style-name="T661">[15+3=18. Hit 36+6=44- 5Dmg Shump.39hp ]</text:span><text:span text:style-name="T662">.</text:span><text:span text:style-name="T1224">Jao comes behind Dwing7 and surprise attacks him. </text:span><text:span text:style-name="T662">[advantage 3 or 11 = 11 + 6 = 17. hit vs 14AC. 3+1+1+2 = 7dmg + 3 = 10dmg. 33-10=23hp Dwing7.]</text:span><text:span text:style-name="T1224">. He then attacks again. </text:span><text:span text:style-name="T662">[15+6=21.hit. 3+3=6. 23-6=17hp].</text:span><text:span text:style-name="T1224"> </text:span><text:span text:style-name="T1225">C1 is fighting among the lizardmen and frogmen. Dwing7 responds back to Jao </text:span><text:span text:style-name="T663">[12+5=17,14+5=19. </text:span><text:span text:style-name="T664">both hit vs AC14. 1Slash + 4acid + 3 slash = 8dmg. 45-8=37hp. 2+2+3 = 7dmg=30hp Jao]</text:span><text:span text:style-name="T1226">. The acid of his blade burns Jao a bit. <text:s/>C3,C2, </text:span><text:span text:style-name="T1229">are focused on their opponents. Gak blasts Dwing6 and Dwing7</text:span><text:span text:style-name="T667">[to Dwing6: 8+6=14. To Dwing7, 20+6. Crit hit. </text:span><text:span text:style-name="T668">Both hit. Dwing6 suffers 4+3</text:span><text:span text:style-name="T667"> </text:span><text:span text:style-name="T668">=7force dmg...Dwing6 has 6hp left. Dwing7 suffers 4+4 +3 = 11force dmg.]</text:span><text:span text:style-name="T1230"> Both dragonwings are knocked 10 feet away, taking them away from Jao and Shump by 10ft. </text:span><text:span text:style-name="T1226">. C9 attacks Jao also. </text:span><text:span text:style-name="T664">[4.miss]</text:span><text:span text:style-name="T1226">. Darv takes the opportunity to </text:span><text:span text:style-name="T1227">mess with Dralmorrer. He casts dissonant whispers on him as 3</text:span><text:span text:style-name="T799">rd</text:span><text:span text:style-name="T1227"> level spell.. </text:span><text:span text:style-name="T665">[wis save vs DC15. Fail = 5d6 psy dmg. Success =2+3+2+1+2 = 10dmg half. == 5psy. </text:span><text:span text:style-name="T666">But empowered (-1 sorc point) = reroll 4dice. 1,2,5,4 = 3+1+2+5+4 = 15dmg or 7dmg half. <text:s/>17Roll = pass..half damage.. (7 dmg). </text:span><text:span text:style-name="T1228">Blaze casts Haste on Shump.</text:span><text:span text:style-name="T666"> </text:span><text:span text:style-name="T667">[</text:span><text:span text:style-name="T666">Shump goes to AC20, advantage on dex throws, and gains additional action to att</text:span><text:span text:style-name="T667">ack.]</text:span><text:span text:style-name="T1229">...Shump feels a sudden surge well up within him. C12,C13,C14 are all fighting opponents. Dralmorrer stops in his tracks, He casts firebolt at Gak. “You traitorous scum!” </text:span><text:span text:style-name="T667">[12+5=17 vs AC12. Hit. 2D10 = 7+8 = 15 fire dmg to Gak. 46-15=31hp Gak.]</text:span></text:p>
      <text:p text:style-name="P973"/>
      <text:p text:style-name="P954">Round deaths by attrition: 1 dies(C16).</text:p>
      <text:p text:style-name="P954">Round 2</text:p>
      <text:p text:style-name="P954">Init restatement:<text:span text:style-name="T1220">Dwing6(21),C8(18),Shump(18),Dwing2(17),Dwing1(17),C6(16),C10(16),Jao(15),C1(14),Dwing7(13),C3(12),C2(11),</text:span><text:span text:style-name="T1229">Gak(11),</text:span><text:span text:style-name="T1220">C5(10),C11(10),C9(10),Darv(7),Blaze(6), C12(5),C13(4),C14(3),C7(3),Dralmorrer(3)</text:span><text:span text:style-name="T1221">]</text:span></text:p>
      <text:p text:style-name="P501"/>
      <text:p text:style-name="P500">Dwing6 gets up and attacks Shump<text:span text:style-name="T520"> [3,2..miss,miss]</text:span>. C16 has dropped <text:span text:style-name="T1231">in combat</text:span>. C8 also continues fighting but becomes unconfident after watching a fellow non-combat oriented cultist fall. Shump rushes back to Dwing6 <text:span text:style-name="T1231">with blurring speed, reaching deep inside himself to call out an orcish curse on Dwing6. To his surprise, </text:span><text:span text:style-name="T1232">something indicates in his mind that it has occurred. <text:s/></text:span><text:span text:style-name="T669">[curse on Dwing6. Int disadvantage on Dwing6. ].</text:span><text:span text:style-name="T1232"> He goes for an attack </text:span><text:span text:style-name="T669">[8+8=16.vs AC14. Hit. </text:span><text:soft-page-break/><text:span text:style-name="T669">1+5=6dmg. Dwing6 dies] </text:span><text:span text:style-name="T1232">and quickly hacks him down. Shump pivots and goes to engage Dralmorrer directly. </text:span><text:span text:style-name="T669">[18+8=26. Hit. 5+5=10dmg. Dralmorrer 45-10 = 35hp. Next attack 12+8=20. hit. 3+5=8dmg. 35-8=27hp]</text:span><text:span text:style-name="T1232">.Dwing2,Dwing1, and C6 continue their own fights. </text:span><text:span text:style-name="T1233">C10 however meanders toward Shump again trying to catch him. </text:span><text:span text:style-name="T670">[10. miss]</text:span><text:span text:style-name="T1233">. Jao attacks C9 </text:span><text:span text:style-name="T670">[19. hit. 2+3=5dmg. 16.hit. 4+3 = 7dmg. ]</text:span><text:span text:style-name="T1233"> and drops him. C1 leaves combat with the lizards and engages Jao.</text:span><text:span text:style-name="T670">[7+3=10.miss]</text:span><text:span text:style-name="T1233">. He misses however. Dwing7 also engages Jao. </text:span><text:span text:style-name="T670">[2 or 18..advantage so 18. Hit. 17 or 3...17.hit. 5+4+3+3+6acid = 21dmg. 30-21=9hp]</text:span><text:span text:style-name="T1233">. He severely wounds Jao. C3 and C2 are engaged with lizardfolk. Gak takes aim and blasts Dwing7 again with a bolt, the other going toward Dralmorrer to return fire. </text:span><text:span text:style-name="T670">[17,16. </text:span><text:span text:style-name="T671">2 hits vs AC16. 9+3+1+3 = 16dmg. 12 dmg to DWing7 and 4 dmg to Dralmorrer. Dwing7 dead, Dralmorrer 23hp left]</text:span><text:span text:style-name="T1234">. </text:span><text:span text:style-name="T1235">C5 and C11 are still fighting bollywogs. Darv casts dissonant whispers L3 slot again. </text:span><text:span text:style-name="T672">[15 vs DC15. Pass. 5D6 = 4+6+3+6+4 = 23 – half = 12dmg to Dralmorrer. 23-12=11hp]</text:span><text:span text:style-name="T1235">. </text:span><text:span text:style-name="T1236">Blaze firebolts Dralmorrer </text:span><text:span text:style-name="T673">[4+9=13. He bends luck (1d4=4.) and the firebolt streaks toward Dralmorrer...13+4 = 17 vs 16AC hit. </text:span><text:span text:style-name="T674">3+5 = 8 firedmg. 11-8=3hp]</text:span><text:span text:style-name="T1237">. C12,C13,C14 are fighting their foes. C7 leaves fighting to pursue Blaze </text:span><text:span text:style-name="T674">[4+3=7.miss] </text:span><text:span text:style-name="T1237">but he misses. Dralmorrer begins to panic and takes off running toward the keep. He casts misty step. He disappears in a brief silvery mist before ending up inside the doorway of his tower.</text:span></text:p>
      <text:p text:style-name="P500"/>
      <text:p text:style-name="P957">Round 2 death by attrition: 1d4 = 1. C8 dies as he hesitates in combat.</text:p>
      <text:p text:style-name="P957">Round 3</text:p>
      <text:p text:style-name="P955">Init restatement:<text:span text:style-name="T1220">Shump(18),Dwing2(17),Dwing1(17),C6(16),C10(16),Jao(15),C1(14),C3(12),C2(11),</text:span><text:span text:style-name="T1229">Gak(11),</text:span><text:span text:style-name="T1220">C5(10),C11(10),Darv(7),Blaze(6), C12(5),C13(4),C14(3),C7(3),Dralmorrer(3)</text:span><text:span text:style-name="T1221">]</text:span></text:p>
      <text:p text:style-name="P953"/>
      <text:p text:style-name="P957"><text:span text:style-name="T2">Shump </text:span><text:span text:style-name="T236">grabs his handaxes and tosses them with super speed at Dralmorrer</text:span><text:span text:style-name="T1238">[disadvantage. 5+7=12 vs AC14. Blaze uses Bend Luck and adds 3 to it. 12+3=15...Hit. 5+2=7</text:span><text:span text:style-name="T1239">dmg. Dralmorrer dies -4hp]</text:span><text:span text:style-name="T237">. The blade of the first axe hits him in the back of the head and he staggers momentarily at the door, before dropping to the floor backward from the elevated stair platform. Shump then curses Dwing2 and attacks him with his sword </text:span><text:span text:style-name="T1239">[</text:span><text:span text:style-name="T1240">curse int. 11+8=19.hit. 1+5=6dmg.]</text:span><text:span text:style-name="T238">. <text:s/></text:span><text:span text:style-name="T239">Dwing2 responds in turn with his own attack </text:span><text:span text:style-name="T1241">[18+5=23...vs temporary AC20. Hit. 8+5=12.miss. 1X 1d6+3 + 1d6 firedmg = </text:span><text:span text:style-name="T1242">4+3+1 = 8dmg = Shump 31hp]</text:span><text:span text:style-name="T240">. Dwing1 breaks combat to come assist Dwing2 against Shump. </text:span><text:span text:style-name="T1242">[advantage from pack tactics: 15 or 1. 15...+5 = 20. Hit. 6+3+1 = 10dmg,1 or 17. 17 +5. hit. 1+3+1=5dmg. 15Dmg to Shump. ]</text:span><text:span text:style-name="T240">. C6 is fighting the lizardfolk still. C10 attacks </text:span><text:span text:style-name="T1242">[ 2+3 = 5.miss]</text:span><text:span text:style-name="T240"> but misses. Shump now has 3 cultists around him (Dwing1,2, and C10). Jao is engaged with </text:span><text:span text:style-name="T241">C1. All 3 casters(Gak,Blaze,Darv) are in the back, toward the Hall 30 feet from the action. Jao strikes with his psyblades at C1,</text:span><text:span text:style-name="T1243">[10+6=16. Vs 12AC.Hit. 6+3=9dmg. <text:s/>,14 +6=20. hit. 2+3=5dmg. C1 dies]</text:span><text:span text:style-name="T241">, dropping his lowly foe. </text:span><text:span text:style-name="T242">C3 and C2 break away from combat to attack Gak.</text:span><text:span text:style-name="T1244">[20 or 13 = 13. 2. C3 hits Gak.3+1 = 4 dmg Gak. 27Hp left]</text:span><text:span text:style-name="T242">. C2 misses(2). <text:s/>Gak swings his mace</text:span><text:span text:style-name="T1244">[ 2+3 = 5.miss]</text:span><text:span text:style-name="T242"> but clumsily misses C3. C5 kills a bollywog and makes his way over to engage Blaze. </text:span><text:span text:style-name="T243">C11 is still fighitng a bollywog. <text:s/>Darv casts mindsliver on Dwing2 </text:span><text:span text:style-name="T1245">[nat 1. fail. 6+1 psy dmg. Dwing2 20hp left, -4 to next saves]</text:span><text:span text:style-name="T243">. Blaze faces off with C7. </text:span><text:span text:style-name="T1245">[11+4 = 15. Hit. 4+1 = 5dmg. C7 11-5=6hp left].</text:span><text:span text:style-name="T243"> C12,C13,C14 are still fighting their own foes. </text:span><text:span text:style-name="T244">C7 strikes back at Blaze </text:span><text:span text:style-name="T1246">[2.miss]</text:span><text:span text:style-name="T244"> but again misses clumsily. </text:span></text:p>
      <text:p text:style-name="P524"/>
      <text:p text:style-name="P958">Round 3 death by attrition: 1d4 = 3. C12,C13,C14 are overwhelmed in combat.</text:p>
      <text:p text:style-name="P958"/>
      <text:p text:style-name="P959">Round4</text:p>
      <text:p text:style-name="P958">Init restatement:</text:p>
      <text:p text:style-name="P956"><text:span text:style-name="T1220">Shump(18),Dwing2(17),Dwing1(17),C6(16),C10(16),Jao(15),C3(12),C2(11),</text:span><text:span text:style-name="T1229">Gak(11),</text:span><text:span text:style-name="T1220">C5(10),C11(10),Darv(7),Blaze(6),C7(3)</text:span><text:span text:style-name="T1221">]</text:span></text:p>
      <text:p text:style-name="P959"><text:span text:style-name="T2">Shump first starts with Dwing2</text:span>[19.hit.8+5=12dmg.]<text:span text:style-name="T2">. He connects a blow, and follows up with another one</text:span>[18+8=hit. Sweeping attack. -1 superiority die. 1+5=6dmg to Dwing2. 7 to <text:soft-page-break/>Dwing1.]<text:span text:style-name="T2">. He uses his final attack (from haste) to attempt to finish off Dwing2 and sweeping attack Dwing1 again. </text:span>[2.miss. No manuver used]<text:span text:style-name="T2">. Dwing2 attacks again </text:span>[advantage 17 or 9. 17<text:span text:style-name="T1247">+5=23.hit. 1+4+3=8dmg. + 2+5 fanatic damage = 8+7=15dmg]</text:span><text:span text:style-name="T245">. The blow overcomes Shump’s body and Dwing2 lines up another attack to finish him off </text:span><text:span text:style-name="T1247">[1 or 14. 14+5 =19.miss]</text:span><text:span text:style-name="T245"> but the blow narrowly misses. Dwing1 also approaches to finish off Shump </text:span><text:span text:style-name="T1247">[advantage: 10 or 17. 17+5=23.hit. Blaze bends luck for Shump. 23-4 = 19. miss]</text:span><text:span text:style-name="T245">. Although the blow should have connected, it does not. The next comes </text:span><text:span text:style-name="T1247">[2 or 14...14..+5 = 19. miss]</text:span><text:span text:style-name="T245"> and also misses...Shump feels incredibly lucky. </text:span><text:span text:style-name="T246">C6 is fighting lizardfolk. C10 </text:span><text:span text:style-name="T247">attacks Shump</text:span><text:span text:style-name="T1248">[6.miss]</text:span><text:span text:style-name="T247">. Jao hides </text:span><text:span text:style-name="T1248">[9+9=18.success]</text:span><text:span text:style-name="T247"> and makes his way behind Dwing1 for a sneak attack.</text:span><text:span text:style-name="T1248">[20 or 14.20. crit hit. 5+4+6+4+3 = 22dmg. 33-22=11.]</text:span><text:span text:style-name="T247"> The shocking blow takes Dwing1 down a peg. Jao follows up with another blow against Dwing2</text:span><text:span text:style-name="T1249">[8+6=14.vs 14AC. Hit. Dwing2 dies. 1+3=4.]</text:span><text:span text:style-name="T248">, finishing him off. C3 attacks Gak again </text:span><text:span text:style-name="T1249">[5+3=8.miss]. </text:span><text:span text:style-name="T248">C2 follows up with attacking </text:span><text:span text:style-name="T1249">[15 or 2. 2 disadvantage from displacer cloak]</text:span><text:span text:style-name="T248"> The cut misses as the displacer cloak has kicked in. Gak responds in turn </text:span><text:span text:style-name="T1249">[3+3=6.miss]</text:span><text:span text:style-name="T248">. C5 engages Blaze </text:span><text:span text:style-name="T1249">[19. hit. 1+1=2dmg. Blaze 44-2=42hp]</text:span><text:span text:style-name="T248">. C11 is preoccupied with the bollywog. </text:span><text:span text:style-name="T249">Darv mindslivers Dwing1 </text:span><text:span text:style-name="T1250">[15 vs DC15. Saved] </text:span><text:span text:style-name="T249"><text:s/>but nothing happens. Blaze attacks C7 again</text:span><text:span text:style-name="T1250">[19.hit. 4+1=5dmg….1hp left]</text:span><text:span text:style-name="T249">. The cultist C7 disengages and takes off running as best someone who has been stabbed repeatedly can, hoping to preserve his life.</text:span></text:p>
      <text:p text:style-name="P525"/>
      <text:p text:style-name="P960">Round 4 casualties: 2 cultists die. C7 and C11.<text:span text:style-name="T2"> </text:span></text:p>
      <text:p text:style-name="P526"/>
      <text:p text:style-name="P526">In the chaos, C7 and C11 die.</text:p>
      <text:p text:style-name="P526"/>
      <text:p text:style-name="P960">Round 5</text:p>
      <text:p text:style-name="P960">Init restatement:<text:span text:style-name="T1220">Shump(18),Dwing1(17),C6(16),C10(16),Jao(15),C3(12),C2(11),</text:span><text:span text:style-name="T1229">Gak(11),</text:span><text:span text:style-name="T1220">C5(10),Darv(7),Blaze(6),</text:span><text:span text:style-name="T1221">]</text:span></text:p>
      <text:p text:style-name="P526"/>
      <text:p text:style-name="P960"><text:span text:style-name="T2">Shump, not yet taken down, begins to thrash wildly at Dwing1 </text:span>[4+8=12.Miss.17+8=25.hit.8+5=12dmg.dead]<text:span text:style-name="T2">. </text:span><text:span text:style-name="T250">Dwing1 dies under the sword blows. <text:s/>He then targets C10. </text:span><text:span text:style-name="T1251">[9 = 9+8=17.Hit. 8+5=12dmg. Dead]</text:span><text:span text:style-name="T250"> and strikes him down with a mighty roar. </text:span><text:span text:style-name="T251">C6 takes off running for the hall hoping to get to safety. <text:s/>The battlefield is starting to feel emptier as the lizardfolk and bullywog fall or move combat zones. Jao throws a psydagger at C6 </text:span><text:span text:style-name="T1252">[12+6.18 hit. 4+3=7… 11-7 = 4hp left C6]</text:span><text:span text:style-name="T251">. He quickly tosses another in succession. </text:span><text:span text:style-name="T1252">[18+6.hit. 1+3 = 4. dead.]</text:span><text:span text:style-name="T251"> The running cultist drops dead with a thud. <text:s/>C3 and C2, seeing this, break off from Gak and attempt to go inside. </text:span><text:span text:style-name="T1252">[Gak AOO on both. 2 + 6= 8. 7+6=13. 1 hit. 8 dmg to C3. 11-8=3hp-3agblast=dead. <text:s/>10+6=16.12+6=18.2xhit. 9+1 = 10dmg to C2. 11-10=1hp-3ag blast=dead]</text:span><text:span text:style-name="T251">. Gak blasts them both down as they pass. They don’t get up. C5 is made of sterner stuff and attacks Blaze again. </text:span><text:span text:style-name="T1253">[9+3=12.miss]</text:span><text:span text:style-name="T252">. He fails to hit Blaze however,missing again. <text:s/>Darv mind slivers him </text:span><text:span text:style-name="T1253">[8 vs DC15. Fail. 3+5 = 8dmg., -3 to next saves.]</text:span><text:span text:style-name="T252"> and the cultist flinches slightly. Blaze hits back. </text:span><text:span text:style-name="T1253">[20. nat 20. crit hit. 2+2 +3 = 7dmg. C</text:span><text:span text:style-name="T1256">5</text:span><text:span text:style-name="T1253"> dies]</text:span><text:span text:style-name="T252"> and takes C</text:span><text:span text:style-name="T253">5</text:span><text:span text:style-name="T252"> down in a gush of bloody violence.</text:span></text:p>
      <text:p text:style-name="P503"/>
      <text:p text:style-name="P961">Round 6:</text:p>
      <text:p text:style-name="P502">A group of dragonwings show up (Dwing3, Dwing4,Dwing5) from across the battlefield making their way in a rush toward the Gang. </text:p>
      <text:p text:style-name="P961">Init restatement: Shump(18),Jao(15),Gak(11),Dwing4(8),Darv(7)Dwing5(7),Blaze(6),Dwing3(5)</text:p>
      <text:p text:style-name="P502">Shump yells “retreat to the room!” and makes it to the door in the flash of an eye. <text:span text:style-name="T1254">Jao follows him, reaching the door. Gak also follows, making it to the door. Dwing4 makes it within 30ft and next round will be at Blaze. In 2 rounds he’ll be at the door if he continues. Darv retreats back to the door area as well yelling “Cmon kid lets bounce!”. Dwing5 also is within 30ft of Blaze. Blaze points his finger like a gun toward the approaching group of dragonwings and a marble of fire streaks out with a roar that is familiar to those that heard the first in the barracks. <text:s/>Dwing4 and 5 are </text:span><text:soft-page-break/><text:span text:style-name="T1254">caught in the blast. </text:span><text:span text:style-name="T675">[</text:span><text:span text:style-name="T676">DC17 vs 2,9 +3,3 = 5,12. fail. Full damage. 2+3+1+6+5+4+1+5 = 27dmg each. Dwing4: 33-27 = 6hp left. Dwing5: 33-27=6hp left.]</text:span><text:span text:style-name="T1255">. Dwing3 arrives just in time to come screeching to a halt 20 feet from them and 50ft from Blaze. </text:span></text:p>
      <text:p text:style-name="P502"/>
      <text:p text:style-name="P962">Round 7:</text:p>
      <text:p text:style-name="P504">Shump rushes inside the door and takes up a position to flank whoever comes in. Jao likewise takes cover behind a table near the door. Gak takes aim at the injured dragonwings and fires an eldritch blast at each of them hoping to finish them off. <text:span text:style-name="T520">[9+ 6=16, 11+6=17...both hit.10,9 dmg. <text:s/>Dwing4 takes 13dmg and dies in a heap. Dwing5 takes 12 damage and dies in a heap.].</text:span> <text:span text:style-name="T1256">Darv casts firebolt at the remaining Dwing3. </text:span><text:span text:style-name="T677">[15+7=22.hit. 4+9=13 </text:span><text:span text:style-name="T678">fire dmg. 33-13 = 20hp]</text:span><text:span text:style-name="T1257">. Blaze stands his ground, points and firebolts Dwing3.</text:span><text:span text:style-name="T678">[5+9=14. Hit.3+1 = 4 firedmg. 20-4 =16hp left]</text:span><text:span text:style-name="T1257">. He then takes off running with a laugh, toward the door(he’ll reach it in 20 more feet). Dwing3 tries to catch up but is 20 feet from Blaze and 40 from the door.</text:span></text:p>
      <text:p text:style-name="P504"/>
      <text:p text:style-name="P963">Round 8:</text:p>
      <text:p text:style-name="P963"><text:span text:style-name="T2">Shump passes his turn in patience. Jao also. Gak aims and fires on Dwing3 hoping to end the present threat. </text:span>[17+6=23. 3+6=9. 1 hit. 8Dmg +3 =11 16-11=5hp]<text:span text:style-name="T2">. The blast knocks Dwing3 back to 50ft from the door(instead of 40, +10), and 30ft from Blaze. Darv casts firebolt again </text:span>[18+7. hit. 8+3 = 11 dmg. 5-11 = dead.]<text:span text:style-name="T2"> The lucky shot takes down the dragonwing and leaves it a burnt mess. Darv heads back in and says “it’s over”. Blaze makes his way.</text:span></text:p>
      <text:p text:style-name="P527"/>
      <text:p text:style-name="P527">The sound of battle continues in odd corners but Snapjaw makes a return carrying severed bollywog appendages as trophies. He holds it up “We win” with a toothy smile. Gak looks at him and smiles and says “we’ll be retiring to our room”, pointing inside. The lizardfolk responds to this news with “you rest. We finish.” and lumbers off to rally the lizardfolk as the bollywogs begin to flee.</text:p>
      <text:p text:style-name="P527"/>
      <text:p text:style-name="P527">The Gang go to their room and get a well deserved night’s rest with the door blocked off by a table that Shump dragged inside. Sometime in the morning, everyone wakes up feeling fresher and better for it.</text:p>
      <text:p text:style-name="P963">[Long rest. All hp restored. All spells restored. All abilities restored.]</text:p>
      <text:p text:style-name="P963">[Battle experience: Gak 18935 + 4250=<text:span text:style-name="T1258">23185(+L..L7)</text:span></text:p>
      <text:p text:style-name="P963">Shump 14859 + 4250=<text:span text:style-name="T1258">19109</text:span></text:p>
      <text:p text:style-name="P963">Jao 17685+4250=<text:span text:style-name="T1258">21935</text:span></text:p>
      <text:p text:style-name="P963">Blaze 14777 + 4250=<text:span text:style-name="T1258">19027</text:span></text:p>
      <text:p text:style-name="P963">Darv 13327+4250 = <text:span text:style-name="T1258">17577</text:span><text:span text:style-name="T1259">(+L..L6)</text:span></text:p>
      <text:p text:style-name="P963"/>
      <text:p text:style-name="P505">After pushing aside the barricade, the party cautiously makes their way through the Great Hall. The piles of treasure still sit in their place. <text:s/><text:span text:style-name="T1260">Outside, through the windows, the grim results of the battle sit piled up. Dozens of bollywog corpses lay in a pile in the courtyard. Many are singed and burnt, but many more are in pieces. <text:s/>Smoke from fires in the distance to the far northwest wafts over. The barracks building and stables are charred husks. <text:s/>Some lizardfolk sit eating, while others are dragging out supplies for the long journey home.</text:span></text:p>
      <text:p text:style-name="P505"/>
      <text:p text:style-name="P506">Snapjaw sits outside the chapel in the shade, carving a staff. <text:s/>Gak hails him, which gets the tense lizardfolk moving toward him. Snapjaw holds a hand up and they back down, allowing Gak to approach.</text:p>
      <text:p text:style-name="P506"/>
      <text:p text:style-name="P506">“We go soon. Battle over. No more fight. No more work. Live we do.” Snapjaw says casually with reptilian stoicism.</text:p>
      <text:p text:style-name="P506">“Who is left alive here?” Gak inquires</text:p>
      <text:p text:style-name="P506">“Us. You.” Snapjaw says with a smile. He gestures to the pile, then to various bodyparts hanging from the top of the towers. </text:p>
      <text:p text:style-name="P506"><text:soft-page-break/>“Yesterday we found a tunnel. Have you been there too?” Gak asks</text:p>
      <text:p text:style-name="P506">“We know tunnel. Kill frogs there.”</text:p>
      <text:p text:style-name="P506">“<text:span text:style-name="T1261">What about the keep?”</text:span></text:p>
      <text:p text:style-name="P506">“<text:span text:style-name="T1261">Nobody there. Dralmorrer you kill.” he says somewhat glumly. Though they were forced to fight the cultists, Dralmorrer had given them respect and assistance. <text:s/>The death is bittersweet and his body cannot be found among the piles. <text:s/>Likely they have buried him somewhere. </text:span></text:p>
      <text:p text:style-name="P506">“<text:span text:style-name="T1261">Where will you go?”</text:span></text:p>
      <text:p text:style-name="P506">“<text:span text:style-name="T1261">Home. We go home. Take things with us.” He points to a pile of various iron tools and a cart behind a giant lizard, carrying inside an anvil. “Where you go?”</text:span></text:p>
      <text:p text:style-name="P507">Gak doesn’t really know how to respond to the question. They now hold a broken-down castle in the swamp, far from their Mansion in Waterdeep and doubtless subject to regular problems.</text:p>
      <text:p text:style-name="P507">“Two escaped in a portal down in the tunnels. We do not know the command word but we are also far from home and do not know this countryside. We will be lost and at the mercy of the bollywogs in the swamp”.</text:p>
      <text:p text:style-name="P507">“There many books. Much magic. Look tower. Arazba. Dralmorrer. Rezmir. All magic. Look there.” Snapjaw informs him.</text:p>
      <text:p text:style-name="P507">Gak nods and the gang discuss it. They agree with Snapjaw’s idea and enter the tower. <text:span text:style-name="T1262">This time they take a look at the room on the first floor. It’s door is already ajar, flung open in Azbara Jos’ haste to evacuate. <text:s/>A fancy box sits on the bed, open. Whatever was in it has been taken away. <text:s/>The Gang then proceeds upward via the stairs. <text:s/>On the desk is an envelope with a note sitting atop it. The envelope is sealed and marked “only for emergencies”. The note itself says “Draezir” in conspicuous red ink. Gak pockets it and the gang searches the room for any loot that might be laying around. </text:span><text:span text:style-name="T1263">Nothing else of value is in this office. Jao opens up the door to the next room and a raven begins to squawk. <text:s/>The tiefling laughs and carries the cage to the window “Go….you’re free”. And opens the door, letting the raven fly onward to the unknown. It hovers the building, then descends to start feasting on the bodies below. <text:s/>After searching, Jao comes out disappointed. “Nothing else of value there..just a bird.”</text:span></text:p>
      <text:p text:style-name="P507"/>
      <text:p text:style-name="P508">The Gang grabs breakfast back at the Great Hall from the kitchen’s stores, then begins to check out the loot piles. <text:s/><text:span text:style-name="T679">[39 on d100 =2d6 * 10gp gems = 6,4 = 10*10gp gems. =1,10,2,4,8,10,6,9,5,5 = 1 azurite, 2 rhodochrosite, 1banded agate, 1 eye agate, 1 moss agate,,1 lapis lazuli, 1 obsidian, 2 hematite 1D6 times on table A for magic items. =6x Table A magic items. 56,57,98,15,96,19 == spell scroll (cantrip) * 2(56,57), 2* potion of greater healing (96,98). 2 potions of healing (15,19). === summarized: 100gp of gems (1 azurite,2 rhodochrosite, 1banded agate,1 eye agate, 1 moss agate, 1 lapis lazuli, 1 obsidian, 2 hematite + 2 potions of greater healing, 2 potions of healing + 2 cantrip scrolls</text:span><text:span text:style-name="T680">(94,33 = reroll,mending, ==45 produce flame). Gak has it all on him </text:span><text:span text:style-name="T681">but gives produce flame to Jao]</text:span></text:p>
      <text:p text:style-name="P528"/>
      <text:p text:style-name="P509"><text:span text:style-name="T1264">T</text:span>hey head down to the portal and Gak pulls out the slip with the password. “Draezir” he says in as serious a voice as he can muster. The room begins to fill with mist and then in an instant, everyone present moves onward.</text:p>
      <text:p text:style-name="P509"/>
      <text:p text:style-name="P510">Dark pine woods are all around on the slopes of what appears to be a mountain valley. The air is cold and fresh. Two ancient stones flank the sides and no more than a bowshot ahead along a path is a large house, with stone on the ground floor and timbers above. In sight are more standing stones. Pine branches shift and sway in a gusting, fitful wind. A squirrel chitters and then falls silent.</text:p>
      <text:p text:style-name="P510"/>
      <text:p text:style-name="P510">“<text:span text:style-name="T1265">That’s not good” remarks Darv dourly. Gak casts disguise self and takes on the form of Dralmorrer, which gets a chuckle out of Blaze. <text:s/>“A bit dark of you…” he chides. </text:span><text:span text:style-name="T1266">Gak sends out –Follow my lead and keep quiet….-- , starting to walk toward the lodge. </text:span></text:p>
      <text:p text:style-name="P510"/>
      <text:p text:style-name="P511"><text:soft-page-break/>As they get closer, two smaller buildings emerge into sight. They appear to be a stable and a kennel and sit on the east side of the main lodge structure. <text:s/><text:span text:style-name="T1267">The yard is empty of the presence of anyone. The ancient building has a wood and plaster uppermost floor sitting over a fieldstone lower floor. The windows are all shuttered and closed. The roof is completely overgrown, so far as can be seen, with moss. A single door stands slightly open. Smoke is pouring out from one of 3 large chimneys.</text:span></text:p>
      <text:p text:style-name="P511"/>
      <text:p text:style-name="P512">Gak leads the way to the front door and walks right in with everyone else close behind him. <text:s/>Just inside the front door is a chamber with pegs and benches for cloaks and boots. A set of rusty spears rests in one corner, held in the claw of a small drake statue.</text:p>
      <text:p text:style-name="P512"/>
      <text:p text:style-name="P512">He opens the secondary entrance door and walks into a small hall. This central hallway has stairs, large wooden doors, and a set of fine plate armor. Flanking the main entrance are two freestanding suits of elven plate armor, both coated in chipped green paint. Man-sized demonic statues stand near the base of the stairs. <text:s/>The very heavy carpeting on the floor is stained with muddy boots. <text:s/><text:span text:style-name="T1268">Not really knowing where to go, Gak heads through a door in the southwest corner, leading to a parlor. <text:s/>This room is warm and comfortable, with a large fireplace, stuffed leather chairs, and a table set with smoked sausages and candles. A tapestry displays a magnificent white stag above a valley, with a pair of green dragons soaring overhead and deer,boars, and hedgehogs hiding among the leaves and trees below. <text:s/>The walls each have a trophy or two, including two fine mountain goat heads, an elk’s head with a 10-point rack, a giant eagle’s head and talons, a metallic bull’s head, a griffon’s head and foreclaws, and the head of a white-furred boar with tusks as long as daggers. The room is otherwise deserted.</text:span></text:p>
      <text:p text:style-name="P512"/>
      <text:p text:style-name="P513">Darv goes through animal by animal with a sigh. “Someone is very talented. These are hard to get.”<text:span text:style-name="T520">[investigation check: 5+0=5. vs DC10. Miss]</text:span>. <text:s/>Jao joins him <text:span text:style-name="T520">[investigation check: 15+2=17. vs DC10.pass] </text:span>, noting they’re all dead. His watchful eye finds a special stash of 2 healing potions in the griffon’s mouth however. <text:s/>He pockets them without a second thought. “These will be useful” is all he says. <text:span text:style-name="T1269">Gak leads everyone back and tries a door on the opposite side of the hall.</text:span></text:p>
      <text:p text:style-name="P513"/>
      <text:p text:style-name="P514">The sout beams overhead are stained black with smoke. A comfortable table and chairs, a small wardrobe, and suit of dull black armor stand in the room. A large tapestry shows three hounds dragging down a white boar, and it shimmers with a strange light. <text:s/>Shump says “Gak I don’t like this...remember last time?”. <text:s/>With haste they backtrack to the main room and decide to try climbing the stairs. <text:s/>They go to the west side(left) and pick a door (14). Inside is a bath and it’s clearly a bathroom. <text:s/>Blaze opens a door (17) impulsively from the back of the group as they backtrack. A gaping hole in the roof exposes this armory to the elements. Very few weapons are stored here at present. <text:s/>Shelves to the north lie mostly bare, and a poorly maintained weapon rack standing against the south wall holds three rusty spears and a frayed net. Nearby is a closed cabinet. <text:s/><text:span text:style-name="T1270">The gang exits 14 and finds him walking out with a shrug. He then opens the door to 20 on his way out. A roaring fireplace churns out heat and light at one end of this spacious, 30ft high chaber, the ceiling of which is buttressed by ten wooden pillars carved as dragons. Five large tapestries hang along the walls-two on the west wall flanking the door, two on the east wall handing side by side, and a particularly grand one dominating the south wall next to the fireplace. Each of them shows dragons slaughtering some hapless victims. The blue dragon feasting on a desert caravan, the green dragon in the forest standing victoriously over elves that have succumbed to it’s breath, a red dragon burning through an area that reminds Blaze of the Castle Ward of Waterdeep, and a black and white dragon circling together over a cold swamp dotted with ruins. <text:s/>The biggest one however is Tiamat, in glorious detail, with gold and silver t hreading and gemstones everywhere. <text:s/></text:span><text:span text:style-name="T1271">He slams the door, which is loud enough that a head pokes out the door at the far opposite side of this half of the house(i.e. the south end, 16). <text:s/>“Welcome. I consider you to be my guests. Perhaps we can do business. Come parlay with me over a meal.” the woman’s polite voice says. <text:s/>Gak nods and leads the way as Darv teases Blaze and Shump and Jao cautiously follow, ready for trouble.</text:span></text:p>
      <text:p text:style-name="P515"><text:soft-page-break/>What looks to be a well-appointed chamber is filled with furniture and can serve as a place to eat food or discuss important matters. <text:s/>Three men in the room wear scale mail and carry swords. A woman with robes over white scale mail is the one who had invited the Gang to talk. <text:s/><text:span text:style-name="T1272">She holds a wand set with a blue gemstone. “Here, have seats.” One of the men passes a bowl of chicken and onions down the table toward the Gang. <text:s/>Each takes a seat at the table, facing someone, with Gak facing Talis. <text:s/>“I am Talis the White. <text:s/>I know you are not Borngray but it matters not.” Gak’s illusionized face maintains composure although underneath it, in reality he is shocked. “Rezmir was already here and has gone. If she was in a hurry, indeed something must have gone terribly wrong. <text:s/>I’m happy to see it…..I want more.”</text:span></text:p>
      <text:p text:style-name="P515"/>
      <text:p text:style-name="P516">Gak opens his mouth to talk “You want more what exactly?”</text:p>
      <text:p text:style-name="P516">“I want Rezmir to suffer. I want her to know the price of standing against me. You have certainly bested her once so I expect you will best her again soon if given the opportunity.”</text:p>
      <text:p text:style-name="P516">“And how do you propose we do this? What is in it for us? What do you gain by harming Rezmir in this fashion rather than more intimate and private methods?” Gak asks</text:p>
      <text:p text:style-name="P516">“As you have no doubt noticed, there is a lot of infrastructure that brings certain treasures from the region down a certain path. I can tell you where it is going. I can tell you how it is getting there. I can even tell you what it’s for if you haven’t figured that out. <text:s/>The point is this: whatever you hope to achieve will not stop us, if you are not one of us. It will be a setback but one that can be survived. Except for Rezmir.” <text:span text:style-name="T1273">Talis explains in detail. “But there is more. A rival of mine has taken what rightfully belongs to me. A dwarf named Varramzord. He and Rezmir have worked <text:s/>together and I wish for them to be taken out of the picture.”</text:span></text:p>
      <text:p text:style-name="P516">“<text:span text:style-name="T1273">So you wish for us to go make trouble for your rivals” Gak says flatly</text:span></text:p>
      <text:p text:style-name="P516">“<text:span text:style-name="T1273">I wish for you to </text:span><text:span text:style-name="T762">eliminate them</text:span><text:span text:style-name="T1273"> “she says with emphasis on the word eliminate. “Setbacks can be bypassed. The ascension of Tiamat is soon. I want you to eliminate them so they will not bask in the glory of the moment. I want my rightful place.”</text:span></text:p>
      <text:p text:style-name="P516">“<text:span text:style-name="T1273">And if we refuse?” Gak asks curiously “We have already cleared an entire castle...What if we included you in our casualty list?”</text:span></text:p>
      <text:p text:style-name="P516">“<text:span text:style-name="T1273">Then you will die. You will die here or you will die when the others find out you have been here. You will not know where to go for your pitiful attempt to stop our Mother’s return. Your cities will burn.”</text:span></text:p>
      <text:p text:style-name="P517">Gak nods. <text:s/>“I think we can come to terms. You supply us with information and we will go crash their party. You will help us reach wherever Rezmir went. <text:s/><text:span text:style-name="T1274">Preferably you come with us so we are not just meat fed into the grinder </text:span><text:span text:style-name="T682">[persuasion: 1..autofail]</text:span><text:span text:style-name="T1274">. “</text:span></text:p>
      <text:p text:style-name="P518">The tone swiftly changes. “I will stay here. If you will not do this, we can end negotiations here and you will die swift deaths. <text:s/>“ Talis says confidently.</text:p>
      <text:p text:style-name="P518">Gak sticks out a hand and says “You have a deal if you supply us with 2 health potions each.”<text:span text:style-name="T520">[persuasion:7+6=13. Vs DC10. Pass]</text:span>. “Deal”</text:p>
      <text:p text:style-name="P518">She does not reach her hand out, but, firmly says “We have a deal.” </text:p>
      <text:p text:style-name="P518"/>
      <text:p text:style-name="P518">The rest of the meal is then spent conversing about the various signs and methods for handling checks by guards or curious cultists. She mentions “the power phrase” which is “Tiamat, our Mother and Strength” that will allow them to reach the castle unharmed. When asked what castle, she tells the Gang about how Rezmir has been using a flying cloud giant castle to expedite deliveries of treasure hoards to Tiamat’s main hoard for Tiamat’s ultimate reentry to the world.</text:p>
      <text:p text:style-name="P518"/>
      <text:p text:style-name="P519">Each of the characters is provided 2 health potions, and Gak is provided a map and explicit directions how to reach Parnast and the castle near it.</text:p>
      <text:p text:style-name="P964">[Everyone is set to L7 as reward for the events of the act, setting in motion bigger things. <text:span text:style-name="T1275">Gak +2000xp, everyone else L7 at 23000xp.</text:span>]</text:p>
      <text:p text:style-name="P964"/>
      <text:p text:style-name="P964"/>
      <text:p text:style-name="P965"><text:soft-page-break/>Chapter 8-- Castle in the clouds</text:p>
      <text:p text:style-name="P529"/>
      <text:p text:style-name="P529">With the help provided by Talis the White, the Gang heads half a day’s travel and arrives in the village of Parnast as the sun begins to set. <text:s/>The village has a few dozen houses and a small square, with buildings that include a tavern, a stable, and a shrine. In contrast to this rustic burg stands a mighty ice castle half hidden in a fog-shrouded ravine: the walls stand 40 feet high, huge narrow towers loom upward—one of blue ice, one crumbling- and all of it is built to a scale for giants. Wisps of fog hide much of the castle’s detail, but two statues are visibly standing just before the enormous gate.</text:p>
      <text:p text:style-name="P529"/>
      <text:p text:style-name="P529">They hurriedly make their way to the castle to find a lowered drawbridge that spans a foggy moat. Beyond the drawbridge is an open portcullis, and beyond the portcullis is a covered gateway leading to an open courtyard. <text:s/>Large figures loom in the gateway, but it’s hard to make them out.</text:p>
      <text:p text:style-name="P529"/>
      <text:p text:style-name="P965"><text:span text:style-name="T2">In the time that has passed, Gak presents as himself. <text:s/>Everyone else is themselves and other than a banner being carried by Shump, nothing indicates them to be cultists. <text:s/>The last of the supply carts stand wait to enter. <text:s/>As they get closer and the last one is being let in, someone accosts them. “What’s the password?” says a guard </text:span><text:span text:style-name="T254">from above. <text:s/>The voice is loud and unexpectedly aggressive. <text:s/>“Tiamat, our Mother and Strength” Gak shouts upward, gesturing to Shump to wave the banner. <text:s/>“Are you with the caravan?” the voice asks as an ogre emerges more into view.</text:span></text:p>
      <text:p text:style-name="P965"><text:span text:style-name="T254">“We bring a message from Talis regarding recent events.”</text:span><text:span text:style-name="T1276">[Deception: 6 +6=12. Insight:11-2=9. Gak passes]</text:span></text:p>
      <text:p text:style-name="P966"><text:span text:style-name="T2">The ogre nods and gestures to continue, moving to the caravan and audibly stating “What’s the password?”. The gang continues across the drawbridge over the foggy moat. They cross the portcullis and into the courtyard. A heavy oak-and-iron portcullis stands drawn up. Two life-sized statues of 18ft tall cloud giants—male and female-- stand behind the portcullis facing one another within the covered gateway. <text:s/></text:span><text:span text:style-name="T255">Gak says “Tiamat, Our Mother and Strength” again because of the warning he received from Talis about the stone golem statues. <text:s/>The two gate towers are not the same height. One on the left is 120ft tall while the right is 80ft tall. <text:s/>Three ogres are visible on each one. <text:s/>Ballistas are present and it’s clear they mean business. <text:s/>As they cross into the courtyard, walls of solid ice enclose it. Another courtyard partially overhangs this one. It is held aloft by sweeping arches of ice that soar to a height of over 100ft. <text:s/>Doors of sculpted ice fitted with iron hinges lead to various outbuildings and the main keep on the far side of the courtyard.</text:span><text:span text:style-name="T1277">[Perception check: Gak 9+2=11 <text:s text:c="2"/>, Shump 13+1=14 <text:s/>, Jao 20+7=27 <text:s/>, Blaze 9+09, <text:s/>Darv <text:s/>5-1=4. vs DC22. <text:s/>Jao passes]</text:span><text:span text:style-name="T255">. Jao notices that hidden in the shadows of the overhanging courtyard, across from the main gate, is an opening in one wall that leads to a spiral staircase made of sculpted ice. <text:s/>He quietly passes this detail with telepathy to everyone. <text:s/></text:span><text:span text:style-name="T256">The sun continues to set and whoever, cultist or kobold, is wandering around quickly seeks out shelter in the barracks.</text:span></text:p>
      <text:p text:style-name="P530"/>
      <text:p text:style-name="P967"><text:span text:style-name="T2">A figure emerges who is quite unsettling. She comes from across the courtyard, almost drifting. <text:s/>The yard has become misty and obscured. “You there. Where are you going?” says a cackling voice that sounds like it was once more pleasant. <text:s/>An elf who looks a touch undead. <text:s/>“We are seeking Rezmir. We bring a message from Talis” </text:span>[deception <text:span text:style-name="T1278">3+6 =9</text:span> <text:span text:style-name="T1278">vs insight 13+2 = 15</text:span><text:span text:style-name="T1279">]</text:span><text:span text:style-name="T257">. The vampire smirks and says “Certainly...Follow me…” before leading them deeper into the darkness under the upper courtyard. They cross through double doors and she turns and gives a quick knock in a series </text:span><text:span text:style-name="T258">of knocks. The lock comes undone and the door opens and there stands the half-black dragon Rezmir. “WHAT IS IT?!” She shrieks at the vampire. The growl of guard drakes kicks up in the background. <text:s/>Inside the room a large rug covers the icy floor just inside the door of this 10ft high room, which is lit by a brazier of hot coals. A large bed rests in one corner, a desk in another. Resting atop the desk is a handsome,iron-banded chest secured with a sturdy padlock. <text:s/>Two loyal guard drakes come into view sniffing around.</text:span></text:p>
      <text:p text:style-name="P531"/>
      <text:p text:style-name="P967"><text:soft-page-break/><text:span text:style-name="T258">“They claim to b</text:span><text:span text:style-name="T259">ring a message from Talis the White. I do not believe them but I do believe you capable of handling the issue.” <text:s/>Sandesyl snidely says. She fades away into the darkness of the courtyard, leaving the Gang standing there.</text:span></text:p>
      <text:p text:style-name="P532"/>
      <text:p text:style-name="P532">“You have a message from Talis for me? Regarding what? I was just there recently.” Rezmir asks.</text:p>
      <text:p text:style-name="P533">She then notices Shump looks familiar and stands out. “Wait, you were there! You were at the castle!”</text:p>
      <text:p text:style-name="P533"/>
      <text:p text:style-name="P968"><text:span text:style-name="T2">Gak nods “We are the last survivors to cross through the portal. The lizardfolk have taken it in open rebellion under the leadership of something named Snapjaw.”</text:span> <text:span text:style-name="T2">The words are close enough to the truth that the glaring omission of involvement is smoothed over. </text:span><text:span text:style-name="T260">Rezmir’s eyes go wider(for a half-dragon) as Gak continues. <text:s/>“Dralmorrer led a general retreat but was cut down. The rest of us fled”</text:span><text:span text:style-name="T1280">[Deception vs insight: <text:s text:c="2"/>13 or 14+6 with advantage vs 19+1 == 14+6=20 vs 20. Reroll. 17 or 9 vs 15. ==17+6 =23 vs 15+1=16. <text:s/>pass]…</text:span><text:span text:style-name="T260"> Gak then produces a note that looks familiar. It’s the password from before. <text:s/>Rezmir looks at it, nods, and walks back inside.She is visibly upset by the events. The castle begins to shake with tremors briefly before a floating feeling sets in. The Gang panic and look around. This reaction gets a laugh out of Rezmir “we are taking off….”. <text:s/>She then returns. <text:s/>“Go to the barracks. Stay </text:span><text:span text:style-name="T261">inside so Sandesyl won’t get hungry or get any stupid ideas. </text:span><text:span text:style-name="T262">We will discuss our reconquest tomorrow.</text:span><text:span text:style-name="T261">”</text:span></text:p>
      <text:p text:style-name="P534"/>
      <text:p text:style-name="P974"><text:span text:style-name="T261">G</text:span><text:span text:style-name="T2">ak does the hand-gesture of the COTD and </text:span><text:span text:style-name="T263">they take leave. <text:s/>Rezmir shuts her door and the party wanders back to the cultist barracks. <text:s/>They open the door and the smell of unwashed bedclothes floats out strongly. <text:s/>Fourteen fur-covered beds and several chests decorate the space, with a table and chairs by the door. The beds go all the way to the farthest reach where the bulge of a gate tower(6B). Ten dragonwings are resting here. Half are asleep already but the other 5 are </text:span><text:span text:style-name="T264">hanging out and chatting. <text:s/>The ones who are awake stare at the Gang and the air is very uncomfortable. <text:s/>“We were told there was room here. What’s free?”. Uniaminously they answer “Nothing. Go try the stables”. <text:s/>The unfriendly response leads Gak to say “I was sure we were there with the smell in this place…..Almost as bad as the bollywogs in the Mere castle”. </text:span><text:span text:style-name="T265">Before they can continue further, Shump grabs Gak and drags the gang out.</text:span></text:p>
      <text:p text:style-name="P550"/>
      <text:p text:style-name="P550">“Are you trying to kill us?” Shump asks</text:p>
      <text:p text:style-name="P550">“Not particularly” Gak replies</text:p>
      <text:p text:style-name="P550">“Then why are you provoking them? They will call the guards and we will have a bigger fight than we want..over beds..”</text:p>
      <text:p text:style-name="P550"/>
      <text:p text:style-name="P975"><text:span text:style-name="T265">A </text:span><text:span text:style-name="T2">figure emerges out of the darkness-- It’s Sandesyl the vampire again. “There is a curfew at night……..Surely Rezmir told you.”</text:span></text:p>
      <text:p text:style-name="P551">“We were told to take quarters in the barracks but they say inside it’s full” Gak says with a scowl “As castles go you would think there would be more space for the garrison. Especially at this size.”</text:p>
      <text:p text:style-name="P975"><text:span text:style-name="T2">“If you return to where I brought you, there is a room open on the north side. </text:span><text:span text:style-name="T266">Go there.” She saunters off into the darkness without waiting for a response.</text:span></text:p>
      <text:p text:style-name="P552"/>
      <text:p text:style-name="P552">“Should we listen to...that?” Blaze asks.</text:p>
      <text:p text:style-name="P552">“We should have a look around, get our bearings.” Jao says.</text:p>
      <text:p text:style-name="P553">“I don’t know if I trust her” Gak says. “Perhaps Jao has a point. If we find a similar welcome we can apologize and ask directions.”</text:p>
      <text:p text:style-name="P553">“Trusting the undead is a bad idea” says Shump “She may be waiting for us there…”</text:p>
      <text:p text:style-name="P554">Gak starts walking, which leads the group, “let’s have a look around.”. He points to a building across the way with a large door. “Let’s see who lives in there”.</text:p>
      <text:p text:style-name="P554"/>
      <text:p text:style-name="P554"><text:soft-page-break/>The Gang cross the yard from the barracks toward the nearest structure. The structure has two 20 foot tall, 8 foot wide archways. It looms over them. Shump puts his effort in and successfully dragons open one of the massive doors, In the middle of this frost-glazed room stands a 9-foot-tall table of carved stone surrounded by three giant-sized chairs, also carved from stone. A fat iron cauldron etched with runes srests upon the table. On the floor in the far corner sits a large iron chest. <text:s/>A male stone giant gazes into the cauldron while a female stone giant sits nearby.</text:p>
      <text:p text:style-name="P554"/>
      <text:p text:style-name="P554">The female giant turns and in a gravely voice asks “Who are you? What are you doing here?”</text:p>
      <text:p text:style-name="P554">Gak comes forward “My apologies. We are new and there is no room at the barracks. We were told there was a room available here. Is this not the right spot?”</text:p>
      <text:p text:style-name="P554">The male giant continues his ritual undisturbed. The female shakes her head. “You want the room around the bend. There is a door facing the stables. Open this, then open the left door. <text:s/>Do not go to the end—That is where the wizards are. They will not receive you kindly. The other room is Rezmir’s. She will also not take upon you kindly.”</text:p>
      <text:p text:style-name="P554"/>
      <text:p text:style-name="P976"><text:span text:style-name="T2">“The Wizards?” </text:span><text:span text:style-name="T267">Gak asks. The giant clams up. “Did you say wizards?”</text:span></text:p>
      <text:p text:style-name="P555">She points toward the door and says “Out…..”</text:p>
      <text:p text:style-name="P977"><text:span text:style-name="T2">Gak turns on the charm </text:span>[persuasion check: <text:s/>17 vs <text:s/>DC 15 ]<text:span text:style-name="T2">. “I have several gems for you if you will explain to me who the wizards are.”</text:span></text:p>
      <text:p text:style-name="P555">She nods and says “They are from a distant land. They are quite arrogant and distance themselves fro mthe rest. <text:s/>They only speak to the half-dragon Rezmir.”</text:p>
      <text:p text:style-name="P977">[knowledge check Gak DC 15 to know giants and dragons are enemies: 3+0=3]<text:span text:style-name="T2">/</text:span></text:p>
      <text:p text:style-name="P555">“This is quite a motley crew here. We’ve seen ogres, kobolds, vampires, dragon cultists, and now you and some wizards from far away. What is the point exactly?” Gak says.</text:p>
      <text:p text:style-name="P556">This makes her nervous and she quickly gets up and ushers them out. The sound of stone giant dialect of giant can be heard through the door to her partner.</text:p>
      <text:p text:style-name="P556"/>
      <text:p text:style-name="P978"><text:span text:style-name="T2">“Let’s go check out the wizards.” Gak says. </text:span><text:span text:style-name="T268">They make their way following the path they were told by the giantess and arrive not far from Rezmir’s room. <text:s/></text:span><text:span text:style-name="T269">Gak opens the door and the sound of agitated academic discussion briefly fills the air before quickly stopping. A figure looks over from his chair. <text:s/>The room has hundreds of horse skulls nailed to the ceiling, covering it. <text:s/>Thick carpets cover the icy floor and there are 2 desks and some chairs and beds arranged. <text:s/>Shelves flank the room and potions, scrolls, and other things are sitting exposed on the desk. <text:s/>Four hulking gargoyles stand frozen to the west of one of the figures who looks familiar.</text:span></text:p>
      <text:p text:style-name="P557"/>
      <text:p text:style-name="P557">“Leave us” the figure says flatly.</text:p>
      <text:p text:style-name="P978"><text:span text:style-name="T269">“Sorry, I was told there was a room somewhere around here open for us.” Gak says, trying to play it friendly. </text:span><text:span text:style-name="T270">“They didn’t tell us we would be sharing it.”</text:span></text:p>
      <text:p text:style-name="P536">“Sharing? Who told you this?” the figure asks</text:p>
      <text:p text:style-name="P536">“Wait a minute...I know them...from the castle in the swamp!”</text:p>
      <text:p text:style-name="P979">[initiative: Rath 15+3=18, Azbara Jos 5+3=8, Gak 1+1=2, Shump 17+7=24, Jao 6+3=9, Blaze 10+1=11, Darv 8,16 Gargoyle</text:p>
      <text:p text:style-name="P979"/>
      <text:p text:style-name="P979">Restated:Shump(24),Rath Modar(18),GargoyleG4(16),Blaze(11),Jao(9),Azbara Jos(8), Darv(8),Gak(2)<text:span text:style-name="T1281">]</text:span></text:p>
      <text:p text:style-name="P537"/>
      <text:p text:style-name="P979"><text:span text:style-name="T2">“</text:span><text:span text:style-name="T271">That’s right...you were with Rezmir. We didn’t get a formal introduction” Gak says, trying to assuage him </text:span><text:span text:style-name="T272">of whatever paranoia.</text:span></text:p>
      <text:p text:style-name="P558">Rath turns to the conversation now too. “I don’t trust them….They arrived without Rezmir and Rezmir without them. They may have been the cause of the problems in the castle.”</text:p>
      <text:p text:style-name="P558"/>
      <text:p text:style-name="P982"><text:soft-page-break/><text:span text:style-name="T2">Shump hexes </text:span><text:span text:style-name="T273">Azbara and yells “fuck the niceties”. <text:s/></text:span><text:span text:style-name="T274">He runs to between the two wizards and begins hacking at them.</text:span><text:span text:style-name="T1282">[16,10.+8 = 24,18 Vs AC13. Both hit. (4+5) + (6+5) = 9+11 = 20dmg. Azbara Jos 39 – 20 = 19hp. -</text:span><text:span text:style-name="T1288">2d6 necrotic from hex = 1,5 = 19-6=13hp</text:span><text:span text:style-name="T1282">]</text:span><text:span text:style-name="T274"> . He significantly hurts Azbara Jos. Rath Modar immediately disengages from Shump and backtracks to near <text:s/>the easterly shelf. He casts firebolt on Shump </text:span><text:span text:style-name="T1282">[2+7=miss]</text:span><text:span text:style-name="T274"> but it misses. <text:s/>He summons the gargoyle to attack Shump. </text:span><text:span text:style-name="T1282">[advantage: 2 or 6 = 6. +4 = 10. miss, 5 or 6 =6 + 4 =10, miss.]</text:span><text:span text:style-name="T274"> The gargoyle slams Shump to no effect however. <text:s/>Blaze casts Haste on Shump, </text:span><text:span text:style-name="T275">who suddenly becomes more energetic. Jao stealthily enters the room </text:span><text:span text:style-name="T1283">[stealth:13 or 18.18 + 9 = 27]</text:span><text:span text:style-name="T275"> and slips behind Rath. He then backstabs him with a psydagger.</text:span><text:span text:style-name="T1283">[advantage. 19 or 8 = 19. hit. 5D6 psy dmg = 1+4+5+6+5 = 21dmg Rath.]</text:span><text:span text:style-name="T275">. Azbara Jos uses a scroll to cast mage armor. </text:span><text:span text:style-name="T276">He then moves back from his chair across the room to distance himself.</text:span><text:span text:style-name="T1284">[Azbara AC16 now]</text:span><text:span text:style-name="T276">. Darv runs inside and casts mind sliver on him hoping to distract him from Shump.</text:span><text:span text:style-name="T1284">[disadvantage(hex) int roll vs DC 15 = 14 or 8. = 8 + 3int = 11. fail vs DC15. 6+1=7dmg. And -1d4 = -2 on next saves of turn. <text:s/>Asbara Jos has </text:span><text:span text:style-name="T1288">6</text:span><text:span text:style-name="T1284">hp]</text:span><text:span text:style-name="T276">. <text:s/>Gak blasts Rath with his eldritch blast from the door. </text:span><text:span text:style-name="T1284">[12,18. + 6=18,24. Hits. 4+3+7+3 = 17dmg. ]</text:span><text:span text:style-name="T276">. The blows throw him into the bookshelf. </text:span></text:p>
      <text:p text:style-name="P559"/>
      <text:p text:style-name="P983">Round 2</text:p>
      <text:p text:style-name="P980">Restated:Shump(24),Rath Modar(18),GargoyleG4(16),Blaze(11),Jao(9),Azbara Jos(8), Darv(8),Gak(2)<text:span text:style-name="T1281">]</text:span></text:p>
      <text:p text:style-name="P535"/>
      <text:p text:style-name="P538">Shump hacks at the gargoyle <text:span text:style-name="T520">[15+8,20+8= hit,hit/crit. <text:s/>8+5=12. + 6+4+5 = 12+15 = 27dmg. 52-27 = 25.</text:span><text:span text:style-name="T683">]</text:span><text:span text:style-name="T1285">. Following his success in harming it severely, Shump continues to hack away at it. </text:span><text:span text:style-name="T683">[9+8 = 17. vs 15AC. Hit. 5+5=10dmg. 15Hp left]</text:span><text:span text:style-name="T1285">. Rath gets up </text:span><text:span text:style-name="T683">[-15ft speed]</text:span><text:span text:style-name="T1285"> and casts mirror image on himself. Three duplicates stand in the space side by side, shifting places. <text:s/>He faces Jao. The gargoyle strikes back at Shump </text:span><text:span text:style-name="T683">[15+4,8+4= 19,12..misses because of AC20 from haste] </text:span><text:span text:style-name="T1285">but he’s just too fast. <text:s/>Blaze enters the room and casts chromatic orb on Rath. </text:span><text:span text:style-name="T683">[4+9=12. vs AC13. Miss]</text:span><text:span text:style-name="T1285"> It veers into the shelf next to him. </text:span><text:span text:style-name="T1286">Jao uses the opportunity to make 2 more dagger strikes.</text:span><text:span text:style-name="T684">[7+6=13. <text:s/>Rath rolls 1 for dupes to take hit. The hit goes through. 4+3 = 7psy dmg .26hp left]</text:span><text:span text:style-name="T1286">. </text:span><text:span text:style-name="T684">[18+6=24.hit. </text:span><text:span text:style-name="T685">Rath rolls 19. </text:span><text:span text:style-name="T684"><text:s/>4+3 = 7psy dmg. </text:span><text:span text:style-name="T685">To a duplicate. The image fades away. 3 of 4 duplicates left</text:span><text:span text:style-name="T684">]</text:span><text:span text:style-name="T1286">. </text:span><text:span text:style-name="T1287">Azbara casts fireball at the door. The familiar sound and blast goes off. </text:span><text:span text:style-name="T685">[DC13 8d6 or half dmg. = 2+6+4+4+1+6+5+2= </text:span><text:span text:style-name="T686">30dmg or 15dmg…. Darv, Blaze,Gak, Shump, G4, Rath, Jao all have to save..but sculpted so Rath and G4 don’t need to save.</text:span></text:p>
      <text:p text:style-name="P1004">Gak:11+1=12, <text:s/>Fail vs DC13. = 30 firedmg</text:p>
      <text:p text:style-name="P539"><text:span text:style-name="T520">Shump:13+2=15 pass vs DC13. = 15 firedmg concentration check for hex: 7+3=10 vs 15</text:span><text:span text:style-name="T687">=no more hex.</text:span></text:p>
      <text:p text:style-name="P1004">Jao:11+3=14,evasion makes 0 damage.</text:p>
      <text:p text:style-name="P1004">Blaze:18+1=19. Pass vs DC13. Resist to fire damage = half damage...so ¼ is 7 fire dmg.</text:p>
      <text:p text:style-name="P1004">Blaze: concentration check on haste(18+3=21 vs DC10 = pass)</text:p>
      <text:p text:style-name="P1004">Darv:11+0 = fail. </text:p>
      <text:p text:style-name="P1004">--------</text:p>
      <text:p text:style-name="P1005">Gak:30firedmg = 51-30=21hp left</text:p>
      <text:p text:style-name="P1005">Shump:66-15=51hp</text:p>
      <text:p text:style-name="P1005">Jao: 0 dmg taken</text:p>
      <text:p text:style-name="P540"><text:span text:style-name="T520">Blaze: </text:span><text:span text:style-name="T688">52-7=45hp</text:span></text:p>
      <text:p text:style-name="P1006">Darv:34-30hp=4hp</text:p>
      <text:p text:style-name="P1007">]</text:p>
      <text:p text:style-name="P541">The boom is unignorable, having centered on the door. The frame is busted and the wooden door in pieces or plain out dissolved into ash. <text:s/>Gak is outside in the dark prone. <text:s/>Everyone but Jao has been hurt by the blast and knocked down. <text:s/>Darv gets up and immediately casts mindsliver on Azbara <text:span text:style-name="T520">[13+3=16 vs DC15. Pass]</text:span> but it does nothing. Gak gets up and walks inside. He blasts Azbara and Rath <text:span text:style-name="T520">[19+</text:span><text:span text:style-name="T689">6,8+6=14. Both hit. 2+3=5dmg. <text:s/>15(image destroyed). 1 dupe left]</text:span><text:span text:style-name="T1289">. </text:span></text:p>
      <text:p text:style-name="P541"/>
      <text:p text:style-name="P984"><text:soft-page-break/>Round3</text:p>
      <text:p text:style-name="P981">Restated:Shump(24),Rath Modar(18),GargoyleG4(16),Blaze(11),Jao(9),Azbara Jos(8), Darv(8),Gak(2)<text:span text:style-name="T1281">]</text:span></text:p>
      <text:p text:style-name="P542">Shump gets up and attacks the gargoyle. <text:span text:style-name="T520">[14+8=22. hit. 4+5=9dmg., next attack 18+8.hit. 5+5=10dmg. Gargoyle dies].</text:span> He then zooms over to Azbara to cut him down <text:span text:style-name="T520">[4+8=12. miss vs AC16]</text:span>. Unfortunately this misses. <text:s/>Rath then <text:span text:style-name="T1290">casts greater invisibility on himself and begins to run for the back wall (north). Blaze gets up and takes aim at Azbara, casting flame bolt. </text:span><text:span text:style-name="T690">[11+9=20.hit. </text:span><text:span text:style-name="T691">6+9=15dmg. Azbara dies]</text:span><text:span text:style-name="T1291"> . It hits burning a hole through his chest and he drops with a sizzle. <text:s/>Jao tries to detect where he is </text:span><text:span text:style-name="T691">[DC15 perception roll: 9+9=18. pass]</text:span><text:span text:style-name="T1291">. Jao surmises from the noise as Rath travels and summons his psydaggers to throw at Rath. </text:span><text:span text:style-name="T691">[disadvantage 7 or 3: 3...miss. <text:s/>9 or 3...3..miss]</text:span><text:span text:style-name="T1291">. Neither connects however. <text:s/>Darv quaffs one of his potions. </text:span><text:span text:style-name="T691">[2d4+2=3+4+2=+9hp to 13hp].</text:span><text:span text:style-name="T1291">. Gak </text:span><text:span text:style-name="T1292">blasts the area that Jao targeted with his eldritch blast </text:span><text:span text:style-name="T692">[disadvantage : 18 or 20, 18 or 20….18,18. Both hit. 9+3=12. <text:s text:c="2"/>7hp left]</text:span><text:span text:style-name="T1292">. The sound of “egggggggh” from the impact can be heard, followed by the sound of a secondary impact into the shelf with a thump. The lucky shot hit him.</text:span></text:p>
      <text:p text:style-name="P542"/>
      <text:p text:style-name="P985">Round 4</text:p>
      <text:p text:style-name="P985">Restated: Shump(24),Rath Modar(18),Blaze(11),Jao(9),Darv(8),Gak(2)</text:p>
      <text:p text:style-name="P985"><text:span text:style-name="T2">Shump rushes over to the shelf area and begins swinging wildly</text:span><text:span text:style-name="T1293">[disadvantage. 8 or 19,15 or 11, 14 or 13. == 8,11,13 vs AC13. + 8 = all hit. (8+5)+(3+5)+(4+5) = 12+8+9 = 29dmg</text:span><text:span text:style-name="T277">. </text:span><text:span text:style-name="T1293">Dead.]</text:span><text:span text:style-name="T277"> The blows land however and he hacks Rath to pieces. <text:s/>Both Red Wizards now lay dead. The body of Rath comes into view, a sudden disgusting and disturbing sight.</text:span></text:p>
      <text:p text:style-name="P987">[2300xp + 1100xp <text:span text:style-name="T1295">+450 </text:span>= 3<text:span text:style-name="T1295">85</text:span>0xp/5 = <text:span text:style-name="T1295">770 each.</text:span></text:p>
      <text:p text:style-name="P986"><text:span text:style-name="T2">“Quick, someone illusion up the door. No way that boom could have gone unnoticed!” </text:span><text:span text:style-name="T278">Blaze casts minor illusion and creates a door that fills most of the doorway with a wooden door similar to that which previously existed. <text:s/></text:span><text:span text:style-name="T1294">[DC:17 to figure out].</text:span><text:span text:style-name="T278"> They blow out all the candles, hoping for cover in the darkness. Gak noses around in what Rath was carrying. <text:s/>He finds the staff of fire, a dimension door spell scroll, a feather fall spell scroll, and a fireball spell scroll. Shump and Jao flank the doorway while Darv takes a position on the far corner between the beds and Blaze moves in position to fire at the door.</text:span></text:p>
      <text:p text:style-name="P560"/>
      <text:p text:style-name="P988"><text:span text:style-name="T278">T</text:span><text:span text:style-name="T2">he rushed sound of Rezmir and her guard drakes approaches. </text:span><text:span text:style-name="T279">She stops however at the door. On the other side, everyone can see out. All the barracks have come running in the time since the blast. All </text:span><text:span text:style-name="T280">10 dragonwings are present. <text:s/></text:span></text:p>
      <text:p text:style-name="P989">Round 5</text:p>
      <text:p text:style-name="P989">[Init adds: <text:s/></text:p>
      <text:p text:style-name="P989">Rezmir(9+<text:span text:style-name="T1296">3</text:span>)<text:span text:style-name="T1296">=12</text:span></text:p>
      <text:p text:style-name="P989">, GD1(2+<text:span text:style-name="T1296">0</text:span>)<text:span text:style-name="T1296">=2</text:span>,</text:p>
      <text:p text:style-name="P989"><text:s/>GD2(5+<text:span text:style-name="T1296">0</text:span>)<text:span text:style-name="T1296">=5</text:span>, </text:p>
      <text:p text:style-name="P989">DW1(18+<text:span text:style-name="T1296">3</text:span>)<text:span text:style-name="T1296">=</text:span>,21</text:p>
      <text:p text:style-name="P989">DW2(15+<text:span text:style-name="T1296">3</text:span>),=18</text:p>
      <text:p text:style-name="P989">DW3(19+<text:span text:style-name="T1296">3</text:span>),=22</text:p>
      <text:p text:style-name="P989">DW4(17+<text:span text:style-name="T1296">3</text:span>),=20</text:p>
      <text:p text:style-name="P989">DW5(13+<text:span text:style-name="T1296">3</text:span>),=16</text:p>
      <text:p text:style-name="P989">DW6(16+<text:span text:style-name="T1296">3</text:span>),=19</text:p>
      <text:p text:style-name="P989">DW7(14+3)=17</text:p>
      <text:p text:style-name="P989">DW8(19+3)=22</text:p>
      <text:p text:style-name="P989">DW9(1+3)=4</text:p>
      <text:p text:style-name="P989">DW10(17+3)=20</text:p>
      <text:p text:style-name="P989">Restated: Shump(24), <text:span text:style-name="T1296">DWing8(22),Dwing3(22),</text:span><text:span text:style-name="T1297">DW1(21),DW4(20),</text:span><text:span text:style-name="T1296">DW10(20),DW6(19),DW2(18),DW7(17),DW5(16),Rezmir(12),</text:span>Blaze(11),Jao(9),Darv(8),<text:span text:style-name="T1296">GD2(5),DW9(4),</text:span>Gak(2),<text:span text:style-name="T1296">GD1(2)</text:span></text:p>
      <text:p text:style-name="P543"><text:soft-page-break/>Waiting for the signal, Shump stays quiet. All the DW are standing at the door, looking around curiously. <text:s/>Rezmir investigates further <text:span text:style-name="T520">[13+2int = 15 vs 17int...fail]</text:span>. She seems puzzled. She knows she heard and felt a boom but the door is still here and only minor scorch marks can be found. Knowing the wizards to be incredibly capable she cannot decide whether it’s an attack or simply spellplay by them. <text:s/>Blaze casts fireball <text:span text:style-name="T1298">through the illusory door, centered on DW1</text:span><text:span text:style-name="T693">[</text:span><text:span text:style-name="T694">Dex DC17 </text:span><text:span text:style-name="T695">1+2+1+5+6+6+5+5 = 31dmg or 16dmg]</text:span></text:p>
      <text:p text:style-name="P1008">[dex saves:</text:p>
      <text:p text:style-name="P544"><text:span text:style-name="T520">Rezmir:</text:span><text:span text:style-name="T696">16+6=22 pass</text:span></text:p>
      <text:p text:style-name="P544"><text:span text:style-name="T520">GD1:</text:span><text:span text:style-name="T696">1+0=1.insta fail.</text:span></text:p>
      <text:p text:style-name="P544"><text:span text:style-name="T520">GD2:</text:span><text:span text:style-name="T696">16+0=16 fail</text:span></text:p>
      <text:p text:style-name="P544"><text:span text:style-name="T520">DW1:</text:span><text:span text:style-name="T696">7+2=9 fail</text:span></text:p>
      <text:p text:style-name="P544"><text:span text:style-name="T520">DW2:</text:span><text:span text:style-name="T696">1. instafail</text:span></text:p>
      <text:p text:style-name="P544"><text:span text:style-name="T520">DW3:</text:span><text:span text:style-name="T696">7+2= 9 fail</text:span></text:p>
      <text:p text:style-name="P544"><text:span text:style-name="T520">DW4:</text:span><text:span text:style-name="T696">7+2=9 fail</text:span></text:p>
      <text:p text:style-name="P544"><text:span text:style-name="T520">DW5:</text:span><text:span text:style-name="T696">12+2=14 fail</text:span></text:p>
      <text:p text:style-name="P544"><text:span text:style-name="T520">DW6:</text:span><text:span text:style-name="T696">2+2=4 fail</text:span></text:p>
      <text:p text:style-name="P544"><text:span text:style-name="T520">DW7:</text:span><text:span text:style-name="T696">13+2=15 fail</text:span></text:p>
      <text:p text:style-name="P544"><text:span text:style-name="T520">DW8:</text:span><text:span text:style-name="T696">6+2=8 fail</text:span></text:p>
      <text:p text:style-name="P544"><text:span text:style-name="T520">DW9:</text:span><text:span text:style-name="T696">10+2=12 fail</text:span></text:p>
      <text:p text:style-name="P544"><text:span text:style-name="T520">DW10:</text:span><text:span text:style-name="T696">18+2=20 pass</text:span></text:p>
      <text:p text:style-name="P1009">Rezmir and DW10 suffer 16 fire dmg. GD1,GD2,DW1 – 9 all fail and receive 31dmg.</text:p>
      <text:p text:style-name="P1009">Rezmir 90hp → 74hp</text:p>
      <text:p text:style-name="P1009">GD1,2 go from 52hp → 21hp.</text:p>
      <text:p text:style-name="P1009">DW1-9 go from 33hp → 2hp.</text:p>
      <text:p text:style-name="P1009">DW10 33hp → 17hp</text:p>
      <text:p text:style-name="P1009"/>
      <text:p text:style-name="P546">Jao hides <text:span text:style-name="T520">[advantage stealth : 10+9=19]</text:span>. Darv casts Enemies Abound on DW10.<text:span text:style-name="T520">[18+1=19 vs DC15. Pass.]</text:span> The spell fails to take effect however. <text:s/>GD2 gets up and lashes about angrily. DW9 also gets up and procedes to the door to check it. <text:span text:style-name="T520">[investigate: 12+0=12 vs DC17</text:span>.Still holds up to scrutiny]. <text:s/>He doesn’t seem to understand where the fireball came from and checks the door for traps. <text:s/>Gak <text:span text:style-name="T1299">eldritch blasts Rezmir directly </text:span><text:span text:style-name="T697">[6+6,3+6 = 12,9. miss,miss. Bend luck = +1 = 13. Hit. 8+3+3cha=14dmg to Rezmir. 74-14=60hp.]</text:span><text:span text:style-name="T1299">. He uses Kiss of Mephistoles to use a spell slot(1 of 2) at L4. This sends a fireball exploding directly from Rezmir as she takes the hit. </text:span><text:span text:style-name="T697">[9d6 = 5+3+3+6+1+2+1+3+1 = 25dmg or 12dmg.</text:span></text:p>
      <text:p text:style-name="P1010">Dex saves: vs DC14</text:p>
      <text:p text:style-name="P545"><text:span text:style-name="T520">Rezmir:</text:span><text:span text:style-name="T697">18</text:span><text:span text:style-name="T696">+6=</text:span><text:span text:style-name="T697">24.pass</text:span></text:p>
      <text:p text:style-name="P545"><text:span text:style-name="T520">GD1:</text:span><text:span text:style-name="T697">9</text:span><text:span text:style-name="T696">+0=</text:span><text:span text:style-name="T697">9.fail.</text:span></text:p>
      <text:p text:style-name="P545"><text:span text:style-name="T520">GD2:</text:span><text:span text:style-name="T697">15</text:span><text:span text:style-name="T696">+0=</text:span><text:span text:style-name="T697">15 pass</text:span></text:p>
      <text:p text:style-name="P545"><text:span text:style-name="T520">DW1:</text:span><text:span text:style-name="T697">5</text:span><text:span text:style-name="T696">+2=</text:span><text:span text:style-name="T697">7 fail</text:span></text:p>
      <text:p text:style-name="P545"><text:span text:style-name="T520">DW2: </text:span><text:span text:style-name="T697">7+2=9 fail</text:span></text:p>
      <text:p text:style-name="P545"><text:span text:style-name="T520">DW3:</text:span><text:span text:style-name="T697">15</text:span><text:span text:style-name="T696">+2= </text:span><text:span text:style-name="T697">17 pass</text:span></text:p>
      <text:p text:style-name="P545"><text:span text:style-name="T520">DW4:</text:span><text:span text:style-name="T697">8</text:span><text:span text:style-name="T696">+2=</text:span><text:span text:style-name="T697">10 fail</text:span></text:p>
      <text:p text:style-name="P545"><text:span text:style-name="T520">DW5:</text:span><text:span text:style-name="T697">9</text:span><text:span text:style-name="T696">+2=</text:span><text:span text:style-name="T697">11 fail</text:span></text:p>
      <text:p text:style-name="P545"><text:span text:style-name="T520">DW6:</text:span><text:span text:style-name="T697">15</text:span><text:span text:style-name="T696">+2=</text:span><text:span text:style-name="T697">17 pass</text:span></text:p>
      <text:p text:style-name="P545"><text:span text:style-name="T520">DW7:</text:span><text:span text:style-name="T697">1</text:span><text:span text:style-name="T696">+2=</text:span><text:span text:style-name="T697">3 fail</text:span></text:p>
      <text:p text:style-name="P545"><text:span text:style-name="T520">DW8:</text:span><text:span text:style-name="T697">2</text:span><text:span text:style-name="T696">+2=</text:span><text:span text:style-name="T697">4 fail</text:span></text:p>
      <text:p text:style-name="P545"><text:span text:style-name="T520">DW9:</text:span><text:span text:style-name="T697">4</text:span><text:span text:style-name="T696">+2</text:span><text:span text:style-name="T697">=6 fail</text:span></text:p>
      <text:p text:style-name="P545"><text:span text:style-name="T520">DW10:</text:span><text:span text:style-name="T697">8</text:span><text:span text:style-name="T696">+2=</text:span><text:span text:style-name="T697">10 fail</text:span></text:p>
      <text:p text:style-name="P547"><text:span text:style-name="T697">R</text:span><text:span text:style-name="T520">ezmir hp 60-12 = 48hp</text:span></text:p>
      <text:p text:style-name="P991">GD1 = 21hp – 25dmg = dead</text:p>
      <text:p text:style-name="P991">GD2 = 21 hp – 12dmg = 9hp</text:p>
      <text:p text:style-name="P991">DW1: 2hp -25 = dead</text:p>
      <text:p text:style-name="P991"><text:soft-page-break/>DW2:2hp -25hp = dead</text:p>
      <text:p text:style-name="P991">DW3: 2-12hp=dead</text:p>
      <text:p text:style-name="P991">DW4:2hp-25hp =dead</text:p>
      <text:p text:style-name="P991">DW5:2hp – 25hp = dead</text:p>
      <text:p text:style-name="P991">DW6: 2hp – 12hp = dead</text:p>
      <text:p text:style-name="P991">DW7: 2hp – 25hp = dead</text:p>
      <text:p text:style-name="P991">DW8:2 – 25hp = dead</text:p>
      <text:p text:style-name="P991">DW9 2 – 25hp = dead</text:p>
      <text:p text:style-name="P991">DW10: 17hp – 25hp =dead</text:p>
      <text:p text:style-name="P991">]</text:p>
      <text:p text:style-name="P547">The blasts throw Rezmir to her feet 10 feet away, landing nearly at her door. All her accompaniment have been turned to cinders around her. Only a lone guard drake survives, breathing aching breaths at the foot of the wall. <text:s/></text:p>
      <text:p text:style-name="P547"/>
      <text:p text:style-name="P991">Round 6</text:p>
      <text:p text:style-name="P990">Restated: Shump(24)<text:span text:style-name="T1296">,Rezmir(12),</text:span>Blaze(11),Jao(9),Darv(8),<text:span text:style-name="T1296">GD2(5),</text:span>Gak(2),</text:p>
      <text:p text:style-name="P547">Shump rushes out to engage, taking advantage of the surprise. It appears as if the half-orc is leaping through a solid door. <text:s/>He tries to cut down the guard drake <text:span text:style-name="T520">[15 + 8 =23.hit. 6+5 = 11. 9-11 = dead] </text:span>successfully doing so. He then uses the burst of speed, <text:span text:style-name="T1300">sheathing his sword</text:span> <text:span text:style-name="T1300">to grapple Rezmir.</text:span><text:span text:style-name="T698">[strength check: 3+4 = 7 vs 2+4=6….successful grapple]</text:span><text:span text:style-name="T1300">. He picks her up off the ground and tosses her through the illusory door. </text:span><text:span text:style-name="T698">[17 strength check vs 15..success.]</text:span><text:span text:style-name="T1300">[1d6...6 damage...48-6=42hp </text:span><text:span text:style-name="T1301">Rezmir</text:span><text:span text:style-name="T1300">]. </text:span><text:span text:style-name="T1301">Rezmir lands with a thump on the floor in front of Jao. She gets up drawing her greatsword. She goes for Gak, but, Jao surprise attacks her in the AOO. </text:span><text:span text:style-name="T699">[advantage 5 or 12=12+6 = 18 vs 13. Hit. 5D6 dmg = 6+5+3+5+6= 25dmg. 42Hp – 25= 17hp]</text:span><text:span text:style-name="T1301">. He slashes at her as she passes by unaware and deals her a heavy blow. She attacks Gak in her frustration </text:span><text:span text:style-name="T699">[nat 1.fail]</text:span><text:span text:style-name="T1301"> but completely misses and her sword goes flying onto the desk behind Azbara’s corpse. </text:span><text:span text:style-name="T1302">Blaze firebolts her for good measure</text:span><text:span text:style-name="T700">[2/miss]</text:span><text:span text:style-name="T1302"> but misses. Jao pulls out his rope and attempts to bind her with it. </text:span><text:span text:style-name="T700">[str vs Rezmir str, = 19 +2 vs 5+4 = 9. Jao wins]</text:span><text:span text:style-name="T1302">. Jao binds her hands and mouth together very tightly so that Rezmir cannot escape nor cast a spell nor use a breath weapon. <text:s/>Darv stays in position ready for the next face to pop in. <text:s/>Gak searches Rezmir for useful items. He digs out a ring of keys and holds it out to her with a smile. “Lookie what I’ve got” he says with a laugh. <text:s/>He tosses it to Jao and says “Go see what she’s been hiding”. </text:span></text:p>
      <text:p text:style-name="P547"/>
      <text:p text:style-name="P992">Round 7:</text:p>
      <text:p text:style-name="P548">Shump returns and smiles at the ropework. <text:s/>He heads back to the door to flank whoever comes through. Rezmir tries to break out <text:span text:style-name="T520">[DC15: 5+4=9. fail]</text:span>. She fails to however. Blaze keeps watch on the door while Jao takes the keys and goes stealth mode <text:span text:style-name="T520">[17 or 4. 17 + 9 =26]</text:span>. <text:span text:style-name="T1303">Jao runs out to Rezmir’s room and enters it. <text:s/></text:span><text:span text:style-name="T1304">As he crosses the threshold of the carpet, it rises up and attempts to smother him. </text:span><text:span text:style-name="T701">[init : 6+2=8.]</text:span><text:span text:style-name="T1304"> </text:span></text:p>
      <text:p text:style-name="P993">Init restated: Shump(24),Rezmir(12),Blaze(11),Jao(9),Rug(8),Darv(8),Gak(2).</text:p>
      <text:p text:style-name="P549">The rug attacks <text:span text:style-name="T520">[4 + 5=9.miss]</text:span> but fails to overcome Jao. <text:s/>Darv is still in position waiting for the next batch of goon squad to come. <text:span text:style-name="T1305">Gak further ties up Rezmir to prevent an escape.</text:span><text:span text:style-name="T702">[DC18]</text:span><text:span text:style-name="T1305">. </text:span></text:p>
      <text:p text:style-name="P549"/>
      <text:p text:style-name="P994">Round 8: </text:p>
      <text:p text:style-name="P994"><text:span text:style-name="T2">Shump is waiting for someone to step through the door but starting to feel the haste wearing off (will in round 10). Rezmir continues to struggle with the ropes </text:span>[ 2vs DC18.fail]<text:span text:style-name="T2">. Blaze goes to check on Jao. He gets out the door this round. <text:s/>Jao pulls out his rapier and begins to stab and cut at the rug. </text:span>[12+6=18 vs 12AC = hit. 5 piercing dmg. 33 -5 = 28hp rug]<text:span text:style-name="T2">. <text:s/>Darv and Gak begin rifling through the pile of books looking to find whatever they can. They keep an ear toward the door but otherwise continue with it.</text:span></text:p>
      <text:p text:style-name="P561"/>
      <text:p text:style-name="P994">Round 9:</text:p>
      <text:p text:style-name="P994"><text:soft-page-break/><text:span text:style-name="T2">Shump really starts to feel the sensation wearing off. Rezmir gives up struggling for the moment. Blaze arrives at the door and finds Jao in combat with the rug. Blaze casts firebolt at it to help his friend </text:span>[<text:span text:style-name="T1306">19+9=28.hit. 6+6=12 fire damage. 28-12 = 16hp left rug]</text:span><text:span text:style-name="T281">. The firebolt streaks into the rug and ignites it. The rug shutters with what looks like pain, though it being an inanimate object it cannot feel it. <text:s/>It begins to burn </text:span><text:span text:style-name="T1306">[1d6 fire per turn]</text:span><text:span text:style-name="T281">. Jao continues his attack </text:span><text:span text:style-name="T1306">[</text:span><text:span text:style-name="T1307">4+6=10.miss]. </text:span><text:span text:style-name="T282">The rug attempts to smother him again. </text:span><text:span text:style-name="T1307">[nat 1.fail]</text:span><text:span text:style-name="T282"> but has a hard time and continues to burn <text:s/></text:span><text:span text:style-name="T1307">[2 firedmg. = 14hp left]</text:span><text:span text:style-name="T282">. <text:s/>Darv and Gak find nothing except a book written in a language they cannot read. It has diagrams that seem to imply human sacrifice.</text:span></text:p>
      <text:p text:style-name="P562"/>
      <text:p text:style-name="P995">Round 10<text:span text:style-name="T2">:</text:span></text:p>
      <text:p text:style-name="P995"><text:span text:style-name="T2">Shump really slows down. </text:span><text:span text:style-name="T283">Rezmir doesn’t struggle, just observing. <text:s/>Blaze firebolts the rug again </text:span><text:span text:style-name="T1308">[2+9=11 vs AC12. Miss]</text:span><text:span text:style-name="T283">. It doesn’t help however. <text:s/>Jao attacks the rug </text:span><text:span text:style-name="T1308">[20.crit hit. 4+2=6 dmg. 14 -6 = 8hp rug]</text:span><text:span text:style-name="T283">. The rug then attacks him </text:span><text:span text:style-name="T1308">[7+5</text:span><text:span text:style-name="T1309">=12. miss] </text:span><text:span text:style-name="T284">but misses. It continues to burn </text:span><text:span text:style-name="T1309">[4 fire dmg = 4hp left]</text:span><text:span text:style-name="T284">. Darv and Gak sit tight waiting.</text:span></text:p>
      <text:p text:style-name="P563"/>
      <text:p text:style-name="P996">Round 11:</text:p>
      <text:p text:style-name="P996"><text:span text:style-name="T2">Shump comes to a stop, collapsing with exhaustion. He doesn’t move or saying thing, just drops as the wave of energy leaves him as suddenly as it came. </text:span>[haste end. AC back to 18. action back to 2]<text:span text:style-name="T2">. </text:span><text:span text:style-name="T285">Rezmir takes advantage of the opportunity and tries to escape </text:span><text:span text:style-name="T1310">[9+4=13. fail vs DC18]</text:span><text:span text:style-name="T285">, but the ropes that bind her are still too strong and holding up. <text:s/></text:span><text:span text:style-name="T286">Blaze firebolts the rug </text:span><text:span text:style-name="T1311">[17+9.hit. 7+3=10 fire dmg. Rug dead.]</text:span><text:span text:style-name="T286">. <text:s/>The rug drops in flames and burns up into small unattached pieces. Jao gives a thumbs up to Blaze and puts his rapier away before pulling out the keys and searching the desk and hunting for traps </text:span><text:span text:style-name="T1311">[investigation check:9+</text:span><text:span text:style-name="T1312">2 = 11 vs DC20.fail]</text:span><text:span text:style-name="T287">. He finds nothing and sticks keys inside the box until he gets a fit. With the turn of his key and a crank of his hand the chest opens as the heavy padlock drops. <text:s/>Inside is a mask shaped like a black dragon’s visage. Under that are gems and jewelry and some coins. <text:s/>He throws it all into his pack </text:span><text:span text:style-name="T1312">[Jao +peridot stones on gold chain (400gp value),silver torc with dragon heads(200gp value), 6 moonstones (50gp each value), 20 loose pearls(3000gp all together). <text:s/>+ 600sp, 200gp, 50pp </text:span><text:span text:style-name="T1316">+ Black Dragon Mask</text:span><text:span text:style-name="T1312">]</text:span><text:span text:style-name="T287">. Darv and Gak hang tight in the room.</text:span></text:p>
      <text:p text:style-name="P564"/>
      <text:p text:style-name="P997">Round 12:</text:p>
      <text:p text:style-name="P997"><text:span text:style-name="T2">Shump gets up off the ground, overwhelmed with tiredness but slowly coming out of it. </text:span><text:span text:style-name="T288">Rezmir tries again to escape </text:span><text:span text:style-name="T1313">[ 15 vs DC18=fail]</text:span><text:span text:style-name="T288">. Blaze gives a thumbs up and goes back to the room. Jao follows shortly after.</text:span></text:p>
      <text:p text:style-name="P565"/>
      <text:p text:style-name="P565">“Gentlemen, What are we going to do? We are in quite the predicament now. We’ve killed some wizards, taken captive a high ranking officer of the Cult of the Dragon, and we’ve let loose no shortage of booming fireballs.”</text:p>
      <text:p text:style-name="P565"/>
      <text:p text:style-name="P566">Gak nods “What do you guys think?”</text:p>
      <text:p text:style-name="P566">“We drag her with us and see if we can exchange freedom” Shump says</text:p>
      <text:p text:style-name="P566">Blaze shakes his head “Nahh she’ll just kill us.”</text:p>
      <text:p text:style-name="P566">Darv pipes in “She’s quite potent herself..You don’t want that coming after you.”</text:p>
      <text:p text:style-name="P566">“What if we talk to the giants?” Gak suggests “What if they’d respond to the news positively?”</text:p>
      <text:p text:style-name="P566">“What if they respond negatively?” Blaze returns.</text:p>
      <text:p text:style-name="P566">“What of the vampire?” Darv asks… “She gives me the creeps”.</text:p>
      <text:p text:style-name="P566">“Let’s move to the room next door” Gak decides. “Let’s rest there and recoup our bearings”.</text:p>
      <text:p text:style-name="P566">Shump picks up Rezmir and carries her bound on his shoulder.</text:p>
      <text:p text:style-name="P566"/>
      <text:p text:style-name="P998"><text:span text:style-name="T2">The Gang moves to the empty room that is purported to be nearby. To their surprise it is…..</text:span>[encounter end. 450 * 2 (guard drakes) + Rezmir (<text:span text:style-name="T1314">2900)+10DW(450) = 8300+3850 </text:span><text:span text:style-name="T1315">+450 </text:span><text:span text:style-name="T1314">=</text:span><text:span text:style-name="T1315">2520xp</text:span><text:span text:style-name="T1314"> ] They take a long rest with someone always on watch and the door barricaded.</text:span></text:p>
      <text:p text:style-name="P566"><text:soft-page-break/></text:p>
      <text:p text:style-name="P999"><text:span text:style-name="T2">To the Gang’s surprise, few people are responding to the incident. <text:s/>Nobody knocked over the night nor was there a massive uproar. The castle seems to have minimal occupation by the Cult. It’s particularly empty compared to Nerytar. <text:s/>Everyone is well rested.</text:span>[long rest...Morning time...all hp full, all spells full]<text:span text:style-name="T2">. Gak has Shump remove the barricade and a sullied Rezmir sits in shame in her robes, covered in the stink of having not been able to take care of needs. <text:s/>They keep her out of sight as they open the door and look around. <text:s/>Nobody is outside but it’s bright morning. <text:s/></text:span><text:span text:style-name="T289">Gak and Jao go out together to parlay with the giants from the original room. <text:s/>When they knock, the door opens. “It’s you……”</text:span></text:p>
      <text:p text:style-name="P567">A large hand quickly pulls them in together and shuts the door.</text:p>
      <text:p text:style-name="P567">“What do you know of the incident last night?” demands a male stone giant</text:p>
      <text:p text:style-name="P567">“I know there were a lot of booms and a few less wizards” Gak replies</text:p>
      <text:p text:style-name="P567">“If this is true, follow me….” the giant says and leads him and Jao up the corridors to the upper level. <text:s/>They pass a courtyard with tall,slender towers. Ogres can be seen practicing their javelin throwing in the background. <text:s/>They make their way to a 70 ft tall tower with a parapet roof. <text:s/>The whole thing lacks windows and it’s made of chiseled ice. Three ogres on the rooftop with a ballista keep an eye on all below. <text:s/>As Gak and Jao follow, the giants push through 4 ogres dressed in fancy plumed helmets. <text:s/>The walls of this room are sculpted with icy murals depicting cloud giants riding giant birds. An enormous bed with a headboard of ice sculpted to resemble clouds dominates the room. Bear furs are heaped upon the bed, and two large wooden chests rest at the bed’s foot. A blue-skinned giant sits on the floor with his legs crossed while two ogres comb his snowy white hair. The giant’s hulking morningstar leans against the bed within arm’s reach.</text:p>
      <text:p text:style-name="P567"/>
      <text:p text:style-name="P567">“HO!” the figure says. “Who be thee?”</text:p>
      <text:p text:style-name="P567">Gak <text:s/>steps forward but the giant gets ahead of him. “Milord, these are the new visitors. In auspicious times they have arrived and our problems are fewer”</text:p>
      <text:p text:style-name="P567">“Is that so?” says the cloud giant. “I am Blagothkus. Well met”</text:p>
      <text:p text:style-name="P567">“I am Gak” Gak says, standing there in diminutive size compared to everyone but Jao. “We have come from afar. We know that the Cult of the Dragon is trying to resurrect the goddess Tiamat. Do you stand with her or against her?”</text:p>
      <text:p text:style-name="P1000"><text:span text:style-name="T2">Blagothkus laughs “We giants stand against the dragons. <text:s/>Don’t be fooled. We are luring them into the open. Dragons and giants have a </text:span>long<text:span text:style-name="T2"> history. We have not forgotten.”</text:span></text:p>
      <text:p text:style-name="P567">“Then it will cheer you to hear we have the dragonlady captured and the wizards are slain.”</text:p>
      <text:p text:style-name="P1000"><text:span text:style-name="T2">“</text:span><text:span text:style-name="T290">Wh...what?” The giant says, bowled over with surprise</text:span></text:p>
      <text:p text:style-name="P568">He takes a few moments and then says “…..are they neutralized?”</text:p>
      <text:p text:style-name="P568">Gak and Jao nod. <text:s/>“All of them? The dragon too?”</text:p>
      <text:p text:style-name="P568">Gak and Jao exchange a glance.</text:p>
      <text:p text:style-name="P1001"><text:span text:style-name="T2">“You did not know of the dragon?” </text:span><text:span text:style-name="T291">Blagothkus laughs….”How do you have a cult of dragons without some dragons?”</text:span></text:p>
      <text:p text:style-name="P569">“If you have a long history, why are you assisting dragons?” Gak shoots back</text:p>
      <text:p text:style-name="P570">Blagothkus’ face sours somewhat...”It was meant to be a temporary thing. Our world has gotten soft. We need a good war to get us back into shape. I have an army forming and everything is set for the moment this cult emerges.”</text:p>
      <text:p text:style-name="P570">“What if we kick things off early?” Gak says “Those wizards doubtless were very important to the operation. They’re dead now.”</text:p>
      <text:p text:style-name="P570">“Until the dragon, the vampire, and the rest of the soldiers and kobold rabble are removed we cannot shift positions. They are far too dangerous”</text:p>
      <text:p text:style-name="P570">“What if we solve the problem for you?” Gak says</text:p>
      <text:p text:style-name="P570">“We can lend you support of 6 ogres. They’ll be under orders to support you against your foes.”</text:p>
      <text:p text:style-name="P570">Gak nods..”We have a deal. When this is over, you will drop us in Waterdeep or near it and we’ll muster the city’s leadership. We have already made connections there from a previous journey.”</text:p>
      <text:p text:style-name="P570"/>
      <text:p text:style-name="P570"><text:soft-page-break/>Gak and Jao return to the room after laying out a plan to assault the vampire’s tower during the day. The ogres are set to meet there within an hour.</text:p>
      <text:p text:style-name="P1002"><text:span text:style-name="T2">“</text:span><text:span text:style-name="T292">What will be with her?” Shump asks, gesturing to the half-dragon.”Are we taking her with us?”</text:span></text:p>
      <text:p text:style-name="P571">Darv declares “we end her….no loose ends!”</text:p>
      <text:p text:style-name="P571">Blaze nods, as does Jao.</text:p>
      <text:p text:style-name="P571">“Erm. I um...I don’t know.” Gak bumbles…</text:p>
      <text:p text:style-name="P1003"><text:span text:style-name="T2">Darv </text:span><text:span text:style-name="T293">walks over and attempts to summarily execute her. </text:span><text:span text:style-name="T1316">[mind sliver. Save 12 +2 vs DC 15= fail. 1+6=7 damage.]</text:span><text:span text:style-name="T293"> Shump then hacks at her </text:span><text:span text:style-name="T1316">[20,1 ...crit hit , crit fail if survives. 8+5+4+5 = 22dmg. Vs 7hp...dead]</text:span><text:span text:style-name="T293">. And takes off the half-dragon’s head. It falls to the ground and rolls. He takes it as a trophy and ties it to his pack, embracing his orcish heritage just a bit. He also claims her greatsword.</text:span><text:span text:style-name="T1317">[Shump +head of Rezmir on pack, +Greatsword(Hazirawn)</text:span><text:span text:style-name="T1318">]</text:span><text:span text:style-name="T294">. <text:s/>A voice of bitter and biting cold emerges from seemingly nowhere. “Alas. A worthy champion”. </text:span><text:span text:style-name="T295">The sword briefly glows with excitement before quieting down.</text:span></text:p>
      <text:p text:style-name="P572"/>
      <text:p text:style-name="P1011"><text:span text:style-name="T2">Jao repacks his rope and everyone gathers to meet the ogres </text:span><text:span text:style-name="T296">at the stairwell. They follow the lead to the tower. <text:s/>This ancient tower seems to be crumbling. The windows have been sealed shut with ice, and cracks have formed in the walls and roofcap. A balcony of sculpted ice hugs one side of the tower, 75 ft above the tower base. <text:s/></text:span><text:span text:style-name="T297">Gak begins to climb up using his spiderclimb slippers. As he begins to ascend, Jao hands the rope and an immovable rod to him. <text:s/>“Just in case….”. <text:s/>Gak ascends some 60 feet to the balcony. He sets the immovable rod with the rope and the rope drops down. </text:span><text:span text:style-name="T298">The ogres each grab a passenger, easily scaling their way up one by one, to the balcony. It shifts under their weigh</text:span><text:span text:style-name="T299">t before collapsing, with only the doorway open to land upon. Everyone but Gak slowly swings their way into the tower. Gak himself, still in spiderclimb, adjusts himself to a vantage point above the exit.</text:span></text:p>
      <text:p text:style-name="P586"/>
      <text:p text:style-name="P587">In the center of the otherwise dark room is a coffin. Two figures of diminutive stature stand close to the coffin. They are unmoving until suddenly bright red eyes flash in the darkness. </text:p>
      <text:p text:style-name="P1012">[Init: Ogre1(4+ -1=3),Ogre2(15+ -1=14),Ogre3(20+ -1=19),Ogre4(2+ -1=1),Ogre5(4+ -1=3),Ogre6(10+ -1=9),Gak(10+1=11),Shump(11+7=18),Jao(18+3=21),Blaze(17+1=18),Darv(9),Consort1(12+3=15),Consort2(14+3=17),Sandesl(19+4=23)</text:p>
      <text:p text:style-name="P1012"/>
      <text:p text:style-name="P1012">Restated: Sandesl(23),Jao(21),Ogre3(19),Shump(18),Blaze(18),Consort2(17),<text:span text:style-name="T1319">Consort1(15),Ogre2(14),</text:span><text:span text:style-name="T1320">Gak(11),</text:span><text:span text:style-name="T1319">Darv(9),Ogre6(9),Ogre1(3),Ogre5(3),Ogre4(1)</text:span></text:p>
      <text:p text:style-name="P1012"/>
      <text:p text:style-name="P1024">Round 1:</text:p>
      <text:p text:style-name="P573">Sandesl’s coffin flaps open from the noise. A head pokes out from inside “What are you doing here?” Jao says “We’re here to put an end to you and your dragons!” and quickly tosses two psyknives at her <text:span text:style-name="T520">[9+6, 8+ 6vs AC16 = 15,14. both miss] </text:span>but they miss, disappearing into the side of her coffin. <text:s/><text:span text:style-name="T1321">Ogre3 brandishes it’s great-club and attempts to smash consort1</text:span><text:span text:style-name="T703">[2.miss]</text:span><text:span text:style-name="T1321"> but overswings. <text:s/>Shump closes in on consort2 and swings with the new greatsword </text:span><text:span text:style-name="T704">[4+8=12 vs AC15. Miss]</text:span><text:span text:style-name="T1322"> but misses under the weight of the unwieldy blade. He tries again </text:span><text:span text:style-name="T704">[20.crit hit. 2d6+2d6=4d6dmg +1 = 2+6+3+2 +1=14dmg to consort2. Consort2 82hp-14 = 68hp, <text:s/>1 necrotic damage = resisted.]</text:span><text:span text:style-name="T1322">. <text:s/>The blade bites in and says “yumm….” . Blaze firebolts around </text:span><text:span text:style-name="T1323">the side of the ogre2, attempting to ignite the coffin. </text:span><text:span text:style-name="T705">[2+9bonus=11 vs AC15. Fail] </text:span><text:span text:style-name="T1323">The bolt goes out in a flash but sinks into nothingness in a puff on impact. <text:s/>Consort2 attacks Shump </text:span><text:span text:style-name="T705">[using 2x claws +6: 14+6=20,hit, 8+6=14.miss. 1 hit. 2D4+3 = 2+2+3=7dmg Shump]</text:span><text:span text:style-name="T1323">. Consort1 attacks Ogre6 </text:span><text:span text:style-name="T705">[17+6,20+6/crit </text:span><text:span text:style-name="T706">vs AC11 = 2x hit...2d4+3 +4d4+3 = 6d4+6 = 3+4+2+2+2+2=15dmg. Ogre6 59hp-15=44hp. ]</text:span><text:span text:style-name="T1324"> and makes contact, slashing it up. Ogre2 goes for a swing on consort1 in return.</text:span><text:span text:style-name="T706">[16+6=22.hit. 2d8+4=5+5=10+4=14dmg -7dmg(DR) = 7dmg consort1]. </text:span><text:span text:style-name="T1324">It’s enormous club whooshes through the air down on the elf vampirespawn, but surprisingly doesn’t seem to do a whole lot for size and </text:span><text:soft-page-break/><text:span text:style-name="T1324">raw power. <text:s/>Gak takes aim from his elevated position above the door and blasts Sandresl </text:span><text:span text:style-name="T706">[17+6,11+6 vs 16AC = 2x hit. 10+5+3+3=21dmg. Sandresl 144-21=123hp]</text:span><text:span text:style-name="T1324">. </text:span><text:span text:style-name="T1330">The bolts jolt her simultaneously, throwing her to the side and back into her coffin. </text:span><text:span text:style-name="T1325">Darv firebolts through ogre3 and ogre5 to the coffin attempting to ignite it.</text:span><text:span text:style-name="T707">[10+7=17.vs15.hit. 2+6=8dmg vs 5hp = coffin destroyed]</text:span><text:span text:style-name="T1325">. <text:s/>He is successful as the room fills with light from the burning coffin. </text:span><text:span text:style-name="T708">[Sandresl takes 1d4 fire damage = 2 = 121hp]</text:span><text:span text:style-name="T1326">. </text:span><text:span text:style-name="T1327">Ogre6 swings at consort1 </text:span><text:span text:style-name="T709">[15.hit. 5+5+4=14 * .5 = 7dmg. </text:span><text:span text:style-name="T710">68Hp left]</text:span><text:span text:style-name="T1328">. Ogre1 throws a javelin at Sandesl </text:span><text:span text:style-name="T710">[9+6 = 15.vs 16. miss]</text:span><text:span text:style-name="T1328">. The javelin pings right off her. Ogre5 also attacks consort1</text:span><text:span text:style-name="T710">[advantage: 19 or 11=19.hit. 7+8+4=19 *.5 = 9dmg] </text:span><text:span text:style-name="T1328">and makes contact. </text:span><text:span text:style-name="T1329">Ogre4 attacks consort2 </text:span><text:span text:style-name="T711">[advantage:15 or 10=15. hit. 2+6+4=12 * .5 = 6dmg]</text:span></text:p>
      <text:p text:style-name="P1046"/>
      <text:p text:style-name="P1025">Round 2</text:p>
      <text:p text:style-name="P1025">+10hp consort1,consort2 = consort1(69hp),consort2(72hp)</text:p>
      <text:p text:style-name="P1025">+20hp Sandesl = 141hp</text:p>
      <text:p text:style-name="P1025"/>
      <text:p text:style-name="P1013">Sandesl(23),Jao(21),Ogre3(19),Shump(18),Blaze(18),Consort2(17),<text:span text:style-name="T1319">Consort1(15),Ogre2(14),</text:span><text:span text:style-name="T1320">Gak(11),</text:span><text:span text:style-name="T1319">Darv(9),Ogre6(9),Ogre1(3),Ogre5(3),Ogre4(1)</text:span></text:p>
      <text:p text:style-name="P574"/>
      <text:p text:style-name="P578">Sandesl leaps out of the burning coffin with a loud scream of fury. She lands next to it, in front of ogre2, and proceeds to attack Ogre2<text:span text:style-name="T520">[+9 1d8+4, +9 1d8+4. == 7+9=16, 4+9=13. vs AC11...hit x2. = 2d8 + 8 = 8+5+8 = 20dmg ogre2. 39Hp left]</text:span>. Jao uses the bulk of ogre3 to hide <text:span text:style-name="T520">[12 or 18=18+9=27]</text:span>. He then moves closer to the door and takes aim at Sandrysl with his psyknife throw. <text:span text:style-name="T520">[advantage 9 or 6 = 9 + 6 = 15. vs 16..miss..]</text:span> It misses. Ogre3 attempts to smash consort1 <text:span text:style-name="T520">[advantage:3 or 11.11 + 6 = 17.hit. 8+4+4=16dmg * 5 = 8dmg. ]</text:span> Shump swings again at consort2 hoping to have better luck <text:span text:style-name="T520">[advantage: 1 or 14 = 14 + 8 = 22.hit. 3+4=7 + 5necro * .5 = 7+2+1= 10dmg. </text:span><text:span text:style-name="T712">62Hp left consort2]</text:span><text:span text:style-name="T1331">. He does, then takes another swing</text:span><text:span text:style-name="T712">[12 or 4..12...hit. 3+2+1+2=8dmg. 62-8 = 54hp]</text:span><text:span text:style-name="T1331">. </text:span><text:span text:style-name="T1332">Blaze firebolts Consort2 .</text:span><text:span text:style-name="T713">[advantage 13 or 20 = 20. crit hit. 4D10 = 4+6+5+9=24firedmg. 54-24=30hp]</text:span><text:span text:style-name="T1332">. The firebolt streaks over and severely burns consort2. Consort2 slashes at Shump desperately </text:span><text:span text:style-name="T713">[2,16 +6.vs AC16. Miss,then Hit. 2D4+3 = <text:s/>1+1+3=5dmg Shump. Shump 54hp]</text:span><text:span text:style-name="T1332">. Consort1 meanwhile engages ogre6 </text:span><text:span text:style-name="T713">[9+6=15,4+6=10, 1 hit. 4+1+3=8dmg. Ogre6 36hp]</text:span><text:span text:style-name="T1332">. Ogre2 attempts to smash Sandresl </text:span><text:span text:style-name="T713">[20.crit. 4d8+4=6+2+8+1+4=21dmg * .5 = 11dmg. 130Hp left]</text:span><text:span text:style-name="T1332">. The blow comes down hard but the vampire seems unmoved by it. Gak takes aim at her and fires 2 more bolts </text:span><text:span text:style-name="T713">[7+</text:span><text:span text:style-name="T714">6</text:span><text:span text:style-name="T713">,17+</text:span><text:span text:style-name="T714">6 = 13(miss),23(hit). 4+3=7dmg]</text:span><text:span text:style-name="T1333">. Darv firebolts consort1 </text:span><text:span text:style-name="T714">[8 or 2 = 8 +7 = 15 vs 15.hit. 8+6=14 firedmg. 47Hp consort1]</text:span><text:span text:style-name="T1333">. <text:s/>Ogre6 attacks back on consort1 </text:span><text:span text:style-name="T714">[17 or 2..17..hit. 6+8+4=18 * .5 = 9dmg. 47-9 = 38hp]</text:span><text:span text:style-name="T1333">. </text:span><text:span text:style-name="T1334">Ogre1 moves around ogre4 to get consort2 from behind. Ogre5 attacks consort1 </text:span><text:span text:style-name="T715">[1 or 9 = 9 + 6 = 15.hit. 1+3+4=8 *.5 = 4dmg. 38-4=34hp]</text:span><text:span text:style-name="T1334">. </text:span><text:span text:style-name="T1335">Ogre4 attacks consort2</text:span><text:span text:style-name="T716">[3 or 5 = 5+6=11.miss]</text:span><text:span text:style-name="T1335"> but misses.</text:span></text:p>
      <text:p text:style-name="P578"/>
      <text:p text:style-name="P1026">Round 3</text:p>
      <text:p text:style-name="P1026">+10 hp consort1,consort2 = consort1(4<text:span text:style-name="T1336">4</text:span>hp),consort2(40hp)</text:p>
      <text:p text:style-name="P1026">+20hp Sandrsl = 143hp</text:p>
      <text:p text:style-name="P1014"><text:span text:style-name="T2">Sandesl(23),Jao(21),Ogre3(19),Shump(18),Blaze(18),Consort2(17),</text:span><text:span text:style-name="T300">Consort1(15),Ogre2(14),</text:span><text:span text:style-name="T301">Gak(11),</text:span><text:span text:style-name="T300">Darv(9),Ogre6(9),Ogre1(3),Ogre5(3),Ogre4(1)</text:span></text:p>
      <text:p text:style-name="P588"/>
      <text:p text:style-name="P1027"><text:span text:style-name="T300">S</text:span><text:span text:style-name="T2">andesyl attempts to charm ogre2. </text:span>[3-2=1..fail]<text:span text:style-name="T2">. Ogre2 is now charmed. She directs it to defend her against Blaze. Jao throws 2 psydaggers at Sandrysl.</text:span>[8+6=14 vs 16.miss, 17+6=hit. 2Dmg]. <text:span text:style-name="T302">Only one makes minor contact before fizzling out. <text:s/>Ogre3 continues against consort1 </text:span><text:span text:style-name="T1337">[19 or 15. 19. hit. 6+1+4=11 * .5 = 5dmg.]</text:span><text:span text:style-name="T302">. Shump continues swinging at consort2, oblivious to the danger next to him. </text:span><text:span text:style-name="T1337">[2 or 17. 17. hit. 6+3 +1 = 10 + 2 = 12dmg. Consort2 40-12=28hp][14 or 8 = 14+8 = hit. 1+6+1 = 8 + 2necro = 10dmg. 28-10=18hp]</text:span><text:span text:style-name="T302">. “</text:span><text:span text:style-name="T303">ohhh yeahhh” the sword cries out with near-sexual ecstasy. <text:s/>Blaze moves from the door </text:span><text:span text:style-name="T304">and firebolts consort2 from between Shump and Ogre4. </text:span><text:span text:style-name="T1338">[5 or 3 = 5.+9 = 14. miss]</text:span><text:span text:style-name="T304">. This misses however. Consort2 attacks Shump again, hoping to grapple him. </text:span><text:span text:style-name="T1338">[7+6.miss][16+6. Successful]</text:span><text:span text:style-name="T304">. On the second try it manages to grab a hold of him.</text:span><text:span text:style-name="T1338">[4+ 7=11vs </text:span><text:soft-page-break/><text:span text:style-name="T1338">DC13.</text:span><text:span text:style-name="T304"> Fail</text:span><text:span text:style-name="T1338">]. <text:s/></text:span><text:span text:style-name="T304">Consort1 continues attacking ogre6</text:span><text:span text:style-name="T1338">[15+,5+6=11. Both hit. 4D4+6 = 4+3+4+4=15dmg. Ogre6 </text:span><text:span text:style-name="T1339">21hp]</text:span><text:span text:style-name="T305">. Ogre2 moves toward Jao and attempts to attack him </text:span><text:span text:style-name="T1339">[6+6=12.vs 14.miss]</text:span><text:span text:style-name="T305">. The swing misses him. Gak takes aim with 1 eldritch blast at ogre2 and 1 at Sandrysl.</text:span><text:span text:style-name="T1339">[17.hit 6+</text:span><text:span text:style-name="T1340">6=12.miss 8+3=11dmg ogre2,28hp]</text:span><text:span text:style-name="T306">. Darv firebolts consort1 again </text:span><text:span text:style-name="T1340">[16 or 11.16.hit. 11 firedmg consort1 = 28hp]</text:span><text:span text:style-name="T306">. Ogre6 then attacks </text:span><text:span text:style-name="T1340">[20 or 2 = 20. crit hit. = 4d8+4 = 4+7+6+3+4=24 *.5 = 12dmg]</text:span><text:span text:style-name="T306">. It absolutely smashes consort1 </text:span><text:span text:style-name="T1340">[16hp]</text:span><text:span text:style-name="T306">. Ogre1 finishes crossing and attacks consort2 </text:span><text:span text:style-name="T1340">[11 or 17. 17. hit. 5+8=12+4=16 * .5 = 8dmg. Consort2 10hp]</text:span><text:span text:style-name="T306">. Ogre5 attacks consort1 </text:span><text:span text:style-name="T1340">[16 or 19. 19.hit. 3+4+4=11 *.5 = 5. 16-5=11hp]</text:span><text:span text:style-name="T306">. Ogre4 attacks consort2 again</text:span><text:span text:style-name="T1340">[3 or 11 +6= 11+6=17. hit. 5+2+4=11 *.5 = 5.consort2 10-5 =5hp]</text:span></text:p>
      <text:p text:style-name="P1027"/>
      <text:p text:style-name="P1028">Round 4</text:p>
      <text:p text:style-name="P1028">+10hp consort1,consort2 = consort1(21hp),consort2(15hp).</text:p>
      <text:p text:style-name="P1028">+20hp sandysl 14<text:span text:style-name="T1341">4hp</text:span><text:span text:style-name="T307">.</text:span></text:p>
      <text:p text:style-name="P592"/>
      <text:p text:style-name="P1015"><text:span text:style-name="T307">Sandesl(23),Jao(21),Ogre3(19),Shump(18),Blaze(18),Consort2(17),</text:span><text:span text:style-name="T300">Consort1(15),Ogre2(14),</text:span><text:span text:style-name="T301">Gak(11),</text:span><text:span text:style-name="T300">Darv(9),Ogre6(9),Ogre1(3),Ogre5(3),Ogre4(1)</text:span></text:p>
      <text:p text:style-name="P589"/>
      <text:p text:style-name="P1029"><text:span text:style-name="T300">S</text:span><text:span text:style-name="T2">andesyl attempts to charm Shump </text:span>[3 +1=4 vs DC17wis = fail]<text:span text:style-name="T2">. Shump falls under the charming spell. Sandesyl instructs him to work with ogre2 to defend her. Jao attempts to hide </text:span>[8 or 6 = 8+9 =17.]<text:span text:style-name="T2"> He looks for an opening to make an attack. <text:s/>Ogre3 tries to smash consort1 </text:span>[13 or 20=20.crit hit. 8+8+2+3+4 = 25 * .5 = 12 = 9hp left consort1]<text:span text:style-name="T2">. <text:s/>Shump attempts to attack ogre4 </text:span>[11+8=19.hit.4+8=12.hit. <text:span text:style-name="T1342">6D6+2 = 6+5+6+3+1+4+2 = 27. 32hp left]</text:span><text:span text:style-name="T308">. The ogre is shaken by the sudden shift in priority and the nasty bite of the sword, which wickedly laughs with glee as it slices. <text:s/>Blaze casts fireball on Sandrysl. </text:span><text:span text:style-name="T1342">[dex save vs DC17 on Sandrysl, consort1, consort2, ogre3,ogre2,shump=</text:span></text:p>
      <text:p text:style-name="P1030">Sandysl = 3+4=7.fail</text:p>
      <text:p text:style-name="P1030">Consort1 = 17+3=pass</text:p>
      <text:p text:style-name="P1030">Consort2 = 20+3=pass</text:p>
      <text:p text:style-name="P1030">ogre3=17+-1 = 16fail</text:p>
      <text:p text:style-name="P1030">ogre2=19+-1=18 pass</text:p>
      <text:p text:style-name="P1030">Shump=8+2=10.fail</text:p>
      <text:p text:style-name="P1030">Sandysl,ogre3,Shump all fail and take full 8d6 firedmg<text:span text:style-name="T1343">=30</text:span></text:p>
      <text:p text:style-name="P1030">Consort1,Consort2,ogre2 pass and take half firedmg of above. <text:span text:style-name="T1343">=15</text:span></text:p>
      <text:p text:style-name="P1031">3+2+3+6+5+2+3+6 = 30… or half is 15.</text:p>
      <text:p text:style-name="P1031">results:</text:p>
      <text:p text:style-name="P1031">Sandysl = 114hp left.</text:p>
      <text:p text:style-name="P1031">Consort1 = dead</text:p>
      <text:p text:style-name="P1031">Consort2 = dead</text:p>
      <text:p text:style-name="P1032">Ogre3 = 29hp left</text:p>
      <text:p text:style-name="P1032">ogre2 = dead</text:p>
      <text:p text:style-name="P1032">Shump=24hp left.]</text:p>
      <text:p text:style-name="P593"/>
      <text:p text:style-name="P1032"><text:span text:style-name="T2">The effect is devastating. Ogre2 and both consorts are obliviated into burnt char on the floor. Sandesyl lies prone on the floor having been the center of the blast. Ogre3 is also knocked prone and burnt up, as is Shump. <text:s/>Gak fires at Sandesyl </text:span>[13+6,4+6 = hit,miss. 10 dmg. 114-10=104hp]<text:span text:style-name="T2">. Darv</text:span><text:span text:style-name="T309"> hangs back to watch. <text:s/>Ogre6 charges over consort1’s ashes at the edge of the still burning remains of the coffin(what hasn’t been blasted around the room). It attempts to smash Sandesyl on the floor. </text:span><text:span text:style-name="T1344">[11+6=17.hit.7+2+4=13 * .5 = 6. = 98hp]</text:span><text:span text:style-name="T309">. Ogre1 also approaches her. </text:span><text:span text:style-name="T1344">[advantage:9or18=18.hit.6+7=13+4=17*.5 = 8. 90hp left]</text:span><text:span text:style-name="T309">. </text:span><text:span text:style-name="T310">Ogre5 goes and picks up Ogre3. <text:s/>Ogre4 closes on Shump and swings for him </text:span><text:span text:style-name="T1345">[5+6=11.miss]</text:span><text:span text:style-name="T310">. This misses however. <text:s/></text:span></text:p>
      <text:p text:style-name="P594"/>
      <text:p text:style-name="P594"/>
      <text:p text:style-name="P1033"><text:soft-page-break/>Round 5</text:p>
      <text:p text:style-name="P1033">+20hp Sandesyl = 90+20=110hp.</text:p>
      <text:p text:style-name="P1033"/>
      <text:p text:style-name="P1016">Sandesl(23),Jao(21),Ogre3(19),Shump(18),Blaze(18)<text:span text:style-name="T1319">,</text:span><text:span text:style-name="T1320">Gak(11),</text:span><text:span text:style-name="T1319">Darv(9),Ogre6(9),Ogre1(3),Ogre5(3),Ogre4(1)</text:span></text:p>
      <text:p text:style-name="P577"/>
      <text:p text:style-name="P1034"><text:span text:style-name="T2">Sandesl gets up from prone and attacks ogre6 </text:span>[1.automiss. 4+9=13. hit.8+4=12. 9Hp left]<text:span text:style-name="T2">. She leaves oozing slash marks in it as it howls in pain. <text:s/>Jao hides </text:span>[20 or 1=20+9=29]<text:span text:style-name="T2"> and then hops over the corpse of ogre2 to attack Sandesyl with a psydagger.</text:span>[8 or 6=8+6=14.miss]<text:span text:style-name="T2">. The blade fails to harm her. <text:s/>Ogre3 approaches and swings down on Sandesyl</text:span>[4 or 20 = 20.crit. = 4d8+4 = 8+5+3+2=18 * .5= 9dmg 110-9=101hp]<text:span text:style-name="T2">. </text:span><text:span text:style-name="T311">Shump, still under the sway of the spell, gets up. He swings at ogre4.</text:span><text:span text:style-name="T1346">[19+8=27.hit.3d6+1=4+5+5 = 14+1=15dmg. 17Hp left ogre4]</text:span><text:span text:style-name="T311">. He does it again.</text:span><text:span text:style-name="T1346">[19+8.hit. 6+6+6+1 = 19dmg. Ogre4 is split in 2]</text:span><text:span text:style-name="T311">. In a bloody display Shump hacks the ogre in half, turning his attention toward Jao and ogre1. Blaze </text:span><text:span text:style-name="T312">runs to the doorway again and casts firebolt </text:span><text:span text:style-name="T1347">[15+9=26.hit. 10+5=15fire. 101-15=86hp]</text:span><text:span text:style-name="T312">. </text:span><text:span text:style-name="T313">Gak also casts eldritch blast on Sandresyl</text:span><text:span text:style-name="T1348">[13 or 6 = 13 + 6 = 19. hit. 1+1+3+3 = 8dmg. 86-8=78hp]</text:span><text:span text:style-name="T313">. Darv mindblasts her </text:span><text:span text:style-name="T1348">[19 vs DC17. Pass.]</text:span><text:span text:style-name="T313"> but it fails to effect the vampire. <text:s/>Ogre6 then attacks </text:span><text:span text:style-name="T1348">[6 or 18 = 18 . hit. 4+1+4 = 9 * .5 = 4. <text:s/>78-4=74hp]. </text:span><text:span text:style-name="T314">Ogre1 attempts to attack Shump after seeing Jao in it’s way. </text:span><text:span text:style-name="T1349">[17+6.hit. 2+2+4=8dmg Shump].</text:span><text:span text:style-name="T314"> </text:span><text:span text:style-name="T315">Ogre5 moves it’s way over to Shump and also attacks. </text:span><text:span text:style-name="T1350">[advantage: 20 or 8=20.crit hit. 4D8+4 = 1+4+2+6+4=17dmg. </text:span><text:span text:style-name="T1351">Relentless endurance kicks in. Shump hp1]</text:span><text:span text:style-name="T316">. <text:s/>He drops unconscious at the feet of the ogre.</text:span></text:p>
      <text:p text:style-name="P580"/>
      <text:p text:style-name="P1035">Round 6</text:p>
      <text:p text:style-name="P1035">+20 hp Sandesyl = 94hp.</text:p>
      <text:p text:style-name="P1017">Sandesl(23),Jao(21),Ogre3(19),Shump(18),Blaze(18)<text:span text:style-name="T1319">,</text:span><text:span text:style-name="T1320">Gak(11),</text:span><text:span text:style-name="T1319">Darv(9),Ogre6(9),Ogre1(3),Ogre5(3)</text:span></text:p>
      <text:p text:style-name="P575"/>
      <text:p text:style-name="P579">Sandesyl changes into mist and begins to float further into the darkness of the far east wall(far right). <text:s/><text:span text:style-name="T1352">Jao throws his psyknives hoping to see some effect </text:span><text:span text:style-name="T717">[16+6=hit,6+6=12miss = 4+3=7dmg. </text:span><text:span text:style-name="T718">94-7=87hp</text:span><text:span text:style-name="T717">]. </text:span><text:span text:style-name="T1353">Ogre3 stands around, unsure what to do as it’s target is gone. Shump is unconscious. Blaze </text:span><text:span text:style-name="T1354">takes aim at the misty form of the vampire and blasts it with a firebolt. </text:span><text:span text:style-name="T719">[15+9.hit. 2+5=7firedmg 87-7=80hp]. </text:span><text:span text:style-name="T1355">Gak blasts her too </text:span><text:span text:style-name="T720">[13+6=19.hit. 3+6=9.miss. 6+3=9. 80-9=71hp Sandesyl]</text:span><text:span text:style-name="T1355">. Darv firebolts her from his corner </text:span><text:span text:style-name="T720">[3.miss] </text:span><text:span text:style-name="T1355">but it goes errantly and misses. <text:s/>Ogre6 attempts to chase her down and swings the club, but it just goes through the mist. This angers it leading to a roar. Ogre1 and ogre5 procede to chase with hoots after the mist.</text:span></text:p>
      <text:p text:style-name="P579"/>
      <text:p text:style-name="P1036">Round 7</text:p>
      <text:p text:style-name="P1036">+20hp Sandesyl = 71+20=91hp</text:p>
      <text:p text:style-name="P1018">Sandesl(23),Jao(21),Ogre3(19),Shump(18),Blaze(18)<text:span text:style-name="T1319">,</text:span><text:span text:style-name="T1320">Gak(11),</text:span><text:span text:style-name="T1319">Darv(9),Ogre6(9),Ogre1(3),Ogre5(3)</text:span></text:p>
      <text:p text:style-name="P576"/>
      <text:p text:style-name="P581">The vampire continues to move further into the darkness <text:span text:style-name="T1356">toward the stairs. This part of the room isn’t reached by light at all from the doorway and is very dark. Jao throws 2 more psydaggers at the cloud </text:span><text:span text:style-name="T721">[19+6=25,13+6=19. hit, hit. 6+3 = 9. 91-9 = 82hp]</text:span><text:span text:style-name="T1356"> . </text:span><text:span text:style-name="T1357">Ogre3 looks at Gak, then shrugs. Shump <text:s/></text:span><text:span text:style-name="T1358">starts to come to, still under the effect of the charm and unaware of what is going on. <text:s/>He gets up and takes a look around. “What is going on?” Blaze firebolts Sandesyl</text:span><text:span text:style-name="T722"> [</text:span><text:span text:style-name="T723"> </text:span><text:span text:style-name="T722">12+9=21.hit. 7+6=13firedmg. 82-13=69. ]</text:span><text:span text:style-name="T1358">. “Just hang tight and don’t start anything.” he says to Shump. <text:s/>Gak blasts the mist-cloud again. </text:span><text:span text:style-name="T722">[6+6=12,miss, 18+6=24.hit. 8Dmg. 69-8=61hp]</text:span><text:span text:style-name="T1358">. Darv firebolts it too. </text:span><text:span text:style-name="T722">[4.miss.]</text:span><text:span text:style-name="T1358"> This misses. The remaining ogres cannot see and return back to the edge of dim light. “We not see!” one of them cries out.</text:span></text:p>
      <text:p text:style-name="P581"/>
      <text:p text:style-name="P1037"/>
      <text:p text:style-name="P1037"><text:soft-page-break/>Round 8</text:p>
      <text:p text:style-name="P1037">+20hp Sandesyl = 61+20=81hp.</text:p>
      <text:p text:style-name="P1019"><text:span text:style-name="T2">Sandesl(23),Jao(21),Ogre3(19),Shump(18),Blaze(18)</text:span><text:span text:style-name="T300">,</text:span><text:span text:style-name="T301">Gak(11),</text:span><text:span text:style-name="T300">Darv(9),Ogre6(9),Ogre1(3),Ogre5(3)</text:span></text:p>
      <text:p text:style-name="P590"/>
      <text:p text:style-name="P1038"><text:span text:style-name="T300">S</text:span><text:span text:style-name="T2">andesl forms back into a vampire in the darkness, hoping to exploit it against everyone. <text:s/>Jao throws psydaggers her way anyway </text:span>[13+6=19.hit. 3+6=9.miss= 2dmg. 81-2=79hp]<text:span text:style-name="T2">. Ogre3 throws a javelin into the darkness </text:span>[disadvantage 1 or 10.1..autofail]<text:span text:style-name="T2">. It clinks off a wall. Shump sees this and charges Ogre3 “Don’t harm her you clown”. He swings his sword </text:span>[8+8=16.hit. 17+8=hit. <text:span text:style-name="T1359">6D6+1=5+5+6+1+1+5=23+1=24.]</text:span><text:span text:style-name="T317"> . The ogre is severely wounded by the swings of an enraged Shump, still under the charm of the vampire. Blaze does a combination of firebolt and chromatic orb(fire) using his quicken ability. </text:span><text:span text:style-name="T1359">[7 for wildmagic roll..no wild. 13+9=22. hit. 1 firedmg., chro-orb 3+9 = 12. miss]</text:span><text:span text:style-name="T317">. The spell veers off wildly in a streak of light. <text:s/>Gak slams 2 more eldritch blasts her way. </text:span><text:span text:style-name="T1359">[15,16. hit*2. 10+4+3+3 = 20dmg. 79-1(previous)-20=58hp]</text:span><text:span text:style-name="T317">. <text:s/>Sandysl hits the wall hard and is knocked prone from the blast. <text:s/></text:span><text:span text:style-name="T318">Darv firebolts her again </text:span><text:span text:style-name="T1360">[13+7=20.hit.4+7=11. 58-11=47hp]</text:span><text:span text:style-name="T318">. He finally makes contact with it. <text:s/>Ogre6 rolls around to attack Shump again </text:span><text:span text:style-name="T1360">[13+6=19.hit.]</text:span><text:span text:style-name="T318"> and slams him unconscious with the club. Ogre1 charges Sandysel </text:span><text:span text:style-name="T1360">[14+6=20.hit. 4+2=6+4 = 10 * .5 = 5dmg. 47-5=42hp]</text:span><text:span text:style-name="T318">. Ogre5 slams her with it’s own club. </text:span><text:span text:style-name="T1360">[2.miss]</text:span><text:span text:style-name="T318">. This fails in the dark as it wildly swings, less successful than Ogre1. <text:s/></text:span></text:p>
      <text:p text:style-name="P595"/>
      <text:p text:style-name="P1039">Round 9</text:p>
      <text:p text:style-name="P1039">+20hp Sandesyl = 42+20=62hp</text:p>
      <text:p text:style-name="P1020">Sandesl(23),Jao(21),Ogre3(19),Shump(18),Blaze(18)<text:span text:style-name="T1319">,</text:span><text:span text:style-name="T1320">Gak(11),</text:span><text:span text:style-name="T1319">Darv(9),Ogre6(9),Ogre1(3),Ogre5(3)</text:span></text:p>
      <text:p text:style-name="P1020"/>
      <text:p text:style-name="P582">Sandesyl attacks ogre1. <text:span text:style-name="T520">[advantage from light: 1 or 11 = 11. hit. 19 or 18. 19. hit. <text:s/>2D8+8=1+8+8=17.]</text:span> <text:span text:style-name="T1361">Jao throws more psydaggers from the safety of his position </text:span><text:span text:style-name="T724">[9+6=15. 14+6=20.1 miss 1 hit. 2+3 = 5dmg. 62-5=57hp]</text:span><text:span text:style-name="T1361">. Ogre3 stands over Shump ready to put him down if he gets back up. Shump </text:span><text:span text:style-name="T724">[rolls death roll.: 5 &lt;10 = fail. 1 failed deathroll of 3.]</text:span><text:span text:style-name="T1361"> shudders on the ground in fits of seizure. Blaze goes for the double whammy firebolt + chromatic orb again. </text:span><text:span text:style-name="T724">[5+9=14.miss with firebolt. 15+9 = hit. 8+3+4 = 15 firedmg. <text:s/>57-15 = 42hp]</text:span><text:span text:style-name="T1361">. Gak blasts at her again too.</text:span><text:span text:style-name="T724">[5,8 +6 = miss,miss]</text:span><text:span text:style-name="T1361"> but neither makes contact. Darv firebolts at the vampire </text:span><text:span text:style-name="T724">[19. hit. 10+4=14. 42-14=28hp]</text:span><text:span text:style-name="T1361">. Ogre6 also stands over Shump. Ogre1 attacks Sandesyl </text:span><text:span text:style-name="T724">[1.crit miss]</text:span><text:span text:style-name="T1361"> but misses in the darkness. Ogre5 also tries </text:span><text:span text:style-name="T724">[disadvantage from dark: 13 vs 16..13. + 6=19. hit. 8+5+4=17 * .5 = 8dmg. 28-8=20hp]</text:span><text:span text:style-name="T1361">.</text:span></text:p>
      <text:p text:style-name="P582"/>
      <text:p text:style-name="P1040">Round 10</text:p>
      <text:p text:style-name="P1041">+20hp Sandesyl = 20+20=40hp</text:p>
      <text:p text:style-name="P1021"><text:span text:style-name="T2">Sandesl(23),Jao(21),Ogre3(19),Shump(18),Blaze(18)</text:span><text:span text:style-name="T300">,</text:span><text:span text:style-name="T301">Gak(11),</text:span><text:span text:style-name="T300">Darv(9),Ogre6(9),Ogre1(3),Ogre5(3)</text:span></text:p>
      <text:p text:style-name="P591"/>
      <text:p text:style-name="P1041"><text:span text:style-name="T300">T</text:span><text:span text:style-name="T2">he vampire strikes ogre1 </text:span>[18,15,2xhit. 6+8+4=18. 24hp left ogre1]<text:span text:style-name="T2">. Jao throws psyblades </text:span>[4+6,7+6=miss,miss]<text:span text:style-name="T2">. Ogre3 watches Shump. Shump </text:span>[19.success. 1 fail, 1 success now]<text:span text:style-name="T2"> improves somewhat. <text:s/></text:span><text:span text:style-name="T319">Blaze blasts another firebolt at the vampire </text:span><text:span text:style-name="T1362">[2.miss] </text:span><text:span text:style-name="T319">but this misses. <text:s/>Gak hopes for more success but says “leave our halforc alone” to the ogres. </text:span><text:span text:style-name="T1362">[6+6=12,miss,13+6=19.hit. 6+3 = 9. 40-9=31hp]</text:span><text:span text:style-name="T319">. The vampire is knocked into the wall. <text:s/>Darv firebolts her</text:span><text:span text:style-name="T1362">[9+7=16.hit. 8+9=17dmg. 31-17 = 14hp]</text:span><text:span text:style-name="T319">. Ogre6 gestures at Shump to Gak and says “he attack us. He no friend” Ogre1 tries to swing for the vampire </text:span><text:span text:style-name="T1362">[disadvantage: 9 or 15...9..+6 = 15..miss]</text:span><text:span text:style-name="T319">. It nearly makes contact in the dark. Ogre5 does similar</text:span><text:span text:style-name="T1362">[10 or 16...10+6 = 16..hit...1+7=8+4=12 *.5 =6dmg 14-6=8hp]</text:span></text:p>
      <text:p text:style-name="P596"/>
      <text:p text:style-name="P1042">Round 11</text:p>
      <text:p text:style-name="P1042">+20hp Sandesyl = 8+20=28hp</text:p>
      <text:p text:style-name="P1022">Sandesl(23),Jao(21),Ogre3(19),Shump(18),Blaze(18)<text:span text:style-name="T1319">,</text:span><text:span text:style-name="T1320">Gak(11),</text:span><text:span text:style-name="T1319">Darv(9),Ogre6(9),Ogre1(3),Ogre5(3)</text:span></text:p>
      <text:p text:style-name="P583"><text:soft-page-break/>Sandesyl <text:span text:style-name="T1363">continues attacking ogre1 </text:span><text:span text:style-name="T725">[advantage from dark: 12 or 13..13… 14 or 13...14.. = 13,14. hit *2. 6+7+8=21….</text:span><text:span text:style-name="T726">3hp left ogre1],</text:span><text:span text:style-name="T1364">severely wounding it. <text:s/>Jao throws more psyknives hoping for a lucky break. </text:span><text:span text:style-name="T726">[12+6=18,hit.5+6=11.miss = 6+3 = 9psydmg. 28-9=19hp]</text:span><text:span text:style-name="T1364">. He lands one hit. Ogre3 glares at Gak “You no boss. You fight usm ake problem you die too. He hit us, he die”. <text:s/>Shump</text:span><text:span text:style-name="T726">[17. 2 pass,1 fail]</text:span><text:span text:style-name="T1364"> continues to recover. Blaze firebolts the vampire some more </text:span><text:span text:style-name="T726">[13+9=22.hit. 2+10=12.19-12=7hp left Sandesyl]</text:span><text:span text:style-name="T1364"> leaving her with severe burns as the room continuously lights up in brief flashes of the bombardment. <text:s/>Gak blasts both ogre3 and Sandesyl </text:span><text:span text:style-name="T726">[13+6=19.hit vs 11. <text:s/>4+6=10. miss. 6Dmg. Ogre3 dead]</text:span><text:span text:style-name="T1364">. The ogre is knocked right into ogre6 and falls dead at it’s feet. The other bolt misses however. <text:s/>“Don’t touch our friend or you will be next” a grim Gak says. Darv firebolts the vampire </text:span><text:span text:style-name="T726">[2.miss]</text:span><text:span text:style-name="T1364"> but it whizzes by her. <text:s/>Ogre6 raises it’s club trying to intimidate Gak </text:span><text:span text:style-name="T726">[</text:span><text:span text:style-name="T727">11 roll + -2 = 9 vs 16+7+5=pass by Gak]</text:span><text:span text:style-name="T1365">. Gak is unimpressed however. Ogre1 attempts to continue fighting the vampire</text:span><text:span text:style-name="T727">[19 or 20...19..hit. 2+4+4=10 * .5 = 5dmg. 7-5 = 2hp]</text:span><text:span text:style-name="T1365"> Ogre5 hears the connect of the blow and tries itself </text:span><text:span text:style-name="T727">[4 or 11...4...miss] </text:span><text:span text:style-name="T1365">but the swing goes off in the dark. </text:span></text:p>
      <text:p text:style-name="P583"/>
      <text:p text:style-name="P1043">Round 12</text:p>
      <text:p text:style-name="P1043">+20 Sandesyl (22hp)</text:p>
      <text:p text:style-name="P1023">Sandesl(23),Jao(21),Shump(18),Blaze(18)<text:span text:style-name="T1319">,</text:span><text:span text:style-name="T1320">Gak(11),</text:span><text:span text:style-name="T1319">Darv(9),Ogre6(9),Ogre1(3),Ogre5(3)</text:span></text:p>
      <text:p text:style-name="P1023"/>
      <text:p text:style-name="P584">A desperate Sandesyl attempts to grapple ogre1 and bite him <text:span text:style-name="T520">[4 or 2...4...miss][10 or 1 for attacking with arms: 10+9=19.hit. <text:s/>10+4 =14dmg.</text:span>. The ogre goes down dead as a stone. Jao goes for the final blow on Sandesyl<text:span text:style-name="T520">[15+6=21. 19+6=25. 2*hit. 4+3=7dmg. 22-7=15hp. 1+3=4dmg. 15-4=11hp.] </text:span><text:span text:style-name="T1366">It hurts her but doesn’t bring her down. <text:s/>Shump</text:span><text:span text:style-name="T728">[3. 2 of success,2 of failure]</text:span><text:span text:style-name="T1366"> starts to grunt,getting worse. </text:span><text:span text:style-name="T1367">Blaze firebolts Sandesyl </text:span><text:span text:style-name="T729">[17.hit. 3+8=11. 11-11=0.dead]</text:span><text:span text:style-name="T1367">. <text:s/>The streak of the flaming bolt lights up the room and then poof...nothing but darkness and ashes. <text:s/>The vampire has been slain but the way in which it appeared was very much different than anyone suspected. <text:s/>Gak takes a look around </text:span><text:span text:style-name="T729">[12 investigation + 0 vs DC5 = pass]</text:span><text:span text:style-name="T1367">. “She’s dead!” he announces. Much like her consorts, Sandesyl crumbled into ash and was freely spread across the floor. Darv cheers “whooshooo!” and the ogres look about in confusion.</text:span></text:p>
      <text:p text:style-name="P584"/>
      <text:p text:style-name="P585">Ogre6 looks up to Gak “What do now?”. <text:s/>Gak annouces “we return to your master to inform him.”. The other ogres protest, pointing to Shump as they make their way back to the doorway. “What him?” <text:span text:style-name="T520">[Shump final death save. 17.pass..3of3]</text:span>. Shump sputters to life...looks up, and grimly says “she got me with that charm bullshit didn’t she?”. Ogre6 raises his club but Gak sends a blast just in front of him. Jao steps in as do Darv and Blaze. <text:s/>“We go back. Leave him be.”</text:p>
      <text:p text:style-name="P585"/>
      <text:p text:style-name="P585">Everyone in the gang, plus the ogres, heads down. Gak is last, collecting the immobile rod and rope and passing it back to <text:span text:style-name="T1368">Jao, who packs it in place. They return to Blagothkus.</text:span></text:p>
      <text:p text:style-name="P1044">[Experience from combat: 10,000 + 1800+1800=13,600 / 5 = 2720 +450+450 from ogres for Gak,Shump.</text:p>
      <text:p text:style-name="P1044"/>
      <text:p text:style-name="P1044">Gak:+3620 <text:span text:style-name="T1369">== currently 32095xp overall.</text:span></text:p>
      <text:p text:style-name="P1044">Shump:+3620<text:span text:style-name="T1369">==currently 29910xp overall</text:span></text:p>
      <text:p text:style-name="P1044">Jao:+2720<text:span text:style-name="T1369">==29010</text:span></text:p>
      <text:p text:style-name="P1044">Blaze:+2720<text:span text:style-name="T1369">==29010</text:span></text:p>
      <text:p text:style-name="P1044">Darv:+2720<text:span text:style-name="T1369">==29010</text:span></text:p>
      <text:p text:style-name="P1044"/>
      <text:p text:style-name="P1045">next L is 34000]<text:span text:style-name="T2">.</text:span></text:p>
      <text:p text:style-name="P597"/>
      <text:p text:style-name="P597">“Greetings friends..I see you have good news..You returned alive. Is she gone?” the giant bellows.</text:p>
      <text:p text:style-name="P1045"><text:span text:style-name="T2">Before anyone can speak, the ogres get excited and start ranting in giantish. <text:s/>Blagothkus face is a mix of amused and frustrated… He nods, then looks at Gak. <text:s/>“There is one last challenge if you are </text:span><text:soft-page-break/><text:span text:style-name="T2">up to it. The ogres refuse to join you so you will do it alone. Would you be so keen as to eliminate the dragon in the tunnels?”</text:span></text:p>
      <text:p text:style-name="P1045"><text:span text:style-name="T2">“</text:span><text:span text:style-name="T320">Ah yes...the dragon in the tunnels. Give us a moment to rest before we go.”</text:span></text:p>
      <text:p text:style-name="P598">“When you have eliminated the dragon, our deal will be considered done and I will take the castle to Waterdeep for you. We can handle the kobolds ourselves but the dragon, like the vampire, is a serious threat.”</text:p>
      <text:p text:style-name="P598"/>
      <text:p text:style-name="P1047">[Long rest. HP restored. Spells restored. Gak attunes fire staff in spare time, Shump attunes the greatsword at it’s beckoning]</text:p>
      <text:p text:style-name="P1047"/>
      <text:p text:style-name="P598">“<text:span text:style-name="T1370">We will slay a dragon! It will be glorious!” the sword Hazirawn says. <text:s/>Shump attunes with it, </text:span><text:span text:style-name="T730">[+2 to hit, 2d6 necrotic damage. 4 spells. Wounding (can’t heal for 1 minute/10 rounds per hit. DC15 con throw to end it early)</text:span><text:span text:style-name="T1370">. Gak attunes to the staff of fire, which chides him about the weakness of a water creature of course needing the power of fire to get the job done. Gak ignores it, not caring specifically for anything.</text:span></text:p>
      <text:p text:style-name="P598"/>
      <text:p text:style-name="P598">“<text:span text:style-name="T1370">How are we going to do this?” </text:span><text:span text:style-name="T1371">Blaze asks Gak. <text:s/>“We’ve never fought a dragon before…..”</text:span></text:p>
      <text:p text:style-name="P598">“<text:span text:style-name="T1372">What if I pretended to be one of the wizards and asked him to go? Perhaps they have some pull on him”.</text:span></text:p>
      <text:p text:style-name="P598">“<text:span text:style-name="T1372">We don’t know if they have met before” Darv reminds him “Say he did, he will recognize the voice.”</text:span></text:p>
      <text:p text:style-name="P599">Gak changes his appearance immediately to resemble that of Rath Modar. It’s a stunning fit with his staff. “What do you think?”</text:p>
      <text:p text:style-name="P599">Shump nods with approval. “That will cert’ly surprise it.”</text:p>
      <text:p text:style-name="P600">Gak smiles with Rath’s face, saying “I will give him a mission. If he refuses to go, I will tell him that our business with the cult is over and we will no longer be rendering assistance. I expect he will attack. If he does, we hit him with everything we’ve got. We haste and immediately go to work with as must damage as we can deal. We summon if necessary.”</text:p>
      <text:p text:style-name="P600">Everyone prepares and gets ready before heading to the tunnel down. <text:span text:style-name="T1373">The walls of blue ice are partly transparent, revealing various things embedded in the ice all around, including coins, helmets, livestock, a handful of kobolds, and an ogre or two. Frost coats the tunnel floors and crunches underfoot. <text:s/>The Gang makes their way but all tunnels seem to lead to a central core- a glittering cavern of ice with jagged walls and icicles the size of stalactites. This grand vault is split into two levels: an egg shaped upper level with a sheer <text:s/>ledge overlooking a sunken level 30ft below, where a massive pile of treasure rests beneath an icy glaze. <text:s/>Clinging to the ceiling above the hoard, wings tucked in tight along its sides with claws gripping the ice, is a huge white dragon.</text:span></text:p>
      <text:p text:style-name="P600"/>
      <text:p text:style-name="P600">“<text:span text:style-name="T1374">You...Wizard. Why have you come?” a frustrated and bellowing voice echos out from the ceiling,directed at Gak.</text:span></text:p>
      <text:p text:style-name="P601">“We have come to inform you we have need of you for a mission, <text:span text:style-name="T1375">mighty one</text:span>.” Gak says <text:span text:style-name="T520">[persuasion </text:span><text:span text:style-name="T731">+3+3 vs d20 -1 = 7+3+3 vs 17-1 = 13 vs 16]</text:span><text:span text:style-name="T1375">. <text:s/>“No…..” the dragon replies. “You serve me, it is not the reverse.”</text:span></text:p>
      <text:p text:style-name="P601">“<text:span text:style-name="T1376">We serve nobody...but under the terms of the agreement……...”[Gak to dragon]</text:span><text:span text:style-name="T732">[persuasion: 10 vs 4= 10+6=16 vs 3. success]...</text:span><text:span text:style-name="T1376">”Ah yes the agreement….you are the one who will bring Mother Tiamat back correct?”[dragon to Gak]</text:span></text:p>
      <text:p text:style-name="P601">“<text:span text:style-name="T1376">We need you to return to Talis” Gak says sharply. The dragon stifles at the obstinant tone.</text:span></text:p>
      <text:p text:style-name="P601">“<text:span text:style-name="T1376">There are many wizards in Thay. Maybe wizards that know when to treat their superiors with proper respect” the dragon says...disinterested.</text:span></text:p>
      <text:p text:style-name="P601">“<text:span text:style-name="T1376">Then consider our deal over……”</text:span></text:p>
      <text:p text:style-name="P1048">[roll initiative:</text:p>
      <text:p text:style-name="P1048">Gak:10+<text:span text:style-name="T1377">1=11</text:span> Shump:9+<text:span text:style-name="T1377">7=16</text:span> <text:s/>Jao:15+<text:span text:style-name="T1377">3=18</text:span> Blaze:18+<text:span text:style-name="T1377">1=19</text:span> <text:s/>Darv:20 Dragon:4+<text:span text:style-name="T1377">0=4]</text:span></text:p>
      <text:p text:style-name="P607"/>
      <text:p text:style-name="P1049"><text:soft-page-break/>Round 1</text:p>
      <text:p text:style-name="P1049">Darv<text:span text:style-name="T1378">(20)</text:span>,Blaze<text:span text:style-name="T1378">(19)</text:span>,Jao<text:span text:style-name="T1378">(18)</text:span>,Shump<text:span text:style-name="T1378">(16)</text:span>,Gak<text:span text:style-name="T1378">(11)</text:span>, Dragon<text:span text:style-name="T1378">(4)</text:span></text:p>
      <text:p text:style-name="P608"/>
      <text:p text:style-name="P1050"><text:span text:style-name="T2">Darv immediately uses his psychic powers to mind sliver the beast, hoping to disorient it. </text:span>[3+ -1 =2 vs DC15...fail..2d6dmg and -1d4 next saving throw. = 4+6 = 10. <text:s/>200 – 10 = 190hp]<text:span text:style-name="T2">. The dragon lets out a roar of agony as it’s simple(for a dragon) mind aches in agony. <text:s/></text:span><text:span text:style-name="T321">Blaze casts fireball immediately toward it and the bead streaks toward the dragon. </text:span><text:span text:style-name="T1379">[max dmg: 5+3+2+3+2+3+6+5 = 29 or pass takes 14. 1..crit fail. 190-29 = 161hp]</text:span><text:span text:style-name="T321">. It booms, breaking the dragon free of it’s perch and sending it tumbling to the ground with a thump. <text:s/></text:span><text:span text:style-name="T322">Jao attacks with his psyknives from a distance. </text:span><text:span text:style-name="T1380">[8,12...+6 = 14,18...vs AC18….1 hit...1d4dmg 1+3 = 4dmg….161-4=157hp]</text:span><text:span text:style-name="T322"> while Shump engages with his new sword, swinging wildly as the sword eggs him on “Swing! Swing! VICTORY!”</text:span></text:p>
      <text:p text:style-name="P1051">[the dragon fell some 30 feet from the entryway where everyone is(starting at “up30” on left side of main vault)]<text:span text:style-name="T2">. </text:span></text:p>
      <text:p text:style-name="P1051">[2,8 + 9 = 11,17..vs AC18...miss..]<text:span text:style-name="T2">.The sword clangs off the hide of the dragon. <text:s/>Gak </text:span><text:span text:style-name="T323">utters foul arcane words, summoning a demon from the chaos of the Abyss. <text:s/>A gateway briefly appears in sparkles 10ft beside Shump before dropping a creature that resembles a demonic looking </text:span><text:span text:style-name="T324">ape</text:span><text:span text:style-name="T323">. <text:s/></text:span><text:span text:style-name="T1381">[Init:4+3=7]</text:span></text:p>
      <text:p text:style-name="P1052">Darv(20),Blaze(19),Jao(18),Shump(16),Gak(11),Ba<text:span text:style-name="T1382">rlgura</text:span> demon(7), Dragon(4)</text:p>
      <text:p text:style-name="P602">“Attack the dragon” Gak says..The demon turns and attacks, <text:span text:style-name="T1383">swinging it’s fists and biting. </text:span><text:span text:style-name="T733">[reckless → advantage for attacks, attacks against it later for turn][10 or 2,7 or 18, 15 or 5 = 10,18,15 + 7 = 17(miss),25(hit),23(hit).5 + 4 +4 <text:s/>+4 = 17blunt dmg. 157 – 17=140hp].</text:span><text:span text:style-name="T1383"> </text:span><text:span text:style-name="T737">[CHA throw: vs DC14 for control = 10+-1=9.fail. Demon still under control].</text:span><text:span text:style-name="T1383">The dragon swings it’s tail at the Barlgura </text:span><text:span text:style-name="T733">[legendary action][</text:span><text:span text:style-name="T734">advantage 10 or 16 = 16</text:span><text:span text:style-name="T733">+11 for 2d8+bludgeoning </text:span><text:span text:style-name="T734">= 4+3=7+6=13dmg Barlgura =55hp</text:span><text:span text:style-name="T733">]</text:span><text:span text:style-name="T1383">. </text:span><text:span text:style-name="T1384">The dragon then aims it’s cold breath at everyone in it’s path </text:span><text:span text:style-name="T734">[DC19 con throw… 12d8 if fail, half if not. == 6+6+6+7+2+2+1+1+7+4+1+2 =45dmg full, 22 if half…</text:span></text:p>
      <text:p text:style-name="P603"><text:span text:style-name="T520">Gak:19+</text:span><text:span text:style-name="T735">3 = 22.pass…. 22Dmg ….51-22 =29hp</text:span></text:p>
      <text:p text:style-name="P603"><text:span text:style-name="T520">Shump:5+</text:span><text:span text:style-name="T735">3= 8.fail. 45Dmg 66-45 = 21hp</text:span></text:p>
      <text:p text:style-name="P603"><text:span text:style-name="T520">Jao:7+</text:span><text:span text:style-name="T735">2=9.fail.45dmg = 52-45hp = 7hp</text:span></text:p>
      <text:p text:style-name="P603"><text:span text:style-name="T520">Blaze:4+</text:span><text:span text:style-name="T735">3=7.fail.45dmg = 52 -45hp = 7hp</text:span></text:p>
      <text:p text:style-name="P603"><text:span text:style-name="T520">Darv:2+</text:span><text:span text:style-name="T735">1=fail.45dmg...unconscious. 34-45hp = unconscious.</text:span></text:p>
      <text:p text:style-name="P604"><text:span text:style-name="T520">Demon (resist, half dmg or 0):9+</text:span><text:span text:style-name="T735">3=12..fail. 55-45=10.</text:span></text:p>
      <text:p text:style-name="P604"><text:span text:style-name="T737">Concentration by Gak: 3+3 = 6 vs 14...fail </text:span><text:span text:style-name="T736">]</text:span></text:p>
      <text:p text:style-name="P605">Darv drops frozen and unconscious where he stands, near the entryway. Everyone else is severely chapped by the cold. <text:s/><text:span text:style-name="T1385">The demon has poofed out of existence.</text:span></text:p>
      <text:p text:style-name="P1054">[round 2]</text:p>
      <text:p text:style-name="P1053">Darv(20),Blaze(19),Jao(18),Shump(16),Gak(11), Dragon(4)</text:p>
      <text:p text:style-name="P1054">[Darv deathsave 1:13, 1 life point.]</text:p>
      <text:p text:style-name="P1054"><text:span text:style-name="T2">Blaze casts haste on Shump. </text:span>[+2 AC to Shump, 18]<text:span text:style-name="T2">. “Get moving old man!” he yells. Jao retreats back up the tunnel, hoping to find safety inside the thin pathway,</text:span><text:span text:style-name="T326">quaffing a potion</text:span><text:span text:style-name="T1386">[+2d4+2=2+1+2=+5hp. Jao 7+5=12hp</text:span><text:span text:style-name="T2">. Shump on the other hand runs, very very quickly, as if unaffected by the cold blast, and begins hacking away as the sword cackles “YES! Our turn!” </text:span>[3 attacks = 5+9,15+9,18+9 = 14(miss),24,27...2d6 slash + 2d6necro + 2 magicweapon = 4d6+2 = 1+5+3+5 +2 = 16dmg. ]<text:span text:style-name="T2">. <text:s/></text:span><text:span text:style-name="T325">In return, the dragon uses it’s tail to attack him. </text:span><text:span text:style-name="T1385">[12+11=hit.4+6+6 = 16dmg. 21-16 = 5hp.] </text:span><text:span text:style-name="T325">Using the burst of speed Shump recovers from the hit and starts to run away from the dragon. “Waitttttttt” the sword whines as Shump makes his way into the narrow corridor. <text:s/>Gak, having the opportunity to hit the dragon without hitting anyone else, </text:span><text:span text:style-name="T326">casts fireball toward the dragon from his staff. <text:s/></text:span><text:span text:style-name="T1386">[5+5+6+2+2+5+3+5 = 33 or 16 if save. <text:s/>19 vs 14.pass. 108Hp left]</text:span><text:span text:style-name="T326">. </text:span></text:p>
      <text:p text:style-name="P609"/>
      <text:p text:style-name="P1055"><text:soft-page-break/><text:span text:style-name="T326">T</text:span><text:span text:style-name="T2">he dragon roars in frustration and uses it’s frightening presence to scare off the Gang. </text:span>[DC14 wis save. Gak(13+5=18.pass) ,Shump(15+1=16.pass),Jao(10+1=11.fail.),Blaze(7+0=7.fail) .]<text:span text:style-name="T2">. </text:span><text:s/><text:span text:style-name="T330">[</text:span><text:span text:style-name="T1390">[recharge:5...= yes.]</text:span></text:p>
      <text:p text:style-name="P1055">Round 3</text:p>
      <text:p text:style-name="P1055">Darv(20),Blaze(19),Jao(18),Shump(16),Gak(11),Dragon(4)</text:p>
      <text:p text:style-name="P1055">Darv deathsave:16.pass. 2Of3 life]</text:p>
      <text:p text:style-name="P1055"><text:span text:style-name="T2">Darv starts to show some color in his face. Blaze gibbers in terror, running inside behind Gak. <text:s/></text:span><text:span text:style-name="T327">Without a second thought he casts fireball yelling “fire save me!”</text:span><text:span text:style-name="T1387">[19, no wildmagic, 4+1+3+5+2+5+1+2 = +empowered spell… -1 sorcpt, 4 potential dice rerolls.reroll the 1,2,1,2:1,4,3,5 = 4+1+3+5+5+4+3+5=30 maxfire. 1..autofail..108-30=78hp].</text:span></text:p>
      <text:p text:style-name="P609"/>
      <text:p text:style-name="P1056"><text:span text:style-name="T326">T</text:span><text:span text:style-name="T2">he burning pea-sized ball explodes again against the dragon, which responds with a roar. <text:s/>Jao drinks another potion </text:span>[+2d4+2=3+2+2=+7hp=19hp Jao]<text:span text:style-name="T2">. Shump drinks his own potion</text:span>[+2d4+2 = 1,4+2 = +7hp = 28hp]<text:span text:style-name="T2">. Shump then places a curse(hex ability)</text:span><text:span text:style-name="T1388">[disadvantage to dex checks]</text:span> <text:span text:style-name="T328">on the dragon</text:span><text:span text:style-name="T2"> </text:span><text:span text:style-name="T328">and runs back out to attack with a suicidal charge. </text:span><text:span text:style-name="T1388">[10+9=19.hit. 4D6+2 (2d6slash,2d6necro) = 6+1+5+1 +2 = 15dmg. +hex +1d6necro=15+5 = 20dmg. 78-20=58hp]</text:span><text:span text:style-name="T328">. </text:span><text:span text:style-name="T329">Shump then runs back to the safety of the tunnel. <text:s/>Gak fires off another fireball from the staff (2 of 3 potential).</text:span><text:span text:style-name="T1389">[3+6+4+6+5+4+6+4 = 38maxfire. 5 or 18...disadvantage = 5…. 38max firedmg… but dragon uses 1 of 3 legendary resistances and takes 19dmg. 58-19 = 39hp]. </text:span><text:span text:style-name="T331">The dragon begins to close the gap, moving 40ft toward the entrance….It begins to claw at the ice to widden the gap.</text:span></text:p>
      <text:p text:style-name="P610"/>
      <text:p text:style-name="P1057">Round 4</text:p>
      <text:p text:style-name="P1057">Darv(20),Blaze(19),Jao(18),Shump(16),Gak(11),Dragon(4)</text:p>
      <text:p text:style-name="P1057">Darv deathsave:17.pass.<text:span text:style-name="T2"> </text:span></text:p>
      <text:p text:style-name="P1057"><text:span text:style-name="T2">Unknowingly Darv sits precariously underneath the behemoth body of the dragon, under the layer of snow and ice from the breath attack. Blaze retreats 20ft down tunnel </text:span>[11 vs DC14..still afraid]<text:span text:style-name="T2">. He casts a quickened chromatic orb and a firebolt. </text:span>[12+9,16+9=hit,hit..chromatic orb: 3d8 fire = 3+7+2 = 12fire + 7+1fire = 20firedmg = 39-20=19hp]<text:span text:style-name="T2">. </text:span><text:span text:style-name="T332">Jao </text:span><text:span text:style-name="T1391">[4..fail,still afraid]</text:span><text:span text:style-name="T332"> begins frantically tossing psyknives at the dragon following Blaze’s example. </text:span><text:span text:style-name="T1391">[17+6,5+6 = 1hit = 5+3 = 8psy = 19-8=11hp].</text:span><text:span text:style-name="T332"> One makes contact and hurts the beast. <text:s/>Shump takes a deep breath and runs out again, attacking <text:s/>from just within the entrance </text:span><text:span text:style-name="T1391">[13+9,19+9,8+9 = 2 hits. 2d6+2d6+2 = 4d6+4… + 4d6+4..+2d6 extra hex = 10d6+8 = 5+4+6+6+5+6+5+6+2+3 = 48 slash/necro… vs 11hp = dead.]</text:span></text:p>
      <text:p text:style-name="P611"/>
      <text:p text:style-name="P1058"><text:span text:style-name="T2">With a triumphant roar, Shump hacks at the beast mercilessly. Over and over. It’s head comes off just next to an unconscious Darv. <text:s/>After briefly scouting, Shump returns to report that most of the cave is frozen and empty. <text:s/>The Gang carry Darv back to Blagothkus for healing. </text:span><text:span text:style-name="T333">As the castle drifts closer, Darv comes to and everyone takes a well-deserved long rest in the room next to the Wizard room. All spells,abilities,health are restored just in time to drop off half a day’s walk from Waterdeep. <text:s/>Blagothkus declares his intent to go north and rally the giants using the hoard’s resources to bribe whoever won’t come from racial pride.</text:span></text:p>
      <text:p text:style-name="P612"/>
      <text:p text:style-name="P1059">[Everyone goes to L8,<text:span text:style-name="T1393">everyone gets 10,000 points… Whatever the difference is for L8 they get as extra for completing the adventure overall.</text:span>]<text:span text:style-name="T2">.</text:span></text:p>
      <text:p text:style-name="P1060">[Gak: Warlock L8. Ability score/feat.+3 prof bonus. 9 spells known(+1 known). 2 slots still.<text:span text:style-name="T1392">4 invocations still. 4</text:span><text:span text:style-name="T800">th</text:span><text:span text:style-name="T1392"> level slot. == +1 spell, +d8+con hp, +ability /feat. == +1spell(</text:span><text:span text:style-name="T1394">sickening radiance L4</text:span><text:span text:style-name="T1392">),7+3conhp1=+10hp.</text:span><text:span text:style-name="T1394">to 61 from 51hp.</text:span><text:span text:style-name="T1392">. <text:s/>+ actor feat(+1cha, advantage to deception/performance checks when imitating someone,mimic speech and sounds until successful insight(wis) check determines not real.]. </text:span><text:span text:style-name="T1393">XP 32095 + 10k = 42095xp.</text:span><text:span text:style-name="T1394">]</text:span></text:p>
      <text:p text:style-name="P1061">[Shump: <text:span text:style-name="T1395">Fighter(batmaster)8. Xp 29910+10k=39910. +d10+con to hp. +3prof bonus still. Ability score/feat. </text:span><text:span text:style-name="T1396">== +7+3=+10hp. <text:s/></text:span><text:span text:style-name="T1397">66→76hp.Great weapon master feat : when crit hit or kill, make melee attack as bonus action. Can take -5 penalty to attack roll(before). If hit, +10 dmg.]</text:span></text:p>
      <text:p text:style-name="P1063"><text:soft-page-break/>[Jao:Rogue<text:span text:style-name="T1398">7 Warlock1(Homebrew Shadow Warlock). XP: 29010 + 10k = 39010xp. New Warlock stuff: 1</text:span><text:span text:style-name="T801">st</text:span><text:span text:style-name="T1398"> level spell list inclusions (Bane,Inflict Wounds).</text:span><text:span text:style-name="T1402">2nd spell level inclusions(Pass without Trace,Silence), 3</text:span><text:span text:style-name="T802">rd</text:span><text:span text:style-name="T1402"> level (Bestow Curse, Life Transference),4th(Confusion, Greater Invisibility),5th(Hallow,Wall of Force).</text:span></text:p>
      <text:p text:style-name="P1063"/>
      <text:p text:style-name="P1063"><text:span text:style-name="T1402">L1</text:span><text:span text:style-name="T1398"> Shadow companion that can detach to distance of 1000ft. <text:s/></text:span><text:span text:style-name="T1399">Doesn’t communicate but understands common. Bonus action to move it. Can grapple/shove/knock prone a creature up to 1 size larger or grab object 10&lt;= lbs. <text:s/>In bright light, moves 15ft with disadvantage to actions. In dimm light, moves 30ft. In darkness, moves 60ft and not restricted to surfaces. Shadow reappears if &gt;1000ft distance,1hr away, or unconscious, as regular shadow. <text:s/>At L1, </text:span><text:span text:style-name="T1400">gets darkvision to range of 120ft. Can </text:span><text:span text:style-name="T1401">cast darkness/at will but only one location at a time. Visibility is blocked until L6. <text:s/>Shadow barrier at L6:Shadow can be of aid when needed. Whenever you or creature you can see within 5ft of shadow is about to be attacked, you can use your reaction to make the shadow defend the target,granting the target a bonus to AC. Bonus is based on light near the target: bright light 1d4, dim light 1d6, darkness, 1d8. Can use this * prof bonus and regain after long rest. <text:s/>Only used if successful in blocking. </text:span><text:span text:style-name="T1402">L6 Darkness Within: Gain invocation Devil’s Sight free, without counting against invocations. L10 Shady Step: can teleport as bonus action to where the shadow is. Once per short/long rest. <text:s/>L14 Strike of Midnight: As an action, shadow can engulf creature in darkness. Target must succeed on wis save or become blind and stunned for duration as the darkness infests it’s mind. <text:s/>Each turn the target takes 6d6 psy dmg. At end of each turn, make new wis save. This lasts for 1 minute or until success. Used 1/long rest.</text:span></text:p>
      <text:p text:style-name="P1062"/>
      <text:p text:style-name="P1064">Multiclass stuff: char level = sum total of levels(8). <text:s/>pre-req(cha13...Jao has 16..). <text:s/>XP for new level based on char level. <text:s/>Same prof bonus as overall level. </text:p>
      <text:p text:style-name="P1064">HD/HP = 1d8+con <text:span text:style-name="T1404">=6+2=+8hp..from 52-&gt;60hp</text:span>… since rogue was d8 and warlock is d8, pooled hitdice is 7d8.</text:p>
      <text:p text:style-name="P1064">Gains simple weapons proficiency.</text:p>
      <text:p text:style-name="P1065">Spell multiclass stuff: 2 cantrips, 2 spells, 1 slot, 1<text:span text:style-name="T794">st</text:span> level slot level.</text:p>
      <text:p text:style-name="P1066">Spells:</text:p>
      <text:p text:style-name="P1066">Cantrips gained: Mindsliver, Chill touch.</text:p>
      <text:p text:style-name="P1066">Spells gained at L1: <text:span text:style-name="T1403">Bane(subclass), Arms of Hadar.]</text:span></text:p>
      <text:p text:style-name="P1066"/>
      <text:p text:style-name="P1067">Blaze: 29010 + 10k = 39010xp. <text:s/>Sorc8 WildSorc. <text:s/>+3 prof. 8Sorc points base. AIS/Feat. 5 cantrips,9 spells known, 4L1,3L2,3L3,2L4 slots.. <text:s/>d6+con to hp = 6+3=9hp. From 52 → 61hp.</text:p>
      <text:p text:style-name="P1067">==1 new spell known. <text:span text:style-name="T1405">Polymorph. </text:span><text:span text:style-name="T1407">20CHA from 18CHA==+5cha...18DC,10ATK</text:span></text:p>
      <text:p text:style-name="P1068"/>
      <text:p text:style-name="P1068">New house rule for wild magic: L1+ spell cast, roll D20. &lt;10, choice to roll random effect. &lt;5, automatic roll for random effect. Use wild magic table.<text:span text:style-name="T1406">]</text:span></text:p>
      <text:p text:style-name="P1068"/>
      <text:p text:style-name="P1069">Darv: 29010 +10k = 39010. Sorc8 Ab Mind. <text:s/><text:span text:style-name="T1408">Darv 34hp → 41hp...6+1(con). <text:s/>1 new spell up to L4. </text:span><text:span text:style-name="T1404">5 cantrips,9 spells known, 4L1,3L2,3L3,2L4 slots.</text:span><text:span text:style-name="T1407">20CHA from 18CHA==+5cha. <text:s/></text:span><text:span text:style-name="T1409">DC16,Atk+8 </text:span><text:span text:style-name="T1410">New spell: stoneskin.</text:span></text:p>
      <text:p text:style-name="P1068"/>
      <text:p text:style-name="P1070">]</text:p>
      <text:p text:style-name="P1070"/>
      <text:p text:style-name="P1070"/>
      <text:p text:style-name="P1070"/>
      <text:p text:style-name="P1070"/>
      <text:p text:style-name="P1070"/>
      <text:p text:style-name="P606"/>
      <text:p text:style-name="P1070"/>
      <text:p text:style-name="P69"><text:soft-page-break/>The Rise of Tiamat</text:p>
      <text:p text:style-name="P48">Campaign start</text:p>
      <text:p text:style-name="P613"/>
      <text:p text:style-name="P70"><text:span text:style-name="T372">The familiar sites of Waterdeep filled the eyes of the Gang..They’d been away what felt like ages. Now already fall season was underway. <text:s/></text:span><text:span text:style-name="T442">The air has a cooler feel to it, and the sunset seems to feel a bit early. <text:s/>At the gate a young child passes a note </text:span><text:span text:style-name="T443">to Blaze, pretends to take a coin from him, and runs off.</text:span></text:p>
      <text:p text:style-name="P614">“What’s that?” Darv asks</text:p>
      <text:p text:style-name="P614">“No idea..He passed it to me without a word” Blaze says with a shrug.</text:p>
      <text:p text:style-name="P71"><text:span text:style-name="T372">As everyone heads back to the Manor, the nostalgia begins to kick in full force. It’s good to be home. To have a home. <text:s/>Nobody on the streets seems to notice, and upon arriving at the Manor the staff have all gone home. </text:span><text:span text:style-name="T444">A sign says “temporarily closed”. The property has once again become disheveled from lack of maintenance. <text:s/>Upon opening the door, Lif writes “welcome home” in the dust of a table near the door.</text:span></text:p>
      <text:p text:style-name="P615"/>
      <text:p text:style-name="P615">“Lif, what happened here? Where are the patrons? Where are the staff?” Gak asks.</text:p>
      <text:p text:style-name="P616">The ghost writes only one word. “Gone”. <text:s/>The remaining space is room enough for a simple yes/no question. <text:s/>“Are our things here?” “Yes”</text:p>
      <text:p text:style-name="P616"/>
      <text:p text:style-name="P616">After a thorough cleanup inside, the Gang inspects the upper floors. <text:s/>Everything seems untouched and left as is. Night has fallen in the city and everyone is weary and wishes to take a nap. <text:s/>Blaze puts the note on the bar and heads to bed.</text:p>
      <text:p text:style-name="P616"/>
      <text:p text:style-name="P72"><text:span text:style-name="T372">That night is a restless night. Everyone tosses and turns in their sleep, mentally scarred from the onerous burdens of the last while. <text:s/>Gak hears the resounding voice of Ghaunadaur –Kill. Cultists. </text:span><text:span text:style-name="T445">A boon if--. Then silence...A warm feeling washes over him, something akin to what Gak thinks love must feel like. The emotion feels different than what he’s felt however..There is something...alien...different...manipulative. <text:s/>When Gak wakes in the morning he considers the message carefully. <text:s/>Ghaunadaur may have offered him a boon. What that could be, why it would care, a mystery to him. <text:s/>His patron continues in it’s mysterious and unpredictable ways.</text:span></text:p>
      <text:p text:style-name="P617"/>
      <text:p text:style-name="P618">Shump dreams of the general locked within his sword. <text:s/>Hazirawn speaks to him, instructing him as a general to an officer on the ways of the sword. It tells him how to be effective in combat and how to harness its’ greatness. <text:s/>Something deep inside Shump enjoys the familiar routine, but he cannot help but wonder what trouble the sword may bring him. <text:s/>He has never come so close to death as when it drove him to fight the white dragon in single combat. When he wakes, he feels ready for whatever comes, confident in his ability to bring change to the battlefield, wherever that may be.</text:p>
      <text:p text:style-name="P618"/>
      <text:p text:style-name="P73"><text:span text:style-name="T372">Jao dreams of blackness...a darkness that his own eyes cannot see through. <text:s/>A streak of light appears in view and is quickly consumed, not covered but </text:span>consumed<text:span text:style-name="T372"> by the darkness. <text:s/>A feminine voice speaks to him. <text:s/>“Jao”. <text:s/>He mumbles out an answer “What? Who? Where am I?”. <text:s/>The darkness encompasses whatever he thought he could see of himself. <text:s/>“I have chosen you child...We have chosen you”...The voice merges with another, more masculine….. “We have chosen you to do our bidding”.</text:span></text:p>
      <text:p text:style-name="P618">“Who are you?” He asks the voices</text:p>
      <text:p text:style-name="P618">“We are the darkness...that which embraced you when you were down. That which embraces you even now.” the feminine voice answers</text:p>
      <text:p text:style-name="P618">“We have chosen you...for gifts...and service” the male voice corrects..</text:p>
      <text:p text:style-name="P73"><text:span text:style-name="T372">Jao quickly sees himself walking down a street in Waterdeep when his own shadow catches his eye with a wave. It looks...different. </text:span><text:span text:style-name="T446">Then...with suddeness, it wanders off and pushes it’s way through a crowd...except the crowd actually exists and isn’t the shadow. <text:s/>Nobody seems to know or care, they go on as if shoved by a person. <text:s/>Jao double-takes...and then the voice says “look at your hand”. <text:s/>It is </text:span><text:soft-page-break/><text:span text:style-name="T446">filled with energy and raises itself. <text:s/>Jao blasts the crowd one by one with chill touch, and skeletal hands pull souls from the bodies. Everyone drops dead. <text:s/>Horrified, Jao awakens in a panic. If there was any time he was ever afraid of the dark, it was now….and then, that feeling fades...and the darkness feels suddenly more comforting than it ever has felt. </text:span><text:span text:style-name="T447">His shadow, in the moonlight and lamplight from the windows, waves. That is when he understands.</text:span></text:p>
      <text:p text:style-name="P619"/>
      <text:p text:style-name="P620">Blaze has a brief dream followed by quiet slumber. All he can recall of it is dragons turning into turtles and demons into puppies. <text:s/>The almost childish nature of the dream makes him laugh when he recalls it. When he wakes up in the morning he feels...different...changed. As if something just became a degree less certain. The only certainty is that he feels uncertain.</text:p>
      <text:p text:style-name="P620"/>
      <text:p text:style-name="P620">Darv has dreamless sleep….and that suits him just fine. He wakes up normal and ready to start the day.</text:p>
      <text:p text:style-name="P620"/>
      <text:p text:style-name="P74"><text:span text:style-name="T372">Around the bar for breakfast, made from the last fresh ingredients that could be found in the storage, they discuss what is the next step. They know of the cult, they know they’ve done it some damage, but altogether they remain uncertain. </text:span><text:span text:style-name="T448">The unread note on the counter spreads itself out and a vision of Laeral comes up.</text:span></text:p>
      <text:p text:style-name="P621"/>
      <text:p text:style-name="P621">“I have followed your path since you left…..We have what to discuss. Seek me.” The note then crumples and resembles a blank sheet of paper with childish drawings rendered upon it in chalk.</text:p>
      <text:p text:style-name="P74"><text:span text:style-name="T448">“</text:span><text:span text:style-name="T449">Well” says Darv sarcastically...”that wasn’t pushy at all..now was it?”</text:span></text:p>
      <text:p text:style-name="P622"/>
      <text:p text:style-name="P75"><text:span text:style-name="T372">A knock on the door unsubtly rings out….Shump answers it gruffly as ever. “Who are you?” <text:s/>Standing before him </text:span><text:span text:style-name="T450">is a half-elf in minimalist garb that implies he is a monk or man of faith. <text:s/></text:span></text:p>
      <text:p text:style-name="P623">“My name is Leosin. I represent a council of councils. We know that you have been active against the new Cult of the Dragon. <text:s/>I myself have been active and survived capture with them. It gave me ample time to study their ways. I wish to discuss more with you about your own epxeriences but for the sake of the council I think everyone there should hear it. Laeral also finds it prudent.”</text:p>
      <text:p text:style-name="P623"/>
      <text:p text:style-name="P623">“What council?” Shump asks, not interested but more rhetorically. <text:s/></text:p>
      <text:p text:style-name="P75"><text:span text:style-name="T450">“</text:span><text:span text:style-name="T451">The one assembling in the Lords’ Palace….Right now. </text:span><text:span text:style-name="T452">You have the Open Lady’s invitation.”</text:span></text:p>
      <text:p text:style-name="P624">Gak strides over. “What does the Open Lady want of us? Does she not know the shame we left this city in after the incident with the Cassalanter Villa?”</text:p>
      <text:p text:style-name="P624">“While some noble houses may have found it distasteful, the city’s sentiment overall is very positive toward you. Indeed, the crisis which is to be discussed is of great importance and you are seen as very much important to the potential outcome. <text:s/>Details will be explained in the Palace.”</text:p>
      <text:p text:style-name="P624">The half-elf sweeps an arm toward the direction of the Palace and gives a cheery smile.</text:p>
      <text:p text:style-name="P624">--Go. Learn. Fight. Purge cult-- comes Ghaundaur’s intruding thoughts. <text:s/></text:p>
      <text:p text:style-name="P624">“I expect the breakfast to be better than what we have here or I’ll have none of these councils of yours.” he says with a smirk…</text:p>
      <text:p text:style-name="P624">“The finest in the land” laughs Leosin...”If we get there in time”.</text:p>
      <text:p text:style-name="P624"/>
      <text:p text:style-name="P76"><text:span text:style-name="T372">The gang gathers toge</text:span><text:span text:style-name="T453">ther and heads to the palace with Leosin leading the way. He makes pleasant conversation but doesn’t dip into anything too personal or specific. As they make their way, a town crier declares “Lady Haventree, wife of the murdered Lord Ulbrinter, declares….’The dragon cultists </text:span><text:span text:style-name="T1411">will be destroyed</text:span><text:span text:style-name="T453">.”. Gak inquires about it and Lionel informs him that assassins struck the man down in public. It was discovered that he counted among the Masked Lords. <text:s text:c="2"/>Nobody understands why but it happened around the time that the Gang would have been in the swamps. Possibly this was a retaliation for what the Cultists felt was an act of bad faith by the city of Waterdeep. <text:s/></text:span></text:p>
      <text:p text:style-name="P625"/>
      <text:p text:style-name="P77"><text:soft-page-break/><text:span text:style-name="T453">A</text:span><text:span text:style-name="T372">t the moment they hit the steps, a sudden shift in the wind brings with it a strange sense of unease. The feeling is akin to the drop in air pressure before the approach of a deadly storm, or faint tremors felt from a landslide or earthquake far away. The entire city goes unnaturally quiet...Not a single dog, cat, bird, or other animal makes a noise. They seem skittish and on edge. Even the street vendors seem purturbed enough to stop yelling about their goods. <text:s/>Just as soon as it comes, it goes…</text:span></text:p>
      <text:p text:style-name="P626"/>
      <text:p text:style-name="P626">Once at the palace, the party is escorted to the secret council chambers by Leosin himself. <text:s/>Throughout the path, the outer galleries are packed with nobles engaged in heated debate, and the guards present wear all sorts of livery and clothing that imply they come from city-states across the North.</text:p>
      <text:p text:style-name="P626"/>
      <text:p text:style-name="P77"><text:span text:style-name="T372">“Everyone present knows of the Cult of the Dragon and it’s activity. The North is on fire, as our region is. I must take leave but I wish to remind you that everyone here is seeking leadership. Be that leadership and perhaps we can make it through this event. </text:span><text:span text:style-name="T454">There are many who dislike one another and an uncareful or uncaring word may provoke one and entertain another.</text:span><text:span text:style-name="T372">.</text:span><text:span text:style-name="T454">We need unity.</text:span><text:span text:style-name="T372">”</text:span></text:p>
      <text:p text:style-name="P626"/>
      <text:p text:style-name="P77"><text:span text:style-name="T372">He bows and leaves, </text:span><text:span text:style-name="T454">pointing out the chairs reserved for the Gang. <text:s/>Laeral stands up and the room goes quiet.</text:span></text:p>
      <text:p text:style-name="P627"/>
      <text:p text:style-name="P627">“Welcome, everyone. <text:s/>As you no doubt have become aware, we are facing a disaster of regional proportions. Of global proportions. Those who worship dragons have once again emerged. The Cult of the Dragon has bidden it’s time and built a network. They have robbed your cities, towns, villages. They have maimed and killed and sowed chaos in your lands. <text:s/>We know they have a plan to summon Tiamat the dragon goddess. We know they have been transmitting spoils from their raids in open, in secret, and accumulated a vast hoard. <text:s/>Witnesses, including former hostages that have escaped or been freed with redeeming coin have reported the presence of numerous fortifications of varying strength. <text:s/>Prior to our meeting, you all no doubt heard the noise…… <text:s/>It’s clear that something big has been underway for some time. Our question is….when?”</text:p>
      <text:p text:style-name="P627"/>
      <text:p text:style-name="P78"><text:span text:style-name="T372">With a dramatic flourish she highlights the Gang. <text:s/>“Our heroes here have helped the city before with fighting a secret demon cult of Asmodeus. <text:s/>Unsurprisingly the devils have been playing host to Tiamat. This is Gak Maktok, </text:span>yes fellow Waterdhavians that one<text:span text:style-name="T372">, and his retainers and friends. Among them are Shump, a former officer of our guard, who may be familiar to some of you present here from the north. <text:s/>We have invited them here this day to inform us of what we believe they have come across in their travels since that peculiar moment at Cassalanter Villa. <text:s/>Coinciding with their arrival was the spotting of a large castle in the sky, and then it’s disappearance. <text:s/>What say you Gak Maktok?”</text:span></text:p>
      <text:p text:style-name="P628"/>
      <text:p text:style-name="P79"><text:span text:style-name="T372">Put on the spot, Gak remains cool and takes a moment. <text:s/>Sporting his best attempt at his old noble routine he puffs out his chest and returns to the noble gestures and body language of the upper class. <text:s/>“Hello. My name is Gak Maktok, of Mupuu’...Now Waterdhavian resident of Trollskull Manor. Prior to our brief adventure, it is indeed true, that we found and helped contain and eliminate the cultists under House Cassalanter’s control. <text:s/>It is also true that we took leave under the unpopularity of that action. We remain remorseless about having done our duty. <text:s/>Further, we have explored to the edges of the Mere. The caravan that we happened to be in the employ of was a Cult mission distributing looted items. <text:s/>As we investigated further, we found they had arranged a complicated system with a tribe of lizardfolk carrying specially marked containers hidden among road-building supplies. <text:s/></text:span><text:span text:style-name="T455">A marked trail took us deep into the swamps of the Mere of Dead Men from Carnath Roadhouse. <text:s/>There we found a fortification manned not just by lizardfolk but many,many bollywog frogmen. The place was well-armed and prepared for a good fight, if too hidden and distant for anyone to care. <text:s/>I have no doubt that whatever is being tributed to Tiamat is flowing in part through </text:span><text:soft-page-break/><text:span text:style-name="T455">this network. <text:s/>However, we have temporarily routed their forces there through a concerted campaign of guerilla tactics of which I will not go into. <text:s/>We then pursued the trail through portals, again, reducing the journey and movement of goods and armaments for the Cult, until we reached a small town that hosted them. <text:s/>Having infiltrated the castle Skyreach, in ways I will leave to the imagination, we discovered yet another fragile alliance. Giants. Dragons. Red Wizards of Thay. <text:s/>Cult of the Dragon. We have fought and overcome the resident dragon guarding this place. We also learned that the giants are more than willing to work against the Cult. <text:s/>Now, we get to yesterday. The giant leader of Skyreach has promised to carry the message of battle to the giants of the Spine of the World. It is his belief that this fight is among “the big folk”. <text:s/>I think it prudent, if this council wishes to, that we reach out to the giantkin and negotiate an alliance. <text:s/>Having said that, I feel we have left loose ends. Nowhere feels safe knowing how many strands of this web are still unaccounted for. <text:s/>Indeed, on the way here, we heard of the death of </text:span><text:span text:style-name="T456">Lord </text:span><text:span text:style-name="T455">Ulbrinter. </text:span><text:span text:style-name="T456">We are therefore at the service of this council, on condition that we receive the assistance needed when asked upon</text:span><text:span text:style-name="T455">”</text:span></text:p>
      <text:p text:style-name="P629"/>
      <text:p text:style-name="P80"><text:span text:style-name="T455">G</text:span><text:span text:style-name="T372">ak ends with a bow to a slight applause. The rest of the council meeting discusses a destroyed dragon hatchery, before concluding with current events.</text:span></text:p>
      <text:p text:style-name="P630"/>
      <text:p text:style-name="P630">“If it pleases the council, we will deputize Gak and his fellows on behalf of all of us. <text:s/>We will grant him writ with our approval, and emergency investigative powers. <text:s/>To assist in service rendered, they will be granted free access to resources and sites deemed necessary. If they are to abuse this, we will summon an audit to assess and handle oversight. If behavior or results are unsatisfactory, the writ will be revoked. <text:s/>All in favor, indicate so.”</text:p>
      <text:p text:style-name="P630"/>
      <text:p text:style-name="P630">Lady Silmerhelve, with fitting gusto, raises her hand. “AYE! I am in favor. <text:s/>The disturbance that has been sensed across the Sword Coast is the Draakhorn. It’s an ancient device whose sounding alerts dragons across Faerun to great events unfolding. It’s impossible to say what the sounding means, but the dragons hear it clearly and they will eventually answer it’s call. <text:s/>It’s best for us all that we resolve this immediately.”</text:p>
      <text:p text:style-name="P630"/>
      <text:p text:style-name="P630">A man who identifies himself as Ulder Ravengard stands up immediately “I am in favor as well, though I don’t see how you would know the meaning of this noise. <text:s/>Who is your source?”</text:p>
      <text:p text:style-name="P630"/>
      <text:p text:style-name="P630">“I will not disclose...but I have in confidence that this is of utmost urgence.” Dala says. There are murmurs going around, but the council largely votes in favor. <text:s/>The concern driving many of them leads them agree with a majority in favor of the writ of emergency powers.</text:p>
      <text:p text:style-name="P630"/>
      <text:p text:style-name="P631">As the Gang makes their way home, Leosin makes an appearance again. <text:s/>“ I have word about the Cult…..”. <text:s/>Gak stops. “What?”</text:p>
      <text:p text:style-name="P631">Leosin fills him in on the Harpers, his involvement, and their activities. <text:s/>He also reveals that the murdered lord was a harper, as well as his wife. <text:s/>“In short, we have been investigating…. <text:s/>We know that one of the top officers of the cult, a wyrmspeaker, has lost his mask. <text:s/>His name is Varram, and he is a dwarf. <text:s/>He was last spotted near Boareskyr Bridge. Seek him there, claim his mask….They are said to have importance to the ritual.”</text:p>
      <text:p text:style-name="P631"/>
      <text:p text:style-name="P631">Jao thinks back to the mask he took from Rezmir, smirks, and mentally notes it. <text:s/>He doesn’t say a word about it for the moment.</text:p>
      <text:p text:style-name="P631"/>
      <text:p text:style-name="P81"><text:span text:style-name="T372">As Leosin takes leave, Gak takes the Gang back to Trollskull Manor to pack their gear. <text:s/>Jao gingerly brings up to Gak in private that he possesses one of the masks from Rezmir. <text:s/>When he shows Gak, Gak congratulates him on holding on to it. </text:span><text:span text:style-name="T460">Gak takes possession of the mask, deciding that he can imitate Rezmir and infiltrate the cult using it.</text:span><text:span text:style-name="T372"> </text:span><text:span text:style-name="T457">Gak sends Blaze out with a list of </text:span><text:span text:style-name="T458">things to buy with the provided writ and it’s line of credit. <text:s/>When Blaze inquires aloud of what the line of credit is, the </text:span><text:soft-page-break/><text:span text:style-name="T458">writ <text:s/>voices aloud “Current outstanding credit is 10,000gp to be used toward Council missions”. </text:span><text:span text:style-name="T459">Jao tags along to see if his contacts in the underworld might provide a means of accessing harder-to-find goods and materials, or, to get a “discount”.</text:span></text:p>
      <text:p text:style-name="P1071">[10,000gp credit. <text:s/>The list Gak wrote can be summarized as:</text:p>
      <text:p text:style-name="P1071">*Better armor for Shump</text:p>
      <text:p text:style-name="P1071">*Means of storing loot</text:p>
      <text:p text:style-name="P1071">*2 x 5 (10 total) better healing potions.</text:p>
      <text:p text:style-name="P1071">*Bloodwell Vial for Darv if possible</text:p>
      <text:p text:style-name="P1071">*Bracers or Jewelry with neat perks for non-Shump chars to make them less squishy.</text:p>
      <text:p text:style-name="P1071">--------</text:p>
      <text:p text:style-name="P1072">1 bloodwell vial +2 for Darv.(5000gp). <text:s/></text:p>
      <text:p text:style-name="P1073">Portable hole(2000gp)</text:p>
      <text:p text:style-name="P1074">= 7000gp</text:p>
      <text:p text:style-name="P1074">-------</text:p>
      <text:p text:style-name="P1074">]</text:p>
      <text:p text:style-name="P632">After coming back from the market, Blaze pulls Gak aside. “Check this out” he says as he unfurls the portable hole on the ground, opening the path into an ethereal space somewhere else. <text:s/>“It can hold things in another plane. Light as can be to carry but lots of space.”</text:p>
      <text:p text:style-name="P632">Gak nods with approval. “Can we hide in it too if need be?” <text:s/>Blaze shakes his head. “I was warned of two things: never put a bag of holding inside of it and never to put living things inside of it because of lack of air.”</text:p>
      <text:p text:style-name="P82"><text:span text:style-name="T372">They pass Darv the bloodwell vial, which Blaze teaches him to use. Shump asks what they managed to find for him which brings a shrug. “</text:span><text:span text:style-name="T461">We didn’t find much of benefit for anyone else.”</text:span></text:p>
      <text:p text:style-name="P83"><text:span text:style-name="T372">A knock comes at the door, and when answered a crate with a note “For your trip on condition you bring it back safely if it brings you back safely. -Those who harp” sits with no deliverer. It’s a gift from the Harpers. <text:s/>Inside are a pair of boots of winterlands for the entire party </text:span><text:span text:style-name="T509">[+5 sets of Boots of the Winterlands], </text:span><text:span text:style-name="T372">a set of 5 rings of protection +1, and a set of 20 greater healing potions. Underneath is a set of chainmail +2. “Look Shump, someone was looking out for you even if Blaze wasn’t” Darv teases him.</text:span></text:p>
      <text:p text:style-name="P633"/>
      <text:p text:style-name="P633">Everyone gets organized, leaving things behind in the Manor that they don’t need.</text:p>
      <text:p text:style-name="P1075">[Manor deposit: </text:p>
      <text:p text:style-name="P45"><text:span text:style-name="T372">*Gak leaves behind 1 dagger, Rod of the pactkeeper</text:span><text:span text:style-name="T462">(*Rod of the Pact Keeper +1:while holding, gain +1 bonus to spell attack rolls and saving DC. Regain 1 spell slot as action/long rest)</text:span><text:span text:style-name="T372">, </text:span><text:span text:style-name="T462">and the gems he found (*100gp of gems (1azurite,2 rhodochrosite, 1 banded agate, 1 eye agate, 1 moss agate, 1 lapis lazuli, 1 obsidian, 2 hematite.), 1 spear,</text:span><text:span text:style-name="T463">1 mace, </text:span><text:span text:style-name="T464">disguise kit</text:span></text:p>
      <text:p text:style-name="P1076">*Gak gains 1 set of Boots of the Winterlands, 1 ring of protection +1, and 4 greater healing potions (bringing him to 6)</text:p>
      <text:p text:style-name="P1076"/>
      <text:p text:style-name="P1077">Shump deposits: 2 handaxes,1 longsword, 1 longsword+1, 1 shield, his old chainmail set.</text:p>
      <text:p text:style-name="P1078">Shump gains: 1 set of Boot of winterlands, 1 ring of protection +1, +4 greater healing potions(to 4).</text:p>
      <text:p text:style-name="P1078"/>
      <text:p text:style-name="P1078">Jao deposits:none</text:p>
      <text:p text:style-name="P1078">Jao gains:Boots of Winterlands, Ring of Protection +1</text:p>
      <text:p text:style-name="P1078"/>
      <text:p text:style-name="P1079">Blaze deposits: none;</text:p>
      <text:p text:style-name="P46"><text:span text:style-name="T372">Blaze gains: 4 greater healing potions,</text:span><text:span text:style-name="T465">boots of winterlands, ring of protection +1</text:span></text:p>
      <text:p text:style-name="P47"><text:span text:style-name="T465">D</text:span><text:span text:style-name="T372">arv: deposits:none;</text:span></text:p>
      <text:p text:style-name="P1080">Darv gains: Boots of Winterlands, ROP+!,Bloodwell +2.]</text:p>
      <text:p text:style-name="P634"/>
      <text:p text:style-name="P634"/>
      <text:p text:style-name="P634"><text:soft-page-break/></text:p>
      <text:p text:style-name="P635">Locking and hiding their gear away, the Gang gets moving southward toward Boareskyr Bridge. <text:span text:style-name="T1412">The journey takes about a week and a half and progresses through emptied, burnt, depopulated countyside. <text:s/>Everything from Daggerford onward is depressing and the toll is beginning to show from the cult’s activities throughout the Sword Coast and Western Heartlands. <text:s/>As the Gang progresses they reach and restock supplies at Dragonspear Castle on the edge of the High Moor. <text:s/>Where the Misty Forest broke into swamp, bands of trolls could be seen roaming in the distance. <text:s/></text:span><text:span text:style-name="T1413">On the last day, going over the lightly forested hills, the Gang arrives at Boareskyr Bridge. <text:s/>The massive granite bridge crosses the Winding Water river and ornate decorations of Cyric and Bhaal commemorate the legendary battle they fought on the bridge during the Time of Troubles. <text:s/>The place itself has a small settlement serving as a waystation with a collection of <text:s/>tents, wagons, and caravans providing food, fresh mounts, and other travel services. <text:s/>A newly built keep looms over and the mark of Elturgard’</text:span><text:span text:style-name="T1414">s paladins. <text:s/>The paladins themselves can be found roaming the streets, praying, and standing watch.</text:span></text:p>
      <text:p text:style-name="P635"/>
      <text:p text:style-name="P636">Gak begins asking around about a dwarf, being pointed toward the various residents of dwarven background. When speaking to them they are dour and rebuff him. Eventually someone points to a large pavilion near the center of the tent city. <text:s/>“Ask the short one there” someone says. <text:s/>When they arrive, Gak asks about an unusual dwarf said to have passed through the city.</text:p>
      <text:p text:style-name="P636"/>
      <text:p text:style-name="P636">“A dwarf? An unusual dwarf? Like perhaps one in purple robes? Oh, I saw him.” the halfling woman named Bolo says. <text:s/>“He was asking about escorts into the hills, when this hooded fellow starts asking him his business. The dwarf looked him straight in the eye, then pulled out his dagger and stabbed the tall fellow dead! He was one of the scaled folk of the Serpent Hills, come down to spy on us! That dwarf’s a hero, make no mistake….I hope you aren’t here to bring him trouble. <text:s/>But he and his entourage took off straight away for the hills then, quick as cats!”</text:p>
      <text:p text:style-name="P636"/>
      <text:p text:style-name="P636">“I see….well…..Varram can be like that sure. <text:s/>If anyone is in trouble, it’s us. We were meant to be his original escort” Gak lies through his teeth <text:span text:style-name="T520">[deception vs insight: 6 + </text:span><text:span text:style-name="T738">6</text:span><text:span text:style-name="T520"> vs 16</text:span><text:span text:style-name="T738">= 12 vs 16.fail]</text:span><text:span text:style-name="T1415">. The halfling woman looks at him. “Are you now?” she says incredulously. “Apparently not if you’re here long after him.”</text:span></text:p>
      <text:p text:style-name="P636">“<text:span text:style-name="T1415">There was a dispute about compensation” Gak tries again </text:span><text:span text:style-name="T738">[3+6=9 vs 14. fail]</text:span><text:span text:style-name="T1415"> The halfling makes a face. “Why are you after him mister? “ she says making an eye at him.</text:span></text:p>
      <text:p text:style-name="P636">“<text:span text:style-name="T1415">No matter” Gak says with a casual wave, brushing her off, “We can find him ourselves.”</text:span></text:p>
      <text:p text:style-name="P636">“<text:span text:style-name="T1415">You know he was traveling with a band of at least a dozen warriors right? You’re in for quite the fight if you pursue...Leave him be” she says, taking leave to go about her duties in the inn.</text:span></text:p>
      <text:p text:style-name="P636"/>
      <text:p text:style-name="P1086">Opting to take advantage of the good weather the party moves on immediately. <text:s/>The day is still sunny and being further south extends the day slightly. <text:s/>A trail of footprints goes north-north-east for miles. <text:s/>For the duration of that first day the Gang goes on <text:span text:style-name="T1416">into the hilly mesas and badlands, climbing through scrumb and grass. <text:s/>After the first 6 hours on the trail, nothing particular happens. </text:span><text:span text:style-name="T739">[1].</text:span><text:span text:style-name="T1416"> In the next 6 hours </text:span><text:span text:style-name="T739">[18]</text:span><text:span text:style-name="T1416">, as the sun begins to set, </text:span><text:span text:style-name="T739">[4] </text:span><text:span text:style-name="T1416">and everyone stops to set up camp. A low rise covered in hastily collected rocks marks the resting place of some hapless individual that did not survive the wilderness here. <text:s/></text:span><text:span text:style-name="T1417">Tents are set up and a watch is kept, with special consideration for undead from the grave’s direction. </text:span><text:span text:style-name="T740">[2,5]</text:span><text:span text:style-name="T1417">. The night passes uneventfully and everyone gets moving again. </text:span><text:span text:style-name="T740">[5]</text:span><text:span text:style-name="T1417">The first 6 hours of morning are uneventful, </text:span><text:span text:style-name="T740">[12]</text:span><text:span text:style-name="T1417">as are the next 6 of daytime travel in the warm autumn sun. As evening approaches camp is established. When night comes in </text:span><text:span text:style-name="T740">[13]</text:span><text:span text:style-name="T1417"> nothing happens except the usual frustrating mosquito on occasion. <text:s/></text:span><text:span text:style-name="T740">[18]</text:span><text:span text:style-name="T1417"> </text:span><text:span text:style-name="T741">[1]</text:span><text:span text:style-name="T742">[4 humanoids, </text:span><text:span text:style-name="T743">dressed in gear for treasure hunting]</text:span><text:span text:style-name="T1418">. <text:s/>As night continues on, </text:span><text:span text:style-name="T743">[1d10 where 1-2 Gak,3-4Shump,5-6Jao, 7-8Blaze,9-10 Darv <text:s/>are on watch. 8 = Blaze on watch] </text:span><text:span text:style-name="T1418">Blaze notices 4 figures approaching the camp.</text:span></text:p>
      <text:p text:style-name="P1086"/>
      <text:p text:style-name="P1086"><text:soft-page-break/>“<text:span text:style-name="T1418">Halt!” he yells, tossing a firebolt. <text:s/>This gets their attention but they continue through the darkness toward him. <text:s/></text:span><text:span text:style-name="T1419">Blaze sounds the alarm. On Round 2 they will join the initiative.</text:span></text:p>
      <text:p text:style-name="P1092">[Initiative: Blaze( 9+1 ), TH1( <text:s/>4+1), TH2( 8+1 ), TH3( 2+1 ), TH4( 10+1 )</text:p>
      <text:p text:style-name="P1092">to join: Gak(3+ <text:span text:style-name="T1420">1=4</text:span>), Shump(11+7=18), Jao(14+<text:span text:style-name="T1420">3=17</text:span> ), Darv(10)</text:p>
      <text:p text:style-name="P1092">reordered:TH4(11),Blaze(10),TH2(9),TH1(5),TH3(3)]</text:p>
      <text:p text:style-name="P1092"><text:span text:style-name="T2"/></text:p>
      <text:p text:style-name="P1092">Round 1</text:p>
      <text:p text:style-name="P1092"><text:span text:style-name="T2">The group continues forward hoping to take out Blaze quickly before he can continue the alarm. <text:s/>TH4 shoots a light crossbow bolt at him. </text:span>[7+3=10 vs AC16.miss]<text:span text:style-name="T2">. <text:s/>Blaze fires back at him with a firebolt that lights up the sky. </text:span>[15+10=25.hit. 6+4 = 10. 1hp left TH4]<text:span text:style-name="T2">. The hit can be heard loudly as the treasurehunter yells out in severely pain. <text:s/>TH2 moves up to try to attack Blaze in hand-to-hand combat. He swings his scimitar </text:span>[10+3=13 vs 16.miss]<text:span text:style-name="T2"> <text:s/>but misses. <text:s/></text:span><text:span text:style-name="T334">TH1 takes aim with his crossbow from a distance, being the flanking side. <text:s/></text:span><text:span text:style-name="T1420">[advantage 6 or 10.10. +3.miss]</text:span><text:span text:style-name="T334"> The bolt misses and falls short however. <text:s/>TH3 tries to rush to the tents to take out whoever might be sleeping. He opens the door to Jao and Shump’s tent.</text:span></text:p>
      <text:p text:style-name="P1092"><text:span text:style-name="T334"/></text:p>
      <text:p text:style-name="P1093">Round 2</text:p>
      <text:p text:style-name="P1093">Restated:Shump(18),Jao(17), TH4(11),Blaze(10),Darv(10),TH2(9),TH1(5),Gak(4),TH3(3)</text:p>
      <text:p text:style-name="P1093"><text:span text:style-name="T2"/></text:p>
      <text:p text:style-name="P1093">[19+9=28. 2d6+2d6+2 = 4d6+2. 3+1+5+5+2=16dmg. TH3 dies]<text:span text:style-name="T2"> TH3’s head rolls off however as the rest of him falls down. Shump, ever alert and quick to move, handles business with his greatsword. <text:s/>Jao on the other hand pops out and engages TH2. </text:span>[14.hit. Sneak attack damage. <text:span text:style-name="T1421">+4d6. =5d6 damage. = 2+3+5+2+3 = 15. dead]</text:span><text:span text:style-name="T335"> TH2 drops dead as Jao stabs him from behind with a silently activated psyknife. <text:s/>TH4 flees into the darkness. Blaze takes aim at TH1 and firebolts him </text:span><text:span text:style-name="T1421">[18+10=28.hit. 10+5=15 firedmg. TH1 catches fire and dies]</text:span><text:span text:style-name="T335">. The light picks up as some of the brush under him ignites from his smoldering corpse. The firebolt leaves a flaming gap through his belly that has left carrion strewn on the other side.</text:span></text:p>
      <text:p text:style-name="P1093"><text:span text:style-name="T335"/></text:p>
      <text:p text:style-name="P1093"><text:span text:style-name="T335">-----</text:span></text:p>
      <text:p text:style-name="P1094"><text:span text:style-name="T2">Everyone settles in for the rest of the night, slightly more alert than they were. <text:s/></text:span>[+100xp / 5 = 20xp each.]</text:p>
      <text:p text:style-name="P1094">[13]. <text:span text:style-name="T2">Breakfast starts as everyone begins breaking down the camp and eating. <text:s/>The bodies of the treasure hunters are unindentifiable as more than brigands. Coyotes, ants, and carrion birds have begun eating them long before. <text:s/>Gak’s Gang moves onward. </text:span>[final encounter roll:4]<text:span text:style-name="T2"> After coming through the rolling hills, eventually the site of a tomb emerges. <text:s/>Sitting above a ruined town is a magnificent cave carved tomb. <text:s/>The town beneath it sits between two <text:s/>bluffs of a canyon. </text:span><text:span text:style-name="T336">The entrance stands in what was once a larged paved plaza. The remains of a fountain are now little more than a stone circle set around a crumbling hole in the ground leading to a deep well below. Two stone statues stand in the courtyard, rising twenty feet high. Behind the statues, a forty-foot high edifice is carved into the cliff side, dominated by relief columns carved with strange, otherworldly scenes. The left-side statue is a bearded human man with exotic clothing, but his face has been obliterated and smashed beyond recognition. <text:s/>In his right hand is a balance scale, while the left is raised as if warning. <text:s/>A cudgel seems to have been included at it’s waste. The right statue is a young human man wearing similar clothing, the left half of it’s head cracked off and lying at it’s feet. This statue holds a shepherd’s crook staff in it’s left hand, a sword at it’s waist, and the right hand is raised in warning as well. <text:s/>As the Gang gets closer to the entrance, they can see relief carvings showing Diderius, who is named in several scripts, looking into a pool and seeing other worlds. <text:s/>Some seem to be far away places that resemble Faerun while others look inherently alien and foreign to the world. <text:s/>A ladder left behind leads up to a platform that juts out of the cliff. <text:s/></text:span></text:p>
      <text:p text:style-name="P1094"><text:span text:style-name="T336"/></text:p>
      <text:p text:style-name="P1095"><text:span text:style-name="T336">F</text:span><text:span text:style-name="T2">urther down in the plaza, near the founain, a campfire burns with 3 bedrolls next to it. <text:s/>The site is empty however and nobody appears to be present, suggesting that whoever was here has probably </text:span><text:soft-page-break/><text:span text:style-name="T2">taken the ladder up. <text:s/>While passing through the statues, there is a sudden sound of grinding stone. The colossal figures turn their massive heads, smashed faces addressing the Gang. Two voices issue forth in unison, booming out as though erupting deep from the earth. <text:s/>“Halt. You come before Diderius, ether walker and conduit of clairvoyance. Behold ye now his wondrous triumphs. Diderius extends wisdom, and Diderius offers knowledge. Which do you seek?” <text:s/>Gak states “We seek knowledge!”. The statues respond to this “Diderius shall grant you what you seek, but only if you heed him and continue to show proper respect!” before returning to their original positions. <text:s/>“What’s that mean, proper respect?” Gak asks, but is met only with silence as the statues remain in position. <text:s/>He waves everyone forward, up the ladder, to the top where the platform shows a winding staircase. <text:s/>At the end of it, an antechamber. <text:s/>It’s gilded with carvings and silver censers. <text:s/>At touch, however, the illusions are proven for what they are. Nothing remains and funerary niches with splinters of bone are all found in the wall. <text:s/>At the far end a stone door hangs ajar. <text:s/>Jao slips in and looks around before coming out. <text:s/>“There </text:span><text:span text:style-name="T337">are statues of wizards, but also lots of bones all over the place scattered on the floor.” . <text:s/>As Gak enters to see for himself, Darv loads his night vision goggles at Jao’s suggestion, and Shump stands at the ready for action. <text:s/>A thought enters everyone’s minds “Some secrets are not meant for mortal minds to know. Look away from the darkness in which such knowledge hides.” <text:s/>...just like that, it fades away. --Everyone stay sharp...-- a thought rings out as Gak reaches out with telepathy. --This reeks of an ambush--. <text:s/>At the halfway point, the sound of grinding stone as was heard before happens again. <text:s/>The statues seem to be looking at everyone and following their movements. <text:s/>“Don’t look at them...I think that’s what it was hinting to us.” Gak declares. <text:s/>The statues continue moving with them, but the party crosses the room. At the door, they open it. <text:s/>The next room is a high vaulted dome with a deep inset ledge circling the room, 10 feet wide and 15 feet upward. <text:s/>On the floor is a beautiful tile mosaic of a knight in plate armor wielding a glowing sword against a chimera. <text:s/>The word “SAFE” is written in chalk on one of the doors, to the north/left. <text:s/>At the moment that Gak pokes his head through, the tile chimera begins to slowly shift. <text:s/></text:span><text:span text:style-name="T1422">[perception vs DC14, 10+2wis+3prof = 15.pass] . </text:span><text:span text:style-name="T337">“</text:span><text:span text:style-name="T338">Look out, the chimera is forming from the tiles!” he declares. <text:s/>The part lion,part dragon,part goat creature emerges and begins to fly upward to the shelf above. <text:s/></text:span></text:p>
      <text:p text:style-name="P1096">[Initiative: Gak 17+<text:span text:style-name="T1423">1=18</text:span>, Shump 17+7=24, Jao19+3=22, Blaze 7+<text:span text:style-name="T1423">1=8</text:span>, Darv 5, Chimera ( 15+ 0)</text:p>
      <text:p text:style-name="P1097">restated:Shump(24),Jao(22),Gak(18),Chimera(15),Blaze(8),Darv(5)]</text:p>
      <text:p text:style-name="P1097"/>
      <text:p text:style-name="P1097">Round 1</text:p>
      <text:p text:style-name="P1097"><text:span text:style-name="T2">Shump swings his greatsword </text:span>[2. +9=11 vs 14AC. Miss]<text:span text:style-name="T2"> but it just whacks against the pieces in a glancing blow that does nothing. <text:s/>He swings again hoping for better luck </text:span>[13+9=22, hit. 4D6+2=4+2+3+3 = 12 +2 = 14dmg. <text:s/>114Hp – 14 = 100hp left Chimera]<text:span text:style-name="T2">. <text:s/>Jao </text:span><text:span text:style-name="T339">uses something from deep inside of himself to cast chill touch on the chimera. <text:s/></text:span><text:span text:style-name="T1424">[12+6=18.hit vs AC14. </text:span><text:span text:style-name="T1425">3+4 =7 necrotic damage]</text:span><text:span text:style-name="T340"> a skeletal hand emerges and touches it, causing 7 necrotic damage to it. <text:s/>Gak takes aim and blasts it with eldritch blast. </text:span><text:span text:style-name="T1425">[6+6=12. vs AC14. Miss]</text:span><text:span text:style-name="T340"> but the blast doesn’t impact it. <text:s/>The chimera has begun to go up, hovering in the space up top. <text:s/>It casts firebreath on Shump,Gak, and Jao. </text:span><text:span text:style-name="T1425">[saves: 19,19,11+3=14vs DC15 == Jao fails. But takes half damage from evasion. 4+8+7+1+8+6+1 = 17 fire dmg on Jao. <text:s/>60-17 = 43hp]</text:span><text:span text:style-name="T340">. <text:s/>Blaze takes aim at it with an acid splash hoping to make meaningful destruction of the tiles it’s composed of. <text:s/></text:span><text:span text:style-name="T1425">[ dex vs DC18 for 6+3=9 acid dmg if fail. <text:s/>==10 vs 18. fail . </text:span><text:span text:style-name="T1426">100-9acid dmg = 91hp Chimera]</text:span><text:span text:style-name="T341">. <text:s/>Darv firebolts it </text:span><text:span text:style-name="T1426">[9+10=19.hit. 6+1=7 firedmg. <text:s/>91-7=84hp chimera]</text:span><text:span text:style-name="T341">. </text:span></text:p>
      <text:p text:style-name="P1097"><text:span text:style-name="T341"/></text:p>
      <text:p text:style-name="P1099">Round 2</text:p>
      <text:p text:style-name="P1099"><text:span text:style-name="T2">Shump circles around at the ready, waiting for the chimera to come down, shouting challenges at it. <text:s/>Jao does chill touch again </text:span>[16+6=22. hit. 8+5=13. 84-13=71hp]<text:span text:style-name="T2">. Gak again tries to shoot the thing out of the air. </text:span>[20.crit hit. 1+3+6+1 = 11+3=14dmg. <text:s/>71-14 = 57hp chimera]<text:span text:style-name="T2">. It slams into the wall with very strong force, as pieces begin to bleed from it. The chimera gets up </text:span>[4..no recharge]<text:span text:style-name="T2">. It swings down to attack Shump with multiple attacks. </text:span>[AOO by Shump: 18+9=27. hit. 3+6+1+3+2 <text:soft-page-break/>= 15dmg. 57-15 = 42hp Chimera]<text:span text:style-name="T2">. </text:span>[Chimera attacks Shump 19,2,11. 19 +7=26.hit. 2+7=9.miss. 11+7=18.hit. <text:s/>Bite = 2d6+4 piercing. <text:s/>Claws = 2d6+4 slashing. <text:s/>== 1+1+4=6 piercing, 1+1+4=6 slashing…..12 dmg total to Shump. 76-12 = 64hp Shump]<text:span text:style-name="T2">. As it descends he manages to slash it taking advantage of his readiness to meet it, but it also unleashes a bite and a claw-slash upon him. <text:s/>Blaze firebolts the chimera </text:span>[9+10=19.hit. 1+8=9 <text:span text:style-name="T1427">firedmg = 42-9hp=33hp Chimera]</text:span><text:span text:style-name="T342">. Darv then does the same. </text:span><text:span text:style-name="T1427">[15+10=25.hit.5+9 = 14firedmg. 33-14hp = 19hp Chimera]</text:span></text:p>
      <text:p text:style-name="P1099"><text:span text:style-name="T2"/></text:p>
      <text:p text:style-name="P1100">Round 3</text:p>
      <text:p text:style-name="P1098"><text:span text:style-name="T2">Shump(24),Jao(22),Gak(18),Chimera(15),Blaze(8),Darv(5)</text:span></text:p>
      <text:p text:style-name="P1100"><text:span text:style-name="T2">HP: Shump 64hp/76max.</text:span></text:p>
      <text:p text:style-name="P1100"><text:span text:style-name="T2">Chimera 19hp / 114max</text:span></text:p>
      <text:p text:style-name="P1100"><text:span text:style-name="T2"/></text:p>
      <text:p text:style-name="P1100"><text:span text:style-name="T2">Shump takes another mighty swing of his sword to respond to the attack. </text:span>[2,4 + 9 = 11,13 vs AC14. Miss]<text:span text:style-name="T2"> The blows glance off however. <text:s/>Jao again uses his newfound talent</text:span>[18+6=24.hit. 1+5=6 necrotic damage]<text:span text:style-name="T2"> and hurts the chimera </text:span>[19-6 = 13hp]<text:span text:style-name="T2">. <text:s/>Gak goes for the final finishing blow </text:span>[20. crit hit. 7+5+8+6 = 26dmg.]<text:span text:style-name="T2">. <text:s/>Pieces fly everywhere around the room as the tile chimera is destroyed.</text:span></text:p>
      <text:p text:style-name="P1100"><text:span text:style-name="T2">------</text:span></text:p>
      <text:p text:style-name="P1100">[CR6/2300 unadjusted. <text:s/>+100 previous experience with bandits = 2400xp so far]</text:p>
      <text:p text:style-name="P1100"><text:span text:style-name="T2"/></text:p>
      <text:p text:style-name="P1101"><text:span text:style-name="T2">Everyone gathers at the north door, marked “safe” hoping that it wasn’t simply a trick. <text:s/>As the door is opened, a well comes into view. <text:s/>On the north wall is an 8 ft tall basin running along it, with stone steps leading up. <text:s/>A brass lever protrudes from the wall near the basin. There are mushrooms, bright red in color, covering the sides of the well and the floor around it. They look like they’re almost covered in blood, giving the impression the room isn’t that safe. <text:s/>However, sleeping rolls and gear are scattered around. The wall also bears “SAFE” written around it. <text:s/></text:span><text:span text:style-name="T343">Heading back out the Gang looks around </text:span><text:span text:style-name="T344">the mosaic room. <text:s/>At the southern end is a sort of hall with a sun mosaic near it. <text:s/>At the east end are a double set of doors. <text:s/>They’re plated in corroded copper engraved to depict a group of wizards peering over a pool of water. The oversized figure of a male wizard at the top of the image raises his hands as if summoning a creature from the pool. <text:s/>There is a noticed bulge from the frame, where the weigh of the stone seems to be overwhelming that of the frames. <text:s/>Jao begins to search around for other traps and surprises in the mosaic room. </text:span><text:span text:style-name="T1428">[wis check, <text:s/>investigation int check: 4+7=11, 10+5=15, vs DC24 and DC18. Fail,fail]</text:span><text:span text:style-name="T344">. <text:s/>Finding nothing, he gestures to follow after him and takes the lead. <text:s/>The hallway slants down sharply, dropping 15 feet over the long length of it. <text:s/></text:span><text:span text:style-name="T1428">[Jao DC17 int check = 16+5 = 21. pass.]</text:span><text:span text:style-name="T344">. As he makes his way, about halfway through, there is a secret panel that Jao notices. <text:s/></text:span><text:span text:style-name="T345">He stops the Gang, gives it a look, passes it out, and looks down. All he sees is a downward decline of unknown height big enough for a small creature and tight for a medium creature. Not wishing to experiment, he replaces the panel. <text:s/>As he does so, he steps forward and sets off a pressure plate that he had missed the first time he looked. <text:s/>The sound of gears groaning and mechanical movements leads everyone to feel umcomfortable. <text:s/>Behind them an enormous ball of bones makes it’s way toward them. <text:s/>The Gang run forward <text:s/>into the room below without a care. <text:s/></text:span><text:span text:style-name="T1429">[dex checks to see who outmanuvers it. DC17. <text:s/>Jao:16+3=19.yes, Gak:7+</text:span><text:span text:style-name="T1430">1=8...no</text:span><text:span text:style-name="T1429">,Shump:10+</text:span><text:span text:style-name="T1430">2=12.no </text:span><text:span text:style-name="T1429">,Blaze:15+</text:span><text:span text:style-name="T1430">1=16</text:span><text:span text:style-name="T1429">, Darv 17: </text:span><text:span text:style-name="T1430">Jao and Darv dodge it.]</text:span></text:p>
      <text:p text:style-name="P1102"><text:span text:style-name="T2">As they flee, Jao and Darv manage to run their way out of the path of the boulder. <text:s/>Gak,Shump, and Blaze get stuck in it. </text:span>[18 crushing,18slashing dmg = 36 dmg or 18 if DC17 save. 19,18,4 = Blaze takes 36dmg and Gak, Shump take only 18dmg.]<text:span text:style-name="T2">. It rolls, making it’s way into the room. </text:span>[DC17 str/dex roll to break free before it slams. Gak: 4 Shump:17 <text:s text:c="3"/>Blaze: <text:s/>17]</text:p>
      <text:p text:style-name="P1102"><text:span text:style-name="T2">Luckily for Shump and Blaze, they break their way out. Gak continues to roll until he slams into the wall with an exploding force of bones ricocheting everywhere.</text:span></text:p>
      <text:p text:style-name="P1102">[28dmg to Gak.]</text:p>
      <text:p text:style-name="P1102"><text:span text:style-name="T2"/></text:p>
      <text:p text:style-name="P1102"><text:soft-page-break/>[HP recount:</text:p>
      <text:p text:style-name="P1102">Gak: 61-18 -28=<text:span text:style-name="T1431">15</text:span></text:p>
      <text:p text:style-name="P1102">Shump:<text:span text:style-name="T1431">64hp(previous battle) – 18= 46</text:span></text:p>
      <text:p text:style-name="P1102">Jao:<text:span text:style-name="T1431">60hp</text:span></text:p>
      <text:p text:style-name="P1102">Blaze:<text:span text:style-name="T1431">61-36=25hp</text:span></text:p>
      <text:p text:style-name="P1102">Darv:<text:span text:style-name="T1431">41hp</text:span></text:p>
      <text:p text:style-name="P1103">]</text:p>
      <text:p text:style-name="P1103"><text:span text:style-name="T2">In this room the smell of incense fills it everywhere, and rich tapestries cover the walls. Bones litter the floor because of the boulder. <text:s/>Everyone helps Gak up, before coming to a stop. They notice that on the south wall there is a small chute large enough for a small character to squeeze through and it’s letting light in from outside. <text:s/>“Humility proffered in the manner of Mystril shelters those opening the way to seeking knowledge” rings out a different mental voice in a whisper.</text:span> [DC15 int religion check: (Gak 6+2 =8, Shump 7+-1 =6, Jao 13+ 5= 18, Blaze 6+2 =8 , Darv 17+ = <text:s text:c="2"/>17]<text:span text:style-name="T2">. <text:s/>They discuss it among themselves and Jao recalls the gesture. He shows Darv who confirms this is what he also remembers being the dead goddess’ gesture. They both have a laugh at how geeky they are to know about a dead goddess, but catch themselves before they take it too far. </text:span><text:span text:style-name="T346">They go to the door and make the gesture before pushing it open. <text:s/>They open another door behind it. </text:span><text:span text:style-name="T347">Suddenly a ghost of a woman appears. With a strict tone she interrogatively asks “Why are you here? Why have you come to steal from my master’s library?”. <text:s/>“What library? What master? Who are you?”</text:span></text:p>
      <text:p text:style-name="P1104"><text:span text:style-name="T2">The ghost seems confused by this response. “This is the library of Master Diderius. Do not touch it lest you incur my wrath!” she declares. <text:s/>The gang look around. There are empty shelves. “What is there even to steal?” Jao asks with a smile. <text:s/>“What is there even to steal in an empty room if we wanted?” <text:s/>The ghost panics, looks around, and realizes that this rings true. She begins to cry and rant to herself incons</text:span><text:span text:style-name="T348">olably before fading….An odd occurrence indeed. <text:s/>Jao and Darv return back to the party and say “let’s try door number two”. They do the gesture and then force open the door. <text:s/>A hrone on a massive dais resembles a floating cloud concealing a golden sun. <text:s/>Seated on the throne is a tall statue, something like 12 feet tall, regal and well-muscled in a toga with a white flowing beard. The toga looks purple for those who can discern color in darkvision. <text:s/>As the party gathers around for a closer look they notice a pile of all sorts of things just laying in front of the statue. <text:s/>“Ye who seek Diderius’s insight must first furnish tribute, that Diderius might work his mighty magic. Lay such tribute at my feet or depart.” </text:span><text:span text:style-name="T349">Everyone looks at one another before an adventurous Blaze lays down 5 gold pieces to see what happens. <text:s/>“All who seek attention must pay. Those who do not wish to know <text:s/>knowledge must go.” <text:s/>Everyone else throws in a single gold coin. The door to the next area audibly unlocks and Jao, after a quick look, pushes the door. </text:span><text:span text:style-name="T350">On the other side are two long plain stone tables and a long marble table. <text:s text:c="3"/>Five bearded devils are seated at the marble table. They look up, shrug, then go back to watching a set of stairs to the west. <text:s/></text:span><text:span text:style-name="T351">The site is unusual and Jao can’t help but go play along. <text:s/>“My brothers” he says in Infernal. “Why do you sit here in this tomb so bored?”. <text:s/>An eyebrow or two goes up and they all stare for a moment before stating together “we have been ordered to watch over there *pointing to the stairs in the west* “. <text:s/>“To watch stairs? For what reason? Who has summoned thee to waste your might on such trivial tasks as watching abandoned stairs of tombs? By the Hells, this is the way to a quick death.”</text:span></text:p>
      <text:p text:style-name="P1104"><text:span text:style-name="T351"/></text:p>
      <text:p text:style-name="P1105"><text:span text:style-name="T2">They laugh…. “Young one, Varram the Dwarf is down there with a great treasure.” </text:span><text:span text:style-name="T352">The devils turns back toward facing the stairs. Bored though they seem, the devils also seem pragmatically used to waiting long periods of time. <text:s/>The door to where the Gang is coming from/standing in is marked “DANGER ?”. <text:s/>The door which the devils point to is spiked shut and has “DANGER” scrawled in chalk. <text:s/>Jao tells Gak what they said in private. <text:s/>“What can we do?? If devils are holding the door shut, this doesn’t bode well for us. Neither if they consider it dangerous.” <text:s/>Jao thinks then a dark voice enters his mind. <text:s/>“I have given you power over your shadow my child. Send it. It will come to no harm”. <text:s/>Jao looks down at the floor. Even though the whole place has been dark and unlit, he can see a presence there. It waves to him and gives him the thumbs up. <text:s/>Jao asks it “Can you slip under the door?”. It nods, unable to speak but indicates so. <text:s/>“Go look for a dwarf there. If you find it, </text:span><text:soft-page-break/><text:span text:style-name="T352">thumbs up. If you cannot, thumbs down.” <text:s/>It takes off with speed, slipping under the door. It returns a short while later with a thumb-down gesture.” Jao looks to the door behind the devils “My brothers, what of this door behind you?” <text:s/>“Nothing...only that door” as they gesture to where the shadow just came from. <text:s/></text:span></text:p>
      <text:p text:style-name="P1106"><text:span text:style-name="T352">J</text:span><text:span text:style-name="T2">ao opens the door and the Gang goes through a small hallway before opening another door. <text:s/>This long gallery holds an empty pool. <text:s/>Broken arrows, blood stains, and a dead cultist are strewn across the floor. <text:s/>Jao investigates the area. </text:span><text:span text:style-name="T1432">[ vs DC12, vs DC18int, vs DC15 int invest: 9,15,3 = 9+2+3 = 14. 15+2+3=20. 3+2+3=8.]</text:span><text:span text:style-name="T353"> Jao notices that the arrows were shot from the doorway to the right(east). <text:s/>They’re marked with the sign of a yuan-ti god named Merrshaulk, by his estimation. <text:s/>The cultist seems to have had an unlucky run-in with yuan-ti. <text:s/>--Gak, we have a problem. There are yuan-ti-- he sends. <text:s/>Gak nods. --It doesn’t surprise me in the Snake Hills.-- <text:s/>The gang gathers around the corpse and the pool. <text:s/>They look inside and confirm the pool is in fact empty. <text:s/>“Where now?” Shump asks. Gak says “through the doors” and points to a set of doors on the east side. <text:s/>When opened, everyone is surprised. <text:s/>A 20ft tall chamber lit by braziers imbued with continual flame. <text:s/>At the center, a stepped stone dais with a stone sarcophagus atop it. <text:s/>The walls have life-sized frescoes reminiscient of the ones that they saw at the lodge. <text:s/></text:span><text:span text:style-name="T354">Instead of dragons, they’re lost gods of a time unknown. <text:s/>A feeling of unease at the idea of disturbing the place fills the entire Gang. <text:s text:c="3"/>They hear a voice as they near the sarcophagus. <text:s/>“You approach Diderius in repose. I know what you seek. Yuan-ti have taken the one called Varram beyond their portal in the eastern wall. Be prepared, for I shall open the way to peril!” It hits with clarity and suddeness that cannot be explained. <text:s/>A chiming sound then goes off, with a secret door opening there. <text:s/></text:span><text:span text:style-name="T355">Following the dark path with their darkvision, everyone goes through without a thought. </text:span></text:p>
      <text:p text:style-name="P1107"><text:span text:style-name="T2">On the other side </text:span><text:span text:style-name="T356">the air gets more humid and moist. <text:s/>The walls </text:span><text:span text:style-name="T357">glisten with slime and moisture in a very unusual departure from the tomb. <text:s/></text:span></text:p>
      <text:p text:style-name="P1108">[Initiative: Gak: 2+1=3 , Shump:20+7=27 <text:s/>, Jao:16+3=19 <text:s/>, Blaze:5+1=6 <text:s/>, Darv:5 <text:s/>, LF1:12 <text:s/>, LF2:9 <text:s/>, LF3:4 <text:s/>, LF4:10 <text:s/>, LF5:8 <text:s/>, LF6:3 <text:s/></text:p>
      <text:p text:style-name="P1108">restated: Shump(27),Jao(19),LF1(12),LF4(10),LF2(9),LF5(8),<text:span text:style-name="T1433">Blaze(6),Darv(5),LF3(4),LF6(</text:span><text:span text:style-name="T1442">3</text:span><text:span text:style-name="T1433">),</text:span><text:span text:style-name="T1442">Gak(3)</text:span><text:span text:style-name="T1434">]</text:span></text:p>
      <text:p text:style-name="P1108"><text:span text:style-name="T2"/></text:p>
      <text:p text:style-name="P1109">Round 1</text:p>
      <text:p text:style-name="P1109"><text:span text:style-name="T2">Shump rushes through the door, swinging at </text:span>[1d6=2...LF2]<text:span text:style-name="T2"> </text:span>[20.crit hit. 4D6+2 * 2 = 8d6+2. = 3+2+1+2+4+4+6+3 = 25+2=27. <text:s/>LF2 dead.]<text:span text:style-name="T2"> LF2 and hacking right through him and moving on</text:span>[great weapon master feat]<text:span text:style-name="T2"> to </text:span>[1d6:4.LF4][8+9=17.vs 15AC.hit.<text:span text:style-name="T1435">2+1+3+5=11+2=13dmg LF4</text:span>]. <text:span text:style-name="T2"><text:s text:c="2"/></text:span><text:span text:style-name="T358">Shump severely wounds LF4 in a rapid move of the blade as it cuts through LF2. <text:s/>He goes for the finishing blow </text:span><text:span text:style-name="T1436">[4+9=13 vs AC15. Miss]</text:span><text:span text:style-name="T358"> but it clinks off the shield. <text:s/>Jao hides </text:span><text:span text:style-name="T1436">[16 or 1...16+9=25.]</text:span><text:span text:style-name="T358"> He moves through the darkness, part of it himself, and sends his shadow companion ahead to grab LF6 in the back. </text:span><text:span text:style-name="T1436">[grapple 9+6=15 vs 20+2=22. fail]</text:span><text:span text:style-name="T358"> <text:s/>It covers the thing in a way it senses </text:span><text:span text:style-name="T359">but fails to actually successfully grapple it. <text:s/>Jao then summons his psyknife and runs in, going for a sneak attack on LF1</text:span><text:span text:style-name="T1437">[1 or 15...15. hit. 3 </text:span><text:span text:style-name="T1438">base + 4+1+6+4 sneak = 3+4+1+6+4+3</text:span><text:span text:style-name="T1437">=</text:span><text:span text:style-name="T1438">21].</text:span><text:span text:style-name="T360"> The lizardfolk makes a last ditch effort to save itself by attacking Jao </text:span><text:span text:style-name="T1438">[12+4=16, 19+4=23. hit,hit. 1+2+2+2=7dmg Jao=53hp]. </text:span><text:span text:style-name="T361">LF4 attempts to get Shump back </text:span><text:span text:style-name="T1439">[4+4,19+4=1 hit(23). 1d6+2bludgeon(club)= 4dmg. Shump 42hp]</text:span><text:span text:style-name="T361">. </text:span><text:span text:style-name="T362">LF5 attacks Jao hoping to get the jump on him </text:span><text:span text:style-name="T1440">[17 or 11=17.hit. 13 or 1….13miss vs 15AC. <text:s/>= 1d6+2 dmg overall. 4+2=6bludgeon. 53-6=47hp Jao]</text:span><text:span text:style-name="T362">. Blaze comes in, aims a firebolt and fires off at LF5 to support Jao. </text:span><text:span text:style-name="T1440">[20.crit hit. 4D10 = 5+9+8+2=24fire dmg.LF5 dies].</text:span><text:span text:style-name="T362"> </text:span><text:span text:style-name="T363">The blast briefly lights up the room before going out in a smoldering hole through the chest of LF5. <text:s/>Darv does likewise toward LF6 </text:span><text:span text:style-name="T1441">[2+10=12.miss]</text:span><text:span text:style-name="T363"> but the spell glances and fails to hurt anyone. <text:s/>LF3 engages Shump </text:span><text:span text:style-name="T1441">[5+4=9.miss]</text:span><text:span text:style-name="T363"> but misses.LF6 takes off running toward the stairs on the room’s south side. <text:s/></text:span><text:span text:style-name="T364">Gak uses the time to disguise himself as Diderius, presenting himself visually as the mummylord.</text:span></text:p>
      <text:p text:style-name="P1109"><text:span text:style-name="T363"/></text:p>
      <text:p text:style-name="P1110">Round 2</text:p>
      <text:p text:style-name="P1110">restated: Shump(27),Jao(19),LF1(12),LF4(10),Blaze(6),Darv(5),LF3(4),LF6(<text:span text:style-name="T1442">3</text:span>),<text:span text:style-name="T1442">Gak(3)</text:span></text:p>
      <text:p text:style-name="P1110"><text:soft-page-break/><text:span text:style-name="T2">Toward the back of the pathway panic can be heard as LF6 makes it’s way. Shump attacks LF4 to finish it off </text:span>[11+9=20. hit. Dead]<text:span text:style-name="T2">. Using the momentum he continues through to LF3</text:span>[2+9=11.miss]<text:span text:style-name="T2"> but misses. <text:s/>He tries again with a better angle </text:span>[7+9=16.hit.3+3+3+5+2 = 16dmg. LF3 22-16=6hp] <text:span text:style-name="T364">and successfully harms the lizardfolk. <text:s/>Jao tries to finish off LF1 with his psyknife. </text:span><text:span text:style-name="T1442">[7+6=13.miss]</text:span><text:span text:style-name="T364"> but it fails to penetrate. <text:s/>He tries again desperately </text:span><text:span text:style-name="T1442">[14+6.hit. Dead]</text:span><text:span text:style-name="T364">, the more minor psyknife taking the life but just barely. <text:s/>LF1 hits the floor with a thump. <text:s/>Blaze takes aim at LF3 </text:span><text:span text:style-name="T1442">[7+10=17.hit.7+4=11firedmg.</text:span><text:span text:style-name="T1443">dead]</text:span><text:span text:style-name="T365">. <text:s/></text:span><text:span text:style-name="T366">The firebolt streaks across and hits the lizardman in the head, killing it instantly. <text:s text:c="2"/>It drops at Shump’s side and Blaze lets out a yell “wooooie BBQ lizard!”. <text:s/>Darv goes chasing into the bigger cave, guided by the greenish glow of his darkvision goggles. He enters the chamber, finding the lizardfolk at the stairs. He tries to blast it </text:span><text:span text:style-name="T1444">[17+10.hit. 6+5=11firedmg. 22-11=11hp LF6]</text:span><text:span text:style-name="T366">.</text:span></text:p>
      <text:p text:style-name="P1112"><text:span text:style-name="T2">The lizardfolk falls down all 30ft of stairs in a stumble. It gets up with difficulty, moving toward it’s destination.</text:span></text:p>
      <text:p text:style-name="P1112"><text:span text:style-name="T2"/></text:p>
      <text:p text:style-name="P1112">Round 3</text:p>
      <text:p text:style-name="P1111">restated: Shump(27),Jao(19),Blaze(6),Darv(5),LF6(<text:span text:style-name="T1442">3</text:span>),<text:span text:style-name="T1442">Gak(3)</text:span></text:p>
      <text:p text:style-name="P1087">Shump goes chasing after it, reaching the stairs. <text:s/>Jao joins, slipping ahead by 5ft. [<text:span text:style-name="T520">Next turn Shump makes to bottom, Jao retaining 5ft movement from stairs bottom. ]</text:span>. Blaze, Darv, and Gak walk casually toward the stairs. <text:s/>The lizard, under hot pursuit, makes it ¾ of the way across the bridge.<text:span text:style-name="T744">[DC14 slip check. 5+0=5. DC10 to cling:18.pass]</text:span><text:span text:style-name="T1445">. <text:s/>There, 6 more lizardfolk on the other side take notice.</text:span><text:span text:style-name="T744">[enter LF7 ( 10 ),LF8( 3 ), LF9( 2 ), LF10(20 <text:s/>), LF11( 15 ), LF12( 5 )YTM1( 13+2=15),YTM2( 19+2=21),YTM3( 11 +2=13)</text:span><text:span text:style-name="T745">]</text:span><text:span text:style-name="T1446">.</text:span></text:p>
      <text:p text:style-name="P1088">Gak drinks a greater healing potion, hoping to recover and stand in the next fight. <text:span text:style-name="T520">[6-1=5GHP. 1+4+2+1+4 = +12hp. =27hp Gak]</text:span>. </text:p>
      <text:p text:style-name="P1088"/>
      <text:p text:style-name="P1113">Round 4</text:p>
      <text:p text:style-name="P1113">Shump(27),YTM2(21),LF10(20),Jao(19),LF11(15),YTM1(15),YTM3(13),LF7(10),Blaze(6),Darv(5),LF12(5),LF6(3),Gak(3),LF8(3),LF9(2)</text:p>
      <text:p text:style-name="P1088">Shump makes it to the bottom of the stairs,noticing the bridge over darkness and many foes across from him. <text:span text:style-name="T520">[Perception check to notice LF6 fell and is clinging for dear life DC10: 5+1=6.fail]</text:span>. YTM2 notices Shump and calls out to it’s warriors to block the bridge. <text:s/><text:span text:style-name="T1447">It then calls out to him suggestively “Come and take my head for your prize warrior”</text:span><text:span text:style-name="T746">[DC13. <text:s/>8+1=9. Fail. Shump obliges next round(5)]</text:span><text:span text:style-name="T1447">. <text:s/>LF10 takes to blocking the bridge at the head where it connects. It ignores the cries of LF6 dangling near it, choosing to present a challenge to Shump. Jao makes it down the stairs and passively notices the dangling lizard hanging. <text:s/></text:span><text:span text:style-name="T746">[perception check DC10 to notice slippery nature:3+4=7.fail]</text:span><text:span text:style-name="T1447">. As far as he can currently tell, it seems to have tripped or walked off the bridge. <text:s/>Jao can see across to the other side where others have readied themselves. </text:span><text:span text:style-name="T1448">He summons darkness right at a spot behind LF10. <text:s/>The way is blocked in darkness and YTM2,YTM3, LF11,LF7 all are in absolute darkness and blind. <text:s/>LF12,LF8,LF9 in the back cannot see what is going on up ahead in the stairs. LF11 gropes blindly as does YTM1,YTM3, and LF7. <text:s/>They have no sense of space anymore. <text:s/>Blaze begins coming down the stairs </text:span><text:span text:style-name="T747">[next round arrival,behind Shump’s spot now]</text:span><text:span text:style-name="T1448"> as does Darv.</text:span><text:span text:style-name="T747">[also arrives there]</text:span><text:span text:style-name="T1448">. LF12 stands waiting.. LF6 continues grunting, trying to pick itself up to safety. </text:span><text:span text:style-name="T747">[str check DC</text:span><text:span text:style-name="T748">15:19+2=21.pass]</text:span><text:span text:style-name="T1449">. It pulls itself up successfully.</text:span><text:span text:style-name="T748"> </text:span><text:span text:style-name="T1448">Gak proceeds downward still disguise-selfed as the wizard.LF8 and LF9 also stand wait with LF12.</text:span></text:p>
      <text:p text:style-name="P1088"/>
      <text:p text:style-name="P1118">Round 5</text:p>
      <text:p text:style-name="P1114">Shump(27),YTM2(21),LF10(20),Jao(19),LF11(15),YTM1(15),YTM3(13),LF7(10),Blaze(6),Darv(5),LF12(5),LF6(3),Gak(3),LF8(3),LF9(2)</text:p>
      <text:p text:style-name="P1114"><text:span text:style-name="T2"/></text:p>
      <text:p text:style-name="P1118"><text:span text:style-name="T2">Shump charges LF6 on the bridge,hacking his sword to clear the way. </text:span>[DC14 dex:1.crit fail]<text:span text:style-name="T2">. He falls down 120ft into the darkness, landing with a thump. </text:span>[12d6=4+2+2+5+4+5+1+1+3+3+4+1=35 bludgeon fall dmg. 7Hp left Shump]<text:span text:style-name="T2">. YTM2 doesn’t do anything, blinded by the darkness. LF10 </text:span><text:soft-page-break/><text:span text:style-name="T2">crosse</text:span><text:span text:style-name="T367">s </text:span><text:span text:style-name="T1450">[DC14 dex: 11.fail. DC10:4]</text:span><text:span text:style-name="T367">, but slips from the moss and falls, groping at it hopelessly to hold on. <text:s/>It falls with a thump too. </text:span><text:span text:style-name="T1450">[8d6falldmg = 6+6+3+5+6+1+4+4 = 35.dead]</text:span><text:span text:style-name="T367">. This leaves Jao and LF6 on opposite sites of the bridge with a height difference of 30ft between them. Jao casts chill touch on LF6</text:span><text:span text:style-name="T1450">[8+6=14 vs 15AC. Fail]</text:span><text:span text:style-name="T367">. It fails however and fades away. <text:s/>Despite grumbling in the darkness, none of the lizards move upward because they know the chances of falling are very high. <text:s/></text:span><text:span text:style-name="T368">Blaze arrives at the entry where the stairs meet the bridge room. Jao is standing there and Blaze gives a quick look before firebolting LF6</text:span><text:span text:style-name="T1451">[2+10=12.miss]</text:span><text:span text:style-name="T368">. This misses but fails to illuminate the darkness in it’s path onwards. “What’s over there?” He asks Jao. Similarly Darv shows up, tries to firebolt as well. </text:span><text:span text:style-name="T1451">[11+10=21.hit.9+1=10firedmg. 1Hp left to LF6]</text:span><text:span text:style-name="T368">. </text:span><text:span text:style-name="T1451">[Dex check to stay on:12 vs DC14..fail. DC10 to hold on.9.fail]</text:span><text:span text:style-name="T368">. The lizardfolk falls to it’s doom, also thumping down with a crunch. <text:s/>The other side is darkened in impenetrable darkness. The sound of snake and lizard can be heard through it, but, not visually matched. <text:s/>LF12 hasn’t moved. Gak shows up on the scene. --What’s the holdup?-- he asks telepathically. --What’s that over there?--.</text:span></text:p>
      <text:p text:style-name="P1118"><text:span text:style-name="T368"/></text:p>
      <text:p text:style-name="P1119">Round 6</text:p>
      <text:p text:style-name="P1115">Shump(27),YTM2(21),Jao(19),LF11(15),YTM1(15),YTM3(13),LF7(10),Blaze(6),Darv(5),LF12(5),Gak(3),LF8(3),LF9(2)</text:p>
      <text:p text:style-name="P1089">As Shump shakes off the ache of the fall, he spots yuan-ti younglings beginning to come into the area. The corpse of LF6 can be seen a distance aways, while nearer body of LF10 separates them. <text:s/>Not wishing to be a meal, Shump attempts to climb out <text:span text:style-name="T520">[DC15 Athletics(str) check #1: 9+7=16pass.]</text:span>. He starts making his way up. [<text:span text:style-name="T520">He will emerge around Round 14.]</text:span>. Jao tells Gak “I cast darkness...They cannot see us and we cannot see them, but perhaps we can lure some more to fall.” Jao sends his shadow to grab a yuan-ti(YTM2),<text:span text:style-name="T749">[17+6=23 vs YTM2 12+3=15. Shadow pushes YTM2 forward 5ft]</text:span><text:span text:style-name="T1452">. With a bit of umph YTM2 is shoved into view. Blaze casts fireball downward toward the stairwell. </text:span><text:span text:style-name="T749">[Fireball. D20 wildmagic check.19.pass. 8D6 or half. == 1+3+1+1+6+3+1+4 = 20dmg..or 10 if pass</text:span></text:p>
      <text:p text:style-name="P1090"><text:span text:style-name="T749">Y</text:span><text:span text:style-name="T520">TM1:advantage 11 or 8=11+2=13.fail. Full 20dmg</text:span></text:p>
      <text:p text:style-name="P1090"><text:span text:style-name="T520">YTM2:advantage 13 or 15 = 15 +2 = 17. fail. Full 20dmg.</text:span></text:p>
      <text:p text:style-name="P1090"><text:span text:style-name="T520">YTM3:advantage 9 or 18 = 18. pass DC18 10dmg.</text:span></text:p>
      <text:p text:style-name="P1090"><text:span text:style-name="T520">LF11:7=fail vs DC18. Full 20dmg.</text:span></text:p>
      <text:p text:style-name="P1090"><text:span text:style-name="T520">LF7:18 = pass vs DC18.10dmg</text:span></text:p>
      <text:p text:style-name="P1090"><text:span text:style-name="T520">LF12:17 = fail vs DC18. Full 20dmg</text:span></text:p>
      <text:p text:style-name="P1090"><text:span text:style-name="T520">LF8:13 = fail vs DC18. Full 20dmg</text:span></text:p>
      <text:p text:style-name="P1090"><text:span text:style-name="T520">LF9:4 = fail vs DC18. Full 20dmg]</text:span></text:p>
      <text:p text:style-name="P1090"><text:span text:style-name="T2"/></text:p>
      <text:p text:style-name="P1090">Darv follows up with a firebolt on YTM2 <text:span text:style-name="T520">[18+10=28.hit.10+7=17firedmg. 31Hp left YTM2]</text:span>. All involved are knocked prone and get up with their turn except YTM2.<text:span text:style-name="T750">[6+3=9 vs DC14. Falls]</text:span><text:span text:style-name="T1453">.YTM2 is knocked by the blast off the side of the cliff. </text:span><text:span text:style-name="T750">[80ft drop. 6+6+4+4+2+1+5+1=29 fall damage.]</text:span><text:span text:style-name="T1453">. Gak scans for Shump </text:span><text:span text:style-name="T750">[investigation DC10:18. Success]</text:span><text:span text:style-name="T1453"> and presumes that he has fallen down. <text:s/>He begins to head downward with his spiderclimb boots. </text:span><text:span text:style-name="T750">[</text:span><text:span text:style-name="T751">0</text:span><text:span text:style-name="T750"> -30ft=-</text:span><text:span text:style-name="T751">30</text:span><text:span text:style-name="T750">ft</text:span><text:span text:style-name="T751">]</text:span></text:p>
      <text:p text:style-name="P1090"><text:span text:style-name="T750"/></text:p>
      <text:p text:style-name="P1091"><text:span text:style-name="T750">R</text:span><text:span text:style-name="T520">ound 7</text:span></text:p>
      <text:p text:style-name="P1116">Shump(27),YTM2(21),Jao(19),LF11(15),YTM1(15),YTM3(13),LF7(10),Blaze(6),Darv(5),LF12(5),Gak(3),LF8(3),LF9(2)</text:p>
      <text:p text:style-name="P1116"><text:span text:style-name="T2"/></text:p>
      <text:p text:style-name="P1120"><text:span text:style-name="T2">Shump ascends </text:span>[-120ft +15=-105ft]<text:span text:style-name="T2">. YTM2 gets up in a daze, and is slowly swarmed by hungry younglings. They stop but writhe over it. <text:s/>Jao has the shadow push another </text:span>[20 vs 19.autosuccess 20 = shadow pushes YTM3 out into view]<text:span text:style-name="T2">. YTM3, still prone, moves 5ft into view. LF11 remains uncertain where to move. <text:s/>YTM1 also. <text:s/>YTM3 gets up, noticing the visibility has improved slightly. It looks over at Jao,Blaze,and Darv and picks out Darv. “Come over here and talk with us” it suggests to him. </text:span>[<text:span text:style-name="T1454">7 or 13..advantage. 13-1 = 12 vs 13. fail]</text:span><text:span text:style-name="T369">. Blaze firebolts it </text:span><text:span text:style-name="T1454">[2+10=12 vs AC12. Hit. 3+10=13 firedmg to YTM3.12+1=13 vs DC10. Pass]</text:span><text:span text:style-name="T369">. The suggestion still remains in Darv’s </text:span><text:soft-page-break/><text:span text:style-name="T369">mind. <text:s/>Darv takes it’s offer up, beginning to wander out. </text:span><text:span text:style-name="T1454">[DC14 dex:4+0=4.fail. DC10 to grab:19]</text:span><text:span text:style-name="T369">. Darv snaps out of it, realizing the danger he is in as he grabs for dear life from the slip he had. <text:s/></text:span><text:span text:style-name="T370">Gak descends, calling out for Shump “Shump buddy where are you?”. </text:span><text:span text:style-name="T1455">[30-30=-60ft,halfway down]</text:span></text:p>
      <text:p text:style-name="P1120"><text:span text:style-name="T2"/></text:p>
      <text:p text:style-name="P1121">Round 8</text:p>
      <text:p text:style-name="P1117">Shump(27),YTM2(21),Jao(19),LF11(15),YTM1(15),YTM3(13),LF7(10),Blaze(6),Darv(5),LF12(5),Gak(3),LF8(3),LF9(2)</text:p>
      <text:p text:style-name="P1117"><text:span text:style-name="T2"/></text:p>
      <text:p text:style-name="P1121"><text:span text:style-name="T2">Shump hears Gak and says “I’m down here..climbing back up...I’m going to boil me some lizard brains when I’m out of here.”</text:span>[-105+15=-90ft]<text:span text:style-name="T2">. YTM2 attempts to climb after Shump </text:span>[DC15:12+3=15. Pass. -120+15= -105ft]<text:span text:style-name="T2">. YTM3 attempts to shoot at Blaze with it’s bow. </text:span>[13+4,17+4 = hit,hit. 2D8+2 + 2d6poison = 2+3=5 + 2=7 +2+6=15. 10hp left Blaze]<text:span text:style-name="T2">. It hits twice, leaving nasty arrows in him. <text:s/>Blaze loses his absolute cool and fireballs the ground just behind it hoping the blast takes it off it’s tail and sends it down the pit if it even survives the roasting. </text:span><text:span text:style-name="T1456">[4+4+3+1+2+2+5+2=23 or half dmg]</text:span><text:span text:style-name="T371">. </text:span></text:p>
      <text:p text:style-name="P1122">[YTM1 20/autopass,YTM3 <text:s/>10+3=13 vs DC18.fail.23dmg,LF11 dead,LF7 dea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4T20:30:05.250029025</meta:creation-date>
    <dc:date>2023-09-11T23:30:11.295988225</dc:date>
    <meta:editing-duration>P10DT22H33M5S</meta:editing-duration>
    <meta:editing-cycles>231</meta:editing-cycles>
    <meta:generator>LibreOffice/7.3.7.2$Linux_X86_64 LibreOffice_project/30$Build-2</meta:generator>
    <meta:document-statistic meta:table-count="0" meta:image-count="0" meta:object-count="0" meta:page-count="131" meta:paragraph-count="1897" meta:word-count="80698" meta:character-count="472282" meta:non-whitespace-character-count="392041"/>
  </office:meta>
</office:document-meta>
</file>